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styles.xml" manifest:media-type="text/xml"/>
  <manifest:file-entry manifest:full-path="Pictures/1000000100000338000000616E32F554E55D2094.png" manifest:media-type="image/png"/>
  <manifest:file-entry manifest:full-path="Pictures/10000001000006490000037B1BB0184590F94F22.png" manifest:media-type="image/png"/>
  <manifest:file-entry manifest:full-path="Pictures/100000010000053C0000037C8B01B5F66FE44667.png" manifest:media-type="image/png"/>
  <manifest:file-entry manifest:full-path="Pictures/10000001000003F200000200C3467D95BBB8EE52.png" manifest:media-type="image/png"/>
  <manifest:file-entry manifest:full-path="Pictures/1000000100000214000003030320D23394F9C416.png" manifest:media-type="image/png"/>
  <manifest:file-entry manifest:full-path="Pictures/10000001000005EF000002D67F63C3315CD7B1EA.png" manifest:media-type="image/png"/>
  <manifest:file-entry manifest:full-path="Pictures/100000010000041D0000034C4EB909D71EA22FC9.png" manifest:media-type="image/png"/>
  <manifest:file-entry manifest:full-path="Pictures/10000001000003FD0000036816DA89ABE444CCD2.png" manifest:media-type="image/png"/>
  <manifest:file-entry manifest:full-path="Pictures/10000001000004760000035024E11CF2D78085C7.png" manifest:media-type="image/png"/>
  <manifest:file-entry manifest:full-path="Pictures/100000010000036B0000025B9A0602AC7424C6FB.png" manifest:media-type="image/png"/>
  <manifest:file-entry manifest:full-path="Pictures/10000001000002AD000002F000829BA4C8D9FCCB.png" manifest:media-type="image/png"/>
  <manifest:file-entry manifest:full-path="Pictures/1000000100000448000003560AA0BD50DD9915A7.png" manifest:media-type="image/png"/>
  <manifest:file-entry manifest:full-path="Pictures/100000010000053D0000035B1BE124FB7A268E0B.png" manifest:media-type="image/png"/>
  <manifest:file-entry manifest:full-path="Pictures/10000001000002DE000001D75537F3CF9850DCDA.png" manifest:media-type="image/png"/>
  <manifest:file-entry manifest:full-path="content.xml" manifest:media-type="text/xml"/>
  <manifest:file-entry manifest:full-path="settings.xml" manifest:media-type="text/xml"/>
  <manifest:file-entry manifest:full-path="manifest.rdf" manifest:media-type="application/rdf+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DejaVu Sans Mono" svg:font-family="'DejaVu Sans Mono'" style:font-family-generic="modern" style:font-pitch="fixed"/>
    <style:font-face style:name="JetBrains Mono" svg:font-family="'JetBrains Mono',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FMono-Regular" svg:font-family="SFMono-Regular, Menlo, Monaco, Consolas, 'liberation mono', 'courier new', monospace"/>
    <style:font-face style:name="Songti SC" svg:font-family="'Songti SC'" style:font-family-generic="system" style:font-pitch="variable"/>
    <style:font-face style:name="Source Sans 3" svg:font-family="'Source Sans 3', Helvetica, arial, sans-serif"/>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8.498cm" style:rel-column-width="32760*"/>
    </style:style>
    <style:style style:name="Table2.B" style:family="table-column">
      <style:table-column-properties style:column-width="8.502cm" style:rel-column-width="32775*"/>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8.498cm" style:rel-column-width="32760*"/>
    </style:style>
    <style:style style:name="Table3.B" style:family="table-column">
      <style:table-column-properties style:column-width="8.502cm" style:rel-column-width="32775*"/>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8.498cm" style:rel-column-width="32760*"/>
    </style:style>
    <style:style style:name="Table4.B" style:family="table-column">
      <style:table-column-properties style:column-width="8.502cm" style:rel-column-width="32775*"/>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8.498cm" style:rel-column-width="32760*"/>
    </style:style>
    <style:style style:name="Table5.B" style:family="table-column">
      <style:table-column-properties style:column-width="8.502cm" style:rel-column-width="32775*"/>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8.498cm" style:rel-column-width="32760*"/>
    </style:style>
    <style:style style:name="Table6.B" style:family="table-column">
      <style:table-column-properties style:column-width="8.502cm" style:rel-column-width="32775*"/>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7cm" table:align="margins"/>
    </style:style>
    <style:style style:name="Table7.A" style:family="table-column">
      <style:table-column-properties style:column-width="8.498cm" style:rel-column-width="32760*"/>
    </style:style>
    <style:style style:name="Table7.B" style:family="table-column">
      <style:table-column-properties style:column-width="8.502cm" style:rel-column-width="32775*"/>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8" style:family="table">
      <style:table-properties style:width="17cm" table:align="margins"/>
    </style:style>
    <style:style style:name="Table8.A" style:family="table-column">
      <style:table-column-properties style:column-width="8.498cm" style:rel-column-width="32760*"/>
    </style:style>
    <style:style style:name="Table8.B" style:family="table-column">
      <style:table-column-properties style:column-width="8.502cm" style:rel-column-width="32775*"/>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9" style:family="table">
      <style:table-properties style:width="17cm" table:align="margins"/>
    </style:style>
    <style:style style:name="Table9.A" style:family="table-column">
      <style:table-column-properties style:column-width="8.498cm" style:rel-column-width="32760*"/>
    </style:style>
    <style:style style:name="Table9.B" style:family="table-column">
      <style:table-column-properties style:column-width="8.502cm" style:rel-column-width="32775*"/>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0" style:family="table">
      <style:table-properties style:width="17cm" table:align="margins"/>
    </style:style>
    <style:style style:name="Table10.A" style:family="table-column">
      <style:table-column-properties style:column-width="8.498cm" style:rel-column-width="32760*"/>
    </style:style>
    <style:style style:name="Table10.B" style:family="table-column">
      <style:table-column-properties style:column-width="8.502cm" style:rel-column-width="32775*"/>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1" style:family="table">
      <style:table-properties style:width="17cm" table:align="margins"/>
    </style:style>
    <style:style style:name="Table11.A" style:family="table-column">
      <style:table-column-properties style:column-width="8.497cm" style:rel-column-width="32753*"/>
    </style:style>
    <style:style style:name="Table11.B" style:family="table-column">
      <style:table-column-properties style:column-width="8.504cm" style:rel-column-width="32782*"/>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2" style:family="table">
      <style:table-properties style:width="17cm" table:align="margins"/>
    </style:style>
    <style:style style:name="Table12.A" style:family="table-column">
      <style:table-column-properties style:column-width="8.498cm" style:rel-column-width="32760*"/>
    </style:style>
    <style:style style:name="Table12.B" style:family="table-column">
      <style:table-column-properties style:column-width="8.502cm" style:rel-column-width="32775*"/>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3" style:family="table">
      <style:table-properties style:width="17cm" table:align="margins"/>
    </style:style>
    <style:style style:name="Table13.A" style:family="table-column">
      <style:table-column-properties style:column-width="8.498cm" style:rel-column-width="32760*"/>
    </style:style>
    <style:style style:name="Table13.B" style:family="table-column">
      <style:table-column-properties style:column-width="8.502cm" style:rel-column-width="32775*"/>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4" style:family="table">
      <style:table-properties style:width="17cm" table:align="margins"/>
    </style:style>
    <style:style style:name="Table14.A" style:family="table-column">
      <style:table-column-properties style:column-width="8.498cm" style:rel-column-width="32760*"/>
    </style:style>
    <style:style style:name="Table14.B" style:family="table-column">
      <style:table-column-properties style:column-width="8.502cm" style:rel-column-width="32775*"/>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5" style:family="table">
      <style:table-properties style:width="17cm" table:align="margins"/>
    </style:style>
    <style:style style:name="Table15.A" style:family="table-column">
      <style:table-column-properties style:column-width="8.498cm" style:rel-column-width="32760*"/>
    </style:style>
    <style:style style:name="Table15.B" style:family="table-column">
      <style:table-column-properties style:column-width="8.502cm" style:rel-column-width="32775*"/>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6" style:family="table">
      <style:table-properties style:width="17cm" table:align="margins"/>
    </style:style>
    <style:style style:name="Table16.A" style:family="table-column">
      <style:table-column-properties style:column-width="8.498cm" style:rel-column-width="32760*"/>
    </style:style>
    <style:style style:name="Table16.B" style:family="table-column">
      <style:table-column-properties style:column-width="8.502cm" style:rel-column-width="32775*"/>
    </style:style>
    <style:style style:name="Table16.A1" style:family="table-cell">
      <style:table-cell-properties fo:padding="0.097cm" fo:border-left="0.05pt solid #000000" fo:border-right="none" fo:border-top="0.05pt solid #000000" fo:border-bottom="0.05pt solid #000000"/>
    </style:style>
    <style:style style:name="Table16.B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17" style:family="table">
      <style:table-properties style:width="17cm" table:align="margins"/>
    </style:style>
    <style:style style:name="Table17.A" style:family="table-column">
      <style:table-column-properties style:column-width="8.498cm" style:rel-column-width="32760*"/>
    </style:style>
    <style:style style:name="Table17.B" style:family="table-column">
      <style:table-column-properties style:column-width="8.502cm" style:rel-column-width="32775*"/>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18" style:family="table">
      <style:table-properties style:width="17cm" table:align="margins"/>
    </style:style>
    <style:style style:name="Table18.A" style:family="table-column">
      <style:table-column-properties style:column-width="8.498cm" style:rel-column-width="32760*"/>
    </style:style>
    <style:style style:name="Table18.B" style:family="table-column">
      <style:table-column-properties style:column-width="8.502cm" style:rel-column-width="32775*"/>
    </style:style>
    <style:style style:name="Table18.A1" style:family="table-cell">
      <style:table-cell-properties fo:padding="0.097cm" fo:border-left="0.05pt solid #000000" fo:border-right="none" fo:border-top="0.05pt solid #000000" fo:border-bottom="0.05pt solid #000000"/>
    </style:style>
    <style:style style:name="Table18.B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0.05pt solid #000000" fo:border-top="none" fo:border-bottom="0.05pt solid #000000"/>
    </style:style>
    <style:style style:name="Table19" style:family="table">
      <style:table-properties style:width="17cm" table:align="margins"/>
    </style:style>
    <style:style style:name="Table19.A" style:family="table-column">
      <style:table-column-properties style:column-width="8.498cm" style:rel-column-width="32760*"/>
    </style:style>
    <style:style style:name="Table19.B" style:family="table-column">
      <style:table-column-properties style:column-width="8.502cm" style:rel-column-width="32775*"/>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Table20" style:family="table">
      <style:table-properties style:width="17cm" table:align="margins"/>
    </style:style>
    <style:style style:name="Table20.A" style:family="table-column">
      <style:table-column-properties style:column-width="8.498cm" style:rel-column-width="32760*"/>
    </style:style>
    <style:style style:name="Table20.B" style:family="table-column">
      <style:table-column-properties style:column-width="8.502cm" style:rel-column-width="32775*"/>
    </style:style>
    <style:style style:name="Table20.A1" style:family="table-cell">
      <style:table-cell-properties fo:padding="0.097cm" fo:border-left="0.05pt solid #000000" fo:border-right="none" fo:border-top="0.05pt solid #000000" fo:border-bottom="0.05pt solid #000000"/>
    </style:style>
    <style:style style:name="Table20.B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21" style:family="table">
      <style:table-properties style:width="17cm" table:align="margins"/>
    </style:style>
    <style:style style:name="Table21.A" style:family="table-column">
      <style:table-column-properties style:column-width="8.498cm" style:rel-column-width="32760*"/>
    </style:style>
    <style:style style:name="Table21.B" style:family="table-column">
      <style:table-column-properties style:column-width="8.502cm" style:rel-column-width="32775*"/>
    </style:style>
    <style:style style:name="Table21.A1" style:family="table-cell">
      <style:table-cell-properties fo:padding="0.097cm" fo:border-left="0.05pt solid #000000" fo:border-right="none" fo:border-top="0.05pt solid #000000" fo:border-bottom="0.05pt solid #000000"/>
    </style:style>
    <style:style style:name="Table21.B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22" style:family="table">
      <style:table-properties style:width="17cm" table:align="margins"/>
    </style:style>
    <style:style style:name="Table22.A" style:family="table-column">
      <style:table-column-properties style:column-width="8.498cm" style:rel-column-width="32760*"/>
    </style:style>
    <style:style style:name="Table22.B" style:family="table-column">
      <style:table-column-properties style:column-width="8.502cm" style:rel-column-width="32775*"/>
    </style:style>
    <style:style style:name="Table22.A1" style:family="table-cell">
      <style:table-cell-properties fo:padding="0.097cm" fo:border-left="0.05pt solid #000000" fo:border-right="none" fo:border-top="0.05pt solid #000000" fo:border-bottom="0.05pt solid #000000"/>
    </style:style>
    <style:style style:name="Table22.B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0.05pt solid #000000" fo:border-top="none" fo:border-bottom="0.05pt solid #000000"/>
    </style:style>
    <style:style style:name="Table23" style:family="table">
      <style:table-properties style:width="17cm" table:align="margins"/>
    </style:style>
    <style:style style:name="Table23.A" style:family="table-column">
      <style:table-column-properties style:column-width="8.498cm" style:rel-column-width="32760*"/>
    </style:style>
    <style:style style:name="Table23.B" style:family="table-column">
      <style:table-column-properties style:column-width="8.502cm" style:rel-column-width="32775*"/>
    </style:style>
    <style:style style:name="Table23.A1" style:family="table-cell">
      <style:table-cell-properties fo:padding="0.097cm" fo:border-left="0.05pt solid #000000" fo:border-right="none" fo:border-top="0.05pt solid #000000" fo:border-bottom="0.05pt solid #000000"/>
    </style:style>
    <style:style style:name="Table23.B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0.05pt solid #000000" fo:border-top="none" fo:border-bottom="0.05pt solid #000000"/>
    </style:style>
    <style:style style:name="Table24" style:family="table">
      <style:table-properties style:width="17cm" table:align="margins"/>
    </style:style>
    <style:style style:name="Table24.A" style:family="table-column">
      <style:table-column-properties style:column-width="8.5cm" style:rel-column-width="32767*"/>
    </style:style>
    <style:style style:name="Table24.B" style:family="table-column">
      <style:table-column-properties style:column-width="8.5cm" style:rel-column-width="32768*"/>
    </style:style>
    <style:style style:name="Table24.A1" style:family="table-cell">
      <style:table-cell-properties fo:padding="0.097cm" fo:border-left="0.05pt solid #000000" fo:border-right="none" fo:border-top="0.05pt solid #000000" fo:border-bottom="0.05pt solid #000000"/>
    </style:style>
    <style:style style:name="Table24.B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0.05pt solid #000000" fo:border-right="0.05pt solid #000000" fo:border-top="none" fo:border-bottom="0.05pt solid #000000"/>
    </style:style>
    <style:style style:name="Table25" style:family="table">
      <style:table-properties style:width="17cm" table:align="margins"/>
    </style:style>
    <style:style style:name="Table25.A" style:family="table-column">
      <style:table-column-properties style:column-width="8.5cm" style:rel-column-width="32767*"/>
    </style:style>
    <style:style style:name="Table25.B" style:family="table-column">
      <style:table-column-properties style:column-width="8.5cm" style:rel-column-width="32768*"/>
    </style:style>
    <style:style style:name="Table25.A1" style:family="table-cell">
      <style:table-cell-properties fo:padding="0.097cm" fo:border-left="0.05pt solid #000000" fo:border-right="none" fo:border-top="0.05pt solid #000000" fo:border-bottom="0.05pt solid #000000"/>
    </style:style>
    <style:style style:name="Table25.B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0.05pt solid #000000" fo:border-top="none" fo:border-bottom="0.05pt solid #000000"/>
    </style:style>
    <style:style style:name="Table26" style:family="table">
      <style:table-properties style:width="17cm" table:align="margins"/>
    </style:style>
    <style:style style:name="Table26.A" style:family="table-column">
      <style:table-column-properties style:column-width="8.5cm" style:rel-column-width="32767*"/>
    </style:style>
    <style:style style:name="Table26.B" style:family="table-column">
      <style:table-column-properties style:column-width="8.5cm" style:rel-column-width="32768*"/>
    </style:style>
    <style:style style:name="Table26.A1" style:family="table-cell">
      <style:table-cell-properties fo:padding="0.097cm" fo:border-left="0.05pt solid #000000" fo:border-right="none" fo:border-top="0.05pt solid #000000" fo:border-bottom="0.05pt solid #000000"/>
    </style:style>
    <style:style style:name="Table26.B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0.05pt solid #000000" fo:border-top="none" fo:border-bottom="0.05pt solid #000000"/>
    </style:style>
    <style:style style:name="Table27" style:family="table">
      <style:table-properties style:width="17cm" table:align="margins"/>
    </style:style>
    <style:style style:name="Table27.A" style:family="table-column">
      <style:table-column-properties style:column-width="8.498cm" style:rel-column-width="32760*"/>
    </style:style>
    <style:style style:name="Table27.B" style:family="table-column">
      <style:table-column-properties style:column-width="8.502cm" style:rel-column-width="32775*"/>
    </style:style>
    <style:style style:name="Table27.A1" style:family="table-cell">
      <style:table-cell-properties fo:padding="0.097cm" fo:border-left="0.05pt solid #000000" fo:border-right="none" fo:border-top="0.05pt solid #000000" fo:border-bottom="0.05pt solid #000000"/>
    </style:style>
    <style:style style:name="Table27.B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B2" style:family="table-cell">
      <style:table-cell-properties fo:padding="0.097cm" fo:border-left="0.05pt solid #000000" fo:border-right="0.05pt solid #000000" fo:border-top="none" fo:border-bottom="0.05pt solid #000000"/>
    </style:style>
    <style:style style:name="Table28" style:family="table">
      <style:table-properties style:width="17cm" table:align="margins"/>
    </style:style>
    <style:style style:name="Table28.A" style:family="table-column">
      <style:table-column-properties style:column-width="8.498cm" style:rel-column-width="32760*"/>
    </style:style>
    <style:style style:name="Table28.B" style:family="table-column">
      <style:table-column-properties style:column-width="8.502cm" style:rel-column-width="32775*"/>
    </style:style>
    <style:style style:name="Table28.A1" style:family="table-cell">
      <style:table-cell-properties fo:padding="0.097cm" fo:border-left="0.05pt solid #000000" fo:border-right="none" fo:border-top="0.05pt solid #000000" fo:border-bottom="0.05pt solid #000000"/>
    </style:style>
    <style:style style:name="Table28.B1" style:family="table-cell">
      <style:table-cell-properties fo:padding="0.097cm" fo:border="0.05pt solid #000000"/>
    </style:style>
    <style:style style:name="Table29" style:family="table">
      <style:table-properties style:width="17cm" table:align="margins"/>
    </style:style>
    <style:style style:name="Table29.A" style:family="table-column">
      <style:table-column-properties style:column-width="8.498cm" style:rel-column-width="32760*"/>
    </style:style>
    <style:style style:name="Table29.B" style:family="table-column">
      <style:table-column-properties style:column-width="8.502cm" style:rel-column-width="32775*"/>
    </style:style>
    <style:style style:name="Table29.A1" style:family="table-cell">
      <style:table-cell-properties fo:padding="0.097cm" fo:border-left="0.05pt solid #000000" fo:border-right="none" fo:border-top="0.05pt solid #000000" fo:border-bottom="0.05pt solid #000000"/>
    </style:style>
    <style:style style:name="Table29.B1" style:family="table-cell">
      <style:table-cell-properties fo:padding="0.097cm" fo:border="0.05pt solid #000000"/>
    </style:style>
    <style:style style:name="Table30" style:family="table">
      <style:table-properties style:width="17cm" table:align="margins"/>
    </style:style>
    <style:style style:name="Table30.A" style:family="table-column">
      <style:table-column-properties style:column-width="8.498cm" style:rel-column-width="32760*"/>
    </style:style>
    <style:style style:name="Table30.B" style:family="table-column">
      <style:table-column-properties style:column-width="8.502cm" style:rel-column-width="32775*"/>
    </style:style>
    <style:style style:name="Table30.A1" style:family="table-cell">
      <style:table-cell-properties fo:padding="0.097cm" fo:border-left="0.05pt solid #000000" fo:border-right="none" fo:border-top="0.05pt solid #000000" fo:border-bottom="0.05pt solid #000000"/>
    </style:style>
    <style:style style:name="Table30.B1" style:family="table-cell">
      <style:table-cell-properties fo:padding="0.097cm" fo:border="0.05pt solid #000000"/>
    </style:style>
    <style:style style:name="Table31" style:family="table">
      <style:table-properties style:width="17cm" table:align="margins"/>
    </style:style>
    <style:style style:name="Table31.A" style:family="table-column">
      <style:table-column-properties style:column-width="8.498cm" style:rel-column-width="32760*"/>
    </style:style>
    <style:style style:name="Table31.B" style:family="table-column">
      <style:table-column-properties style:column-width="8.502cm" style:rel-column-width="32775*"/>
    </style:style>
    <style:style style:name="Table31.A1" style:family="table-cell">
      <style:table-cell-properties fo:padding="0.097cm" fo:border-left="0.05pt solid #000000" fo:border-right="none" fo:border-top="0.05pt solid #000000" fo:border-bottom="0.05pt solid #000000"/>
    </style:style>
    <style:style style:name="Table31.B1" style:family="table-cell">
      <style:table-cell-properties fo:padding="0.097cm" fo:border="0.05pt solid #000000"/>
    </style:style>
    <style:style style:name="Table32" style:family="table">
      <style:table-properties style:width="17cm" table:align="margins"/>
    </style:style>
    <style:style style:name="Table32.A" style:family="table-column">
      <style:table-column-properties style:column-width="8.498cm" style:rel-column-width="32760*"/>
    </style:style>
    <style:style style:name="Table32.B" style:family="table-column">
      <style:table-column-properties style:column-width="8.502cm" style:rel-column-width="32775*"/>
    </style:style>
    <style:style style:name="Table32.A1" style:family="table-cell">
      <style:table-cell-properties fo:padding="0.097cm" fo:border-left="0.05pt solid #000000" fo:border-right="none" fo:border-top="0.05pt solid #000000" fo:border-bottom="0.05pt solid #000000"/>
    </style:style>
    <style:style style:name="Table32.B1" style:family="table-cell">
      <style:table-cell-properties fo:padding="0.097cm" fo:border="0.05pt solid #000000"/>
    </style:style>
    <style:style style:name="P1" style:family="paragraph" style:parent-style-name="Standard">
      <style:text-properties officeooo:rsid="001a9fe4" officeooo:paragraph-rsid="001a9fe4"/>
    </style:style>
    <style:style style:name="P2" style:family="paragraph" style:parent-style-name="Standard">
      <style:text-properties officeooo:rsid="001a9fe4" officeooo:paragraph-rsid="001aea73"/>
    </style:style>
    <style:style style:name="P3" style:family="paragraph" style:parent-style-name="Standard">
      <style:text-properties officeooo:rsid="001bdf0a" officeooo:paragraph-rsid="001bdf0a"/>
    </style:style>
    <style:style style:name="P4" style:family="paragraph" style:parent-style-name="Standard">
      <style:text-properties officeooo:rsid="001bdf0a" officeooo:paragraph-rsid="002255f9"/>
    </style:style>
    <style:style style:name="P5" style:family="paragraph" style:parent-style-name="Standard">
      <style:text-properties officeooo:rsid="001bdf0a" officeooo:paragraph-rsid="002b217f"/>
    </style:style>
    <style:style style:name="P6" style:family="paragraph" style:parent-style-name="Standard">
      <style:text-properties officeooo:rsid="001bdf0a" officeooo:paragraph-rsid="00325905"/>
    </style:style>
    <style:style style:name="P7" style:family="paragraph" style:parent-style-name="Standard">
      <style:text-properties officeooo:rsid="001bdf0a" officeooo:paragraph-rsid="003a0806"/>
    </style:style>
    <style:style style:name="P8" style:family="paragraph" style:parent-style-name="Standard">
      <style:text-properties officeooo:rsid="001bdf0a" officeooo:paragraph-rsid="005e431f"/>
    </style:style>
    <style:style style:name="P9" style:family="paragraph" style:parent-style-name="Standard">
      <style:text-properties officeooo:rsid="001bdf0a" officeooo:paragraph-rsid="004797dc"/>
    </style:style>
    <style:style style:name="P10" style:family="paragraph" style:parent-style-name="Standard">
      <style:text-properties officeooo:rsid="001bdf0a" officeooo:paragraph-rsid="0074af1a"/>
    </style:style>
    <style:style style:name="P11" style:family="paragraph" style:parent-style-name="Standard">
      <style:text-properties officeooo:rsid="001bdf0a" officeooo:paragraph-rsid="00836c30"/>
    </style:style>
    <style:style style:name="P12" style:family="paragraph" style:parent-style-name="Standard">
      <style:text-properties officeooo:rsid="001bdf0a" officeooo:paragraph-rsid="008ce444"/>
    </style:style>
    <style:style style:name="P13" style:family="paragraph" style:parent-style-name="Standard">
      <style:text-properties officeooo:rsid="001bdf0a" officeooo:paragraph-rsid="00b4d101"/>
    </style:style>
    <style:style style:name="P14" style:family="paragraph" style:parent-style-name="Standard">
      <style:text-properties officeooo:rsid="001bdf0a" officeooo:paragraph-rsid="00be0784"/>
    </style:style>
    <style:style style:name="P15" style:family="paragraph" style:parent-style-name="Standard">
      <style:text-properties officeooo:rsid="001bdf0a" officeooo:paragraph-rsid="00c5061e"/>
    </style:style>
    <style:style style:name="P16" style:family="paragraph" style:parent-style-name="Standard">
      <style:text-properties officeooo:rsid="001bdf0a" officeooo:paragraph-rsid="00d8fbfd"/>
    </style:style>
    <style:style style:name="P1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1aea73"/>
    </style:style>
    <style:style style:name="P1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1bdf0a"/>
    </style:style>
    <style:style style:name="P1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2d6ffe"/>
    </style:style>
    <style:style style:name="P2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3f5531"/>
    </style:style>
    <style:style style:name="P2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94953e"/>
    </style:style>
    <style:style style:name="P22" style:family="paragraph" style:parent-style-name="Standard">
      <style:text-properties officeooo:paragraph-rsid="001aea73"/>
    </style:style>
    <style:style style:name="P23" style:family="paragraph" style:parent-style-name="Standard">
      <style:text-properties fo:font-weight="bold" style:font-weight-asian="bold" style:font-weight-complex="bold"/>
    </style:style>
    <style:style style:name="P24" style:family="paragraph" style:parent-style-name="Standard">
      <style:text-properties fo:font-weight="bold" officeooo:rsid="001cb0da" officeooo:paragraph-rsid="001cb0da" style:font-weight-asian="bold" style:font-weight-complex="bold"/>
    </style:style>
    <style:style style:name="P25" style:family="paragraph" style:parent-style-name="Standard">
      <style:text-properties fo:font-weight="bold" officeooo:rsid="002b217f" officeooo:paragraph-rsid="002b217f" style:font-weight-asian="bold" style:font-weight-complex="bold"/>
    </style:style>
    <style:style style:name="P26" style:family="paragraph" style:parent-style-name="Standard">
      <style:text-properties fo:font-weight="bold" officeooo:rsid="002e343f" officeooo:paragraph-rsid="002e343f" style:font-weight-asian="bold" style:font-weight-complex="bold"/>
    </style:style>
    <style:style style:name="P27" style:family="paragraph" style:parent-style-name="Standard">
      <style:text-properties fo:font-weight="bold" officeooo:rsid="002f05f6" officeooo:paragraph-rsid="002f05f6" style:font-weight-asian="bold" style:font-weight-complex="bold"/>
    </style:style>
    <style:style style:name="P28" style:family="paragraph" style:parent-style-name="Standard">
      <style:text-properties fo:font-weight="bold" officeooo:rsid="0033dfef" officeooo:paragraph-rsid="0033dfef" style:font-weight-asian="bold" style:font-weight-complex="bold"/>
    </style:style>
    <style:style style:name="P29" style:family="paragraph" style:parent-style-name="Standard">
      <style:text-properties fo:font-weight="bold" officeooo:rsid="00427288" officeooo:paragraph-rsid="00427288" style:font-weight-asian="bold" style:font-weight-complex="bold"/>
    </style:style>
    <style:style style:name="P30" style:family="paragraph" style:parent-style-name="Standard">
      <style:text-properties fo:font-weight="bold" officeooo:rsid="004797dc" officeooo:paragraph-rsid="004797dc" style:font-weight-asian="bold" style:font-weight-complex="bold"/>
    </style:style>
    <style:style style:name="P31" style:family="paragraph" style:parent-style-name="Standard">
      <style:text-properties fo:font-weight="bold" officeooo:rsid="0049d988" officeooo:paragraph-rsid="0049d988" style:font-weight-asian="bold" style:font-weight-complex="bold"/>
    </style:style>
    <style:style style:name="P32" style:family="paragraph" style:parent-style-name="Standard">
      <style:text-properties fo:font-weight="bold" officeooo:rsid="004e70e0" officeooo:paragraph-rsid="004e70e0" style:font-weight-asian="bold" style:font-weight-complex="bold"/>
    </style:style>
    <style:style style:name="P33" style:family="paragraph" style:parent-style-name="Standard">
      <style:text-properties fo:font-weight="bold" officeooo:rsid="004fe862" officeooo:paragraph-rsid="004fe862" style:font-weight-asian="bold" style:font-weight-complex="bold"/>
    </style:style>
    <style:style style:name="P34" style:family="paragraph" style:parent-style-name="Standard">
      <style:text-properties fo:font-weight="bold" officeooo:rsid="0051a2d2" officeooo:paragraph-rsid="0051a2d2" style:font-weight-asian="bold" style:font-weight-complex="bold"/>
    </style:style>
    <style:style style:name="P35" style:family="paragraph" style:parent-style-name="Standard">
      <style:text-properties fo:font-weight="bold" officeooo:rsid="00564c2c" officeooo:paragraph-rsid="00564c2c" style:font-weight-asian="bold" style:font-weight-complex="bold"/>
    </style:style>
    <style:style style:name="P36" style:family="paragraph" style:parent-style-name="Standard">
      <style:text-properties fo:font-weight="bold" officeooo:rsid="005a90e5" officeooo:paragraph-rsid="005a90e5" style:font-weight-asian="bold" style:font-weight-complex="bold"/>
    </style:style>
    <style:style style:name="P37" style:family="paragraph" style:parent-style-name="Standard">
      <style:text-properties fo:font-weight="bold" officeooo:rsid="005d3cce" officeooo:paragraph-rsid="005d3cce" style:font-weight-asian="bold" style:font-weight-complex="bold"/>
    </style:style>
    <style:style style:name="P38" style:family="paragraph" style:parent-style-name="Standard">
      <style:text-properties fo:font-weight="bold" officeooo:rsid="005d3cce" officeooo:paragraph-rsid="0074af1a" style:font-weight-asian="bold" style:font-weight-complex="bold"/>
    </style:style>
    <style:style style:name="P39" style:family="paragraph" style:parent-style-name="Standard">
      <style:text-properties fo:font-weight="bold" officeooo:rsid="00640cdc" officeooo:paragraph-rsid="00640cdc" style:font-weight-asian="bold" style:font-weight-complex="bold"/>
    </style:style>
    <style:style style:name="P40" style:family="paragraph" style:parent-style-name="Standard">
      <style:text-properties fo:font-weight="bold" officeooo:rsid="006a2522" officeooo:paragraph-rsid="006a2522" style:font-weight-asian="bold" style:font-weight-complex="bold"/>
    </style:style>
    <style:style style:name="P41" style:family="paragraph" style:parent-style-name="Standard">
      <style:text-properties fo:font-weight="bold" officeooo:rsid="00a47176" officeooo:paragraph-rsid="00a47176" style:font-weight-asian="bold" style:font-weight-complex="bold"/>
    </style:style>
    <style:style style:name="P42" style:family="paragraph" style:parent-style-name="Standard">
      <style:text-properties fo:font-weight="bold" officeooo:rsid="024698b1" officeooo:paragraph-rsid="024698b1" style:font-weight-asian="bold" style:font-weight-complex="bold"/>
    </style:style>
    <style:style style:name="P43" style:family="paragraph" style:parent-style-name="Standard">
      <style:text-properties fo:font-weight="bold" officeooo:rsid="026948d6" officeooo:paragraph-rsid="026948d6" style:font-weight-asian="bold" style:font-weight-complex="bold"/>
    </style:style>
    <style:style style:name="P44" style:family="paragraph" style:parent-style-name="Standard">
      <style:text-properties fo:font-weight="bold" officeooo:rsid="026d2727" officeooo:paragraph-rsid="026d2727" style:font-weight-asian="bold" style:font-weight-complex="bold"/>
    </style:style>
    <style:style style:name="P45" style:family="paragraph" style:parent-style-name="Standard">
      <style:text-properties fo:font-weight="bold" officeooo:rsid="026e6c2c" officeooo:paragraph-rsid="026e6c2c" style:font-weight-asian="bold" style:font-weight-complex="bold"/>
    </style:style>
    <style:style style:name="P46" style:family="paragraph" style:parent-style-name="Standard">
      <style:text-properties fo:font-weight="bold" officeooo:rsid="02878aff" officeooo:paragraph-rsid="02878aff" style:font-weight-asian="bold" style:font-weight-complex="bold"/>
    </style:style>
    <style:style style:name="P47" style:family="paragraph" style:parent-style-name="Standard">
      <style:text-properties fo:font-weight="bold" officeooo:rsid="02878aff" officeooo:paragraph-rsid="0297071d" style:font-weight-asian="bold" style:font-weight-complex="bold"/>
    </style:style>
    <style:style style:name="P48" style:family="paragraph" style:parent-style-name="Standard">
      <style:text-properties fo:font-weight="bold" officeooo:rsid="02895009" officeooo:paragraph-rsid="02895009" style:font-weight-asian="bold" style:font-weight-complex="bold"/>
    </style:style>
    <style:style style:name="P49" style:family="paragraph" style:parent-style-name="Standard">
      <style:text-properties fo:font-weight="bold" officeooo:rsid="0287b4ff" officeooo:paragraph-rsid="0287b4ff" style:font-weight-asian="bold" style:font-weight-complex="bold"/>
    </style:style>
    <style:style style:name="P50" style:family="paragraph" style:parent-style-name="Standard">
      <style:text-properties fo:font-weight="bold" officeooo:rsid="0297071d" officeooo:paragraph-rsid="0297071d" style:font-weight-asian="bold" style:font-weight-complex="bold"/>
    </style:style>
    <style:style style:name="P51" style:family="paragraph" style:parent-style-name="Standard">
      <style:text-properties fo:font-weight="bold" officeooo:rsid="02984fd5" officeooo:paragraph-rsid="02984fd5" style:font-weight-asian="bold" style:font-weight-complex="bold"/>
    </style:style>
    <style:style style:name="P52" style:family="paragraph" style:parent-style-name="Standard">
      <style:text-properties fo:font-weight="bold" officeooo:rsid="02984fd5" officeooo:paragraph-rsid="02990ddf" style:font-weight-asian="bold" style:font-weight-complex="bold"/>
    </style:style>
    <style:style style:name="P53" style:family="paragraph" style:parent-style-name="Standard">
      <style:text-properties fo:font-weight="bold" officeooo:rsid="029d8ada" officeooo:paragraph-rsid="029d8ada" style:font-weight-asian="bold" style:font-weight-complex="bold"/>
    </style:style>
    <style:style style:name="P54" style:family="paragraph" style:parent-style-name="Standard">
      <style:text-properties fo:font-weight="bold" officeooo:rsid="029f863e" officeooo:paragraph-rsid="029f863e" style:font-weight-asian="bold" style:font-weight-complex="bold"/>
    </style:style>
    <style:style style:name="P55" style:family="paragraph" style:parent-style-name="Standard">
      <style:text-properties fo:font-weight="bold" officeooo:rsid="02878aff" officeooo:paragraph-rsid="02878aff" fo:background-color="#ffff00" style:font-weight-asian="bold" style:font-weight-complex="bold"/>
    </style:style>
    <style:style style:name="P56" style:family="paragraph" style:parent-style-name="Standard">
      <style:text-properties fo:font-weight="bold" officeooo:rsid="02a12f6b" officeooo:paragraph-rsid="02a12f6b" fo:background-color="#ffff00" style:font-weight-asian="bold" style:font-weight-complex="bold"/>
    </style:style>
    <style:style style:name="P57" style:family="paragraph" style:parent-style-name="Standard">
      <style:text-properties officeooo:rsid="001cb0da" officeooo:paragraph-rsid="001cb0da"/>
    </style:style>
    <style:style style:name="P58" style:family="paragraph" style:parent-style-name="Standard">
      <style:text-properties officeooo:rsid="002255f9" officeooo:paragraph-rsid="002255f9"/>
    </style:style>
    <style:style style:name="P59" style:family="paragraph" style:parent-style-name="Standard">
      <style:text-properties fo:font-style="normal" officeooo:rsid="001cb0da" officeooo:paragraph-rsid="001cb0da" style:font-style-asian="normal" style:font-style-complex="normal"/>
    </style:style>
    <style:style style:name="P60" style:family="paragraph" style:parent-style-name="Standard">
      <style:text-properties fo:font-style="normal" style:text-underline-style="solid" style:text-underline-width="auto" style:text-underline-color="font-color" fo:font-weight="normal" officeooo:rsid="009c1ec2" officeooo:paragraph-rsid="009c1ec2" style:font-style-asian="normal" style:font-weight-asian="normal" style:font-style-complex="normal" style:font-weight-complex="normal"/>
    </style:style>
    <style:style style:name="P61" style:family="paragraph" style:parent-style-name="Standard">
      <style:text-properties style:text-underline-style="solid" style:text-underline-width="auto" style:text-underline-color="font-color" officeooo:rsid="001ea830" officeooo:paragraph-rsid="001ea830"/>
    </style:style>
    <style:style style:name="P62" style:family="paragraph" style:parent-style-name="Standard">
      <style:text-properties style:text-underline-style="solid" style:text-underline-width="auto" style:text-underline-color="font-color" officeooo:rsid="002b217f" officeooo:paragraph-rsid="002b217f"/>
    </style:style>
    <style:style style:name="P63" style:family="paragraph" style:parent-style-name="Standard">
      <style:text-properties style:text-underline-style="solid" style:text-underline-width="auto" style:text-underline-color="font-color" officeooo:rsid="002e343f" officeooo:paragraph-rsid="002e343f"/>
    </style:style>
    <style:style style:name="P64" style:family="paragraph" style:parent-style-name="Standard">
      <style:text-properties style:text-underline-style="solid" style:text-underline-width="auto" style:text-underline-color="font-color" officeooo:rsid="00325905" officeooo:paragraph-rsid="00325905"/>
    </style:style>
    <style:style style:name="P65" style:family="paragraph" style:parent-style-name="Table_20_Contents">
      <style:text-properties style:text-underline-style="solid" style:text-underline-width="auto" style:text-underline-color="font-color" officeooo:rsid="00325905" officeooo:paragraph-rsid="00325905"/>
    </style:style>
    <style:style style:name="P66" style:family="paragraph" style:parent-style-name="Standard">
      <style:text-properties style:text-underline-style="solid" style:text-underline-width="auto" style:text-underline-color="font-color" fo:font-weight="bold" officeooo:rsid="00325905" officeooo:paragraph-rsid="003a0806" style:font-weight-asian="bold" style:font-weight-complex="bold"/>
    </style:style>
    <style:style style:name="P67" style:family="paragraph" style:parent-style-name="Table_20_Contents">
      <style:text-properties style:text-underline-style="solid" style:text-underline-width="auto" style:text-underline-color="font-color" fo:font-weight="bold" officeooo:rsid="00325905" officeooo:paragraph-rsid="003a0806" style:font-weight-asian="bold" style:font-weight-complex="bold"/>
    </style:style>
    <style:style style:name="P68" style:family="paragraph" style:parent-style-name="Standard">
      <style:text-properties style:text-underline-style="solid" style:text-underline-width="auto" style:text-underline-color="font-color" fo:font-weight="bold" officeooo:rsid="00325905" officeooo:paragraph-rsid="005e431f" style:font-weight-asian="bold" style:font-weight-complex="bold"/>
    </style:style>
    <style:style style:name="P69" style:family="paragraph" style:parent-style-name="Table_20_Contents">
      <style:text-properties style:text-underline-style="solid" style:text-underline-width="auto" style:text-underline-color="font-color" fo:font-weight="bold" officeooo:rsid="00325905" officeooo:paragraph-rsid="005e431f" style:font-weight-asian="bold" style:font-weight-complex="bold"/>
    </style:style>
    <style:style style:name="P70" style:family="paragraph" style:parent-style-name="Standard">
      <style:text-properties style:text-underline-style="solid" style:text-underline-width="auto" style:text-underline-color="font-color" fo:font-weight="bold" officeooo:rsid="00325905" officeooo:paragraph-rsid="0074af1a" style:font-weight-asian="bold" style:font-weight-complex="bold"/>
    </style:style>
    <style:style style:name="P71" style:family="paragraph" style:parent-style-name="Table_20_Contents">
      <style:text-properties style:text-underline-style="solid" style:text-underline-width="auto" style:text-underline-color="font-color" fo:font-weight="bold" officeooo:rsid="00325905" officeooo:paragraph-rsid="0074af1a" style:font-weight-asian="bold" style:font-weight-complex="bold"/>
    </style:style>
    <style:style style:name="P72" style:family="paragraph" style:parent-style-name="Standard">
      <style:text-properties style:text-underline-style="solid" style:text-underline-width="auto" style:text-underline-color="font-color" fo:font-weight="bold" officeooo:rsid="00325905" officeooo:paragraph-rsid="00836c30" style:font-weight-asian="bold" style:font-weight-complex="bold"/>
    </style:style>
    <style:style style:name="P73" style:family="paragraph" style:parent-style-name="Table_20_Contents">
      <style:text-properties style:text-underline-style="solid" style:text-underline-width="auto" style:text-underline-color="font-color" fo:font-weight="bold" officeooo:rsid="00325905" officeooo:paragraph-rsid="00836c30" style:font-weight-asian="bold" style:font-weight-complex="bold"/>
    </style:style>
    <style:style style:name="P74" style:family="paragraph" style:parent-style-name="Standard">
      <style:text-properties style:text-underline-style="solid" style:text-underline-width="auto" style:text-underline-color="font-color" fo:font-weight="bold" officeooo:rsid="00325905" officeooo:paragraph-rsid="008ce444" style:font-weight-asian="bold" style:font-weight-complex="bold"/>
    </style:style>
    <style:style style:name="P75" style:family="paragraph" style:parent-style-name="Table_20_Contents">
      <style:text-properties style:text-underline-style="solid" style:text-underline-width="auto" style:text-underline-color="font-color" fo:font-weight="bold" officeooo:rsid="00325905" officeooo:paragraph-rsid="008ce444" style:font-weight-asian="bold" style:font-weight-complex="bold"/>
    </style:style>
    <style:style style:name="P76" style:family="paragraph" style:parent-style-name="Standard">
      <style:text-properties style:text-underline-style="solid" style:text-underline-width="auto" style:text-underline-color="font-color" fo:font-weight="bold" officeooo:rsid="00325905" officeooo:paragraph-rsid="00b4d101" style:font-weight-asian="bold" style:font-weight-complex="bold"/>
    </style:style>
    <style:style style:name="P77" style:family="paragraph" style:parent-style-name="Table_20_Contents">
      <style:text-properties style:text-underline-style="solid" style:text-underline-width="auto" style:text-underline-color="font-color" fo:font-weight="bold" officeooo:rsid="00325905" officeooo:paragraph-rsid="00b4d101" style:font-weight-asian="bold" style:font-weight-complex="bold"/>
    </style:style>
    <style:style style:name="P78" style:family="paragraph" style:parent-style-name="Standard">
      <style:text-properties style:text-underline-style="solid" style:text-underline-width="auto" style:text-underline-color="font-color" fo:font-weight="bold" officeooo:rsid="00325905" officeooo:paragraph-rsid="00be0784" style:font-weight-asian="bold" style:font-weight-complex="bold"/>
    </style:style>
    <style:style style:name="P79" style:family="paragraph" style:parent-style-name="Table_20_Contents">
      <style:text-properties style:text-underline-style="solid" style:text-underline-width="auto" style:text-underline-color="font-color" fo:font-weight="bold" officeooo:rsid="00325905" officeooo:paragraph-rsid="00be0784" style:font-weight-asian="bold" style:font-weight-complex="bold"/>
    </style:style>
    <style:style style:name="P80" style:family="paragraph" style:parent-style-name="Standard">
      <style:text-properties style:text-underline-style="solid" style:text-underline-width="auto" style:text-underline-color="font-color" fo:font-weight="bold" officeooo:rsid="00325905" officeooo:paragraph-rsid="00c5061e" style:font-weight-asian="bold" style:font-weight-complex="bold"/>
    </style:style>
    <style:style style:name="P81" style:family="paragraph" style:parent-style-name="Table_20_Contents">
      <style:text-properties style:text-underline-style="solid" style:text-underline-width="auto" style:text-underline-color="font-color" fo:font-weight="bold" officeooo:rsid="00325905" officeooo:paragraph-rsid="00c5061e" style:font-weight-asian="bold" style:font-weight-complex="bold"/>
    </style:style>
    <style:style style:name="P82" style:family="paragraph" style:parent-style-name="Standard">
      <style:text-properties style:text-underline-style="solid" style:text-underline-width="auto" style:text-underline-color="font-color" fo:font-weight="bold" officeooo:rsid="00325905" officeooo:paragraph-rsid="00d8fbfd" style:font-weight-asian="bold" style:font-weight-complex="bold"/>
    </style:style>
    <style:style style:name="P83" style:family="paragraph" style:parent-style-name="Table_20_Contents">
      <style:text-properties style:text-underline-style="solid" style:text-underline-width="auto" style:text-underline-color="font-color" fo:font-weight="bold" officeooo:rsid="00325905" officeooo:paragraph-rsid="00d8fbfd" style:font-weight-asian="bold" style:font-weight-complex="bold"/>
    </style:style>
    <style:style style:name="P84" style:family="paragraph" style:parent-style-name="Standard">
      <style:text-properties style:text-underline-style="solid" style:text-underline-width="auto" style:text-underline-color="font-color" fo:font-weight="bold" officeooo:rsid="00325905" officeooo:paragraph-rsid="00edb38f" style:font-weight-asian="bold" style:font-weight-complex="bold"/>
    </style:style>
    <style:style style:name="P85" style:family="paragraph" style:parent-style-name="Table_20_Contents">
      <style:text-properties style:text-underline-style="solid" style:text-underline-width="auto" style:text-underline-color="font-color" fo:font-weight="bold" officeooo:rsid="00325905" officeooo:paragraph-rsid="00edb38f" style:font-weight-asian="bold" style:font-weight-complex="bold"/>
    </style:style>
    <style:style style:name="P86" style:family="paragraph" style:parent-style-name="Standard">
      <style:text-properties style:text-underline-style="solid" style:text-underline-width="auto" style:text-underline-color="font-color" fo:font-weight="bold" officeooo:rsid="00325905" officeooo:paragraph-rsid="0101a25e" style:font-weight-asian="bold" style:font-weight-complex="bold"/>
    </style:style>
    <style:style style:name="P87" style:family="paragraph" style:parent-style-name="Table_20_Contents">
      <style:text-properties style:text-underline-style="solid" style:text-underline-width="auto" style:text-underline-color="font-color" fo:font-weight="bold" officeooo:rsid="00325905" officeooo:paragraph-rsid="0101a25e" style:font-weight-asian="bold" style:font-weight-complex="bold"/>
    </style:style>
    <style:style style:name="P88" style:family="paragraph" style:parent-style-name="Standard">
      <style:text-properties style:text-underline-style="solid" style:text-underline-width="auto" style:text-underline-color="font-color" fo:font-weight="bold" officeooo:rsid="00325905" officeooo:paragraph-rsid="0112a300" style:font-weight-asian="bold" style:font-weight-complex="bold"/>
    </style:style>
    <style:style style:name="P89" style:family="paragraph" style:parent-style-name="Table_20_Contents">
      <style:text-properties style:text-underline-style="solid" style:text-underline-width="auto" style:text-underline-color="font-color" fo:font-weight="bold" officeooo:rsid="00325905" officeooo:paragraph-rsid="0112a300" style:font-weight-asian="bold" style:font-weight-complex="bold"/>
    </style:style>
    <style:style style:name="P90" style:family="paragraph" style:parent-style-name="Standard">
      <style:text-properties style:text-underline-style="solid" style:text-underline-width="auto" style:text-underline-color="font-color" fo:font-weight="bold" officeooo:rsid="00325905" officeooo:paragraph-rsid="01165e45" style:font-weight-asian="bold" style:font-weight-complex="bold"/>
    </style:style>
    <style:style style:name="P91" style:family="paragraph" style:parent-style-name="Table_20_Contents">
      <style:text-properties style:text-underline-style="solid" style:text-underline-width="auto" style:text-underline-color="font-color" fo:font-weight="bold" officeooo:rsid="00325905" officeooo:paragraph-rsid="01165e45" style:font-weight-asian="bold" style:font-weight-complex="bold"/>
    </style:style>
    <style:style style:name="P92" style:family="paragraph" style:parent-style-name="Standard">
      <style:text-properties style:text-underline-style="solid" style:text-underline-width="auto" style:text-underline-color="font-color" fo:font-weight="bold" officeooo:rsid="00325905" officeooo:paragraph-rsid="0130d3e3" style:font-weight-asian="bold" style:font-weight-complex="bold"/>
    </style:style>
    <style:style style:name="P93" style:family="paragraph" style:parent-style-name="Table_20_Contents">
      <style:text-properties style:text-underline-style="solid" style:text-underline-width="auto" style:text-underline-color="font-color" fo:font-weight="bold" officeooo:rsid="00325905" officeooo:paragraph-rsid="0130d3e3" style:font-weight-asian="bold" style:font-weight-complex="bold"/>
    </style:style>
    <style:style style:name="P94" style:family="paragraph" style:parent-style-name="Standard">
      <style:text-properties style:text-underline-style="solid" style:text-underline-width="auto" style:text-underline-color="font-color" fo:font-weight="bold" officeooo:rsid="00325905" officeooo:paragraph-rsid="013fdbcb" style:font-weight-asian="bold" style:font-weight-complex="bold"/>
    </style:style>
    <style:style style:name="P95" style:family="paragraph" style:parent-style-name="Table_20_Contents">
      <style:text-properties style:text-underline-style="solid" style:text-underline-width="auto" style:text-underline-color="font-color" fo:font-weight="bold" officeooo:rsid="00325905" officeooo:paragraph-rsid="013fdbcb" style:font-weight-asian="bold" style:font-weight-complex="bold"/>
    </style:style>
    <style:style style:name="P96" style:family="paragraph" style:parent-style-name="Standard">
      <style:text-properties style:text-underline-style="solid" style:text-underline-width="auto" style:text-underline-color="font-color" fo:font-weight="bold" officeooo:rsid="00325905" officeooo:paragraph-rsid="014cbd2f" style:font-weight-asian="bold" style:font-weight-complex="bold"/>
    </style:style>
    <style:style style:name="P97" style:family="paragraph" style:parent-style-name="Table_20_Contents">
      <style:text-properties style:text-underline-style="solid" style:text-underline-width="auto" style:text-underline-color="font-color" fo:font-weight="bold" officeooo:rsid="00325905" officeooo:paragraph-rsid="014cbd2f" style:font-weight-asian="bold" style:font-weight-complex="bold"/>
    </style:style>
    <style:style style:name="P98" style:family="paragraph" style:parent-style-name="Standard">
      <style:text-properties style:text-underline-style="solid" style:text-underline-width="auto" style:text-underline-color="font-color" fo:font-weight="bold" officeooo:rsid="00325905" officeooo:paragraph-rsid="01553eec" style:font-weight-asian="bold" style:font-weight-complex="bold"/>
    </style:style>
    <style:style style:name="P99" style:family="paragraph" style:parent-style-name="Table_20_Contents">
      <style:text-properties style:text-underline-style="solid" style:text-underline-width="auto" style:text-underline-color="font-color" fo:font-weight="bold" officeooo:rsid="00325905" officeooo:paragraph-rsid="01553eec" style:font-weight-asian="bold" style:font-weight-complex="bold"/>
    </style:style>
    <style:style style:name="P100" style:family="paragraph" style:parent-style-name="Standard">
      <style:text-properties style:text-underline-style="solid" style:text-underline-width="auto" style:text-underline-color="font-color" fo:font-weight="bold" officeooo:rsid="00325905" officeooo:paragraph-rsid="0160ff89" style:font-weight-asian="bold" style:font-weight-complex="bold"/>
    </style:style>
    <style:style style:name="P101" style:family="paragraph" style:parent-style-name="Table_20_Contents">
      <style:text-properties style:text-underline-style="solid" style:text-underline-width="auto" style:text-underline-color="font-color" fo:font-weight="bold" officeooo:rsid="00325905" officeooo:paragraph-rsid="0160ff89" style:font-weight-asian="bold" style:font-weight-complex="bold"/>
    </style:style>
    <style:style style:name="P102" style:family="paragraph" style:parent-style-name="Standard">
      <style:text-properties style:text-underline-style="solid" style:text-underline-width="auto" style:text-underline-color="font-color" fo:font-weight="bold" officeooo:rsid="00325905" officeooo:paragraph-rsid="0169832e" style:font-weight-asian="bold" style:font-weight-complex="bold"/>
    </style:style>
    <style:style style:name="P103" style:family="paragraph" style:parent-style-name="Table_20_Contents">
      <style:text-properties style:text-underline-style="solid" style:text-underline-width="auto" style:text-underline-color="font-color" fo:font-weight="bold" officeooo:rsid="00325905" officeooo:paragraph-rsid="0169832e" style:font-weight-asian="bold" style:font-weight-complex="bold"/>
    </style:style>
    <style:style style:name="P104" style:family="paragraph" style:parent-style-name="Standard">
      <style:text-properties style:text-underline-style="solid" style:text-underline-width="auto" style:text-underline-color="font-color" fo:font-weight="bold" officeooo:rsid="00325905" officeooo:paragraph-rsid="016ec8d3" style:font-weight-asian="bold" style:font-weight-complex="bold"/>
    </style:style>
    <style:style style:name="P105" style:family="paragraph" style:parent-style-name="Table_20_Contents">
      <style:text-properties style:text-underline-style="solid" style:text-underline-width="auto" style:text-underline-color="font-color" fo:font-weight="bold" officeooo:rsid="00325905" officeooo:paragraph-rsid="016ec8d3" style:font-weight-asian="bold" style:font-weight-complex="bold"/>
    </style:style>
    <style:style style:name="P106" style:family="paragraph" style:parent-style-name="Standard">
      <style:text-properties style:text-underline-style="solid" style:text-underline-width="auto" style:text-underline-color="font-color" fo:font-weight="bold" officeooo:rsid="00325905" officeooo:paragraph-rsid="0171e36b" style:font-weight-asian="bold" style:font-weight-complex="bold"/>
    </style:style>
    <style:style style:name="P107" style:family="paragraph" style:parent-style-name="Table_20_Contents">
      <style:text-properties style:text-underline-style="solid" style:text-underline-width="auto" style:text-underline-color="font-color" fo:font-weight="bold" officeooo:rsid="00325905" officeooo:paragraph-rsid="0171e36b" style:font-weight-asian="bold" style:font-weight-complex="bold"/>
    </style:style>
    <style:style style:name="P108" style:family="paragraph" style:parent-style-name="Standard">
      <style:text-properties style:text-underline-style="solid" style:text-underline-width="auto" style:text-underline-color="font-color" fo:font-weight="bold" officeooo:rsid="00325905" officeooo:paragraph-rsid="0176beca" style:font-weight-asian="bold" style:font-weight-complex="bold"/>
    </style:style>
    <style:style style:name="P109" style:family="paragraph" style:parent-style-name="Standard">
      <style:text-properties style:text-underline-style="solid" style:text-underline-width="auto" style:text-underline-color="font-color" fo:font-weight="bold" officeooo:rsid="00325905" officeooo:paragraph-rsid="0226bcdf" style:font-weight-asian="bold" style:font-weight-complex="bold"/>
    </style:style>
    <style:style style:name="P110" style:family="paragraph" style:parent-style-name="Table_20_Contents">
      <style:text-properties style:text-underline-style="solid" style:text-underline-width="auto" style:text-underline-color="font-color" fo:font-weight="bold" officeooo:rsid="00325905" officeooo:paragraph-rsid="0226bcdf" style:font-weight-asian="bold" style:font-weight-complex="bold"/>
    </style:style>
    <style:style style:name="P111" style:family="paragraph" style:parent-style-name="Standard">
      <style:text-properties style:text-underline-style="solid" style:text-underline-width="auto" style:text-underline-color="font-color" fo:font-weight="bold" officeooo:rsid="0130d3e3" officeooo:paragraph-rsid="0130d3e3" style:font-weight-asian="bold" style:font-weight-complex="bold"/>
    </style:style>
    <style:style style:name="P112" style:family="paragraph" style:parent-style-name="Table_20_Contents">
      <style:text-properties style:text-underline-style="solid" style:text-underline-width="auto" style:text-underline-color="font-color" fo:font-weight="bold" officeooo:rsid="0178a882" officeooo:paragraph-rsid="0178a882" style:font-weight-asian="bold" style:font-weight-complex="bold"/>
    </style:style>
    <style:style style:name="P113" style:family="paragraph" style:parent-style-name="Standard">
      <style:text-properties style:text-underline-style="solid" style:text-underline-width="auto" style:text-underline-color="font-color" fo:font-weight="normal" officeooo:rsid="00557284" officeooo:paragraph-rsid="00557284" style:font-weight-asian="normal" style:font-weight-complex="normal"/>
    </style:style>
    <style:style style:name="P114" style:family="paragraph" style:parent-style-name="Standard">
      <style:text-properties style:text-underline-style="solid" style:text-underline-width="auto" style:text-underline-color="font-color" fo:font-weight="normal" officeooo:rsid="006b483f" officeooo:paragraph-rsid="006b483f" style:font-weight-asian="normal" style:font-weight-complex="normal"/>
    </style:style>
    <style:style style:name="P115" style:family="paragraph" style:parent-style-name="Standard">
      <style:text-properties style:text-underline-style="solid" style:text-underline-width="auto" style:text-underline-color="font-color" fo:font-weight="normal" officeooo:rsid="006da8ce" officeooo:paragraph-rsid="006da8ce" style:font-weight-asian="normal" style:font-weight-complex="normal"/>
    </style:style>
    <style:style style:name="P116" style:family="paragraph" style:parent-style-name="Standard">
      <style:text-properties style:text-underline-style="solid" style:text-underline-width="auto" style:text-underline-color="font-color" fo:font-weight="normal" officeooo:rsid="004797dc" officeooo:paragraph-rsid="006da8ce" style:font-weight-asian="normal" style:font-weight-complex="normal"/>
    </style:style>
    <style:style style:name="P117" style:family="paragraph" style:parent-style-name="Standard">
      <style:text-properties style:text-underline-style="solid" style:text-underline-width="auto" style:text-underline-color="font-color" fo:font-weight="normal" officeooo:rsid="00775785" officeooo:paragraph-rsid="00775785" style:font-weight-asian="normal" style:font-weight-complex="normal"/>
    </style:style>
    <style:style style:name="P118" style:family="paragraph" style:parent-style-name="Standard">
      <style:text-properties style:text-underline-style="solid" style:text-underline-width="auto" style:text-underline-color="font-color" fo:font-weight="normal" officeooo:rsid="007d7af7" officeooo:paragraph-rsid="007d7af7" style:font-weight-asian="normal" style:font-weight-complex="normal"/>
    </style:style>
    <style:style style:name="P119" style:family="paragraph" style:parent-style-name="Standard">
      <style:text-properties style:text-underline-style="solid" style:text-underline-width="auto" style:text-underline-color="font-color" fo:font-weight="normal" officeooo:rsid="007db6c0" officeooo:paragraph-rsid="007db6c0" style:font-weight-asian="normal" style:font-weight-complex="normal"/>
    </style:style>
    <style:style style:name="P120" style:family="paragraph" style:parent-style-name="Standard">
      <style:text-properties style:text-underline-style="solid" style:text-underline-width="auto" style:text-underline-color="font-color" fo:font-weight="normal" officeooo:rsid="0091f9cf" officeooo:paragraph-rsid="0091f9cf" style:font-weight-asian="normal" style:font-weight-complex="normal"/>
    </style:style>
    <style:style style:name="P121" style:family="paragraph" style:parent-style-name="Standard">
      <style:text-properties style:text-underline-style="solid" style:text-underline-width="auto" style:text-underline-color="font-color" fo:font-weight="normal" officeooo:rsid="0091f9cf" officeooo:paragraph-rsid="0092eeee" style:font-weight-asian="normal" style:font-weight-complex="normal"/>
    </style:style>
    <style:style style:name="P122" style:family="paragraph" style:parent-style-name="Standard">
      <style:text-properties style:text-underline-style="solid" style:text-underline-width="auto" style:text-underline-color="font-color" fo:font-weight="normal" officeooo:rsid="009ac1ad" officeooo:paragraph-rsid="009ac1ad" style:font-weight-asian="normal" style:font-weight-complex="normal"/>
    </style:style>
    <style:style style:name="P123" style:family="paragraph" style:parent-style-name="Standard">
      <style:text-properties style:text-underline-style="solid" style:text-underline-width="auto" style:text-underline-color="font-color" fo:font-weight="normal" officeooo:rsid="00b10baa" officeooo:paragraph-rsid="00b10baa" style:font-weight-asian="normal" style:font-weight-complex="normal"/>
    </style:style>
    <style:style style:name="P124" style:family="paragraph" style:parent-style-name="Standard">
      <style:text-properties style:text-underline-style="solid" style:text-underline-width="auto" style:text-underline-color="font-color" fo:font-weight="normal" officeooo:rsid="00b10baa" officeooo:paragraph-rsid="00b8ee01" style:font-weight-asian="normal" style:font-weight-complex="normal"/>
    </style:style>
    <style:style style:name="P125" style:family="paragraph" style:parent-style-name="Standard">
      <style:text-properties style:text-underline-style="solid" style:text-underline-width="auto" style:text-underline-color="font-color" fo:font-weight="normal" officeooo:rsid="00b8e261" officeooo:paragraph-rsid="00b8e261" style:font-weight-asian="normal" style:font-weight-complex="normal"/>
    </style:style>
    <style:style style:name="P126" style:family="paragraph" style:parent-style-name="Standard">
      <style:text-properties style:text-underline-style="solid" style:text-underline-width="auto" style:text-underline-color="font-color" fo:font-weight="normal" officeooo:rsid="012f2e33" officeooo:paragraph-rsid="012f2e33" style:font-weight-asian="normal" style:font-weight-complex="normal"/>
    </style:style>
    <style:style style:name="P127" style:family="paragraph" style:parent-style-name="Standard">
      <style:text-properties style:text-underline-style="solid" style:text-underline-width="auto" style:text-underline-color="font-color" fo:font-weight="normal" officeooo:rsid="013be4e3" officeooo:paragraph-rsid="013be4e3" style:font-weight-asian="normal" style:font-weight-complex="normal"/>
    </style:style>
    <style:style style:name="P128" style:family="paragraph" style:parent-style-name="Standard">
      <style:text-properties style:text-underline-style="solid" style:text-underline-width="auto" style:text-underline-color="font-color" officeooo:rsid="028d7f3f" officeooo:paragraph-rsid="028d7f3f"/>
    </style:style>
    <style:style style:name="P129" style:family="paragraph" style:parent-style-name="Standard">
      <style:text-properties officeooo:rsid="002b217f" officeooo:paragraph-rsid="002b217f"/>
    </style:style>
    <style:style style:name="P130" style:family="paragraph" style:parent-style-name="Standard">
      <style:text-properties officeooo:rsid="002b217f" officeooo:paragraph-rsid="002e343f"/>
    </style:style>
    <style:style style:name="P131" style:family="paragraph" style:parent-style-name="Standard">
      <style:paragraph-properties fo:text-align="start" style:justify-single-word="false"/>
      <style:text-properties fo:font-size="16pt" fo:font-weight="bold" officeooo:rsid="001bdf0a" officeooo:paragraph-rsid="001bdf0a" style:font-size-asian="14pt" style:font-weight-asian="bold" style:font-size-complex="16pt" style:font-weight-complex="bold"/>
    </style:style>
    <style:style style:name="P132" style:family="paragraph" style:parent-style-name="Standard">
      <style:paragraph-properties fo:text-align="start" style:justify-single-word="false"/>
      <style:text-properties fo:font-size="16pt" fo:font-weight="bold" officeooo:rsid="001bdf0a" officeooo:paragraph-rsid="002d6ffe" style:font-size-asian="14pt" style:font-weight-asian="bold" style:font-size-complex="16pt" style:font-weight-complex="bold"/>
    </style:style>
    <style:style style:name="P133" style:family="paragraph" style:parent-style-name="Standard">
      <style:paragraph-properties fo:text-align="start" style:justify-single-word="false"/>
      <style:text-properties fo:font-size="16pt" fo:font-weight="bold" officeooo:rsid="001bdf0a" officeooo:paragraph-rsid="003f5531" style:font-size-asian="14pt" style:font-weight-asian="bold" style:font-size-complex="16pt" style:font-weight-complex="bold"/>
    </style:style>
    <style:style style:name="P134" style:family="paragraph" style:parent-style-name="Standard">
      <style:paragraph-properties fo:text-align="center" style:justify-single-word="false"/>
      <style:text-properties fo:font-size="16pt" fo:font-weight="bold" officeooo:rsid="004797dc" officeooo:paragraph-rsid="0067854c" style:font-size-asian="14pt" style:font-weight-asian="bold" style:font-size-complex="16pt" style:font-weight-complex="bold"/>
    </style:style>
    <style:style style:name="P135" style:family="paragraph" style:parent-style-name="Standard">
      <style:paragraph-properties fo:text-align="center" style:justify-single-word="false"/>
      <style:text-properties fo:font-size="16pt" fo:font-weight="bold" officeooo:rsid="00357948" officeooo:paragraph-rsid="003f5531" fo:background-color="#fff200" style:font-size-asian="14pt" style:font-weight-asian="bold" style:font-size-complex="16pt" style:font-weight-complex="bold"/>
    </style:style>
    <style:style style:name="P136" style:family="paragraph" style:parent-style-name="Standard">
      <style:paragraph-properties fo:text-align="center" style:justify-single-word="false"/>
      <style:text-properties fo:font-size="16pt" fo:font-weight="bold" officeooo:rsid="00357948" officeooo:paragraph-rsid="00357948" fo:background-color="#fff200" style:font-size-asian="14pt" style:font-weight-asian="bold" style:font-size-complex="16pt" style:font-weight-complex="bold"/>
    </style:style>
    <style:style style:name="P137" style:family="paragraph" style:parent-style-name="Standard">
      <style:paragraph-properties fo:text-align="center" style:justify-single-word="false"/>
      <style:text-properties fo:font-size="16pt" fo:font-weight="bold" officeooo:rsid="00357948" officeooo:paragraph-rsid="009510a8" fo:background-color="#fff200" style:font-size-asian="14pt" style:font-weight-asian="bold" style:font-size-complex="16pt" style:font-weight-complex="bold"/>
    </style:style>
    <style:style style:name="P138"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139" style:family="paragraph" style:parent-style-name="Standard">
      <style:paragraph-properties fo:text-align="center" style:justify-single-word="false"/>
      <style:text-properties fo:font-size="16pt" style:text-underline-style="none" fo:font-weight="bold" officeooo:rsid="004797dc" officeooo:paragraph-rsid="0070c944" style:font-size-asian="14pt" style:font-weight-asian="bold" style:font-size-complex="16pt" style:font-weight-complex="bold"/>
    </style:style>
    <style:style style:name="P140" style:family="paragraph" style:parent-style-name="Standard">
      <style:paragraph-properties fo:text-align="center" style:justify-single-word="false"/>
      <style:text-properties fo:font-size="16pt" style:text-underline-style="none" fo:font-weight="bold" officeooo:rsid="004797dc" officeooo:paragraph-rsid="0077523b" style:font-size-asian="14pt" style:font-weight-asian="bold" style:font-size-complex="16pt" style:font-weight-complex="bold"/>
    </style:style>
    <style:style style:name="P141" style:family="paragraph" style:parent-style-name="Standard">
      <style:paragraph-properties fo:text-align="center" style:justify-single-word="false"/>
      <style:text-properties fo:font-size="16pt" style:text-underline-style="none" fo:font-weight="bold" officeooo:rsid="004797dc" officeooo:paragraph-rsid="008a7346" style:font-size-asian="14pt" style:font-weight-asian="bold" style:font-size-complex="16pt" style:font-weight-complex="bold"/>
    </style:style>
    <style:style style:name="P142" style:family="paragraph" style:parent-style-name="Standard">
      <style:paragraph-properties fo:text-align="center" style:justify-single-word="false"/>
      <style:text-properties fo:font-size="16pt" style:text-underline-style="none" fo:font-weight="bold" officeooo:rsid="01189fab" officeooo:paragraph-rsid="01189fab" style:font-size-asian="14pt" style:font-weight-asian="bold" style:font-size-complex="16pt" style:font-weight-complex="bold"/>
    </style:style>
    <style:style style:name="P143" style:family="paragraph" style:parent-style-name="Standard">
      <style:paragraph-properties fo:text-align="center" style:justify-single-word="false"/>
      <style:text-properties fo:font-size="16pt" style:text-underline-style="none" fo:font-weight="bold" officeooo:rsid="0138e197" officeooo:paragraph-rsid="0138e197" style:font-size-asian="14pt" style:font-weight-asian="bold" style:font-size-complex="16pt" style:font-weight-complex="bold"/>
    </style:style>
    <style:style style:name="P144" style:family="paragraph" style:parent-style-name="Standard">
      <style:paragraph-properties fo:text-align="center" style:justify-single-word="false"/>
      <style:text-properties fo:font-size="16pt" style:text-underline-style="none" fo:font-weight="bold" officeooo:rsid="01687cb5" officeooo:paragraph-rsid="01687cb5" style:font-size-asian="14pt" style:font-weight-asian="bold" style:font-size-complex="16pt" style:font-weight-complex="bold"/>
    </style:style>
    <style:style style:name="P145" style:family="paragraph" style:parent-style-name="Standard">
      <style:paragraph-properties fo:text-align="center" style:justify-single-word="false"/>
      <style:text-properties fo:font-size="16pt" style:text-underline-style="none" fo:font-weight="bold" officeooo:rsid="01687cb5" officeooo:paragraph-rsid="016ec8d3" style:font-size-asian="14pt" style:font-weight-asian="bold" style:font-size-complex="16pt" style:font-weight-complex="bold"/>
    </style:style>
    <style:style style:name="P146" style:family="paragraph" style:parent-style-name="Standard">
      <style:paragraph-properties fo:text-align="center" style:justify-single-word="false"/>
      <style:text-properties fo:font-size="16pt" style:text-underline-style="none" fo:font-weight="bold" officeooo:rsid="00b8b826" officeooo:paragraph-rsid="00b8b826" style:font-size-asian="16pt" style:font-weight-asian="bold" style:font-size-complex="16pt" style:font-weight-complex="bold"/>
    </style:style>
    <style:style style:name="P147" style:family="paragraph" style:parent-style-name="Standard">
      <style:paragraph-properties fo:text-align="center" style:justify-single-word="false"/>
      <style:text-properties fo:font-size="16pt" style:text-underline-style="none" fo:font-weight="bold" officeooo:rsid="00b8b826" officeooo:paragraph-rsid="00c87cff" style:font-size-asian="16pt" style:font-weight-asian="bold" style:font-size-complex="16pt" style:font-weight-complex="bold"/>
    </style:style>
    <style:style style:name="P148" style:family="paragraph" style:parent-style-name="Standard">
      <style:paragraph-properties fo:text-align="center" style:justify-single-word="false"/>
      <style:text-properties fo:font-size="16pt" style:text-underline-style="none" fo:font-weight="bold" officeooo:rsid="00dccf30" officeooo:paragraph-rsid="00dccf30" style:font-size-asian="16pt" style:font-weight-asian="bold" style:font-size-complex="16pt" style:font-weight-complex="bold"/>
    </style:style>
    <style:style style:name="P149" style:family="paragraph" style:parent-style-name="Standard">
      <style:paragraph-properties fo:text-align="center" style:justify-single-word="false"/>
      <style:text-properties fo:font-size="16pt" style:text-underline-style="none" fo:font-weight="bold" officeooo:rsid="00fdc704" officeooo:paragraph-rsid="00fdc704" style:font-size-asian="16pt" style:font-weight-asian="bold" style:font-size-complex="16pt" style:font-weight-complex="bold"/>
    </style:style>
    <style:style style:name="P150" style:family="paragraph" style:parent-style-name="Standard">
      <style:paragraph-properties fo:text-align="center" style:justify-single-word="false"/>
      <style:text-properties fo:font-size="16pt" style:text-underline-style="none" fo:font-weight="bold" officeooo:rsid="014a3d3c" officeooo:paragraph-rsid="014a3d3c" style:font-size-asian="16pt" style:font-weight-asian="bold" style:font-size-complex="16pt" style:font-weight-complex="bold"/>
    </style:style>
    <style:style style:name="P151" style:family="paragraph" style:parent-style-name="Standard">
      <style:paragraph-properties fo:text-align="center" style:justify-single-word="false"/>
      <style:text-properties fo:font-size="16pt" style:text-underline-style="none" fo:font-weight="bold" officeooo:rsid="01532791" officeooo:paragraph-rsid="01532791" style:font-size-asian="16pt" style:font-weight-asian="bold" style:font-size-complex="16pt" style:font-weight-complex="bold"/>
    </style:style>
    <style:style style:name="P152" style:family="paragraph" style:parent-style-name="Standard">
      <style:paragraph-properties fo:text-align="center" style:justify-single-word="false"/>
      <style:text-properties fo:font-size="16pt" style:text-underline-style="none" fo:font-weight="bold" officeooo:rsid="01532791" officeooo:paragraph-rsid="015f4041" style:font-size-asian="16pt" style:font-weight-asian="bold" style:font-size-complex="16pt" style:font-weight-complex="bold"/>
    </style:style>
    <style:style style:name="P153" style:family="paragraph" style:parent-style-name="Standard">
      <style:paragraph-properties fo:text-align="center" style:justify-single-word="false"/>
      <style:text-properties fo:font-size="16pt" style:text-underline-style="none" fo:font-weight="bold" officeooo:rsid="01113836" officeooo:paragraph-rsid="019de62e" style:font-size-asian="16pt" style:font-weight-asian="bold" style:font-size-complex="16pt" style:font-weight-complex="bold"/>
    </style:style>
    <style:style style:name="P154" style:family="paragraph" style:parent-style-name="Standard">
      <style:paragraph-properties fo:text-align="center" style:justify-single-word="false"/>
      <style:text-properties fo:font-size="16pt" style:text-underline-style="none" fo:font-weight="bold" officeooo:rsid="01113836" officeooo:paragraph-rsid="0155b712" style:font-size-asian="16pt" style:font-weight-asian="bold" style:font-size-complex="16pt" style:font-weight-complex="bold"/>
    </style:style>
    <style:style style:name="P155" style:family="paragraph" style:parent-style-name="Standard">
      <style:paragraph-properties fo:text-align="center" style:justify-single-word="false"/>
      <style:text-properties fo:font-size="16pt" style:text-underline-style="none" fo:font-weight="bold" officeooo:rsid="01044266" officeooo:paragraph-rsid="0102f36b" fo:background-color="#fff200" style:font-size-asian="16pt" style:font-weight-asian="bold" style:font-size-complex="16pt" style:font-weight-complex="bold"/>
    </style:style>
    <style:style style:name="P156" style:family="paragraph" style:parent-style-name="Standard">
      <style:text-properties fo:font-size="16pt" style:text-underline-style="none" fo:font-weight="bold" officeooo:rsid="00fdc704" officeooo:paragraph-rsid="01d1170b" fo:background-color="#fff200" style:font-size-asian="16pt" style:font-weight-asian="bold" style:font-size-complex="16pt" style:font-weight-complex="bold"/>
    </style:style>
    <style:style style:name="P157" style:family="paragraph" style:parent-style-name="Standard">
      <style:text-properties fo:font-size="16pt" style:text-underline-style="none" fo:font-weight="bold" officeooo:rsid="00fdc704" officeooo:paragraph-rsid="01ddef18" fo:background-color="#fff200" style:font-size-asian="16pt" style:font-weight-asian="bold" style:font-size-complex="16pt" style:font-weight-complex="bold"/>
    </style:style>
    <style:style style:name="P158" style:family="paragraph" style:parent-style-name="Standard">
      <style:text-properties fo:font-size="16pt" style:text-underline-style="none" fo:font-weight="bold" officeooo:rsid="00fdc704" officeooo:paragraph-rsid="020f0d88" fo:background-color="#fff200" style:font-size-asian="16pt" style:font-weight-asian="bold" style:font-size-complex="16pt" style:font-weight-complex="bold"/>
    </style:style>
    <style:style style:name="P159" style:family="paragraph" style:parent-style-name="Standard">
      <style:text-properties fo:font-size="16pt" style:text-underline-style="none" fo:font-weight="bold" officeooo:rsid="00fdc704" officeooo:paragraph-rsid="024c9b42" fo:background-color="#fff200" style:font-size-asian="16pt" style:font-weight-asian="bold" style:font-size-complex="16pt" style:font-weight-complex="bold"/>
    </style:style>
    <style:style style:name="P160" style:family="paragraph" style:parent-style-name="Standard">
      <style:text-properties fo:font-size="16pt" style:text-underline-style="none" fo:font-weight="bold" officeooo:rsid="00fdc704" officeooo:paragraph-rsid="025122af" fo:background-color="#fff200" style:font-size-asian="16pt" style:font-weight-asian="bold" style:font-size-complex="16pt" style:font-weight-complex="bold"/>
    </style:style>
    <style:style style:name="P161" style:family="paragraph" style:parent-style-name="Standard">
      <style:text-properties fo:font-size="16pt" style:text-underline-style="none" fo:font-weight="bold" officeooo:rsid="00fdc704" officeooo:paragraph-rsid="0270b777" fo:background-color="#fff200" style:font-size-asian="16pt" style:font-weight-asian="bold" style:font-size-complex="16pt" style:font-weight-complex="bold"/>
    </style:style>
    <style:style style:name="P162" style:family="paragraph" style:parent-style-name="Standard">
      <style:text-properties fo:font-size="16pt" style:text-underline-style="none" fo:font-weight="bold" officeooo:rsid="00fdc704" officeooo:paragraph-rsid="0273eda5" fo:background-color="#fff200" style:font-size-asian="16pt" style:font-weight-asian="bold" style:font-size-complex="16pt" style:font-weight-complex="bold"/>
    </style:style>
    <style:style style:name="P163" style:family="paragraph" style:parent-style-name="Standard">
      <style:text-properties fo:font-size="16pt" style:text-underline-style="none" fo:font-weight="bold" officeooo:rsid="00fdc704" officeooo:paragraph-rsid="027bd875" fo:background-color="#fff200" style:font-size-asian="16pt" style:font-weight-asian="bold" style:font-size-complex="16pt" style:font-weight-complex="bold"/>
    </style:style>
    <style:style style:name="P164" style:family="paragraph" style:parent-style-name="Standard">
      <style:text-properties fo:font-size="16pt" style:text-underline-style="none" fo:font-weight="bold" officeooo:rsid="00fdc704" officeooo:paragraph-rsid="02ac0959" fo:background-color="#fff200" style:font-size-asian="16pt" style:font-weight-asian="bold" style:font-size-complex="16pt" style:font-weight-complex="bold"/>
    </style:style>
    <style:style style:name="P165" style:family="paragraph" style:parent-style-name="Standard">
      <style:paragraph-properties fo:text-align="center" style:justify-single-word="false"/>
      <style:text-properties fo:font-size="16pt" style:text-underline-style="none" fo:font-weight="bold" officeooo:rsid="027bd875" officeooo:paragraph-rsid="027bd875" fo:background-color="#fff200" style:font-size-asian="16pt" style:font-weight-asian="bold" style:font-size-complex="16pt" style:font-weight-complex="bold"/>
    </style:style>
    <style:style style:name="P166" style:family="paragraph" style:parent-style-name="Standard">
      <style:text-properties fo:font-size="16pt" fo:font-style="normal" style:text-underline-style="none" fo:font-weight="bold" officeooo:rsid="0237c480" officeooo:paragraph-rsid="0237c480" fo:background-color="#ffff00" style:font-size-asian="16pt" style:font-style-asian="normal" style:font-weight-asian="bold" style:font-size-complex="16pt" style:font-style-complex="normal" style:font-weight-complex="bold"/>
    </style:style>
    <style:style style:name="P167" style:family="paragraph" style:parent-style-name="Standard">
      <style:text-properties officeooo:rsid="002e343f" officeooo:paragraph-rsid="002e343f"/>
    </style:style>
    <style:style style:name="P168" style:family="paragraph" style:parent-style-name="Standard">
      <style:text-properties officeooo:rsid="0030a956" officeooo:paragraph-rsid="0030a956"/>
    </style:style>
    <style:style style:name="P169" style:family="paragraph" style:parent-style-name="Standard">
      <style:text-properties officeooo:rsid="00325905" officeooo:paragraph-rsid="00325905"/>
    </style:style>
    <style:style style:name="P170" style:family="paragraph" style:parent-style-name="Standard">
      <style:text-properties officeooo:rsid="0033dfef" officeooo:paragraph-rsid="0033dfef"/>
    </style:style>
    <style:style style:name="P171" style:family="paragraph" style:parent-style-name="Standard">
      <style:text-properties officeooo:rsid="0033f2bb" officeooo:paragraph-rsid="0033f2bb"/>
    </style:style>
    <style:style style:name="P172" style:family="paragraph" style:parent-style-name="Standard">
      <style:text-properties officeooo:rsid="0036c3c1" officeooo:paragraph-rsid="0036c3c1"/>
    </style:style>
    <style:style style:name="P17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36c3c1" officeooo:paragraph-rsid="001bdf0a"/>
    </style:style>
    <style:style style:name="P174" style:family="paragraph" style:parent-style-name="Standard">
      <style:text-properties style:text-underline-style="none" officeooo:rsid="001bdf0a" officeooo:paragraph-rsid="00325905"/>
    </style:style>
    <style:style style:name="P175" style:family="paragraph" style:parent-style-name="Standard">
      <style:text-properties style:text-underline-style="none" fo:font-weight="normal" officeooo:rsid="004797dc" officeooo:paragraph-rsid="006da8ce" style:font-weight-asian="normal" style:font-weight-complex="normal"/>
    </style:style>
    <style:style style:name="P176" style:family="paragraph" style:parent-style-name="Standard">
      <style:text-properties style:text-underline-style="none" fo:font-weight="normal" officeooo:rsid="006da8ce" officeooo:paragraph-rsid="006da8ce" style:font-weight-asian="normal" style:font-weight-complex="normal"/>
    </style:style>
    <style:style style:name="P177" style:family="paragraph" style:parent-style-name="Standard">
      <style:text-properties style:text-underline-style="none" fo:font-weight="normal" officeooo:rsid="006da8ce" officeooo:paragraph-rsid="008ce444" style:font-weight-asian="normal" style:font-weight-complex="normal"/>
    </style:style>
    <style:style style:name="P178" style:family="paragraph" style:parent-style-name="Standard">
      <style:text-properties style:text-underline-style="none" fo:font-weight="normal" officeooo:rsid="006da8ce" officeooo:paragraph-rsid="00b4d101" style:font-weight-asian="normal" style:font-weight-complex="normal"/>
    </style:style>
    <style:style style:name="P179" style:family="paragraph" style:parent-style-name="Standard">
      <style:text-properties style:text-underline-style="none" fo:font-weight="normal" officeooo:rsid="001bdf0a" officeooo:paragraph-rsid="0074af1a" style:font-weight-asian="normal" style:font-weight-complex="normal"/>
    </style:style>
    <style:style style:name="P180" style:family="paragraph" style:parent-style-name="Standard">
      <style:text-properties style:text-underline-style="none" fo:font-weight="normal" officeooo:rsid="001bdf0a" officeooo:paragraph-rsid="00836c30" style:font-weight-asian="normal" style:font-weight-complex="normal"/>
    </style:style>
    <style:style style:name="P181" style:family="paragraph" style:parent-style-name="Standard">
      <style:text-properties style:text-underline-style="none" fo:font-weight="normal" officeooo:rsid="001bdf0a" officeooo:paragraph-rsid="008ce444" style:font-weight-asian="normal" style:font-weight-complex="normal"/>
    </style:style>
    <style:style style:name="P182" style:family="paragraph" style:parent-style-name="Standard">
      <style:text-properties style:text-underline-style="none" fo:font-weight="normal" officeooo:rsid="001bdf0a" officeooo:paragraph-rsid="00b4d101" style:font-weight-asian="normal" style:font-weight-complex="normal"/>
    </style:style>
    <style:style style:name="P183" style:family="paragraph" style:parent-style-name="Standard">
      <style:text-properties style:text-underline-style="none" fo:font-weight="normal" officeooo:rsid="00775785" officeooo:paragraph-rsid="00775785" style:font-weight-asian="normal" style:font-weight-complex="normal"/>
    </style:style>
    <style:style style:name="P184" style:family="paragraph" style:parent-style-name="Standard">
      <style:text-properties style:text-underline-style="none" fo:font-weight="normal" officeooo:rsid="0079e608" officeooo:paragraph-rsid="0079e608" style:font-weight-asian="normal" style:font-weight-complex="normal"/>
    </style:style>
    <style:style style:name="P185" style:family="paragraph" style:parent-style-name="Standard">
      <style:text-properties style:text-underline-style="none" fo:font-weight="normal" officeooo:rsid="0079eb51" officeooo:paragraph-rsid="0079e608" style:font-weight-asian="normal" style:font-weight-complex="normal"/>
    </style:style>
    <style:style style:name="P186" style:family="paragraph" style:parent-style-name="Standard">
      <style:text-properties style:text-underline-style="none" fo:font-weight="normal" officeooo:rsid="0079eb51" officeooo:paragraph-rsid="0079eb51" style:font-weight-asian="normal" style:font-weight-complex="normal"/>
    </style:style>
    <style:style style:name="P187" style:family="paragraph" style:parent-style-name="Standard">
      <style:text-properties style:text-underline-style="none" fo:font-weight="normal" officeooo:rsid="007ba9f3" officeooo:paragraph-rsid="007ba9f3" style:font-weight-asian="normal" style:font-weight-complex="normal"/>
    </style:style>
    <style:style style:name="P188" style:family="paragraph" style:parent-style-name="Standard">
      <style:text-properties style:text-underline-style="none" fo:font-weight="normal" officeooo:rsid="007ba9f3" officeooo:paragraph-rsid="00b10baa" style:font-weight-asian="normal" style:font-weight-complex="normal"/>
    </style:style>
    <style:style style:name="P189" style:family="paragraph" style:parent-style-name="Standard">
      <style:text-properties style:text-underline-style="none" fo:font-weight="normal" officeooo:rsid="007d7af7" officeooo:paragraph-rsid="007d7af7" style:font-weight-asian="normal" style:font-weight-complex="normal"/>
    </style:style>
    <style:style style:name="P190" style:family="paragraph" style:parent-style-name="Standard">
      <style:text-properties style:text-underline-style="none" fo:font-weight="normal" officeooo:rsid="0080cd90" officeooo:paragraph-rsid="0080cd90" style:font-weight-asian="normal" style:font-weight-complex="normal"/>
    </style:style>
    <style:style style:name="P191" style:family="paragraph" style:parent-style-name="Standard">
      <style:text-properties style:text-underline-style="none" fo:font-weight="normal" officeooo:rsid="00836c30" officeooo:paragraph-rsid="00836c30" style:font-weight-asian="normal" style:font-weight-complex="normal"/>
    </style:style>
    <style:style style:name="P192" style:family="paragraph" style:parent-style-name="Standard">
      <style:text-properties style:text-underline-style="none" fo:font-weight="normal" officeooo:rsid="0085174a" officeooo:paragraph-rsid="0085174a" style:font-weight-asian="normal" style:font-weight-complex="normal"/>
    </style:style>
    <style:style style:name="P193" style:family="paragraph" style:parent-style-name="Standard">
      <style:text-properties style:text-underline-style="none" fo:font-weight="normal" officeooo:rsid="0089b4e6" officeooo:paragraph-rsid="0089b4e6" style:font-weight-asian="normal" style:font-weight-complex="normal"/>
    </style:style>
    <style:style style:name="P194" style:family="paragraph" style:parent-style-name="Standard">
      <style:text-properties style:text-underline-style="none" fo:font-weight="normal" officeooo:rsid="0091f9cf" officeooo:paragraph-rsid="0091f9cf" style:font-weight-asian="normal" style:font-weight-complex="normal"/>
    </style:style>
    <style:style style:name="P195" style:family="paragraph" style:parent-style-name="Standard">
      <style:text-properties style:text-underline-style="none" fo:font-weight="normal" officeooo:rsid="0092eeee" officeooo:paragraph-rsid="0092eeee" style:font-weight-asian="normal" style:font-weight-complex="normal"/>
    </style:style>
    <style:style style:name="P196" style:family="paragraph" style:parent-style-name="Standard">
      <style:text-properties style:text-underline-style="none" fo:font-weight="normal" officeooo:rsid="0099004d" officeooo:paragraph-rsid="0099004d" style:font-weight-asian="normal" style:font-weight-complex="normal"/>
    </style:style>
    <style:style style:name="P197" style:family="paragraph" style:parent-style-name="Standard">
      <style:text-properties style:text-underline-style="none" fo:font-weight="normal" officeooo:rsid="009ac1ad" officeooo:paragraph-rsid="009ac1ad" style:font-weight-asian="normal" style:font-weight-complex="normal"/>
    </style:style>
    <style:style style:name="P198" style:family="paragraph" style:parent-style-name="Standard">
      <style:text-properties style:text-underline-style="none" fo:font-weight="normal" officeooo:rsid="009c1ec2" officeooo:paragraph-rsid="009c1ec2" style:font-weight-asian="normal" style:font-weight-complex="normal"/>
    </style:style>
    <style:style style:name="P199" style:family="paragraph" style:parent-style-name="Standard">
      <style:text-properties style:text-underline-style="none" fo:font-weight="normal" officeooo:rsid="00b8b826" officeooo:paragraph-rsid="00b8b826" style:font-weight-asian="normal" style:font-weight-complex="normal"/>
    </style:style>
    <style:style style:name="P200" style:family="paragraph" style:parent-style-name="Standard">
      <style:text-properties style:text-underline-style="none" fo:font-weight="normal" officeooo:rsid="00b8b826" officeooo:paragraph-rsid="00c87cff" style:font-weight-asian="normal" style:font-weight-complex="normal"/>
    </style:style>
    <style:style style:name="P201" style:family="paragraph" style:parent-style-name="Standard">
      <style:text-properties style:text-underline-style="none" fo:font-weight="normal" officeooo:rsid="00b8b826" officeooo:paragraph-rsid="00dccf30" style:font-weight-asian="normal" style:font-weight-complex="normal"/>
    </style:style>
    <style:style style:name="P20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b6452d" style:font-weight-asian="normal" style:font-weight-complex="normal"/>
    </style:style>
    <style:style style:name="P20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b8b826" style:font-weight-asian="normal" style:font-weight-complex="normal"/>
    </style:style>
    <style:style style:name="P20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c87cff" style:font-weight-asian="normal" style:font-weight-complex="normal"/>
    </style:style>
    <style:style style:name="P20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dccf30" style:font-weight-asian="normal" style:font-weight-complex="normal"/>
    </style:style>
    <style:style style:name="P206" style:family="paragraph" style:parent-style-name="Standard">
      <style:text-properties style:text-underline-style="none" fo:font-weight="normal" officeooo:rsid="00b10baa" officeooo:paragraph-rsid="00b10baa" style:font-weight-asian="normal" style:font-weight-complex="normal"/>
    </style:style>
    <style:style style:name="P207" style:family="paragraph" style:parent-style-name="Standard">
      <style:text-properties style:text-underline-style="none" fo:font-weight="normal" officeooo:rsid="00b10baa" officeooo:paragraph-rsid="00be0784" style:font-weight-asian="normal" style:font-weight-complex="normal"/>
    </style:style>
    <style:style style:name="P208" style:family="paragraph" style:parent-style-name="Standard">
      <style:text-properties style:text-underline-style="none" fo:font-weight="normal" officeooo:rsid="00b10baa" officeooo:paragraph-rsid="00c5061e" style:font-weight-asian="normal" style:font-weight-complex="normal"/>
    </style:style>
    <style:style style:name="P209" style:family="paragraph" style:parent-style-name="Standard">
      <style:text-properties style:text-underline-style="none" fo:font-weight="normal" officeooo:rsid="00b10baa" officeooo:paragraph-rsid="00c4b1ce" style:font-weight-asian="normal" style:font-weight-complex="normal"/>
    </style:style>
    <style:style style:name="P210" style:family="paragraph" style:parent-style-name="Standard">
      <style:text-properties style:text-underline-style="none" fo:font-weight="normal" officeooo:rsid="00b10baa" officeooo:paragraph-rsid="00c87cff" style:font-weight-asian="normal" style:font-weight-complex="normal"/>
    </style:style>
    <style:style style:name="P211" style:family="paragraph" style:parent-style-name="Standard">
      <style:text-properties style:text-underline-style="none" fo:font-weight="normal" officeooo:rsid="00b10baa" officeooo:paragraph-rsid="00d34a60" style:font-weight-asian="normal" style:font-weight-complex="normal"/>
    </style:style>
    <style:style style:name="P212" style:family="paragraph" style:parent-style-name="Standard">
      <style:text-properties style:text-underline-style="none" fo:font-weight="normal" officeooo:rsid="00b10baa" officeooo:paragraph-rsid="00d52c10" style:font-weight-asian="normal" style:font-weight-complex="normal"/>
    </style:style>
    <style:style style:name="P213" style:family="paragraph" style:parent-style-name="Standard">
      <style:text-properties style:text-underline-style="none" fo:font-weight="normal" officeooo:rsid="00b10baa" officeooo:paragraph-rsid="00d8fbfd" style:font-weight-asian="normal" style:font-weight-complex="normal"/>
    </style:style>
    <style:style style:name="P214" style:family="paragraph" style:parent-style-name="Standard">
      <style:text-properties style:text-underline-style="none" fo:font-weight="normal" officeooo:rsid="00b10baa" officeooo:paragraph-rsid="00edb38f" style:font-weight-asian="normal" style:font-weight-complex="normal"/>
    </style:style>
    <style:style style:name="P215" style:family="paragraph" style:parent-style-name="Standard">
      <style:paragraph-properties fo:text-align="center" style:justify-single-word="false"/>
      <style:text-properties style:text-underline-style="none" fo:font-weight="normal" officeooo:rsid="00b10baa" officeooo:paragraph-rsid="00ea0a42" style:font-weight-asian="normal" style:font-weight-complex="normal"/>
    </style:style>
    <style:style style:name="P216" style:family="paragraph" style:parent-style-name="Standard">
      <style:text-properties style:text-underline-style="none" fo:font-weight="normal" officeooo:rsid="00b10baa" officeooo:paragraph-rsid="0101a25e" style:font-weight-asian="normal" style:font-weight-complex="normal"/>
    </style:style>
    <style:style style:name="P217" style:family="paragraph" style:parent-style-name="Standard">
      <style:text-properties style:text-underline-style="none" fo:font-weight="normal" officeooo:rsid="00b10baa" officeooo:paragraph-rsid="0112a300" style:font-weight-asian="normal" style:font-weight-complex="normal"/>
    </style:style>
    <style:style style:name="P218" style:family="paragraph" style:parent-style-name="Standard">
      <style:text-properties style:text-underline-style="none" fo:font-weight="normal" officeooo:rsid="00b10baa" officeooo:paragraph-rsid="01113836" style:font-weight-asian="normal" style:font-weight-complex="normal"/>
    </style:style>
    <style:style style:name="P219" style:family="paragraph" style:parent-style-name="Standard">
      <style:text-properties style:text-underline-style="none" fo:font-weight="normal" officeooo:rsid="00b10baa" officeooo:paragraph-rsid="01165e45" style:font-weight-asian="normal" style:font-weight-complex="normal"/>
    </style:style>
    <style:style style:name="P220" style:family="paragraph" style:parent-style-name="Standard">
      <style:text-properties style:text-underline-style="none" fo:font-weight="normal" officeooo:rsid="00b10baa" officeooo:paragraph-rsid="0130d3e3" style:font-weight-asian="normal" style:font-weight-complex="normal"/>
    </style:style>
    <style:style style:name="P221" style:family="paragraph" style:parent-style-name="Standard">
      <style:text-properties style:text-underline-style="none" fo:font-weight="normal" officeooo:rsid="00b10baa" officeooo:paragraph-rsid="013c73bb" style:font-weight-asian="normal" style:font-weight-complex="normal"/>
    </style:style>
    <style:style style:name="P222" style:family="paragraph" style:parent-style-name="Standard">
      <style:text-properties style:text-underline-style="none" fo:font-weight="normal" officeooo:rsid="00b10baa" officeooo:paragraph-rsid="0160ff89" style:font-weight-asian="normal" style:font-weight-complex="normal"/>
    </style:style>
    <style:style style:name="P223" style:family="paragraph" style:parent-style-name="Standard">
      <style:text-properties style:text-underline-style="none" fo:font-weight="normal" officeooo:rsid="00b10baa" officeooo:paragraph-rsid="0155b712" style:font-weight-asian="normal" style:font-weight-complex="normal"/>
    </style:style>
    <style:style style:name="P224" style:family="paragraph" style:parent-style-name="Standard">
      <style:text-properties style:text-underline-style="none" fo:font-weight="normal" officeooo:rsid="00b8e261" officeooo:paragraph-rsid="00b8e261" style:font-weight-asian="normal" style:font-weight-complex="normal"/>
    </style:style>
    <style:style style:name="P225" style:family="paragraph" style:parent-style-name="Standard">
      <style:text-properties style:text-underline-style="none" fo:font-weight="normal" officeooo:rsid="00b9fe73" officeooo:paragraph-rsid="00b9fe73" style:font-weight-asian="normal" style:font-weight-complex="normal"/>
    </style:style>
    <style:style style:name="P226" style:family="paragraph" style:parent-style-name="Standard">
      <style:text-properties style:text-underline-style="none" fo:font-weight="normal" officeooo:rsid="00bb7ff5" officeooo:paragraph-rsid="00bb7ff5" style:font-weight-asian="normal" style:font-weight-complex="normal"/>
    </style:style>
    <style:style style:name="P227" style:family="paragraph" style:parent-style-name="Standard">
      <style:text-properties style:text-underline-style="none" fo:font-weight="normal" officeooo:rsid="00be0784" officeooo:paragraph-rsid="00be0784" style:font-weight-asian="normal" style:font-weight-complex="normal"/>
    </style:style>
    <style:style style:name="P228" style:family="paragraph" style:parent-style-name="Standard">
      <style:text-properties style:text-underline-style="none" fo:font-weight="normal" officeooo:rsid="00c36a84" officeooo:paragraph-rsid="00c36a84" style:font-weight-asian="normal" style:font-weight-complex="normal"/>
    </style:style>
    <style:style style:name="P229" style:family="paragraph" style:parent-style-name="Standard">
      <style:text-properties style:text-underline-style="none" fo:font-weight="normal" officeooo:rsid="00c4b1ce" officeooo:paragraph-rsid="00c4b1ce" style:font-weight-asian="normal" style:font-weight-complex="normal"/>
    </style:style>
    <style:style style:name="P230" style:family="paragraph" style:parent-style-name="Standard">
      <style:text-properties style:text-underline-style="none" fo:font-weight="normal" officeooo:rsid="00c9d607" officeooo:paragraph-rsid="00c9d607" style:font-weight-asian="normal" style:font-weight-complex="normal"/>
    </style:style>
    <style:style style:name="P231" style:family="paragraph" style:parent-style-name="Standard">
      <style:text-properties style:text-underline-style="none" fo:font-weight="normal" officeooo:rsid="00cc9ebe" officeooo:paragraph-rsid="00c5061e" style:font-weight-asian="normal" style:font-weight-complex="normal"/>
    </style:style>
    <style:style style:name="P232" style:family="paragraph" style:parent-style-name="Standard">
      <style:text-properties style:text-underline-style="none" fo:font-weight="normal" officeooo:rsid="00d34a60" officeooo:paragraph-rsid="00d34a60" style:font-weight-asian="normal" style:font-weight-complex="normal"/>
    </style:style>
    <style:style style:name="P233" style:family="paragraph" style:parent-style-name="Standard">
      <style:text-properties style:text-underline-style="none" fo:font-weight="normal" officeooo:rsid="00d34a60" officeooo:paragraph-rsid="00d5d088" style:font-weight-asian="normal" style:font-weight-complex="normal"/>
    </style:style>
    <style:style style:name="P234" style:family="paragraph" style:parent-style-name="Standard">
      <style:text-properties style:text-underline-style="none" fo:font-weight="normal" officeooo:rsid="00d9cd4c" officeooo:paragraph-rsid="00d8fbfd" style:font-weight-asian="normal" style:font-weight-complex="normal"/>
    </style:style>
    <style:style style:name="P235" style:family="paragraph" style:parent-style-name="Standard">
      <style:text-properties style:text-underline-style="none" fo:font-weight="normal" officeooo:rsid="00d9cd4c" officeooo:paragraph-rsid="00d9cd4c" style:font-weight-asian="normal" style:font-weight-complex="normal"/>
    </style:style>
    <style:style style:name="P236" style:family="paragraph" style:parent-style-name="Standard">
      <style:text-properties style:text-underline-style="none" fo:font-weight="normal" officeooo:rsid="00e13b9d" officeooo:paragraph-rsid="00e13b9d" style:font-weight-asian="normal" style:font-weight-complex="normal"/>
    </style:style>
    <style:style style:name="P237" style:family="paragraph" style:parent-style-name="Standard">
      <style:text-properties style:text-underline-style="none" fo:font-weight="normal" officeooo:rsid="00e13b9d" officeooo:paragraph-rsid="00e7bb6d" style:font-weight-asian="normal" style:font-weight-complex="normal"/>
    </style:style>
    <style:style style:name="P238" style:family="paragraph" style:parent-style-name="Standard">
      <style:text-properties style:text-underline-style="none" fo:font-weight="normal" officeooo:rsid="00e609a9" officeooo:paragraph-rsid="00e609a9" style:font-weight-asian="normal" style:font-weight-complex="normal"/>
    </style:style>
    <style:style style:name="P239" style:family="paragraph" style:parent-style-name="Standard">
      <style:text-properties style:text-underline-style="none" fo:font-weight="normal" officeooo:rsid="00e7bb6d" officeooo:paragraph-rsid="00e7bb6d" style:font-weight-asian="normal" style:font-weight-complex="normal"/>
    </style:style>
    <style:style style:name="P240" style:family="paragraph" style:parent-style-name="Standard">
      <style:text-properties style:text-underline-style="none" fo:font-weight="normal" officeooo:rsid="00e9d6ba" officeooo:paragraph-rsid="00e9d6ba" style:font-weight-asian="normal" style:font-weight-complex="normal"/>
    </style:style>
    <style:style style:name="P241" style:family="paragraph" style:parent-style-name="Standard">
      <style:text-properties style:text-underline-style="none" fo:font-weight="normal" officeooo:rsid="00f27fb0" officeooo:paragraph-rsid="00f27fb0" style:font-weight-asian="normal" style:font-weight-complex="normal"/>
    </style:style>
    <style:style style:name="P242" style:family="paragraph" style:parent-style-name="Standard">
      <style:text-properties style:text-underline-style="none" fo:font-weight="normal" officeooo:rsid="00f27fb0" officeooo:paragraph-rsid="00fdc704" style:font-weight-asian="normal" style:font-weight-complex="normal"/>
    </style:style>
    <style:style style:name="P243" style:family="paragraph" style:parent-style-name="Standard">
      <style:text-properties style:text-underline-style="none" fo:font-weight="normal" officeooo:rsid="00f27fb0" officeooo:paragraph-rsid="0102f36b" style:font-weight-asian="normal" style:font-weight-complex="normal"/>
    </style:style>
    <style:style style:name="P244" style:family="paragraph" style:parent-style-name="Standard">
      <style:text-properties style:text-underline-style="none" fo:font-weight="normal" officeooo:rsid="00f27fb0" officeooo:paragraph-rsid="014ed94b" style:font-weight-asian="normal" style:font-weight-complex="normal"/>
    </style:style>
    <style:style style:name="P245" style:family="paragraph" style:parent-style-name="Standard">
      <style:text-properties style:text-underline-style="none" fo:font-weight="normal" officeooo:rsid="00f27fb0" officeooo:paragraph-rsid="017bbb9f" style:font-weight-asian="normal" style:font-weight-complex="normal"/>
    </style:style>
    <style:style style:name="P246" style:family="paragraph" style:parent-style-name="Standard">
      <style:text-properties style:text-underline-style="none" fo:font-weight="normal" officeooo:rsid="00f27fb0" officeooo:paragraph-rsid="01c1aa92" style:font-weight-asian="normal" style:font-weight-complex="normal"/>
    </style:style>
    <style:style style:name="P24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27fb0" officeooo:paragraph-rsid="00b10baa" style:font-weight-asian="normal" style:font-weight-complex="normal"/>
    </style:style>
    <style:style style:name="P24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27fb0" officeooo:paragraph-rsid="00f27fb0" style:font-weight-asian="normal" style:font-weight-complex="normal"/>
    </style:style>
    <style:style style:name="P249" style:family="paragraph" style:parent-style-name="Standard">
      <style:text-properties style:text-underline-style="none" fo:font-weight="normal" officeooo:rsid="00f9ade8" officeooo:paragraph-rsid="00f9ade8" style:font-weight-asian="normal" style:font-weight-complex="normal"/>
    </style:style>
    <style:style style:name="P250" style:family="paragraph" style:parent-style-name="Standard">
      <style:text-properties style:text-underline-style="none" fo:font-weight="normal" officeooo:rsid="00f9ade8" officeooo:paragraph-rsid="00fc360b" style:font-weight-asian="normal" style:font-weight-complex="normal"/>
    </style:style>
    <style:style style:name="P251" style:family="paragraph" style:parent-style-name="Standard">
      <style:text-properties style:text-underline-style="none" fo:font-weight="normal" officeooo:rsid="00faa59a" officeooo:paragraph-rsid="00faa59a" style:font-weight-asian="normal" style:font-weight-complex="normal"/>
    </style:style>
    <style:style style:name="P252" style:family="paragraph" style:parent-style-name="Standard">
      <style:text-properties style:text-underline-style="none" fo:font-weight="normal" officeooo:rsid="00faa59a" officeooo:paragraph-rsid="00fc360b" style:font-weight-asian="normal" style:font-weight-complex="normal"/>
    </style:style>
    <style:style style:name="P253" style:family="paragraph" style:parent-style-name="Standard">
      <style:text-properties style:text-underline-style="none" fo:font-weight="normal" officeooo:rsid="00fc360b" officeooo:paragraph-rsid="00fc360b" style:font-weight-asian="normal" style:font-weight-complex="normal"/>
    </style:style>
    <style:style style:name="P254" style:family="paragraph" style:parent-style-name="Standard">
      <style:text-properties style:text-underline-style="none" fo:font-weight="normal" officeooo:rsid="00fe6634" officeooo:paragraph-rsid="00fe6634" style:font-weight-asian="normal" style:font-weight-complex="normal"/>
    </style:style>
    <style:style style:name="P255" style:family="paragraph" style:parent-style-name="Standard">
      <style:text-properties style:text-underline-style="none" fo:font-weight="normal" officeooo:rsid="0101412b" officeooo:paragraph-rsid="0101412b" style:font-weight-asian="normal" style:font-weight-complex="normal"/>
    </style:style>
    <style:style style:name="P256" style:family="paragraph" style:parent-style-name="Standard">
      <style:text-properties style:text-underline-style="none" fo:font-weight="normal" officeooo:rsid="010201ca" officeooo:paragraph-rsid="010201ca" style:font-weight-asian="normal" style:font-weight-complex="normal"/>
    </style:style>
    <style:style style:name="P257" style:family="paragraph" style:parent-style-name="Standard">
      <style:text-properties style:text-underline-style="none" fo:font-weight="normal" officeooo:rsid="01044282" officeooo:paragraph-rsid="0105470b" style:font-weight-asian="normal" style:font-weight-complex="normal"/>
    </style:style>
    <style:style style:name="P258" style:family="paragraph" style:parent-style-name="Standard">
      <style:text-properties style:text-underline-style="none" fo:font-weight="normal" officeooo:rsid="0105e028" officeooo:paragraph-rsid="0105e028" style:font-weight-asian="normal" style:font-weight-complex="normal"/>
    </style:style>
    <style:style style:name="P259" style:family="paragraph" style:parent-style-name="Standard">
      <style:text-properties style:text-underline-style="none" fo:font-weight="normal" officeooo:rsid="01075d9a" officeooo:paragraph-rsid="01075d9a" style:font-weight-asian="normal" style:font-weight-complex="normal"/>
    </style:style>
    <style:style style:name="P260" style:family="paragraph" style:parent-style-name="Standard">
      <style:text-properties style:text-underline-style="none" fo:font-weight="normal" officeooo:rsid="01093b0e" officeooo:paragraph-rsid="01093b0e" style:font-weight-asian="normal" style:font-weight-complex="normal"/>
    </style:style>
    <style:style style:name="P261" style:family="paragraph" style:parent-style-name="Standard">
      <style:text-properties style:text-underline-style="none" fo:font-weight="normal" officeooo:rsid="0109c153" officeooo:paragraph-rsid="0109c153" style:font-weight-asian="normal" style:font-weight-complex="normal"/>
    </style:style>
    <style:style style:name="P262" style:family="paragraph" style:parent-style-name="Standard">
      <style:text-properties style:text-underline-style="none" fo:font-weight="normal" officeooo:rsid="010a2c09" officeooo:paragraph-rsid="010a2c09" style:font-weight-asian="normal" style:font-weight-complex="normal"/>
    </style:style>
    <style:style style:name="P263" style:family="paragraph" style:parent-style-name="Standard">
      <style:text-properties style:text-underline-style="none" fo:font-weight="normal" officeooo:rsid="01086e1d" officeooo:paragraph-rsid="01086e1d" style:font-weight-asian="normal" style:font-weight-complex="normal"/>
    </style:style>
    <style:style style:name="P264" style:family="paragraph" style:parent-style-name="Standard">
      <style:text-properties style:text-underline-style="none" fo:font-weight="normal" officeooo:rsid="010d1bb8" officeooo:paragraph-rsid="010d1bb8" style:font-weight-asian="normal" style:font-weight-complex="normal"/>
    </style:style>
    <style:style style:name="P265" style:family="paragraph" style:parent-style-name="Standard">
      <style:text-properties style:text-underline-style="none" fo:font-weight="normal" officeooo:rsid="011080be" officeooo:paragraph-rsid="011080be" style:font-weight-asian="normal" style:font-weight-complex="normal"/>
    </style:style>
    <style:style style:name="P266" style:family="paragraph" style:parent-style-name="Standard">
      <style:text-properties style:text-underline-style="none" fo:font-weight="normal" officeooo:rsid="0112a300" officeooo:paragraph-rsid="0112a300" style:font-weight-asian="normal" style:font-weight-complex="normal"/>
    </style:style>
    <style:style style:name="P267" style:family="paragraph" style:parent-style-name="Standard">
      <style:text-properties style:text-underline-style="none" fo:font-weight="normal" officeooo:rsid="01165e45" officeooo:paragraph-rsid="01165e45" style:font-weight-asian="normal" style:font-weight-complex="normal"/>
    </style:style>
    <style:style style:name="P268" style:family="paragraph" style:parent-style-name="Standard">
      <style:text-properties style:text-underline-style="none" fo:font-weight="normal" officeooo:rsid="01189fab" officeooo:paragraph-rsid="01189fab" style:font-weight-asian="normal" style:font-weight-complex="normal"/>
    </style:style>
    <style:style style:name="P26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189fab" officeooo:paragraph-rsid="00b10baa" style:font-weight-asian="normal" style:font-weight-complex="normal"/>
    </style:style>
    <style:style style:name="P270" style:family="paragraph" style:parent-style-name="Standard">
      <style:text-properties style:text-underline-style="none" fo:font-weight="normal" officeooo:rsid="0118c124" officeooo:paragraph-rsid="0118c124" style:font-weight-asian="normal" style:font-weight-complex="normal"/>
    </style:style>
    <style:style style:name="P271" style:family="paragraph" style:parent-style-name="Standard">
      <style:text-properties style:text-underline-style="none" fo:font-weight="normal" officeooo:rsid="01190085" officeooo:paragraph-rsid="01190085" style:font-weight-asian="normal" style:font-weight-complex="normal"/>
    </style:style>
    <style:style style:name="P272" style:family="paragraph" style:parent-style-name="Standard">
      <style:text-properties style:text-underline-style="none" fo:font-weight="normal" officeooo:rsid="011cd60e" officeooo:paragraph-rsid="011cd60e" style:font-weight-asian="normal" style:font-weight-complex="normal"/>
    </style:style>
    <style:style style:name="P273" style:family="paragraph" style:parent-style-name="Standard">
      <style:text-properties style:text-underline-style="none" fo:font-weight="normal" officeooo:rsid="01200bd7" officeooo:paragraph-rsid="01200bd7" style:font-weight-asian="normal" style:font-weight-complex="normal"/>
    </style:style>
    <style:style style:name="P274" style:family="paragraph" style:parent-style-name="Standard">
      <style:text-properties style:text-underline-style="none" fo:font-weight="normal" officeooo:rsid="01210a6f" officeooo:paragraph-rsid="01210a6f" style:font-weight-asian="normal" style:font-weight-complex="normal"/>
    </style:style>
    <style:style style:name="P275" style:family="paragraph" style:parent-style-name="Standard">
      <style:text-properties style:text-underline-style="none" fo:font-weight="normal" officeooo:rsid="01210a6f" officeooo:paragraph-rsid="012940c1" style:font-weight-asian="normal" style:font-weight-complex="normal"/>
    </style:style>
    <style:style style:name="P276" style:family="paragraph" style:parent-style-name="Standard">
      <style:text-properties style:text-underline-style="none" fo:font-weight="normal" officeooo:rsid="0127682a" officeooo:paragraph-rsid="0127682a" style:font-weight-asian="normal" style:font-weight-complex="normal"/>
    </style:style>
    <style:style style:name="P277" style:family="paragraph" style:parent-style-name="Standard">
      <style:text-properties style:text-underline-style="none" fo:font-weight="normal" officeooo:rsid="012b0d50" officeooo:paragraph-rsid="012b0d50" style:font-weight-asian="normal" style:font-weight-complex="normal"/>
    </style:style>
    <style:style style:name="P278" style:family="paragraph" style:parent-style-name="Standard">
      <style:text-properties style:text-underline-style="none" fo:font-weight="normal" officeooo:rsid="012b0d50" officeooo:paragraph-rsid="012d0ac7" style:font-weight-asian="normal" style:font-weight-complex="normal"/>
    </style:style>
    <style:style style:name="P279" style:family="paragraph" style:parent-style-name="Standard">
      <style:text-properties style:text-underline-style="none" fo:font-weight="normal" officeooo:rsid="012f2e33" officeooo:paragraph-rsid="012f2e33" style:font-weight-asian="normal" style:font-weight-complex="normal"/>
    </style:style>
    <style:style style:name="P280" style:family="paragraph" style:parent-style-name="Standard">
      <style:text-properties style:text-underline-style="none" fo:font-weight="normal" officeooo:rsid="012f2e33" officeooo:paragraph-rsid="01b0c674" style:font-weight-asian="normal" style:font-weight-complex="normal"/>
    </style:style>
    <style:style style:name="P281" style:family="paragraph" style:parent-style-name="Standard">
      <style:text-properties style:text-underline-style="none" fo:font-weight="normal" officeooo:rsid="0130d3e3" officeooo:paragraph-rsid="0130d3e3" style:font-weight-asian="normal" style:font-weight-complex="normal"/>
    </style:style>
    <style:style style:name="P282" style:family="paragraph" style:parent-style-name="Standard">
      <style:text-properties style:text-underline-style="none" fo:font-weight="normal" officeooo:rsid="0139a0c6" officeooo:paragraph-rsid="0139a0c6" style:font-weight-asian="normal" style:font-weight-complex="normal"/>
    </style:style>
    <style:style style:name="P283" style:family="paragraph" style:parent-style-name="Standard">
      <style:text-properties style:text-underline-style="none" fo:font-weight="normal" officeooo:rsid="013a955d" officeooo:paragraph-rsid="013a955d" style:font-weight-asian="normal" style:font-weight-complex="normal"/>
    </style:style>
    <style:style style:name="P284" style:family="paragraph" style:parent-style-name="Standard">
      <style:text-properties style:text-underline-style="none" fo:font-weight="normal" officeooo:rsid="013c73bb" officeooo:paragraph-rsid="013c73bb" style:font-weight-asian="normal" style:font-weight-complex="normal"/>
    </style:style>
    <style:style style:name="P28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3c73bb" officeooo:paragraph-rsid="00b10baa" style:font-weight-asian="normal" style:font-weight-complex="normal"/>
    </style:style>
    <style:style style:name="P286" style:family="paragraph" style:parent-style-name="Standard">
      <style:text-properties style:text-underline-style="none" fo:font-weight="normal" officeooo:rsid="01411c6e" officeooo:paragraph-rsid="01411c6e" style:font-weight-asian="normal" style:font-weight-complex="normal"/>
    </style:style>
    <style:style style:name="P287" style:family="paragraph" style:parent-style-name="Standard">
      <style:text-properties style:text-underline-style="none" fo:font-weight="normal" officeooo:rsid="01430c44" officeooo:paragraph-rsid="01430c44" style:font-weight-asian="normal" style:font-weight-complex="normal"/>
    </style:style>
    <style:style style:name="P288" style:family="paragraph" style:parent-style-name="Standard">
      <style:text-properties style:text-underline-style="none" fo:font-weight="normal" officeooo:rsid="014a3d3c" officeooo:paragraph-rsid="014a3d3c" style:font-weight-asian="normal" style:font-weight-complex="normal"/>
    </style:style>
    <style:style style:name="P28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4a3d3c" officeooo:paragraph-rsid="013c73bb" style:font-weight-asian="normal" style:font-weight-complex="normal"/>
    </style:style>
    <style:style style:name="P290" style:family="paragraph" style:parent-style-name="Standard">
      <style:text-properties style:text-underline-style="none" fo:font-weight="normal" officeooo:rsid="014b3df5" officeooo:paragraph-rsid="014b3df5" style:font-weight-asian="normal" style:font-weight-complex="normal"/>
    </style:style>
    <style:style style:name="P291" style:family="paragraph" style:parent-style-name="Standard">
      <style:text-properties style:text-underline-style="none" fo:font-weight="normal" officeooo:rsid="01532791" officeooo:paragraph-rsid="01532791" style:font-weight-asian="normal" style:font-weight-complex="normal"/>
    </style:style>
    <style:style style:name="P292" style:family="paragraph" style:parent-style-name="Standard">
      <style:text-properties style:text-underline-style="none" fo:font-weight="normal" officeooo:rsid="01532791" officeooo:paragraph-rsid="015f4041" style:font-weight-asian="normal" style:font-weight-complex="normal"/>
    </style:style>
    <style:style style:name="P29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532791" officeooo:paragraph-rsid="013c73bb" style:font-weight-asian="normal" style:font-weight-complex="normal"/>
    </style:style>
    <style:style style:name="P29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532791" officeooo:paragraph-rsid="015f4041" style:font-weight-asian="normal" style:font-weight-complex="normal"/>
    </style:style>
    <style:style style:name="P29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0fdc704" style:font-weight-asian="normal" style:font-weight-complex="normal"/>
    </style:style>
    <style:style style:name="P29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02f36b" style:font-weight-asian="normal" style:font-weight-complex="normal"/>
    </style:style>
    <style:style style:name="P29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0fc360b" style:font-weight-asian="normal" style:font-weight-complex="normal"/>
    </style:style>
    <style:style style:name="P29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4ed94b" style:font-weight-asian="normal" style:font-weight-complex="normal"/>
    </style:style>
    <style:style style:name="P29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7bbb9f" style:font-weight-asian="normal" style:font-weight-complex="normal"/>
    </style:style>
    <style:style style:name="P30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c1aa92" style:font-weight-asian="normal" style:font-weight-complex="normal"/>
    </style:style>
    <style:style style:name="P30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d1170b" style:font-weight-asian="normal" style:font-weight-complex="normal"/>
    </style:style>
    <style:style style:name="P30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ddef18" style:font-weight-asian="normal" style:font-weight-complex="normal"/>
    </style:style>
    <style:style style:name="P30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0f0d88" style:font-weight-asian="normal" style:font-weight-complex="normal"/>
    </style:style>
    <style:style style:name="P30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4c9b42" style:font-weight-asian="normal" style:font-weight-complex="normal"/>
    </style:style>
    <style:style style:name="P30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5122af" style:font-weight-asian="normal" style:font-weight-complex="normal"/>
    </style:style>
    <style:style style:name="P30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70b777" style:font-weight-asian="normal" style:font-weight-complex="normal"/>
    </style:style>
    <style:style style:name="P30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73eda5" style:font-weight-asian="normal" style:font-weight-complex="normal"/>
    </style:style>
    <style:style style:name="P30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7bd875" style:font-weight-asian="normal" style:font-weight-complex="normal"/>
    </style:style>
    <style:style style:name="P30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ac0959" style:font-weight-asian="normal" style:font-weight-complex="normal"/>
    </style:style>
    <style:style style:name="P31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38e197" officeooo:paragraph-rsid="00b10baa" style:font-weight-asian="normal" style:font-weight-complex="normal"/>
    </style:style>
    <style:style style:name="P311" style:family="paragraph" style:parent-style-name="Standard">
      <style:text-properties style:text-underline-style="none" fo:font-weight="bold" officeooo:rsid="00775785" officeooo:paragraph-rsid="00775785" style:font-weight-asian="bold" style:font-weight-complex="bold"/>
    </style:style>
    <style:style style:name="P312" style:family="paragraph" style:parent-style-name="Standard">
      <style:text-properties style:text-underline-style="none" fo:font-weight="bold" officeooo:rsid="007876e8" officeooo:paragraph-rsid="007876e8" style:font-weight-asian="bold" style:font-weight-complex="bold"/>
    </style:style>
    <style:style style:name="P313" style:family="paragraph" style:parent-style-name="Standard">
      <style:text-properties style:text-underline-style="none" fo:font-weight="bold" officeooo:rsid="0079e608" officeooo:paragraph-rsid="0079e608" style:font-weight-asian="bold" style:font-weight-complex="bold"/>
    </style:style>
    <style:style style:name="P314" style:family="paragraph" style:parent-style-name="Standard">
      <style:text-properties style:text-underline-style="none" fo:font-weight="bold" officeooo:rsid="0079eb51" officeooo:paragraph-rsid="0079eb51" style:font-weight-asian="bold" style:font-weight-complex="bold"/>
    </style:style>
    <style:style style:name="P315" style:family="paragraph" style:parent-style-name="Standard">
      <style:text-properties style:text-underline-style="none" fo:font-weight="bold" officeooo:rsid="007ba9f3" officeooo:paragraph-rsid="007ba9f3" style:font-weight-asian="bold" style:font-weight-complex="bold"/>
    </style:style>
    <style:style style:name="P316" style:family="paragraph" style:parent-style-name="Standard">
      <style:text-properties style:text-underline-style="none" fo:font-weight="bold" officeooo:rsid="00836c30" officeooo:paragraph-rsid="00836c30" style:font-weight-asian="bold" style:font-weight-complex="bold"/>
    </style:style>
    <style:style style:name="P317" style:family="paragraph" style:parent-style-name="Standard">
      <style:text-properties style:text-underline-style="none" fo:font-weight="bold" officeooo:rsid="009c1ec2" officeooo:paragraph-rsid="009c1ec2" style:font-weight-asian="bold" style:font-weight-complex="bold"/>
    </style:style>
    <style:style style:name="P318" style:family="paragraph" style:parent-style-name="Standard">
      <style:text-properties style:text-underline-style="none" fo:font-weight="bold" officeooo:rsid="00b8b826" officeooo:paragraph-rsid="00b8b826" style:font-weight-asian="bold" style:font-weight-complex="bold"/>
    </style:style>
    <style:style style:name="P319" style:family="paragraph" style:parent-style-name="Standard">
      <style:text-properties style:text-underline-style="none" fo:font-weight="bold" officeooo:rsid="00b8e261" officeooo:paragraph-rsid="00b8e261" style:font-weight-asian="bold" style:font-weight-complex="bold"/>
    </style:style>
    <style:style style:name="P320" style:family="paragraph" style:parent-style-name="Standard">
      <style:text-properties style:text-underline-style="none" fo:font-weight="bold" officeooo:rsid="00b9fe73" officeooo:paragraph-rsid="00b9fe73" style:font-weight-asian="bold" style:font-weight-complex="bold"/>
    </style:style>
    <style:style style:name="P321" style:family="paragraph" style:parent-style-name="Standard">
      <style:text-properties style:text-underline-style="none" fo:font-weight="bold" officeooo:rsid="00d8fbfd" officeooo:paragraph-rsid="00d8fbfd" style:font-weight-asian="bold" style:font-weight-complex="bold"/>
    </style:style>
    <style:style style:name="P322" style:family="paragraph" style:parent-style-name="Standard">
      <style:text-properties style:text-underline-style="none" fo:font-weight="bold" officeooo:rsid="00e13b9d" officeooo:paragraph-rsid="00e13b9d" style:font-weight-asian="bold" style:font-weight-complex="bold"/>
    </style:style>
    <style:style style:name="P323" style:family="paragraph" style:parent-style-name="Standard">
      <style:text-properties style:text-underline-style="none" fo:font-weight="bold" officeooo:rsid="00e9d6ba" officeooo:paragraph-rsid="00e9d6ba" style:font-weight-asian="bold" style:font-weight-complex="bold"/>
    </style:style>
    <style:style style:name="P324" style:family="paragraph" style:parent-style-name="Standard">
      <style:paragraph-properties fo:text-align="center" style:justify-single-word="false"/>
      <style:text-properties style:text-underline-style="none" fo:font-weight="bold" officeooo:rsid="00dccf30" officeooo:paragraph-rsid="00f91c89" style:font-weight-asian="bold" style:font-weight-complex="bold"/>
    </style:style>
    <style:style style:name="P325" style:family="paragraph" style:parent-style-name="Standard">
      <style:text-properties style:text-underline-style="none" fo:font-weight="bold" officeooo:rsid="00f9ade8" officeooo:paragraph-rsid="00f9ade8" style:font-weight-asian="bold" style:font-weight-complex="bold"/>
    </style:style>
    <style:style style:name="P326" style:family="paragraph" style:parent-style-name="Standard">
      <style:paragraph-properties fo:text-align="center" style:justify-single-word="false"/>
      <style:text-properties style:text-underline-style="none" fo:font-weight="bold" officeooo:rsid="00fdc704" officeooo:paragraph-rsid="0102f36b" style:font-weight-asian="bold" style:font-weight-complex="bold"/>
    </style:style>
    <style:style style:name="P327" style:family="paragraph" style:parent-style-name="Standard">
      <style:paragraph-properties fo:text-align="center" style:justify-single-word="false"/>
      <style:text-properties style:text-underline-style="none" fo:font-weight="bold" officeooo:rsid="00fdc704" officeooo:paragraph-rsid="014ed94b" style:font-weight-asian="bold" style:font-weight-complex="bold"/>
    </style:style>
    <style:style style:name="P328" style:family="paragraph" style:parent-style-name="Standard">
      <style:text-properties style:text-underline-style="none" fo:font-weight="bold" officeooo:rsid="01086e1d" officeooo:paragraph-rsid="01086e1d" style:font-weight-asian="bold" style:font-weight-complex="bold"/>
    </style:style>
    <style:style style:name="P329" style:family="paragraph" style:parent-style-name="Standard">
      <style:text-properties style:text-underline-style="none" fo:font-weight="bold" officeooo:rsid="01093b0e" officeooo:paragraph-rsid="01093b0e" style:font-weight-asian="bold" style:font-weight-complex="bold"/>
    </style:style>
    <style:style style:name="P330" style:family="paragraph" style:parent-style-name="Standard">
      <style:text-properties style:text-underline-style="none" fo:font-weight="bold" officeooo:rsid="01093b0e" officeooo:paragraph-rsid="010a2c09" style:font-weight-asian="bold" style:font-weight-complex="bold"/>
    </style:style>
    <style:style style:name="P331" style:family="paragraph" style:parent-style-name="Standard">
      <style:text-properties style:text-underline-style="none" fo:font-weight="bold" officeooo:rsid="010a2c09" officeooo:paragraph-rsid="010a2c09" style:font-weight-asian="bold" style:font-weight-complex="bold"/>
    </style:style>
    <style:style style:name="P332" style:family="paragraph" style:parent-style-name="Standard">
      <style:text-properties style:text-underline-style="none" fo:font-weight="bold" officeooo:rsid="010d1bb8" officeooo:paragraph-rsid="010d1bb8" style:font-weight-asian="bold" style:font-weight-complex="bold"/>
    </style:style>
    <style:style style:name="P333" style:family="paragraph" style:parent-style-name="Standard">
      <style:text-properties style:text-underline-style="none" fo:font-weight="bold" officeooo:rsid="01113836" officeooo:paragraph-rsid="01113836" style:font-weight-asian="bold" style:font-weight-complex="bold"/>
    </style:style>
    <style:style style:name="P334" style:family="paragraph" style:parent-style-name="Standard">
      <style:text-properties style:text-underline-style="none" fo:font-weight="bold" officeooo:rsid="0112a300" officeooo:paragraph-rsid="0112a300" style:font-weight-asian="bold" style:font-weight-complex="bold"/>
    </style:style>
    <style:style style:name="P335" style:family="paragraph" style:parent-style-name="Standard">
      <style:text-properties style:text-underline-style="none" fo:font-weight="bold" officeooo:rsid="01210a6f" officeooo:paragraph-rsid="01210a6f" style:font-weight-asian="bold" style:font-weight-complex="bold"/>
    </style:style>
    <style:style style:name="P336" style:family="paragraph" style:parent-style-name="Standard">
      <style:text-properties style:text-underline-style="none" fo:font-weight="bold" officeooo:rsid="0121698d" officeooo:paragraph-rsid="0121698d" style:font-weight-asian="bold" style:font-weight-complex="bold"/>
    </style:style>
    <style:style style:name="P337" style:family="paragraph" style:parent-style-name="Standard">
      <style:text-properties style:text-underline-style="none" fo:font-weight="bold" officeooo:rsid="0126a941" officeooo:paragraph-rsid="0126a941" style:font-weight-asian="bold" style:font-weight-complex="bold"/>
    </style:style>
    <style:style style:name="P338" style:family="paragraph" style:parent-style-name="Standard">
      <style:text-properties style:text-underline-style="none" fo:font-weight="bold" officeooo:rsid="0127682a" officeooo:paragraph-rsid="0127682a" style:font-weight-asian="bold" style:font-weight-complex="bold"/>
    </style:style>
    <style:style style:name="P339" style:family="paragraph" style:parent-style-name="Standard">
      <style:text-properties style:text-underline-style="none" fo:font-weight="bold" officeooo:rsid="012940c1" officeooo:paragraph-rsid="012940c1" style:font-weight-asian="bold" style:font-weight-complex="bold"/>
    </style:style>
    <style:style style:name="P340" style:family="paragraph" style:parent-style-name="Standard">
      <style:text-properties style:text-underline-style="none" fo:font-weight="bold" officeooo:rsid="012b0d50" officeooo:paragraph-rsid="012b0d50" style:font-weight-asian="bold" style:font-weight-complex="bold"/>
    </style:style>
    <style:style style:name="P341" style:family="paragraph" style:parent-style-name="Standard">
      <style:text-properties style:text-underline-style="none" fo:font-weight="bold" officeooo:rsid="012d0ac7" officeooo:paragraph-rsid="012d0ac7" style:font-weight-asian="bold" style:font-weight-complex="bold"/>
    </style:style>
    <style:style style:name="P342" style:family="paragraph" style:parent-style-name="Standard">
      <style:text-properties style:text-underline-style="none" fo:font-weight="bold" officeooo:rsid="012e26a7" officeooo:paragraph-rsid="012e26a7" style:font-weight-asian="bold" style:font-weight-complex="bold"/>
    </style:style>
    <style:style style:name="P343" style:family="paragraph" style:parent-style-name="Standard">
      <style:text-properties style:text-underline-style="none" fo:font-weight="bold" officeooo:rsid="0139a0c6" officeooo:paragraph-rsid="0139a0c6" style:font-weight-asian="bold" style:font-weight-complex="bold"/>
    </style:style>
    <style:style style:name="P344" style:family="paragraph" style:parent-style-name="Standard">
      <style:text-properties style:text-underline-style="none" fo:font-weight="bold" officeooo:rsid="013a955d" officeooo:paragraph-rsid="013a955d" style:font-weight-asian="bold" style:font-weight-complex="bold"/>
    </style:style>
    <style:style style:name="P345" style:family="paragraph" style:parent-style-name="Standard">
      <style:text-properties style:text-underline-style="none" fo:font-weight="bold" officeooo:rsid="01411c6e" officeooo:paragraph-rsid="01411c6e" style:font-weight-asian="bold" style:font-weight-complex="bold"/>
    </style:style>
    <style:style style:name="P346" style:family="paragraph" style:parent-style-name="Standard">
      <style:text-properties style:text-underline-style="none" fo:font-weight="bold" officeooo:rsid="01430c44" officeooo:paragraph-rsid="01430c44" style:font-weight-asian="bold" style:font-weight-complex="bold"/>
    </style:style>
    <style:style style:name="P347" style:family="paragraph" style:parent-style-name="Standard">
      <style:text-properties style:text-underline-style="none" fo:font-weight="bold" officeooo:rsid="01430c44" officeooo:paragraph-rsid="014cbd2f" style:font-weight-asian="bold" style:font-weight-complex="bold"/>
    </style:style>
    <style:style style:name="P348" style:family="paragraph" style:parent-style-name="Standard">
      <style:text-properties style:text-underline-style="none" fo:font-weight="bold" officeooo:rsid="01430c44" officeooo:paragraph-rsid="01553eec" style:font-weight-asian="bold" style:font-weight-complex="bold"/>
    </style:style>
    <style:style style:name="P349" style:family="paragraph" style:parent-style-name="Standard">
      <style:text-properties style:text-underline-style="none" fo:font-weight="bold" officeooo:rsid="0144c815" officeooo:paragraph-rsid="0144c815" style:font-weight-asian="bold" style:font-weight-complex="bold"/>
    </style:style>
    <style:style style:name="P350" style:family="paragraph" style:parent-style-name="Standard">
      <style:text-properties style:text-underline-style="none" fo:font-weight="bold" officeooo:rsid="013c73bb" officeooo:paragraph-rsid="013c73bb" style:font-weight-asian="bold" style:font-weight-complex="bold"/>
    </style:style>
    <style:style style:name="P351" style:family="paragraph" style:parent-style-name="Standard">
      <style:text-properties style:text-underline-style="none" fo:font-weight="bold" officeooo:rsid="0153970c" officeooo:paragraph-rsid="0153970c" style:font-weight-asian="bold" style:font-weight-complex="bold"/>
    </style:style>
    <style:style style:name="P352" style:family="paragraph" style:parent-style-name="Standard">
      <style:text-properties style:text-underline-style="none" fo:font-weight="bold" officeooo:rsid="0155b712" officeooo:paragraph-rsid="0155b712" style:font-weight-asian="bold" style:font-weight-complex="bold"/>
    </style:style>
    <style:style style:name="P353" style:family="paragraph" style:parent-style-name="Table_20_Contents">
      <style:text-properties style:text-underline-style="none" officeooo:rsid="00325905" officeooo:paragraph-rsid="00325905"/>
    </style:style>
    <style:style style:name="P354" style:family="paragraph" style:parent-style-name="Table_20_Contents">
      <style:text-properties style:text-underline-style="none" officeooo:rsid="00325905" officeooo:paragraph-rsid="003a0806"/>
    </style:style>
    <style:style style:name="P355" style:family="paragraph" style:parent-style-name="Table_20_Contents">
      <style:text-properties style:text-underline-style="none" officeooo:rsid="00325905" officeooo:paragraph-rsid="005e431f"/>
    </style:style>
    <style:style style:name="P356" style:family="paragraph" style:parent-style-name="Table_20_Contents">
      <style:text-properties style:text-underline-style="none" officeooo:rsid="00325905" officeooo:paragraph-rsid="0074af1a"/>
    </style:style>
    <style:style style:name="P357" style:family="paragraph" style:parent-style-name="Table_20_Contents">
      <style:text-properties style:text-underline-style="none" officeooo:rsid="00325905" officeooo:paragraph-rsid="00836c30"/>
    </style:style>
    <style:style style:name="P358" style:family="paragraph" style:parent-style-name="Standard">
      <style:text-properties officeooo:rsid="003a0806" officeooo:paragraph-rsid="003a0806"/>
    </style:style>
    <style:style style:name="P359" style:family="paragraph" style:parent-style-name="Standard">
      <style:text-properties fo:font-size="10pt" style:text-underline-style="none" officeooo:rsid="001bdf0a" officeooo:paragraph-rsid="003a0806" style:font-size-asian="10pt" style:font-size-complex="10pt"/>
    </style:style>
    <style:style style:name="P360" style:family="paragraph" style:parent-style-name="Standard">
      <style:text-properties fo:font-size="10pt" style:text-underline-style="none" officeooo:rsid="001bdf0a" officeooo:paragraph-rsid="00608e3b" style:font-size-asian="10pt" style:font-size-complex="10pt"/>
    </style:style>
    <style:style style:name="P361" style:family="paragraph" style:parent-style-name="Standard">
      <style:text-properties fo:font-size="10pt" style:text-underline-style="none" officeooo:rsid="001bdf0a" officeooo:paragraph-rsid="0074bf43" style:font-size-asian="10pt" style:font-size-complex="10pt"/>
    </style:style>
    <style:style style:name="P362" style:family="paragraph" style:parent-style-name="Standard">
      <style:text-properties fo:font-size="10pt" style:text-underline-style="none" officeooo:rsid="001bdf0a" officeooo:paragraph-rsid="00836c30" style:font-size-asian="10pt" style:font-size-complex="10pt"/>
    </style:style>
    <style:style style:name="P363" style:family="paragraph" style:parent-style-name="Standard">
      <style:text-properties fo:font-size="10pt" style:text-underline-style="none" officeooo:rsid="001bdf0a" officeooo:paragraph-rsid="008fbcf5" style:font-size-asian="10pt" style:font-size-complex="10pt"/>
    </style:style>
    <style:style style:name="P364" style:family="paragraph" style:parent-style-name="Standard">
      <style:text-properties fo:font-size="10pt" style:text-underline-style="none" officeooo:rsid="001bdf0a" officeooo:paragraph-rsid="00b6452d" style:font-size-asian="10pt" style:font-size-complex="10pt"/>
    </style:style>
    <style:style style:name="P365" style:family="paragraph" style:parent-style-name="Standard">
      <style:text-properties fo:font-size="10pt" style:text-underline-style="none" officeooo:rsid="001bdf0a" officeooo:paragraph-rsid="00be0784" style:font-size-asian="10pt" style:font-size-complex="10pt"/>
    </style:style>
    <style:style style:name="P366" style:family="paragraph" style:parent-style-name="Standard">
      <style:text-properties fo:font-size="10pt" style:text-underline-style="none" officeooo:rsid="001bdf0a" officeooo:paragraph-rsid="00c0a604" style:font-size-asian="10pt" style:font-size-complex="10pt"/>
    </style:style>
    <style:style style:name="P367" style:family="paragraph" style:parent-style-name="Standard">
      <style:text-properties fo:font-size="10pt" style:text-underline-style="none" officeooo:rsid="001bdf0a" officeooo:paragraph-rsid="00c6b4a0" style:font-size-asian="10pt" style:font-size-complex="10pt"/>
    </style:style>
    <style:style style:name="P368" style:family="paragraph" style:parent-style-name="Standard">
      <style:text-properties fo:font-size="10pt" style:text-underline-style="none" officeooo:rsid="001bdf0a" officeooo:paragraph-rsid="00c5061e" style:font-size-asian="10pt" style:font-size-complex="10pt"/>
    </style:style>
    <style:style style:name="P369" style:family="paragraph" style:parent-style-name="Standard">
      <style:text-properties fo:font-size="10pt" style:text-underline-style="none" officeooo:rsid="001bdf0a" officeooo:paragraph-rsid="00d8fbfd" style:font-size-asian="10pt" style:font-size-complex="10pt"/>
    </style:style>
    <style:style style:name="P370" style:family="paragraph" style:parent-style-name="Standard">
      <style:text-properties fo:font-size="10pt" style:text-underline-style="none" officeooo:rsid="001bdf0a" officeooo:paragraph-rsid="00f41e36" style:font-size-asian="10pt" style:font-size-complex="10pt"/>
    </style:style>
    <style:style style:name="P371" style:family="paragraph" style:parent-style-name="Standard">
      <style:text-properties fo:font-size="10pt" style:text-underline-style="none" officeooo:rsid="001bdf0a" officeooo:paragraph-rsid="0101a25e" style:font-size-asian="10pt" style:font-size-complex="10pt"/>
    </style:style>
    <style:style style:name="P372" style:family="paragraph" style:parent-style-name="Table_20_Contents">
      <style:text-properties fo:font-size="10pt" style:text-underline-style="none" officeooo:rsid="001bdf0a" officeooo:paragraph-rsid="00edb38f" style:font-size-asian="10pt" style:font-size-complex="10pt"/>
    </style:style>
    <style:style style:name="P373" style:family="paragraph" style:parent-style-name="Table_20_Contents">
      <style:text-properties fo:font-size="10pt" style:text-underline-style="none" officeooo:rsid="001bdf0a" officeooo:paragraph-rsid="00f4f5c6" style:font-size-asian="10pt" style:font-size-complex="10pt"/>
    </style:style>
    <style:style style:name="P374" style:family="paragraph" style:parent-style-name="Standard">
      <style:text-properties fo:font-size="10pt" style:text-underline-style="none" officeooo:rsid="00644eba" officeooo:paragraph-rsid="00644eba" style:font-size-asian="10pt" style:font-size-complex="10pt"/>
    </style:style>
    <style:style style:name="P375" style:family="paragraph" style:parent-style-name="Standard">
      <style:text-properties fo:font-size="10pt" style:text-underline-style="none" officeooo:rsid="0074bf43" officeooo:paragraph-rsid="0074bf43" style:font-size-asian="10pt" style:font-size-complex="10pt"/>
    </style:style>
    <style:style style:name="P376" style:family="paragraph" style:parent-style-name="Table_20_Contents">
      <style:text-properties fo:font-size="10pt" style:text-underline-style="none" officeooo:rsid="0074bf43" officeooo:paragraph-rsid="008ce444" style:font-size-asian="10pt" style:font-size-complex="10pt"/>
    </style:style>
    <style:style style:name="P377" style:family="paragraph" style:parent-style-name="Table_20_Contents">
      <style:text-properties fo:font-size="10pt" style:text-underline-style="none" officeooo:rsid="0074bf43" officeooo:paragraph-rsid="0092eeee" style:font-size-asian="10pt" style:font-size-complex="10pt"/>
    </style:style>
    <style:style style:name="P378" style:family="paragraph" style:parent-style-name="Table_20_Contents">
      <style:text-properties fo:font-size="10pt" style:text-underline-style="none" officeooo:rsid="0074bf43" officeooo:paragraph-rsid="00b4d101" style:font-size-asian="10pt" style:font-size-complex="10pt"/>
    </style:style>
    <style:style style:name="P379" style:family="paragraph" style:parent-style-name="Table_20_Contents">
      <style:text-properties fo:font-size="10pt" style:text-underline-style="none" officeooo:rsid="0074bf43" officeooo:paragraph-rsid="00be0784" style:font-size-asian="10pt" style:font-size-complex="10pt"/>
    </style:style>
    <style:style style:name="P380" style:family="paragraph" style:parent-style-name="Table_20_Contents">
      <style:text-properties fo:font-size="10pt" style:text-underline-style="none" officeooo:rsid="0074bf43" officeooo:paragraph-rsid="00c5061e" style:font-size-asian="10pt" style:font-size-complex="10pt"/>
    </style:style>
    <style:style style:name="P381" style:family="paragraph" style:parent-style-name="Table_20_Contents">
      <style:text-properties fo:font-size="10pt" style:text-underline-style="none" officeooo:rsid="0074bf43" officeooo:paragraph-rsid="00d8fbfd" style:font-size-asian="10pt" style:font-size-complex="10pt"/>
    </style:style>
    <style:style style:name="P382" style:family="paragraph" style:parent-style-name="Table_20_Contents">
      <style:text-properties fo:font-size="10pt" style:text-underline-style="none" officeooo:rsid="0074bf43" officeooo:paragraph-rsid="0101a25e" style:font-size-asian="10pt" style:font-size-complex="10pt"/>
    </style:style>
    <style:style style:name="P383" style:family="paragraph" style:parent-style-name="Table_20_Contents">
      <style:text-properties fo:font-size="10pt" style:text-underline-style="none" officeooo:rsid="0074bf43" officeooo:paragraph-rsid="0112a300" style:font-size-asian="10pt" style:font-size-complex="10pt"/>
    </style:style>
    <style:style style:name="P384" style:family="paragraph" style:parent-style-name="Table_20_Contents">
      <style:text-properties fo:font-size="10pt" style:text-underline-style="none" officeooo:rsid="0074bf43" officeooo:paragraph-rsid="01165e45" style:font-size-asian="10pt" style:font-size-complex="10pt"/>
    </style:style>
    <style:style style:name="P385" style:family="paragraph" style:parent-style-name="Table_20_Contents">
      <style:text-properties fo:font-size="10pt" style:text-underline-style="none" officeooo:rsid="0074bf43" officeooo:paragraph-rsid="0130d3e3" style:font-size-asian="10pt" style:font-size-complex="10pt"/>
    </style:style>
    <style:style style:name="P386" style:family="paragraph" style:parent-style-name="Table_20_Contents">
      <style:text-properties fo:font-size="10pt" style:text-underline-style="none" officeooo:rsid="0074bf43" officeooo:paragraph-rsid="013fdbcb" style:font-size-asian="10pt" style:font-size-complex="10pt"/>
    </style:style>
    <style:style style:name="P387" style:family="paragraph" style:parent-style-name="Table_20_Contents">
      <style:text-properties fo:font-size="10pt" style:text-underline-style="none" officeooo:rsid="0074bf43" officeooo:paragraph-rsid="014cbd2f" style:font-size-asian="10pt" style:font-size-complex="10pt"/>
    </style:style>
    <style:style style:name="P388" style:family="paragraph" style:parent-style-name="Table_20_Contents">
      <style:text-properties fo:font-size="10pt" style:text-underline-style="none" officeooo:rsid="0074bf43" officeooo:paragraph-rsid="01553eec" style:font-size-asian="10pt" style:font-size-complex="10pt"/>
    </style:style>
    <style:style style:name="P389" style:family="paragraph" style:parent-style-name="Table_20_Contents">
      <style:text-properties fo:font-size="10pt" style:text-underline-style="none" officeooo:rsid="0074bf43" officeooo:paragraph-rsid="0160ff89" style:font-size-asian="10pt" style:font-size-complex="10pt"/>
    </style:style>
    <style:style style:name="P390" style:family="paragraph" style:parent-style-name="Table_20_Contents">
      <style:text-properties fo:font-size="10pt" style:text-underline-style="none" officeooo:rsid="0074bf43" officeooo:paragraph-rsid="0169832e" style:font-size-asian="10pt" style:font-size-complex="10pt"/>
    </style:style>
    <style:style style:name="P391" style:family="paragraph" style:parent-style-name="Table_20_Contents">
      <style:text-properties fo:font-size="10pt" style:text-underline-style="none" officeooo:rsid="0074bf43" officeooo:paragraph-rsid="016ec8d3" style:font-size-asian="10pt" style:font-size-complex="10pt"/>
    </style:style>
    <style:style style:name="P392" style:family="paragraph" style:parent-style-name="Table_20_Contents">
      <style:text-properties fo:font-size="10pt" style:text-underline-style="none" officeooo:rsid="0074bf43" officeooo:paragraph-rsid="0171e36b" style:font-size-asian="10pt" style:font-size-complex="10pt"/>
    </style:style>
    <style:style style:name="P393" style:family="paragraph" style:parent-style-name="Table_20_Contents">
      <style:text-properties fo:font-size="10pt" style:text-underline-style="none" officeooo:rsid="0074bf43" officeooo:paragraph-rsid="0176beca" style:font-size-asian="10pt" style:font-size-complex="10pt"/>
    </style:style>
    <style:style style:name="P394" style:family="paragraph" style:parent-style-name="Standard">
      <style:text-properties fo:font-size="10pt" style:text-underline-style="none" officeooo:rsid="011324c4" officeooo:paragraph-rsid="011324c4" style:font-size-asian="10pt" style:font-size-complex="10pt"/>
    </style:style>
    <style:style style:name="P395" style:family="paragraph" style:parent-style-name="Standard">
      <style:text-properties fo:font-size="10pt" style:text-underline-style="none" officeooo:rsid="011324c4" officeooo:paragraph-rsid="01165e45" style:font-size-asian="10pt" style:font-size-complex="10pt"/>
    </style:style>
    <style:style style:name="P396" style:family="paragraph" style:parent-style-name="Standard">
      <style:text-properties fo:font-size="10pt" style:text-underline-style="none" officeooo:rsid="011324c4" officeooo:paragraph-rsid="0130d3e3" style:font-size-asian="10pt" style:font-size-complex="10pt"/>
    </style:style>
    <style:style style:name="P397" style:family="paragraph" style:parent-style-name="Standard">
      <style:text-properties fo:font-size="10pt" style:text-underline-style="none" fo:font-weight="normal" officeooo:rsid="0089b4e6" officeooo:paragraph-rsid="0089b4e6" style:font-size-asian="10pt" style:font-weight-asian="normal" style:font-size-complex="10pt" style:font-weight-complex="normal"/>
    </style:style>
    <style:style style:name="P398" style:family="paragraph" style:parent-style-name="Standard">
      <style:text-properties fo:font-size="10pt" style:text-underline-style="none" fo:font-weight="normal" officeooo:rsid="001bdf0a" officeooo:paragraph-rsid="008fbcf5" style:font-size-asian="10pt" style:font-weight-asian="normal" style:font-size-complex="10pt" style:font-weight-complex="normal"/>
    </style:style>
    <style:style style:name="P399" style:family="paragraph" style:parent-style-name="Standard">
      <style:text-properties fo:font-size="10pt" style:text-underline-style="none" fo:font-weight="normal" officeooo:rsid="0091f9cf" officeooo:paragraph-rsid="0091f9cf" style:font-size-asian="10pt" style:font-weight-asian="normal" style:font-size-complex="10pt" style:font-weight-complex="normal"/>
    </style:style>
    <style:style style:name="P400" style:family="paragraph" style:parent-style-name="Standard">
      <style:text-properties fo:font-size="10pt" style:text-underline-style="none" fo:font-weight="normal" officeooo:rsid="0092eeee" officeooo:paragraph-rsid="0092eeee" style:font-size-asian="10pt" style:font-weight-asian="normal" style:font-size-complex="10pt" style:font-weight-complex="normal"/>
    </style:style>
    <style:style style:name="P401" style:family="paragraph" style:parent-style-name="Standard">
      <style:paragraph-properties fo:text-align="start" style:justify-single-word="false"/>
      <style:text-properties fo:font-size="10pt" style:text-underline-style="none" fo:font-weight="normal" officeooo:rsid="009ee14c" officeooo:paragraph-rsid="009ee14c" style:font-size-asian="10pt" style:font-weight-asian="normal" style:font-size-complex="10pt" style:font-weight-complex="normal"/>
    </style:style>
    <style:style style:name="P402" style:family="paragraph" style:parent-style-name="Standard">
      <style:text-properties fo:font-size="10pt" style:text-underline-style="none" fo:font-weight="normal" officeooo:rsid="00b10baa" officeooo:paragraph-rsid="00b8ee01" style:font-size-asian="10pt" style:font-weight-asian="normal" style:font-size-complex="10pt" style:font-weight-complex="normal"/>
    </style:style>
    <style:style style:name="P403" style:family="paragraph" style:parent-style-name="Standard">
      <style:text-properties fo:font-size="10pt" style:text-underline-style="none" fo:font-weight="normal" officeooo:rsid="00b10baa" officeooo:paragraph-rsid="00b10baa" style:font-size-asian="10pt" style:font-weight-asian="normal" style:font-size-complex="10pt" style:font-weight-complex="normal"/>
    </style:style>
    <style:style style:name="P404" style:family="paragraph" style:parent-style-name="Standard">
      <style:text-properties fo:font-size="10pt" style:text-underline-style="none" fo:font-weight="normal" officeooo:rsid="00b10baa" officeooo:paragraph-rsid="00d34a60" style:font-size-asian="10pt" style:font-weight-asian="normal" style:font-size-complex="10pt" style:font-weight-complex="normal"/>
    </style:style>
    <style:style style:name="P405" style:family="paragraph" style:parent-style-name="Standard">
      <style:text-properties fo:font-size="10pt" style:text-underline-style="none" fo:font-weight="normal" officeooo:rsid="00b10baa" officeooo:paragraph-rsid="00d8fbfd" style:font-size-asian="10pt" style:font-weight-asian="normal" style:font-size-complex="10pt" style:font-weight-complex="normal"/>
    </style:style>
    <style:style style:name="P406" style:family="paragraph" style:parent-style-name="Standard">
      <style:text-properties fo:font-size="10pt" style:text-underline-style="none" fo:font-weight="normal" officeooo:rsid="00b10baa" officeooo:paragraph-rsid="00ddefe6" style:font-size-asian="10pt" style:font-weight-asian="normal" style:font-size-complex="10pt" style:font-weight-complex="normal"/>
    </style:style>
    <style:style style:name="P407" style:family="paragraph" style:parent-style-name="Standard">
      <style:text-properties fo:font-size="10pt" style:text-underline-style="none" fo:font-weight="normal" officeooo:rsid="00b10baa" officeooo:paragraph-rsid="0101a25e" style:font-size-asian="10pt" style:font-weight-asian="normal" style:font-size-complex="10pt" style:font-weight-complex="normal"/>
    </style:style>
    <style:style style:name="P408" style:family="paragraph" style:parent-style-name="Standard">
      <style:text-properties fo:font-size="10pt" style:text-underline-style="none" fo:font-weight="normal" officeooo:rsid="00b10baa" officeooo:paragraph-rsid="0112a300" style:font-size-asian="10pt" style:font-weight-asian="normal" style:font-size-complex="10pt" style:font-weight-complex="normal"/>
    </style:style>
    <style:style style:name="P409" style:family="paragraph" style:parent-style-name="Standard">
      <style:text-properties fo:font-size="10pt" style:text-underline-style="none" fo:font-weight="normal" officeooo:rsid="00b10baa" officeooo:paragraph-rsid="01165e45" style:font-size-asian="10pt" style:font-weight-asian="normal" style:font-size-complex="10pt" style:font-weight-complex="normal"/>
    </style:style>
    <style:style style:name="P410" style:family="paragraph" style:parent-style-name="Standard">
      <style:text-properties fo:font-size="10pt" style:text-underline-style="none" fo:font-weight="normal" officeooo:rsid="00b10baa" officeooo:paragraph-rsid="0130d3e3" style:font-size-asian="10pt" style:font-weight-asian="normal" style:font-size-complex="10pt" style:font-weight-complex="normal"/>
    </style:style>
    <style:style style:name="P411" style:family="paragraph" style:parent-style-name="Standard">
      <style:text-properties fo:font-size="10pt" style:text-underline-style="none" fo:font-weight="normal" officeooo:rsid="00b10baa" officeooo:paragraph-rsid="013fdbcb" style:font-size-asian="10pt" style:font-weight-asian="normal" style:font-size-complex="10pt" style:font-weight-complex="normal"/>
    </style:style>
    <style:style style:name="P412" style:family="paragraph" style:parent-style-name="Standard">
      <style:text-properties fo:font-size="10pt" style:text-underline-style="none" fo:font-weight="normal" officeooo:rsid="00b10baa" officeooo:paragraph-rsid="014cbd2f" style:font-size-asian="10pt" style:font-weight-asian="normal" style:font-size-complex="10pt" style:font-weight-complex="normal"/>
    </style:style>
    <style:style style:name="P413" style:family="paragraph" style:parent-style-name="Standard">
      <style:text-properties fo:font-size="10pt" style:text-underline-style="none" fo:font-weight="normal" officeooo:rsid="00b10baa" officeooo:paragraph-rsid="01553eec" style:font-size-asian="10pt" style:font-weight-asian="normal" style:font-size-complex="10pt" style:font-weight-complex="normal"/>
    </style:style>
    <style:style style:name="P414" style:family="paragraph" style:parent-style-name="Standard">
      <style:text-properties fo:font-size="10pt" style:text-underline-style="none" fo:font-weight="normal" officeooo:rsid="00b10baa" officeooo:paragraph-rsid="0160ff89" style:font-size-asian="10pt" style:font-weight-asian="normal" style:font-size-complex="10pt" style:font-weight-complex="normal"/>
    </style:style>
    <style:style style:name="P415" style:family="paragraph" style:parent-style-name="Standard">
      <style:text-properties fo:font-size="10pt" style:text-underline-style="none" fo:font-weight="normal" officeooo:rsid="00b10baa" officeooo:paragraph-rsid="0169832e" style:font-size-asian="10pt" style:font-weight-asian="normal" style:font-size-complex="10pt" style:font-weight-complex="normal"/>
    </style:style>
    <style:style style:name="P416" style:family="paragraph" style:parent-style-name="Standard">
      <style:text-properties fo:font-size="10pt" style:text-underline-style="none" fo:font-weight="normal" officeooo:rsid="00b10baa" officeooo:paragraph-rsid="016ec8d3" style:font-size-asian="10pt" style:font-weight-asian="normal" style:font-size-complex="10pt" style:font-weight-complex="normal"/>
    </style:style>
    <style:style style:name="P417" style:family="paragraph" style:parent-style-name="Standard">
      <style:text-properties fo:font-size="10pt" style:text-underline-style="none" fo:font-weight="normal" officeooo:rsid="00b10baa" officeooo:paragraph-rsid="0171e36b" style:font-size-asian="10pt" style:font-weight-asian="normal" style:font-size-complex="10pt" style:font-weight-complex="normal"/>
    </style:style>
    <style:style style:name="P418" style:family="paragraph" style:parent-style-name="Standard">
      <style:text-properties fo:font-size="10pt" style:text-underline-style="none" fo:font-weight="normal" officeooo:rsid="00b10baa" officeooo:paragraph-rsid="0176beca" style:font-size-asian="10pt" style:font-weight-asian="normal" style:font-size-complex="10pt" style:font-weight-complex="normal"/>
    </style:style>
    <style:style style:name="P419" style:family="paragraph" style:parent-style-name="Standard">
      <style:text-properties fo:font-size="10pt" style:text-underline-style="none" fo:font-weight="normal" officeooo:rsid="00b10baa" officeooo:paragraph-rsid="0226bcdf" style:font-size-asian="10pt" style:font-weight-asian="normal" style:font-size-complex="10pt" style:font-weight-complex="normal"/>
    </style:style>
    <style:style style:name="P420" style:family="paragraph" style:parent-style-name="Standard">
      <style:text-properties fo:font-size="10pt" style:text-underline-style="none" fo:font-weight="normal" officeooo:rsid="00be0784" officeooo:paragraph-rsid="00be0784" style:font-size-asian="10pt" style:font-weight-asian="normal" style:font-size-complex="10pt" style:font-weight-complex="normal"/>
    </style:style>
    <style:style style:name="P421" style:family="paragraph" style:parent-style-name="Standard">
      <style:text-properties fo:font-size="10pt" style:text-underline-style="none" fo:font-weight="normal" officeooo:rsid="01093b0e" officeooo:paragraph-rsid="01093b0e" style:font-size-asian="10pt" style:font-weight-asian="normal" style:font-size-complex="10pt" style:font-weight-complex="normal"/>
    </style:style>
    <style:style style:name="P422" style:family="paragraph" style:parent-style-name="Standard">
      <style:text-properties fo:font-size="10pt" style:text-underline-style="none" fo:font-weight="normal" officeooo:rsid="01093b0e" officeooo:paragraph-rsid="010a2c09" style:font-size-asian="10pt" style:font-weight-asian="normal" style:font-size-complex="10pt" style:font-weight-complex="normal"/>
    </style:style>
    <style:style style:name="P423" style:family="paragraph" style:parent-style-name="Standard">
      <style:text-properties fo:font-size="10pt" style:text-underline-style="none" fo:font-weight="normal" officeooo:rsid="01113836" officeooo:paragraph-rsid="0112a300" style:font-size-asian="10pt" style:font-weight-asian="normal" style:font-size-complex="10pt" style:font-weight-complex="normal"/>
    </style:style>
    <style:style style:name="P424" style:family="paragraph" style:parent-style-name="Standard">
      <style:text-properties fo:font-size="10pt" style:text-underline-style="none" fo:font-weight="normal" officeooo:rsid="01113836" officeooo:paragraph-rsid="01165e45" style:font-size-asian="10pt" style:font-weight-asian="normal" style:font-size-complex="10pt" style:font-weight-complex="normal"/>
    </style:style>
    <style:style style:name="P425" style:family="paragraph" style:parent-style-name="Standard">
      <style:text-properties fo:font-size="10pt" style:text-underline-style="none" fo:font-weight="normal" officeooo:rsid="01113836" officeooo:paragraph-rsid="0130d3e3" style:font-size-asian="10pt" style:font-weight-asian="normal" style:font-size-complex="10pt" style:font-weight-complex="normal"/>
    </style:style>
    <style:style style:name="P426" style:family="paragraph" style:parent-style-name="Standard">
      <style:text-properties fo:font-size="10pt" style:text-underline-style="none" fo:font-weight="normal" officeooo:rsid="01113836" officeooo:paragraph-rsid="013fdbcb" style:font-size-asian="10pt" style:font-weight-asian="normal" style:font-size-complex="10pt" style:font-weight-complex="normal"/>
    </style:style>
    <style:style style:name="P427" style:family="paragraph" style:parent-style-name="Standard">
      <style:text-properties fo:font-size="10pt" style:text-underline-style="none" fo:font-weight="normal" officeooo:rsid="01113836" officeooo:paragraph-rsid="0144c815" style:font-size-asian="10pt" style:font-weight-asian="normal" style:font-size-complex="10pt" style:font-weight-complex="normal"/>
    </style:style>
    <style:style style:name="P428" style:family="paragraph" style:parent-style-name="Standard">
      <style:text-properties fo:font-size="10pt" style:text-underline-style="none" fo:font-weight="normal" officeooo:rsid="01113836" officeooo:paragraph-rsid="014cbd2f" style:font-size-asian="10pt" style:font-weight-asian="normal" style:font-size-complex="10pt" style:font-weight-complex="normal"/>
    </style:style>
    <style:style style:name="P429" style:family="paragraph" style:parent-style-name="Standard">
      <style:text-properties fo:font-size="10pt" style:text-underline-style="none" fo:font-weight="normal" officeooo:rsid="01113836" officeooo:paragraph-rsid="01553eec" style:font-size-asian="10pt" style:font-weight-asian="normal" style:font-size-complex="10pt" style:font-weight-complex="normal"/>
    </style:style>
    <style:style style:name="P430" style:family="paragraph" style:parent-style-name="Standard">
      <style:text-properties fo:font-size="10pt" style:text-underline-style="none" fo:font-weight="normal" officeooo:rsid="01113836" officeooo:paragraph-rsid="0155b712" style:font-size-asian="10pt" style:font-weight-asian="normal" style:font-size-complex="10pt" style:font-weight-complex="normal"/>
    </style:style>
    <style:style style:name="P431" style:family="paragraph" style:parent-style-name="Standard">
      <style:text-properties fo:font-size="10pt" style:text-underline-style="none" fo:font-weight="normal" officeooo:rsid="01113836" officeooo:paragraph-rsid="0160ff89" style:font-size-asian="10pt" style:font-weight-asian="normal" style:font-size-complex="10pt" style:font-weight-complex="normal"/>
    </style:style>
    <style:style style:name="P432" style:family="paragraph" style:parent-style-name="Standard">
      <style:text-properties fo:font-size="10pt" style:text-underline-style="none" fo:font-weight="normal" officeooo:rsid="01113836" officeooo:paragraph-rsid="0169832e" style:font-size-asian="10pt" style:font-weight-asian="normal" style:font-size-complex="10pt" style:font-weight-complex="normal"/>
    </style:style>
    <style:style style:name="P433" style:family="paragraph" style:parent-style-name="Standard">
      <style:text-properties fo:font-size="10pt" style:text-underline-style="none" fo:font-weight="normal" officeooo:rsid="01113836" officeooo:paragraph-rsid="016ec8d3" style:font-size-asian="10pt" style:font-weight-asian="normal" style:font-size-complex="10pt" style:font-weight-complex="normal"/>
    </style:style>
    <style:style style:name="P434" style:family="paragraph" style:parent-style-name="Standard">
      <style:text-properties fo:font-size="10pt" style:text-underline-style="none" fo:font-weight="normal" officeooo:rsid="01113836" officeooo:paragraph-rsid="0171e36b" style:font-size-asian="10pt" style:font-weight-asian="normal" style:font-size-complex="10pt" style:font-weight-complex="normal"/>
    </style:style>
    <style:style style:name="P435" style:family="paragraph" style:parent-style-name="Standard">
      <style:text-properties fo:font-size="10pt" style:text-underline-style="none" fo:font-weight="normal" officeooo:rsid="01113836" officeooo:paragraph-rsid="0176beca" style:font-size-asian="10pt" style:font-weight-asian="normal" style:font-size-complex="10pt" style:font-weight-complex="normal"/>
    </style:style>
    <style:style style:name="P436" style:family="paragraph" style:parent-style-name="Standard">
      <style:text-properties fo:font-size="10pt" style:text-underline-style="none" fo:font-weight="normal" officeooo:rsid="01113836" officeooo:paragraph-rsid="0178a882" style:font-size-asian="10pt" style:font-weight-asian="normal" style:font-size-complex="10pt" style:font-weight-complex="normal"/>
    </style:style>
    <style:style style:name="P437" style:family="paragraph" style:parent-style-name="Standard">
      <style:text-properties fo:font-size="10pt" style:text-underline-style="none" fo:font-weight="normal" officeooo:rsid="01113836" officeooo:paragraph-rsid="0199a8d1" style:font-size-asian="10pt" style:font-weight-asian="normal" style:font-size-complex="10pt" style:font-weight-complex="normal"/>
    </style:style>
    <style:style style:name="P438" style:family="paragraph" style:parent-style-name="Standard">
      <style:text-properties fo:font-size="10pt" style:text-underline-style="none" fo:font-weight="normal" officeooo:rsid="01113836" officeooo:paragraph-rsid="019ac8f9" style:font-size-asian="10pt" style:font-weight-asian="normal" style:font-size-complex="10pt" style:font-weight-complex="normal"/>
    </style:style>
    <style:style style:name="P439" style:family="paragraph" style:parent-style-name="Standard">
      <style:text-properties fo:font-size="10pt" style:text-underline-style="none" fo:font-weight="normal" officeooo:rsid="01113836" officeooo:paragraph-rsid="019de62e" style:font-size-asian="10pt" style:font-weight-asian="normal" style:font-size-complex="10pt" style:font-weight-complex="normal"/>
    </style:style>
    <style:style style:name="P440" style:family="paragraph" style:parent-style-name="Standard">
      <style:text-properties fo:font-size="10pt" style:text-underline-style="none" fo:font-weight="normal" officeooo:rsid="0126a941" officeooo:paragraph-rsid="0126a941" style:font-size-asian="10pt" style:font-weight-asian="normal" style:font-size-complex="10pt" style:font-weight-complex="normal"/>
    </style:style>
    <style:style style:name="P441" style:family="paragraph" style:parent-style-name="Standard">
      <style:text-properties fo:font-size="10pt" style:text-underline-style="none" fo:font-weight="normal" officeooo:rsid="012b0d50" officeooo:paragraph-rsid="012dae53" style:font-size-asian="10pt" style:font-weight-asian="normal" style:font-size-complex="10pt" style:font-weight-complex="normal"/>
    </style:style>
    <style:style style:name="P442" style:family="paragraph" style:parent-style-name="Standard">
      <style:text-properties fo:font-size="10pt" style:text-underline-style="none" fo:font-weight="normal" officeooo:rsid="013a955d" officeooo:paragraph-rsid="013a955d" style:font-size-asian="10pt" style:font-weight-asian="normal" style:font-size-complex="10pt" style:font-weight-complex="normal"/>
    </style:style>
    <style:style style:name="P443" style:family="paragraph" style:parent-style-name="Standard">
      <style:text-properties fo:font-size="10pt" style:text-underline-style="none" fo:font-weight="normal" officeooo:rsid="014df067" officeooo:paragraph-rsid="014df067" style:font-size-asian="10pt" style:font-weight-asian="normal" style:font-size-complex="10pt" style:font-weight-complex="normal"/>
    </style:style>
    <style:style style:name="P444" style:family="paragraph" style:parent-style-name="Standard">
      <style:text-properties fo:font-size="10pt" style:text-underline-style="none" fo:font-weight="normal" officeooo:rsid="01652d06" officeooo:paragraph-rsid="01652d06" style:font-size-asian="10pt" style:font-weight-asian="normal" style:font-size-complex="10pt" style:font-weight-complex="normal"/>
    </style:style>
    <style:style style:name="P445" style:family="paragraph" style:parent-style-name="Standard">
      <style:text-properties fo:font-size="10pt" style:text-underline-style="none" fo:font-weight="normal" officeooo:rsid="01652d06" officeooo:paragraph-rsid="016ec8d3" style:font-size-asian="10pt" style:font-weight-asian="normal" style:font-size-complex="10pt" style:font-weight-complex="normal"/>
    </style:style>
    <style:style style:name="P44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0pt" style:text-underline-style="none" fo:font-weight="normal" officeooo:rsid="01652d06" officeooo:paragraph-rsid="0155b712" style:font-size-asian="10pt" style:font-weight-asian="normal" style:font-size-complex="10pt" style:font-weight-complex="normal"/>
    </style:style>
    <style:style style:name="P44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0pt" style:text-underline-style="none" fo:font-weight="normal" officeooo:rsid="01652d06" officeooo:paragraph-rsid="016ec8d3" style:font-size-asian="10pt" style:font-weight-asian="normal" style:font-size-complex="10pt" style:font-weight-complex="normal"/>
    </style:style>
    <style:style style:name="P448" style:family="paragraph" style:parent-style-name="Standard">
      <style:text-properties fo:font-size="10pt" style:text-underline-style="none" fo:font-weight="normal" officeooo:rsid="018ad9ae" officeooo:paragraph-rsid="018ad9ae" style:font-size-asian="10pt" style:font-weight-asian="normal" style:font-size-complex="10pt" style:font-weight-complex="normal"/>
    </style:style>
    <style:style style:name="P449" style:family="paragraph" style:parent-style-name="Standard">
      <style:text-properties fo:font-size="10pt" style:text-underline-style="none" fo:font-weight="normal" officeooo:rsid="018b5b87" officeooo:paragraph-rsid="018b5b87" style:font-size-asian="10pt" style:font-weight-asian="normal" style:font-size-complex="10pt" style:font-weight-complex="normal"/>
    </style:style>
    <style:style style:name="P450" style:family="paragraph" style:parent-style-name="Standard">
      <style:text-properties fo:font-size="10pt" style:text-underline-style="none" fo:font-weight="normal" officeooo:rsid="018eeedf" officeooo:paragraph-rsid="018eeedf" style:font-size-asian="10pt" style:font-weight-asian="normal" style:font-size-complex="10pt" style:font-weight-complex="normal"/>
    </style:style>
    <style:style style:name="P451" style:family="paragraph" style:parent-style-name="Standard">
      <style:text-properties fo:font-size="10pt" style:text-underline-style="none" fo:font-weight="normal" officeooo:rsid="018eeedf" officeooo:paragraph-rsid="01929f6b" style:font-size-asian="10pt" style:font-weight-asian="normal" style:font-size-complex="10pt" style:font-weight-complex="normal"/>
    </style:style>
    <style:style style:name="P452" style:family="paragraph" style:parent-style-name="Standard">
      <style:text-properties fo:font-size="10pt" style:text-underline-style="none" fo:font-weight="normal" officeooo:rsid="018eeedf" officeooo:paragraph-rsid="01982ac5" style:font-size-asian="10pt" style:font-weight-asian="normal" style:font-size-complex="10pt" style:font-weight-complex="normal"/>
    </style:style>
    <style:style style:name="P453" style:family="paragraph" style:parent-style-name="Standard">
      <style:text-properties fo:font-size="10pt" style:text-underline-style="none" fo:font-weight="normal" officeooo:rsid="018eeedf" officeooo:paragraph-rsid="0196dbed" style:font-size-asian="10pt" style:font-weight-asian="normal" style:font-size-complex="10pt" style:font-weight-complex="normal"/>
    </style:style>
    <style:style style:name="P454" style:family="paragraph" style:parent-style-name="Standard">
      <style:text-properties fo:font-size="10pt" style:text-underline-style="none" fo:font-weight="normal" officeooo:rsid="018eeedf" officeooo:paragraph-rsid="019ac8f9" style:font-size-asian="10pt" style:font-weight-asian="normal" style:font-size-complex="10pt" style:font-weight-complex="normal"/>
    </style:style>
    <style:style style:name="P455" style:family="paragraph" style:parent-style-name="Standard">
      <style:text-properties fo:font-size="10pt" style:text-underline-style="none" fo:font-weight="normal" officeooo:rsid="018eeedf" officeooo:paragraph-rsid="019de62e" style:font-size-asian="10pt" style:font-weight-asian="normal" style:font-size-complex="10pt" style:font-weight-complex="normal"/>
    </style:style>
    <style:style style:name="P456" style:family="paragraph" style:parent-style-name="Standard">
      <style:text-properties fo:font-size="10pt" style:text-underline-style="none" fo:font-weight="normal" officeooo:rsid="0181cfd6" officeooo:paragraph-rsid="0181cfd6" style:font-size-asian="10pt" style:font-weight-asian="normal" style:font-size-complex="10pt" style:font-weight-complex="normal"/>
    </style:style>
    <style:style style:name="P457" style:family="paragraph" style:parent-style-name="Standard">
      <style:text-properties fo:font-size="10pt" style:text-underline-style="none" fo:font-weight="normal" officeooo:rsid="0180fd9c" officeooo:paragraph-rsid="0181cfd6" style:font-size-asian="10pt" style:font-weight-asian="normal" style:font-size-complex="10pt" style:font-weight-complex="normal"/>
    </style:style>
    <style:style style:name="P458" style:family="paragraph" style:parent-style-name="Standard">
      <style:text-properties fo:font-size="10pt" style:text-underline-style="none" fo:font-weight="normal" officeooo:rsid="01a0ebf9" officeooo:paragraph-rsid="01a284c4" style:font-size-asian="10pt" style:font-weight-asian="normal" style:font-size-complex="10pt" style:font-weight-complex="normal"/>
    </style:style>
    <style:style style:name="P459" style:family="paragraph" style:parent-style-name="Standard">
      <style:text-properties fo:font-size="10pt" style:text-underline-style="none" fo:font-weight="normal" officeooo:rsid="01a284c4" officeooo:paragraph-rsid="01a284c4" style:font-size-asian="10pt" style:font-weight-asian="normal" style:font-size-complex="10pt" style:font-weight-complex="normal"/>
    </style:style>
    <style:style style:name="P460" style:family="paragraph" style:parent-style-name="Standard">
      <style:text-properties fo:font-size="10pt" style:text-underline-style="none" fo:font-weight="normal" officeooo:rsid="01b3d4af" officeooo:paragraph-rsid="01b3d4af" style:font-size-asian="10pt" style:font-weight-asian="normal" style:font-size-complex="10pt" style:font-weight-complex="normal"/>
    </style:style>
    <style:style style:name="P461" style:family="paragraph" style:parent-style-name="Standard">
      <style:text-properties fo:font-size="10pt" style:text-underline-style="none" fo:font-weight="normal" officeooo:rsid="01d2e312" officeooo:paragraph-rsid="01d2e312" style:font-size-asian="10pt" style:font-weight-asian="normal" style:font-size-complex="10pt" style:font-weight-complex="normal"/>
    </style:style>
    <style:style style:name="P462" style:family="paragraph" style:parent-style-name="Standard">
      <style:text-properties fo:font-size="10pt" style:text-underline-style="none" fo:font-weight="normal" officeooo:rsid="01d83323" officeooo:paragraph-rsid="01d83323" style:font-size-asian="10pt" style:font-weight-asian="normal" style:font-size-complex="10pt" style:font-weight-complex="normal"/>
    </style:style>
    <style:style style:name="P463" style:family="paragraph" style:parent-style-name="Standard">
      <style:text-properties fo:font-size="10pt" style:text-underline-style="none" fo:font-weight="normal" officeooo:rsid="01dca0c4" officeooo:paragraph-rsid="01dca0c4" style:font-size-asian="10pt" style:font-weight-asian="normal" style:font-size-complex="10pt" style:font-weight-complex="normal"/>
    </style:style>
    <style:style style:name="P464" style:family="paragraph" style:parent-style-name="Standard">
      <style:text-properties fo:font-size="10pt" style:text-underline-style="none" fo:font-weight="normal" officeooo:rsid="01e06797" officeooo:paragraph-rsid="01e06797" style:font-size-asian="10pt" style:font-weight-asian="normal" style:font-size-complex="10pt" style:font-weight-complex="normal"/>
    </style:style>
    <style:style style:name="P465" style:family="paragraph" style:parent-style-name="Standard">
      <style:text-properties fo:font-size="10pt" style:text-underline-style="none" fo:font-weight="normal" officeooo:rsid="01e5778e" officeooo:paragraph-rsid="01e5778e" style:font-size-asian="10pt" style:font-weight-asian="normal" style:font-size-complex="10pt" style:font-weight-complex="normal"/>
    </style:style>
    <style:style style:name="P466" style:family="paragraph" style:parent-style-name="Standard">
      <style:text-properties fo:font-size="10pt" style:text-underline-style="none" fo:font-weight="normal" officeooo:rsid="01eb35eb" officeooo:paragraph-rsid="01eb35eb" style:font-size-asian="10pt" style:font-weight-asian="normal" style:font-size-complex="10pt" style:font-weight-complex="normal"/>
    </style:style>
    <style:style style:name="P467" style:family="paragraph" style:parent-style-name="Standard">
      <style:text-properties fo:font-size="10pt" style:text-underline-style="none" fo:font-weight="normal" officeooo:rsid="01f5ce75" officeooo:paragraph-rsid="01f5ce75" style:font-size-asian="10pt" style:font-weight-asian="normal" style:font-size-complex="10pt" style:font-weight-complex="normal"/>
    </style:style>
    <style:style style:name="P468" style:family="paragraph" style:parent-style-name="Standard">
      <style:text-properties fo:font-size="10pt" style:text-underline-style="none" fo:font-weight="normal" officeooo:rsid="01f5ce75" officeooo:paragraph-rsid="01f625f9" style:font-size-asian="10pt" style:font-weight-asian="normal" style:font-size-complex="10pt" style:font-weight-complex="normal"/>
    </style:style>
    <style:style style:name="P469" style:family="paragraph" style:parent-style-name="Standard">
      <style:text-properties fo:font-size="10pt" style:text-underline-style="none" fo:font-weight="normal" officeooo:rsid="0204a953" officeooo:paragraph-rsid="01d83323" style:font-size-asian="10pt" style:font-weight-asian="normal" style:font-size-complex="10pt" style:font-weight-complex="normal"/>
    </style:style>
    <style:style style:name="P470" style:family="paragraph" style:parent-style-name="Table_20_Contents">
      <style:text-properties fo:font-size="10pt" style:text-underline-style="none" fo:font-weight="normal" officeooo:rsid="0074bf43" officeooo:paragraph-rsid="0092eeee" style:font-size-asian="10pt" style:font-weight-asian="normal" style:font-size-complex="10pt" style:font-weight-complex="normal"/>
    </style:style>
    <style:style style:name="P471" style:family="paragraph" style:parent-style-name="Standard">
      <style:text-properties fo:font-size="10pt" style:text-underline-style="none" fo:font-weight="bold" officeooo:rsid="00b10baa" officeooo:paragraph-rsid="00b8ee01" style:font-size-asian="10pt" style:font-weight-asian="bold" style:font-size-complex="10pt" style:font-weight-complex="bold"/>
    </style:style>
    <style:style style:name="P472" style:family="paragraph" style:parent-style-name="Standard">
      <style:text-properties fo:font-size="10pt" style:text-underline-style="none" fo:font-weight="bold" officeooo:rsid="00b10baa" officeooo:paragraph-rsid="00b10baa" style:font-size-asian="10pt" style:font-weight-asian="bold" style:font-size-complex="10pt" style:font-weight-complex="bold"/>
    </style:style>
    <style:style style:name="P473" style:family="paragraph" style:parent-style-name="Standard">
      <style:text-properties fo:font-size="10pt" style:text-underline-style="none" fo:font-weight="bold" officeooo:rsid="01093b0e" officeooo:paragraph-rsid="010a2c09" style:font-size-asian="10pt" style:font-weight-asian="bold" style:font-size-complex="10pt" style:font-weight-complex="bold"/>
    </style:style>
    <style:style style:name="P474" style:family="paragraph" style:parent-style-name="Standard">
      <style:text-properties fo:font-size="10pt" style:text-underline-style="none" fo:font-weight="bold" officeooo:rsid="010a2c09" officeooo:paragraph-rsid="010a2c09" style:font-size-asian="10pt" style:font-weight-asian="bold" style:font-size-complex="10pt" style:font-weight-complex="bold"/>
    </style:style>
    <style:style style:name="P475" style:family="paragraph" style:parent-style-name="Standard">
      <style:text-properties fo:font-size="10pt" style:text-underline-style="none" fo:font-weight="bold" officeooo:rsid="01113836" officeooo:paragraph-rsid="013fdbcb" style:font-size-asian="10pt" style:font-weight-asian="bold" style:font-size-complex="10pt" style:font-weight-complex="bold"/>
    </style:style>
    <style:style style:name="P476" style:family="paragraph" style:parent-style-name="Standard">
      <style:text-properties fo:font-size="10pt" style:text-underline-style="none" fo:font-weight="bold" officeooo:rsid="01113836" officeooo:paragraph-rsid="0144c815" style:font-size-asian="10pt" style:font-weight-asian="bold" style:font-size-complex="10pt" style:font-weight-complex="bold"/>
    </style:style>
    <style:style style:name="P477" style:family="paragraph" style:parent-style-name="Standard">
      <style:text-properties fo:font-size="10pt" style:text-underline-style="none" fo:font-weight="bold" officeooo:rsid="01113836" officeooo:paragraph-rsid="014cbd2f" style:font-size-asian="10pt" style:font-weight-asian="bold" style:font-size-complex="10pt" style:font-weight-complex="bold"/>
    </style:style>
    <style:style style:name="P478" style:family="paragraph" style:parent-style-name="Standard">
      <style:text-properties fo:font-size="10pt" style:text-underline-style="none" fo:font-weight="bold" officeooo:rsid="01113836" officeooo:paragraph-rsid="0176beca" style:font-size-asian="10pt" style:font-weight-asian="bold" style:font-size-complex="10pt" style:font-weight-complex="bold"/>
    </style:style>
    <style:style style:name="P479" style:family="paragraph" style:parent-style-name="Standard">
      <style:text-properties fo:font-size="10pt" style:text-underline-style="none" fo:font-weight="bold" officeooo:rsid="01430c44" officeooo:paragraph-rsid="0160ff89" style:font-size-asian="10pt" style:font-weight-asian="bold" style:font-size-complex="10pt" style:font-weight-complex="bold"/>
    </style:style>
    <style:style style:name="P480" style:family="paragraph" style:parent-style-name="Standard">
      <style:text-properties fo:font-size="10pt" style:text-underline-style="none" fo:font-weight="bold" officeooo:rsid="01430c44" officeooo:paragraph-rsid="016ec8d3" style:font-size-asian="10pt" style:font-weight-asian="bold" style:font-size-complex="10pt" style:font-weight-complex="bold"/>
    </style:style>
    <style:style style:name="P481" style:family="paragraph" style:parent-style-name="Standard">
      <style:text-properties fo:font-size="10pt" style:text-underline-style="none" fo:font-weight="bold" officeooo:rsid="01430c44" officeooo:paragraph-rsid="0171e36b" style:font-size-asian="10pt" style:font-weight-asian="bold" style:font-size-complex="10pt" style:font-weight-complex="bold"/>
    </style:style>
    <style:style style:name="P482" style:family="paragraph" style:parent-style-name="Standard">
      <style:text-properties fo:font-size="10pt" style:text-underline-style="none" fo:font-weight="bold" officeooo:rsid="01430c44" officeooo:paragraph-rsid="0176beca" style:font-size-asian="10pt" style:font-weight-asian="bold" style:font-size-complex="10pt" style:font-weight-complex="bold"/>
    </style:style>
    <style:style style:name="P483" style:family="paragraph" style:parent-style-name="Standard">
      <style:text-properties fo:font-size="10pt" style:text-underline-style="none" fo:font-weight="bold" officeooo:rsid="0176beca" officeooo:paragraph-rsid="0176beca" style:font-size-asian="10pt" style:font-weight-asian="bold" style:font-size-complex="10pt" style:font-weight-complex="bold"/>
    </style:style>
    <style:style style:name="P484" style:family="paragraph" style:parent-style-name="Standard">
      <style:text-properties fo:font-size="10pt" style:text-underline-style="none" fo:font-weight="bold" officeooo:rsid="018fc639" officeooo:paragraph-rsid="01954e1d" style:font-size-asian="10pt" style:font-weight-asian="bold" style:font-size-complex="10pt" style:font-weight-complex="bold"/>
    </style:style>
    <style:style style:name="P485" style:family="paragraph" style:parent-style-name="Standard">
      <style:text-properties fo:font-size="10pt" style:text-underline-style="none" fo:font-weight="bold" officeooo:rsid="0196dbed" officeooo:paragraph-rsid="0196dbed" style:font-size-asian="10pt" style:font-weight-asian="bold" style:font-size-complex="10pt" style:font-weight-complex="bold"/>
    </style:style>
    <style:style style:name="P486" style:family="paragraph" style:parent-style-name="Standard">
      <style:text-properties fo:font-size="10pt" style:text-underline-style="none" fo:font-weight="bold" officeooo:rsid="01d83323" officeooo:paragraph-rsid="01d83323" style:font-size-asian="10pt" style:font-weight-asian="bold" style:font-size-complex="10pt" style:font-weight-complex="bold"/>
    </style:style>
    <style:style style:name="P487" style:family="paragraph" style:parent-style-name="Standard">
      <style:text-properties fo:font-size="10pt" style:text-underline-style="none" fo:font-weight="bold" officeooo:rsid="01e06797" officeooo:paragraph-rsid="01e06797" style:font-size-asian="10pt" style:font-weight-asian="bold" style:font-size-complex="10pt" style:font-weight-complex="bold"/>
    </style:style>
    <style:style style:name="P488" style:family="paragraph" style:parent-style-name="Standard">
      <style:text-properties fo:font-size="10pt" style:text-underline-style="none" fo:font-weight="bold" officeooo:rsid="01e06797" officeooo:paragraph-rsid="01e3d966" style:font-size-asian="10pt" style:font-weight-asian="bold" style:font-size-complex="10pt" style:font-weight-complex="bold"/>
    </style:style>
    <style:style style:name="P489" style:family="paragraph" style:parent-style-name="Standard">
      <style:text-properties fo:font-size="10pt" style:text-underline-style="none" fo:font-weight="bold" officeooo:rsid="01e06797" officeooo:paragraph-rsid="01e5778e" style:font-size-asian="10pt" style:font-weight-asian="bold" style:font-size-complex="10pt" style:font-weight-complex="bold"/>
    </style:style>
    <style:style style:name="P490" style:family="paragraph" style:parent-style-name="Standard">
      <style:text-properties fo:font-size="10pt" style:text-underline-style="none" fo:font-weight="bold" officeooo:rsid="01e06797" officeooo:paragraph-rsid="01e8e71f" style:font-size-asian="10pt" style:font-weight-asian="bold" style:font-size-complex="10pt" style:font-weight-complex="bold"/>
    </style:style>
    <style:style style:name="P491" style:family="paragraph" style:parent-style-name="Standard">
      <style:text-properties fo:font-size="10pt" style:text-underline-style="none" fo:font-weight="bold" officeooo:rsid="01e06797" officeooo:paragraph-rsid="01eb35eb" style:font-size-asian="10pt" style:font-weight-asian="bold" style:font-size-complex="10pt" style:font-weight-complex="bold"/>
    </style:style>
    <style:style style:name="P492" style:family="paragraph" style:parent-style-name="Standard">
      <style:text-properties fo:font-size="10pt" style:text-underline-style="none" fo:font-weight="bold" officeooo:rsid="01f5ce75" officeooo:paragraph-rsid="01f625f9" style:font-size-asian="10pt" style:font-weight-asian="bold" style:font-size-complex="10pt" style:font-weight-complex="bold"/>
    </style:style>
    <style:style style:name="P493" style:family="paragraph" style:parent-style-name="Table_20_Contents">
      <style:text-properties fo:font-size="10pt" style:text-underline-style="none" fo:font-weight="bold" officeooo:rsid="0092eeee" officeooo:paragraph-rsid="0092eeee" style:font-size-asian="10pt" style:font-weight-asian="bold" style:font-size-complex="10pt" style:font-weight-complex="bold"/>
    </style:style>
    <style:style style:name="P494" style:family="paragraph" style:parent-style-name="Table_20_Contents">
      <style:text-properties fo:font-size="10pt" style:text-underline-style="none" fo:font-weight="bold" officeooo:rsid="0092eeee" officeooo:paragraph-rsid="0093da4c" style:font-size-asian="10pt" style:font-weight-asian="bold" style:font-size-complex="10pt" style:font-weight-complex="bold"/>
    </style:style>
    <style:style style:name="P495" style:family="paragraph" style:parent-style-name="Standard">
      <style:text-properties fo:font-size="10pt" style:font-size-asian="10pt" style:font-size-complex="10pt"/>
    </style:style>
    <style:style style:name="P496" style:family="paragraph" style:parent-style-name="Standard">
      <style:text-properties fo:font-size="10pt" officeooo:rsid="001bdf0a" officeooo:paragraph-rsid="003a0806" style:font-size-asian="10pt" style:font-size-complex="10pt"/>
    </style:style>
    <style:style style:name="P497" style:family="paragraph" style:parent-style-name="Standard">
      <style:text-properties fo:font-size="10pt" officeooo:rsid="001bdf0a" officeooo:paragraph-rsid="005e431f" style:font-size-asian="10pt" style:font-size-complex="10pt"/>
    </style:style>
    <style:style style:name="P498" style:family="paragraph" style:parent-style-name="Standard">
      <style:text-properties fo:font-size="10pt" officeooo:rsid="001bdf0a" officeooo:paragraph-rsid="0074af1a" style:font-size-asian="10pt" style:font-size-complex="10pt"/>
    </style:style>
    <style:style style:name="P499" style:family="paragraph" style:parent-style-name="Standard">
      <style:text-properties fo:font-size="10pt" officeooo:rsid="001bdf0a" officeooo:paragraph-rsid="0074bf43" style:font-size-asian="10pt" style:font-size-complex="10pt"/>
    </style:style>
    <style:style style:name="P500" style:family="paragraph" style:parent-style-name="Standard">
      <style:text-properties fo:font-size="10pt" officeooo:rsid="001bdf0a" officeooo:paragraph-rsid="00836c30" style:font-size-asian="10pt" style:font-size-complex="10pt"/>
    </style:style>
    <style:style style:name="P501" style:family="paragraph" style:parent-style-name="Standard">
      <style:text-properties fo:font-size="10pt" officeooo:rsid="001bdf0a" officeooo:paragraph-rsid="008ce444" style:font-size-asian="10pt" style:font-size-complex="10pt"/>
    </style:style>
    <style:style style:name="P502" style:family="paragraph" style:parent-style-name="Standard">
      <style:text-properties fo:font-size="10pt" officeooo:rsid="001bdf0a" officeooo:paragraph-rsid="0091213f" style:font-size-asian="10pt" style:font-size-complex="10pt"/>
    </style:style>
    <style:style style:name="P503" style:family="paragraph" style:parent-style-name="Standard">
      <style:text-properties fo:font-size="10pt" officeooo:rsid="001bdf0a" officeooo:paragraph-rsid="00b4d101" style:font-size-asian="10pt" style:font-size-complex="10pt"/>
    </style:style>
    <style:style style:name="P504" style:family="paragraph" style:parent-style-name="Standard">
      <style:text-properties fo:font-size="10pt" officeooo:rsid="001bdf0a" officeooo:paragraph-rsid="00be0784" style:font-size-asian="10pt" style:font-size-complex="10pt"/>
    </style:style>
    <style:style style:name="P505" style:family="paragraph" style:parent-style-name="Standard">
      <style:text-properties fo:font-size="10pt" officeooo:rsid="001bdf0a" officeooo:paragraph-rsid="00c0a604" style:font-size-asian="10pt" style:font-size-complex="10pt"/>
    </style:style>
    <style:style style:name="P506" style:family="paragraph" style:parent-style-name="Standard">
      <style:text-properties fo:font-size="10pt" officeooo:rsid="001bdf0a" officeooo:paragraph-rsid="00c5061e" style:font-size-asian="10pt" style:font-size-complex="10pt"/>
    </style:style>
    <style:style style:name="P507" style:family="paragraph" style:parent-style-name="Standard">
      <style:text-properties fo:font-size="10pt" officeooo:rsid="001bdf0a" officeooo:paragraph-rsid="00d8fbfd" style:font-size-asian="10pt" style:font-size-complex="10pt"/>
    </style:style>
    <style:style style:name="P508" style:family="paragraph" style:parent-style-name="Standard">
      <style:text-properties fo:font-size="10pt" officeooo:rsid="001bdf0a" officeooo:paragraph-rsid="00edb38f" style:font-size-asian="10pt" style:font-size-complex="10pt"/>
    </style:style>
    <style:style style:name="P509" style:family="paragraph" style:parent-style-name="Standard">
      <style:text-properties fo:font-size="10pt" officeooo:rsid="001bdf0a" officeooo:paragraph-rsid="00f41e36" style:font-size-asian="10pt" style:font-size-complex="10pt"/>
    </style:style>
    <style:style style:name="P510" style:family="paragraph" style:parent-style-name="Standard">
      <style:text-properties fo:font-size="10pt" officeooo:rsid="001bdf0a" officeooo:paragraph-rsid="0101a25e" style:font-size-asian="10pt" style:font-size-complex="10pt"/>
    </style:style>
    <style:style style:name="P511" style:family="paragraph" style:parent-style-name="Standard">
      <style:text-properties fo:font-size="10pt" officeooo:rsid="0101d48a" officeooo:paragraph-rsid="0101d48a" style:font-size-asian="10pt" style:font-size-complex="10pt"/>
    </style:style>
    <style:style style:name="P512" style:family="paragraph" style:parent-style-name="Table_20_Contents">
      <style:text-properties fo:font-size="10pt" officeooo:rsid="00325905" officeooo:paragraph-rsid="00325905" style:font-size-asian="10pt" style:font-size-complex="10pt"/>
    </style:style>
    <style:style style:name="P513" style:family="paragraph" style:parent-style-name="Table_20_Contents">
      <style:text-properties fo:font-size="10pt" officeooo:rsid="00325905" officeooo:paragraph-rsid="003a0806" style:font-size-asian="10pt" style:font-size-complex="10pt"/>
    </style:style>
    <style:style style:name="P514" style:family="paragraph" style:parent-style-name="Table_20_Contents">
      <style:text-properties fo:font-size="10pt" officeooo:rsid="00325905" officeooo:paragraph-rsid="005e431f" style:font-size-asian="10pt" style:font-size-complex="10pt"/>
    </style:style>
    <style:style style:name="P515" style:family="paragraph" style:parent-style-name="Table_20_Contents">
      <style:text-properties fo:font-size="10pt" officeooo:rsid="00325905" officeooo:paragraph-rsid="0074af1a" style:font-size-asian="10pt" style:font-size-complex="10pt"/>
    </style:style>
    <style:style style:name="P516" style:family="paragraph" style:parent-style-name="Table_20_Contents">
      <style:text-properties fo:font-size="10pt" officeooo:rsid="00325905" officeooo:paragraph-rsid="00836c30" style:font-size-asian="10pt" style:font-size-complex="10pt"/>
    </style:style>
    <style:style style:name="P517" style:family="paragraph" style:parent-style-name="Table_20_Contents">
      <style:text-properties fo:font-size="10pt" officeooo:paragraph-rsid="00c5061e" style:font-size-asian="10pt" style:font-size-complex="10pt"/>
    </style:style>
    <style:style style:name="P518" style:family="paragraph" style:parent-style-name="Table_20_Contents">
      <style:text-properties fo:font-size="10pt" officeooo:paragraph-rsid="00c6b4a0" style:font-size-asian="10pt" style:font-size-complex="10pt"/>
    </style:style>
    <style:style style:name="P519" style:family="paragraph" style:parent-style-name="Table_20_Contents">
      <style:text-properties fo:font-size="10pt" officeooo:paragraph-rsid="00d8fbfd" style:font-size-asian="10pt" style:font-size-complex="10pt"/>
    </style:style>
    <style:style style:name="P520" style:family="paragraph" style:parent-style-name="Table_20_Contents">
      <style:text-properties fo:font-size="10pt" officeooo:paragraph-rsid="00edb38f" style:font-size-asian="10pt" style:font-size-complex="10pt"/>
    </style:style>
    <style:style style:name="P521" style:family="paragraph" style:parent-style-name="Table_20_Contents">
      <style:text-properties fo:font-size="10pt" officeooo:rsid="0101a25e" officeooo:paragraph-rsid="0101a25e" style:font-size-asian="10pt" style:font-size-complex="10pt"/>
    </style:style>
    <style:style style:name="P522" style:family="paragraph" style:parent-style-name="Table_20_Contents">
      <style:text-properties fo:font-size="10pt" officeooo:rsid="0101a25e" officeooo:paragraph-rsid="0112a300" style:font-size-asian="10pt" style:font-size-complex="10pt"/>
    </style:style>
    <style:style style:name="P523" style:family="paragraph" style:parent-style-name="Table_20_Contents">
      <style:text-properties fo:font-size="10pt" officeooo:rsid="0101a25e" officeooo:paragraph-rsid="01165e45" style:font-size-asian="10pt" style:font-size-complex="10pt"/>
    </style:style>
    <style:style style:name="P524" style:family="paragraph" style:parent-style-name="Table_20_Contents">
      <style:text-properties fo:font-size="10pt" officeooo:rsid="0101a25e" officeooo:paragraph-rsid="0130d3e3" style:font-size-asian="10pt" style:font-size-complex="10pt"/>
    </style:style>
    <style:style style:name="P525" style:family="paragraph" style:parent-style-name="Table_20_Contents">
      <style:text-properties fo:font-size="10pt" officeooo:rsid="0101a25e" officeooo:paragraph-rsid="013fdbcb" style:font-size-asian="10pt" style:font-size-complex="10pt"/>
    </style:style>
    <style:style style:name="P526" style:family="paragraph" style:parent-style-name="Table_20_Contents">
      <style:text-properties fo:font-size="10pt" officeooo:rsid="0101a25e" officeooo:paragraph-rsid="01468a6d" style:font-size-asian="10pt" style:font-size-complex="10pt"/>
    </style:style>
    <style:style style:name="P527" style:family="paragraph" style:parent-style-name="Table_20_Contents">
      <style:text-properties fo:font-size="10pt" officeooo:rsid="0101a25e" officeooo:paragraph-rsid="01553eec" style:font-size-asian="10pt" style:font-size-complex="10pt"/>
    </style:style>
    <style:style style:name="P528" style:family="paragraph" style:parent-style-name="Table_20_Contents">
      <style:text-properties fo:font-size="10pt" officeooo:rsid="0101a25e" officeooo:paragraph-rsid="0160ff89" style:font-size-asian="10pt" style:font-size-complex="10pt"/>
    </style:style>
    <style:style style:name="P529" style:family="paragraph" style:parent-style-name="Table_20_Contents">
      <style:text-properties fo:font-size="10pt" officeooo:rsid="0101a25e" officeooo:paragraph-rsid="0169832e" style:font-size-asian="10pt" style:font-size-complex="10pt"/>
    </style:style>
    <style:style style:name="P530" style:family="paragraph" style:parent-style-name="Table_20_Contents">
      <style:text-properties fo:font-size="10pt" officeooo:rsid="0101a25e" officeooo:paragraph-rsid="0226bcdf" style:font-size-asian="10pt" style:font-size-complex="10pt"/>
    </style:style>
    <style:style style:name="P531" style:family="paragraph" style:parent-style-name="Table_20_Contents">
      <style:text-properties fo:font-size="10pt" officeooo:rsid="01165e45" officeooo:paragraph-rsid="01165e45" style:font-size-asian="10pt" style:font-size-complex="10pt"/>
    </style:style>
    <style:style style:name="P532" style:family="paragraph" style:parent-style-name="Table_20_Contents">
      <style:text-properties fo:font-size="10pt" officeooo:rsid="0130d3e3" officeooo:paragraph-rsid="0130d3e3" style:font-size-asian="10pt" style:font-size-complex="10pt"/>
    </style:style>
    <style:style style:name="P533" style:family="paragraph" style:parent-style-name="Table_20_Contents">
      <style:text-properties fo:font-size="10pt" officeooo:rsid="0130d3e3" officeooo:paragraph-rsid="013fdbcb" style:font-size-asian="10pt" style:font-size-complex="10pt"/>
    </style:style>
    <style:style style:name="P534" style:family="paragraph" style:parent-style-name="Table_20_Contents">
      <style:text-properties fo:font-size="10pt" officeooo:rsid="0130d3e3" officeooo:paragraph-rsid="014cbd2f" style:font-size-asian="10pt" style:font-size-complex="10pt"/>
    </style:style>
    <style:style style:name="P535" style:family="paragraph" style:parent-style-name="Table_20_Contents">
      <style:text-properties fo:font-size="10pt" officeooo:rsid="0130d3e3" officeooo:paragraph-rsid="01553eec" style:font-size-asian="10pt" style:font-size-complex="10pt"/>
    </style:style>
    <style:style style:name="P536" style:family="paragraph" style:parent-style-name="Table_20_Contents">
      <style:text-properties fo:font-size="10pt" officeooo:rsid="0130d3e3" officeooo:paragraph-rsid="0160ff89" style:font-size-asian="10pt" style:font-size-complex="10pt"/>
    </style:style>
    <style:style style:name="P537" style:family="paragraph" style:parent-style-name="Table_20_Contents">
      <style:text-properties fo:font-size="10pt" officeooo:rsid="0130d3e3" officeooo:paragraph-rsid="0169832e" style:font-size-asian="10pt" style:font-size-complex="10pt"/>
    </style:style>
    <style:style style:name="P538" style:family="paragraph" style:parent-style-name="Table_20_Contents">
      <style:text-properties fo:font-size="10pt" officeooo:rsid="0130d3e3" officeooo:paragraph-rsid="016ec8d3" style:font-size-asian="10pt" style:font-size-complex="10pt"/>
    </style:style>
    <style:style style:name="P539" style:family="paragraph" style:parent-style-name="Table_20_Contents">
      <style:text-properties fo:font-size="10pt" officeooo:rsid="0130d3e3" officeooo:paragraph-rsid="0171e36b" style:font-size-asian="10pt" style:font-size-complex="10pt"/>
    </style:style>
    <style:style style:name="P540" style:family="paragraph" style:parent-style-name="Table_20_Contents">
      <style:text-properties fo:font-size="10pt" officeooo:rsid="0130d3e3" officeooo:paragraph-rsid="0226bcdf" style:font-size-asian="10pt" style:font-size-complex="10pt"/>
    </style:style>
    <style:style style:name="P541" style:family="paragraph" style:parent-style-name="Table_20_Contents">
      <style:text-properties fo:font-size="10pt" officeooo:rsid="0169832e" officeooo:paragraph-rsid="0169832e" style:font-size-asian="10pt" style:font-size-complex="10pt"/>
    </style:style>
    <style:style style:name="P542" style:family="paragraph" style:parent-style-name="Table_20_Contents">
      <style:text-properties fo:font-size="10pt" officeooo:rsid="0169832e" officeooo:paragraph-rsid="016d602c" style:font-size-asian="10pt" style:font-size-complex="10pt"/>
    </style:style>
    <style:style style:name="P543" style:family="paragraph" style:parent-style-name="Table_20_Contents">
      <style:text-properties fo:font-size="10pt" officeooo:rsid="0169832e" officeooo:paragraph-rsid="016ec8d3" style:font-size-asian="10pt" style:font-size-complex="10pt"/>
    </style:style>
    <style:style style:name="P544" style:family="paragraph" style:parent-style-name="Table_20_Contents">
      <style:text-properties fo:font-size="10pt" officeooo:rsid="0169832e" officeooo:paragraph-rsid="0171e36b" style:font-size-asian="10pt" style:font-size-complex="10pt"/>
    </style:style>
    <style:style style:name="P545" style:family="paragraph" style:parent-style-name="Table_20_Contents">
      <style:text-properties fo:font-size="10pt" officeooo:rsid="0169832e" officeooo:paragraph-rsid="0176beca" style:font-size-asian="10pt" style:font-size-complex="10pt"/>
    </style:style>
    <style:style style:name="P546" style:family="paragraph" style:parent-style-name="Table_20_Contents">
      <style:text-properties fo:font-size="10pt" officeooo:rsid="0169832e" officeooo:paragraph-rsid="0226bcdf" style:font-size-asian="10pt" style:font-size-complex="10pt"/>
    </style:style>
    <style:style style:name="P547" style:family="paragraph" style:parent-style-name="Table_20_Contents">
      <style:text-properties fo:font-size="10pt" officeooo:rsid="016ec8d3" officeooo:paragraph-rsid="016ec8d3" style:font-size-asian="10pt" style:font-size-complex="10pt"/>
    </style:style>
    <style:style style:name="P548" style:family="paragraph" style:parent-style-name="Table_20_Contents">
      <style:text-properties fo:font-size="10pt" officeooo:rsid="016ec8d3" officeooo:paragraph-rsid="0170f792" style:font-size-asian="10pt" style:font-size-complex="10pt"/>
    </style:style>
    <style:style style:name="P549" style:family="paragraph" style:parent-style-name="Table_20_Contents">
      <style:text-properties fo:font-size="10pt" officeooo:rsid="016ec8d3" officeooo:paragraph-rsid="0171e36b" style:font-size-asian="10pt" style:font-size-complex="10pt"/>
    </style:style>
    <style:style style:name="P550" style:family="paragraph" style:parent-style-name="Table_20_Contents">
      <style:text-properties fo:font-size="10pt" officeooo:rsid="016ec8d3" officeooo:paragraph-rsid="0176beca" style:font-size-asian="10pt" style:font-size-complex="10pt"/>
    </style:style>
    <style:style style:name="P551" style:family="paragraph" style:parent-style-name="Table_20_Contents">
      <style:text-properties fo:font-size="10pt" officeooo:rsid="022e298d" officeooo:paragraph-rsid="022e298d" style:font-size-asian="10pt" style:font-size-complex="10pt"/>
    </style:style>
    <style:style style:name="P552" style:family="paragraph" style:parent-style-name="Standard">
      <style:text-properties fo:font-size="10pt" officeooo:rsid="025f0231" officeooo:paragraph-rsid="025f0231" style:font-size-asian="10pt" style:font-size-complex="10pt"/>
    </style:style>
    <style:style style:name="P553" style:family="paragraph" style:parent-style-name="Standard">
      <style:text-properties fo:font-size="10pt" officeooo:rsid="025f0231" officeooo:paragraph-rsid="02658657" style:font-size-asian="10pt" style:font-size-complex="10pt"/>
    </style:style>
    <style:style style:name="P554" style:family="paragraph" style:parent-style-name="Standard">
      <style:text-properties fo:font-size="10pt" officeooo:rsid="026948d6" officeooo:paragraph-rsid="026948d6" style:font-size-asian="10pt" style:font-size-complex="10pt"/>
    </style:style>
    <style:style style:name="P555" style:family="paragraph" style:parent-style-name="Standard">
      <style:text-properties fo:font-size="10pt" officeooo:rsid="028e84b1" officeooo:paragraph-rsid="028e84b1" style:font-size-asian="10pt" style:font-size-complex="10pt"/>
    </style:style>
    <style:style style:name="P556" style:family="paragraph" style:parent-style-name="Standard">
      <style:text-properties fo:font-size="10pt" fo:font-weight="normal" officeooo:rsid="00325905" officeooo:paragraph-rsid="00b4d101" style:font-size-asian="10pt" style:font-weight-asian="normal" style:font-size-complex="10pt" style:font-weight-complex="normal"/>
    </style:style>
    <style:style style:name="P557" style:family="paragraph" style:parent-style-name="Table_20_Contents">
      <style:text-properties fo:font-size="10pt" fo:font-weight="normal" officeooo:rsid="00325905" officeooo:paragraph-rsid="00b4d101" style:font-size-asian="10pt" style:font-weight-asian="normal" style:font-size-complex="10pt" style:font-weight-complex="normal"/>
    </style:style>
    <style:style style:name="P558" style:family="paragraph" style:parent-style-name="Standard">
      <style:text-properties fo:font-size="10pt" fo:font-weight="normal" officeooo:rsid="00325905" officeooo:paragraph-rsid="00be0784" style:font-size-asian="10pt" style:font-weight-asian="normal" style:font-size-complex="10pt" style:font-weight-complex="normal"/>
    </style:style>
    <style:style style:name="P559" style:family="paragraph" style:parent-style-name="Table_20_Contents">
      <style:text-properties fo:font-size="10pt" fo:font-weight="normal" officeooo:rsid="00325905" officeooo:paragraph-rsid="00be0784" style:font-size-asian="10pt" style:font-weight-asian="normal" style:font-size-complex="10pt" style:font-weight-complex="normal"/>
    </style:style>
    <style:style style:name="P560" style:family="paragraph" style:parent-style-name="Table_20_Contents">
      <style:text-properties fo:font-size="10pt" fo:font-weight="normal" officeooo:rsid="00325905" officeooo:paragraph-rsid="005e431f" style:font-size-asian="10pt" style:font-weight-asian="normal" style:font-size-complex="10pt" style:font-weight-complex="normal"/>
    </style:style>
    <style:style style:name="P561" style:family="paragraph" style:parent-style-name="Table_20_Contents">
      <style:text-properties fo:font-size="10pt" fo:font-weight="normal" officeooo:rsid="00325905" officeooo:paragraph-rsid="00644eba" style:font-size-asian="10pt" style:font-weight-asian="normal" style:font-size-complex="10pt" style:font-weight-complex="normal"/>
    </style:style>
    <style:style style:name="P562" style:family="paragraph" style:parent-style-name="Table_20_Contents">
      <style:text-properties fo:font-size="10pt" fo:font-weight="normal" officeooo:rsid="00325905" officeooo:paragraph-rsid="0074af1a" style:font-size-asian="10pt" style:font-weight-asian="normal" style:font-size-complex="10pt" style:font-weight-complex="normal"/>
    </style:style>
    <style:style style:name="P563" style:family="paragraph" style:parent-style-name="Table_20_Contents">
      <style:text-properties fo:font-size="10pt" fo:font-weight="normal" officeooo:rsid="00325905" officeooo:paragraph-rsid="0074bf43" style:font-size-asian="10pt" style:font-weight-asian="normal" style:font-size-complex="10pt" style:font-weight-complex="normal"/>
    </style:style>
    <style:style style:name="P564" style:family="paragraph" style:parent-style-name="Table_20_Contents">
      <style:text-properties fo:font-size="10pt" fo:font-weight="normal" officeooo:rsid="00325905" officeooo:paragraph-rsid="00836c30" style:font-size-asian="10pt" style:font-weight-asian="normal" style:font-size-complex="10pt" style:font-weight-complex="normal"/>
    </style:style>
    <style:style style:name="P565" style:family="paragraph" style:parent-style-name="Table_20_Contents">
      <style:text-properties fo:font-size="10pt" fo:font-weight="normal" officeooo:rsid="00325905" officeooo:paragraph-rsid="008ce444" style:font-size-asian="10pt" style:font-weight-asian="normal" style:font-size-complex="10pt" style:font-weight-complex="normal"/>
    </style:style>
    <style:style style:name="P566" style:family="paragraph" style:parent-style-name="Table_20_Contents">
      <style:text-properties fo:font-size="10pt" fo:font-weight="normal" officeooo:rsid="00325905" officeooo:paragraph-rsid="0091213f" style:font-size-asian="10pt" style:font-weight-asian="normal" style:font-size-complex="10pt" style:font-weight-complex="normal"/>
    </style:style>
    <style:style style:name="P567" style:family="paragraph" style:parent-style-name="Table_20_Contents">
      <style:text-properties fo:font-size="10pt" fo:font-weight="normal" officeooo:rsid="00325905" officeooo:paragraph-rsid="00c5061e" style:font-size-asian="10pt" style:font-weight-asian="normal" style:font-size-complex="10pt" style:font-weight-complex="normal"/>
    </style:style>
    <style:style style:name="P568" style:family="paragraph" style:parent-style-name="Table_20_Contents">
      <style:text-properties fo:font-size="10pt" fo:font-weight="normal" officeooo:rsid="00325905" officeooo:paragraph-rsid="00c6b4a0" style:font-size-asian="10pt" style:font-weight-asian="normal" style:font-size-complex="10pt" style:font-weight-complex="normal"/>
    </style:style>
    <style:style style:name="P569" style:family="paragraph" style:parent-style-name="Table_20_Contents">
      <style:text-properties fo:font-size="10pt" fo:font-weight="normal" officeooo:rsid="00325905" officeooo:paragraph-rsid="00d8fbfd" style:font-size-asian="10pt" style:font-weight-asian="normal" style:font-size-complex="10pt" style:font-weight-complex="normal"/>
    </style:style>
    <style:style style:name="P570" style:family="paragraph" style:parent-style-name="Table_20_Contents">
      <style:text-properties fo:font-size="10pt" fo:font-weight="normal" officeooo:rsid="00325905" officeooo:paragraph-rsid="00edb38f" style:font-size-asian="10pt" style:font-weight-asian="normal" style:font-size-complex="10pt" style:font-weight-complex="normal"/>
    </style:style>
    <style:style style:name="P571" style:family="paragraph" style:parent-style-name="Table_20_Contents">
      <style:text-properties fo:font-size="10pt" fo:font-weight="normal" officeooo:rsid="00325905" officeooo:paragraph-rsid="00f8764b" style:font-size-asian="10pt" style:font-weight-asian="normal" style:font-size-complex="10pt" style:font-weight-complex="normal"/>
    </style:style>
    <style:style style:name="P572" style:family="paragraph" style:parent-style-name="Table_20_Contents">
      <style:text-properties fo:font-size="10pt" fo:font-weight="normal" officeooo:rsid="00325905" officeooo:paragraph-rsid="0101a25e" style:font-size-asian="10pt" style:font-weight-asian="normal" style:font-size-complex="10pt" style:font-weight-complex="normal"/>
    </style:style>
    <style:style style:name="P573" style:family="paragraph" style:parent-style-name="Table_20_Contents">
      <style:text-properties fo:font-size="10pt" fo:font-weight="normal" officeooo:rsid="00325905" officeooo:paragraph-rsid="0112a300" style:font-size-asian="10pt" style:font-weight-asian="normal" style:font-size-complex="10pt" style:font-weight-complex="normal"/>
    </style:style>
    <style:style style:name="P574" style:family="paragraph" style:parent-style-name="Table_20_Contents">
      <style:text-properties fo:font-size="10pt" fo:font-weight="normal" officeooo:rsid="00325905" officeooo:paragraph-rsid="01165e45" style:font-size-asian="10pt" style:font-weight-asian="normal" style:font-size-complex="10pt" style:font-weight-complex="normal"/>
    </style:style>
    <style:style style:name="P575" style:family="paragraph" style:parent-style-name="Table_20_Contents">
      <style:text-properties fo:font-size="10pt" fo:font-weight="normal" officeooo:rsid="00325905" officeooo:paragraph-rsid="0130d3e3" style:font-size-asian="10pt" style:font-weight-asian="normal" style:font-size-complex="10pt" style:font-weight-complex="normal"/>
    </style:style>
    <style:style style:name="P576" style:family="paragraph" style:parent-style-name="Table_20_Contents">
      <style:text-properties fo:font-size="10pt" fo:font-weight="normal" officeooo:paragraph-rsid="00d8fbfd" style:font-size-asian="10pt" style:font-weight-asian="normal" style:font-size-complex="10pt" style:font-weight-complex="normal"/>
    </style:style>
    <style:style style:name="P577" style:family="paragraph" style:parent-style-name="Table_20_Contents">
      <style:text-properties fo:font-size="10pt" fo:font-weight="normal" officeooo:rsid="010201ca" officeooo:paragraph-rsid="010201ca" style:font-size-asian="10pt" style:font-weight-asian="normal" style:font-size-complex="10pt" style:font-weight-complex="normal"/>
    </style:style>
    <style:style style:name="P578" style:family="paragraph" style:parent-style-name="Table_20_Contents">
      <style:text-properties fo:font-size="10pt" fo:font-weight="normal" officeooo:rsid="010201ca" officeooo:paragraph-rsid="0112a300" style:font-size-asian="10pt" style:font-weight-asian="normal" style:font-size-complex="10pt" style:font-weight-complex="normal"/>
    </style:style>
    <style:style style:name="P579" style:family="paragraph" style:parent-style-name="Table_20_Contents">
      <style:text-properties fo:font-size="10pt" fo:font-weight="normal" officeooo:rsid="0117435c" officeooo:paragraph-rsid="0117435c" style:font-size-asian="10pt" style:font-weight-asian="normal" style:font-size-complex="10pt" style:font-weight-complex="normal"/>
    </style:style>
    <style:style style:name="P580" style:family="paragraph" style:parent-style-name="Table_20_Contents">
      <style:text-properties fo:font-size="10pt" fo:font-weight="normal" officeooo:rsid="0132d167" officeooo:paragraph-rsid="0132d167" style:font-size-asian="10pt" style:font-weight-asian="normal" style:font-size-complex="10pt" style:font-weight-complex="normal"/>
    </style:style>
    <style:style style:name="P581" style:family="paragraph" style:parent-style-name="Table_20_Contents">
      <style:text-properties fo:font-size="10pt" fo:font-weight="normal" officeooo:rsid="0132d167" officeooo:paragraph-rsid="013fdbcb" style:font-size-asian="10pt" style:font-weight-asian="normal" style:font-size-complex="10pt" style:font-weight-complex="normal"/>
    </style:style>
    <style:style style:name="P582" style:family="paragraph" style:parent-style-name="Table_20_Contents">
      <style:text-properties fo:font-size="10pt" fo:font-weight="normal" officeooo:rsid="0132d167" officeooo:paragraph-rsid="014cbd2f" style:font-size-asian="10pt" style:font-weight-asian="normal" style:font-size-complex="10pt" style:font-weight-complex="normal"/>
    </style:style>
    <style:style style:name="P583" style:family="paragraph" style:parent-style-name="Table_20_Contents">
      <style:text-properties fo:font-size="10pt" fo:font-weight="normal" officeooo:rsid="0132d167" officeooo:paragraph-rsid="01553eec" style:font-size-asian="10pt" style:font-weight-asian="normal" style:font-size-complex="10pt" style:font-weight-complex="normal"/>
    </style:style>
    <style:style style:name="P584" style:family="paragraph" style:parent-style-name="Table_20_Contents">
      <style:text-properties fo:font-size="10pt" fo:font-weight="normal" officeooo:rsid="0132d167" officeooo:paragraph-rsid="0160ff89" style:font-size-asian="10pt" style:font-weight-asian="normal" style:font-size-complex="10pt" style:font-weight-complex="normal"/>
    </style:style>
    <style:style style:name="P585" style:family="paragraph" style:parent-style-name="Table_20_Contents">
      <style:text-properties fo:font-size="10pt" fo:font-weight="normal" officeooo:rsid="0101a25e" officeooo:paragraph-rsid="01468a6d" style:font-size-asian="10pt" style:font-weight-asian="normal" style:font-size-complex="10pt" style:font-weight-complex="normal"/>
    </style:style>
    <style:style style:name="P586" style:family="paragraph" style:parent-style-name="Table_20_Contents">
      <style:text-properties fo:font-size="10pt" fo:font-weight="normal" officeooo:rsid="0101a25e" officeooo:paragraph-rsid="014cbd2f" style:font-size-asian="10pt" style:font-weight-asian="normal" style:font-size-complex="10pt" style:font-weight-complex="normal"/>
    </style:style>
    <style:style style:name="P587" style:family="paragraph" style:parent-style-name="Standard">
      <style:text-properties fo:font-size="10pt" style:text-underline-style="solid" style:text-underline-width="auto" style:text-underline-color="font-color" fo:font-weight="normal" officeooo:rsid="00b10baa" officeooo:paragraph-rsid="00b8ee01" style:font-size-asian="10pt" style:font-weight-asian="normal" style:font-size-complex="10pt" style:font-weight-complex="normal"/>
    </style:style>
    <style:style style:name="P588" style:family="paragraph" style:parent-style-name="Table_20_Contents">
      <style:text-properties fo:font-size="10pt" style:text-underline-style="solid" style:text-underline-width="auto" style:text-underline-color="font-color" officeooo:rsid="00325905" officeooo:paragraph-rsid="00325905" style:font-size-asian="10pt" style:font-size-complex="10pt"/>
    </style:style>
    <style:style style:name="P589" style:family="paragraph" style:parent-style-name="Table_20_Contents">
      <style:text-properties fo:font-size="10pt" style:text-underline-style="solid" style:text-underline-width="auto" style:text-underline-color="font-color" officeooo:rsid="00325905" officeooo:paragraph-rsid="003a0806" style:font-size-asian="10pt" style:font-size-complex="10pt"/>
    </style:style>
    <style:style style:name="P590" style:family="paragraph" style:parent-style-name="Table_20_Contents">
      <style:text-properties fo:font-size="10pt" style:text-underline-style="solid" style:text-underline-width="auto" style:text-underline-color="font-color" officeooo:rsid="00325905" officeooo:paragraph-rsid="005e431f" style:font-size-asian="10pt" style:font-size-complex="10pt"/>
    </style:style>
    <style:style style:name="P591" style:family="paragraph" style:parent-style-name="Table_20_Contents">
      <style:text-properties fo:font-size="10pt" style:text-underline-style="solid" style:text-underline-width="auto" style:text-underline-color="font-color" officeooo:rsid="00325905" officeooo:paragraph-rsid="0074af1a" style:font-size-asian="10pt" style:font-size-complex="10pt"/>
    </style:style>
    <style:style style:name="P592" style:family="paragraph" style:parent-style-name="Table_20_Contents">
      <style:text-properties fo:font-size="10pt" style:text-underline-style="solid" style:text-underline-width="auto" style:text-underline-color="font-color" officeooo:rsid="00325905" officeooo:paragraph-rsid="00836c30" style:font-size-asian="10pt" style:font-size-complex="10pt"/>
    </style:style>
    <style:style style:name="P593" style:family="paragraph" style:parent-style-name="Table_20_Contents">
      <style:text-properties fo:font-size="10pt" style:text-underline-style="solid" style:text-underline-width="auto" style:text-underline-color="font-color" officeooo:rsid="00325905" officeooo:paragraph-rsid="008ce444" style:font-size-asian="10pt" style:font-size-complex="10pt"/>
    </style:style>
    <style:style style:name="P594" style:family="paragraph" style:parent-style-name="Table_20_Contents">
      <style:text-properties fo:font-size="10pt" style:text-underline-style="solid" style:text-underline-width="auto" style:text-underline-color="font-color" officeooo:rsid="00325905" officeooo:paragraph-rsid="00b4d101" style:font-size-asian="10pt" style:font-size-complex="10pt"/>
    </style:style>
    <style:style style:name="P595" style:family="paragraph" style:parent-style-name="Table_20_Contents">
      <style:text-properties fo:font-size="10pt" style:text-underline-style="solid" style:text-underline-width="auto" style:text-underline-color="font-color" officeooo:rsid="00325905" officeooo:paragraph-rsid="00be0784" style:font-size-asian="10pt" style:font-size-complex="10pt"/>
    </style:style>
    <style:style style:name="P596" style:family="paragraph" style:parent-style-name="Table_20_Contents">
      <style:text-properties fo:font-size="10pt" style:text-underline-style="solid" style:text-underline-width="auto" style:text-underline-color="font-color" officeooo:rsid="00325905" officeooo:paragraph-rsid="00c5061e" style:font-size-asian="10pt" style:font-size-complex="10pt"/>
    </style:style>
    <style:style style:name="P597" style:family="paragraph" style:parent-style-name="Table_20_Contents">
      <style:text-properties fo:font-size="10pt" style:text-underline-style="solid" style:text-underline-width="auto" style:text-underline-color="font-color" fo:font-weight="bold" officeooo:rsid="00325905" officeooo:paragraph-rsid="003a0806" style:font-size-asian="10pt" style:font-weight-asian="bold" style:font-size-complex="10pt" style:font-weight-complex="bold"/>
    </style:style>
    <style:style style:name="P598" style:family="paragraph" style:parent-style-name="Table_20_Contents">
      <style:text-properties fo:font-size="10pt" style:text-underline-style="solid" style:text-underline-width="auto" style:text-underline-color="font-color" fo:font-weight="bold" officeooo:rsid="00325905" officeooo:paragraph-rsid="005e431f" style:font-size-asian="10pt" style:font-weight-asian="bold" style:font-size-complex="10pt" style:font-weight-complex="bold"/>
    </style:style>
    <style:style style:name="P599" style:family="paragraph" style:parent-style-name="Table_20_Contents">
      <style:text-properties fo:font-size="10pt" style:text-underline-style="solid" style:text-underline-width="auto" style:text-underline-color="font-color" fo:font-weight="bold" officeooo:rsid="00325905" officeooo:paragraph-rsid="0074af1a" style:font-size-asian="10pt" style:font-weight-asian="bold" style:font-size-complex="10pt" style:font-weight-complex="bold"/>
    </style:style>
    <style:style style:name="P600" style:family="paragraph" style:parent-style-name="Table_20_Contents">
      <style:text-properties fo:font-size="10pt" style:text-underline-style="solid" style:text-underline-width="auto" style:text-underline-color="font-color" fo:font-weight="bold" officeooo:rsid="00325905" officeooo:paragraph-rsid="00836c30" style:font-size-asian="10pt" style:font-weight-asian="bold" style:font-size-complex="10pt" style:font-weight-complex="bold"/>
    </style:style>
    <style:style style:name="P601" style:family="paragraph" style:parent-style-name="Table_20_Contents">
      <style:text-properties fo:font-size="10pt" style:text-underline-style="solid" style:text-underline-width="auto" style:text-underline-color="font-color" fo:font-weight="bold" officeooo:rsid="00325905" officeooo:paragraph-rsid="008ce444" style:font-size-asian="10pt" style:font-weight-asian="bold" style:font-size-complex="10pt" style:font-weight-complex="bold"/>
    </style:style>
    <style:style style:name="P602" style:family="paragraph" style:parent-style-name="Table_20_Contents">
      <style:text-properties fo:font-size="10pt" style:text-underline-style="solid" style:text-underline-width="auto" style:text-underline-color="font-color" fo:font-weight="bold" officeooo:rsid="00325905" officeooo:paragraph-rsid="00b4d101" style:font-size-asian="10pt" style:font-weight-asian="bold" style:font-size-complex="10pt" style:font-weight-complex="bold"/>
    </style:style>
    <style:style style:name="P603" style:family="paragraph" style:parent-style-name="Table_20_Contents">
      <style:text-properties fo:font-size="10pt" style:text-underline-style="solid" style:text-underline-width="auto" style:text-underline-color="font-color" fo:font-weight="bold" officeooo:rsid="00325905" officeooo:paragraph-rsid="00be0784" style:font-size-asian="10pt" style:font-weight-asian="bold" style:font-size-complex="10pt" style:font-weight-complex="bold"/>
    </style:style>
    <style:style style:name="P604" style:family="paragraph" style:parent-style-name="Table_20_Contents">
      <style:text-properties fo:font-size="10pt" style:text-underline-style="solid" style:text-underline-width="auto" style:text-underline-color="font-color" fo:font-weight="bold" officeooo:rsid="00325905" officeooo:paragraph-rsid="00c5061e" style:font-size-asian="10pt" style:font-weight-asian="bold" style:font-size-complex="10pt" style:font-weight-complex="bold"/>
    </style:style>
    <style:style style:name="P605" style:family="paragraph" style:parent-style-name="Table_20_Contents">
      <style:text-properties fo:font-size="10pt" style:text-underline-style="solid" style:text-underline-width="auto" style:text-underline-color="font-color" fo:font-weight="bold" officeooo:rsid="00325905" officeooo:paragraph-rsid="00d8fbfd" style:font-size-asian="10pt" style:font-weight-asian="bold" style:font-size-complex="10pt" style:font-weight-complex="bold"/>
    </style:style>
    <style:style style:name="P606" style:family="paragraph" style:parent-style-name="Table_20_Contents">
      <style:text-properties fo:font-size="10pt" style:text-underline-style="solid" style:text-underline-width="auto" style:text-underline-color="font-color" fo:font-weight="bold" officeooo:rsid="00325905" officeooo:paragraph-rsid="00edb38f" style:font-size-asian="10pt" style:font-weight-asian="bold" style:font-size-complex="10pt" style:font-weight-complex="bold"/>
    </style:style>
    <style:style style:name="P607" style:family="paragraph" style:parent-style-name="Table_20_Contents">
      <style:text-properties fo:font-size="10pt" style:text-underline-style="solid" style:text-underline-width="auto" style:text-underline-color="font-color" fo:font-weight="bold" officeooo:rsid="00325905" officeooo:paragraph-rsid="0101a25e" style:font-size-asian="10pt" style:font-weight-asian="bold" style:font-size-complex="10pt" style:font-weight-complex="bold"/>
    </style:style>
    <style:style style:name="P608" style:family="paragraph" style:parent-style-name="Table_20_Contents">
      <style:text-properties fo:font-size="10pt" style:text-underline-style="solid" style:text-underline-width="auto" style:text-underline-color="font-color" fo:font-weight="bold" officeooo:rsid="00325905" officeooo:paragraph-rsid="0112a300" style:font-size-asian="10pt" style:font-weight-asian="bold" style:font-size-complex="10pt" style:font-weight-complex="bold"/>
    </style:style>
    <style:style style:name="P609" style:family="paragraph" style:parent-style-name="Table_20_Contents">
      <style:text-properties fo:font-size="10pt" style:text-underline-style="solid" style:text-underline-width="auto" style:text-underline-color="font-color" fo:font-weight="bold" officeooo:rsid="00325905" officeooo:paragraph-rsid="01165e45" style:font-size-asian="10pt" style:font-weight-asian="bold" style:font-size-complex="10pt" style:font-weight-complex="bold"/>
    </style:style>
    <style:style style:name="P610" style:family="paragraph" style:parent-style-name="Table_20_Contents">
      <style:text-properties fo:font-size="10pt" style:text-underline-style="solid" style:text-underline-width="auto" style:text-underline-color="font-color" fo:font-weight="bold" officeooo:rsid="00325905" officeooo:paragraph-rsid="0130d3e3" style:font-size-asian="10pt" style:font-weight-asian="bold" style:font-size-complex="10pt" style:font-weight-complex="bold"/>
    </style:style>
    <style:style style:name="P611" style:family="paragraph" style:parent-style-name="Table_20_Contents">
      <style:text-properties fo:font-size="10pt" style:text-underline-style="solid" style:text-underline-width="auto" style:text-underline-color="font-color" fo:font-weight="bold" officeooo:rsid="00325905" officeooo:paragraph-rsid="013fdbcb" style:font-size-asian="10pt" style:font-weight-asian="bold" style:font-size-complex="10pt" style:font-weight-complex="bold"/>
    </style:style>
    <style:style style:name="P612" style:family="paragraph" style:parent-style-name="Table_20_Contents">
      <style:text-properties fo:font-size="10pt" style:text-underline-style="solid" style:text-underline-width="auto" style:text-underline-color="font-color" fo:font-weight="bold" officeooo:rsid="00325905" officeooo:paragraph-rsid="014cbd2f" style:font-size-asian="10pt" style:font-weight-asian="bold" style:font-size-complex="10pt" style:font-weight-complex="bold"/>
    </style:style>
    <style:style style:name="P613" style:family="paragraph" style:parent-style-name="Table_20_Contents">
      <style:text-properties fo:font-size="10pt" style:text-underline-style="solid" style:text-underline-width="auto" style:text-underline-color="font-color" fo:font-weight="bold" officeooo:rsid="00325905" officeooo:paragraph-rsid="01553eec" style:font-size-asian="10pt" style:font-weight-asian="bold" style:font-size-complex="10pt" style:font-weight-complex="bold"/>
    </style:style>
    <style:style style:name="P614" style:family="paragraph" style:parent-style-name="Table_20_Contents">
      <style:text-properties fo:font-size="10pt" style:text-underline-style="solid" style:text-underline-width="auto" style:text-underline-color="font-color" fo:font-weight="bold" officeooo:rsid="00325905" officeooo:paragraph-rsid="0160ff89" style:font-size-asian="10pt" style:font-weight-asian="bold" style:font-size-complex="10pt" style:font-weight-complex="bold"/>
    </style:style>
    <style:style style:name="P615" style:family="paragraph" style:parent-style-name="Table_20_Contents">
      <style:text-properties fo:font-size="10pt" style:text-underline-style="solid" style:text-underline-width="auto" style:text-underline-color="font-color" fo:font-weight="bold" officeooo:rsid="00325905" officeooo:paragraph-rsid="0169832e" style:font-size-asian="10pt" style:font-weight-asian="bold" style:font-size-complex="10pt" style:font-weight-complex="bold"/>
    </style:style>
    <style:style style:name="P616" style:family="paragraph" style:parent-style-name="Table_20_Contents">
      <style:text-properties fo:font-size="10pt" style:text-underline-style="solid" style:text-underline-width="auto" style:text-underline-color="font-color" fo:font-weight="bold" officeooo:rsid="00325905" officeooo:paragraph-rsid="016ec8d3" style:font-size-asian="10pt" style:font-weight-asian="bold" style:font-size-complex="10pt" style:font-weight-complex="bold"/>
    </style:style>
    <style:style style:name="P617" style:family="paragraph" style:parent-style-name="Table_20_Contents">
      <style:text-properties fo:font-size="10pt" style:text-underline-style="solid" style:text-underline-width="auto" style:text-underline-color="font-color" fo:font-weight="bold" officeooo:rsid="00325905" officeooo:paragraph-rsid="0171e36b" style:font-size-asian="10pt" style:font-weight-asian="bold" style:font-size-complex="10pt" style:font-weight-complex="bold"/>
    </style:style>
    <style:style style:name="P618" style:family="paragraph" style:parent-style-name="Table_20_Contents">
      <style:text-properties fo:font-size="10pt" style:text-underline-style="solid" style:text-underline-width="auto" style:text-underline-color="font-color" fo:font-weight="bold" officeooo:rsid="00325905" officeooo:paragraph-rsid="0176beca" style:font-size-asian="10pt" style:font-weight-asian="bold" style:font-size-complex="10pt" style:font-weight-complex="bold"/>
    </style:style>
    <style:style style:name="P619" style:family="paragraph" style:parent-style-name="Table_20_Contents">
      <style:text-properties fo:font-size="10pt" style:text-underline-style="solid" style:text-underline-width="auto" style:text-underline-color="font-color" fo:font-weight="bold" officeooo:rsid="00325905" officeooo:paragraph-rsid="0226bcdf" style:font-size-asian="10pt" style:font-weight-asian="bold" style:font-size-complex="10pt" style:font-weight-complex="bold"/>
    </style:style>
    <style:style style:name="P620" style:family="paragraph" style:parent-style-name="Standard">
      <style:text-properties fo:font-size="10pt" fo:font-weight="bold" officeooo:rsid="001bdf0a" officeooo:paragraph-rsid="00edb38f" style:font-size-asian="10pt" style:font-weight-asian="bold" style:font-size-complex="10pt" style:font-weight-complex="bold"/>
    </style:style>
    <style:style style:name="P621" style:family="paragraph" style:parent-style-name="Standard">
      <style:text-properties fo:font-size="10pt" fo:font-weight="bold" officeooo:rsid="00f02261" officeooo:paragraph-rsid="00f02261" style:font-size-asian="10pt" style:font-weight-asian="bold" style:font-size-complex="10pt" style:font-weight-complex="bold"/>
    </style:style>
    <style:style style:name="P622" style:family="paragraph" style:parent-style-name="Table_20_Contents">
      <style:text-properties fo:font-size="10pt" fo:font-weight="bold" officeooo:rsid="00325905" officeooo:paragraph-rsid="003a0806" style:font-size-asian="10pt" style:font-weight-asian="bold" style:font-size-complex="10pt" style:font-weight-complex="bold"/>
    </style:style>
    <style:style style:name="P623" style:family="paragraph" style:parent-style-name="Table_20_Contents">
      <style:text-properties fo:font-size="10pt" fo:font-weight="bold" officeooo:rsid="00325905" officeooo:paragraph-rsid="005e431f" style:font-size-asian="10pt" style:font-weight-asian="bold" style:font-size-complex="10pt" style:font-weight-complex="bold"/>
    </style:style>
    <style:style style:name="P624" style:family="paragraph" style:parent-style-name="Table_20_Contents">
      <style:text-properties fo:font-size="10pt" fo:font-weight="bold" officeooo:rsid="00325905" officeooo:paragraph-rsid="0074af1a" style:font-size-asian="10pt" style:font-weight-asian="bold" style:font-size-complex="10pt" style:font-weight-complex="bold"/>
    </style:style>
    <style:style style:name="P625" style:family="paragraph" style:parent-style-name="Table_20_Contents">
      <style:text-properties fo:font-size="10pt" fo:font-weight="bold" officeooo:rsid="00325905" officeooo:paragraph-rsid="0074bf43" style:font-size-asian="10pt" style:font-weight-asian="bold" style:font-size-complex="10pt" style:font-weight-complex="bold"/>
    </style:style>
    <style:style style:name="P626" style:family="paragraph" style:parent-style-name="Table_20_Contents">
      <style:text-properties fo:font-size="10pt" fo:font-weight="bold" officeooo:rsid="00644eba" officeooo:paragraph-rsid="00644eba" style:font-size-asian="10pt" style:font-weight-asian="bold" style:font-size-complex="10pt" style:font-weight-complex="bold"/>
    </style:style>
    <style:style style:name="P627" style:family="paragraph" style:parent-style-name="Table_20_Contents">
      <style:text-properties fo:font-size="10pt" fo:font-weight="bold" officeooo:paragraph-rsid="00edb38f" style:font-size-asian="10pt" style:font-weight-asian="bold" style:font-size-complex="10pt" style:font-weight-complex="bold"/>
    </style:style>
    <style:style style:name="P628" style:family="paragraph" style:parent-style-name="Table_20_Contents">
      <style:text-properties fo:font-size="10pt" fo:font-weight="bold" officeooo:rsid="0101a25e" officeooo:paragraph-rsid="0101a25e" style:font-size-asian="10pt" style:font-weight-asian="bold" style:font-size-complex="10pt" style:font-weight-complex="bold"/>
    </style:style>
    <style:style style:name="P629" style:family="paragraph" style:parent-style-name="Standard">
      <style:text-properties fo:font-size="10pt" fo:font-weight="bold" officeooo:rsid="028e84b1" officeooo:paragraph-rsid="028e84b1" style:font-size-asian="10pt" style:font-weight-asian="bold" style:font-size-complex="10pt" style:font-weight-complex="bold"/>
    </style:style>
    <style:style style:name="P63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10pt" fo:language="zxx" fo:country="none" officeooo:paragraph-rsid="02a5bc30" style:font-size-asian="10pt" style:font-size-complex="10pt"/>
    </style:style>
    <style:style style:name="P631" style:family="paragraph" style:parent-style-name="Standard">
      <style:text-properties officeooo:rsid="00427288" officeooo:paragraph-rsid="00427288"/>
    </style:style>
    <style:style style:name="P632" style:family="paragraph" style:parent-style-name="Standard">
      <style:text-properties fo:font-size="14pt" style:text-underline-style="solid" style:text-underline-width="auto" style:text-underline-color="font-color" fo:font-weight="bold" officeooo:rsid="00400bd0" officeooo:paragraph-rsid="00400bd0" style:font-size-asian="14pt" style:font-weight-asian="bold" style:font-size-complex="14pt" style:font-weight-complex="bold"/>
    </style:style>
    <style:style style:name="P633" style:family="paragraph" style:parent-style-name="Standard">
      <style:text-properties fo:font-size="14pt" style:text-underline-style="solid" style:text-underline-width="auto" style:text-underline-color="font-color" fo:font-weight="bold" officeooo:rsid="00543e13" officeooo:paragraph-rsid="00543e13" style:font-size-asian="14pt" style:font-weight-asian="bold" style:font-size-complex="14pt" style:font-weight-complex="bold"/>
    </style:style>
    <style:style style:name="P634" style:family="paragraph" style:parent-style-name="Standard">
      <style:text-properties fo:font-weight="normal" style:font-weight-asian="normal" style:font-weight-complex="normal"/>
    </style:style>
    <style:style style:name="P635" style:family="paragraph" style:parent-style-name="Standard">
      <style:text-properties fo:font-weight="normal" officeooo:rsid="004797dc" officeooo:paragraph-rsid="004797dc" style:font-weight-asian="normal" style:font-weight-complex="normal"/>
    </style:style>
    <style:style style:name="P636" style:family="paragraph" style:parent-style-name="Standard">
      <style:text-properties fo:font-weight="normal" officeooo:rsid="0049d988" officeooo:paragraph-rsid="0049d988" style:font-weight-asian="normal" style:font-weight-complex="normal"/>
    </style:style>
    <style:style style:name="P637" style:family="paragraph" style:parent-style-name="Standard">
      <style:text-properties fo:font-weight="normal" officeooo:rsid="004fe862" officeooo:paragraph-rsid="004fe862" style:font-weight-asian="normal" style:font-weight-complex="normal"/>
    </style:style>
    <style:style style:name="P638" style:family="paragraph" style:parent-style-name="Standard">
      <style:text-properties fo:font-weight="normal" officeooo:rsid="0051a2d2" officeooo:paragraph-rsid="0051a2d2" style:font-weight-asian="normal" style:font-weight-complex="normal"/>
    </style:style>
    <style:style style:name="P639" style:family="paragraph" style:parent-style-name="Standard">
      <style:text-properties fo:font-weight="normal" officeooo:rsid="0052b8d0" officeooo:paragraph-rsid="0051a2d2" style:font-weight-asian="normal" style:font-weight-complex="normal"/>
    </style:style>
    <style:style style:name="P640" style:family="paragraph" style:parent-style-name="Standard">
      <style:text-properties fo:font-weight="normal" officeooo:rsid="0054dc83" officeooo:paragraph-rsid="0054dc83" style:font-weight-asian="normal" style:font-weight-complex="normal"/>
    </style:style>
    <style:style style:name="P641" style:family="paragraph" style:parent-style-name="Standard">
      <style:text-properties fo:font-weight="normal" officeooo:rsid="00557284" officeooo:paragraph-rsid="00557284" style:font-weight-asian="normal" style:font-weight-complex="normal"/>
    </style:style>
    <style:style style:name="P642" style:family="paragraph" style:parent-style-name="Standard">
      <style:text-properties fo:font-weight="normal" officeooo:rsid="005ab6e5" officeooo:paragraph-rsid="005ab6e5" style:font-weight-asian="normal" style:font-weight-complex="normal"/>
    </style:style>
    <style:style style:name="P643" style:family="paragraph" style:parent-style-name="Standard">
      <style:text-properties fo:font-weight="normal" officeooo:rsid="005a90e5" officeooo:paragraph-rsid="005a90e5" style:font-weight-asian="normal" style:font-weight-complex="normal"/>
    </style:style>
    <style:style style:name="P644" style:family="paragraph" style:parent-style-name="Standard">
      <style:text-properties fo:font-weight="normal" officeooo:rsid="005a90e5" officeooo:paragraph-rsid="0074af1a" style:font-weight-asian="normal" style:font-weight-complex="normal"/>
    </style:style>
    <style:style style:name="P645" style:family="paragraph" style:parent-style-name="Standard">
      <style:text-properties fo:font-weight="normal" officeooo:rsid="005f4702" officeooo:paragraph-rsid="005f4702" style:font-weight-asian="normal" style:font-weight-complex="normal"/>
    </style:style>
    <style:style style:name="P646" style:family="paragraph" style:parent-style-name="Standard">
      <style:text-properties fo:font-weight="normal" officeooo:rsid="001bdf0a" officeooo:paragraph-rsid="005e431f" style:font-weight-asian="normal" style:font-weight-complex="normal"/>
    </style:style>
    <style:style style:name="P647" style:family="paragraph" style:parent-style-name="Standard">
      <style:text-properties fo:font-weight="normal" officeooo:rsid="00640cdc" officeooo:paragraph-rsid="00640cdc" style:font-weight-asian="normal" style:font-weight-complex="normal"/>
    </style:style>
    <style:style style:name="P648" style:family="paragraph" style:parent-style-name="Standard">
      <style:text-properties fo:font-weight="normal" officeooo:rsid="0067854c" officeooo:paragraph-rsid="0067854c" style:font-weight-asian="normal" style:font-weight-complex="normal"/>
    </style:style>
    <style:style style:name="P649" style:family="paragraph" style:parent-style-name="Standard">
      <style:text-properties fo:font-weight="normal" officeooo:rsid="0067854c" officeooo:paragraph-rsid="0070c944" style:font-weight-asian="normal" style:font-weight-complex="normal"/>
    </style:style>
    <style:style style:name="P650" style:family="paragraph" style:parent-style-name="Standard">
      <style:text-properties fo:font-weight="normal" officeooo:rsid="0067854c" officeooo:paragraph-rsid="0077523b" style:font-weight-asian="normal" style:font-weight-complex="normal"/>
    </style:style>
    <style:style style:name="P651" style:family="paragraph" style:parent-style-name="Standard">
      <style:text-properties fo:font-weight="normal" officeooo:rsid="0067854c" officeooo:paragraph-rsid="008a7346" style:font-weight-asian="normal" style:font-weight-complex="normal"/>
    </style:style>
    <style:style style:name="P65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4797dc" style:font-weight-asian="normal" style:font-weight-complex="normal"/>
    </style:style>
    <style:style style:name="P65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67854c" style:font-weight-asian="normal" style:font-weight-complex="normal"/>
    </style:style>
    <style:style style:name="P65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70c944" style:font-weight-asian="normal" style:font-weight-complex="normal"/>
    </style:style>
    <style:style style:name="P65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77523b" style:font-weight-asian="normal" style:font-weight-complex="normal"/>
    </style:style>
    <style:style style:name="P65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8a7346" style:font-weight-asian="normal" style:font-weight-complex="normal"/>
    </style:style>
    <style:style style:name="P657" style:family="paragraph" style:parent-style-name="Standard">
      <style:text-properties fo:font-weight="normal" officeooo:rsid="0067d189" officeooo:paragraph-rsid="0067d189" style:font-weight-asian="normal" style:font-weight-complex="normal"/>
    </style:style>
    <style:style style:name="P658" style:family="paragraph" style:parent-style-name="Standard">
      <style:text-properties fo:font-weight="normal" officeooo:rsid="0067d189" officeooo:paragraph-rsid="004797dc" style:font-weight-asian="normal" style:font-weight-complex="normal"/>
    </style:style>
    <style:style style:name="P659" style:family="paragraph" style:parent-style-name="Standard">
      <style:text-properties fo:font-weight="normal" officeooo:rsid="0068b1eb" officeooo:paragraph-rsid="00699fd6" style:font-weight-asian="normal" style:font-weight-complex="normal"/>
    </style:style>
    <style:style style:name="P660" style:family="paragraph" style:parent-style-name="Standard">
      <style:text-properties fo:font-weight="normal" officeooo:rsid="006a2522" officeooo:paragraph-rsid="006a2522" style:font-weight-asian="normal" style:font-weight-complex="normal"/>
    </style:style>
    <style:style style:name="P661" style:family="paragraph" style:parent-style-name="Standard">
      <style:text-properties fo:font-weight="normal" officeooo:rsid="006b483f" officeooo:paragraph-rsid="006b483f" style:font-weight-asian="normal" style:font-weight-complex="normal"/>
    </style:style>
    <style:style style:name="P662" style:family="paragraph" style:parent-style-name="Standard">
      <style:text-properties fo:font-weight="normal" officeooo:rsid="00699fd6" officeooo:paragraph-rsid="00699fd6" style:font-weight-asian="normal" style:font-weight-complex="normal"/>
    </style:style>
    <style:style style:name="P663" style:family="paragraph" style:parent-style-name="Standard">
      <style:text-properties fo:font-weight="normal" officeooo:rsid="00a10698" officeooo:paragraph-rsid="00a10698" style:font-weight-asian="normal" style:font-weight-complex="normal"/>
    </style:style>
    <style:style style:name="P66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a10698" style:font-weight-asian="normal" style:font-weight-complex="normal"/>
    </style:style>
    <style:style style:name="P66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a10698" officeooo:paragraph-rsid="00a10698" style:font-weight-asian="normal" style:font-weight-complex="normal"/>
    </style:style>
    <style:style style:name="P666" style:family="paragraph" style:parent-style-name="Standard">
      <style:text-properties fo:font-weight="normal" officeooo:rsid="00a47176" officeooo:paragraph-rsid="00a47176" style:font-weight-asian="normal" style:font-weight-complex="normal"/>
    </style:style>
    <style:style style:name="P667" style:family="paragraph" style:parent-style-name="Standard">
      <style:text-properties fo:font-weight="normal" officeooo:rsid="00a67470" officeooo:paragraph-rsid="00a67470" style:font-weight-asian="normal" style:font-weight-complex="normal"/>
    </style:style>
    <style:style style:name="P668" style:family="paragraph" style:parent-style-name="Standard">
      <style:text-properties fo:font-weight="normal" officeooo:rsid="00a67470" officeooo:paragraph-rsid="00ac4773" style:font-weight-asian="normal" style:font-weight-complex="normal"/>
    </style:style>
    <style:style style:name="P669" style:family="paragraph" style:parent-style-name="Standard">
      <style:text-properties fo:font-weight="normal" officeooo:paragraph-rsid="00a67470" style:font-weight-asian="normal" style:font-weight-complex="normal"/>
    </style:style>
    <style:style style:name="P670" style:family="paragraph" style:parent-style-name="Standard">
      <style:text-properties fo:font-weight="normal" officeooo:rsid="00a88382" officeooo:paragraph-rsid="00a88382" style:font-weight-asian="normal" style:font-weight-complex="normal"/>
    </style:style>
    <style:style style:name="P671" style:family="paragraph" style:parent-style-name="Standard">
      <style:text-properties fo:font-weight="normal" officeooo:rsid="00ac4773" officeooo:paragraph-rsid="00ac4773" style:font-weight-asian="normal" style:font-weight-complex="normal"/>
    </style:style>
    <style:style style:name="P672" style:family="paragraph" style:parent-style-name="Standard">
      <style:text-properties fo:font-weight="normal" officeooo:rsid="00ace15d" officeooo:paragraph-rsid="00ace15d" style:font-weight-asian="normal" style:font-weight-complex="normal"/>
    </style:style>
    <style:style style:name="P673" style:family="paragraph" style:parent-style-name="Standard">
      <style:text-properties fo:font-weight="normal" officeooo:rsid="00ace15d" officeooo:paragraph-rsid="00aeab7b" style:font-weight-asian="normal" style:font-weight-complex="normal"/>
    </style:style>
    <style:style style:name="P674" style:family="paragraph" style:parent-style-name="Standard">
      <style:text-properties fo:font-weight="normal" officeooo:rsid="00aeab7b" officeooo:paragraph-rsid="00aeab7b" style:font-weight-asian="normal" style:font-weight-complex="normal"/>
    </style:style>
    <style:style style:name="P675" style:family="paragraph" style:parent-style-name="Standard">
      <style:text-properties fo:font-weight="normal" officeooo:rsid="00b22afa" officeooo:paragraph-rsid="00b22afa" style:font-weight-asian="normal" style:font-weight-complex="normal"/>
    </style:style>
    <style:style style:name="P676" style:family="paragraph" style:parent-style-name="Standard">
      <style:text-properties fo:font-weight="normal" officeooo:rsid="00a81054" officeooo:paragraph-rsid="00a81054" style:font-weight-asian="normal" style:font-weight-complex="normal"/>
    </style:style>
    <style:style style:name="P677" style:family="paragraph" style:parent-style-name="Standard">
      <style:text-properties fo:font-weight="normal" officeooo:rsid="0074af1a" officeooo:paragraph-rsid="01a869fc" style:font-weight-asian="normal" style:font-weight-complex="normal"/>
    </style:style>
    <style:style style:name="P678" style:family="paragraph" style:parent-style-name="Standard">
      <style:text-properties fo:font-weight="normal" officeooo:rsid="01a869fc" officeooo:paragraph-rsid="01a869fc" style:font-weight-asian="normal" style:font-weight-complex="normal"/>
    </style:style>
    <style:style style:name="P679" style:family="paragraph" style:parent-style-name="Table_20_Contents">
      <style:text-properties fo:font-weight="normal" officeooo:paragraph-rsid="00836c30" style:font-weight-asian="normal" style:font-weight-complex="normal"/>
    </style:style>
    <style:style style:name="P680" style:family="paragraph" style:parent-style-name="Standard">
      <style:text-properties fo:font-weight="normal" officeooo:rsid="02878aff" officeooo:paragraph-rsid="02878aff" style:font-weight-asian="normal" style:font-weight-complex="normal"/>
    </style:style>
    <style:style style:name="P681" style:family="paragraph" style:parent-style-name="Standard">
      <style:text-properties fo:font-weight="normal" officeooo:rsid="0287b4ff" officeooo:paragraph-rsid="0287b4ff" style:font-weight-asian="normal" style:font-weight-complex="normal"/>
    </style:style>
    <style:style style:name="P682" style:family="paragraph" style:parent-style-name="Standard">
      <style:text-properties fo:font-style="italic" fo:font-weight="normal" officeooo:rsid="005a90e5" officeooo:paragraph-rsid="005a90e5" style:font-style-asian="italic" style:font-weight-asian="normal" style:font-style-complex="italic" style:font-weight-complex="normal"/>
    </style:style>
    <style:style style:name="P683" style:family="paragraph" style:parent-style-name="Standard">
      <style:text-properties officeooo:paragraph-rsid="00b10baa"/>
    </style:style>
    <style:style style:name="P684" style:family="paragraph" style:parent-style-name="Standard">
      <style:text-properties officeooo:rsid="010bbc8e" officeooo:paragraph-rsid="010bbc8e"/>
    </style:style>
    <style:style style:name="P685" style:family="paragraph" style:parent-style-name="Standard">
      <style:text-properties officeooo:paragraph-rsid="01189fab"/>
    </style:style>
    <style:style style:name="P686" style:family="paragraph" style:parent-style-name="Standard">
      <style:paragraph-properties fo:text-align="center" style:justify-single-word="false"/>
      <style:text-properties officeooo:paragraph-rsid="013c73bb"/>
    </style:style>
    <style:style style:name="P687" style:family="paragraph" style:parent-style-name="Standard">
      <style:text-properties fo:color="#ce181e" loext:opacity="100%" style:text-underline-style="none" fo:font-weight="bold" officeooo:rsid="0144c815" officeooo:paragraph-rsid="0144c815" style:font-weight-asian="bold" style:font-weight-complex="bold"/>
    </style:style>
    <style:style style:name="P688" style:family="paragraph" style:parent-style-name="Standard">
      <style:text-properties fo:font-size="6pt" style:text-underline-style="none" fo:font-weight="normal" officeooo:rsid="01113836" officeooo:paragraph-rsid="014cbd2f" style:font-size-asian="6pt" style:font-weight-asian="normal" style:font-size-complex="6pt" style:font-weight-complex="normal"/>
    </style:style>
    <style:style style:name="P689" style:family="paragraph" style:parent-style-name="Table_20_Contents">
      <style:text-properties fo:font-size="6pt" officeooo:rsid="0130d3e3" officeooo:paragraph-rsid="014cbd2f" style:font-size-asian="6pt" style:font-size-complex="6pt"/>
    </style:style>
    <style:style style:name="P69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6pt" fo:language="zxx" fo:country="none" officeooo:paragraph-rsid="02a5bc30" style:font-size-asian="6pt" style:font-size-complex="6pt"/>
    </style:style>
    <style:style style:name="P691" style:family="paragraph" style:parent-style-name="Standard">
      <style:text-properties fo:font-size="12pt" style:text-underline-style="none" fo:font-weight="normal" officeooo:rsid="015792c2" officeooo:paragraph-rsid="015792c2" style:font-size-asian="10.5pt" style:font-weight-asian="normal" style:font-size-complex="12pt" style:font-weight-complex="normal"/>
    </style:style>
    <style:style style:name="P692" style:family="paragraph" style:parent-style-name="Standard">
      <style:text-properties fo:font-size="12pt" style:text-underline-style="none" fo:font-weight="normal" officeooo:rsid="0158f088" officeooo:paragraph-rsid="0158f088" style:font-size-asian="12pt" style:font-weight-asian="normal" style:font-size-complex="12pt" style:font-weight-complex="normal"/>
    </style:style>
    <style:style style:name="P693" style:family="paragraph" style:parent-style-name="Standard">
      <style:text-properties fo:font-size="12pt" style:text-underline-style="none" fo:font-weight="normal" officeooo:rsid="015aa9d2" officeooo:paragraph-rsid="015aa9d2" style:font-size-asian="12pt" style:font-weight-asian="normal" style:font-size-complex="12pt" style:font-weight-complex="normal"/>
    </style:style>
    <style:style style:name="P694" style:family="paragraph" style:parent-style-name="Standard">
      <style:text-properties fo:font-size="12pt" style:text-underline-style="none" fo:font-weight="normal" officeooo:rsid="015aa9d2" officeooo:paragraph-rsid="015e22b8" style:font-size-asian="12pt" style:font-weight-asian="normal" style:font-size-complex="12pt" style:font-weight-complex="normal"/>
    </style:style>
    <style:style style:name="P695" style:family="paragraph" style:parent-style-name="Standard">
      <style:text-properties fo:font-size="12pt" style:text-underline-style="none" fo:font-weight="normal" officeooo:rsid="015c3905" officeooo:paragraph-rsid="015c3905" style:font-size-asian="12pt" style:font-weight-asian="normal" style:font-size-complex="12pt" style:font-weight-complex="normal"/>
    </style:style>
    <style:style style:name="P696" style:family="paragraph" style:parent-style-name="Standard">
      <style:text-properties fo:font-size="12pt" style:text-underline-style="none" fo:font-weight="normal" officeooo:rsid="015c3905" officeooo:paragraph-rsid="015e22b8" style:font-size-asian="12pt" style:font-weight-asian="normal" style:font-size-complex="12pt" style:font-weight-complex="normal"/>
    </style:style>
    <style:style style:name="P697" style:family="paragraph" style:parent-style-name="Standard">
      <style:text-properties fo:font-size="12pt" style:text-underline-style="none" fo:font-weight="normal" officeooo:rsid="015e22b8" officeooo:paragraph-rsid="015e22b8" style:font-size-asian="12pt" style:font-weight-asian="normal" style:font-size-complex="12pt" style:font-weight-complex="normal"/>
    </style:style>
    <style:style style:name="P698" style:family="paragraph" style:parent-style-name="Standard">
      <style:text-properties fo:font-size="12pt" style:text-underline-style="none" fo:font-weight="normal" officeooo:rsid="01621203" officeooo:paragraph-rsid="01621203" style:font-size-asian="12pt" style:font-weight-asian="normal" style:font-size-complex="12pt" style:font-weight-complex="normal"/>
    </style:style>
    <style:style style:name="P699" style:family="paragraph" style:parent-style-name="Standard">
      <style:text-properties fo:font-size="12pt" style:text-underline-style="none" fo:font-weight="normal" officeooo:rsid="01672995" officeooo:paragraph-rsid="01672995" style:font-size-asian="12pt" style:font-weight-asian="normal" style:font-size-complex="12pt" style:font-weight-complex="normal"/>
    </style:style>
    <style:style style:name="P700" style:family="paragraph" style:parent-style-name="Standard">
      <style:text-properties fo:font-size="12pt" style:text-underline-style="none" fo:font-weight="normal" officeooo:rsid="01113836" officeooo:paragraph-rsid="0155b712" style:font-size-asian="12pt" style:font-weight-asian="normal" style:font-size-complex="12pt" style:font-weight-complex="normal"/>
    </style:style>
    <style:style style:name="P701" style:family="paragraph" style:parent-style-name="Standard">
      <style:text-properties fo:font-size="12pt" style:text-underline-style="none" fo:font-weight="normal" officeooo:rsid="01113836" officeooo:paragraph-rsid="0169832e" style:font-size-asian="12pt" style:font-weight-asian="normal" style:font-size-complex="12pt" style:font-weight-complex="normal"/>
    </style:style>
    <style:style style:name="P702" style:family="paragraph" style:parent-style-name="Standard">
      <style:text-properties fo:font-size="12pt" style:text-underline-style="none" fo:font-weight="normal" officeooo:rsid="01113836" officeooo:paragraph-rsid="0176beca" style:font-size-asian="12pt" style:font-weight-asian="normal" style:font-size-complex="12pt" style:font-weight-complex="normal"/>
    </style:style>
    <style:style style:name="P703" style:family="paragraph" style:parent-style-name="Standard">
      <style:text-properties fo:font-size="12pt" style:text-underline-style="none" fo:font-weight="normal" officeooo:rsid="0168024c" officeooo:paragraph-rsid="0168024c" style:font-size-asian="12pt" style:font-weight-asian="normal" style:font-size-complex="12pt" style:font-weight-complex="normal"/>
    </style:style>
    <style:style style:name="P704" style:family="paragraph" style:parent-style-name="Standard">
      <style:text-properties fo:font-size="12pt" style:text-underline-style="none" fo:font-weight="normal" officeooo:rsid="01687cb5" officeooo:paragraph-rsid="01687cb5" style:font-size-asian="12pt" style:font-weight-asian="normal" style:font-size-complex="12pt" style:font-weight-complex="normal"/>
    </style:style>
    <style:style style:name="P705" style:family="paragraph" style:parent-style-name="Standard">
      <style:text-properties fo:font-size="12pt" style:text-underline-style="none" fo:font-weight="normal" officeooo:rsid="016ec8d3" officeooo:paragraph-rsid="016ec8d3" style:font-size-asian="12pt" style:font-weight-asian="normal" style:font-size-complex="12pt" style:font-weight-complex="normal"/>
    </style:style>
    <style:style style:name="P706" style:family="paragraph" style:parent-style-name="Standard">
      <style:text-properties fo:font-size="12pt" style:text-underline-style="none" fo:font-weight="normal" officeooo:rsid="016ec8d3" officeooo:paragraph-rsid="0155b712" style:font-size-asian="12pt" style:font-weight-asian="normal" style:font-size-complex="12pt" style:font-weight-complex="normal"/>
    </style:style>
    <style:style style:name="P707" style:family="paragraph" style:parent-style-name="Standard">
      <style:text-properties fo:font-size="12pt" style:text-underline-style="none" fo:font-weight="normal" officeooo:rsid="0171138d" officeooo:paragraph-rsid="0171138d" style:font-size-asian="12pt" style:font-weight-asian="normal" style:font-size-complex="12pt" style:font-weight-complex="normal"/>
    </style:style>
    <style:style style:name="P708" style:family="paragraph" style:parent-style-name="Standard">
      <style:text-properties fo:font-size="12pt" style:text-underline-style="none" fo:font-weight="normal" officeooo:rsid="0171138d" officeooo:paragraph-rsid="019de62e" style:font-size-asian="12pt" style:font-weight-asian="normal" style:font-size-complex="12pt" style:font-weight-complex="normal"/>
    </style:style>
    <style:style style:name="P70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2pt" style:text-underline-style="none" fo:font-weight="normal" officeooo:rsid="0171138d" officeooo:paragraph-rsid="0155b712" style:font-size-asian="12pt" style:font-weight-asian="normal" style:font-size-complex="12pt" style:font-weight-complex="normal"/>
    </style:style>
    <style:style style:name="P71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2pt" style:text-underline-style="none" fo:font-weight="normal" officeooo:rsid="0171138d" officeooo:paragraph-rsid="019de62e" style:font-size-asian="12pt" style:font-weight-asian="normal" style:font-size-complex="12pt" style:font-weight-complex="normal"/>
    </style:style>
    <style:style style:name="P711" style:family="paragraph" style:parent-style-name="Standard">
      <style:text-properties fo:font-size="12pt" style:text-underline-style="none" fo:font-weight="normal" officeooo:rsid="0176beca" officeooo:paragraph-rsid="0155b712" style:font-size-asian="12pt" style:font-weight-asian="normal" style:font-size-complex="12pt" style:font-weight-complex="normal"/>
    </style:style>
    <style:style style:name="P712" style:family="paragraph" style:parent-style-name="Standard">
      <style:text-properties fo:font-size="12pt" style:text-underline-style="none" fo:font-weight="normal" officeooo:rsid="0176beca" officeooo:paragraph-rsid="0176beca" style:font-size-asian="12pt" style:font-weight-asian="normal" style:font-size-complex="12pt" style:font-weight-complex="normal"/>
    </style:style>
    <style:style style:name="P713" style:family="paragraph" style:parent-style-name="Standard">
      <style:text-properties fo:font-size="12pt" style:text-underline-style="none" fo:font-weight="normal" officeooo:rsid="0180fd9c" officeooo:paragraph-rsid="0180fd9c" style:font-size-asian="12pt" style:font-weight-asian="normal" style:font-size-complex="12pt" style:font-weight-complex="normal"/>
    </style:style>
    <style:style style:name="P714" style:family="paragraph" style:parent-style-name="Standard">
      <style:text-properties fo:font-size="12pt" style:text-underline-style="none" fo:font-weight="normal" officeooo:rsid="0184a0f9" officeooo:paragraph-rsid="0184a0f9" style:font-size-asian="12pt" style:font-weight-asian="normal" style:font-size-complex="12pt" style:font-weight-complex="normal"/>
    </style:style>
    <style:style style:name="P715" style:family="paragraph" style:parent-style-name="Standard">
      <style:text-properties fo:font-size="12pt" style:text-underline-style="none" fo:font-weight="normal" officeooo:rsid="01b46772" officeooo:paragraph-rsid="01b46772" style:font-size-asian="12pt" style:font-weight-asian="normal" style:font-size-complex="12pt" style:font-weight-complex="normal"/>
    </style:style>
    <style:style style:name="P716" style:family="paragraph" style:parent-style-name="Standard">
      <style:text-properties fo:font-size="12pt" style:text-underline-style="none" fo:font-weight="normal" officeooo:rsid="01b63348" officeooo:paragraph-rsid="01b63348" style:font-size-asian="12pt" style:font-weight-asian="normal" style:font-size-complex="12pt" style:font-weight-complex="normal"/>
    </style:style>
    <style:style style:name="P717" style:family="paragraph" style:parent-style-name="Standard">
      <style:text-properties fo:font-size="12pt" style:text-underline-style="none" fo:font-weight="normal" officeooo:rsid="01b89e1b" officeooo:paragraph-rsid="01b89e1b" style:font-size-asian="12pt" style:font-weight-asian="normal" style:font-size-complex="12pt" style:font-weight-complex="normal"/>
    </style:style>
    <style:style style:name="P718" style:family="paragraph" style:parent-style-name="Standard">
      <style:text-properties fo:font-size="12pt" style:text-underline-style="none" fo:font-weight="normal" officeooo:rsid="01c46fc0" officeooo:paragraph-rsid="0155b712" style:font-size-asian="12pt" style:font-weight-asian="normal" style:font-size-complex="12pt" style:font-weight-complex="normal"/>
    </style:style>
    <style:style style:name="P719" style:family="paragraph" style:parent-style-name="Standard">
      <style:text-properties fo:font-size="12pt" style:text-underline-style="none" fo:font-weight="normal" officeooo:rsid="01c46fc0" officeooo:paragraph-rsid="01c46fc0" style:font-size-asian="12pt" style:font-weight-asian="normal" style:font-size-complex="12pt" style:font-weight-complex="normal"/>
    </style:style>
    <style:style style:name="P720" style:family="paragraph" style:parent-style-name="Standard">
      <style:text-properties fo:font-size="12pt" style:text-underline-style="none" fo:font-weight="normal" officeooo:rsid="01c46fc0" officeooo:paragraph-rsid="01c5f957" style:font-size-asian="12pt" style:font-weight-asian="normal" style:font-size-complex="12pt" style:font-weight-complex="normal"/>
    </style:style>
    <style:style style:name="P721" style:family="paragraph" style:parent-style-name="Standard">
      <style:text-properties fo:font-size="12pt" style:text-underline-style="none" fo:font-weight="normal" officeooo:rsid="01c46fc0" officeooo:paragraph-rsid="01c951cd" style:font-size-asian="12pt" style:font-weight-asian="normal" style:font-size-complex="12pt" style:font-weight-complex="normal"/>
    </style:style>
    <style:style style:name="P722" style:family="paragraph" style:parent-style-name="Standard">
      <style:text-properties fo:font-size="12pt" style:text-underline-style="none" fo:font-weight="normal" officeooo:rsid="01c5f957" officeooo:paragraph-rsid="01c5f957" style:font-size-asian="12pt" style:font-weight-asian="normal" style:font-size-complex="12pt" style:font-weight-complex="normal"/>
    </style:style>
    <style:style style:name="P723" style:family="paragraph" style:parent-style-name="Standard">
      <style:text-properties fo:font-size="12pt" style:text-underline-style="none" fo:font-weight="normal" officeooo:rsid="01c5f957" officeooo:paragraph-rsid="01cbbd1a" style:font-size-asian="12pt" style:font-weight-asian="normal" style:font-size-complex="12pt" style:font-weight-complex="normal"/>
    </style:style>
    <style:style style:name="P724" style:family="paragraph" style:parent-style-name="Standard">
      <style:text-properties fo:font-size="12pt" style:text-underline-style="none" fo:font-weight="normal" officeooo:rsid="01c7b85b" officeooo:paragraph-rsid="01c7b85b" style:font-size-asian="12pt" style:font-weight-asian="normal" style:font-size-complex="12pt" style:font-weight-complex="normal"/>
    </style:style>
    <style:style style:name="P725" style:family="paragraph" style:parent-style-name="Standard">
      <style:text-properties fo:font-size="12pt" style:text-underline-style="none" fo:font-weight="normal" officeooo:rsid="01c97c1a" officeooo:paragraph-rsid="01c97c1a" style:font-size-asian="12pt" style:font-weight-asian="normal" style:font-size-complex="12pt" style:font-weight-complex="normal"/>
    </style:style>
    <style:style style:name="P726" style:family="paragraph" style:parent-style-name="Standard">
      <style:text-properties fo:font-size="12pt" style:text-underline-style="none" fo:font-weight="normal" officeooo:rsid="01c97c1a" officeooo:paragraph-rsid="01cb0031" style:font-size-asian="12pt" style:font-weight-asian="normal" style:font-size-complex="12pt" style:font-weight-complex="normal"/>
    </style:style>
    <style:style style:name="P727" style:family="paragraph" style:parent-style-name="Standard">
      <style:text-properties fo:font-size="12pt" style:text-underline-style="none" fo:font-weight="normal" officeooo:rsid="01cb0031" officeooo:paragraph-rsid="01cb0031" style:font-size-asian="12pt" style:font-weight-asian="normal" style:font-size-complex="12pt" style:font-weight-complex="normal"/>
    </style:style>
    <style:style style:name="P728" style:family="paragraph" style:parent-style-name="Standard">
      <style:text-properties fo:font-size="12pt" style:text-underline-style="none" fo:font-weight="normal" officeooo:rsid="01cbbd1a" officeooo:paragraph-rsid="01cbbd1a" style:font-size-asian="12pt" style:font-weight-asian="normal" style:font-size-complex="12pt" style:font-weight-complex="normal"/>
    </style:style>
    <style:style style:name="P729" style:family="paragraph" style:parent-style-name="Standard">
      <style:text-properties fo:font-size="12pt" style:text-underline-style="none" fo:font-weight="normal" officeooo:rsid="01cc3e9b" officeooo:paragraph-rsid="01cc3e9b" style:font-size-asian="12pt" style:font-weight-asian="normal" style:font-size-complex="12pt" style:font-weight-complex="normal"/>
    </style:style>
    <style:style style:name="P730" style:family="paragraph" style:parent-style-name="Standard">
      <style:text-properties fo:font-size="12pt" style:text-underline-style="none" fo:font-weight="normal" officeooo:rsid="01ccd6f9" officeooo:paragraph-rsid="01ccd6f9" style:font-size-asian="12pt" style:font-weight-asian="normal" style:font-size-complex="12pt" style:font-weight-complex="normal"/>
    </style:style>
    <style:style style:name="P731" style:family="paragraph" style:parent-style-name="Standard">
      <style:text-properties fo:font-size="12pt" style:text-underline-style="none" fo:font-weight="normal" officeooo:rsid="01cd9798" officeooo:paragraph-rsid="01cd9798" style:font-size-asian="12pt" style:font-weight-asian="normal" style:font-size-complex="12pt" style:font-weight-complex="normal"/>
    </style:style>
    <style:style style:name="P732" style:family="paragraph" style:parent-style-name="Standard">
      <style:text-properties fo:font-size="12pt" style:text-underline-style="none" fo:font-weight="normal" officeooo:rsid="01ce0100" officeooo:paragraph-rsid="01ce0100" style:font-size-asian="12pt" style:font-weight-asian="normal" style:font-size-complex="12pt" style:font-weight-complex="normal"/>
    </style:style>
    <style:style style:name="P733" style:family="paragraph" style:parent-style-name="Standard">
      <style:text-properties fo:font-size="12pt" style:text-underline-style="none" fo:font-weight="normal" officeooo:rsid="01d01b7c" officeooo:paragraph-rsid="01d01b7c" style:font-size-asian="12pt" style:font-weight-asian="normal" style:font-size-complex="12pt" style:font-weight-complex="normal"/>
    </style:style>
    <style:style style:name="P734" style:family="paragraph" style:parent-style-name="Standard">
      <style:text-properties fo:font-size="12pt" style:text-underline-style="none" fo:font-weight="normal" officeooo:rsid="01d29989" officeooo:paragraph-rsid="01d29989" style:font-size-asian="12pt" style:font-weight-asian="normal" style:font-size-complex="12pt" style:font-weight-complex="normal"/>
    </style:style>
    <style:style style:name="P735" style:family="paragraph" style:parent-style-name="Standard">
      <style:text-properties fo:font-size="12pt" style:text-underline-style="none" fo:font-weight="normal" officeooo:rsid="01d2e312" officeooo:paragraph-rsid="01d2e312" style:font-size-asian="12pt" style:font-weight-asian="normal" style:font-size-complex="12pt" style:font-weight-complex="normal"/>
    </style:style>
    <style:style style:name="P736" style:family="paragraph" style:parent-style-name="Standard">
      <style:text-properties fo:font-size="12pt" style:text-underline-style="none" fo:font-weight="normal" officeooo:rsid="01d3f25b" officeooo:paragraph-rsid="01d3f25b" style:font-size-asian="12pt" style:font-weight-asian="normal" style:font-size-complex="12pt" style:font-weight-complex="normal"/>
    </style:style>
    <style:style style:name="P737" style:family="paragraph" style:parent-style-name="Standard">
      <style:text-properties fo:font-size="12pt" style:text-underline-style="none" fo:font-weight="normal" officeooo:rsid="01d45d3a" officeooo:paragraph-rsid="01d45d3a" style:font-size-asian="12pt" style:font-weight-asian="normal" style:font-size-complex="12pt" style:font-weight-complex="normal"/>
    </style:style>
    <style:style style:name="P738" style:family="paragraph" style:parent-style-name="Standard">
      <style:text-properties fo:font-size="12pt" style:text-underline-style="none" fo:font-weight="normal" officeooo:rsid="01d47bd2" officeooo:paragraph-rsid="01d47bd2" style:font-size-asian="12pt" style:font-weight-asian="normal" style:font-size-complex="12pt" style:font-weight-complex="normal"/>
    </style:style>
    <style:style style:name="P739" style:family="paragraph" style:parent-style-name="Standard">
      <style:text-properties fo:font-size="12pt" style:text-underline-style="none" fo:font-weight="normal" officeooo:rsid="01d5f08b" officeooo:paragraph-rsid="01d5f08b" style:font-size-asian="12pt" style:font-weight-asian="normal" style:font-size-complex="12pt" style:font-weight-complex="normal"/>
    </style:style>
    <style:style style:name="P740" style:family="paragraph" style:parent-style-name="Standard">
      <style:text-properties fo:font-size="12pt" style:text-underline-style="none" fo:font-weight="normal" officeooo:rsid="01d6e027" officeooo:paragraph-rsid="01d6e027" style:font-size-asian="12pt" style:font-weight-asian="normal" style:font-size-complex="12pt" style:font-weight-complex="normal"/>
    </style:style>
    <style:style style:name="P741" style:family="paragraph" style:parent-style-name="Standard">
      <style:text-properties fo:font-size="12pt" style:text-underline-style="none" fo:font-weight="normal" officeooo:rsid="01d83323" officeooo:paragraph-rsid="01d83323" style:font-size-asian="12pt" style:font-weight-asian="normal" style:font-size-complex="12pt" style:font-weight-complex="normal"/>
    </style:style>
    <style:style style:name="P742" style:family="paragraph" style:parent-style-name="Standard">
      <style:text-properties fo:font-size="12pt" style:text-underline-style="none" fo:font-weight="normal" officeooo:rsid="01d83323" officeooo:paragraph-rsid="020e3db0" style:font-size-asian="12pt" style:font-weight-asian="normal" style:font-size-complex="12pt" style:font-weight-complex="normal"/>
    </style:style>
    <style:style style:name="P743" style:family="paragraph" style:parent-style-name="Standard">
      <style:text-properties fo:font-size="12pt" style:text-underline-style="none" fo:font-weight="normal" officeooo:rsid="01d83323" officeooo:paragraph-rsid="02103f54" style:font-size-asian="12pt" style:font-weight-asian="normal" style:font-size-complex="12pt" style:font-weight-complex="normal"/>
    </style:style>
    <style:style style:name="P744" style:family="paragraph" style:parent-style-name="Standard">
      <style:text-properties fo:font-size="12pt" style:text-underline-style="none" fo:font-weight="normal" officeooo:rsid="01d83323" officeooo:paragraph-rsid="02143868" style:font-size-asian="12pt" style:font-weight-asian="normal" style:font-size-complex="12pt" style:font-weight-complex="normal"/>
    </style:style>
    <style:style style:name="P745" style:family="paragraph" style:parent-style-name="Standard">
      <style:text-properties fo:font-size="12pt" style:text-underline-style="none" fo:font-weight="normal" officeooo:rsid="01d83323" officeooo:paragraph-rsid="02195320" style:font-size-asian="12pt" style:font-weight-asian="normal" style:font-size-complex="12pt" style:font-weight-complex="normal"/>
    </style:style>
    <style:style style:name="P746" style:family="paragraph" style:parent-style-name="Standard">
      <style:text-properties fo:font-size="12pt" style:text-underline-style="none" fo:font-weight="normal" officeooo:rsid="01d83323" officeooo:paragraph-rsid="021b64d0" style:font-size-asian="12pt" style:font-weight-asian="normal" style:font-size-complex="12pt" style:font-weight-complex="normal"/>
    </style:style>
    <style:style style:name="P747" style:family="paragraph" style:parent-style-name="Standard">
      <style:text-properties fo:font-size="12pt" style:text-underline-style="none" fo:font-weight="normal" officeooo:rsid="01d86587" officeooo:paragraph-rsid="01d86587" style:font-size-asian="12pt" style:font-weight-asian="normal" style:font-size-complex="12pt" style:font-weight-complex="normal"/>
    </style:style>
    <style:style style:name="P748" style:family="paragraph" style:parent-style-name="Standard">
      <style:text-properties fo:font-size="12pt" style:text-underline-style="none" fo:font-weight="normal" officeooo:rsid="01da20ed" officeooo:paragraph-rsid="01da20ed" style:font-size-asian="12pt" style:font-weight-asian="normal" style:font-size-complex="12pt" style:font-weight-complex="normal"/>
    </style:style>
    <style:style style:name="P749" style:family="paragraph" style:parent-style-name="Standard">
      <style:text-properties fo:font-size="12pt" style:text-underline-style="none" fo:font-weight="normal" officeooo:rsid="01daf1a6" officeooo:paragraph-rsid="01daf1a6" style:font-size-asian="12pt" style:font-weight-asian="normal" style:font-size-complex="12pt" style:font-weight-complex="normal"/>
    </style:style>
    <style:style style:name="P750" style:family="paragraph" style:parent-style-name="Standard">
      <style:text-properties fo:font-size="12pt" style:text-underline-style="none" fo:font-weight="normal" officeooo:rsid="01dc1e46" officeooo:paragraph-rsid="01dc1e46" style:font-size-asian="12pt" style:font-weight-asian="normal" style:font-size-complex="12pt" style:font-weight-complex="normal"/>
    </style:style>
    <style:style style:name="P751" style:family="paragraph" style:parent-style-name="Standard">
      <style:text-properties fo:font-size="12pt" style:text-underline-style="none" fo:font-weight="normal" officeooo:rsid="01dc3d8e" officeooo:paragraph-rsid="01dc6836" style:font-size-asian="12pt" style:font-weight-asian="normal" style:font-size-complex="12pt" style:font-weight-complex="normal"/>
    </style:style>
    <style:style style:name="P752" style:family="paragraph" style:parent-style-name="Standard">
      <style:text-properties fo:font-size="12pt" style:text-underline-style="none" fo:font-weight="normal" officeooo:rsid="01dc6836" officeooo:paragraph-rsid="01dc6836" style:font-size-asian="12pt" style:font-weight-asian="normal" style:font-size-complex="12pt" style:font-weight-complex="normal"/>
    </style:style>
    <style:style style:name="P753" style:family="paragraph" style:parent-style-name="Standard">
      <style:text-properties fo:font-size="12pt" style:text-underline-style="none" fo:font-weight="normal" officeooo:rsid="01dca0c4" officeooo:paragraph-rsid="01dca0c4" style:font-size-asian="12pt" style:font-weight-asian="normal" style:font-size-complex="12pt" style:font-weight-complex="normal"/>
    </style:style>
    <style:style style:name="P754" style:family="paragraph" style:parent-style-name="Standard">
      <style:text-properties fo:font-size="12pt" style:text-underline-style="none" fo:font-weight="normal" officeooo:rsid="01dca0c4" officeooo:paragraph-rsid="01d83323" style:font-size-asian="12pt" style:font-weight-asian="normal" style:font-size-complex="12pt" style:font-weight-complex="normal"/>
    </style:style>
    <style:style style:name="P755" style:family="paragraph" style:parent-style-name="Standard">
      <style:text-properties fo:font-size="12pt" style:text-underline-style="none" fo:font-weight="normal" officeooo:rsid="01df6afb" officeooo:paragraph-rsid="01df6afb" style:font-size-asian="12pt" style:font-weight-asian="normal" style:font-size-complex="12pt" style:font-weight-complex="normal"/>
    </style:style>
    <style:style style:name="P756" style:family="paragraph" style:parent-style-name="Standard">
      <style:text-properties fo:font-size="12pt" style:text-underline-style="none" fo:font-weight="normal" officeooo:rsid="01e3d966" officeooo:paragraph-rsid="01e3d966" style:font-size-asian="12pt" style:font-weight-asian="normal" style:font-size-complex="12pt" style:font-weight-complex="normal"/>
    </style:style>
    <style:style style:name="P757" style:family="paragraph" style:parent-style-name="Standard">
      <style:text-properties fo:font-size="12pt" style:text-underline-style="none" fo:font-weight="normal" officeooo:rsid="01e5778e" officeooo:paragraph-rsid="01e5778e" style:font-size-asian="12pt" style:font-weight-asian="normal" style:font-size-complex="12pt" style:font-weight-complex="normal"/>
    </style:style>
    <style:style style:name="P758" style:family="paragraph" style:parent-style-name="Standard">
      <style:text-properties fo:font-size="12pt" style:text-underline-style="none" fo:font-weight="normal" officeooo:rsid="01e8e71f" officeooo:paragraph-rsid="01e8e71f" style:font-size-asian="12pt" style:font-weight-asian="normal" style:font-size-complex="12pt" style:font-weight-complex="normal"/>
    </style:style>
    <style:style style:name="P759" style:family="paragraph" style:parent-style-name="Standard">
      <style:text-properties fo:font-size="12pt" style:text-underline-style="none" fo:font-weight="normal" officeooo:rsid="01ee775a" officeooo:paragraph-rsid="01ee775a" style:font-size-asian="12pt" style:font-weight-asian="normal" style:font-size-complex="12pt" style:font-weight-complex="normal"/>
    </style:style>
    <style:style style:name="P760" style:family="paragraph" style:parent-style-name="Standard">
      <style:text-properties fo:font-size="12pt" style:text-underline-style="none" fo:font-weight="normal" officeooo:rsid="01ed53cd" officeooo:paragraph-rsid="01ee775a" style:font-size-asian="12pt" style:font-weight-asian="normal" style:font-size-complex="12pt" style:font-weight-complex="normal"/>
    </style:style>
    <style:style style:name="P761" style:family="paragraph" style:parent-style-name="Standard">
      <style:text-properties fo:font-size="12pt" style:text-underline-style="none" fo:font-weight="normal" officeooo:rsid="02051b06" officeooo:paragraph-rsid="02051b06" style:font-size-asian="12pt" style:font-weight-asian="normal" style:font-size-complex="12pt" style:font-weight-complex="normal"/>
    </style:style>
    <style:style style:name="P762" style:family="paragraph" style:parent-style-name="Standard">
      <style:text-properties fo:font-size="12pt" style:text-underline-style="none" fo:font-weight="normal" officeooo:rsid="01f8fc5f" officeooo:paragraph-rsid="01f8fc5f" style:font-size-asian="12pt" style:font-weight-asian="normal" style:font-size-complex="12pt" style:font-weight-complex="normal"/>
    </style:style>
    <style:style style:name="P763" style:family="paragraph" style:parent-style-name="Standard">
      <style:text-properties fo:font-size="12pt" style:text-underline-style="none" fo:font-weight="normal" officeooo:rsid="020e3db0" officeooo:paragraph-rsid="020e3db0" style:font-size-asian="12pt" style:font-weight-asian="normal" style:font-size-complex="12pt" style:font-weight-complex="normal"/>
    </style:style>
    <style:style style:name="P764" style:family="paragraph" style:parent-style-name="Standard">
      <style:text-properties fo:font-size="12pt" style:text-underline-style="none" fo:font-weight="normal" officeooo:rsid="02112828" officeooo:paragraph-rsid="02112828" style:font-size-asian="12pt" style:font-weight-asian="normal" style:font-size-complex="12pt" style:font-weight-complex="normal"/>
    </style:style>
    <style:style style:name="P765" style:family="paragraph" style:parent-style-name="Standard">
      <style:text-properties fo:font-size="12pt" style:text-underline-style="none" fo:font-weight="normal" officeooo:rsid="02114468" officeooo:paragraph-rsid="02114468" style:font-size-asian="12pt" style:font-weight-asian="normal" style:font-size-complex="12pt" style:font-weight-complex="normal"/>
    </style:style>
    <style:style style:name="P766" style:family="paragraph" style:parent-style-name="Standard">
      <style:text-properties fo:font-size="12pt" style:text-underline-style="none" fo:font-weight="normal" officeooo:rsid="0211f425" officeooo:paragraph-rsid="0211f425" style:font-size-asian="12pt" style:font-weight-asian="normal" style:font-size-complex="12pt" style:font-weight-complex="normal"/>
    </style:style>
    <style:style style:name="P767" style:family="paragraph" style:parent-style-name="Standard">
      <style:text-properties fo:font-size="12pt" style:text-underline-style="none" fo:font-weight="normal" officeooo:rsid="0212a172" officeooo:paragraph-rsid="0212b864" style:font-size-asian="12pt" style:font-weight-asian="normal" style:font-size-complex="12pt" style:font-weight-complex="normal"/>
    </style:style>
    <style:style style:name="P768" style:family="paragraph" style:parent-style-name="Standard">
      <style:text-properties fo:font-size="12pt" style:text-underline-style="none" fo:font-weight="normal" officeooo:rsid="0212b864" officeooo:paragraph-rsid="02143868" style:font-size-asian="12pt" style:font-weight-asian="normal" style:font-size-complex="12pt" style:font-weight-complex="normal"/>
    </style:style>
    <style:style style:name="P769" style:family="paragraph" style:parent-style-name="Standard">
      <style:text-properties fo:font-size="12pt" style:text-underline-style="none" fo:font-weight="normal" officeooo:rsid="02143868" officeooo:paragraph-rsid="0214bc81" style:font-size-asian="12pt" style:font-weight-asian="normal" style:font-size-complex="12pt" style:font-weight-complex="normal"/>
    </style:style>
    <style:style style:name="P770" style:family="paragraph" style:parent-style-name="Standard">
      <style:text-properties fo:font-size="12pt" style:text-underline-style="none" fo:font-weight="normal" officeooo:rsid="02195320" officeooo:paragraph-rsid="02195320" style:font-size-asian="12pt" style:font-weight-asian="normal" style:font-size-complex="12pt" style:font-weight-complex="normal"/>
    </style:style>
    <style:style style:name="P771" style:family="paragraph" style:parent-style-name="Standard">
      <style:text-properties fo:font-size="12pt" style:text-underline-style="none" fo:font-weight="normal" officeooo:rsid="021b64d0" officeooo:paragraph-rsid="021b64d0" style:font-size-asian="12pt" style:font-weight-asian="normal" style:font-size-complex="12pt" style:font-weight-complex="normal"/>
    </style:style>
    <style:style style:name="P772" style:family="paragraph" style:parent-style-name="Standard">
      <style:text-properties fo:font-size="12pt" style:text-underline-style="none" fo:font-weight="normal" officeooo:rsid="021b64d0" officeooo:paragraph-rsid="021e43f9" style:font-size-asian="12pt" style:font-weight-asian="normal" style:font-size-complex="12pt" style:font-weight-complex="normal"/>
    </style:style>
    <style:style style:name="P773" style:family="paragraph" style:parent-style-name="Standard">
      <style:text-properties fo:font-size="12pt" style:text-underline-style="none" fo:font-weight="normal" officeooo:rsid="021e43f9" officeooo:paragraph-rsid="021e43f9" style:font-size-asian="12pt" style:font-weight-asian="normal" style:font-size-complex="12pt" style:font-weight-complex="normal"/>
    </style:style>
    <style:style style:name="P774" style:family="paragraph" style:parent-style-name="Standard">
      <style:text-properties fo:font-size="12pt" style:text-underline-style="none" fo:font-weight="normal" officeooo:rsid="02257604" officeooo:paragraph-rsid="02257604" style:font-size-asian="12pt" style:font-weight-asian="normal" style:font-size-complex="12pt" style:font-weight-complex="normal"/>
    </style:style>
    <style:style style:name="P775" style:family="paragraph" style:parent-style-name="Standard">
      <style:text-properties fo:font-size="12pt" style:text-underline-style="none" fo:font-weight="bold" officeooo:rsid="01687cb5" officeooo:paragraph-rsid="01687cb5" style:font-size-asian="12pt" style:font-weight-asian="bold" style:font-size-complex="12pt" style:font-weight-complex="bold"/>
    </style:style>
    <style:style style:name="P776" style:family="paragraph" style:parent-style-name="Standard">
      <style:text-properties fo:font-size="12pt" style:text-underline-style="none" fo:font-weight="bold" officeooo:rsid="0169832e" officeooo:paragraph-rsid="0169832e" style:font-size-asian="12pt" style:font-weight-asian="bold" style:font-size-complex="12pt" style:font-weight-complex="bold"/>
    </style:style>
    <style:style style:name="P777" style:family="paragraph" style:parent-style-name="Standard">
      <style:text-properties fo:font-size="12pt" style:text-underline-style="none" fo:font-weight="bold" officeooo:rsid="016ec8d3" officeooo:paragraph-rsid="016ec8d3" style:font-size-asian="12pt" style:font-weight-asian="bold" style:font-size-complex="12pt" style:font-weight-complex="bold"/>
    </style:style>
    <style:style style:name="P778" style:family="paragraph" style:parent-style-name="Standard">
      <style:paragraph-properties fo:text-align="center" style:justify-single-word="false"/>
      <style:text-properties fo:font-size="12pt" style:text-underline-style="none" fo:font-weight="bold" officeooo:rsid="00fdc704" officeooo:paragraph-rsid="017bbb9f" style:font-size-asian="12pt" style:font-weight-asian="bold" style:font-size-complex="12pt" style:font-weight-complex="bold"/>
    </style:style>
    <style:style style:name="P779" style:family="paragraph" style:parent-style-name="Standard">
      <style:paragraph-properties fo:text-align="center" style:justify-single-word="false"/>
      <style:text-properties fo:font-size="12pt" style:text-underline-style="none" fo:font-weight="bold" officeooo:rsid="00fdc704" officeooo:paragraph-rsid="01c1aa92" style:font-size-asian="12pt" style:font-weight-asian="bold" style:font-size-complex="12pt" style:font-weight-complex="bold"/>
    </style:style>
    <style:style style:name="P780" style:family="paragraph" style:parent-style-name="Standard">
      <style:paragraph-properties fo:text-align="center" style:justify-single-word="false"/>
      <style:text-properties fo:font-size="12pt" style:text-underline-style="none" fo:font-weight="bold" officeooo:rsid="00fdc704" officeooo:paragraph-rsid="01d1170b" style:font-size-asian="12pt" style:font-weight-asian="bold" style:font-size-complex="12pt" style:font-weight-complex="bold"/>
    </style:style>
    <style:style style:name="P781" style:family="paragraph" style:parent-style-name="Standard">
      <style:paragraph-properties fo:text-align="center" style:justify-single-word="false"/>
      <style:text-properties fo:font-size="12pt" style:text-underline-style="none" fo:font-weight="bold" officeooo:rsid="00fdc704" officeooo:paragraph-rsid="01ddef18" style:font-size-asian="12pt" style:font-weight-asian="bold" style:font-size-complex="12pt" style:font-weight-complex="bold"/>
    </style:style>
    <style:style style:name="P782" style:family="paragraph" style:parent-style-name="Standard">
      <style:paragraph-properties fo:text-align="center" style:justify-single-word="false"/>
      <style:text-properties fo:font-size="12pt" style:text-underline-style="none" fo:font-weight="bold" officeooo:rsid="00fdc704" officeooo:paragraph-rsid="020f0d88" style:font-size-asian="12pt" style:font-weight-asian="bold" style:font-size-complex="12pt" style:font-weight-complex="bold"/>
    </style:style>
    <style:style style:name="P783" style:family="paragraph" style:parent-style-name="Standard">
      <style:paragraph-properties fo:text-align="center" style:justify-single-word="false"/>
      <style:text-properties fo:font-size="12pt" style:text-underline-style="none" fo:font-weight="bold" officeooo:rsid="00fdc704" officeooo:paragraph-rsid="024c9b42" style:font-size-asian="12pt" style:font-weight-asian="bold" style:font-size-complex="12pt" style:font-weight-complex="bold"/>
    </style:style>
    <style:style style:name="P784" style:family="paragraph" style:parent-style-name="Standard">
      <style:paragraph-properties fo:text-align="center" style:justify-single-word="false"/>
      <style:text-properties fo:font-size="12pt" style:text-underline-style="none" fo:font-weight="bold" officeooo:rsid="00fdc704" officeooo:paragraph-rsid="025122af" style:font-size-asian="12pt" style:font-weight-asian="bold" style:font-size-complex="12pt" style:font-weight-complex="bold"/>
    </style:style>
    <style:style style:name="P785" style:family="paragraph" style:parent-style-name="Standard">
      <style:paragraph-properties fo:text-align="center" style:justify-single-word="false"/>
      <style:text-properties fo:font-size="12pt" style:text-underline-style="none" fo:font-weight="bold" officeooo:rsid="00fdc704" officeooo:paragraph-rsid="0270b777" style:font-size-asian="12pt" style:font-weight-asian="bold" style:font-size-complex="12pt" style:font-weight-complex="bold"/>
    </style:style>
    <style:style style:name="P786" style:family="paragraph" style:parent-style-name="Standard">
      <style:paragraph-properties fo:text-align="center" style:justify-single-word="false"/>
      <style:text-properties fo:font-size="12pt" style:text-underline-style="none" fo:font-weight="bold" officeooo:rsid="00fdc704" officeooo:paragraph-rsid="0273eda5" style:font-size-asian="12pt" style:font-weight-asian="bold" style:font-size-complex="12pt" style:font-weight-complex="bold"/>
    </style:style>
    <style:style style:name="P787" style:family="paragraph" style:parent-style-name="Standard">
      <style:paragraph-properties fo:text-align="center" style:justify-single-word="false"/>
      <style:text-properties fo:font-size="12pt" style:text-underline-style="none" fo:font-weight="bold" officeooo:rsid="00fdc704" officeooo:paragraph-rsid="027bd875" style:font-size-asian="12pt" style:font-weight-asian="bold" style:font-size-complex="12pt" style:font-weight-complex="bold"/>
    </style:style>
    <style:style style:name="P788" style:family="paragraph" style:parent-style-name="Standard">
      <style:paragraph-properties fo:text-align="center" style:justify-single-word="false"/>
      <style:text-properties fo:font-size="12pt" style:text-underline-style="none" fo:font-weight="bold" officeooo:rsid="00fdc704" officeooo:paragraph-rsid="02ac0959" style:font-size-asian="12pt" style:font-weight-asian="bold" style:font-size-complex="12pt" style:font-weight-complex="bold"/>
    </style:style>
    <style:style style:name="P789" style:family="paragraph" style:parent-style-name="Standard">
      <style:text-properties fo:font-size="12pt" style:text-underline-style="none" fo:font-weight="bold" officeooo:rsid="0187a38f" officeooo:paragraph-rsid="0187a38f" style:font-size-asian="12pt" style:font-weight-asian="bold" style:font-size-complex="12pt" style:font-weight-complex="bold"/>
    </style:style>
    <style:style style:name="P790" style:family="paragraph" style:parent-style-name="Standard">
      <style:text-properties fo:font-size="12pt" style:text-underline-style="none" fo:font-weight="bold" officeooo:rsid="018a1cea" officeooo:paragraph-rsid="018a1cea" style:font-size-asian="12pt" style:font-weight-asian="bold" style:font-size-complex="12pt" style:font-weight-complex="bold"/>
    </style:style>
    <style:style style:name="P791" style:family="paragraph" style:parent-style-name="Standard">
      <style:paragraph-properties fo:text-align="center" style:justify-single-word="false"/>
      <style:text-properties fo:font-size="12pt" style:text-underline-style="none" fo:font-weight="bold" officeooo:rsid="0196dbed" officeooo:paragraph-rsid="01982ac5" style:font-size-asian="12pt" style:font-weight-asian="bold" style:font-size-complex="12pt" style:font-weight-complex="bold"/>
    </style:style>
    <style:style style:name="P792" style:family="paragraph" style:parent-style-name="Standard">
      <style:paragraph-properties fo:text-align="center" style:justify-single-word="false"/>
      <style:text-properties fo:font-size="12pt" style:text-underline-style="none" fo:font-weight="bold" officeooo:rsid="0196dbed" officeooo:paragraph-rsid="0199a8d1" style:font-size-asian="12pt" style:font-weight-asian="bold" style:font-size-complex="12pt" style:font-weight-complex="bold"/>
    </style:style>
    <style:style style:name="P793" style:family="paragraph" style:parent-style-name="Standard">
      <style:paragraph-properties fo:text-align="center" style:justify-single-word="false"/>
      <style:text-properties fo:font-size="12pt" style:text-underline-style="none" fo:font-weight="bold" officeooo:rsid="0196dbed" officeooo:paragraph-rsid="019ac8f9" style:font-size-asian="12pt" style:font-weight-asian="bold" style:font-size-complex="12pt" style:font-weight-complex="bold"/>
    </style:style>
    <style:style style:name="P794" style:family="paragraph" style:parent-style-name="Standard">
      <style:paragraph-properties fo:text-align="center" style:justify-single-word="false"/>
      <style:text-properties fo:font-size="12pt" style:text-underline-style="none" fo:font-weight="bold" officeooo:rsid="0196dbed" officeooo:paragraph-rsid="019de62e" style:font-size-asian="12pt" style:font-weight-asian="bold" style:font-size-complex="12pt" style:font-weight-complex="bold"/>
    </style:style>
    <style:style style:name="P795" style:family="paragraph" style:parent-style-name="Standard">
      <style:paragraph-properties fo:text-align="center" style:justify-single-word="false"/>
      <style:text-properties fo:font-size="12pt" style:text-underline-style="none" fo:font-weight="bold" officeooo:rsid="019ac8f9" officeooo:paragraph-rsid="019ac8f9" style:font-size-asian="12pt" style:font-weight-asian="bold" style:font-size-complex="12pt" style:font-weight-complex="bold"/>
    </style:style>
    <style:style style:name="P796" style:family="paragraph" style:parent-style-name="Standard">
      <style:paragraph-properties fo:text-align="center" style:justify-single-word="false"/>
      <style:text-properties fo:font-size="12pt" style:text-underline-style="none" fo:font-weight="bold" officeooo:rsid="019ac8f9" officeooo:paragraph-rsid="019de62e" style:font-size-asian="12pt" style:font-weight-asian="bold" style:font-size-complex="12pt" style:font-weight-complex="bold"/>
    </style:style>
    <style:style style:name="P797" style:family="paragraph" style:parent-style-name="Standard">
      <style:text-properties fo:font-size="12pt" style:text-underline-style="none" fo:font-weight="bold" officeooo:rsid="01113836" officeooo:paragraph-rsid="0155b712" style:font-size-asian="12pt" style:font-weight-asian="bold" style:font-size-complex="12pt" style:font-weight-complex="bold"/>
    </style:style>
    <style:style style:name="P798" style:family="paragraph" style:parent-style-name="Standard">
      <style:text-properties fo:font-size="12pt" style:text-underline-style="none" fo:font-weight="bold" officeooo:rsid="01113836" officeooo:paragraph-rsid="01b706da" style:font-size-asian="12pt" style:font-weight-asian="bold" style:font-size-complex="12pt" style:font-weight-complex="bold"/>
    </style:style>
    <style:style style:name="P799" style:family="paragraph" style:parent-style-name="Standard">
      <style:text-properties fo:font-size="12pt" style:text-underline-style="none" fo:font-weight="bold" officeooo:rsid="01cbbd1a" officeooo:paragraph-rsid="01cbbd1a" style:font-size-asian="12pt" style:font-weight-asian="bold" style:font-size-complex="12pt" style:font-weight-complex="bold"/>
    </style:style>
    <style:style style:name="P800" style:family="paragraph" style:parent-style-name="Standard">
      <style:text-properties fo:font-size="12pt" style:text-underline-style="none" fo:font-weight="bold" officeooo:rsid="01cd9798" officeooo:paragraph-rsid="01cd9798" style:font-size-asian="12pt" style:font-weight-asian="bold" style:font-size-complex="12pt" style:font-weight-complex="bold"/>
    </style:style>
    <style:style style:name="P801" style:family="paragraph" style:parent-style-name="Standard">
      <style:text-properties fo:font-size="12pt" style:text-underline-style="none" fo:font-weight="bold" officeooo:rsid="01c46fc0" officeooo:paragraph-rsid="01c46fc0" style:font-size-asian="12pt" style:font-weight-asian="bold" style:font-size-complex="12pt" style:font-weight-complex="bold"/>
    </style:style>
    <style:style style:name="P802" style:family="paragraph" style:parent-style-name="Standard">
      <style:text-properties fo:font-size="12pt" style:text-underline-style="none" fo:font-weight="bold" officeooo:rsid="01c97c1a" officeooo:paragraph-rsid="01c951cd" style:font-size-asian="12pt" style:font-weight-asian="bold" style:font-size-complex="12pt" style:font-weight-complex="bold"/>
    </style:style>
    <style:style style:name="P803" style:family="paragraph" style:parent-style-name="Standard">
      <style:text-properties fo:font-size="12pt" style:text-underline-style="none" fo:font-weight="bold" officeooo:rsid="01c97c1a" officeooo:paragraph-rsid="01cc3e9b" style:font-size-asian="12pt" style:font-weight-asian="bold" style:font-size-complex="12pt" style:font-weight-complex="bold"/>
    </style:style>
    <style:style style:name="P804" style:family="paragraph" style:parent-style-name="Standard">
      <style:text-properties fo:font-size="12pt" style:text-underline-style="none" fo:font-weight="bold" officeooo:rsid="01d47bd2" officeooo:paragraph-rsid="01d47bd2" style:font-size-asian="12pt" style:font-weight-asian="bold" style:font-size-complex="12pt" style:font-weight-complex="bold"/>
    </style:style>
    <style:style style:name="P805" style:family="paragraph" style:parent-style-name="Standard">
      <style:text-properties fo:font-size="12pt" style:text-underline-style="none" fo:font-weight="bold" officeooo:rsid="01d83323" officeooo:paragraph-rsid="01d83323" style:font-size-asian="12pt" style:font-weight-asian="bold" style:font-size-complex="12pt" style:font-weight-complex="bold"/>
    </style:style>
    <style:style style:name="P806" style:family="paragraph" style:parent-style-name="Standard">
      <style:text-properties fo:font-size="12pt" style:text-underline-style="none" fo:font-weight="bold" officeooo:rsid="01da20ed" officeooo:paragraph-rsid="01da20ed" style:font-size-asian="12pt" style:font-weight-asian="bold" style:font-size-complex="12pt" style:font-weight-complex="bold"/>
    </style:style>
    <style:style style:name="P807" style:family="paragraph" style:parent-style-name="Standard">
      <style:text-properties fo:font-size="12pt" style:text-underline-style="none" fo:font-weight="bold" officeooo:rsid="01daf1a6" officeooo:paragraph-rsid="01daf1a6" style:font-size-asian="12pt" style:font-weight-asian="bold" style:font-size-complex="12pt" style:font-weight-complex="bold"/>
    </style:style>
    <style:style style:name="P808" style:family="paragraph" style:parent-style-name="Standard">
      <style:text-properties fo:font-size="12pt" style:text-underline-style="none" fo:font-weight="bold" officeooo:rsid="01dc1e46" officeooo:paragraph-rsid="01dc1e46" style:font-size-asian="12pt" style:font-weight-asian="bold" style:font-size-complex="12pt" style:font-weight-complex="bold"/>
    </style:style>
    <style:style style:name="P809" style:family="paragraph" style:parent-style-name="Standard">
      <style:text-properties fo:font-size="12pt" style:text-underline-style="none" fo:font-weight="bold" officeooo:rsid="01dc3d8e" officeooo:paragraph-rsid="01dc6836" style:font-size-asian="12pt" style:font-weight-asian="bold" style:font-size-complex="12pt" style:font-weight-complex="bold"/>
    </style:style>
    <style:style style:name="P810" style:family="paragraph" style:parent-style-name="Standard">
      <style:text-properties fo:font-size="12pt" style:text-underline-style="none" fo:font-weight="bold" officeooo:rsid="01dc6836" officeooo:paragraph-rsid="01dc6836" style:font-size-asian="12pt" style:font-weight-asian="bold" style:font-size-complex="12pt" style:font-weight-complex="bold"/>
    </style:style>
    <style:style style:name="P811" style:family="paragraph" style:parent-style-name="Standard">
      <style:text-properties fo:font-size="12pt" style:text-underline-style="none" fo:font-weight="bold" officeooo:rsid="01dca0c4" officeooo:paragraph-rsid="01dca0c4" style:font-size-asian="12pt" style:font-weight-asian="bold" style:font-size-complex="12pt" style:font-weight-complex="bold"/>
    </style:style>
    <style:style style:name="P812" style:family="paragraph" style:parent-style-name="Standard">
      <style:text-properties fo:font-size="12pt" style:text-underline-style="none" fo:font-weight="bold" officeooo:rsid="01df6afb" officeooo:paragraph-rsid="01df6afb" style:font-size-asian="12pt" style:font-weight-asian="bold" style:font-size-complex="12pt" style:font-weight-complex="bold"/>
    </style:style>
    <style:style style:name="P813" style:family="paragraph" style:parent-style-name="Standard">
      <style:text-properties fo:font-size="12pt" style:text-underline-style="none" fo:font-weight="bold" officeooo:rsid="01df9ec1" officeooo:paragraph-rsid="01df9ec1" style:font-size-asian="12pt" style:font-weight-asian="bold" style:font-size-complex="12pt" style:font-weight-complex="bold"/>
    </style:style>
    <style:style style:name="P814" style:family="paragraph" style:parent-style-name="Standard">
      <style:text-properties fo:font-size="12pt" style:text-underline-style="none" fo:font-weight="bold" officeooo:rsid="01e06797" officeooo:paragraph-rsid="01e06797" style:font-size-asian="12pt" style:font-weight-asian="bold" style:font-size-complex="12pt" style:font-weight-complex="bold"/>
    </style:style>
    <style:style style:name="P815" style:family="paragraph" style:parent-style-name="Standard">
      <style:text-properties fo:font-size="12pt" style:text-underline-style="none" fo:font-weight="bold" officeooo:rsid="01e06797" officeooo:paragraph-rsid="01e22a03" style:font-size-asian="12pt" style:font-weight-asian="bold" style:font-size-complex="12pt" style:font-weight-complex="bold"/>
    </style:style>
    <style:style style:name="P816" style:family="paragraph" style:parent-style-name="Standard">
      <style:text-properties fo:font-size="12pt" style:text-underline-style="none" fo:font-weight="bold" officeooo:rsid="01e06797" officeooo:paragraph-rsid="01e3d966" style:font-size-asian="12pt" style:font-weight-asian="bold" style:font-size-complex="12pt" style:font-weight-complex="bold"/>
    </style:style>
    <style:style style:name="P817" style:family="paragraph" style:parent-style-name="Standard">
      <style:text-properties fo:font-size="12pt" style:text-underline-style="none" fo:font-weight="bold" officeooo:rsid="01e06797" officeooo:paragraph-rsid="01ed53cd" style:font-size-asian="12pt" style:font-weight-asian="bold" style:font-size-complex="12pt" style:font-weight-complex="bold"/>
    </style:style>
    <style:style style:name="P818" style:family="paragraph" style:parent-style-name="Standard">
      <style:text-properties fo:font-size="12pt" style:text-underline-style="none" fo:font-weight="bold" officeooo:rsid="01e3d966" officeooo:paragraph-rsid="01e5778e" style:font-size-asian="12pt" style:font-weight-asian="bold" style:font-size-complex="12pt" style:font-weight-complex="bold"/>
    </style:style>
    <style:style style:name="P819" style:family="paragraph" style:parent-style-name="Standard">
      <style:text-properties fo:font-size="12pt" style:text-underline-style="none" fo:font-weight="bold" officeooo:rsid="01e6f9d3" officeooo:paragraph-rsid="01e6f9d3" style:font-size-asian="12pt" style:font-weight-asian="bold" style:font-size-complex="12pt" style:font-weight-complex="bold"/>
    </style:style>
    <style:style style:name="P820" style:family="paragraph" style:parent-style-name="Standard">
      <style:text-properties fo:font-size="12pt" style:text-underline-style="none" fo:font-weight="bold" officeooo:rsid="01e8e71f" officeooo:paragraph-rsid="01e8e71f" style:font-size-asian="12pt" style:font-weight-asian="bold" style:font-size-complex="12pt" style:font-weight-complex="bold"/>
    </style:style>
    <style:style style:name="P821" style:family="paragraph" style:parent-style-name="Standard">
      <style:text-properties fo:font-size="12pt" style:text-underline-style="none" fo:font-weight="bold" officeooo:rsid="01ee775a" officeooo:paragraph-rsid="01ee775a" style:font-size-asian="12pt" style:font-weight-asian="bold" style:font-size-complex="12pt" style:font-weight-complex="bold"/>
    </style:style>
    <style:style style:name="P822" style:family="paragraph" style:parent-style-name="Standard">
      <style:text-properties fo:font-size="12pt" style:text-underline-style="none" fo:font-weight="bold" officeooo:rsid="01eeb9c8" officeooo:paragraph-rsid="01eeb9c8" style:font-size-asian="12pt" style:font-weight-asian="bold" style:font-size-complex="12pt" style:font-weight-complex="bold"/>
    </style:style>
    <style:style style:name="P823" style:family="paragraph" style:parent-style-name="Standard">
      <style:text-properties fo:font-size="12pt" style:text-underline-style="none" fo:font-weight="bold" officeooo:rsid="01f329b7" officeooo:paragraph-rsid="01f329b7" style:font-size-asian="12pt" style:font-weight-asian="bold" style:font-size-complex="12pt" style:font-weight-complex="bold"/>
    </style:style>
    <style:style style:name="P824" style:family="paragraph" style:parent-style-name="Standard">
      <style:text-properties fo:font-size="12pt" style:text-underline-style="none" fo:font-weight="bold" officeooo:rsid="01f3e0b8" officeooo:paragraph-rsid="01f3e0b8" style:font-size-asian="12pt" style:font-weight-asian="bold" style:font-size-complex="12pt" style:font-weight-complex="bold"/>
    </style:style>
    <style:style style:name="P825" style:family="paragraph" style:parent-style-name="Standard">
      <style:text-properties fo:font-size="12pt" style:text-underline-style="none" fo:font-weight="bold" officeooo:rsid="01f689c9" officeooo:paragraph-rsid="01f689c9" style:font-size-asian="12pt" style:font-weight-asian="bold" style:font-size-complex="12pt" style:font-weight-complex="bold"/>
    </style:style>
    <style:style style:name="P826" style:family="paragraph" style:parent-style-name="Standard">
      <style:text-properties fo:font-size="12pt" style:text-underline-style="none" fo:font-weight="bold" officeooo:rsid="02028fba" officeooo:paragraph-rsid="02028fba" style:font-size-asian="12pt" style:font-weight-asian="bold" style:font-size-complex="12pt" style:font-weight-complex="bold"/>
    </style:style>
    <style:style style:name="P827" style:family="paragraph" style:parent-style-name="Standard">
      <style:text-properties fo:font-size="12pt" style:text-underline-style="none" fo:font-weight="bold" officeooo:rsid="0204a953" officeooo:paragraph-rsid="01d83323" style:font-size-asian="12pt" style:font-weight-asian="bold" style:font-size-complex="12pt" style:font-weight-complex="bold"/>
    </style:style>
    <style:style style:name="P828" style:family="paragraph" style:parent-style-name="Standard">
      <style:text-properties fo:font-size="12pt" style:text-underline-style="none" fo:font-weight="bold" officeooo:rsid="01f625f9" officeooo:paragraph-rsid="01f625f9" style:font-size-asian="12pt" style:font-weight-asian="bold" style:font-size-complex="12pt" style:font-weight-complex="bold"/>
    </style:style>
    <style:style style:name="P829" style:family="paragraph" style:parent-style-name="Standard">
      <style:text-properties fo:font-size="12pt" style:text-underline-style="none" fo:font-weight="bold" officeooo:rsid="02086e91" officeooo:paragraph-rsid="02086e91" style:font-size-asian="12pt" style:font-weight-asian="bold" style:font-size-complex="12pt" style:font-weight-complex="bold"/>
    </style:style>
    <style:style style:name="P830" style:family="paragraph" style:parent-style-name="Standard">
      <style:text-properties fo:font-size="12pt" style:text-underline-style="none" fo:font-weight="bold" officeooo:rsid="020c8d05" officeooo:paragraph-rsid="020c8d05" style:font-size-asian="12pt" style:font-weight-asian="bold" style:font-size-complex="12pt" style:font-weight-complex="bold"/>
    </style:style>
    <style:style style:name="P831" style:family="paragraph" style:parent-style-name="Standard">
      <style:text-properties fo:font-size="12pt" style:text-underline-style="none" fo:font-weight="bold" officeooo:rsid="020e3db0" officeooo:paragraph-rsid="020e3db0" style:font-size-asian="12pt" style:font-weight-asian="bold" style:font-size-complex="12pt" style:font-weight-complex="bold"/>
    </style:style>
    <style:style style:name="P832" style:family="paragraph" style:parent-style-name="Standard">
      <style:text-properties fo:font-size="12pt" style:text-underline-style="none" fo:font-weight="bold" officeooo:rsid="02102dab" officeooo:paragraph-rsid="02102dab" style:font-size-asian="12pt" style:font-weight-asian="bold" style:font-size-complex="12pt" style:font-weight-complex="bold"/>
    </style:style>
    <style:style style:name="P833" style:family="paragraph" style:parent-style-name="Standard">
      <style:text-properties fo:font-size="12pt" style:text-underline-style="none" fo:font-weight="bold" officeooo:rsid="0212a172" officeooo:paragraph-rsid="0212a172" style:font-size-asian="12pt" style:font-weight-asian="bold" style:font-size-complex="12pt" style:font-weight-complex="bold"/>
    </style:style>
    <style:style style:name="P834" style:family="paragraph" style:parent-style-name="Standard">
      <style:text-properties fo:font-size="12pt" style:text-underline-style="none" fo:font-weight="bold" officeooo:rsid="02143868" officeooo:paragraph-rsid="02143868" style:font-size-asian="12pt" style:font-weight-asian="bold" style:font-size-complex="12pt" style:font-weight-complex="bold"/>
    </style:style>
    <style:style style:name="P835" style:family="paragraph" style:parent-style-name="Standard">
      <style:text-properties fo:font-size="12pt" style:text-underline-style="none" fo:font-weight="bold" officeooo:rsid="02175c11" officeooo:paragraph-rsid="02175c11" style:font-size-asian="12pt" style:font-weight-asian="bold" style:font-size-complex="12pt" style:font-weight-complex="bold"/>
    </style:style>
    <style:style style:name="P836" style:family="paragraph" style:parent-style-name="Standard">
      <style:text-properties fo:font-size="12pt" style:text-underline-style="none" fo:font-weight="bold" officeooo:rsid="02195320" officeooo:paragraph-rsid="02195320" style:font-size-asian="12pt" style:font-weight-asian="bold" style:font-size-complex="12pt" style:font-weight-complex="bold"/>
    </style:style>
    <style:style style:name="P837" style:family="paragraph" style:parent-style-name="Standard">
      <style:text-properties fo:font-size="12pt" style:text-underline-style="none" fo:font-weight="bold" officeooo:rsid="021ceea0" officeooo:paragraph-rsid="021ceea0" style:font-size-asian="12pt" style:font-weight-asian="bold" style:font-size-complex="12pt" style:font-weight-complex="bold"/>
    </style:style>
    <style:style style:name="P838" style:family="paragraph" style:parent-style-name="Standard">
      <style:text-properties fo:font-size="12pt" style:text-underline-style="none" fo:font-weight="bold" officeooo:rsid="021eac3a" officeooo:paragraph-rsid="021eac3a" style:font-size-asian="12pt" style:font-weight-asian="bold" style:font-size-complex="12pt" style:font-weight-complex="bold"/>
    </style:style>
    <style:style style:name="P839" style:family="paragraph" style:parent-style-name="Standard">
      <style:text-properties fo:font-size="12pt" style:text-underline-style="none" fo:font-weight="bold" officeooo:rsid="021f9783" officeooo:paragraph-rsid="021f9783" style:font-size-asian="12pt" style:font-weight-asian="bold" style:font-size-complex="12pt" style:font-weight-complex="bold"/>
    </style:style>
    <style:style style:name="P840" style:family="paragraph" style:parent-style-name="Standard">
      <style:text-properties fo:font-size="12pt" style:text-underline-style="none" fo:font-weight="bold" officeooo:rsid="0226bcdf" officeooo:paragraph-rsid="0226bcdf" style:font-size-asian="12pt" style:font-weight-asian="bold" style:font-size-complex="12pt" style:font-weight-complex="bold"/>
    </style:style>
    <style:style style:name="P841" style:family="paragraph" style:parent-style-name="Standard">
      <style:text-properties fo:font-size="12pt" style:text-underline-style="none" fo:font-weight="bold" officeooo:rsid="022814c3" officeooo:paragraph-rsid="022814c3" style:font-size-asian="12pt" style:font-weight-asian="bold" style:font-size-complex="12pt" style:font-weight-complex="bold"/>
    </style:style>
    <style:style style:name="P842" style:family="paragraph" style:parent-style-name="Standard">
      <style:text-properties fo:font-size="12pt" style:text-underline-style="none" fo:font-weight="bold" officeooo:rsid="022b4689" officeooo:paragraph-rsid="022b4689" style:font-size-asian="12pt" style:font-weight-asian="bold" style:font-size-complex="12pt" style:font-weight-complex="bold"/>
    </style:style>
    <style:style style:name="P843" style:family="paragraph" style:parent-style-name="Standard">
      <style:text-properties fo:font-size="12pt" style:text-underline-style="none" fo:font-weight="bold" officeooo:rsid="022b6ec8" officeooo:paragraph-rsid="022b6ec8" style:font-size-asian="12pt" style:font-weight-asian="bold" style:font-size-complex="12pt" style:font-weight-complex="bold"/>
    </style:style>
    <style:style style:name="P844" style:family="paragraph" style:parent-style-name="Standard">
      <style:text-properties fo:font-size="12pt" style:text-underline-style="none" fo:font-weight="bold" officeooo:rsid="01ed53cd" officeooo:paragraph-rsid="01ed53cd" fo:background-color="#fff200" style:font-size-asian="12pt" style:font-weight-asian="bold" style:font-size-complex="12pt" style:font-weight-complex="bold"/>
    </style:style>
    <style:style style:name="P845" style:family="paragraph" style:parent-style-name="Standard">
      <style:text-properties fo:font-size="12pt" style:text-underline-style="none" fo:font-weight="bold" officeooo:rsid="01e9c6ce" officeooo:paragraph-rsid="01e9c6ce" fo:background-color="#fff200" style:font-size-asian="12pt" style:font-weight-asian="bold" style:font-size-complex="12pt" style:font-weight-complex="bold"/>
    </style:style>
    <style:style style:name="P846" style:family="paragraph" style:parent-style-name="Standard">
      <style:text-properties fo:font-size="12pt" style:text-underline-style="none" fo:font-weight="bold" officeooo:rsid="0204a953" officeooo:paragraph-rsid="0204a953" fo:background-color="#fff200" style:font-size-asian="12pt" style:font-weight-asian="bold" style:font-size-complex="12pt" style:font-weight-complex="bold"/>
    </style:style>
    <style:style style:name="P847" style:family="paragraph" style:parent-style-name="Standard">
      <style:text-properties fo:font-size="12pt" style:text-underline-style="none" fo:font-weight="bold" officeooo:rsid="020e3db0" officeooo:paragraph-rsid="020e3db0" fo:background-color="#fff200" style:font-size-asian="12pt" style:font-weight-asian="bold" style:font-size-complex="12pt" style:font-weight-complex="bold"/>
    </style:style>
    <style:style style:name="P848" style:family="paragraph" style:parent-style-name="Standard">
      <style:text-properties fo:font-size="12pt" style:text-underline-style="solid" style:text-underline-width="auto" style:text-underline-color="font-color" fo:font-weight="normal" officeooo:rsid="01be2d83" officeooo:paragraph-rsid="01be2d83" style:font-size-asian="12pt" style:font-weight-asian="normal" style:font-size-complex="12pt" style:font-weight-complex="normal"/>
    </style:style>
    <style:style style:name="P849" style:family="paragraph" style:parent-style-name="Standard">
      <style:text-properties fo:font-size="12pt" style:text-underline-style="solid" style:text-underline-width="auto" style:text-underline-color="font-color" fo:font-weight="normal" officeooo:rsid="01cb0031" officeooo:paragraph-rsid="01cb0031" style:font-size-asian="12pt" style:font-weight-asian="normal" style:font-size-complex="12pt" style:font-weight-complex="normal"/>
    </style:style>
    <style:style style:name="P850" style:family="paragraph" style:parent-style-name="Standard">
      <style:text-properties fo:font-size="12pt" style:text-underline-style="solid" style:text-underline-width="auto" style:text-underline-color="font-color" fo:font-weight="normal" officeooo:rsid="01d2e312" officeooo:paragraph-rsid="01d2e312" style:font-size-asian="12pt" style:font-weight-asian="normal" style:font-size-complex="12pt" style:font-weight-complex="normal"/>
    </style:style>
    <style:style style:name="P851" style:family="paragraph" style:parent-style-name="Standard">
      <style:text-properties fo:font-size="12pt" style:text-underline-style="solid" style:text-underline-width="auto" style:text-underline-color="font-color" fo:font-weight="normal" officeooo:rsid="01d83323" officeooo:paragraph-rsid="01d83323" style:font-size-asian="12pt" style:font-weight-asian="normal" style:font-size-complex="12pt" style:font-weight-complex="normal"/>
    </style:style>
    <style:style style:name="P852" style:family="paragraph" style:parent-style-name="Standard">
      <style:text-properties fo:font-size="12pt" style:text-underline-style="solid" style:text-underline-width="auto" style:text-underline-color="font-color" fo:font-weight="normal" officeooo:rsid="01d9be36" officeooo:paragraph-rsid="01d9be36" style:font-size-asian="12pt" style:font-weight-asian="normal" style:font-size-complex="12pt" style:font-weight-complex="normal"/>
    </style:style>
    <style:style style:name="P853" style:family="paragraph" style:parent-style-name="Standard">
      <style:text-properties fo:font-size="12pt" style:text-underline-style="solid" style:text-underline-width="auto" style:text-underline-color="font-color" fo:font-weight="normal" officeooo:rsid="01df6afb" officeooo:paragraph-rsid="01df6afb" style:font-size-asian="12pt" style:font-weight-asian="normal" style:font-size-complex="12pt" style:font-weight-complex="normal"/>
    </style:style>
    <style:style style:name="P854" style:family="paragraph" style:parent-style-name="Standard">
      <style:text-properties fo:font-size="12pt" style:text-underline-style="solid" style:text-underline-width="auto" style:text-underline-color="font-color" fo:font-weight="normal" officeooo:rsid="01df9ec1" officeooo:paragraph-rsid="01df9ec1" style:font-size-asian="12pt" style:font-weight-asian="normal" style:font-size-complex="12pt" style:font-weight-complex="normal"/>
    </style:style>
    <style:style style:name="P855" style:family="paragraph" style:parent-style-name="Standard">
      <style:text-properties fo:font-size="12pt" style:text-underline-style="solid" style:text-underline-width="auto" style:text-underline-color="font-color" fo:font-weight="normal" officeooo:rsid="01e22a03" officeooo:paragraph-rsid="01e22a03" style:font-size-asian="12pt" style:font-weight-asian="normal" style:font-size-complex="12pt" style:font-weight-complex="normal"/>
    </style:style>
    <style:style style:name="P856" style:family="paragraph" style:parent-style-name="Standard">
      <style:text-properties fo:font-size="12pt" style:text-underline-style="solid" style:text-underline-width="auto" style:text-underline-color="font-color" fo:font-weight="normal" officeooo:rsid="01e5778e" officeooo:paragraph-rsid="01e5778e" style:font-size-asian="12pt" style:font-weight-asian="normal" style:font-size-complex="12pt" style:font-weight-complex="normal"/>
    </style:style>
    <style:style style:name="P857" style:family="paragraph" style:parent-style-name="Standard">
      <style:text-properties fo:font-size="12pt" style:text-underline-style="solid" style:text-underline-width="auto" style:text-underline-color="font-color" fo:font-weight="normal" officeooo:rsid="01ee775a" officeooo:paragraph-rsid="01ee775a" style:font-size-asian="12pt" style:font-weight-asian="normal" style:font-size-complex="12pt" style:font-weight-complex="normal"/>
    </style:style>
    <style:style style:name="P858" style:family="paragraph" style:parent-style-name="Standard">
      <style:text-properties fo:font-size="12pt" style:text-underline-style="solid" style:text-underline-width="auto" style:text-underline-color="font-color" fo:font-weight="normal" officeooo:rsid="01f8fc5f" officeooo:paragraph-rsid="01f8fc5f" style:font-size-asian="12pt" style:font-weight-asian="normal" style:font-size-complex="12pt" style:font-weight-complex="normal"/>
    </style:style>
    <style:style style:name="P859" style:family="paragraph" style:parent-style-name="Standard">
      <style:text-properties fo:font-size="12pt" style:text-underline-style="solid" style:text-underline-width="auto" style:text-underline-color="font-color" fo:font-weight="bold" officeooo:rsid="01e3d966" officeooo:paragraph-rsid="01e3d966" style:font-size-asian="12pt" style:font-weight-asian="bold" style:font-size-complex="12pt" style:font-weight-complex="bold"/>
    </style:style>
    <style:style style:name="P860" style:family="paragraph" style:parent-style-name="Standard">
      <style:text-properties fo:font-size="12pt" style:text-underline-style="solid" style:text-underline-width="auto" style:text-underline-color="font-color" fo:font-weight="bold" officeooo:rsid="01e3d966" officeooo:paragraph-rsid="01e5778e" style:font-size-asian="12pt" style:font-weight-asian="bold" style:font-size-complex="12pt" style:font-weight-complex="bold"/>
    </style:style>
    <style:style style:name="P861" style:family="paragraph" style:parent-style-name="Standard">
      <style:text-properties fo:font-size="12pt" style:text-underline-style="solid" style:text-underline-width="auto" style:text-underline-color="font-color" fo:font-weight="bold" officeooo:rsid="01e3d966" officeooo:paragraph-rsid="01f0344b" style:font-size-asian="12pt" style:font-weight-asian="bold" style:font-size-complex="12pt" style:font-weight-complex="bold"/>
    </style:style>
    <style:style style:name="P862" style:family="paragraph" style:parent-style-name="Standard">
      <style:text-properties fo:font-size="12pt" style:text-underline-style="solid" style:text-underline-width="auto" style:text-underline-color="font-color" fo:font-weight="bold" officeooo:rsid="01f5ce75" officeooo:paragraph-rsid="01f5ce75" style:font-size-asian="12pt" style:font-weight-asian="bold" style:font-size-complex="12pt" style:font-weight-complex="bold"/>
    </style:style>
    <style:style style:name="P863" style:family="paragraph" style:parent-style-name="Standard">
      <style:text-properties fo:font-size="12pt" style:text-underline-style="solid" style:text-underline-width="auto" style:text-underline-color="font-color" fo:font-weight="bold" officeooo:rsid="01f5ce75" officeooo:paragraph-rsid="01f625f9" style:font-size-asian="12pt" style:font-weight-asian="bold" style:font-size-complex="12pt" style:font-weight-complex="bold"/>
    </style:style>
    <style:style style:name="P864" style:family="paragraph" style:parent-style-name="Standard">
      <style:text-properties fo:font-size="12pt" style:text-underline-style="solid" style:text-underline-width="auto" style:text-underline-color="font-color" fo:font-weight="bold" officeooo:rsid="01f8fc5f" officeooo:paragraph-rsid="01fa4c54" style:font-size-asian="12pt" style:font-weight-asian="bold" style:font-size-complex="12pt" style:font-weight-complex="bold"/>
    </style:style>
    <style:style style:name="P865" style:family="paragraph" style:parent-style-name="Standard">
      <style:text-properties fo:font-size="12pt" style:text-underline-style="solid" style:text-underline-width="auto" style:text-underline-color="font-color" fo:font-weight="bold" officeooo:rsid="01fa5260" officeooo:paragraph-rsid="01fa5260" style:font-size-asian="12pt" style:font-weight-asian="bold" style:font-size-complex="12pt" style:font-weight-complex="bold"/>
    </style:style>
    <style:style style:name="P866" style:family="paragraph" style:parent-style-name="Standard">
      <style:text-properties fo:font-size="12pt" style:text-underline-style="solid" style:text-underline-width="auto" style:text-underline-color="font-color" fo:font-weight="bold" officeooo:rsid="01d83323" officeooo:paragraph-rsid="01d83323" style:font-size-asian="12pt" style:font-weight-asian="bold" style:font-size-complex="12pt" style:font-weight-complex="bold"/>
    </style:style>
    <style:style style:name="P867" style:family="paragraph" style:parent-style-name="Standard">
      <style:text-properties fo:font-size="12pt" style:text-underline-style="solid" style:text-underline-width="auto" style:text-underline-color="font-color" fo:font-weight="bold" officeooo:rsid="00325905" officeooo:paragraph-rsid="02393dee" style:font-size-asian="12pt" style:font-weight-asian="bold" style:font-size-complex="12pt" style:font-weight-complex="bold"/>
    </style:style>
    <style:style style:name="P868" style:family="paragraph" style:parent-style-name="Standard">
      <style:text-properties fo:font-size="12pt" style:text-underline-style="solid" style:text-underline-width="auto" style:text-underline-color="font-color" fo:font-weight="bold" officeooo:rsid="00325905" officeooo:paragraph-rsid="02488149" style:font-size-asian="12pt" style:font-weight-asian="bold" style:font-size-complex="12pt" style:font-weight-complex="bold"/>
    </style:style>
    <style:style style:name="P869" style:family="paragraph" style:parent-style-name="Standard">
      <style:text-properties fo:font-size="12pt" style:text-underline-style="solid" style:text-underline-width="auto" style:text-underline-color="font-color" fo:font-weight="bold" officeooo:rsid="00325905" officeooo:paragraph-rsid="026e6c2c" style:font-size-asian="12pt" style:font-weight-asian="bold" style:font-size-complex="12pt" style:font-weight-complex="bold"/>
    </style:style>
    <style:style style:name="P870" style:family="paragraph" style:parent-style-name="Standard">
      <style:text-properties fo:font-size="12pt" style:text-underline-style="solid" style:text-underline-width="auto" style:text-underline-color="font-color" fo:font-weight="bold" officeooo:rsid="00325905" officeooo:paragraph-rsid="0278e99a" style:font-size-asian="12pt" style:font-weight-asian="bold" style:font-size-complex="12pt" style:font-weight-complex="bold"/>
    </style:style>
    <style:style style:name="P871" style:family="paragraph" style:parent-style-name="Standard">
      <style:text-properties fo:font-size="12pt" style:text-underline-style="solid" style:text-underline-width="auto" style:text-underline-color="font-color" fo:font-weight="bold" officeooo:rsid="00325905" officeooo:paragraph-rsid="02a5bc30" style:font-size-asian="12pt" style:font-weight-asian="bold" style:font-size-complex="12pt" style:font-weight-complex="bold"/>
    </style:style>
    <style:style style:name="P872" style:family="paragraph" style:parent-style-name="Standard">
      <style:text-properties fo:font-size="12pt" fo:font-style="normal" style:text-underline-style="none" fo:font-weight="normal" officeooo:rsid="02107557" officeooo:paragraph-rsid="02107557" style:font-size-asian="12pt" style:font-style-asian="normal" style:font-weight-asian="normal" style:font-size-complex="12pt" style:font-style-complex="normal" style:font-weight-complex="normal"/>
    </style:style>
    <style:style style:name="P873" style:family="paragraph" style:parent-style-name="Standard">
      <style:text-properties fo:font-size="12pt" fo:font-style="normal" style:text-underline-style="none" fo:font-weight="normal" officeooo:rsid="0223c919" officeooo:paragraph-rsid="021f9783" style:font-size-asian="12pt" style:font-style-asian="normal" style:font-weight-asian="normal" style:font-size-complex="12pt" style:font-style-complex="normal" style:font-weight-complex="normal"/>
    </style:style>
    <style:style style:name="P874" style:family="paragraph" style:parent-style-name="Standard">
      <style:text-properties fo:font-size="12pt" fo:font-style="normal" style:text-underline-style="none" fo:font-weight="normal" officeooo:rsid="022365a0" officeooo:paragraph-rsid="022365a0" style:font-size-asian="12pt" style:font-style-asian="normal" style:font-weight-asian="normal" style:font-size-complex="12pt" style:font-style-complex="normal" style:font-weight-complex="normal"/>
    </style:style>
    <style:style style:name="P875" style:family="paragraph" style:parent-style-name="Standard">
      <style:text-properties fo:font-size="12pt" fo:font-style="normal" style:text-underline-style="none" fo:font-weight="normal" officeooo:rsid="0226bcdf" officeooo:paragraph-rsid="0226bcdf" style:font-size-asian="12pt" style:font-style-asian="normal" style:font-weight-asian="normal" style:font-size-complex="12pt" style:font-style-complex="normal" style:font-weight-complex="normal"/>
    </style:style>
    <style:style style:name="P876" style:family="paragraph" style:parent-style-name="Standard">
      <style:text-properties fo:font-size="12pt" fo:font-style="normal" style:text-underline-style="none" fo:font-weight="normal" officeooo:rsid="0229a9d5" officeooo:paragraph-rsid="0229a9d5" style:font-size-asian="12pt" style:font-style-asian="normal" style:font-weight-asian="normal" style:font-size-complex="12pt" style:font-style-complex="normal" style:font-weight-complex="normal"/>
    </style:style>
    <style:style style:name="P877" style:family="paragraph" style:parent-style-name="Standard">
      <style:text-properties fo:font-size="12pt" fo:font-style="normal" style:text-underline-style="none" fo:font-weight="normal" officeooo:rsid="022b4689" officeooo:paragraph-rsid="022b4689" style:font-size-asian="12pt" style:font-style-asian="normal" style:font-weight-asian="normal" style:font-size-complex="12pt" style:font-style-complex="normal" style:font-weight-complex="normal"/>
    </style:style>
    <style:style style:name="P878" style:family="paragraph" style:parent-style-name="Standard">
      <style:paragraph-properties fo:text-align="start" style:justify-single-word="false"/>
      <style:text-properties fo:font-size="12pt" fo:font-style="normal" style:text-underline-style="none" fo:font-weight="normal" officeooo:rsid="02332248" officeooo:paragraph-rsid="02332248" style:font-size-asian="12pt" style:font-style-asian="normal" style:font-weight-asian="normal" style:font-size-complex="12pt" style:font-style-complex="normal" style:font-weight-complex="normal"/>
    </style:style>
    <style:style style:name="P879" style:family="paragraph" style:parent-style-name="Standard">
      <style:text-properties fo:font-size="12pt" fo:font-style="normal" style:text-underline-style="none" fo:font-weight="normal" officeooo:rsid="02338cef" officeooo:paragraph-rsid="02338cef" style:font-size-asian="12pt" style:font-style-asian="normal" style:font-weight-asian="normal" style:font-size-complex="12pt" style:font-style-complex="normal" style:font-weight-complex="normal"/>
    </style:style>
    <style:style style:name="P880" style:family="paragraph" style:parent-style-name="Standard">
      <style:text-properties fo:font-size="12pt" fo:font-style="normal" style:text-underline-style="none" fo:font-weight="normal" officeooo:rsid="02355872" officeooo:paragraph-rsid="02355872" style:font-size-asian="12pt" style:font-style-asian="normal" style:font-weight-asian="normal" style:font-size-complex="12pt" style:font-style-complex="normal" style:font-weight-complex="normal"/>
    </style:style>
    <style:style style:name="P881" style:family="paragraph" style:parent-style-name="Standard">
      <style:text-properties fo:font-size="12pt" fo:font-style="normal" style:text-underline-style="none" fo:font-weight="normal" officeooo:rsid="02355872" officeooo:paragraph-rsid="02391a0d" style:font-size-asian="12pt" style:font-style-asian="normal" style:font-weight-asian="normal" style:font-size-complex="12pt" style:font-style-complex="normal" style:font-weight-complex="normal"/>
    </style:style>
    <style:style style:name="P882" style:family="paragraph" style:parent-style-name="Standard">
      <style:text-properties fo:font-size="12pt" fo:font-style="normal" style:text-underline-style="none" fo:font-weight="normal" officeooo:rsid="02355872" officeooo:paragraph-rsid="02488149" style:font-size-asian="12pt" style:font-style-asian="normal" style:font-weight-asian="normal" style:font-size-complex="12pt" style:font-style-complex="normal" style:font-weight-complex="normal"/>
    </style:style>
    <style:style style:name="P883" style:family="paragraph" style:parent-style-name="Standard">
      <style:text-properties fo:font-size="12pt" fo:font-style="normal" style:text-underline-style="none" fo:font-weight="normal" officeooo:rsid="02355872" officeooo:paragraph-rsid="026e6c2c" style:font-size-asian="12pt" style:font-style-asian="normal" style:font-weight-asian="normal" style:font-size-complex="12pt" style:font-style-complex="normal" style:font-weight-complex="normal"/>
    </style:style>
    <style:style style:name="P884" style:family="paragraph" style:parent-style-name="Standard">
      <style:text-properties fo:font-size="12pt" fo:font-style="normal" style:text-underline-style="none" fo:font-weight="normal" officeooo:rsid="02355872" officeooo:paragraph-rsid="0278e99a" style:font-size-asian="12pt" style:font-style-asian="normal" style:font-weight-asian="normal" style:font-size-complex="12pt" style:font-style-complex="normal" style:font-weight-complex="normal"/>
    </style:style>
    <style:style style:name="P885" style:family="paragraph" style:parent-style-name="Standard">
      <style:text-properties fo:font-size="12pt" fo:font-style="normal" style:text-underline-style="none" fo:font-weight="normal" officeooo:rsid="02393dee" officeooo:paragraph-rsid="02393dee" style:font-size-asian="12pt" style:font-style-asian="normal" style:font-weight-asian="normal" style:font-size-complex="12pt" style:font-style-complex="normal" style:font-weight-complex="normal"/>
    </style:style>
    <style:style style:name="P886" style:family="paragraph" style:parent-style-name="Standard">
      <style:text-properties fo:font-size="12pt" fo:font-style="normal" style:text-underline-style="none" fo:font-weight="bold" officeooo:rsid="022814c3" officeooo:paragraph-rsid="022814c3" fo:background-color="#fff200" style:font-size-asian="12pt" style:font-style-asian="normal" style:font-weight-asian="bold" style:font-size-complex="12pt" style:font-style-complex="normal" style:font-weight-complex="bold"/>
    </style:style>
    <style:style style:name="P887" style:family="paragraph" style:parent-style-name="Standard">
      <style:text-properties fo:font-size="12pt" fo:font-style="normal" style:text-underline-style="none" fo:font-weight="bold" officeooo:rsid="02338cef" officeooo:paragraph-rsid="02338cef" style:font-size-asian="12pt" style:font-style-asian="normal" style:font-weight-asian="bold" style:font-size-complex="12pt" style:font-style-complex="normal" style:font-weight-complex="bold"/>
    </style:style>
    <style:style style:name="P888" style:family="paragraph" style:parent-style-name="Standard">
      <style:text-properties fo:font-size="8pt" style:text-underline-style="none" fo:font-weight="normal" officeooo:rsid="01113836" officeooo:paragraph-rsid="0171e36b" style:font-size-asian="8pt" style:font-weight-asian="normal" style:font-size-complex="8pt" style:font-weight-complex="normal"/>
    </style:style>
    <style:style style:name="P889" style:family="paragraph" style:parent-style-name="Standard">
      <style:text-properties fo:font-size="8pt" style:text-underline-style="none" fo:font-weight="normal" officeooo:rsid="01113836" officeooo:paragraph-rsid="0176beca" style:font-size-asian="8pt" style:font-weight-asian="normal" style:font-size-complex="8pt" style:font-weight-complex="normal"/>
    </style:style>
    <style:style style:name="P890" style:family="paragraph" style:parent-style-name="Standard">
      <style:text-properties fo:font-size="8pt" style:text-underline-style="none" fo:font-weight="normal" officeooo:rsid="01113836" officeooo:paragraph-rsid="0178a882" style:font-size-asian="8pt" style:font-weight-asian="normal" style:font-size-complex="8pt" style:font-weight-complex="normal"/>
    </style:style>
    <style:style style:name="P891" style:family="paragraph" style:parent-style-name="Standard">
      <style:text-properties fo:font-size="8pt" style:text-underline-style="none" fo:font-weight="normal" officeooo:rsid="01113836" officeooo:paragraph-rsid="0155b712" style:font-size-asian="8pt" style:font-weight-asian="normal" style:font-size-complex="8pt" style:font-weight-complex="normal"/>
    </style:style>
    <style:style style:name="P892" style:family="paragraph" style:parent-style-name="Standard">
      <style:text-properties fo:font-size="8pt" fo:font-style="normal" style:text-underline-style="none" fo:font-weight="normal" officeooo:rsid="02107557" officeooo:paragraph-rsid="02107557" style:font-size-asian="8pt" style:font-style-asian="normal" style:font-weight-asian="normal" style:font-size-complex="8pt" style:font-style-complex="normal" style:font-weight-complex="normal"/>
    </style:style>
    <style:style style:name="P893" style:family="paragraph" style:parent-style-name="Standard">
      <style:text-properties fo:font-size="8pt" fo:font-style="normal" style:text-underline-style="none" fo:font-weight="normal" officeooo:rsid="02107557" officeooo:paragraph-rsid="0234fcd2" style:font-size-asian="8pt" style:font-style-asian="normal" style:font-weight-asian="normal" style:font-size-complex="8pt" style:font-style-complex="normal" style:font-weight-complex="normal"/>
    </style:style>
    <style:style style:name="P894" style:family="paragraph" style:parent-style-name="Standard">
      <style:text-properties fo:font-size="8pt" fo:font-style="normal" style:text-underline-style="none" fo:font-weight="normal" officeooo:rsid="02338cef" officeooo:paragraph-rsid="02338cef" style:font-size-asian="8pt" style:font-style-asian="normal" style:font-weight-asian="normal" style:font-size-complex="8pt" style:font-style-complex="normal" style:font-weight-complex="normal"/>
    </style:style>
    <style:style style:name="P895" style:family="paragraph" style:parent-style-name="Standard">
      <style:text-properties fo:font-size="8pt" fo:font-style="normal" style:text-underline-style="none" fo:font-weight="bold" officeooo:rsid="02338cef" officeooo:paragraph-rsid="02338cef" fo:background-color="#ffff00" style:font-size-asian="8pt" style:font-style-asian="normal" style:font-weight-asian="bold" style:font-size-complex="8pt" style:font-style-complex="normal" style:font-weight-complex="bold"/>
    </style:style>
    <style:style style:name="P896" style:family="paragraph" style:parent-style-name="Table_20_Contents">
      <style:text-properties fo:font-size="8pt" officeooo:paragraph-rsid="02391a0d" style:font-size-asian="8pt" style:font-size-complex="8pt"/>
    </style:style>
    <style:style style:name="P897" style:family="paragraph" style:parent-style-name="Table_20_Contents">
      <style:text-properties fo:font-size="8pt" officeooo:paragraph-rsid="02488149" style:font-size-asian="8pt" style:font-size-complex="8pt"/>
    </style:style>
    <style:style style:name="P898" style:family="paragraph" style:parent-style-name="Table_20_Contents">
      <style:text-properties fo:font-size="8pt" officeooo:paragraph-rsid="026e6c2c" style:font-size-asian="8pt" style:font-size-complex="8pt"/>
    </style:style>
    <style:style style:name="P899" style:family="paragraph" style:parent-style-name="Table_20_Contents">
      <style:text-properties fo:font-size="8pt" officeooo:paragraph-rsid="0278e99a" style:font-size-asian="8pt" style:font-size-complex="8pt"/>
    </style:style>
    <style:style style:name="P900" style:family="paragraph" style:parent-style-name="Table_20_Contents">
      <style:text-properties fo:font-size="8pt" officeooo:paragraph-rsid="02a5bc30" style:font-size-asian="8pt" style:font-size-complex="8pt"/>
    </style:style>
    <style:style style:name="P90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393dee" style:font-size-asian="8pt" style:font-size-complex="8pt"/>
    </style:style>
    <style:style style:name="P90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488149" style:font-size-asian="8pt" style:font-size-complex="8pt"/>
    </style:style>
    <style:style style:name="P90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6e6c2c" style:font-size-asian="8pt" style:font-size-complex="8pt"/>
    </style:style>
    <style:style style:name="P90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78e99a" style:font-size-asian="8pt" style:font-size-complex="8pt"/>
    </style:style>
    <style:style style:name="P90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796ffd" style:font-size-asian="8pt" style:font-size-complex="8pt"/>
    </style:style>
    <style:style style:name="P90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a5bc30" style:font-size-asian="8pt" style:font-size-complex="8pt"/>
    </style:style>
    <style:style style:name="P90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rsid="00325905" officeooo:paragraph-rsid="02393dee" style:font-size-asian="8pt" style:font-weight-asian="normal" style:font-size-complex="8pt" style:font-weight-complex="normal"/>
    </style:style>
    <style:style style:name="P90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rsid="00325905" officeooo:paragraph-rsid="02488149" style:font-size-asian="8pt" style:font-weight-asian="normal" style:font-size-complex="8pt" style:font-weight-complex="normal"/>
    </style:style>
    <style:style style:name="P909" style:family="paragraph" style:parent-style-name="Standard">
      <style:text-properties fo:font-size="10.5pt" style:text-underline-style="none" fo:font-weight="normal" officeooo:rsid="01113836" officeooo:paragraph-rsid="0155b712" style:font-size-asian="10.5pt" style:font-weight-asian="normal" style:font-size-complex="10.5pt" style:font-weight-complex="normal"/>
    </style:style>
    <style:style style:name="P910" style:family="paragraph" style:parent-style-name="Standard">
      <style:text-properties style:font-name="Liberation Serif" fo:font-size="12pt" style:text-underline-style="none" fo:font-weight="normal" officeooo:rsid="0204a953" officeooo:paragraph-rsid="01d83323" style:font-size-asian="12pt" style:font-weight-asian="normal" style:font-size-complex="12pt" style:font-weight-complex="normal"/>
    </style:style>
    <style:style style:name="P911" style:family="paragraph" style:parent-style-name="Standard">
      <loext:graphic-properties draw:fill="solid" draw:fill-color="#f8f8f8" draw:opacity="100%"/>
      <style:paragraph-properties ch2_options="{'Style': 'default', 'Language': 'Transact-SQL',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1d83323" officeooo:paragraph-rsid="01d83323" fo:background-color="transparent" style:font-size-asian="10pt" style:font-weight-asian="normal" style:font-size-complex="10pt" style:font-weight-complex="normal"/>
    </style:style>
    <style:style style:name="P91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1d83323" officeooo:paragraph-rsid="01d83323" fo:background-color="transparent" style:font-size-asian="10pt" style:font-weight-asian="normal" style:font-size-complex="10pt" style:font-weight-complex="normal"/>
    </style:style>
    <style:style style:name="P913"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75c11" officeooo:paragraph-rsid="02175c11" fo:background-color="transparent" style:font-size-asian="10pt" style:font-weight-asian="normal" style:font-size-complex="10pt" style:font-weight-complex="normal"/>
    </style:style>
    <style:style style:name="P914"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75c11" officeooo:paragraph-rsid="02195320" fo:background-color="transparent" style:font-size-asian="10pt" style:font-weight-asian="normal" style:font-size-complex="10pt" style:font-weight-complex="normal"/>
    </style:style>
    <style:style style:name="P915"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75c11" officeooo:paragraph-rsid="021e43f9" fo:background-color="transparent" style:font-size-asian="10pt" style:font-weight-asian="normal" style:font-size-complex="10pt" style:font-weight-complex="normal"/>
    </style:style>
    <style:style style:name="P916"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75c11" officeooo:paragraph-rsid="021eac3a" fo:background-color="transparent" style:font-size-asian="10pt" style:font-weight-asian="normal" style:font-size-complex="10pt" style:font-weight-complex="normal"/>
    </style:style>
    <style:style style:name="P917"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e43f9" officeooo:paragraph-rsid="021e43f9" fo:background-color="transparent" style:font-size-asian="10pt" style:font-weight-asian="normal" style:font-size-complex="10pt" style:font-weight-complex="normal"/>
    </style:style>
    <style:style style:name="P918"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07557" officeooo:paragraph-rsid="02107557" fo:background-color="transparent" style:font-size-asian="10pt" style:font-weight-asian="normal" style:font-size-complex="10pt" style:font-weight-complex="normal"/>
    </style:style>
    <style:style style:name="P919"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1113836" officeooo:paragraph-rsid="0226bcdf" fo:background-color="transparent" style:font-size-asian="10pt" style:font-weight-asian="normal" style:font-size-complex="10pt" style:font-weight-complex="normal"/>
    </style:style>
    <style:style style:name="P920"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074bf43" officeooo:paragraph-rsid="0226bcdf" fo:background-color="transparent" style:font-size-asian="10pt" style:font-size-complex="10pt"/>
    </style:style>
    <style:style style:name="P921" style:family="paragraph" style:parent-style-name="Standard">
      <loext:graphic-properties draw:fill="solid" draw:fill-color="#f8f8f8" draw:opacity="100%"/>
      <style:paragraph-properties ch2_options="{'Style': 'default', 'Language': 'Transact-SQL',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1d83323" officeooo:paragraph-rsid="01d83323" fo:background-color="transparent" style:font-size-asian="12pt" style:font-weight-asian="normal" style:font-size-complex="12pt" style:font-weight-complex="normal"/>
    </style:style>
    <style:style style:name="P922" style:family="paragraph" style:parent-style-name="Standard">
      <loext:graphic-properties draw:fill="solid" draw:fill-color="#f8f8f8" draw:opacity="100%"/>
      <style:paragraph-properties ch2_options="{'Style': 'default', 'Language': 'Perl6',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1d83323" officeooo:paragraph-rsid="020ea444" fo:background-color="transparent" style:font-size-asian="12pt" style:font-weight-asian="normal" style:font-size-complex="12pt" style:font-weight-complex="normal"/>
    </style:style>
    <style:style style:name="P923" style:family="paragraph" style:parent-style-name="Standard">
      <loext:graphic-properties draw:fill="solid" draw:fill-color="#f8f8f8" draw:opacity="100%"/>
      <style:paragraph-properties ch2_options="{'Style': 'default', 'Language': 'Perl6',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20e3db0" officeooo:paragraph-rsid="020e3db0" fo:background-color="transparent" style:font-size-asian="12pt" style:font-weight-asian="normal" style:font-size-complex="12pt" style:font-weight-complex="normal"/>
    </style:style>
    <style:style style:name="P924"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211f425" officeooo:paragraph-rsid="0211f425" fo:background-color="transparent" style:font-size-asian="12pt" style:font-weight-asian="normal" style:font-size-complex="12pt" style:font-weight-complex="normal"/>
    </style:style>
    <style:style style:name="P925"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211f425" officeooo:paragraph-rsid="02143868" fo:background-color="transparent" style:font-size-asian="12pt" style:font-weight-asian="normal" style:font-size-complex="12pt" style:font-weight-complex="normal"/>
    </style:style>
    <style:style style:name="P926" style:family="paragraph" style:parent-style-name="Standard">
      <loext:graphic-properties draw:fill="solid" draw:fill-color="#f8f8f8" draw:opacity="100%"/>
      <style:paragraph-properties ch2_options="{'Style': 'default', 'Language': 'Transact-SQL',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20e3db0" officeooo:paragraph-rsid="020e3db0" fo:background-color="transparent" style:font-size-asian="12pt" style:font-weight-asian="bold" style:font-size-complex="12pt" style:font-weight-complex="bold"/>
    </style:style>
    <style:style style:name="P927" style:family="paragraph" style:parent-style-name="Standard">
      <loext:graphic-properties draw:fill="solid" draw:fill-color="#f8f8f8" draw:opacity="100%"/>
      <style:paragraph-properties ch2_options="{'Style': 'default', 'Language': 'Transact-SQL',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bold" officeooo:rsid="020c8d05" officeooo:paragraph-rsid="020c8d05" fo:background-color="#fff200" style:font-size-asian="12pt" style:font-weight-asian="bold" style:font-size-complex="12pt" style:font-weight-complex="bold"/>
    </style:style>
    <style:style style:name="P92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d83323" officeooo:paragraph-rsid="01d83323" fo:background-color="transparent" style:font-size-asian="10pt" style:font-weight-asian="normal" style:font-size-complex="10pt" style:font-weight-complex="normal"/>
    </style:style>
    <style:style style:name="P929"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f625f9" officeooo:paragraph-rsid="01f689c9" fo:background-color="transparent" style:font-size-asian="10pt" style:font-weight-asian="normal" style:font-size-complex="10pt" style:font-weight-complex="normal"/>
    </style:style>
    <style:style style:name="P930"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2107557" officeooo:paragraph-rsid="02107557" fo:background-color="transparent" style:font-size-asian="10pt" style:font-weight-asian="normal" style:font-size-complex="10pt" style:font-weight-complex="normal"/>
    </style:style>
    <style:style style:name="P931"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113836" officeooo:paragraph-rsid="0226bcdf" fo:background-color="transparent" style:font-size-asian="10pt" style:font-weight-asian="normal" style:font-size-complex="10pt" style:font-weight-complex="normal"/>
    </style:style>
    <style:style style:name="P932"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f5ce75" officeooo:paragraph-rsid="01f689c9" fo:background-color="transparent" style:font-size-asian="10pt" style:font-weight-asian="bold" style:font-size-complex="10pt" style:font-weight-complex="bold"/>
    </style:style>
    <style:style style:name="P933"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f5ce75" officeooo:paragraph-rsid="01f7592c" fo:background-color="transparent" style:font-size-asian="10pt" style:font-weight-asian="bold" style:font-size-complex="10pt" style:font-weight-complex="bold"/>
    </style:style>
    <style:style style:name="P934"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f689c9" officeooo:paragraph-rsid="01f689c9" fo:background-color="transparent" style:font-size-asian="10pt" style:font-weight-asian="bold" style:font-size-complex="10pt" style:font-weight-complex="bold"/>
    </style:style>
    <style:style style:name="P935"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074bf43" officeooo:paragraph-rsid="0226bcdf" fo:background-color="transparent" style:font-size-asian="10pt" style:font-size-complex="10pt"/>
    </style:style>
    <style:style style:name="P936" style:family="paragraph" style:parent-style-name="Standard">
      <style:text-properties fo:color="#000000" loext:opacity="100%" fo:font-size="12pt" fo:font-style="normal" style:text-underline-style="none" fo:font-weight="normal" officeooo:rsid="01d83323" officeooo:paragraph-rsid="01d83323" style:font-size-asian="12pt" style:font-weight-asian="normal" style:font-size-complex="12pt" style:font-weight-complex="normal"/>
    </style:style>
    <style:style style:name="P937" style:family="paragraph" style:parent-style-name="Standard">
      <style:text-properties fo:color="#000000" loext:opacity="100%" fo:font-size="12pt" fo:font-style="normal" style:text-underline-style="none" fo:font-weight="normal" officeooo:rsid="0211f425" officeooo:paragraph-rsid="0211f425" style:font-size-asian="12pt" style:font-weight-asian="normal" style:font-size-complex="12pt" style:font-weight-complex="normal"/>
    </style:style>
    <style:style style:name="P938" style:family="paragraph" style:parent-style-name="Standard">
      <style:text-properties fo:color="#000000" loext:opacity="100%" fo:font-size="12pt" fo:font-style="normal" style:text-underline-style="none" fo:font-weight="normal" officeooo:rsid="0229a9d5" officeooo:paragraph-rsid="02107557" style:font-size-asian="12pt" style:font-style-asian="normal" style:font-weight-asian="normal" style:font-size-complex="12pt" style:font-style-complex="normal" style:font-weight-complex="normal"/>
    </style:style>
    <style:style style:name="P939" style:family="paragraph" style:parent-style-name="Standard">
      <style:text-properties fo:color="#000000" loext:opacity="100%" fo:font-size="12pt" fo:font-style="normal" style:text-underline-style="none" fo:font-weight="normal" officeooo:rsid="02107557" officeooo:paragraph-rsid="02107557" style:font-size-asian="12pt" style:font-style-asian="normal" style:font-weight-asian="normal" style:font-size-complex="12pt" style:font-style-complex="normal" style:font-weight-complex="normal"/>
    </style:style>
    <style:style style:name="P940" style:family="paragraph" style:parent-style-name="Standard">
      <style:text-properties fo:color="#000000" loext:opacity="100%" fo:font-size="12pt" fo:font-style="normal" style:text-underline-style="none" fo:font-weight="bold" officeooo:rsid="0229a9d5" officeooo:paragraph-rsid="0229a9d5" style:font-size-asian="12pt" style:font-style-asian="normal" style:font-weight-asian="bold" style:font-size-complex="12pt" style:font-style-complex="normal" style:font-weight-complex="bold"/>
    </style:style>
    <style:style style:name="P941" style:family="paragraph" style:parent-style-name="Standard">
      <loext:graphic-properties draw:fill="solid" draw:fill-color="#f8f8f8" draw:opacity="100%"/>
      <style:paragraph-properties ch2_options="{'Style': 'default', 'Language': 'Perl6',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1d83323" officeooo:paragraph-rsid="020e3db0" fo:background-color="transparent" style:font-size-asian="12pt" style:font-weight-asian="normal" style:font-size-complex="12pt" style:font-weight-complex="normal"/>
    </style:style>
    <style:style style:name="P942" style:family="paragraph" style:parent-style-name="Standard">
      <loext:graphic-properties draw:fill="solid" draw:fill-color="#f8f8f8" draw:opacity="100%"/>
      <style:paragraph-properties ch2_options="{'Style': 'default', 'Language': 'Perl6',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0e3db0" officeooo:paragraph-rsid="020e3db0" fo:background-color="transparent" style:font-size-asian="12pt" style:font-weight-asian="normal" style:font-size-complex="12pt" style:font-weight-complex="normal"/>
    </style:style>
    <style:style style:name="P943"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11f425" officeooo:paragraph-rsid="0212a172" fo:background-color="transparent" style:font-size-asian="12pt" style:font-weight-asian="normal" style:font-size-complex="12pt" style:font-weight-complex="normal"/>
    </style:style>
    <style:style style:name="P944" style:family="paragraph" style:parent-style-name="Preformatted_20_Text">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107557" officeooo:paragraph-rsid="02107557" fo:background-color="transparent" style:font-size-asian="12pt" style:font-weight-asian="normal" style:font-size-complex="12pt" style:font-weight-complex="normal"/>
    </style:style>
    <style:style style:name="P945"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107557" officeooo:paragraph-rsid="02107557" fo:background-color="transparent" style:font-size-asian="12pt" style:font-weight-asian="bold" style:font-size-complex="12pt" style:font-weight-complex="bold"/>
    </style:style>
    <style:style style:name="P946" style:family="paragraph" style:parent-style-name="Standard">
      <style:paragraph-properties ch2_options="{'Style': 'default', 'Language': 'Text only', 'UseCharStyles': 0, 'LineNumberRatio': 100, 'LineNumberStart': 1, 'MasterCharStyle': '', 'ShowLineNumbers': 0, 'ColourizeBackground': 1, 'LineNumberSeparator': '  ', 'StoreOptionsWithSnippet': 1}"/>
      <style:text-properties fo:color="#000000" loext:opacity="100%" fo:font-size="12pt" fo:language="zxx" fo:country="none" fo:font-style="normal" style:text-underline-style="none" fo:font-weight="normal" officeooo:rsid="02107557" officeooo:paragraph-rsid="02107557" fo:background-color="transparent" style:font-size-asian="12pt" style:font-style-asian="normal" style:font-weight-asian="normal" style:font-size-complex="12pt" style:font-style-complex="normal" style:font-weight-complex="normal"/>
    </style:style>
    <style:style style:name="P947"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107557" officeooo:paragraph-rsid="02107557" fo:background-color="transparent" style:font-size-asian="12pt" style:font-style-asian="normal" style:font-weight-asian="normal" style:font-size-complex="12pt" style:font-style-complex="normal" style:font-weight-complex="normal"/>
    </style:style>
    <style:style style:name="P948"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29a9d5" officeooo:paragraph-rsid="0229a9d5" fo:background-color="transparent" style:font-size-asian="12pt" style:font-style-asian="normal" style:font-weight-asian="normal" style:font-size-complex="12pt" style:font-style-complex="normal" style:font-weight-complex="normal"/>
    </style:style>
    <style:style style:name="P94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393dee" style:font-size-asian="8pt" style:font-size-complex="8pt"/>
    </style:style>
    <style:style style:name="P95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488149" style:font-size-asian="8pt" style:font-size-complex="8pt"/>
    </style:style>
    <style:style style:name="P95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6e6c2c" style:font-size-asian="8pt" style:font-size-complex="8pt"/>
    </style:style>
    <style:style style:name="P95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78e99a" style:font-size-asian="8pt" style:font-size-complex="8pt"/>
    </style:style>
    <style:style style:name="P95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796ffd" style:font-size-asian="8pt" style:font-size-complex="8pt"/>
    </style:style>
    <style:style style:name="P95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a5bc30" style:font-size-asian="8pt" style:font-size-complex="8pt"/>
    </style:style>
    <style:style style:name="P95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6pt" fo:language="zxx" fo:country="none" fo:font-style="normal" style:text-underline-style="none" fo:font-weight="normal" officeooo:paragraph-rsid="02a5bc30" style:font-size-asian="6pt" style:font-size-complex="6pt"/>
    </style:style>
    <style:style style:name="P956" style:family="paragraph" style:parent-style-name="Table_20_Contents">
      <style:text-properties officeooo:paragraph-rsid="003a0806"/>
    </style:style>
    <style:style style:name="P957" style:family="paragraph" style:parent-style-name="Table_20_Contents">
      <style:text-properties officeooo:paragraph-rsid="005e431f"/>
    </style:style>
    <style:style style:name="P958" style:family="paragraph" style:parent-style-name="Table_20_Contents">
      <style:text-properties officeooo:paragraph-rsid="0074af1a"/>
    </style:style>
    <style:style style:name="P959" style:family="paragraph" style:parent-style-name="Table_20_Contents">
      <style:text-properties officeooo:paragraph-rsid="008ce444"/>
    </style:style>
    <style:style style:name="P960" style:family="paragraph" style:parent-style-name="Table_20_Contents">
      <style:text-properties officeooo:paragraph-rsid="00b4d101"/>
    </style:style>
    <style:style style:name="P961" style:family="paragraph" style:parent-style-name="Table_20_Contents">
      <style:text-properties officeooo:paragraph-rsid="00be0784"/>
    </style:style>
    <style:style style:name="P962" style:family="paragraph" style:parent-style-name="Table_20_Contents">
      <style:text-properties officeooo:paragraph-rsid="00c5061e"/>
    </style:style>
    <style:style style:name="P963" style:family="paragraph" style:parent-style-name="Table_20_Contents">
      <style:text-properties officeooo:paragraph-rsid="00c6b4a0"/>
    </style:style>
    <style:style style:name="P964"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408080" loext:opacity="100%" fo:font-size="10pt" fo:language="zxx" fo:country="none" fo:font-style="italic" style:text-underline-style="none" fo:font-weight="normal" officeooo:rsid="0074bf43" officeooo:paragraph-rsid="0226bcdf" fo:background-color="transparent" style:font-size-asian="10pt" style:font-size-complex="10pt"/>
    </style:style>
    <style:style style:name="P965" style:family="paragraph" style:parent-style-name="Text_20_body">
      <style:text-properties fo:font-variant="normal" fo:text-transform="none" fo:color="#1c1d1f" loext:opacity="100%" style:font-name="Liberation Serif" fo:font-size="12pt" fo:letter-spacing="normal" fo:font-style="normal" style:text-underline-style="none" fo:font-weight="normal" officeooo:rsid="0204a953" officeooo:paragraph-rsid="0204a953" style:font-size-asian="12pt" style:font-weight-asian="bold" style:font-size-complex="12pt" style:font-weight-complex="bold"/>
    </style:style>
    <style:style style:name="P966" style:family="paragraph" style:parent-style-name="Preformatted_20_Text">
      <loext:graphic-properties draw:fill="solid" draw:fill-color="#f6f6f6" draw:opacity="100%"/>
      <style:paragraph-properties fo:margin-top="0cm" fo:margin-bottom="0cm" style:contextual-spacing="false" fo:text-align="start" style:justify-single-word="false" fo:orphans="2" fo:widows="2" fo:background-color="#f6f6f6"/>
    </style:style>
    <style:style style:name="P967"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19177c" loext:opacity="100%" fo:font-size="10pt" fo:language="zxx" fo:country="none" fo:font-style="normal" style:text-underline-style="none" fo:font-weight="normal" officeooo:rsid="02195320" officeooo:paragraph-rsid="02195320" fo:background-color="transparent" style:font-size-asian="10pt" style:font-weight-asian="normal" style:font-size-complex="10pt" style:font-weight-complex="normal"/>
    </style:style>
    <style:style style:name="P968"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19177c" loext:opacity="100%" fo:font-size="10pt" fo:language="zxx" fo:country="none" fo:font-style="normal" style:text-underline-style="none" fo:font-weight="normal" officeooo:rsid="02195320" officeooo:paragraph-rsid="021e43f9" fo:background-color="transparent" style:font-size-asian="10pt" style:font-weight-asian="normal" style:font-size-complex="10pt" style:font-weight-complex="normal"/>
    </style:style>
    <style:style style:name="P969"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19177c" loext:opacity="100%" fo:font-size="10pt" fo:language="zxx" fo:country="none" fo:font-style="normal" style:text-underline-style="none" fo:font-weight="normal" officeooo:rsid="02195320" officeooo:paragraph-rsid="021eac3a" fo:background-color="transparent" style:font-size-asian="10pt" style:font-weight-asian="normal" style:font-size-complex="10pt" style:font-weight-complex="normal"/>
    </style:style>
    <style:style style:name="P970"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19177c" loext:opacity="100%" fo:font-size="10pt" fo:language="zxx" fo:country="none" fo:font-style="normal" style:text-underline-style="none" fo:font-weight="normal" officeooo:rsid="01113836" officeooo:paragraph-rsid="0226bcdf" fo:background-color="transparent" style:font-size-asian="10pt" style:font-weight-asian="normal" style:font-size-complex="10pt" style:font-weight-complex="normal"/>
    </style:style>
    <style:style style:name="P971"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19177c" loext:opacity="100%" fo:font-size="12pt" fo:language="zxx" fo:country="none" fo:font-style="normal" style:text-underline-style="none" fo:font-weight="normal" officeooo:rsid="02175c11" officeooo:paragraph-rsid="02175c11" fo:background-color="transparent" style:font-size-asian="12pt" style:font-weight-asian="normal" style:font-size-complex="12pt" style:font-weight-complex="normal"/>
    </style:style>
    <style:style style:name="P972" style:family="paragraph" style:parent-style-name="Standard">
      <style:text-properties officeooo:paragraph-rsid="02391a0d"/>
    </style:style>
    <style:style style:name="P973" style:family="paragraph" style:parent-style-name="Standard">
      <style:text-properties officeooo:paragraph-rsid="02393dee"/>
    </style:style>
    <style:style style:name="P97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393dee" style:font-size-asian="8pt" style:font-size-complex="8pt"/>
    </style:style>
    <style:style style:name="P97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rsid="02393dee" officeooo:paragraph-rsid="02393dee" style:font-size-asian="8pt" style:font-size-complex="8pt"/>
    </style:style>
    <style:style style:name="P97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6e6c2c" style:font-size-asian="8pt" style:font-size-complex="8pt"/>
    </style:style>
    <style:style style:name="P97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78e99a" style:font-size-asian="8pt" style:font-size-complex="8pt"/>
    </style:style>
    <style:style style:name="P978" style:family="paragraph" style:parent-style-name="Standard">
      <style:text-properties officeooo:rsid="023d976c" officeooo:paragraph-rsid="023d976c"/>
    </style:style>
    <style:style style:name="P979" style:family="paragraph" style:parent-style-name="Standard">
      <style:text-properties officeooo:rsid="023e282c" officeooo:paragraph-rsid="023e282c"/>
    </style:style>
    <style:style style:name="P980" style:family="paragraph" style:parent-style-name="Standard">
      <style:text-properties officeooo:rsid="023f7d73" officeooo:paragraph-rsid="023f7d73"/>
    </style:style>
    <style:style style:name="P981" style:family="paragraph" style:parent-style-name="Standard">
      <style:text-properties officeooo:rsid="024698b1" officeooo:paragraph-rsid="024698b1"/>
    </style:style>
    <style:style style:name="P982" style:family="paragraph" style:parent-style-name="Standard">
      <style:text-properties officeooo:paragraph-rsid="02488149"/>
    </style:style>
    <style:style style:name="P983" style:family="paragraph" style:parent-style-name="Standard">
      <style:text-properties officeooo:rsid="024f78e5" officeooo:paragraph-rsid="024f78e5"/>
    </style:style>
    <style:style style:name="P984" style:family="paragraph" style:parent-style-name="Standard">
      <style:text-properties officeooo:rsid="0254c533" officeooo:paragraph-rsid="0254c533"/>
    </style:style>
    <style:style style:name="P985" style:family="paragraph" style:parent-style-name="Standard">
      <style:text-properties officeooo:rsid="025743b3" officeooo:paragraph-rsid="025743b3"/>
    </style:style>
    <style:style style:name="P986" style:family="paragraph" style:parent-style-name="Standard">
      <style:text-properties officeooo:rsid="025ba4ad" officeooo:paragraph-rsid="025ba4ad"/>
    </style:style>
    <style:style style:name="P987" style:family="paragraph" style:parent-style-name="Standard">
      <style:text-properties officeooo:paragraph-rsid="025ba4ad"/>
    </style:style>
    <style:style style:name="P988" style:family="paragraph" style:parent-style-name="Standard">
      <style:text-properties officeooo:paragraph-rsid="025f0231"/>
    </style:style>
    <style:style style:name="P989" style:family="paragraph" style:parent-style-name="Standard">
      <style:text-properties officeooo:rsid="00238881" officeooo:paragraph-rsid="00238881"/>
    </style:style>
    <style:style style:name="P990" style:family="paragraph" style:parent-style-name="Standard">
      <style:text-properties officeooo:rsid="00238881" officeooo:paragraph-rsid="0260f8a0"/>
    </style:style>
    <style:style style:name="P991" style:family="paragraph" style:parent-style-name="Standard">
      <style:text-properties officeooo:rsid="0260f8a0" officeooo:paragraph-rsid="0260f8a0"/>
    </style:style>
    <style:style style:name="P992" style:family="paragraph" style:parent-style-name="Standard">
      <style:text-properties officeooo:rsid="0264aabf" officeooo:paragraph-rsid="0264aabf"/>
    </style:style>
    <style:style style:name="P993" style:family="paragraph" style:parent-style-name="Standard">
      <style:text-properties officeooo:paragraph-rsid="02658657"/>
    </style:style>
    <style:style style:name="P994" style:family="paragraph" style:parent-style-name="Standard">
      <style:text-properties officeooo:rsid="02658657" officeooo:paragraph-rsid="02658657"/>
    </style:style>
    <style:style style:name="P995" style:family="paragraph" style:parent-style-name="Standard">
      <style:text-properties officeooo:rsid="026948d6" officeooo:paragraph-rsid="026948d6"/>
    </style:style>
    <style:style style:name="P996" style:family="paragraph" style:parent-style-name="Standard">
      <style:text-properties officeooo:rsid="026a907d" officeooo:paragraph-rsid="026a907d"/>
    </style:style>
    <style:style style:name="P997" style:family="paragraph" style:parent-style-name="Standard">
      <style:text-properties officeooo:rsid="026a9fba" officeooo:paragraph-rsid="026a9fba"/>
    </style:style>
    <style:style style:name="P998" style:family="paragraph" style:parent-style-name="Standard">
      <style:text-properties officeooo:rsid="026b152b" officeooo:paragraph-rsid="026b152b"/>
    </style:style>
    <style:style style:name="P999" style:family="paragraph" style:parent-style-name="Standard">
      <style:text-properties officeooo:rsid="026ba7a5" officeooo:paragraph-rsid="026ba7a5"/>
    </style:style>
    <style:style style:name="P1000" style:family="paragraph" style:parent-style-name="Standard">
      <style:text-properties officeooo:rsid="026d2727" officeooo:paragraph-rsid="026d2727"/>
    </style:style>
    <style:style style:name="P1001" style:family="paragraph" style:parent-style-name="Standard">
      <style:text-properties officeooo:rsid="026e6c2c" officeooo:paragraph-rsid="026e6c2c"/>
    </style:style>
    <style:style style:name="P1002" style:family="paragraph" style:parent-style-name="Standard">
      <style:text-properties officeooo:paragraph-rsid="026e6c2c"/>
    </style:style>
    <style:style style:name="P1003" style:family="paragraph" style:parent-style-name="Standard">
      <style:text-properties officeooo:rsid="025f0231" officeooo:paragraph-rsid="02658657"/>
    </style:style>
    <style:style style:name="P1004" style:family="paragraph" style:parent-style-name="Standard">
      <style:text-properties officeooo:rsid="0273eda5" officeooo:paragraph-rsid="0273eda5"/>
    </style:style>
    <style:style style:name="P1005" style:family="paragraph" style:parent-style-name="Standard">
      <style:text-properties officeooo:paragraph-rsid="0273eda5"/>
    </style:style>
    <style:style style:name="P1006" style:family="paragraph" style:parent-style-name="Standard">
      <style:text-properties officeooo:rsid="0275973f" officeooo:paragraph-rsid="0275973f"/>
    </style:style>
    <style:style style:name="P100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ba2121" loext:opacity="100%" fo:font-size="8pt" fo:language="zxx" fo:country="none" fo:font-style="italic" style:text-underline-style="none" fo:font-weight="normal" officeooo:paragraph-rsid="02796ffd" style:font-size-asian="8pt" style:font-size-complex="8pt"/>
    </style:style>
    <style:style style:name="P1008" style:family="paragraph" style:parent-style-name="Standard">
      <style:text-properties officeooo:rsid="027ab7fa" officeooo:paragraph-rsid="027ab7fa"/>
    </style:style>
    <style:style style:name="P1009" style:family="paragraph" style:parent-style-name="Standard">
      <style:text-properties officeooo:rsid="027c94e9" officeooo:paragraph-rsid="027c94e9"/>
    </style:style>
    <style:style style:name="P1010" style:family="paragraph" style:parent-style-name="Standard">
      <style:text-properties officeooo:rsid="027d1caa" officeooo:paragraph-rsid="027d1caa"/>
    </style:style>
    <style:style style:name="P1011" style:family="paragraph" style:parent-style-name="Standard">
      <style:text-properties officeooo:rsid="027d42ba" officeooo:paragraph-rsid="027d42ba"/>
    </style:style>
    <style:style style:name="P1012" style:family="paragraph" style:parent-style-name="Standard">
      <style:text-properties officeooo:rsid="028008e7" officeooo:paragraph-rsid="028008e7"/>
    </style:style>
    <style:style style:name="P1013" style:family="paragraph" style:parent-style-name="Standard">
      <style:text-properties officeooo:rsid="02836c5e" officeooo:paragraph-rsid="02836c5e"/>
    </style:style>
    <style:style style:name="P1014" style:family="paragraph" style:parent-style-name="Standard">
      <style:text-properties officeooo:rsid="027d42ba" officeooo:paragraph-rsid="027d42ba" fo:background-color="#ffff00"/>
    </style:style>
    <style:style style:name="P1015" style:family="paragraph" style:parent-style-name="Standard">
      <style:text-properties officeooo:rsid="02895009" officeooo:paragraph-rsid="02895009"/>
    </style:style>
    <style:style style:name="P1016" style:family="paragraph" style:parent-style-name="Standard">
      <style:text-properties officeooo:rsid="028ba514" officeooo:paragraph-rsid="028ba514"/>
    </style:style>
    <style:style style:name="P1017" style:family="paragraph" style:parent-style-name="Standard">
      <style:text-properties officeooo:rsid="028e84b1" officeooo:paragraph-rsid="028e84b1"/>
    </style:style>
    <style:style style:name="P1018" style:family="paragraph" style:parent-style-name="Standard">
      <style:text-properties officeooo:rsid="028e84b1" officeooo:paragraph-rsid="02931067"/>
    </style:style>
    <style:style style:name="P1019" style:family="paragraph" style:parent-style-name="Standard">
      <style:text-properties officeooo:rsid="02916884" officeooo:paragraph-rsid="02916884"/>
    </style:style>
    <style:style style:name="P1020" style:family="paragraph" style:parent-style-name="Standard">
      <style:text-properties officeooo:rsid="02931067" officeooo:paragraph-rsid="02949118"/>
    </style:style>
    <style:style style:name="P1021" style:family="paragraph" style:parent-style-name="Standard">
      <style:text-properties officeooo:paragraph-rsid="02a3cc3f"/>
    </style:style>
    <style:style style:name="P1022" style:family="paragraph" style:parent-style-name="Standard">
      <style:text-properties officeooo:paragraph-rsid="02a5bc30"/>
    </style:style>
    <style:style style:name="P1023" style:family="paragraph" style:parent-style-name="Standard">
      <style:text-properties officeooo:rsid="02adadd7" officeooo:paragraph-rsid="02af673e"/>
    </style:style>
    <style:style style:name="P1024" style:family="paragraph" style:parent-style-name="Standard">
      <style:text-properties officeooo:rsid="02adadd7" officeooo:paragraph-rsid="02b3074e"/>
    </style:style>
    <style:style style:name="P1025" style:family="paragraph" style:parent-style-name="Standard">
      <style:text-properties officeooo:rsid="02adadd7" officeooo:paragraph-rsid="02b3139b"/>
    </style:style>
    <style:style style:name="P1026" style:family="paragraph" style:parent-style-name="Standard">
      <style:text-properties officeooo:rsid="02b3139b" officeooo:paragraph-rsid="02b3139b"/>
    </style:style>
    <style:style style:name="P1027" style:family="paragraph" style:parent-style-name="Standard">
      <style:text-properties officeooo:rsid="02b3c462" officeooo:paragraph-rsid="02b3c462"/>
    </style:style>
    <style:style style:name="P1028" style:family="paragraph" style:parent-style-name="Standard">
      <style:text-properties officeooo:rsid="02b900c7" officeooo:paragraph-rsid="02b900c7"/>
    </style:style>
    <style:style style:name="P1029" style:family="paragraph" style:parent-style-name="Standard">
      <style:text-properties officeooo:rsid="02bbd4e1" officeooo:paragraph-rsid="02bbd4e1"/>
    </style:style>
    <style:style style:name="P1030" style:family="paragraph" style:parent-style-name="Standard" style:list-style-name="L1">
      <style:text-properties fo:font-weight="normal" officeooo:rsid="006a2522" officeooo:paragraph-rsid="006a2522" style:font-weight-asian="normal" style:font-weight-complex="normal"/>
    </style:style>
    <style:style style:name="P1031" style:family="paragraph" style:parent-style-name="Standard" style:list-style-name="L1">
      <style:text-properties fo:font-weight="normal" officeooo:rsid="006a2522" officeooo:paragraph-rsid="006d7e87" style:font-weight-asian="normal" style:font-weight-complex="normal"/>
    </style:style>
    <style:style style:name="P1032" style:family="paragraph" style:parent-style-name="Standard">
      <style:text-properties fo:font-weight="normal" officeooo:rsid="02a543fb" officeooo:paragraph-rsid="02a543fb" style:font-weight-asian="normal" style:font-weight-complex="normal"/>
    </style:style>
    <style:style style:name="P1033" style:family="paragraph" style:parent-style-name="Standard" style:list-style-name="L2">
      <style:text-properties style:text-underline-style="none" fo:font-weight="normal" officeooo:rsid="0121698d" officeooo:paragraph-rsid="0121698d" style:font-weight-asian="normal" style:font-weight-complex="normal"/>
    </style:style>
    <style:style style:name="P1034" style:family="paragraph" style:parent-style-name="Standard" style:list-style-name="L3">
      <style:text-properties fo:font-size="12pt" style:text-underline-style="none" fo:font-weight="normal" officeooo:rsid="016ec8d3" officeooo:paragraph-rsid="016ec8d3" style:font-size-asian="12pt" style:font-weight-asian="normal" style:font-size-complex="12pt" style:font-weight-complex="normal"/>
    </style:style>
    <style:style style:name="P1035" style:family="paragraph" style:parent-style-name="Standard" style:list-style-name="L3">
      <style:text-properties fo:font-size="12pt" style:text-underline-style="none" fo:font-weight="normal" officeooo:rsid="016ec8d3" officeooo:paragraph-rsid="0171e36b" style:font-size-asian="12pt" style:font-weight-asian="normal" style:font-size-complex="12pt" style:font-weight-complex="normal"/>
    </style:style>
    <style:style style:name="P1036" style:family="paragraph" style:parent-style-name="Standard">
      <style:paragraph-properties fo:text-align="center" style:justify-single-word="false"/>
      <style:text-properties fo:font-size="12pt" style:text-underline-style="none" fo:font-weight="bold" officeooo:rsid="00fdc704" officeooo:paragraph-rsid="02ac0959" style:font-size-asian="12pt" style:font-weight-asian="bold" style:font-size-complex="12pt" style:font-weight-complex="bold"/>
    </style:style>
    <style:style style:name="P103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393dee" style:font-size-asian="8pt" style:font-size-complex="8pt"/>
    </style:style>
    <style:style style:name="P103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78e99a" style:font-size-asian="8pt" style:font-size-complex="8pt"/>
    </style:style>
    <style:style style:name="P103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6pt" fo:language="zxx" fo:country="none" fo:font-style="normal" style:text-underline-style="none" fo:font-weight="normal" officeooo:paragraph-rsid="02a5bc30" style:font-size-asian="6pt" style:font-size-complex="6pt"/>
    </style:style>
    <style:style style:name="P104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393dee" style:font-size-asian="8pt" style:font-size-complex="8pt"/>
    </style:style>
    <style:style style:name="P104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488149" style:font-size-asian="8pt" style:font-size-complex="8pt"/>
    </style:style>
    <style:style style:name="P104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78e99a" style:font-size-asian="8pt" style:font-size-complex="8pt"/>
    </style:style>
    <style:style style:name="P104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796ffd" style:font-size-asian="8pt" style:font-size-complex="8pt"/>
    </style:style>
    <style:style style:name="P104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a5bc30" style:font-size-asian="8pt" style:font-size-complex="8pt"/>
    </style:style>
    <style:style style:name="P104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488149" style:font-size-asian="8pt" style:font-size-complex="8pt"/>
    </style:style>
    <style:style style:name="P104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6e6c2c" style:font-size-asian="8pt" style:font-size-complex="8pt"/>
    </style:style>
    <style:style style:name="P104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78e99a" style:font-size-asian="8pt" style:font-size-complex="8pt"/>
    </style:style>
    <style:style style:name="P104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a5bc30" style:font-size-asian="8pt" style:font-size-complex="8pt"/>
    </style:style>
    <style:style style:name="P1049" style:family="paragraph" style:parent-style-name="Standard">
      <style:text-properties fo:font-weight="bold" officeooo:rsid="0297071d" officeooo:paragraph-rsid="0297071d" style:font-weight-asian="bold" style:font-weight-complex="bold"/>
    </style:style>
    <style:style style:name="P1050" style:family="paragraph" style:parent-style-name="Standard">
      <style:text-properties fo:font-weight="bold" officeooo:rsid="02984fd5" officeooo:paragraph-rsid="02990ddf" style:font-weight-asian="bold" style:font-weight-complex="bold"/>
    </style:style>
    <style:style style:name="P1051" style:family="paragraph" style:parent-style-name="Standard">
      <style:text-properties fo:font-weight="bold" officeooo:rsid="029af5ff" officeooo:paragraph-rsid="029af5ff" style:font-weight-asian="bold" style:font-weight-complex="bold"/>
    </style:style>
    <style:style style:name="P1052" style:family="paragraph" style:parent-style-name="Standard">
      <style:text-properties fo:font-weight="bold" officeooo:rsid="029d8ada" officeooo:paragraph-rsid="029d8ada" style:font-weight-asian="bold" style:font-weight-complex="bold"/>
    </style:style>
    <style:style style:name="P1053" style:family="paragraph" style:parent-style-name="Standard">
      <style:text-properties fo:font-weight="bold" officeooo:rsid="029f863e" officeooo:paragraph-rsid="029f863e" style:font-weight-asian="bold" style:font-weight-complex="bold"/>
    </style:style>
    <style:style style:name="P1054" style:family="paragraph" style:parent-style-name="Standard">
      <style:text-properties fo:font-weight="bold" officeooo:rsid="02a543fb" officeooo:paragraph-rsid="02a543fb" style:font-weight-asian="bold" style:font-weight-complex="bold"/>
    </style:style>
    <style:style style:name="P1055" style:family="paragraph" style:parent-style-name="Standard">
      <style:text-properties fo:font-weight="bold" officeooo:rsid="02c43049" officeooo:paragraph-rsid="02c5cbf9" style:font-weight-asian="bold" style:font-weight-complex="bold"/>
    </style:style>
    <style:style style:name="P1056" style:family="paragraph" style:parent-style-name="Standard">
      <style:text-properties fo:font-weight="bold" officeooo:rsid="02c7748b" officeooo:paragraph-rsid="02c7748b" style:font-weight-asian="bold" style:font-weight-complex="bold"/>
    </style:style>
    <style:style style:name="P1057" style:family="paragraph" style:parent-style-name="Standard">
      <style:text-properties fo:font-weight="bold" officeooo:rsid="02cc1bd0" officeooo:paragraph-rsid="02cc1bd0" style:font-weight-asian="bold" style:font-weight-complex="bold"/>
    </style:style>
    <style:style style:name="P1058" style:family="paragraph" style:parent-style-name="Standard">
      <style:text-properties fo:font-weight="bold" officeooo:rsid="02ebf673" officeooo:paragraph-rsid="02ebf673" style:font-weight-asian="bold" style:font-weight-complex="bold"/>
    </style:style>
    <style:style style:name="P1059" style:family="paragraph" style:parent-style-name="Standard">
      <style:text-properties fo:font-weight="bold" officeooo:rsid="02ee4cf0" officeooo:paragraph-rsid="02ee4cf0" style:font-weight-asian="bold" style:font-weight-complex="bold"/>
    </style:style>
    <style:style style:name="P1060" style:family="paragraph" style:parent-style-name="Standard">
      <style:text-properties fo:font-weight="bold" officeooo:rsid="02f5f73c" officeooo:paragraph-rsid="02f5f73c" fo:background-color="#ffff00" style:font-weight-asian="bold" style:font-weight-complex="bold"/>
    </style:style>
    <style:style style:name="P1061" style:family="paragraph" style:parent-style-name="Standard">
      <style:text-properties fo:font-weight="bold" officeooo:rsid="02fb6275" officeooo:paragraph-rsid="02fb6275" fo:background-color="#ffff00" style:font-weight-asian="bold" style:font-weight-complex="bold"/>
    </style:style>
    <style:style style:name="P106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6pt" fo:language="zxx" fo:country="none" officeooo:paragraph-rsid="02a5bc30" style:font-size-asian="6pt" style:font-size-complex="6pt"/>
    </style:style>
    <style:style style:name="P1063" style:family="paragraph" style:parent-style-name="Standard">
      <style:text-properties officeooo:rsid="02af673e" officeooo:paragraph-rsid="02b3139b"/>
    </style:style>
    <style:style style:name="P1064" style:family="paragraph" style:parent-style-name="Standard">
      <style:text-properties officeooo:rsid="02b69e13" officeooo:paragraph-rsid="02bd67f6"/>
    </style:style>
    <style:style style:name="P1065" style:family="paragraph" style:parent-style-name="Standard">
      <style:text-properties officeooo:rsid="02b99557" officeooo:paragraph-rsid="02bfe28a"/>
    </style:style>
    <style:style style:name="P1066" style:family="paragraph" style:parent-style-name="Standard">
      <style:text-properties officeooo:rsid="02b900c7" officeooo:paragraph-rsid="02bfe28a"/>
    </style:style>
    <style:style style:name="P1067" style:family="paragraph" style:parent-style-name="Standard">
      <style:text-properties style:text-underline-style="solid" style:text-underline-width="auto" style:text-underline-color="font-color" officeooo:rsid="02b900c7" officeooo:paragraph-rsid="02b900c7"/>
    </style:style>
    <style:style style:name="P1068" style:family="paragraph" style:parent-style-name="Standard">
      <style:text-properties style:text-underline-style="solid" style:text-underline-width="auto" style:text-underline-color="font-color" officeooo:rsid="02ca51db" officeooo:paragraph-rsid="02ca51db"/>
    </style:style>
    <style:style style:name="P1069" style:family="paragraph" style:parent-style-name="Standard">
      <style:text-properties style:text-underline-style="solid" style:text-underline-width="auto" style:text-underline-color="font-color" officeooo:rsid="02cebadd" officeooo:paragraph-rsid="02cebadd"/>
    </style:style>
    <style:style style:name="P1070" style:family="paragraph" style:parent-style-name="Standard">
      <style:text-properties officeooo:paragraph-rsid="02a5bc30"/>
    </style:style>
    <style:style style:name="P1071" style:family="paragraph" style:parent-style-name="Standard">
      <style:text-properties officeooo:rsid="02bbd4e1" officeooo:paragraph-rsid="02bbd4e1"/>
    </style:style>
    <style:style style:name="P1072" style:family="paragraph" style:parent-style-name="Standard">
      <style:text-properties officeooo:rsid="02c3986d" officeooo:paragraph-rsid="02c3986d"/>
    </style:style>
    <style:style style:name="P1073" style:family="paragraph" style:parent-style-name="Standard">
      <style:text-properties officeooo:rsid="02c7748b" officeooo:paragraph-rsid="02c7748b"/>
    </style:style>
    <style:style style:name="P1074" style:family="paragraph" style:parent-style-name="Standard">
      <style:text-properties officeooo:rsid="02ca51db" officeooo:paragraph-rsid="02ca51db"/>
    </style:style>
    <style:style style:name="P1075" style:family="paragraph" style:parent-style-name="Standard">
      <style:text-properties officeooo:rsid="02cc1bd0" officeooo:paragraph-rsid="02cc1bd0"/>
    </style:style>
    <style:style style:name="P1076" style:family="paragraph" style:parent-style-name="Standard">
      <style:text-properties officeooo:paragraph-rsid="02cc1bd0"/>
    </style:style>
    <style:style style:name="P1077" style:family="paragraph" style:parent-style-name="Standard">
      <style:text-properties officeooo:rsid="02cebadd" officeooo:paragraph-rsid="02cebadd"/>
    </style:style>
    <style:style style:name="P1078" style:family="paragraph" style:parent-style-name="Standard">
      <style:text-properties officeooo:rsid="02d1ed79" officeooo:paragraph-rsid="02d1ed79"/>
    </style:style>
    <style:style style:name="P1079" style:family="paragraph" style:parent-style-name="Standard">
      <style:text-properties officeooo:paragraph-rsid="02d0e170"/>
    </style:style>
    <style:style style:name="P1080" style:family="paragraph" style:parent-style-name="Standard">
      <style:text-properties officeooo:paragraph-rsid="02d31bb5"/>
    </style:style>
    <style:style style:name="P1081" style:family="paragraph" style:parent-style-name="Standard">
      <style:text-properties fo:font-size="10pt" officeooo:paragraph-rsid="02a5bc30" style:font-size-asian="10pt" style:font-size-complex="10pt"/>
    </style:style>
    <style:style style:name="P1082" style:family="paragraph" style:parent-style-name="Standard">
      <style:text-properties fo:font-size="10pt" officeooo:rsid="02d99348" officeooo:paragraph-rsid="02d99348" style:font-size-asian="10pt" style:font-size-complex="10pt"/>
    </style:style>
    <style:style style:name="P1083" style:family="paragraph" style:parent-style-name="Standard">
      <style:text-properties fo:font-size="10pt" officeooo:rsid="02d99348" officeooo:paragraph-rsid="02e6542f" style:font-size-asian="10pt" style:font-size-complex="10pt"/>
    </style:style>
    <style:style style:name="P1084" style:family="paragraph" style:parent-style-name="Standard">
      <style:text-properties fo:font-size="10pt" officeooo:paragraph-rsid="02dd8cf8" style:font-size-asian="10pt" style:font-size-complex="10pt"/>
    </style:style>
    <style:style style:name="P1085" style:family="paragraph" style:parent-style-name="Standard">
      <style:text-properties officeooo:rsid="02d7b081" officeooo:paragraph-rsid="02d7b081"/>
    </style:style>
    <style:style style:name="P1086" style:family="paragraph" style:parent-style-name="Standard">
      <style:text-properties officeooo:rsid="02d99348" officeooo:paragraph-rsid="02a5bc30"/>
    </style:style>
    <style:style style:name="P1087" style:family="paragraph" style:parent-style-name="Standard">
      <style:text-properties officeooo:rsid="02d99348" officeooo:paragraph-rsid="02e55a53"/>
    </style:style>
    <style:style style:name="P1088" style:family="paragraph" style:parent-style-name="Standard">
      <style:text-properties officeooo:paragraph-rsid="02d8dbe9"/>
    </style:style>
    <style:style style:name="P1089" style:family="paragraph" style:parent-style-name="Standard">
      <style:text-properties officeooo:rsid="02df81a5" officeooo:paragraph-rsid="02a5bc30"/>
    </style:style>
    <style:style style:name="P1090" style:family="paragraph" style:parent-style-name="Standard">
      <style:text-properties officeooo:rsid="02df81a5" officeooo:paragraph-rsid="02e6542f"/>
    </style:style>
    <style:style style:name="P1091" style:family="paragraph" style:parent-style-name="Standard">
      <style:text-properties officeooo:rsid="02e350fc" officeooo:paragraph-rsid="02e350fc"/>
    </style:style>
    <style:style style:name="P1092" style:family="paragraph" style:parent-style-name="Standard">
      <style:text-properties officeooo:rsid="02ea3f21" officeooo:paragraph-rsid="02ea3f21"/>
    </style:style>
    <style:style style:name="P1093" style:family="paragraph" style:parent-style-name="Standard">
      <style:text-properties officeooo:rsid="02ebf673" officeooo:paragraph-rsid="02ebf673"/>
    </style:style>
    <style:style style:name="P1094" style:family="paragraph" style:parent-style-name="Standard">
      <style:text-properties officeooo:paragraph-rsid="02eced2f"/>
    </style:style>
    <style:style style:name="P1095" style:family="paragraph" style:parent-style-name="Standard">
      <style:text-properties officeooo:rsid="02ee4cf0" officeooo:paragraph-rsid="02ee4cf0"/>
    </style:style>
    <style:style style:name="P1096" style:family="paragraph" style:parent-style-name="Standard">
      <style:text-properties officeooo:paragraph-rsid="02efc856"/>
    </style:style>
    <style:style style:name="P1097" style:family="paragraph" style:parent-style-name="Standard">
      <style:text-properties officeooo:rsid="02f09d20" officeooo:paragraph-rsid="02f09d20"/>
    </style:style>
    <style:style style:name="P1098" style:family="paragraph" style:parent-style-name="Standard">
      <style:text-properties officeooo:rsid="02f1222f" officeooo:paragraph-rsid="02f1222f"/>
    </style:style>
    <style:style style:name="P1099" style:family="paragraph" style:parent-style-name="Standard">
      <style:text-properties officeooo:rsid="02f27ca3" officeooo:paragraph-rsid="02f27ca3"/>
    </style:style>
    <style:style style:name="P1100" style:family="paragraph" style:parent-style-name="Standard">
      <style:text-properties officeooo:rsid="02f457b0" officeooo:paragraph-rsid="02f457b0"/>
    </style:style>
    <style:style style:name="P1101" style:family="paragraph" style:parent-style-name="Standard">
      <style:text-properties officeooo:rsid="02f54eb0" officeooo:paragraph-rsid="02f54eb0"/>
    </style:style>
    <style:style style:name="T1" style:family="text">
      <style:text-properties officeooo:rsid="001aea73"/>
    </style:style>
    <style:style style:name="T2" style:family="text">
      <style:text-properties fo:font-style="italic" style:font-style-asian="italic" style:font-style-complex="italic"/>
    </style:style>
    <style:style style:name="T3" style:family="text">
      <style:text-properties fo:font-style="italic" officeooo:rsid="01d3f25b" style:font-style-asian="italic" style:font-style-complex="italic"/>
    </style:style>
    <style:style style:name="T4" style:family="text">
      <style:text-properties fo:font-style="italic" officeooo:rsid="02107557"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normal" style:font-style-asian="normal" style:font-style-complex="normal"/>
    </style:style>
    <style:style style:name="T7" style:family="text">
      <style:text-properties fo:font-style="normal" officeooo:rsid="001fab74"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normal" officeooo:rsid="0223c919" style:font-style-asian="normal" style:font-weight-asian="normal" style:font-style-complex="normal" style:font-weight-complex="normal"/>
    </style:style>
    <style:style style:name="T10" style:family="text">
      <style:text-properties fo:font-style="normal" fo:font-weight="normal" officeooo:rsid="02107557" style:font-style-asian="normal" style:font-weight-asian="normal" style:font-style-complex="normal" style:font-weight-complex="normal"/>
    </style:style>
    <style:style style:name="T11" style:family="text">
      <style:text-properties fo:font-style="normal" style:text-underline-style="none" fo:font-weight="normal" style:font-style-asian="normal" style:font-weight-asian="normal" style:font-style-complex="normal" style:font-weight-complex="normal"/>
    </style:style>
    <style:style style:name="T12" style:family="text">
      <style:text-properties fo:font-style="normal" style:text-underline-style="none" fo:font-weight="normal" officeooo:rsid="017416b8" style:font-style-asian="normal" style:font-weight-asian="normal" style:font-style-complex="normal" style:font-weight-complex="normal"/>
    </style:style>
    <style:style style:name="T13" style:family="text">
      <style:text-properties fo:font-style="normal" style:text-underline-style="none" fo:font-weight="normal" officeooo:rsid="0176beca" style:font-style-asian="normal" style:font-weight-asian="normal" style:font-style-complex="normal" style:font-weight-complex="normal"/>
    </style:style>
    <style:style style:name="T14" style:family="text">
      <style:text-properties fo:font-style="normal" fo:background-color="#fff200" loext:char-shading-value="0" style:font-style-asian="normal" style:font-style-complex="normal"/>
    </style:style>
    <style:style style:name="T15" style:family="text">
      <style:text-properties fo:font-weight="bold" style:font-weight-asian="bold" style:font-weight-complex="bold"/>
    </style:style>
    <style:style style:name="T16" style:family="text">
      <style:text-properties fo:font-weight="bold" officeooo:rsid="00fc360b" style:font-weight-asian="bold" style:font-weight-complex="bold"/>
    </style:style>
    <style:style style:name="T17" style:family="text">
      <style:text-properties fo:font-weight="bold" officeooo:rsid="01263671" style:font-weight-asian="bold" style:font-weight-complex="bold"/>
    </style:style>
    <style:style style:name="T18" style:family="text">
      <style:text-properties fo:font-weight="bold" officeooo:rsid="013e451e" style:font-weight-asian="bold" style:font-weight-complex="bold"/>
    </style:style>
    <style:style style:name="T19" style:family="text">
      <style:text-properties fo:font-weight="bold" officeooo:rsid="0168024c" style:font-weight-asian="bold" style:font-weight-complex="bold"/>
    </style:style>
    <style:style style:name="T20" style:family="text">
      <style:text-properties fo:font-weight="bold" officeooo:rsid="01c97c1a" style:font-weight-asian="bold" style:font-weight-complex="bold"/>
    </style:style>
    <style:style style:name="T21" style:family="text">
      <style:text-properties fo:font-weight="bold" officeooo:rsid="01d3f25b" style:font-weight-asian="bold" style:font-weight-complex="bold"/>
    </style:style>
    <style:style style:name="T22" style:family="text">
      <style:text-properties fo:font-weight="bold" officeooo:rsid="01d73173" style:font-weight-asian="bold" style:font-weight-complex="bold"/>
    </style:style>
    <style:style style:name="T23" style:family="text">
      <style:text-properties fo:font-weight="bold" officeooo:rsid="02107557" style:font-weight-asian="bold" style:font-weight-complex="bold"/>
    </style:style>
    <style:style style:name="T24" style:family="text">
      <style:text-properties fo:font-weight="bold" officeooo:rsid="021b64d0" style:font-weight-asian="bold" style:font-weight-complex="bold"/>
    </style:style>
    <style:style style:name="T25" style:family="text">
      <style:text-properties fo:font-weight="bold" officeooo:rsid="025ba4ad" style:font-weight-asian="bold" style:font-weight-complex="bold"/>
    </style:style>
    <style:style style:name="T26" style:family="text">
      <style:text-properties fo:font-weight="bold" officeooo:rsid="025c8cd3" style:font-weight-asian="bold" style:font-weight-complex="bold"/>
    </style:style>
    <style:style style:name="T27" style:family="text">
      <style:text-properties fo:font-weight="bold" officeooo:rsid="025cc37d" style:font-weight-asian="bold" style:font-weight-complex="bold"/>
    </style:style>
    <style:style style:name="T28" style:family="text">
      <style:text-properties fo:font-weight="bold" officeooo:rsid="02658657" style:font-weight-asian="bold" style:font-weight-complex="bold"/>
    </style:style>
    <style:style style:name="T29" style:family="text">
      <style:text-properties fo:font-weight="bold" officeooo:rsid="02d8dbe9" style:font-weight-asian="bold" style:font-weight-complex="bold"/>
    </style:style>
    <style:style style:name="T30" style:family="text">
      <style:text-properties fo:font-weight="bold" officeooo:rsid="02efc856" style:font-weight-asian="bold" style:font-weight-complex="bold"/>
    </style:style>
    <style:style style:name="T31" style:family="text">
      <style:text-properties fo:font-weight="bold" fo:background-color="#fff200" loext:char-shading-value="0" style:font-weight-asian="bold" style:font-weight-complex="bold"/>
    </style:style>
    <style:style style:name="T32" style:family="text">
      <style:text-properties fo:font-weight="bold" loext:padding="0cm" loext:border="none"/>
    </style:style>
    <style:style style:name="T33" style:family="text">
      <style:text-properties fo:font-weight="bold" fo:background-color="#ffff00" loext:char-shading-value="0" style:font-weight-asian="bold" style:font-weight-complex="bold"/>
    </style:style>
    <style:style style:name="T34" style:family="text">
      <style:text-properties fo:font-weight="bold" officeooo:rsid="025ba4ad" fo:background-color="#ffff00" loext:char-shading-value="0" style:font-weight-asian="bold" style:font-weight-complex="bold"/>
    </style:style>
    <style:style style:name="T35" style:family="text">
      <style:text-properties fo:font-weight="bold" officeooo:rsid="02658657" fo:background-color="#ffff00" loext:char-shading-value="0" style:font-weight-asian="bold" style:font-weight-complex="bold"/>
    </style:style>
    <style:style style:name="T36" style:family="text">
      <style:text-properties fo:font-weight="bold" officeooo:rsid="026e6c2c" fo:background-color="#ffff00" loext:char-shading-value="0" style:font-weight-asian="bold" style:font-weight-complex="bold"/>
    </style:style>
    <style:style style:name="T37" style:family="text">
      <style:text-properties fo:font-weight="bold" officeooo:rsid="02a3cc3f" fo:background-color="#ffff00" loext:char-shading-value="0" style:font-weight-asian="bold" style:font-weight-complex="bold"/>
    </style:style>
    <style:style style:name="T38" style:family="text">
      <style:text-properties fo:font-weight="bold" officeooo:rsid="02d0e170" fo:background-color="#ffff00" loext:char-shading-value="0" style:font-weight-asian="bold" style:font-weight-complex="bold"/>
    </style:style>
    <style:style style:name="T39" style:family="text">
      <style:text-properties fo:font-weight="normal" style:font-weight-asian="normal" style:font-weight-complex="normal"/>
    </style:style>
    <style:style style:name="T40" style:family="text">
      <style:text-properties fo:font-weight="normal" officeooo:rsid="0048da52" style:font-weight-asian="normal" style:font-weight-complex="normal"/>
    </style:style>
    <style:style style:name="T41" style:family="text">
      <style:text-properties fo:font-weight="normal" officeooo:rsid="004c81a7" style:font-weight-asian="normal" style:font-weight-complex="normal"/>
    </style:style>
    <style:style style:name="T42" style:family="text">
      <style:text-properties fo:font-weight="normal" officeooo:rsid="0052b8d0" style:font-weight-asian="normal" style:font-weight-complex="normal"/>
    </style:style>
    <style:style style:name="T43" style:family="text">
      <style:text-properties fo:font-weight="normal" officeooo:rsid="00557284" style:font-weight-asian="normal" style:font-weight-complex="normal"/>
    </style:style>
    <style:style style:name="T44" style:family="text">
      <style:text-properties fo:font-weight="normal" officeooo:rsid="00581b1f" style:font-weight-asian="normal" style:font-weight-complex="normal"/>
    </style:style>
    <style:style style:name="T45" style:family="text">
      <style:text-properties fo:font-weight="normal" officeooo:rsid="0079eb51" style:font-weight-asian="normal" style:font-weight-complex="normal"/>
    </style:style>
    <style:style style:name="T46" style:family="text">
      <style:text-properties fo:font-weight="normal" officeooo:rsid="00826324" style:font-weight-asian="normal" style:font-weight-complex="normal"/>
    </style:style>
    <style:style style:name="T47" style:family="text">
      <style:text-properties fo:font-weight="normal" officeooo:rsid="00325905" style:font-weight-asian="normal" style:font-weight-complex="normal"/>
    </style:style>
    <style:style style:name="T48" style:family="text">
      <style:text-properties fo:font-weight="normal" officeooo:rsid="00d9cd4c" style:font-weight-asian="normal" style:font-weight-complex="normal"/>
    </style:style>
    <style:style style:name="T49" style:family="text">
      <style:text-properties fo:font-weight="normal" officeooo:rsid="00e1aa66" style:font-weight-asian="normal" style:font-weight-complex="normal"/>
    </style:style>
    <style:style style:name="T50" style:family="text">
      <style:text-properties fo:font-weight="normal" officeooo:rsid="010a2c09" style:font-weight-asian="normal" style:font-weight-complex="normal"/>
    </style:style>
    <style:style style:name="T51" style:family="text">
      <style:text-properties fo:font-weight="normal" officeooo:rsid="01200bd7" style:font-weight-asian="normal" style:font-weight-complex="normal"/>
    </style:style>
    <style:style style:name="T52" style:family="text">
      <style:text-properties fo:font-weight="normal" officeooo:rsid="01411c6e" style:font-weight-asian="normal" style:font-weight-complex="normal"/>
    </style:style>
    <style:style style:name="T53" style:family="text">
      <style:text-properties fo:font-weight="normal" officeooo:rsid="0144f168" style:font-weight-asian="normal" style:font-weight-complex="normal"/>
    </style:style>
    <style:style style:name="T54" style:family="text">
      <style:text-properties fo:font-weight="normal" officeooo:rsid="0190b7ed" style:font-weight-asian="normal" style:font-weight-complex="normal"/>
    </style:style>
    <style:style style:name="T55" style:family="text">
      <style:text-properties fo:font-weight="normal" officeooo:rsid="018eeedf" style:font-weight-asian="normal" style:font-weight-complex="normal"/>
    </style:style>
    <style:style style:name="T56" style:family="text">
      <style:text-properties fo:font-weight="normal" officeooo:rsid="01954e1d" style:font-weight-asian="normal" style:font-weight-complex="normal"/>
    </style:style>
    <style:style style:name="T57" style:family="text">
      <style:text-properties fo:font-weight="normal" officeooo:rsid="01b63348" style:font-weight-asian="normal" style:font-weight-complex="normal"/>
    </style:style>
    <style:style style:name="T58" style:family="text">
      <style:text-properties fo:font-weight="normal" officeooo:rsid="01b706da" style:font-weight-asian="normal" style:font-weight-complex="normal"/>
    </style:style>
    <style:style style:name="T59" style:family="text">
      <style:text-properties fo:font-weight="normal" officeooo:rsid="01d9be36" style:font-weight-asian="normal" style:font-weight-complex="normal"/>
    </style:style>
    <style:style style:name="T60" style:family="text">
      <style:text-properties fo:font-weight="normal" officeooo:rsid="01dc6836" style:font-weight-asian="normal" style:font-weight-complex="normal"/>
    </style:style>
    <style:style style:name="T61" style:family="text">
      <style:text-properties fo:font-weight="normal" officeooo:rsid="01dca0c4" style:font-weight-asian="normal" style:font-weight-complex="normal"/>
    </style:style>
    <style:style style:name="T62" style:family="text">
      <style:text-properties fo:font-weight="normal" officeooo:rsid="01d83323" style:font-weight-asian="normal" style:font-weight-complex="normal"/>
    </style:style>
    <style:style style:name="T63" style:family="text">
      <style:text-properties fo:font-weight="normal" officeooo:rsid="01e06797" style:font-weight-asian="normal" style:font-weight-complex="normal"/>
    </style:style>
    <style:style style:name="T64" style:family="text">
      <style:text-properties fo:font-weight="normal" officeooo:rsid="01e153e9" style:font-weight-asian="normal" style:font-weight-complex="normal"/>
    </style:style>
    <style:style style:name="T65" style:family="text">
      <style:text-properties fo:font-weight="normal" officeooo:rsid="01e22a03" style:font-weight-asian="normal" style:font-weight-complex="normal"/>
    </style:style>
    <style:style style:name="T66" style:family="text">
      <style:text-properties fo:font-weight="normal" officeooo:rsid="01e3d966" style:font-weight-asian="normal" style:font-weight-complex="normal"/>
    </style:style>
    <style:style style:name="T67" style:family="text">
      <style:text-properties fo:font-weight="normal" officeooo:rsid="01e5778e" style:font-weight-asian="normal" style:font-weight-complex="normal"/>
    </style:style>
    <style:style style:name="T68" style:family="text">
      <style:text-properties fo:font-weight="normal" officeooo:rsid="01e8e71f" style:font-weight-asian="normal" style:font-weight-complex="normal"/>
    </style:style>
    <style:style style:name="T69" style:family="text">
      <style:text-properties fo:font-weight="normal" officeooo:rsid="01eb35eb" style:font-weight-asian="normal" style:font-weight-complex="normal"/>
    </style:style>
    <style:style style:name="T70" style:family="text">
      <style:text-properties fo:font-weight="normal" officeooo:rsid="01ed53cd" style:font-weight-asian="normal" style:font-weight-complex="normal"/>
    </style:style>
    <style:style style:name="T71" style:family="text">
      <style:text-properties fo:font-weight="normal" officeooo:rsid="01f2f11e" style:font-weight-asian="normal" style:font-weight-complex="normal"/>
    </style:style>
    <style:style style:name="T72" style:family="text">
      <style:text-properties fo:font-weight="normal" officeooo:rsid="01f625f9" style:font-weight-asian="normal" style:font-weight-complex="normal"/>
    </style:style>
    <style:style style:name="T73" style:family="text">
      <style:text-properties fo:font-weight="normal" officeooo:rsid="0200cd76" style:font-weight-asian="normal" style:font-weight-complex="normal"/>
    </style:style>
    <style:style style:name="T74" style:family="text">
      <style:text-properties fo:font-weight="normal" officeooo:rsid="0201c36e" style:font-weight-asian="normal" style:font-weight-complex="normal"/>
    </style:style>
    <style:style style:name="T75" style:family="text">
      <style:text-properties fo:font-weight="normal" officeooo:rsid="02103f54" style:font-weight-asian="normal" style:font-weight-complex="normal"/>
    </style:style>
    <style:style style:name="T76" style:family="text">
      <style:text-properties fo:font-weight="normal" officeooo:rsid="02143868" style:font-weight-asian="normal" style:font-weight-complex="normal"/>
    </style:style>
    <style:style style:name="T77" style:family="text">
      <style:text-properties fo:font-weight="normal" officeooo:rsid="02195320" style:font-weight-asian="normal" style:font-weight-complex="normal"/>
    </style:style>
    <style:style style:name="T78" style:family="text">
      <style:text-properties fo:font-weight="normal" officeooo:rsid="022f7245" style:font-weight-asian="normal" style:font-weight-complex="normal"/>
    </style:style>
    <style:style style:name="T79" style:family="text">
      <style:text-properties fo:font-weight="normal" officeooo:rsid="02984fd5" style:font-weight-asian="normal" style:font-weight-complex="normal"/>
    </style:style>
    <style:style style:name="T80" style:family="text">
      <style:text-properties fo:font-weight="normal" officeooo:rsid="02990ddf" style:font-weight-asian="normal" style:font-weight-complex="normal"/>
    </style:style>
    <style:style style:name="T81" style:family="text">
      <style:text-properties fo:font-weight="normal" officeooo:rsid="029af5ff" style:font-weight-asian="normal" style:font-weight-complex="normal"/>
    </style:style>
    <style:style style:name="T82" style:family="text">
      <style:text-properties fo:font-weight="normal" officeooo:rsid="029afb75" style:font-weight-asian="normal" style:font-weight-complex="normal"/>
    </style:style>
    <style:style style:name="T83" style:family="text">
      <style:text-properties fo:font-weight="normal" officeooo:rsid="029c6a29" style:font-weight-asian="normal" style:font-weight-complex="normal"/>
    </style:style>
    <style:style style:name="T84" style:family="text">
      <style:text-properties fo:font-weight="normal" officeooo:rsid="029d8ada" style:font-weight-asian="normal" style:font-weight-complex="normal"/>
    </style:style>
    <style:style style:name="T85" style:family="text">
      <style:text-properties fo:font-weight="normal" officeooo:rsid="029f863e" style:font-weight-asian="normal" style:font-weight-complex="normal"/>
    </style:style>
    <style:style style:name="T86" style:family="text">
      <style:text-properties fo:font-weight="normal" officeooo:rsid="02a543fb" style:font-weight-asian="normal" style:font-weight-complex="normal"/>
    </style:style>
    <style:style style:name="T87" style:family="text">
      <style:text-properties fo:font-weight="normal" officeooo:rsid="02bd67f6" style:font-weight-asian="normal" style:font-weight-complex="normal"/>
    </style:style>
    <style:style style:name="T88" style:family="text">
      <style:text-properties fo:font-weight="normal" officeooo:rsid="02bbd4e1" style:font-weight-asian="normal" style:font-weight-complex="normal"/>
    </style:style>
    <style:style style:name="T89" style:family="text">
      <style:text-properties fo:font-weight="normal" fo:background-color="#fff200" loext:char-shading-value="0" style:font-weight-asian="normal" style:font-weight-complex="normal"/>
    </style:style>
    <style:style style:name="T90" style:family="text">
      <style:text-properties officeooo:rsid="00242002"/>
    </style:style>
    <style:style style:name="T91" style:family="text">
      <style:text-properties officeooo:rsid="00260e25"/>
    </style:style>
    <style:style style:name="T92" style:family="text">
      <style:text-properties officeooo:rsid="0029ae72"/>
    </style:style>
    <style:style style:name="T93" style:family="text">
      <style:text-properties officeooo:rsid="002d6ffe"/>
    </style:style>
    <style:style style:name="T94" style:family="text">
      <style:text-properties fo:font-size="16pt" fo:font-weight="bold" style:font-size-asian="16pt" style:font-weight-asian="bold" style:font-size-complex="16pt" style:font-weight-complex="bold"/>
    </style:style>
    <style:style style:name="T95" style:family="text">
      <style:text-properties fo:font-size="16pt" fo:font-weight="bold" fo:background-color="#ffff00" loext:char-shading-value="0" style:font-size-asian="16pt" style:font-weight-asian="bold" style:font-size-complex="16pt" style:font-weight-complex="bold"/>
    </style:style>
    <style:style style:name="T96" style:family="text">
      <style:text-properties fo:font-size="16pt" style:font-size-asian="16pt" style:font-size-complex="16pt"/>
    </style:style>
    <style:style style:name="T97" style:family="text">
      <style:text-properties fo:font-size="16pt" officeooo:rsid="00ea0a42" style:font-size-asian="16pt" style:font-size-complex="16pt"/>
    </style:style>
    <style:style style:name="T98" style:family="text">
      <style:text-properties fo:font-size="16pt" fo:background-color="#fff200" loext:char-shading-value="0" style:font-size-asian="16pt" style:font-size-complex="16pt"/>
    </style:style>
    <style:style style:name="T99" style:family="text">
      <style:text-properties fo:font-size="16pt" officeooo:rsid="0102f36b" fo:background-color="#fff200" loext:char-shading-value="0" style:font-size-asian="16pt" style:font-size-complex="16pt"/>
    </style:style>
    <style:style style:name="T100" style:family="text">
      <style:text-properties fo:font-size="16pt" officeooo:rsid="01044266" fo:background-color="#fff200" loext:char-shading-value="0" style:font-size-asian="16pt" style:font-size-complex="16pt"/>
    </style:style>
    <style:style style:name="T101" style:family="text">
      <style:text-properties fo:font-size="16pt" officeooo:rsid="014ed94b" fo:background-color="#fff200" loext:char-shading-value="0" style:font-size-asian="16pt" style:font-size-complex="16pt"/>
    </style:style>
    <style:style style:name="T102" style:family="text">
      <style:text-properties fo:font-size="16pt" officeooo:rsid="017bbb9f" fo:background-color="#fff200" loext:char-shading-value="0" style:font-size-asian="16pt" style:font-size-complex="16pt"/>
    </style:style>
    <style:style style:name="T103" style:family="text">
      <style:text-properties fo:font-size="16pt" officeooo:rsid="01c1aa92" fo:background-color="#fff200" loext:char-shading-value="0" style:font-size-asian="16pt" style:font-size-complex="16pt"/>
    </style:style>
    <style:style style:name="T104" style:family="text">
      <style:text-properties fo:font-size="16pt" officeooo:rsid="01c38299" fo:background-color="#fff200" loext:char-shading-value="0" style:font-size-asian="16pt" style:font-size-complex="16pt"/>
    </style:style>
    <style:style style:name="T105" style:family="text">
      <style:text-properties fo:font-size="16pt" officeooo:rsid="01c399b5" fo:background-color="#fff200" loext:char-shading-value="0" style:font-size-asian="16pt" style:font-size-complex="16pt"/>
    </style:style>
    <style:style style:name="T106" style:family="text">
      <style:text-properties fo:font-size="16pt" officeooo:rsid="01d1170b" fo:background-color="#fff200" loext:char-shading-value="0" style:font-size-asian="16pt" style:font-size-complex="16pt"/>
    </style:style>
    <style:style style:name="T107" style:family="text">
      <style:text-properties fo:font-size="16pt" officeooo:rsid="01d15d32" fo:background-color="#fff200" loext:char-shading-value="0" style:font-size-asian="16pt" style:font-size-complex="16pt"/>
    </style:style>
    <style:style style:name="T108" style:family="text">
      <style:text-properties fo:font-size="16pt" officeooo:rsid="01dca0c4" fo:background-color="#fff200" loext:char-shading-value="0" style:font-size-asian="16pt" style:font-size-complex="16pt"/>
    </style:style>
    <style:style style:name="T109" style:family="text">
      <style:text-properties fo:font-size="16pt" officeooo:rsid="01de54ed" fo:background-color="#fff200" loext:char-shading-value="0" style:font-size-asian="16pt" style:font-size-complex="16pt"/>
    </style:style>
    <style:style style:name="T110" style:family="text">
      <style:text-properties fo:font-size="16pt" officeooo:rsid="020f0d88" fo:background-color="#fff200" loext:char-shading-value="0" style:font-size-asian="16pt" style:font-size-complex="16pt"/>
    </style:style>
    <style:style style:name="T111" style:family="text">
      <style:text-properties fo:font-size="16pt" officeooo:rsid="024c9b42" fo:background-color="#fff200" loext:char-shading-value="0" style:font-size-asian="16pt" style:font-size-complex="16pt"/>
    </style:style>
    <style:style style:name="T112" style:family="text">
      <style:text-properties fo:font-size="16pt" officeooo:rsid="025122af" fo:background-color="#fff200" loext:char-shading-value="0" style:font-size-asian="16pt" style:font-size-complex="16pt"/>
    </style:style>
    <style:style style:name="T113" style:family="text">
      <style:text-properties fo:font-size="16pt" officeooo:rsid="0270b777" fo:background-color="#fff200" loext:char-shading-value="0" style:font-size-asian="16pt" style:font-size-complex="16pt"/>
    </style:style>
    <style:style style:name="T114" style:family="text">
      <style:text-properties fo:font-size="16pt" officeooo:rsid="0273eda5" fo:background-color="#fff200" loext:char-shading-value="0" style:font-size-asian="16pt" style:font-size-complex="16pt"/>
    </style:style>
    <style:style style:name="T115" style:family="text">
      <style:text-properties fo:font-size="16pt" officeooo:rsid="027bd875" fo:background-color="#fff200" loext:char-shading-value="0" style:font-size-asian="16pt" style:font-size-complex="16pt"/>
    </style:style>
    <style:style style:name="T116" style:family="text">
      <style:text-properties fo:font-size="16pt" officeooo:rsid="02ac0959" fo:background-color="#fff200" loext:char-shading-value="0" style:font-size-asian="16pt" style:font-size-complex="16pt"/>
    </style:style>
    <style:style style:name="T117" style:family="text">
      <style:text-properties fo:font-size="16pt" style:text-underline-style="none" fo:font-weight="bold" officeooo:rsid="013e451e" style:font-size-asian="14pt" style:font-weight-asian="bold" style:font-size-complex="16pt" style:font-weight-complex="bold"/>
    </style:style>
    <style:style style:name="T118" style:family="text">
      <style:text-properties officeooo:rsid="0037f7b5"/>
    </style:style>
    <style:style style:name="T119" style:family="text">
      <style:text-properties officeooo:rsid="001bdf0a"/>
    </style:style>
    <style:style style:name="T120" style:family="text">
      <style:text-properties officeooo:rsid="003f5531"/>
    </style:style>
    <style:style style:name="T121" style:family="text">
      <style:text-properties officeooo:rsid="004444f6"/>
    </style:style>
    <style:style style:name="T122" style:family="text">
      <style:text-properties officeooo:rsid="00461139"/>
    </style:style>
    <style:style style:name="T123" style:family="text">
      <style:text-properties style:text-underline-style="solid" style:text-underline-width="auto" style:text-underline-color="font-color"/>
    </style:style>
    <style:style style:name="T124" style:family="text">
      <style:text-properties style:text-underline-style="solid" style:text-underline-width="auto" style:text-underline-color="font-color" fo:font-weight="normal" style:font-weight-asian="normal" style:font-weight-complex="normal"/>
    </style:style>
    <style:style style:name="T125" style:family="text">
      <style:text-properties style:text-underline-style="solid" style:text-underline-width="auto" style:text-underline-color="font-color" officeooo:rsid="01c4c0a6"/>
    </style:style>
    <style:style style:name="T126" style:family="text">
      <style:text-properties style:text-underline-style="solid" style:text-underline-width="auto" style:text-underline-color="font-color" fo:font-weight="bold" officeooo:rsid="00325905" style:font-weight-asian="bold" style:font-weight-complex="bold"/>
    </style:style>
    <style:style style:name="T127" style:family="text">
      <style:text-properties style:text-underline-style="solid" style:text-underline-width="auto" style:text-underline-color="font-color" fo:font-weight="bold" officeooo:rsid="02d31bb5" style:font-weight-asian="bold" style:font-weight-complex="bold"/>
    </style:style>
    <style:style style:name="T128" style:family="text">
      <style:text-properties style:text-underline-style="solid" style:text-underline-width="auto" style:text-underline-color="font-color" fo:font-weight="bold" officeooo:rsid="02d50f64" style:font-weight-asian="bold" style:font-weight-complex="bold"/>
    </style:style>
    <style:style style:name="T129" style:family="text">
      <style:text-properties style:text-underline-style="solid" style:text-underline-width="auto" style:text-underline-color="font-color" officeooo:rsid="02d31bb5"/>
    </style:style>
    <style:style style:name="T130" style:family="text">
      <style:text-properties officeooo:rsid="00581b1f"/>
    </style:style>
    <style:style style:name="T131" style:family="text">
      <style:text-properties officeooo:rsid="006217f5"/>
    </style:style>
    <style:style style:name="T132" style:family="text">
      <style:text-properties officeooo:rsid="00644eba"/>
    </style:style>
    <style:style style:name="T133" style:family="text">
      <style:text-properties officeooo:rsid="006bdf35"/>
    </style:style>
    <style:style style:name="T134" style:family="text">
      <style:text-properties officeooo:rsid="006d1c9f"/>
    </style:style>
    <style:style style:name="T135" style:family="text">
      <style:text-properties style:text-underline-style="none"/>
    </style:style>
    <style:style style:name="T136" style:family="text">
      <style:text-properties style:text-underline-style="none" officeooo:rsid="006da8ce"/>
    </style:style>
    <style:style style:name="T137" style:family="text">
      <style:text-properties style:text-underline-style="none" officeooo:rsid="0092eeee"/>
    </style:style>
    <style:style style:name="T138" style:family="text">
      <style:text-properties style:text-underline-style="none" officeooo:rsid="00b22afa"/>
    </style:style>
    <style:style style:name="T139" style:family="text">
      <style:text-properties style:text-underline-style="none" officeooo:rsid="00b10baa"/>
    </style:style>
    <style:style style:name="T140" style:family="text">
      <style:text-properties style:text-underline-style="none" fo:font-weight="bold" style:font-weight-asian="bold" style:font-weight-complex="bold"/>
    </style:style>
    <style:style style:name="T141" style:family="text">
      <style:text-properties style:text-underline-style="none" fo:font-weight="normal" style:font-weight-asian="normal" style:font-weight-complex="normal"/>
    </style:style>
    <style:style style:name="T142" style:family="text">
      <style:text-properties style:text-underline-style="none" fo:font-weight="normal" officeooo:rsid="00fe6634" style:font-weight-asian="normal" style:font-weight-complex="normal"/>
    </style:style>
    <style:style style:name="T143" style:family="text">
      <style:text-properties style:text-underline-style="none" fo:font-weight="normal" officeooo:rsid="012b8ee4" style:font-weight-asian="normal" style:font-weight-complex="normal"/>
    </style:style>
    <style:style style:name="T144" style:family="text">
      <style:text-properties style:text-underline-style="none" fo:font-weight="normal" officeooo:rsid="01f625f9" style:font-weight-asian="normal" style:font-weight-complex="normal"/>
    </style:style>
    <style:style style:name="T145" style:family="text">
      <style:text-properties style:text-underline-style="none" fo:font-weight="normal" officeooo:rsid="02493202" style:font-weight-asian="normal" style:font-weight-complex="normal"/>
    </style:style>
    <style:style style:name="T146" style:family="text">
      <style:text-properties officeooo:rsid="0074af1a"/>
    </style:style>
    <style:style style:name="T147" style:family="text">
      <style:text-properties officeooo:rsid="00775785"/>
    </style:style>
    <style:style style:name="T148" style:family="text">
      <style:text-properties officeooo:rsid="007876e8"/>
    </style:style>
    <style:style style:name="T149" style:family="text">
      <style:text-properties officeooo:rsid="007cb77f"/>
    </style:style>
    <style:style style:name="T150" style:family="text">
      <style:text-properties fo:background-color="#fff200" loext:char-shading-value="0"/>
    </style:style>
    <style:style style:name="T151" style:family="text">
      <style:text-properties officeooo:rsid="020e3db0" fo:background-color="#fff200" loext:char-shading-value="0"/>
    </style:style>
    <style:style style:name="T152" style:family="text">
      <style:text-properties officeooo:rsid="02103f54" fo:background-color="#fff200" loext:char-shading-value="0"/>
    </style:style>
    <style:style style:name="T153" style:family="text">
      <style:text-properties officeooo:rsid="008a2b06"/>
    </style:style>
    <style:style style:name="T154" style:family="text">
      <style:text-properties officeooo:rsid="007ba9f3"/>
    </style:style>
    <style:style style:name="T155" style:family="text">
      <style:text-properties officeooo:rsid="009249fb"/>
    </style:style>
    <style:style style:name="T156" style:family="text">
      <style:text-properties officeooo:rsid="0093da4c"/>
    </style:style>
    <style:style style:name="T157" style:family="text">
      <style:text-properties officeooo:rsid="0094953e"/>
    </style:style>
    <style:style style:name="T158" style:family="text">
      <style:text-properties officeooo:rsid="00a4d30b"/>
    </style:style>
    <style:style style:name="T159" style:family="text">
      <style:text-properties officeooo:rsid="00a67470"/>
    </style:style>
    <style:style style:name="T160" style:family="text">
      <style:text-properties officeooo:rsid="00ac4773"/>
    </style:style>
    <style:style style:name="T161" style:family="text">
      <style:text-properties officeooo:rsid="00aeab7b"/>
    </style:style>
    <style:style style:name="T162" style:family="text">
      <style:text-properties fo:font-size="10pt" style:text-underline-style="none" style:font-size-asian="10pt" style:font-size-complex="10pt"/>
    </style:style>
    <style:style style:name="T163" style:family="text">
      <style:text-properties fo:font-size="10pt" fo:font-weight="normal" style:font-size-asian="10pt" style:font-weight-asian="normal" style:font-size-complex="10pt" style:font-weight-complex="normal"/>
    </style:style>
    <style:style style:name="T164" style:family="text">
      <style:text-properties fo:font-size="10pt" fo:font-weight="normal" officeooo:rsid="010a2c09" style:font-size-asian="10pt" style:font-weight-asian="normal" style:font-size-complex="10pt" style:font-weight-complex="normal"/>
    </style:style>
    <style:style style:name="T165" style:family="text">
      <style:text-properties fo:font-size="10pt" fo:font-weight="normal" officeooo:rsid="01e22a03" style:font-size-asian="10pt" style:font-weight-asian="normal" style:font-size-complex="10pt" style:font-weight-complex="normal"/>
    </style:style>
    <style:style style:name="T166" style:family="text">
      <style:text-properties fo:font-size="10pt" fo:font-weight="normal" officeooo:rsid="01df6afb" style:font-size-asian="10pt" style:font-weight-asian="normal" style:font-size-complex="10pt" style:font-weight-complex="normal"/>
    </style:style>
    <style:style style:name="T167" style:family="text">
      <style:text-properties fo:font-size="10pt" fo:font-weight="normal" officeooo:rsid="01e3d966" style:font-size-asian="10pt" style:font-weight-asian="normal" style:font-size-complex="10pt" style:font-weight-complex="normal"/>
    </style:style>
    <style:style style:name="T168" style:family="text">
      <style:text-properties fo:font-size="10pt" fo:font-weight="normal" officeooo:rsid="01e06797" style:font-size-asian="10pt" style:font-weight-asian="normal" style:font-size-complex="10pt" style:font-weight-complex="normal"/>
    </style:style>
    <style:style style:name="T169" style:family="text">
      <style:text-properties fo:font-size="10pt" style:font-size-asian="10pt" style:font-size-complex="10pt"/>
    </style:style>
    <style:style style:name="T170" style:family="text">
      <style:text-properties fo:font-size="10pt" officeooo:rsid="025f0231" style:font-size-asian="10pt" style:font-size-complex="10pt"/>
    </style:style>
    <style:style style:name="T171" style:family="text">
      <style:text-properties fo:font-size="10pt" fo:font-weight="bold" officeooo:rsid="025f0231" style:font-size-asian="10pt" style:font-weight-asian="bold" style:font-size-complex="10pt" style:font-weight-complex="bold"/>
    </style:style>
    <style:style style:name="T172" style:family="text">
      <style:text-properties officeooo:rsid="00bebc22"/>
    </style:style>
    <style:style style:name="T173" style:family="text">
      <style:text-properties officeooo:rsid="00cbd480"/>
    </style:style>
    <style:style style:name="T174" style:family="text">
      <style:text-properties officeooo:rsid="00d34a60"/>
    </style:style>
    <style:style style:name="T175" style:family="text">
      <style:text-properties officeooo:rsid="00e7bb6d"/>
    </style:style>
    <style:style style:name="T176" style:family="text">
      <style:text-properties officeooo:rsid="00f02261"/>
    </style:style>
    <style:style style:name="T177" style:family="text">
      <style:text-properties officeooo:rsid="0101d48a"/>
    </style:style>
    <style:style style:name="T178" style:family="text">
      <style:text-properties officeooo:rsid="0102f36b"/>
    </style:style>
    <style:style style:name="T179" style:family="text">
      <style:text-properties officeooo:rsid="0105470b"/>
    </style:style>
    <style:style style:name="T180" style:family="text">
      <style:text-properties officeooo:rsid="010782eb"/>
    </style:style>
    <style:style style:name="T181" style:family="text">
      <style:text-properties officeooo:rsid="010e7bf6"/>
    </style:style>
    <style:style style:name="T182" style:family="text">
      <style:text-properties officeooo:rsid="010f964d"/>
    </style:style>
    <style:style style:name="T183" style:family="text">
      <style:text-properties officeooo:rsid="011080be"/>
    </style:style>
    <style:style style:name="T184" style:family="text">
      <style:text-properties fo:font-size="12pt" fo:font-weight="normal" style:font-size-asian="12pt" style:font-weight-asian="normal" style:font-size-complex="12pt" style:font-weight-complex="normal"/>
    </style:style>
    <style:style style:name="T185" style:family="text">
      <style:text-properties fo:font-size="12pt" fo:font-weight="normal" officeooo:rsid="011e4789" style:font-size-asian="12pt" style:font-weight-asian="normal" style:font-size-complex="12pt" style:font-weight-complex="normal"/>
    </style:style>
    <style:style style:name="T186" style:family="text">
      <style:text-properties fo:font-size="12pt" fo:font-weight="normal" officeooo:rsid="01f154d9" style:font-size-asian="12pt" style:font-weight-asian="normal" style:font-size-complex="12pt" style:font-weight-complex="normal"/>
    </style:style>
    <style:style style:name="T187" style:family="text">
      <style:text-properties fo:font-size="12pt" fo:font-style="normal" style:text-underline-style="none" fo:font-weight="normal" officeooo:rsid="02393dee" style:font-size-asian="12pt" style:font-style-asian="normal" style:font-weight-asian="normal" style:font-size-complex="12pt" style:font-style-complex="normal" style:font-weight-complex="normal"/>
    </style:style>
    <style:style style:name="T188" style:family="text">
      <style:text-properties fo:font-size="12pt" style:text-underline-style="solid" style:text-underline-width="auto" style:text-underline-color="font-color" fo:font-weight="bold" officeooo:rsid="00325905" style:font-size-asian="12pt" style:font-weight-asian="bold" style:font-size-complex="12pt" style:font-weight-complex="bold"/>
    </style:style>
    <style:style style:name="T189" style:family="text">
      <style:text-properties fo:font-size="12pt" style:text-underline-style="solid" style:text-underline-width="auto" style:text-underline-color="font-color" fo:font-weight="bold" officeooo:rsid="0037f7b5" style:font-size-asian="12pt" style:font-weight-asian="bold" style:font-size-complex="12pt" style:font-weight-complex="bold"/>
    </style:style>
    <style:style style:name="T190" style:family="text">
      <style:text-properties fo:font-size="12pt" fo:font-weight="bold" officeooo:rsid="02eced2f" fo:background-color="#ffff00" loext:char-shading-value="0" style:font-size-asian="12pt" style:font-weight-asian="bold" style:font-size-complex="12pt" style:font-weight-complex="bold"/>
    </style:style>
    <style:style style:name="T191" style:family="text">
      <style:text-properties officeooo:rsid="01210a6f"/>
    </style:style>
    <style:style style:name="T192" style:family="text">
      <style:text-properties officeooo:rsid="01230deb"/>
    </style:style>
    <style:style style:name="T193" style:family="text">
      <style:text-properties officeooo:rsid="01263671"/>
    </style:style>
    <style:style style:name="T194" style:family="text">
      <style:text-properties style:text-position="super 58%"/>
    </style:style>
    <style:style style:name="T195" style:family="text">
      <style:text-properties style:text-position="super 58%" officeooo:rsid="012940c1"/>
    </style:style>
    <style:style style:name="T196" style:family="text">
      <style:text-properties officeooo:rsid="012940c1"/>
    </style:style>
    <style:style style:name="T197" style:family="text">
      <style:text-properties officeooo:rsid="012d0ac7"/>
    </style:style>
    <style:style style:name="T198" style:family="text">
      <style:text-properties officeooo:rsid="0131919c"/>
    </style:style>
    <style:style style:name="T199" style:family="text">
      <style:text-properties officeooo:rsid="0136f505"/>
    </style:style>
    <style:style style:name="T200" style:family="text">
      <style:text-properties fo:color="#ce181e" loext:opacity="100%"/>
    </style:style>
    <style:style style:name="T201" style:family="text">
      <style:text-properties officeooo:rsid="0146c36b"/>
    </style:style>
    <style:style style:name="T202" style:family="text">
      <style:text-properties officeooo:rsid="0158f088"/>
    </style:style>
    <style:style style:name="T203" style:family="text">
      <style:text-properties officeooo:rsid="015aa9d2"/>
    </style:style>
    <style:style style:name="T204" style:family="text">
      <style:text-properties officeooo:rsid="015c3905"/>
    </style:style>
    <style:style style:name="T205" style:family="text">
      <style:text-properties officeooo:rsid="015e22b8"/>
    </style:style>
    <style:style style:name="T206" style:family="text">
      <style:text-properties officeooo:rsid="015792c2" style:font-size-asian="10.5pt"/>
    </style:style>
    <style:style style:name="T207" style:family="text">
      <style:text-properties officeooo:rsid="015f4041"/>
    </style:style>
    <style:style style:name="T208" style:family="text">
      <style:text-properties officeooo:rsid="01636b26"/>
    </style:style>
    <style:style style:name="T209" style:family="text">
      <style:text-properties officeooo:rsid="0168024c"/>
    </style:style>
    <style:style style:name="T210" style:family="text">
      <style:text-properties officeooo:rsid="016ec8d3"/>
    </style:style>
    <style:style style:name="T211" style:family="text">
      <style:text-properties officeooo:rsid="0181cfd6"/>
    </style:style>
    <style:style style:name="T212" style:family="text">
      <style:text-properties officeooo:rsid="0188411f"/>
    </style:style>
    <style:style style:name="T213" style:family="text">
      <style:text-properties officeooo:rsid="018b5b87"/>
    </style:style>
    <style:style style:name="T214" style:family="text">
      <style:text-properties officeooo:rsid="01929f6b"/>
    </style:style>
    <style:style style:name="T215" style:family="text">
      <style:text-properties officeooo:rsid="0199a8d1"/>
    </style:style>
    <style:style style:name="T216" style:family="text">
      <style:text-properties officeooo:rsid="019a0d0f"/>
    </style:style>
    <style:style style:name="T217" style:family="text">
      <style:text-properties officeooo:rsid="019ac8f9"/>
    </style:style>
    <style:style style:name="T218" style:family="text">
      <style:text-properties fo:color="#000080" loext:opacity="100%" fo:language="zxx" fo:country="none" style:text-underline-style="solid" style:text-underline-width="auto" style:text-underline-color="font-color" officeooo:rsid="019de62e" style:language-asian="zxx" style:country-asian="none" style:language-complex="zxx" style:country-complex="none"/>
    </style:style>
    <style:style style:name="T219" style:family="text">
      <style:text-properties officeooo:rsid="01a284c4"/>
    </style:style>
    <style:style style:name="T220" style:family="text">
      <style:text-properties fo:color="#c9211e" loext:opacity="100%" officeooo:rsid="01a2fa07"/>
    </style:style>
    <style:style style:name="T221" style:family="text">
      <style:text-properties officeooo:rsid="01a869fc"/>
    </style:style>
    <style:style style:name="T222" style:family="text">
      <style:text-properties officeooo:rsid="01a992d2"/>
    </style:style>
    <style:style style:name="T223" style:family="text">
      <style:text-properties officeooo:rsid="01aa3e88"/>
    </style:style>
    <style:style style:name="T224" style:family="text">
      <style:text-properties officeooo:rsid="01ab10c8"/>
    </style:style>
    <style:style style:name="T225" style:family="text">
      <style:text-properties officeooo:rsid="01adfe8b"/>
    </style:style>
    <style:style style:name="T226" style:family="text">
      <style:text-properties officeooo:rsid="01aecf67"/>
    </style:style>
    <style:style style:name="T227" style:family="text">
      <style:text-properties officeooo:rsid="01b0c674"/>
    </style:style>
    <style:style style:name="T228" style:family="text">
      <style:text-properties officeooo:rsid="01b24236"/>
    </style:style>
    <style:style style:name="T229" style:family="text">
      <style:text-properties officeooo:rsid="01c46fc0"/>
    </style:style>
    <style:style style:name="T230" style:family="text">
      <style:text-properties officeooo:rsid="01c4c0a6"/>
    </style:style>
    <style:style style:name="T231" style:family="text">
      <style:text-properties officeooo:rsid="01c86024"/>
    </style:style>
    <style:style style:name="T232" style:family="text">
      <style:text-properties officeooo:rsid="01c97c1a"/>
    </style:style>
    <style:style style:name="T233" style:family="text">
      <style:text-properties officeooo:rsid="01cb0031"/>
    </style:style>
    <style:style style:name="T234" style:family="text">
      <style:text-properties officeooo:rsid="01ce0100"/>
    </style:style>
    <style:style style:name="T235" style:family="text">
      <style:text-properties officeooo:rsid="01cf8873"/>
    </style:style>
    <style:style style:name="T236" style:family="text">
      <style:text-properties officeooo:rsid="01d3f25b"/>
    </style:style>
    <style:style style:name="T237" style:family="text">
      <style:text-properties officeooo:rsid="01d5f08b"/>
    </style:style>
    <style:style style:name="T238" style:family="text">
      <style:text-properties officeooo:rsid="01d73173"/>
    </style:style>
    <style:style style:name="T239" style:family="text">
      <style:text-properties officeooo:rsid="01d83323"/>
    </style:style>
    <style:style style:name="T240" style:family="text">
      <style:text-properties officeooo:rsid="01d9be36"/>
    </style:style>
    <style:style style:name="T241" style:family="text">
      <style:text-properties officeooo:rsid="01dc6836"/>
    </style:style>
    <style:style style:name="T242" style:family="text">
      <style:text-properties officeooo:rsid="01dca0c4"/>
    </style:style>
    <style:style style:name="T243" style:family="text">
      <style:text-properties officeooo:rsid="01e3d966"/>
    </style:style>
    <style:style style:name="T244" style:family="text">
      <style:text-properties officeooo:rsid="01eb35eb"/>
    </style:style>
    <style:style style:name="T245" style:family="text">
      <style:text-properties officeooo:rsid="01ec6b54"/>
    </style:style>
    <style:style style:name="T246" style:family="text">
      <style:text-properties officeooo:rsid="01fa4c54"/>
    </style:style>
    <style:style style:name="T247" style:family="text">
      <style:text-properties officeooo:rsid="01fcf5e1"/>
    </style:style>
    <style:style style:name="T248" style:family="text">
      <style:text-properties officeooo:rsid="0200cd76"/>
    </style:style>
    <style:style style:name="T249" style:family="text">
      <style:text-properties style:font-weight-asian="normal" style:font-weight-complex="normal"/>
    </style:style>
    <style:style style:name="T250" style:family="text">
      <style:text-properties style:font-weight-asian="normal" style:font-weight-complex="normal" loext:padding="0cm" loext:border="none"/>
    </style:style>
    <style:style style:name="T251" style:family="text">
      <style:text-properties officeooo:rsid="01f625f9" style:font-weight-asian="normal" style:font-weight-complex="normal"/>
    </style:style>
    <style:style style:name="T252" style:family="text">
      <style:text-properties officeooo:rsid="01f689c9" style:font-weight-asian="normal" style:font-weight-complex="normal"/>
    </style:style>
    <style:style style:name="T253" style:family="text">
      <style:text-properties officeooo:rsid="01f7592c" style:font-weight-asian="normal" style:font-weight-complex="normal"/>
    </style:style>
    <style:style style:name="T254" style:family="text">
      <style:text-properties fo:font-variant="normal" fo:text-transform="none" fo:color="#1c1d1f" loext:opacity="100%" style:font-name="Liberation Serif" fo:font-size="10.5pt" fo:letter-spacing="normal" fo:font-style="normal" fo:font-weight="normal" style:font-weight-asian="normal" style:font-weight-complex="normal"/>
    </style:style>
    <style:style style:name="T255" style:family="text">
      <style:text-properties fo:font-variant="normal" fo:text-transform="none" fo:color="#204a87" loext:opacity="100%" style:font-name="SFMono-Regular" fo:font-size="10.5pt" fo:letter-spacing="normal" fo:font-style="normal" fo:font-weight="normal"/>
    </style:style>
    <style:style style:name="T256" style:family="text">
      <style:text-properties fo:font-variant="normal" fo:text-transform="none" fo:color="#204a87" loext:opacity="100%" style:font-name="SFMono-Regular" fo:font-size="10.5pt" fo:letter-spacing="normal" style:font-style-asian="normal" style:font-style-complex="normal"/>
    </style:style>
    <style:style style:name="T257" style:family="text">
      <style:text-properties fo:font-variant="normal" fo:text-transform="none" fo:color="#212529" loext:opacity="100%" style:font-name="SFMono-Regular" fo:font-size="10.5pt" fo:letter-spacing="normal" style:font-style-asian="normal" style:font-style-complex="normal"/>
    </style:style>
    <style:style style:name="T258" style:family="text">
      <style:text-properties fo:font-variant="normal" fo:text-transform="none" fo:color="#212529" loext:opacity="100%" fo:letter-spacing="normal"/>
    </style:style>
    <style:style style:name="T259" style:family="text">
      <style:text-properties fo:font-variant="normal" fo:text-transform="none" fo:color="#ce5c00" loext:opacity="100%" style:font-name="SFMono-Regular" fo:font-size="10.5pt" fo:letter-spacing="normal" style:font-style-asian="normal" style:font-style-complex="normal"/>
    </style:style>
    <style:style style:name="T260" style:family="text">
      <style:text-properties fo:font-variant="normal" fo:text-transform="none" fo:color="#8f5902" loext:opacity="100%" style:font-name="SFMono-Regular" fo:font-size="10.5pt" fo:letter-spacing="normal" fo:font-style="normal" fo:font-weight="normal"/>
    </style:style>
    <style:style style:name="T261" style:family="text">
      <style:text-properties fo:font-variant="normal" fo:text-transform="none" style:font-name="SFMono-Regular" fo:font-size="10.5pt" fo:letter-spacing="normal" style:font-style-asian="normal" style:font-style-complex="normal"/>
    </style:style>
    <style:style style:name="T262" style:family="text">
      <style:text-properties style:font-name="Liberation Serif" fo:font-weight="normal" style:font-weight-asian="normal" style:font-weight-complex="normal"/>
    </style:style>
    <style:style style:name="T263" style:family="text">
      <style:text-properties fo:color="#008000" loext:opacity="100%"/>
    </style:style>
    <style:style style:name="T264" style:family="text">
      <style:text-properties fo:color="#008000" loext:opacity="100%" fo:font-weight="bold"/>
    </style:style>
    <style:style style:name="T265" style:family="text">
      <style:text-properties fo:color="#008000" loext:opacity="100%" fo:font-weight="bold" style:font-weight-asian="bold" style:font-weight-complex="bold"/>
    </style:style>
    <style:style style:name="T266" style:family="text">
      <style:text-properties fo:color="#008000" loext:opacity="100%" fo:font-weight="bold" style:font-weight-asian="normal" style:font-weight-complex="normal"/>
    </style:style>
    <style:style style:name="T267" style:family="text">
      <style:text-properties fo:color="#008000" loext:opacity="100%" fo:font-weight="bold" officeooo:rsid="02195320"/>
    </style:style>
    <style:style style:name="T268" style:family="text">
      <style:text-properties fo:color="#008000" loext:opacity="100%" fo:language="zxx" fo:country="none" fo:font-style="normal" fo:font-weight="bold" fo:background-color="transparent" loext:char-shading-value="0"/>
    </style:style>
    <style:style style:name="T269" style:family="text">
      <style:text-properties fo:color="#008000" loext:opacity="100%" fo:language="zxx" fo:country="none" fo:font-style="normal" fo:font-weight="bold" officeooo:rsid="0212b864" fo:background-color="transparent" loext:char-shading-value="0"/>
    </style:style>
    <style:style style:name="T270" style:family="text">
      <style:text-properties fo:color="#008000" loext:opacity="100%" fo:language="zxx" fo:country="none" fo:font-style="normal" fo:font-weight="bold" officeooo:rsid="0211f425" fo:background-color="transparent" loext:char-shading-value="0"/>
    </style:style>
    <style:style style:name="T271" style:family="text">
      <style:text-properties fo:color="#008000" loext:opacity="100%" fo:font-size="12pt" fo:font-weight="bold" style:font-size-asian="12pt" style:font-size-complex="12pt"/>
    </style:style>
    <style:style style:name="T272" style:family="text">
      <style:text-properties fo:color="#008000" loext:opacity="100%" officeooo:rsid="022ff347"/>
    </style:style>
    <style:style style:name="T273" style:family="text">
      <style:text-properties fo:color="#008000" loext:opacity="100%" fo:font-style="normal" style:text-underline-style="none" fo:font-weight="bold"/>
    </style:style>
    <style:style style:name="T274" style:family="text">
      <style:text-properties fo:color="#008000" loext:opacity="100%" fo:font-style="normal" style:text-underline-style="none" fo:font-weight="bold" officeooo:rsid="02706215"/>
    </style:style>
    <style:style style:name="T275" style:family="text">
      <style:text-properties fo:color="#008000" loext:opacity="100%" fo:font-style="normal" style:text-underline-style="none" fo:font-weight="normal"/>
    </style:style>
    <style:style style:name="T276" style:family="text">
      <style:text-properties fo:color="#bbbbbb" loext:opacity="100%"/>
    </style:style>
    <style:style style:name="T277" style:family="text">
      <style:text-properties fo:color="#bbbbbb" loext:opacity="100%" style:font-weight-asian="normal" style:font-weight-complex="normal"/>
    </style:style>
    <style:style style:name="T278" style:family="text">
      <style:text-properties fo:color="#aa22ff" loext:opacity="100%" fo:font-weight="bold"/>
    </style:style>
    <style:style style:name="T279" style:family="text">
      <style:text-properties fo:color="#aa22ff" loext:opacity="100%" fo:font-weight="bold" style:font-weight-asian="normal" style:font-weight-complex="normal"/>
    </style:style>
    <style:style style:name="T280" style:family="text">
      <style:text-properties fo:color="#aa22ff" loext:opacity="100%" fo:font-style="normal" style:text-underline-style="none" fo:font-weight="bold"/>
    </style:style>
    <style:style style:name="T281" style:family="text">
      <style:text-properties fo:color="#a0a000" loext:opacity="100%"/>
    </style:style>
    <style:style style:name="T282" style:family="text">
      <style:text-properties fo:color="#a0a000" loext:opacity="100%" style:font-weight-asian="normal" style:font-weight-complex="normal"/>
    </style:style>
    <style:style style:name="T283" style:family="text">
      <style:text-properties fo:color="#000000" loext:opacity="100%"/>
    </style:style>
    <style:style style:name="T284" style:family="text">
      <style:text-properties fo:color="#000000" loext:opacity="100%" style:font-style-asian="italic" style:font-style-complex="italic"/>
    </style:style>
    <style:style style:name="T285" style:family="text">
      <style:text-properties fo:color="#000000" loext:opacity="100%" fo:font-style="normal" fo:font-weight="normal" officeooo:rsid="02107557" style:font-style-asian="normal" style:font-weight-asian="normal" style:font-style-complex="normal" style:font-weight-complex="normal"/>
    </style:style>
    <style:style style:name="T286" style:family="text">
      <style:text-properties fo:color="#000000" loext:opacity="100%" fo:font-style="normal" fo:font-weight="normal" officeooo:rsid="0229a9d5" style:font-style-asian="normal" style:font-weight-asian="normal" style:font-style-complex="normal" style:font-weight-complex="normal"/>
    </style:style>
    <style:style style:name="T287" style:family="text">
      <style:text-properties fo:color="#000000" loext:opacity="100%" fo:font-style="normal" fo:background-color="#fff200" loext:char-shading-value="0" style:font-style-asian="normal" style:font-style-complex="normal"/>
    </style:style>
    <style:style style:name="T288" style:family="text">
      <style:text-properties fo:color="#000000" loext:opacity="100%" fo:font-style="normal" style:text-underline-style="none" fo:font-weight="normal"/>
    </style:style>
    <style:style style:name="T289" style:family="text">
      <style:text-properties fo:color="#000000" loext:opacity="100%" style:font-weight-asian="normal" style:font-weight-complex="normal"/>
    </style:style>
    <style:style style:name="T290" style:family="text">
      <style:text-properties fo:color="#000000" loext:opacity="100%" officeooo:rsid="020c8d05"/>
    </style:style>
    <style:style style:name="T291" style:family="text">
      <style:text-properties fo:color="#000000" loext:opacity="100%" fo:language="zxx" fo:country="none" fo:font-style="normal" officeooo:rsid="0211f425" fo:background-color="transparent" loext:char-shading-value="0"/>
    </style:style>
    <style:style style:name="T292" style:family="text">
      <style:text-properties fo:color="#000000" loext:opacity="100%" fo:language="zxx" fo:country="none" fo:font-style="normal" fo:background-color="transparent" loext:char-shading-value="0" style:font-style-asian="normal" style:font-style-complex="normal"/>
    </style:style>
    <style:style style:name="T293" style:family="text">
      <style:text-properties fo:color="#000000" loext:opacity="100%" fo:language="zxx" fo:country="none" fo:font-style="normal" officeooo:rsid="02143868" fo:background-color="transparent" loext:char-shading-value="0" style:font-style-asian="normal" style:font-style-complex="normal"/>
    </style:style>
    <style:style style:name="T294" style:family="text">
      <style:text-properties fo:color="#000000" loext:opacity="100%" officeooo:rsid="02195320"/>
    </style:style>
    <style:style style:name="T295" style:family="text">
      <style:text-properties fo:color="#000000" loext:opacity="100%" fo:font-size="12pt" style:font-size-asian="12pt" style:font-size-complex="12pt"/>
    </style:style>
    <style:style style:name="T296" style:family="text">
      <style:text-properties fo:color="#000000" loext:opacity="100%" fo:font-size="10pt" fo:language="zxx" fo:country="none" fo:font-style="normal" officeooo:rsid="02195320" fo:background-color="transparent" loext:char-shading-value="0" style:font-size-asian="10pt" style:font-size-complex="10pt"/>
    </style:style>
    <style:style style:name="T297" style:family="text">
      <style:text-properties fo:color="#000000" loext:opacity="100%" fo:font-weight="bold" style:font-weight-asian="bold" style:font-weight-complex="bold"/>
    </style:style>
    <style:style style:name="T298" style:family="text">
      <style:text-properties fo:color="#666666" loext:opacity="100%"/>
    </style:style>
    <style:style style:name="T299" style:family="text">
      <style:text-properties fo:color="#666666" loext:opacity="100%" style:font-weight-asian="normal" style:font-weight-complex="normal"/>
    </style:style>
    <style:style style:name="T300" style:family="text">
      <style:text-properties fo:color="#666666" loext:opacity="100%" officeooo:rsid="020e3db0"/>
    </style:style>
    <style:style style:name="T301" style:family="text">
      <style:text-properties fo:color="#666666" loext:opacity="100%" fo:language="zxx" fo:country="none" fo:font-style="normal" officeooo:rsid="0211f425" fo:background-color="transparent" loext:char-shading-value="0"/>
    </style:style>
    <style:style style:name="T302" style:family="text">
      <style:text-properties fo:color="#666666" loext:opacity="100%" fo:language="zxx" fo:country="none" fo:font-style="normal" fo:background-color="transparent" loext:char-shading-value="0" style:font-style-asian="normal" style:font-style-complex="normal"/>
    </style:style>
    <style:style style:name="T303" style:family="text">
      <style:text-properties fo:color="#666666" loext:opacity="100%" fo:language="zxx" fo:country="none" fo:font-style="normal" officeooo:rsid="02143868" fo:background-color="transparent" loext:char-shading-value="0" style:font-style-asian="normal" style:font-style-complex="normal"/>
    </style:style>
    <style:style style:name="T304" style:family="text">
      <style:text-properties fo:color="#666666" loext:opacity="100%" fo:font-weight="bold" officeooo:rsid="020ea444" style:font-weight-asian="bold" style:font-weight-complex="bold"/>
    </style:style>
    <style:style style:name="T305" style:family="text">
      <style:text-properties fo:color="#666666" loext:opacity="100%" fo:font-style="normal" style:text-underline-style="none" fo:font-weight="normal"/>
    </style:style>
    <style:style style:name="T306" style:family="text">
      <style:text-properties fo:color="#19177c" loext:opacity="100%"/>
    </style:style>
    <style:style style:name="T307" style:family="text">
      <style:text-properties fo:color="#19177c" loext:opacity="100%" style:font-style-asian="normal" style:font-style-complex="normal"/>
    </style:style>
    <style:style style:name="T308" style:family="text">
      <style:text-properties fo:color="#19177c" loext:opacity="100%" fo:language="zxx" fo:country="none" fo:font-style="normal" officeooo:rsid="0211f425" fo:background-color="transparent" loext:char-shading-value="0"/>
    </style:style>
    <style:style style:name="T309" style:family="text">
      <style:text-properties fo:color="#19177c" loext:opacity="100%" fo:language="zxx" fo:country="none" fo:font-style="normal" fo:background-color="transparent" loext:char-shading-value="0" style:font-style-asian="normal" style:font-style-complex="normal"/>
    </style:style>
    <style:style style:name="T310" style:family="text">
      <style:text-properties fo:color="#19177c" loext:opacity="100%" fo:language="zxx" fo:country="none" fo:font-style="normal" officeooo:rsid="02143868" fo:background-color="transparent" loext:char-shading-value="0" style:font-style-asian="normal" style:font-style-complex="normal"/>
    </style:style>
    <style:style style:name="T311" style:family="text">
      <style:text-properties fo:color="#19177c" loext:opacity="100%" officeooo:rsid="02195320"/>
    </style:style>
    <style:style style:name="T312" style:family="text">
      <style:text-properties fo:color="#19177c" loext:opacity="100%" fo:font-size="12pt" style:font-size-asian="12pt" style:font-size-complex="12pt"/>
    </style:style>
    <style:style style:name="T313" style:family="text">
      <style:text-properties fo:color="#19177c" loext:opacity="100%" fo:font-size="10pt" fo:language="zxx" fo:country="none" fo:font-style="normal" officeooo:rsid="02195320" fo:background-color="transparent" loext:char-shading-value="0" style:font-size-asian="10pt" style:font-size-complex="10pt"/>
    </style:style>
    <style:style style:name="T314" style:family="text">
      <style:text-properties fo:color="#19177c" loext:opacity="100%" officeooo:rsid="021e43f9"/>
    </style:style>
    <style:style style:name="T315" style:family="text">
      <style:text-properties fo:color="#19177c" loext:opacity="100%" officeooo:rsid="021eac3a"/>
    </style:style>
    <style:style style:name="T316" style:family="text">
      <style:text-properties fo:color="#19177c" loext:opacity="100%" fo:font-weight="bold" officeooo:rsid="021eac3a" style:font-weight-asian="bold" style:font-weight-complex="bold"/>
    </style:style>
    <style:style style:name="T317" style:family="text">
      <style:text-properties fo:color="#0000ff" loext:opacity="100%"/>
    </style:style>
    <style:style style:name="T318" style:family="text">
      <style:text-properties fo:color="#0000ff" loext:opacity="100%" fo:font-weight="bold"/>
    </style:style>
    <style:style style:name="T319" style:family="text">
      <style:text-properties fo:color="#0000ff" loext:opacity="100%" style:font-style-asian="italic" style:font-style-complex="italic"/>
    </style:style>
    <style:style style:name="T320" style:family="text">
      <style:text-properties fo:color="#0000ff" loext:opacity="100%" fo:font-style="normal" style:text-underline-style="none" fo:font-weight="normal"/>
    </style:style>
    <style:style style:name="T321" style:family="text">
      <style:text-properties fo:color="#0000ff" loext:opacity="100%" fo:font-style="normal" style:text-underline-style="none" fo:font-weight="bold"/>
    </style:style>
    <style:style style:name="T322" style:family="text">
      <style:text-properties fo:color="#ba2121" loext:opacity="100%"/>
    </style:style>
    <style:style style:name="T323" style:family="text">
      <style:text-properties fo:color="#ba2121" loext:opacity="100%" officeooo:rsid="020ea444"/>
    </style:style>
    <style:style style:name="T324" style:family="text">
      <style:text-properties fo:color="#ba2121" loext:opacity="100%" officeooo:rsid="02195320"/>
    </style:style>
    <style:style style:name="T325" style:family="text">
      <style:text-properties fo:color="#ba2121" loext:opacity="100%" fo:font-size="12pt" style:font-size-asian="12pt" style:font-size-complex="12pt"/>
    </style:style>
    <style:style style:name="T326" style:family="text">
      <style:text-properties fo:color="#ba2121" loext:opacity="100%" fo:font-size="10pt" fo:language="zxx" fo:country="none" fo:font-style="normal" officeooo:rsid="02195320" fo:background-color="transparent" loext:char-shading-value="0" style:font-size-asian="10pt" style:font-size-complex="10pt"/>
    </style:style>
    <style:style style:name="T327" style:family="text">
      <style:text-properties fo:color="#ba2121" loext:opacity="100%" fo:font-weight="bold" style:font-weight-asian="bold" style:font-weight-complex="bold"/>
    </style:style>
    <style:style style:name="T328" style:family="text">
      <style:text-properties fo:color="#ba2121" loext:opacity="100%" fo:font-weight="bold" officeooo:rsid="020ea444" style:font-weight-asian="bold" style:font-weight-complex="bold"/>
    </style:style>
    <style:style style:name="T329" style:family="text">
      <style:text-properties fo:color="#ba2121" loext:opacity="100%" fo:font-style="normal" style:text-underline-style="none" fo:font-weight="normal"/>
    </style:style>
    <style:style style:name="T330" style:family="text">
      <style:text-properties fo:color="#ba2121" loext:opacity="100%" fo:font-style="italic" style:text-underline-style="none" fo:font-weight="normal"/>
    </style:style>
    <style:style style:name="T331" style:family="text">
      <style:text-properties fo:color="#408080" loext:opacity="100%" fo:font-style="italic"/>
    </style:style>
    <style:style style:name="T332" style:family="text">
      <style:text-properties fo:color="#bb6688" loext:opacity="100%" fo:font-weight="bold"/>
    </style:style>
    <style:style style:name="T333" style:family="text">
      <style:text-properties officeooo:rsid="020c8d05"/>
    </style:style>
    <style:style style:name="T334" style:family="text">
      <style:text-properties officeooo:rsid="02107557"/>
    </style:style>
    <style:style style:name="T335" style:family="text">
      <style:text-properties style:font-style-asian="normal" style:font-weight-asian="normal" style:font-style-complex="normal" style:font-weight-complex="normal"/>
    </style:style>
    <style:style style:name="T336" style:family="text">
      <style:text-properties officeooo:rsid="0229a9d5" style:font-style-asian="normal" style:font-weight-asian="normal" style:font-style-complex="normal" style:font-weight-complex="normal"/>
    </style:style>
    <style:style style:name="T337" style:family="text">
      <style:text-properties style:use-window-font-color="true" loext:opacity="0%" style:font-style-asian="normal" style:font-style-complex="normal"/>
    </style:style>
    <style:style style:name="T338" style:family="text">
      <style:text-properties officeooo:rsid="0212b864"/>
    </style:style>
    <style:style style:name="T339" style:family="text">
      <style:text-properties officeooo:rsid="02149b0a"/>
    </style:style>
    <style:style style:name="T340" style:family="text">
      <style:text-properties officeooo:rsid="02156a70"/>
    </style:style>
    <style:style style:name="T341" style:family="text">
      <style:text-properties officeooo:rsid="021b64d0"/>
    </style:style>
    <style:style style:name="T342" style:family="text">
      <style:text-properties officeooo:rsid="021e43f9"/>
    </style:style>
    <style:style style:name="T343" style:family="text">
      <style:text-properties officeooo:rsid="0221e31a"/>
    </style:style>
    <style:style style:name="T344" style:family="text">
      <style:text-properties officeooo:rsid="0226bcdf"/>
    </style:style>
    <style:style style:name="T345" style:family="text">
      <style:text-properties fo:color="#bb6622" loext:opacity="100%" fo:font-weight="bold"/>
    </style:style>
    <style:style style:name="T346" style:family="text">
      <style:text-properties officeooo:rsid="022e298d"/>
    </style:style>
    <style:style style:name="T347" style:family="text">
      <style:text-properties officeooo:rsid="0230bcf6"/>
    </style:style>
    <style:style style:name="T348" style:family="text">
      <style:text-properties officeooo:rsid="0234fcd2"/>
    </style:style>
    <style:style style:name="T349" style:family="text">
      <style:text-properties officeooo:rsid="02355872"/>
    </style:style>
    <style:style style:name="T350" style:family="text">
      <style:text-properties fo:color="#a45a77" loext:opacity="100%" fo:font-style="normal" style:text-underline-style="none" fo:font-weight="bold"/>
    </style:style>
    <style:style style:name="T351" style:family="text">
      <style:text-properties fo:color="#aa5d1f" loext:opacity="100%" fo:font-style="normal" style:text-underline-style="none" fo:font-weight="bold"/>
    </style:style>
    <style:style style:name="T352" style:family="text">
      <style:text-properties officeooo:rsid="025311e8"/>
    </style:style>
    <style:style style:name="T353" style:family="text">
      <style:text-properties officeooo:rsid="025624cb"/>
    </style:style>
    <style:style style:name="T354" style:family="text">
      <style:text-properties officeooo:rsid="02584feb"/>
    </style:style>
    <style:style style:name="T355" style:family="text">
      <style:text-properties officeooo:rsid="025a191f"/>
    </style:style>
    <style:style style:name="T356" style:family="text">
      <style:text-properties officeooo:rsid="025ba4ad"/>
    </style:style>
    <style:style style:name="T357" style:family="text">
      <style:text-properties officeooo:rsid="025c8cd3"/>
    </style:style>
    <style:style style:name="T358" style:family="text">
      <style:text-properties officeooo:rsid="025cc37d"/>
    </style:style>
    <style:style style:name="T359" style:family="text">
      <style:text-properties officeooo:rsid="025f0231"/>
    </style:style>
    <style:style style:name="T360" style:family="text">
      <style:text-properties officeooo:rsid="0260f8a0"/>
    </style:style>
    <style:style style:name="T361" style:family="text">
      <style:text-properties officeooo:rsid="02658657"/>
    </style:style>
    <style:style style:name="T362" style:family="text">
      <style:text-properties officeooo:rsid="0266a6b3"/>
    </style:style>
    <style:style style:name="T363" style:family="text">
      <style:text-properties officeooo:rsid="02685be0"/>
    </style:style>
    <style:style style:name="T364" style:family="text">
      <style:text-properties officeooo:rsid="026a9fba"/>
    </style:style>
    <style:style style:name="T365" style:family="text">
      <style:text-properties officeooo:rsid="026ba7a5"/>
    </style:style>
    <style:style style:name="T366" style:family="text">
      <style:text-properties officeooo:rsid="026ef40f"/>
    </style:style>
    <style:style style:name="T367" style:family="text">
      <style:text-properties fo:color="#3d7b7b" loext:opacity="100%" fo:font-style="italic" style:text-underline-style="none" fo:font-weight="normal"/>
    </style:style>
    <style:style style:name="T368" style:family="text">
      <style:text-properties officeooo:rsid="0275973f"/>
    </style:style>
    <style:style style:name="T369" style:family="text">
      <style:text-properties officeooo:rsid="027d42ba"/>
    </style:style>
    <style:style style:name="T370" style:family="text">
      <style:text-properties officeooo:rsid="027ea991"/>
    </style:style>
    <style:style style:name="T371" style:family="text">
      <style:text-properties officeooo:rsid="02816c7d"/>
    </style:style>
    <style:style style:name="T372" style:family="text">
      <style:text-properties officeooo:rsid="02874c86"/>
    </style:style>
    <style:style style:name="T373" style:family="text">
      <style:text-properties officeooo:rsid="0287b4ff"/>
    </style:style>
    <style:style style:name="T374" style:family="text">
      <style:text-properties officeooo:rsid="02895009"/>
    </style:style>
    <style:style style:name="T375" style:family="text">
      <style:text-properties officeooo:rsid="0289d1e0"/>
    </style:style>
    <style:style style:name="T376" style:family="text">
      <style:text-properties officeooo:rsid="028d7f3f"/>
    </style:style>
    <style:style style:name="T377" style:family="text">
      <style:text-properties officeooo:rsid="028e84b1"/>
    </style:style>
    <style:style style:name="T378" style:family="text">
      <style:text-properties officeooo:rsid="028f7248"/>
    </style:style>
    <style:style style:name="T379" style:family="text">
      <style:text-properties officeooo:rsid="02934a86"/>
    </style:style>
    <style:style style:name="T380" style:family="text">
      <style:text-properties officeooo:rsid="02949118"/>
    </style:style>
    <style:style style:name="T381" style:family="text">
      <style:text-properties officeooo:rsid="029d8ada"/>
    </style:style>
    <style:style style:name="T382" style:family="text">
      <style:text-properties officeooo:rsid="02a3cc3f"/>
    </style:style>
    <style:style style:name="T383" style:family="text">
      <style:text-properties officeooo:rsid="02a543fb"/>
    </style:style>
    <style:style style:name="T384" style:family="text">
      <style:text-properties officeooo:rsid="02a5a3d9"/>
    </style:style>
    <style:style style:name="T385" style:family="text">
      <style:text-properties officeooo:rsid="02b08343"/>
    </style:style>
    <style:style style:name="T386" style:family="text">
      <style:text-properties officeooo:rsid="02b20755"/>
    </style:style>
    <style:style style:name="T387" style:family="text">
      <style:text-properties officeooo:rsid="02b4cae5"/>
    </style:style>
    <style:style style:name="T388" style:family="text">
      <style:text-properties officeooo:rsid="02b53309"/>
    </style:style>
    <style:style style:name="T389" style:family="text">
      <style:text-properties officeooo:rsid="02b8a25a"/>
    </style:style>
    <style:style style:name="T390" style:family="text">
      <style:text-properties officeooo:rsid="02b99557"/>
    </style:style>
    <style:style style:name="T391" style:family="text">
      <style:text-properties officeooo:rsid="02bc3a43"/>
    </style:style>
    <style:style style:name="T392" style:family="text">
      <style:text-properties officeooo:rsid="02c193db"/>
    </style:style>
    <style:style style:name="T393" style:family="text">
      <style:text-properties officeooo:rsid="02c27c0c"/>
    </style:style>
    <style:style style:name="T394" style:family="text">
      <style:text-properties officeooo:rsid="02c88908"/>
    </style:style>
    <style:style style:name="T395" style:family="text">
      <style:text-properties officeooo:rsid="02ca51db"/>
    </style:style>
    <style:style style:name="T396" style:family="text">
      <style:text-properties officeooo:rsid="02cc1bd0"/>
    </style:style>
    <style:style style:name="T397" style:family="text">
      <style:text-properties officeooo:rsid="02cd1902"/>
    </style:style>
    <style:style style:name="T398" style:family="text">
      <style:text-properties officeooo:rsid="02ce97d3"/>
    </style:style>
    <style:style style:name="T399" style:family="text">
      <style:text-properties officeooo:rsid="02cf7550"/>
    </style:style>
    <style:style style:name="T400" style:family="text">
      <style:text-properties fo:background-color="#ffff00" loext:char-shading-value="0"/>
    </style:style>
    <style:style style:name="T401" style:family="text">
      <style:text-properties officeooo:rsid="02d1ed79"/>
    </style:style>
    <style:style style:name="T402" style:family="text">
      <style:text-properties officeooo:rsid="02d4194c"/>
    </style:style>
    <style:style style:name="T403" style:family="text">
      <style:text-properties officeooo:rsid="02d99348"/>
    </style:style>
    <style:style style:name="T404" style:family="text">
      <style:text-properties officeooo:rsid="02dae659"/>
    </style:style>
    <style:style style:name="T405" style:family="text">
      <style:text-properties officeooo:rsid="02dbad29"/>
    </style:style>
    <style:style style:name="T406" style:family="text">
      <style:text-properties officeooo:rsid="02e817fa"/>
    </style:style>
    <style:style style:name="T407" style:family="text">
      <style:text-properties officeooo:rsid="02e987fa"/>
    </style:style>
    <style:style style:name="T408" style:family="text">
      <style:text-properties officeooo:rsid="02ea3f21"/>
    </style:style>
    <style:style style:name="T409" style:family="text">
      <style:text-properties officeooo:rsid="02ea9a5c"/>
    </style:style>
    <style:style style:name="T410" style:family="text">
      <style:text-properties officeooo:rsid="02eda7ad"/>
    </style:style>
    <style:style style:name="T411" style:family="text">
      <style:text-properties officeooo:rsid="02ee1a39"/>
    </style:style>
    <style:style style:name="T412" style:family="text">
      <style:text-properties officeooo:rsid="02efc856"/>
    </style:style>
    <style:style style:name="T413" style:family="text">
      <style:text-properties officeooo:rsid="02f215a6"/>
    </style:style>
    <style:style style:name="T414" style:family="text">
      <style:text-properties officeooo:rsid="02f22bde"/>
    </style:style>
    <style:style style:name="T415" style:family="text">
      <style:text-properties officeooo:rsid="02f27ca3"/>
    </style:style>
    <style:style style:name="T416" style:family="text">
      <style:text-properties officeooo:rsid="02f83257"/>
    </style:style>
    <style:style style:name="T417" style:family="text"/>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a xlink:type="simple" xlink:href="https://repl.it/@jsc0" text:style-name="Internet_20_link" text:visited-style-name="Visited_20_Internet_20_Link">Repl.it</text:a></text:p>
      <text:p text:style-name="P1"/>
      <text:p text:style-name="P1">Run → Ctrl + <text:span text:style-name="T1">Enter</text:span></text:p>
      <text:p text:style-name="P2">Run → C<text:span text:style-name="T1">ommand</text:span> + <text:span text:style-name="T1">Enter (Mac)</text:span></text:p>
      <text:p text:style-name="P684"/>
      <text:p text:style-name="P684"><text:a xlink:type="simple" xlink:href="https://www.askpython.com/" text:style-name="Internet_20_link" text:visited-style-name="Visited_20_Internet_20_Link">Askpython</text:a> documentation</text:p>
      <text:p text:style-name="P989"/>
      <text:p text:style-name="P990"><text:span text:style-name="T15">Comment / Uncomment a line:</text:span> <text:s/></text:p>
      <text:p text:style-name="P990"><text:span text:style-name="T360"><text:tab/>Windows/linux: <text:s text:c="6"/></text:span>Ctrl + /</text:p>
      <text:p text:style-name="P991"><text:tab/>Mac: <text:s text:c="16"/>Command + /</text:p>
      <text:p text:style-name="P991"/>
      <text:p text:style-name="P22"><text:a xlink:type="simple" xlink:href="http://pythontutor.com/" text:style-name="Internet_20_link" text:visited-style-name="Visited_20_Internet_20_Link"><text:span text:style-name="T91">Debug code online step by step</text:span></text:a></text:p>
      <text:p text:style-name="P22"><text:span text:style-name="T91">Or download the program </text:span><text:a xlink:type="simple" xlink:href="https://thonny.org/" text:style-name="Internet_20_link" text:visited-style-name="Visited_20_Internet_20_Link"><text:span text:style-name="T91">Thonny</text:span></text:a> </text:p>
      <text:p text:style-name="P17"/>
      <text:p text:style-name="P18"/>
      <text:p text:style-name="P136">Day 1:</text:p>
      <text:p text:style-name="P131"/>
      <text:p text:style-name="P131">Input Function:</text:p>
      <text:p text:style-name="P3"/>
      <text:p text:style-name="P58"><text:span text:style-name="T15">What is this: </text:span><text:span text:style-name="T39">I</text:span>nput will get you what the user is typing in console.</text:p>
      <text:p text:style-name="P4"/>
      <text:p text:style-name="P57">input(promt for the user) <text:s/>→ inside of parenthesys we have what is going to be printed in the screen and will wait till we type something:</text:p>
      <text:p text:style-name="P57"/>
      <text:p text:style-name="P57">input(“What is your name? ”) <text:s text:c="3"/>→ if you execute this will wait till you type your name or whatever.</text:p>
      <text:p text:style-name="P57"/>
      <text:p text:style-name="P57">Then <text:span text:style-name="T92">if</text:span> you’<text:span text:style-name="T92">ve</text:span> typed “<text:span text:style-name="T92">John</text:span>” will be <text:span text:style-name="T90">substituted</text:span> <text:span text:style-name="T92">and added into it like</text:span>: <text:s/>input(“<text:span text:style-name="T92">John</text:span> ”)</text:p>
      <text:p text:style-name="P57"/>
      <text:p text:style-name="P57">So <text:span text:style-name="T2">input(“What is your name? ”) <text:s/></text:span><text:span text:style-name="T6">will </text:span><text:span text:style-name="T7">be replaced by</text:span><text:span text:style-name="T6"> what you typed.</text:span></text:p>
      <text:p text:style-name="P59"/>
      <text:p text:style-name="P59">If you run the program and type John:</text:p>
      <text:p text:style-name="P59">What is your name? John</text:p>
      <text:p text:style-name="P59"/>
      <text:p text:style-name="P57"><text:span text:style-name="T6">input(“What is your name? ”) will </text:span><text:span text:style-name="T7">be replaced by</text:span><text:span text:style-name="T6"> John.</text:span></text:p>
      <text:p text:style-name="P59"/>
      <text:p text:style-name="P24">You can print John if you do this:</text:p>
      <text:p text:style-name="P57">print("Hello " + input("What is your name: "))</text:p>
      <text:p text:style-name="P3"/>
      <text:p text:style-name="P61">You will get:</text:p>
      <text:p text:style-name="P3">What is your name: John</text:p>
      <text:p text:style-name="P3">Hello John</text:p>
      <text:p text:style-name="P3"/>
      <text:p text:style-name="P3"/>
      <text:p text:style-name="P25">Exercise 1.3:</text:p>
      <text:p text:style-name="P3"/>
      <text:p text:style-name="P129">Ask me to type my name and the program will tell you how much letters the name have:</text:p>
      <text:p text:style-name="P129"/>
      <text:p text:style-name="P62">Option 1, One line:</text:p>
      <text:p text:style-name="P129">print(len(input("What is your name? ")))</text:p>
      <text:p text:style-name="P3"/>
      <text:p text:style-name="P62">Option 2, two lines:</text:p>
      <text:p text:style-name="P5"><text:soft-page-break/>name = input("What is your name? ")</text:p>
      <text:p text:style-name="P5">print(len(name))</text:p>
      <text:p text:style-name="P3"/>
      <text:p text:style-name="P3"/>
      <text:p text:style-name="P19"/>
      <text:p text:style-name="P132"><text:span text:style-name="T93">Python Variables</text:span>:</text:p>
      <text:p text:style-name="P3"/>
      <text:p text:style-name="P26">Using the previous exercise:</text:p>
      <text:p text:style-name="P130">print(len(input("What is your name? ")))</text:p>
      <text:p text:style-name="P3"/>
      <text:p text:style-name="P63">We can use variables like this:</text:p>
      <text:p text:style-name="P167"/>
      <text:p text:style-name="P167">name = input("What is your name? ")</text:p>
      <text:p text:style-name="P167">length = len(name)</text:p>
      <text:p text:style-name="P167"/>
      <text:p text:style-name="P167">print(length)</text:p>
      <text:p text:style-name="P3"/>
      <text:p text:style-name="P3"/>
      <text:p text:style-name="P27">Exercise 1.4:</text:p>
      <text:p text:style-name="P168">Switch values of variables.</text:p>
      <text:p text:style-name="P168">Give to variable A, the value of variable B and viceversa.</text:p>
      <text:p text:style-name="P3"/>
      <table:table table:name="Table1" table:style-name="Table1">
        <table:table-column table:style-name="Table1.A"/>
        <table:table-column table:style-name="Table1.B"/>
        <table:table-row>
          <table:table-cell table:style-name="Table1.A1" office:value-type="string">
            <text:p text:style-name="P64">My solution:</text:p>
            <text:p text:style-name="P6"/>
            <text:p text:style-name="P6">a = input("a: ")</text:p>
            <text:p text:style-name="P6">b = input("b: ")</text:p>
            <text:p text:style-name="P6"/>
            <text:p text:style-name="P6">cafe = a</text:p>
            <text:p text:style-name="P6">milk = b</text:p>
            <text:p text:style-name="P6">a = milk</text:p>
            <text:p text:style-name="P6">b = cafe</text:p>
            <text:p text:style-name="P6"/>
            <text:p text:style-name="P6">print("a: " + a)</text:p>
            <text:p text:style-name="P6">print("b: " + b)</text:p>
            <text:p text:style-name="P6"/>
          </table:table-cell>
          <table:table-cell table:style-name="Table1.B1" office:value-type="string">
            <text:p text:style-name="P65">Teacher’<text:span text:style-name="T118">s</text:span> solution:</text:p>
            <text:p text:style-name="P353"/>
            <text:p text:style-name="P6">a = input("a: ")</text:p>
            <text:p text:style-name="P6">b = input("b: ")</text:p>
            <text:p text:style-name="P6"/>
            <text:p text:style-name="P169">a = c</text:p>
            <text:p text:style-name="P169">a = b</text:p>
            <text:p text:style-name="P169">b = c</text:p>
            <text:p text:style-name="P6"/>
            <text:p text:style-name="P6">print("a: " + a)</text:p>
            <text:p text:style-name="P174">print("b: " + b)</text:p>
          </table:table-cell>
        </table:table-row>
        <table:table-row>
          <table:table-cell table:style-name="Table1.A2" office:value-type="string">
            <text:p text:style-name="P588">Result:</text:p>
            <text:p text:style-name="P588"/>
            <text:p text:style-name="P512">a: AAAAA</text:p>
            <text:p text:style-name="P512">b: BBBBB</text:p>
            <text:p text:style-name="P512">a: BBBBB</text:p>
            <text:p text:style-name="P512">b: AAAAA</text:p>
            <text:p text:style-name="Table_20_Contents"/>
          </table:table-cell>
          <table:table-cell table:style-name="Table1.B2" office:value-type="string">
            <text:p text:style-name="P588">Result:</text:p>
            <text:p text:style-name="P512"/>
            <text:p text:style-name="P512">a: AAAAA</text:p>
            <text:p text:style-name="P512">b: BBBBB</text:p>
            <text:p text:style-name="P512">a: BBBBB</text:p>
            <text:p text:style-name="P512">b: AAAAA</text:p>
          </table:table-cell>
        </table:table-row>
      </table:table>
      <text:p text:style-name="P6"/>
      <text:p text:style-name="P3"/>
      <text:p text:style-name="P28">Variable names:</text:p>
      <text:p text:style-name="P170">length1 = 10 <text:s/>→ good</text:p>
      <text:p text:style-name="P170">1length = 10 <text:s text:c="2"/>→ not allowed to start variable names with numbers</text:p>
      <text:p text:style-name="P170"/>
      <text:p text:style-name="P170">user_name = “John” <text:s/>→ good</text:p>
      <text:p text:style-name="P171">user name = “John” <text:s text:c="3"/>→ not allowed, the variable name have to be a single item without spaces.</text:p>
      <text:p text:style-name="P171"/>
      <text:p text:style-name="P171">Is not recommended to use function names as variable names, like print, len or so.</text:p>
      <text:p text:style-name="P3"><text:soft-page-break/></text:p>
      <text:p text:style-name="P3"/>
      <text:p text:style-name="P3"/>
      <text:p text:style-name="P3"/>
      <text:p text:style-name="P173"/>
      <text:p text:style-name="P172"/>
      <text:p text:style-name="P172"><text:span text:style-name="T94">Final project: </text:span><text:a xlink:type="simple" xlink:href="https://repl.it/@appbrewery/band-name-generator-start#main.py" text:style-name="Internet_20_link" text:visited-style-name="Visited_20_Internet_20_Link"><text:span text:style-name="T119">https://repl.it/@appbrewery/band-name-generator-start#main.py</text:span></text:a></text:p>
      <text:p text:style-name="P3"/>
      <text:p text:style-name="P358">Exercise:</text:p>
      <text:p text:style-name="P358"/>
      <text:p text:style-name="P3">#1. Create a greeting for your program.</text:p>
      <text:p text:style-name="P3"/>
      <text:p text:style-name="P3">#2. Ask the user for the city that they grew up in.</text:p>
      <text:p text:style-name="P3"/>
      <text:p text:style-name="P3">#3. Ask the user for the name of a pet.</text:p>
      <text:p text:style-name="P3"/>
      <text:p text:style-name="P3">#4. Combine the name of their city and pet and show them their band name.</text:p>
      <text:p text:style-name="P3"/>
      <text:p text:style-name="P3">#5. Make sure the input cursor shows on a new line, see the example at:</text:p>
      <text:p text:style-name="P3"># <text:s text:c="2"/><text:a xlink:type="simple" xlink:href="https://band-name-generator-end.appbrewery.repl.run/" text:style-name="Internet_20_link" text:visited-style-name="Visited_20_Internet_20_Link">https://band-name-generator-end.appbrewery.repl.run/</text:a></text:p>
      <text:p text:style-name="P3"/>
      <text:p text:style-name="P7"/>
      <table:table table:name="Table2" table:style-name="Table2">
        <table:table-column table:style-name="Table2.A"/>
        <table:table-column table:style-name="Table2.B"/>
        <table:table-row>
          <table:table-cell table:style-name="Table2.A1" office:value-type="string">
            <text:p text:style-name="P66">My solution:</text:p>
            <text:p text:style-name="P7"/>
            <text:p text:style-name="P496">print("This program creates a band name:")</text:p>
            <text:p text:style-name="P496">print("---------------------------------")</text:p>
            <text:p text:style-name="P496"/>
            <text:p text:style-name="P496">city = input("In which city did you grew up? ")</text:p>
            <text:p text:style-name="P496"/>
            <text:p text:style-name="P496">pet = input("Tell me the name of your pet ")</text:p>
            <text:p text:style-name="P496"/>
            <text:p text:style-name="P496">space = " "</text:p>
            <text:p text:style-name="P496"/>
            <text:p text:style-name="P496">print( city + space + pet )</text:p>
            <text:p text:style-name="P496"/>
          </table:table-cell>
          <table:table-cell table:style-name="Table2.B1" office:value-type="string">
            <text:p text:style-name="P67">Teacher’<text:span text:style-name="T118">s</text:span> solution:</text:p>
            <text:p text:style-name="P354"/>
            <text:p text:style-name="P359">print("Welcome to the band name generator.")</text:p>
            <text:p text:style-name="P359"/>
            <text:p text:style-name="P359">city = input("Which city did you grow up in?\n")</text:p>
            <text:p text:style-name="P359"/>
            <text:p text:style-name="P359">pet = input("What is the name of a pet?\n")</text:p>
            <text:p text:style-name="P359"/>
            <text:p text:style-name="P359">print("Your band name cound be: " + city + " " + pet)</text:p>
          </table:table-cell>
        </table:table-row>
        <table:table-row>
          <table:table-cell table:style-name="Table2.A2" office:value-type="string">
            <text:p text:style-name="P597">Result:</text:p>
            <text:p text:style-name="P589"/>
            <text:p text:style-name="P513">This program creates a band name:</text:p>
            <text:p text:style-name="P513">---------------------------------</text:p>
            <text:p text:style-name="P513">In which city did you grew up? Figueres</text:p>
            <text:p text:style-name="P513">Tell me the name of your pet Boris</text:p>
            <text:p text:style-name="P622">Figueres Boris</text:p>
            <text:p text:style-name="P956"/>
          </table:table-cell>
          <table:table-cell table:style-name="Table2.B2" office:value-type="string">
            <text:p text:style-name="P597">Result:</text:p>
            <text:p text:style-name="P513"/>
            <text:p text:style-name="P513">Welcome to the band name generator.</text:p>
            <text:p text:style-name="P513">Which city did you grow up in?</text:p>
            <text:p text:style-name="P513">Bristol</text:p>
            <text:p text:style-name="P513">What is the name of a pet?</text:p>
            <text:p text:style-name="P513">Rabbit</text:p>
            <text:p text:style-name="P513">Your band name cound be: <text:span text:style-name="T15">Bristol Rabbit</text:span></text:p>
          </table:table-cell>
        </table:table-row>
      </table:table>
      <text:p text:style-name="P7"/>
      <text:p text:style-name="P7"/>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20"/>
      <text:p text:style-name="P20"/>
      <text:p text:style-name="P135">Day <text:span text:style-name="T120">2</text:span>:</text:p>
      <text:p text:style-name="P133"/>
      <text:p text:style-name="P632">Data Types:</text:p>
      <text:p text:style-name="P3"/>
      <text:p text:style-name="P29">String:</text:p>
      <text:p text:style-name="P3"/>
      <text:p text:style-name="P3">“ ” <text:s/>→<text:span text:style-name="T121"> Anything between quotes or double quotes will be trated as a string (text).</text:span></text:p>
      <text:p text:style-name="P3">“<text:span text:style-name="T121">1234</text:span>” →<text:span text:style-name="T121"> this will be treated as a string.</text:span></text:p>
      <text:p text:style-name="P3"/>
      <text:p text:style-name="P631">print(“Hello” [4] ) <text:s text:c="2"/>→ this will print the last character, o</text:p>
      <text:p text:style-name="P3"/>
      <text:p text:style-name="P3">print("123" + "456") <text:s/>→<text:span text:style-name="T122"> this will give you: <text:s text:c="2"/>123456</text:span></text:p>
      <text:p text:style-name="P3"/>
      <text:p text:style-name="P3"/>
      <text:p text:style-name="P30">Integer:</text:p>
      <text:p text:style-name="P635"/>
      <text:p text:style-name="P30"><text:span text:style-name="T39">print(123 + 456) → </text:span><text:span text:style-name="T40">579 </text:span></text:p>
      <text:p text:style-name="P635"/>
      <text:p text:style-name="P31"><text:span text:style-name="T124">Tip: </text:span><text:span text:style-name="T39">Use underscore (_) to write large integer numbers and to split them in order to make it easy to </text:span><text:span text:style-name="T41">visualize</text:span><text:span text:style-name="T39">:</text:span></text:p>
      <text:p text:style-name="P636"/>
      <text:p text:style-name="P636">123_123_3534 <text:s text:c="2"/>→ will be interpreted like this: <text:s/>1231233534</text:p>
      <text:p text:style-name="P635"/>
      <text:p text:style-name="P635"/>
      <text:p text:style-name="P32">Float:</text:p>
      <text:p text:style-name="P635"/>
      <text:p text:style-name="P637">3.23423 </text:p>
      <text:p text:style-name="P637">242343.640</text:p>
      <text:p text:style-name="P637"/>
      <text:p text:style-name="P33">Boolean:</text:p>
      <text:p text:style-name="P638">True</text:p>
      <text:p text:style-name="P638">False</text:p>
      <text:p text:style-name="P635"/>
      <text:p text:style-name="P34"><text:span text:style-name="T39">Both starting with Capitals </text:span><text:span text:style-name="T42">and without quotation marks, otherwhise it would turn them into strings.</text:span></text:p>
      <text:p text:style-name="P639"/>
      <text:p text:style-name="P639"/>
      <text:p text:style-name="P633">Function Types:</text:p>
      <text:p text:style-name="P635"/>
      <text:p text:style-name="P640">type() <text:s/>→ it gives you the type of data.</text:p>
      <text:p text:style-name="P635"/>
      <text:p text:style-name="P113">Example:</text:p>
      <text:p text:style-name="P30"><text:span text:style-name="T39">num_char = len(input("What is your name? ")) <text:s/>→</text:span><text:span text:style-name="T43"> num_char is an integer</text:span></text:p>
      <text:p text:style-name="P635"/>
      <text:p text:style-name="P30"><text:span text:style-name="T39">print("Your name has " + num_char + "characters.") <text:s/>→</text:span><text:span text:style-name="T43"> this gives error because you can NOT add</text:span></text:p>
      <text:p text:style-name="P30"><text:soft-page-break/><text:span text:style-name="T39"><text:tab/><text:tab/><text:tab/><text:tab/><text:tab/><text:tab/><text:tab/> <text:s text:c="7"/></text:span><text:span text:style-name="T43">strings + integers, only the same data type.</text:span></text:p>
      <text:p text:style-name="P641"/>
      <text:p text:style-name="P35"><text:span text:style-name="T39">To know the type of the data you are using, use the </text:span><text:span text:style-name="T5">type() </text:span><text:span text:style-name="T8">function.</text:span></text:p>
      <text:p text:style-name="P30"><text:span text:style-name="T39">print(type(num_char)) <text:s/>→</text:span><text:span text:style-name="T44"> &lt;class ‘int’&gt;</text:span></text:p>
      <text:p text:style-name="P36"><text:span text:style-name="T130">C</text:span>onvert a data type to a string:</text:p>
      <text:p text:style-name="P635"/>
      <text:p text:style-name="P642">You can use the type function to investigate which data type you are using.</text:p>
      <text:p text:style-name="P642">With type function you can CONVERT one datatype to another.</text:p>
      <text:p text:style-name="P642"/>
      <text:p text:style-name="P643"/>
      <text:p text:style-name="P643">To make work the previous exercise convert the integer to string:</text:p>
      <text:p text:style-name="P643"/>
      <text:p text:style-name="P643">num_char = len(input("What is your name? "))</text:p>
      <text:p text:style-name="P643"/>
      <text:p text:style-name="P36"><text:span text:style-name="T39">new_num_char = </text:span>str(num_char)</text:p>
      <text:p text:style-name="P643"/>
      <text:p text:style-name="P643">print("Your name has " + new_num_char + " characters.") </text:p>
      <text:p text:style-name="P635"/>
      <text:p text:style-name="P635"/>
      <text:p text:style-name="P643">We convert the variable num_char to a string and we give it a new name, now the program will work because the whole print statement is adding strings:</text:p>
      <text:p text:style-name="P643"/>
      <text:p text:style-name="P682">What is your name? sfgsdfgsfgsfgs</text:p>
      <text:p text:style-name="P682">Your name has 14 characters.</text:p>
      <text:p text:style-name="P643"/>
      <text:p text:style-name="P643"/>
      <text:p text:style-name="P37">Exercise 2.1:</text:p>
      <text:p text:style-name="P643"/>
      <text:p text:style-name="P645">Type two numbers and <text:span text:style-name="T131">add them, so 23 will be 2 + 3 = 5 </text:span></text:p>
      <text:p text:style-name="P9"/>
      <table:table table:name="Table3" table:style-name="Table3">
        <table:table-column table:style-name="Table3.A"/>
        <table:table-column table:style-name="Table3.B"/>
        <table:table-row>
          <table:table-cell table:style-name="Table3.A1" office:value-type="string">
            <text:p text:style-name="P68">My solution:</text:p>
            <text:p text:style-name="P8"/>
            <text:p text:style-name="P497">two_digit_number = input("Type a two digit number: ")</text:p>
            <text:p text:style-name="P8"/>
            <text:p text:style-name="P497">first = int(two_digit_number[0])</text:p>
            <text:p text:style-name="P497">second = int(two_digit_number[1])</text:p>
            <text:p text:style-name="P497"/>
            <text:p text:style-name="P497">print(first + second)</text:p>
          </table:table-cell>
          <table:table-cell table:style-name="Table3.B1" office:value-type="string">
            <text:p text:style-name="P69">Teacher’<text:span text:style-name="T118">s</text:span> solution:</text:p>
            <text:p text:style-name="P355"/>
            <text:p text:style-name="P360">two_digit_number = input("Type a two digit number: ")</text:p>
            <text:p text:style-name="P360"/>
            <text:p text:style-name="P374">first_digit = <text:span text:style-name="T119">two_digit_number[0]</text:span></text:p>
            <text:p text:style-name="P374">second_digit = <text:span text:style-name="T119">two_digit_number[0]</text:span></text:p>
            <text:p text:style-name="P374"/>
            <text:p text:style-name="P374">result = int(first_digit) + int(second_digit)</text:p>
            <text:p text:style-name="P374"/>
            <text:p text:style-name="P374">print(result)</text:p>
          </table:table-cell>
        </table:table-row>
        <table:table-row>
          <table:table-cell table:style-name="Table3.A2" office:value-type="string">
            <text:p text:style-name="P598">Result:</text:p>
            <text:p text:style-name="P590"/>
            <text:p text:style-name="P560">Type a two digit number: 23</text:p>
            <text:p text:style-name="P623">5</text:p>
            <text:p text:style-name="P957"/>
          </table:table-cell>
          <table:table-cell table:style-name="Table3.B2" office:value-type="string">
            <text:p text:style-name="P598">Result:</text:p>
            <text:p text:style-name="P514"/>
            <text:p text:style-name="P561">Type a two digit number: <text:span text:style-name="T132">87</text:span></text:p>
            <text:p text:style-name="P626">15</text:p>
          </table:table-cell>
        </table:table-row>
      </table:table>
      <text:p text:style-name="P646"/>
      <text:p text:style-name="P39">Teacher’s explanation:</text:p>
      <text:p text:style-name="P635"/>
      <text:p text:style-name="P647">First we have to know which is the data type of the variable two_digit_number</text:p>
      <text:p text:style-name="P647"><text:tab/>print(type(two_digit_number)) <text:s text:c="2"/>→ which is a &lt;class ‘str’&gt;</text:p>
      <text:p text:style-name="P635"/>
      <text:p text:style-name="P635"/>
      <text:p text:style-name="P635"/>
      <text:p text:style-name="P635"><text:soft-page-break/></text:p>
      <text:p text:style-name="P635"/>
      <text:p text:style-name="P635"/>
      <text:p text:style-name="P635"/>
      <text:p text:style-name="P652"/>
      <text:p text:style-name="P653"/>
      <text:p text:style-name="P648"/>
      <text:p text:style-name="P134">Mathematical Operations in Python:</text:p>
      <text:p text:style-name="P635"/>
      <text:p text:style-name="P658">3 + 4</text:p>
      <text:p text:style-name="P657">5 - 2</text:p>
      <text:p text:style-name="P657">3 * 7</text:p>
      <text:p text:style-name="P657">6 / 3 <text:s/>→ the result will be a float, 2.0 in this examples</text:p>
      <text:p text:style-name="P659">** <text:s/>exponent, when you want to raise a number to a power</text:p>
      <text:p text:style-name="P662">2 ** 3 <text:s/>→ two 3 times is 8. <text:s/>2 * 2 * 2 = 8</text:p>
      <text:p text:style-name="P635"/>
      <text:p text:style-name="P635"/>
      <text:p text:style-name="P40">Order of the operations:</text:p>
      <text:p text:style-name="P635"/>
      <text:p text:style-name="P660">If you have different operations in the same line of code, there is an order that the program will follow.</text:p>
      <text:p text:style-name="P660"/>
      <text:p text:style-name="P660">The rule to remember is PEMDAS:</text:p>
      <text:list text:style-name="L1">
        <text:list-item>
          <text:p text:style-name="P1030">Parentheses <text:s/>()</text:p>
        </text:list-item>
        <text:list-item>
          <text:p text:style-name="P1030">Exponents <text:s text:c="4"/>**</text:p>
        </text:list-item>
        <text:list-item>
          <text:p text:style-name="P1030">Multiplication <text:s/>* <text:s/><text:span text:style-name="T133">and <text:s text:c="3"/></text:span>Division <text:s/>/ <text:s text:c="2"/>→<text:span text:style-name="T133"> they are equal important. First coming wins</text:span></text:p>
        </text:list-item>
        <text:list-item>
          <text:p text:style-name="P1031">Addition + <text:s text:c="2"/><text:span text:style-name="T134">and <text:s/></text:span>Substraction <text:s text:c="2"/>- <text:s text:c="6"/>→<text:span text:style-name="T134"> they are equal important. First coming wins</text:span></text:p>
        </text:list-item>
      </text:list>
      <text:p text:style-name="P660"/>
      <text:p text:style-name="P114">Example:</text:p>
      <text:p text:style-name="P635">print( 3 * 3 + 3 / 3 - 3)</text:p>
      <text:p text:style-name="P635"/>
      <text:p text:style-name="P661">First will do the mutiplication, 3 * 3 = 9 <text:s text:c="3"/>→<text:span text:style-name="T133">is first because is the first operation on the left.</text:span></text:p>
      <text:p text:style-name="P661">Second the division, 3 /3 = 1.0 <text:s/>→ float, <text:span text:style-name="T133">ran the second after the multiplication because comes after.</text:span></text:p>
      <text:p text:style-name="P661">Third the addition, 9 + 1.0 = 10.0</text:p>
      <text:p text:style-name="P661">Last the substraction, 10.0 - 3 = <text:s/>7.0</text:p>
      <text:p text:style-name="P661"/>
      <text:p text:style-name="P661"/>
      <text:p text:style-name="P115">Example 2:<text:span text:style-name="T135"> <text:s text:c="2"/>Make that operation to have 3 as result</text:span></text:p>
      <text:p text:style-name="P116"><text:span text:style-name="T135">print( 3 * </text:span><text:span text:style-name="T136">(</text:span><text:span text:style-name="T135">3 + 3</text:span><text:span text:style-name="T136">)</text:span><text:span text:style-name="T135"> / 3 - 3)</text:span></text:p>
      <text:p text:style-name="P175"/>
      <text:p text:style-name="P176">First the parenthesy, 3 + 3 = 6</text:p>
      <text:p text:style-name="P176">Second the multiplication because is the first on the left, 3 * 6 = 18</text:p>
      <text:p text:style-name="P176">Third de division, 18 / 6 = 6</text:p>
      <text:p text:style-name="P176">Last the substraction, 6 - 3 = 3</text:p>
      <text:p text:style-name="P176"/>
      <text:p text:style-name="P176"/>
      <text:p text:style-name="P176"/>
      <text:p text:style-name="P176"/>
      <text:p text:style-name="P176"/>
      <text:p text:style-name="P176"/>
      <text:p text:style-name="P176"/>
      <text:p text:style-name="P176"/>
      <text:p text:style-name="P176"><text:soft-page-break/></text:p>
      <text:p text:style-name="P176"/>
      <text:p text:style-name="P176"/>
      <text:p text:style-name="P654"/>
      <text:p text:style-name="P654"/>
      <text:p text:style-name="P649"/>
      <text:p text:style-name="P139">[Interactive Coding Exercise] BMI Calculator:</text:p>
      <text:p text:style-name="P176"/>
      <text:p text:style-name="P38">Exercise 2.<text:span text:style-name="T146">2</text:span>:</text:p>
      <text:p text:style-name="P644"/>
      <text:p text:style-name="P677">Calculate the BMI, <text:span text:style-name="T221">Body Mass Index.</text:span></text:p>
      <text:p text:style-name="P678">Weight in kilograms divided by height in meters squared <text:s/></text:p>
      <text:p text:style-name="P10"/>
      <table:table table:name="Table4" table:style-name="Table4">
        <table:table-column table:style-name="Table4.A"/>
        <table:table-column table:style-name="Table4.B"/>
        <table:table-row>
          <table:table-cell table:style-name="Table4.A1" office:value-type="string">
            <text:p text:style-name="P70">My solution:</text:p>
            <text:p text:style-name="P10"/>
            <text:p text:style-name="P498">height = input("enter your height in m: ")</text:p>
            <text:p text:style-name="P498">weight = input("enter your weight in kg: ")</text:p>
            <text:p text:style-name="P498"/>
            <text:p text:style-name="P498">height = float(height)</text:p>
            <text:p text:style-name="P498">weight = float(weight)</text:p>
            <text:p text:style-name="P498"/>
            <text:p text:style-name="P498">print(int(height / (weight * weight )))</text:p>
          </table:table-cell>
          <table:table-cell table:style-name="Table4.B1" office:value-type="string">
            <text:p text:style-name="P71">Teacher’<text:span text:style-name="T118">s</text:span> solution:</text:p>
            <text:p text:style-name="P356"/>
            <text:p text:style-name="P499">height = input("enter your height in m: ")</text:p>
            <text:p text:style-name="P361">weight = input("enter your weight in kg: ")</text:p>
            <text:p text:style-name="P361"/>
            <text:p text:style-name="P375">bmi = int(<text:span text:style-name="T119">weight</text:span>) <text:s/>/ float(h<text:span text:style-name="T119">eight</text:span>) ** 2</text:p>
            <text:p text:style-name="P375">bmi_as_int = int(bmi)</text:p>
            <text:p text:style-name="P375"/>
            <text:p text:style-name="P375">print(bmi_as_int)</text:p>
          </table:table-cell>
        </table:table-row>
        <table:table-row>
          <table:table-cell table:style-name="Table4.A2" office:value-type="string">
            <text:p text:style-name="P599">Result:</text:p>
            <text:p text:style-name="P591"/>
            <text:p text:style-name="P562">enter your <text:span text:style-name="T222">w</text:span>eight in <text:span text:style-name="T223">kg</text:span>: 80</text:p>
            <text:p text:style-name="P562">enter your <text:span text:style-name="T222">h</text:span>eight in <text:span text:style-name="T223">m</text:span>: 1.75</text:p>
            <text:p text:style-name="P624">26</text:p>
            <text:p text:style-name="P958"/>
          </table:table-cell>
          <table:table-cell table:style-name="Table4.B2" office:value-type="string">
            <text:p text:style-name="P599">Result:</text:p>
            <text:p text:style-name="P515"/>
            <text:p text:style-name="P563">enter your <text:span text:style-name="T222">w</text:span>eight in <text:span text:style-name="T223">kg</text:span>: 80</text:p>
            <text:p text:style-name="P563">enter your <text:span text:style-name="T222">h</text:span>eight in <text:span text:style-name="T223">m</text:span>: 1.75</text:p>
            <text:p text:style-name="P625">26</text:p>
          </table:table-cell>
        </table:table-row>
      </table:table>
      <text:p text:style-name="P179"/>
      <text:p text:style-name="P176"/>
      <text:p text:style-name="P655"/>
      <text:p text:style-name="P655"/>
      <text:p text:style-name="P650"/>
      <text:p text:style-name="P140">Number Manipulation and F Strings in Python:</text:p>
      <text:p text:style-name="P176"/>
      <text:p text:style-name="P176"/>
      <text:p text:style-name="P311">Round the number:</text:p>
      <text:p text:style-name="P183">If you are dividing a number it will give you a float. </text:p>
      <text:p text:style-name="P183"/>
      <text:p text:style-name="P183">You can limit the decimals appearing on the right after the colon by using round.</text:p>
      <text:p text:style-name="P183"/>
      <text:p text:style-name="P117">Example:</text:p>
      <text:p text:style-name="P176"/>
      <text:p text:style-name="P176">print(8 / 3) <text:s/>→<text:span text:style-name="T147"> 2.6666666666666665</text:span></text:p>
      <text:p text:style-name="P176"/>
      <text:p text:style-name="P176">print(<text:span text:style-name="T15">round</text:span>(8 / 3)) <text:s/>→<text:span text:style-name="T147"> 3</text:span></text:p>
      <text:p text:style-name="P176"/>
      <text:p text:style-name="P176">print(<text:span text:style-name="T15">round</text:span>(8 / 3, 2)) →<text:span text:style-name="T147"> 2.67</text:span></text:p>
      <text:p text:style-name="P176"/>
      <text:p text:style-name="P176">print(<text:span text:style-name="T15">round</text:span>(2.6666666, 2)) <text:s/>→<text:span text:style-name="T147"> 2.67</text:span></text:p>
      <text:p text:style-name="P176"/>
      <text:p text:style-name="P176"/>
      <text:p text:style-name="P176"><text:soft-page-break/></text:p>
      <text:p text:style-name="P176"/>
      <text:p text:style-name="P176"/>
      <text:p text:style-name="P176"/>
      <text:p text:style-name="P312">Use the floor edition:</text:p>
      <text:p text:style-name="P176"/>
      <text:p text:style-name="P176">print(8 / 3) →<text:span text:style-name="T148"> 2.6666666666666665 <text:s text:c="3"/>→ float number</text:span></text:p>
      <text:p text:style-name="P176"/>
      <text:p text:style-name="P176">print(8 // 3) →<text:span text:style-name="T148"> 2<text:tab/><text:tab/>→ int number</text:span></text:p>
      <text:p text:style-name="P176"/>
      <text:p text:style-name="P176"/>
      <text:p text:style-name="P313">Using variables:</text:p>
      <text:p text:style-name="P184"/>
      <text:p text:style-name="P313"><text:span text:style-name="T39">result = 4/2 <text:s/>→</text:span><text:span text:style-name="T45"> 2</text:span></text:p>
      <text:p text:style-name="P313"><text:span text:style-name="T39">result </text:span>*=<text:span text:style-name="T39"> 3 <text:s text:c="3"/>→</text:span><text:span text:style-name="T45"> 2 x 3</text:span></text:p>
      <text:p text:style-name="P313"><text:span text:style-name="T39">print(result) <text:s/>→</text:span><text:span text:style-name="T45"> 6</text:span></text:p>
      <text:p text:style-name="P185"/>
      <text:p text:style-name="P186">score = 0</text:p>
      <text:p text:style-name="P314"><text:span text:style-name="T39">score </text:span>+=<text:span text:style-name="T39"> 1</text:span></text:p>
      <text:p text:style-name="P186">print(score) <text:s/>→ 1</text:p>
      <text:p text:style-name="P186"/>
      <text:p text:style-name="P187"/>
      <text:p text:style-name="P315">Change data<text:span text:style-name="T153">t</text:span>ypes: <text:s/><text:span text:style-name="T149">f-String</text:span></text:p>
      <text:p text:style-name="P187"/>
      <text:p text:style-name="P189">We can not use different datatypes to operate in the same line, if you use a string + int the program will fail.</text:p>
      <text:p text:style-name="P189"/>
      <text:p text:style-name="P118">To make it work until now we are converting the data, to str in the below example:</text:p>
      <text:p text:style-name="P187">score = 0</text:p>
      <text:p text:style-name="P315"><text:span text:style-name="T39">print("Your score is: " + </text:span>str(<text:span text:style-name="T39">score))</text:span></text:p>
      <text:p text:style-name="P187"/>
      <text:p text:style-name="P187"/>
      <text:p text:style-name="P119">But we can use f-String to make it much more easy:</text:p>
      <text:p text:style-name="P187"/>
      <text:p text:style-name="P187">score = 0</text:p>
      <text:p text:style-name="P187">height = 1.8</text:p>
      <text:p text:style-name="P187">isWinning = True</text:p>
      <text:p text:style-name="P187"/>
      <text:p text:style-name="P315"><text:span text:style-name="T39">print(</text:span><text:span text:style-name="T150">f"</text:span><text:span text:style-name="T39">Your score is </text:span>{score}<text:span text:style-name="T39">, your height is </text:span>{height}<text:span text:style-name="T39">, you are winning is </text:span>{isWinning}<text:span text:style-name="T39"> ")</text:span></text:p>
      <text:p text:style-name="P187"/>
      <text:p text:style-name="P315"><text:span text:style-name="T39">→</text:span><text:span text:style-name="T46"> Your score is 0, your height is 1.8, you are winning is True </text:span></text:p>
      <text:p text:style-name="P187"/>
      <text:p text:style-name="P187"/>
      <text:p text:style-name="P190">We are calling the variables with {}</text:p>
      <text:p text:style-name="P187"/>
      <text:p text:style-name="P187"/>
      <text:p text:style-name="P316">Exercise:</text:p>
      <text:p text:style-name="P187"/>
      <text:p text:style-name="P191">If you live 90 years you will have 32850 days, 4680 weeks and 1080 months.</text:p>
      <text:p text:style-name="P187"/>
      <text:p text:style-name="P191">Calculate how much time will be using you age as a reference and comparing it with 90 years.</text:p>
      <text:p text:style-name="P187"/>
      <text:p text:style-name="P192"><text:soft-page-break/>Ask for your age and do the math:</text:p>
      <text:p text:style-name="P187">days = age - 90 * 365</text:p>
      <text:p text:style-name="P187">weeks = age - 90 * 52</text:p>
      <text:p text:style-name="P187">months = age - 90 * 12</text:p>
      <text:p text:style-name="P11"/>
      <table:table table:name="Table5" table:style-name="Table5">
        <table:table-column table:style-name="Table5.A"/>
        <table:table-column table:style-name="Table5.B"/>
        <table:table-row>
          <table:table-cell table:style-name="Table5.A1" office:value-type="string">
            <text:p text:style-name="P72">My solution:</text:p>
            <text:p text:style-name="P11"/>
            <text:p text:style-name="P500">age = input("What is your current age? ")</text:p>
            <text:p text:style-name="P500"/>
            <text:p text:style-name="P500">age = int(age)</text:p>
            <text:p text:style-name="P500"/>
            <text:p text:style-name="P500">days = (90 - age) * 365</text:p>
            <text:p text:style-name="P500">weeks = (90 - age) * 52</text:p>
            <text:p text:style-name="P500">months = (90 - age) * 12</text:p>
            <text:p text:style-name="P500"/>
            <text:p text:style-name="P500">print(f"You have {days} days, {weeks} weeks, and {months} months left.")</text:p>
          </table:table-cell>
          <table:table-cell table:style-name="Table5.B1" office:value-type="string">
            <text:p text:style-name="P73">Teacher’<text:span text:style-name="T118">s</text:span> solution:</text:p>
            <text:p text:style-name="P357"/>
            <text:p text:style-name="P362">age = input("What is your current age? ")</text:p>
            <text:p text:style-name="P362"/>
            <text:p text:style-name="P362">age_as_int = int(age)</text:p>
            <text:p text:style-name="P362"/>
            <text:p text:style-name="P362">years_remaining = 90 - age_as_int</text:p>
            <text:p text:style-name="P362">days_remaining = years_remaining * 365</text:p>
            <text:p text:style-name="P362">weeks_remaining = years_remaining * 52</text:p>
            <text:p text:style-name="P362">months_remaining = years_remaining * 12</text:p>
            <text:p text:style-name="P362"/>
            <text:p text:style-name="P362">message = f"You have {days_remaining} days, {weeks_remaining} weeks, and {months_remaining} months left."</text:p>
            <text:p text:style-name="P362"/>
            <text:p text:style-name="P362">print(message)</text:p>
          </table:table-cell>
        </table:table-row>
        <table:table-row>
          <table:table-cell table:style-name="Table5.A2" office:value-type="string">
            <text:p text:style-name="P600">Result:</text:p>
            <text:p text:style-name="P592"/>
            <text:p text:style-name="P564">What is your current age?<text:span text:style-name="T15"> </text:span>40</text:p>
            <text:p text:style-name="P564">You have 18250 days, 2600 weeks, and 600 months left.</text:p>
            <text:p text:style-name="P679"/>
          </table:table-cell>
          <table:table-cell table:style-name="Table5.B2" office:value-type="string">
            <text:p text:style-name="P600">Result:</text:p>
            <text:p text:style-name="P516"/>
            <text:p text:style-name="P564">What is your current age? 40</text:p>
            <text:p text:style-name="P564">You have 18250 days, 2600 weeks, and 600 months left.</text:p>
          </table:table-cell>
        </table:table-row>
      </table:table>
      <text:p text:style-name="P180"/>
      <text:p text:style-name="P193">Variation after cheking teacher’s example:</text:p>
      <text:p text:style-name="P193"/>
      <text:p text:style-name="P397">age = input("What is your current age? ")</text:p>
      <text:p text:style-name="P397"/>
      <text:p text:style-name="P397">age = 90 - int(age)</text:p>
      <text:p text:style-name="P397"/>
      <text:p text:style-name="P397">days = age * 365</text:p>
      <text:p text:style-name="P397">weeks = age * 52</text:p>
      <text:p text:style-name="P397">months = age * 12</text:p>
      <text:p text:style-name="P397"/>
      <text:p text:style-name="P397">print(f"You have {days} days, {weeks} weeks, and {months} months left.")</text:p>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text:soft-page-break/></text:p>
      <text:p text:style-name="P187"/>
      <text:p text:style-name="P187"/>
      <text:p text:style-name="P187"/>
      <text:p text:style-name="P656"/>
      <text:p text:style-name="P656"/>
      <text:p text:style-name="P651"/>
      <text:p text:style-name="P141"><text:span text:style-name="T154">Tip Calculator</text:span>:</text:p>
      <text:p text:style-name="P187"/>
      <text:p text:style-name="P187"/>
      <text:p text:style-name="P187"/>
      <text:p text:style-name="P187"/>
      <text:p text:style-name="P187"/>
      <text:p text:style-name="P187"/>
      <text:p text:style-name="P187"/>
      <text:p text:style-name="P12"/>
      <table:table table:name="Table6" table:style-name="Table6">
        <table:table-column table:style-name="Table6.A"/>
        <table:table-column table:style-name="Table6.B"/>
        <table:table-row>
          <table:table-cell table:style-name="Table6.A1" office:value-type="string">
            <text:p text:style-name="P74">My solution:</text:p>
            <text:p text:style-name="P12"/>
            <text:p text:style-name="P501">print("Welcome to the tip calculator")</text:p>
            <text:p text:style-name="P501">print("")</text:p>
            <text:p text:style-name="P501"/>
            <text:p text:style-name="P501">bill = int(input("What was the total bill? $"))</text:p>
            <text:p text:style-name="P502">percent = int(input("<text:span text:style-name="T47">How much tip would you like to give? 10, 12, or 15?</text:span> "))</text:p>
            <text:p text:style-name="P501">people = int(input("How many people to split the bill? "))</text:p>
            <text:p text:style-name="P501"/>
            <text:p text:style-name="P501">percent_correct = percent / 100</text:p>
            <text:p text:style-name="P501">percent_bill = bill * percent_correct</text:p>
            <text:p text:style-name="P501"/>
            <text:p text:style-name="P501">total = bill + percent_bill </text:p>
            <text:p text:style-name="P501"/>
            <text:p text:style-name="P501">result = total / people</text:p>
            <text:p text:style-name="P501"/>
            <text:p text:style-name="P501">print(f"Each person should pay: ${result}")</text:p>
            <text:p text:style-name="P501"/>
          </table:table-cell>
          <table:table-cell table:style-name="Table6.B1" office:value-type="string">
            <text:p text:style-name="P75">Teacher’<text:span text:style-name="T118">s</text:span> solution:</text:p>
            <text:p text:style-name="P376"/>
            <text:p text:style-name="P363">print("Welcome to the tip calculator")</text:p>
            <text:p text:style-name="P363"/>
            <text:p text:style-name="P376">bill = float(input("What was the total bill? $"))</text:p>
            <text:p text:style-name="P376">tip = int(input("How much tip would you like to give? 10, 12, or 15? "))</text:p>
            <text:p text:style-name="P376">people = int(input("How many people to split the bill?"))</text:p>
            <text:p text:style-name="P376"/>
            <text:p text:style-name="P376">tip_as_percent = tip / 100</text:p>
            <text:p text:style-name="P376">total_tip_amount = bill * tip_as_percent</text:p>
            <text:p text:style-name="P376">total_bill = bill + total_tip_amount</text:p>
            <text:p text:style-name="P376">bill_per_person = total_bill / people</text:p>
            <text:p text:style-name="P376">final_amount = round(bill_per_person, 2)</text:p>
            <text:p text:style-name="P376"/>
            <text:p text:style-name="P376">print(f"Each person should pay: ${final_amount}")</text:p>
          </table:table-cell>
        </table:table-row>
        <table:table-row>
          <table:table-cell table:style-name="Table6.A2" office:value-type="string">
            <text:p text:style-name="P601">Result:</text:p>
            <text:p text:style-name="P593"/>
            <text:p text:style-name="P565">Welcome to the tip calculator</text:p>
            <text:p text:style-name="P565"/>
            <text:p text:style-name="P565">What was the total bill? $150</text:p>
            <text:p text:style-name="P566">How much tip would you like to give? 10, 12, or 15? 12</text:p>
            <text:p text:style-name="P565">How many people to split the bill? 5</text:p>
            <text:p text:style-name="P565">Each person should pay: $33.6</text:p>
            <text:p text:style-name="P959"/>
          </table:table-cell>
          <table:table-cell table:style-name="Table6.B2" office:value-type="string">
            <text:p text:style-name="P601">Result:</text:p>
            <text:p text:style-name="P565"/>
            <text:p text:style-name="P398">Welcome to the tip calculator</text:p>
            <text:p text:style-name="P565">What was the total bill? $100</text:p>
            <text:p text:style-name="P565">How much tip would you like to give? 10, 12, or 15? 10</text:p>
            <text:p text:style-name="P565">How many people to split the bill?5</text:p>
            <text:p text:style-name="P565">Each person should pay: $22.0</text:p>
          </table:table-cell>
        </table:table-row>
      </table:table>
      <text:p text:style-name="P181"/>
      <text:p text:style-name="P177"/>
      <text:p text:style-name="P120">Another approach from the teacher:</text:p>
      <text:p text:style-name="P194"/>
      <text:p text:style-name="P399">bill = float(input("What was the total bill? $"))</text:p>
      <text:p text:style-name="P399">tip = int(input("How much tip would you like to give? 10, 12, or 15? "))</text:p>
      <text:p text:style-name="P399">people = int(input("How many people to split the bill? "))</text:p>
      <text:p text:style-name="P399"/>
      <text:p text:style-name="P399">bill_with_tip =<text:span text:style-name="T15"> bill * (1 + tip /100)</text:span> <text:s text:c="2"/>→<text:span text:style-name="T155"> we simplify in one line three operations</text:span></text:p>
      <text:p text:style-name="P399">bill_per_person = bill_with_tip / people</text:p>
      <text:p text:style-name="P399">final_amount = round(bill_per_person, 2)</text:p>
      <text:p text:style-name="P399"/>
      <text:p text:style-name="P399"><text:soft-page-break/>print(f"Each person should pay: ${final_amount}")</text:p>
      <text:p text:style-name="P187"/>
      <text:p text:style-name="P187"/>
      <text:p text:style-name="P187"/>
      <text:p text:style-name="P121">Another approach from the teacher:<text:span text:style-name="T135"> </text:span><text:span text:style-name="T137">To show two decimals allways.</text:span></text:p>
      <text:p text:style-name="P187"/>
      <text:p text:style-name="P377">bill = float(input("What was the total bill? $"))</text:p>
      <text:p text:style-name="P377">tip = int(input("How much tip would you like to give? 10, 12, or 15? "))</text:p>
      <text:p text:style-name="P377">people = int(input("How many people to split the bill?"))</text:p>
      <text:p text:style-name="P377"/>
      <text:p text:style-name="P377">tip_as_percent = tip / 100</text:p>
      <text:p text:style-name="P377">total_tip_amount = bill * tip_as_percent</text:p>
      <text:p text:style-name="P377">total_bill = bill + total_tip_amount</text:p>
      <text:p text:style-name="P377">bill_per_person = total_bill / people</text:p>
      <text:p text:style-name="P377">final_amount = round(bill_per_person, 2)</text:p>
      <text:p text:style-name="P493">final_amount = “{:.2f}”.format(bill_per_person)<text:span text:style-name="T39"> <text:s text:c="2"/>→ this will show allways two decimal digits. <text:s/>*</text:span></text:p>
      <text:p text:style-name="P377"/>
      <text:p text:style-name="P470">print(f"Each person should pay: ${final_amount}")</text:p>
      <text:p text:style-name="P187"/>
      <text:p text:style-name="P195"/>
      <text:p text:style-name="P195">* Depence on the amount of the bill the result will show only one decimal digit, like:</text:p>
      <text:p text:style-name="P400">bill = 150 </text:p>
      <text:p text:style-name="P400">tip = 12</text:p>
      <text:p text:style-name="P400">people = 5</text:p>
      <text:p text:style-name="P400"/>
      <text:p text:style-name="P400">final_amount = 33.6</text:p>
      <text:p text:style-name="P400"/>
      <text:p text:style-name="P195">But the prices <text:span text:style-name="T156">have to show </text:span>two decimal digits.</text:p>
      <text:p text:style-name="P195">To always show two digits <text:span text:style-name="T156">we can use the format function.</text:span></text:p>
      <text:p text:style-name="P187"/>
      <text:p text:style-name="P494">final_amount = “{:.2f}”.format(bill_per_person)<text:span text:style-name="T39"> </text:span></text:p>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text:soft-page-break/></text:p>
      <text:p text:style-name="P187"/>
      <text:p text:style-name="P187"/>
      <text:p text:style-name="P21"/>
      <text:p text:style-name="P21"/>
      <text:p text:style-name="P137">Day <text:span text:style-name="T157">3</text:span>: <text:s/>Control Flow and Logical Operators:</text:p>
      <text:p text:style-name="P401"/>
      <text:p text:style-name="P401">01/26/2021</text:p>
      <text:p text:style-name="P196"/>
      <text:p text:style-name="P196">Flow control with<text:span text:style-name="T15"> if/else </text:span>statements.</text:p>
      <text:p text:style-name="P187"/>
      <text:p text:style-name="P122">Flow control diagram example:</text:p>
      <text:p text:style-name="P187"/>
      <text:p text:style-name="P197">If you are taller than 120 cm you can ride the rollercoaster</text:p>
      <text:p text:style-name="P197">If (else) you are shorter than 120 cm you can NOT ride it.</text:p>
      <text:p text:style-name="P197"><draw:frame draw:style-name="fr1" draw:name="Image1" text:anchor-type="paragraph" svg:x="0.15cm" svg:y="0.392cm" svg:width="7.846cm" svg:height="5.034cm" draw:z-index="0"><draw:image xlink:href="Pictures/10000001000002DE000001D75537F3CF9850DCDA.png" xlink:type="simple" xlink:show="embed" xlink:actuate="onLoad" draw:mime-type="image/png"/></draw:frame></text:p>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317">Exercise:</text:p>
      <text:p text:style-name="P187"/>
      <text:p text:style-name="P60">If you are taller or equal to 120 you can ride:</text:p>
      <text:p text:style-name="P198"/>
      <text:p text:style-name="P187">print("Welcome to the rollercoaster!")</text:p>
      <text:p text:style-name="P187"/>
      <text:p text:style-name="P187">height = int(input("What is your height in cm? "))</text:p>
      <text:p text:style-name="P187"/>
      <text:p text:style-name="P187"><text:span text:style-name="T15">if </text:span>height<text:span text:style-name="T15"> &gt;= </text:span>120:</text:p>
      <text:p text:style-name="P187"><text:s text:c="2"/>print("You can ride the rollercoaster!")</text:p>
      <text:p text:style-name="P187"/>
      <text:p text:style-name="P315">else:</text:p>
      <text:p text:style-name="P187"><text:s text:c="2"/>print("Sorry, you have to grow taller before you can ride.")</text:p>
      <text:p text:style-name="P187"/>
      <text:p text:style-name="P187"/>
      <text:p text:style-name="P23">Comarison Operators:</text:p>
      <text:p text:style-name="P634"><draw:frame draw:style-name="fr1" draw:name="Image2" text:anchor-type="paragraph" svg:x="0.22cm" svg:y="0.307cm" svg:width="8.622cm" svg:height="5.941cm" draw:z-index="1"><draw:image xlink:href="Pictures/100000010000036B0000025B9A0602AC7424C6FB.png" xlink:type="simple" xlink:show="embed" xlink:actuate="onLoad" draw:mime-type="image/png"/></draw:frame></text:p>
      <text:p text:style-name="P634"/>
      <text:p text:style-name="P634"/>
      <text:p text:style-name="P634"/>
      <text:p text:style-name="P634"/>
      <text:p text:style-name="P634"/>
      <text:p text:style-name="P634"/>
      <text:p text:style-name="P634"/>
      <text:p text:style-name="P634"><text:soft-page-break/></text:p>
      <text:p text:style-name="P634"/>
      <text:p text:style-name="P634"/>
      <text:p text:style-name="P664"/>
      <text:p text:style-name="P665"/>
      <text:p text:style-name="P663"/>
      <text:p text:style-name="P138">Odd or Even? Introducing the Modulo</text:p>
      <text:p text:style-name="P634"/>
      <text:p text:style-name="P41">Modulo: →<text:span text:style-name="T159"> %</text:span></text:p>
      <text:p text:style-name="P666">Will divide a number by another number and will give you the remainder of that <text:span text:style-name="T158">division</text:span>.</text:p>
      <text:p text:style-name="P666"/>
      <text:p text:style-name="P675">You can use modulo to know if a number is even or odd.</text:p>
      <text:p text:style-name="P675"/>
      <text:p text:style-name="P675">If the division of a number by another gives you a reminder, like <text:s/><text:span text:style-name="T139">14 /4 </text:span><text:span text:style-name="T135">=</text:span><text:span text:style-name="T139"> 3,5 </text:span><text:span text:style-name="T135">you will know that the number is odd because will give you a reminder, ,5 in this example.</text:span></text:p>
      <text:p text:style-name="P634"/>
      <text:p text:style-name="P667"><text:span text:style-name="T123">Example:</text:span> 7 % 2</text:p>
      <text:p text:style-name="P669"/>
      <text:p text:style-name="P667">Seven split into portions of 2 is:</text:p>
      <text:p text:style-name="P667">2 + 2 + 2 + 1</text:p>
      <text:p text:style-name="P669"/>
      <text:p text:style-name="P676">Seve<text:span text:style-name="T173">n</text:span> divided by 2 can be divided 3 times (2 + 2 + 2) with a reminder of 1.</text:p>
      <text:p text:style-name="P634"/>
      <text:p text:style-name="P670">1 is what the modulo gives you.</text:p>
      <text:p text:style-name="P634"/>
      <text:p text:style-name="P671">If you run <text:span text:style-name="T159">7 % 2 </text:span>in the console gives you 1:</text:p>
      <text:p text:style-name="P668">7 % 2 <text:span text:style-name="T160">= 1</text:span></text:p>
      <text:p text:style-name="P668"/>
      <text:p text:style-name="P668"/>
      <text:p text:style-name="P672"><text:span text:style-name="T123">Example 2:</text:span> <text:s/>7 % 3</text:p>
      <text:p text:style-name="P672"/>
      <text:p text:style-name="P674">3 + 3 + 1</text:p>
      <text:p text:style-name="P673">7 % 3 <text:span text:style-name="T161">= 1</text:span></text:p>
      <text:p text:style-name="P673"/>
      <text:p text:style-name="P123">Example 3:<text:span text:style-name="T135"> 14 % 4 <text:s text:c="3"/>(14 /4 </text:span><text:span text:style-name="T138">=</text:span><text:span text:style-name="T135"> 3,5)</text:span></text:p>
      <text:p text:style-name="P206"/>
      <text:p text:style-name="P206">4 + 4 + 4 + 2</text:p>
      <text:p text:style-name="P206">14 % 4 = 2</text:p>
      <text:p text:style-name="P188"/>
      <text:p text:style-name="P188"/>
      <text:p text:style-name="P188"/>
      <text:p text:style-name="P188"/>
      <text:p text:style-name="P188"/>
      <text:p text:style-name="P188"/>
      <text:p text:style-name="P318">Exercise:</text:p>
      <text:p text:style-name="P188"/>
      <text:p text:style-name="P199">Tell me if the introduced number is odd or even</text:p>
      <text:p text:style-name="P188"/>
      <text:p text:style-name="P188"/>
      <text:p text:style-name="P188"/>
      <text:p text:style-name="P188"/>
      <text:p text:style-name="P188"/>
      <text:p text:style-name="P188"><text:soft-page-break/></text:p>
      <text:p text:style-name="P13"/>
      <table:table table:name="Table7" table:style-name="Table7">
        <table:table-column table:style-name="Table7.A"/>
        <table:table-column table:style-name="Table7.B"/>
        <table:table-row>
          <table:table-cell table:style-name="Table7.A1" office:value-type="string">
            <text:p text:style-name="P76">My solution:</text:p>
            <text:p text:style-name="P13"/>
            <text:p text:style-name="P503">number = int(input("Which number do you want to check? "))</text:p>
            <text:p text:style-name="P503"/>
            <text:p text:style-name="P503">odd_even = number % 2</text:p>
            <text:p text:style-name="P503"/>
            <text:p text:style-name="P503">if odd_even == 0:</text:p>
            <text:p text:style-name="P503"><text:s text:c="2"/>print("This is an even number.")</text:p>
            <text:p text:style-name="P503"/>
            <text:p text:style-name="P503">else:</text:p>
            <text:p text:style-name="P503"><text:s text:c="2"/>print("This is an odd number.")</text:p>
            <text:p text:style-name="P503"/>
          </table:table-cell>
          <table:table-cell table:style-name="Table7.B1" office:value-type="string">
            <text:p text:style-name="P77">Teacher’<text:span text:style-name="T118">s</text:span> solution:</text:p>
            <text:p text:style-name="P378"/>
            <text:p text:style-name="P364">number = int(input("Which number do you want to check? "))</text:p>
            <text:p text:style-name="P364"/>
            <text:p text:style-name="P364">if number % 2 == 0:</text:p>
            <text:p text:style-name="P364"><text:s text:c="2"/>print("This is an even number.")</text:p>
            <text:p text:style-name="P364"/>
            <text:p text:style-name="P364">else:</text:p>
            <text:p text:style-name="P364"><text:s text:c="2"/>print("This is an odd number.")</text:p>
          </table:table-cell>
        </table:table-row>
        <table:table-row>
          <table:table-cell table:style-name="Table7.A2" office:value-type="string">
            <text:p text:style-name="P602">Result:</text:p>
            <text:p text:style-name="P594"/>
            <text:p text:style-name="P557">Which number do you want to check? 23452451</text:p>
            <text:p text:style-name="P557">This is an odd number.</text:p>
            <text:p text:style-name="P960"/>
          </table:table-cell>
          <table:table-cell table:style-name="Table7.B2" office:value-type="string">
            <text:p text:style-name="P602">Result:</text:p>
            <text:p text:style-name="P557"/>
            <text:p text:style-name="P556">Which number do you want to check? 2342342423</text:p>
            <text:p text:style-name="P556">This is an odd number.</text:p>
          </table:table-cell>
        </table:table-row>
      </table:table>
      <text:p text:style-name="P182"/>
      <text:p text:style-name="P178"/>
      <text:p text:style-name="P202"/>
      <text:p text:style-name="P203"/>
      <text:p text:style-name="P199"/>
      <text:p text:style-name="P146">Nested if statements and elif statements:</text:p>
      <text:p text:style-name="P206"/>
      <text:p text:style-name="P206"/>
      <text:p text:style-name="P319">Nested If/Else statements:</text:p>
      <text:p text:style-name="P206"/>
      <text:p text:style-name="P224">Following the height example, if you are 120 cm or higher you can use the rollercoaster, if not (else) you can NOT.</text:p>
      <text:p text:style-name="P224"/>
      <text:p text:style-name="P224">Now if you are 120 or higher and you have 18 ages or more you will pay $12. If you are under 18 ages you will pay $7.</text:p>
      <text:p text:style-name="P206"/>
      <text:p text:style-name="P125">We will use nested if/else statements:</text:p>
      <text:p text:style-name="P206"/>
      <text:p text:style-name="P124"><draw:frame draw:style-name="fr1" draw:name="Image3" text:anchor-type="paragraph" svg:x="-0.443cm" svg:y="0.108cm" svg:width="11.515cm" svg:height="9.229cm" draw:z-index="2"><draw:image xlink:href="Pictures/100000010000041D0000034C4EB909D71EA22FC9.png" xlink:type="simple" xlink:show="embed" xlink:actuate="onLoad" draw:mime-type="image/png"/></draw:frame><text:span text:style-name="T135"><text:s/></text:span><text:span text:style-name="T162">height = int(input("Tell me your heigh in cm: "))</text:span></text:p>
      <text:p text:style-name="P402"/>
      <text:p text:style-name="P587"><text:span text:style-name="T140">if </text:span><text:span text:style-name="T135">height &gt;= 120:</text:span></text:p>
      <text:p text:style-name="P402"><text:s text:c="3"/>print("You can ride the rollercoaster")</text:p>
      <text:p text:style-name="P402"><text:s text:c="3"/>age = int(input("What is your age: "))</text:p>
      <text:p text:style-name="P587"><text:span text:style-name="T135"><text:s/></text:span><text:span text:style-name="T140"><text:s text:c="2"/>if </text:span><text:span text:style-name="T135">age &gt;= 18:</text:span></text:p>
      <text:p text:style-name="P402"><text:s text:c="5"/>print("Please pay $12")</text:p>
      <text:p text:style-name="P587"><text:span text:style-name="T135"><text:s/></text:span><text:span text:style-name="T140"><text:s text:c="2"/>else</text:span><text:span text:style-name="T135">:</text:span></text:p>
      <text:p text:style-name="P402"><text:s text:c="5"/>print("Please pay $7")</text:p>
      <text:p text:style-name="P402"/>
      <text:p text:style-name="P471">else:</text:p>
      <text:p text:style-name="P402"><text:s text:c="2"/>print("Sorry, you have to grow taller.")</text:p>
      <text:p text:style-name="P402"/>
      <text:p text:style-name="P403"/>
      <text:p text:style-name="P206"/>
      <text:p text:style-name="P206"/>
      <text:p text:style-name="P206"><text:soft-page-break/></text:p>
      <text:p text:style-name="P206"/>
      <text:p text:style-name="P206"/>
      <text:p text:style-name="P320">If / elif /else:</text:p>
      <text:p text:style-name="P206"/>
      <text:p text:style-name="P225">If condition 1 is true do A</text:p>
      <text:p text:style-name="P225">If 1 is not true check if condition 2 is true and if so do B</text:p>
      <text:p text:style-name="P225"/>
      <text:p text:style-name="P225">Finally, if none of the conditions are true do the ELSE</text:p>
      <text:p text:style-name="P206"><draw:frame draw:style-name="fr1" draw:name="Image5" text:anchor-type="paragraph" svg:x="7.033cm" svg:y="0.432cm" svg:width="11.631cm" svg:height="9.063cm" draw:z-index="4"><draw:image xlink:href="Pictures/1000000100000448000003560AA0BD50DD9915A7.png" xlink:type="simple" xlink:show="embed" xlink:actuate="onLoad" draw:mime-type="image/png"/></draw:frame></text:p>
      <text:p text:style-name="P206"><draw:frame draw:style-name="fr1" draw:name="Image4" text:anchor-type="paragraph" svg:x="-0.325cm" svg:y="0.427cm" svg:width="6.779cm" svg:height="7.442cm" draw:z-index="3"><draw:image xlink:href="Pictures/10000001000002AD000002F000829BA4C8D9FCCB.png" xlink:type="simple" xlink:show="embed" xlink:actuate="onLoad" draw:mime-type="image/png"/></draw:frame></text:p>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26">Now we will check if you have the correct height. If you are under 120 cm, game over.</text:p>
      <text:p text:style-name="P226"/>
      <text:p text:style-name="P226">If you have the correct height you have to tell us your age:</text:p>
      <text:p text:style-name="P226"/>
      <text:p text:style-name="P226">If you are 18 or over you have to pay $12</text:p>
      <text:p text:style-name="P226">If you are between 12 and 18 you have to pay $7</text:p>
      <text:p text:style-name="P226"/>
      <text:p text:style-name="P226">And if you are not matching any of the above ages you have to pay $5.</text:p>
      <text:p text:style-name="P226"/>
      <text:p text:style-name="P403">height = int(input("Tell me your heigh in cm: "))</text:p>
      <text:p text:style-name="P206"/>
      <text:p text:style-name="P403">if height &gt;= 120:</text:p>
      <text:p text:style-name="P403"><text:s text:c="2"/>print("You can ride the rollercoaster")</text:p>
      <text:p text:style-name="P403"><text:s text:c="2"/>age = int(input("What is your age: "))</text:p>
      <text:p text:style-name="P403"><text:s text:c="2"/>if age &lt; 12:</text:p>
      <text:p text:style-name="P403"><text:s text:c="4"/>print("Please pay $5")</text:p>
      <text:p text:style-name="P403"><text:s text:c="2"/>elif age &gt;= 18:</text:p>
      <text:p text:style-name="P403"><text:s text:c="4"/>print("Please pay $12")</text:p>
      <text:p text:style-name="P403"><text:s text:c="2"/>else:</text:p>
      <text:p text:style-name="P403"><text:s text:c="4"/>print("Please pay $7 ") <text:s/></text:p>
      <text:p text:style-name="P403"/>
      <text:p text:style-name="P403">else:</text:p>
      <text:p text:style-name="P403"><text:s text:c="2"/>print("Sorry, you have to grow taller.")</text:p>
      <text:p text:style-name="P206"><text:soft-page-break/></text:p>
      <text:p text:style-name="P206"/>
      <text:p text:style-name="P227"><text:a xlink:type="simple" xlink:href="https://repl.it/@jsc0/day-3-2-exercise#main.py" text:style-name="Internet_20_link" text:visited-style-name="Visited_20_Internet_20_Link">Exercise3.2</text:a> BMI Calculator 2</text:p>
      <text:p text:style-name="P227"/>
      <text:p text:style-name="P227">Ask for your height and weight.</text:p>
      <text:p text:style-name="P206"/>
      <text:p text:style-name="P227">If you are :</text:p>
      <text:p text:style-name="P420">Under 18.5 they are underweight</text:p>
      <text:p text:style-name="P420">Over 18.5 but below 25 they have a normal weight</text:p>
      <text:p text:style-name="P420">Over 25 but below 30 they are slightly overweight</text:p>
      <text:p text:style-name="P420">Over 30 but below 35 they are obese</text:p>
      <text:p text:style-name="P420">Above 35 they are clinically obese.</text:p>
      <text:p text:style-name="P206"/>
      <text:p text:style-name="P227">Print <text:span text:style-name="T172">the message in the solution highligting the medical condition.</text:span></text:p>
      <text:p text:style-name="P207"/>
      <table:table table:name="Table8" table:style-name="Table8">
        <table:table-column table:style-name="Table8.A"/>
        <table:table-column table:style-name="Table8.B"/>
        <table:table-row>
          <table:table-cell table:style-name="Table8.A1" office:value-type="string">
            <text:p text:style-name="P78">My solution:</text:p>
            <text:p text:style-name="P14"/>
            <text:p text:style-name="P504">height = float(input("enter your height in m: "))</text:p>
            <text:p text:style-name="P504">weight = float(input("enter your weight in kg: "))</text:p>
            <text:p text:style-name="P504"/>
            <text:p text:style-name="P504">bmi = round(weight / (height ** 2))</text:p>
            <text:p text:style-name="P504">start = "\033[1m"</text:p>
            <text:p text:style-name="P504">end = "\033[0;0m"</text:p>
            <text:p text:style-name="P504"/>
            <text:p text:style-name="P504">if bmi &lt; 18.5:</text:p>
            <text:p text:style-name="P504"><text:s text:c="2"/>print(f"Your BMI is {bmi},{start} you are underweight.{end}") <text:s/></text:p>
            <text:p text:style-name="P504"/>
            <text:p text:style-name="P504">elif bmi &gt;= 18.5:</text:p>
            <text:p text:style-name="P504"><text:s text:c="2"/>if bmi &lt; 25:</text:p>
            <text:p text:style-name="P504"><text:s text:c="4"/>print(f"Your BMI is {bmi},{start} you have a {start}normal weight.{end}")</text:p>
            <text:p text:style-name="P504"><text:s text:c="2"/>elif bmi &gt; 25:</text:p>
            <text:p text:style-name="P504"><text:s text:c="4"/>if bmi &lt; 30:</text:p>
            <text:p text:style-name="P504"><text:s text:c="6"/>print(f"Your BMI is {bmi}, you are {start}slightly. overweight.{end}")</text:p>
            <text:p text:style-name="P504"><text:s text:c="4"/>elif bmi &gt; 30:</text:p>
            <text:p text:style-name="P504"><text:s text:c="6"/>if bmi &lt;= 35:</text:p>
            <text:p text:style-name="P504"><text:s text:c="8"/>print(f"Your BMI is {bmi}, you are {start}obese.{end}") </text:p>
            <text:p text:style-name="P504"><text:s text:c="6"/>else:</text:p>
            <text:p text:style-name="P504"><text:s text:c="8"/>print(f"Your BMI is {bmi}, you are {start}clinically obese.{end}")</text:p>
            <text:p text:style-name="P504"/>
          </table:table-cell>
          <table:table-cell table:style-name="Table8.B1" office:value-type="string">
            <text:p text:style-name="P79">Teacher’<text:span text:style-name="T118">s</text:span> solution:</text:p>
            <text:p text:style-name="P379"/>
            <text:p text:style-name="P505">height = float(input("enter your height in m: "))</text:p>
            <text:p text:style-name="P505">weight = float(input("enter your weight in kg: "))</text:p>
            <text:p text:style-name="P505"/>
            <text:p text:style-name="P366">bmi = round(weight / (height ** 2))</text:p>
            <text:p text:style-name="P379"/>
            <text:p text:style-name="P379"/>
            <text:p text:style-name="P365">if bmi &lt; 18.5:</text:p>
            <text:p text:style-name="P365"><text:s text:c="2"/>print(f"Your BMI is {bmi}, you are underweight.") <text:s/></text:p>
            <text:p text:style-name="P365">elif bmi &lt; 25:</text:p>
            <text:p text:style-name="P365"><text:s text:c="2"/>print(f"Your BMI is {bmi}, you are normal weight.")</text:p>
            <text:p text:style-name="P365">elif bmi &lt; 30:</text:p>
            <text:p text:style-name="P365"><text:s text:c="2"/>print(f"Your BMI is {bmi}, you are overweight.")</text:p>
            <text:p text:style-name="P365">elif bmi &lt; 35:</text:p>
            <text:p text:style-name="P365"><text:s text:c="2"/>print(f"Your BMI is {bmi}, you are obese.") <text:s/></text:p>
            <text:p text:style-name="P365">else:</text:p>
            <text:p text:style-name="P365"><text:s text:c="2"/>print(f"Your BMI is {bmi}, you are clinically obese.") </text:p>
          </table:table-cell>
        </table:table-row>
        <table:table-row>
          <table:table-cell table:style-name="Table8.A2" office:value-type="string">
            <text:p text:style-name="P603">Result:</text:p>
            <text:p text:style-name="P595"/>
            <text:p text:style-name="P559">enter your height in m: 1.7</text:p>
            <text:p text:style-name="P559">enter your weight in kg: 70</text:p>
            <text:p text:style-name="P559">Your BMI is 24, you have a<text:span text:style-name="T15"> normal weight.</text:span></text:p>
            <text:p text:style-name="P961"/>
          </table:table-cell>
          <table:table-cell table:style-name="Table8.B2" office:value-type="string">
            <text:p text:style-name="P603">Result:</text:p>
            <text:p text:style-name="P559"/>
            <text:p text:style-name="P558"/>
          </table:table-cell>
        </table:table-row>
      </table:table>
      <text:p text:style-name="P207"/>
      <text:p text:style-name="P206"/>
      <text:p text:style-name="P206"/>
      <text:p text:style-name="P206"/>
      <text:p text:style-name="P206"/>
      <text:p text:style-name="P206"/>
      <text:p text:style-name="P206"/>
      <text:p text:style-name="P206"/>
      <text:p text:style-name="P206"><text:soft-page-break/></text:p>
      <text:p text:style-name="P206"/>
      <text:p text:style-name="P228"><text:a xlink:type="simple" xlink:href="https://repl.it/@jsc0/day-3-3-exercise-1#main.py" text:style-name="Internet_20_link" text:visited-style-name="Visited_20_Internet_20_Link">Exercise 3.3</text:a></text:p>
      <text:p text:style-name="P206"/>
      <text:p text:style-name="P229">Type a year and tell me if it is a leap year or not, follow this rule:</text:p>
      <text:p text:style-name="P229"><draw:frame draw:style-name="fr1" draw:name="Image7" text:anchor-type="paragraph" svg:x="5.609cm" svg:y="0.418cm" svg:width="12.134cm" svg:height="9.01cm" draw:z-index="6"><draw:image xlink:href="Pictures/10000001000004760000035024E11CF2D78085C7.png" xlink:type="simple" xlink:show="embed" xlink:actuate="onLoad" draw:mime-type="image/png"/></draw:frame></text:p>
      <text:p text:style-name="P229">Example:</text:p>
      <text:p text:style-name="P229">2000 ÷ 4 = 500 (Leap)</text:p>
      <text:p text:style-name="P229">2000 ÷ 100 = 20 (Not Leap)</text:p>
      <text:p text:style-name="P229">2000 ÷ 400 = 5 (Leap!)</text:p>
      <text:p text:style-name="P209">-----</text:p>
      <text:p text:style-name="P209">2100 ÷ 4 = 525 (Leap)</text:p>
      <text:p text:style-name="P209">2100 ÷ 100 = 21 (Not Leap)</text:p>
      <text:p text:style-name="P209">2100 ÷ 400 = 5.25 (Not Leap)</text:p>
      <text:p text:style-name="P209"/>
      <text:p text:style-name="P209"/>
      <text:p text:style-name="P231"/>
      <text:p text:style-name="P208"/>
      <text:p text:style-name="P208"/>
      <text:p text:style-name="P208"/>
      <text:p text:style-name="P208"/>
      <text:p text:style-name="P208"/>
      <text:p text:style-name="P208"/>
      <text:p text:style-name="P208"/>
      <text:p text:style-name="P208"/>
      <text:p text:style-name="P208"/>
      <text:p text:style-name="P208"/>
      <table:table table:name="Table9" table:style-name="Table9">
        <table:table-column table:style-name="Table9.A"/>
        <table:table-column table:style-name="Table9.B"/>
        <table:table-row>
          <table:table-cell table:style-name="Table9.A1" office:value-type="string">
            <text:p text:style-name="P80">My solution:</text:p>
            <text:p text:style-name="P15"/>
            <text:p text:style-name="P506">year = int(input("Which year do you want to check? "))</text:p>
            <text:p text:style-name="P506"/>
            <text:p text:style-name="P506">year_4 = year % 4</text:p>
            <text:p text:style-name="P506">year_100 = year % 100</text:p>
            <text:p text:style-name="P506">year_400 = year % 400</text:p>
            <text:p text:style-name="P506"/>
            <text:p text:style-name="P506">if year_4 == 0 :</text:p>
            <text:p text:style-name="P506"><text:s text:c="2"/>if year_100 == 0:</text:p>
            <text:p text:style-name="P506"><text:s text:c="4"/>if year_400 == 0:</text:p>
            <text:p text:style-name="P506"><text:s text:c="6"/>print("Leap year.")</text:p>
            <text:p text:style-name="P506">else:</text:p>
            <text:p text:style-name="P506"><text:s text:c="2"/>print("Not leap year.")</text:p>
            <text:p text:style-name="P506"/>
          </table:table-cell>
          <table:table-cell table:style-name="Table9.B1" office:value-type="string">
            <text:p text:style-name="P81">Teacher’<text:span text:style-name="T118">s</text:span> solution:</text:p>
            <text:p text:style-name="P380"/>
            <text:p text:style-name="P367">year = int(input("Which year do you want to check? "))</text:p>
            <text:p text:style-name="P380"/>
            <text:p text:style-name="P368">if year % 4 == 0:</text:p>
            <text:p text:style-name="P368"><text:s text:c="3"/>if year % 100 == 0:</text:p>
            <text:p text:style-name="P368"><text:s text:c="5"/>if year % 400 == 0:</text:p>
            <text:p text:style-name="P368"><text:s text:c="7"/>print("Leap year.")</text:p>
            <text:p text:style-name="P368"><text:s text:c="5"/>else:</text:p>
            <text:p text:style-name="P368"><text:s text:c="7"/>print("Not leap year.") <text:s/></text:p>
            <text:p text:style-name="P368"><text:s text:c="3"/>else:</text:p>
            <text:p text:style-name="P368"><text:s text:c="5"/>print("Leap year.") <text:s/></text:p>
            <text:p text:style-name="P368">else:</text:p>
            <text:p text:style-name="P368"><text:s text:c="2"/>print("Not leap year.")</text:p>
          </table:table-cell>
        </table:table-row>
        <table:table-row>
          <table:table-cell table:style-name="Table9.A2" office:value-type="string">
            <text:p text:style-name="P604">Result:</text:p>
            <text:p text:style-name="P596"/>
            <text:p text:style-name="P567">Which year do you want to check? <text:span text:style-name="T15">2002</text:span></text:p>
            <text:p text:style-name="P567">Not leap year.</text:p>
            <text:p text:style-name="P962">---</text:p>
            <text:p text:style-name="P517">Which year do you want to check? <text:span text:style-name="T15">2000</text:span></text:p>
            <text:p text:style-name="P517">Leap year.</text:p>
            <text:p text:style-name="P517"/>
          </table:table-cell>
          <table:table-cell table:style-name="Table9.B2" office:value-type="string">
            <text:p text:style-name="P604">Result:</text:p>
            <text:p text:style-name="P567"/>
            <text:p text:style-name="P568">Which year do you want to check? <text:span text:style-name="T15">2002</text:span></text:p>
            <text:p text:style-name="P568">Not leap year.</text:p>
            <text:p text:style-name="P963">---</text:p>
            <text:p text:style-name="P518">Which year do you want to check? <text:span text:style-name="T15">2000</text:span></text:p>
            <text:p text:style-name="P518">Leap year.</text:p>
            <text:p text:style-name="P568"/>
          </table:table-cell>
        </table:table-row>
      </table:table>
      <text:p text:style-name="P208"/>
      <text:p text:style-name="P208"/>
      <text:p text:style-name="P206"/>
      <text:p text:style-name="P206"/>
      <text:p text:style-name="P206"/>
      <text:p text:style-name="P206"><text:soft-page-break/></text:p>
      <text:p text:style-name="P206"/>
      <text:p text:style-name="P204"/>
      <text:p text:style-name="P204"/>
      <text:p text:style-name="P200"/>
      <text:p text:style-name="P147">Multiple If Statements in Succession:</text:p>
      <text:p text:style-name="P210"/>
      <text:p text:style-name="P206"><draw:frame draw:style-name="fr1" draw:name="Image6" text:anchor-type="paragraph" svg:x="0.023cm" svg:y="0.439cm" svg:width="10.739cm" svg:height="5.131cm" draw:z-index="5"><draw:image xlink:href="Pictures/10000001000005EF000002D67F63C3315CD7B1EA.png" xlink:type="simple" xlink:show="embed" xlink:actuate="onLoad" draw:mime-type="image/png"/></draw:frame></text:p>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Until now with if / elif /else only one of the conditions will be executed.</text:p>
      <text:p text:style-name="P230">But with Multiple if all will be executed if all of them are true.</text:p>
      <text:p text:style-name="P206"><draw:frame draw:style-name="fr1" draw:name="Image8" text:anchor-type="paragraph" svg:x="0.06cm" svg:y="0.203cm" svg:width="10.462cm" svg:height="15.161cm" draw:z-index="7"><draw:image xlink:href="Pictures/1000000100000214000003030320D23394F9C416.png" xlink:type="simple" xlink:show="embed" xlink:actuate="onLoad" draw:mime-type="image/png"/></draw:frame></text:p>
      <text:p text:style-name="P206"><text:s/><text:span text:style-name="T174">Using the previous rollercoaster code:</text:span></text:p>
      <text:p text:style-name="P206"/>
      <text:p text:style-name="P404">height = int(input("Tell me your heigh in cm: "))</text:p>
      <text:p text:style-name="P211"/>
      <text:p text:style-name="P404">if height &gt;= 120:</text:p>
      <text:p text:style-name="P404"><text:s text:c="2"/>print("You can ride the rollercoaster")</text:p>
      <text:p text:style-name="P404"><text:s text:c="2"/>age = int(input("What is your age: "))</text:p>
      <text:p text:style-name="P404"><text:s text:c="2"/>if age &lt; 12:</text:p>
      <text:p text:style-name="P404"><text:s text:c="4"/>print("Please pay $5")</text:p>
      <text:p text:style-name="P404"><text:s text:c="2"/>elif age &gt;= 18:</text:p>
      <text:p text:style-name="P404"><text:s text:c="4"/>print("Please pay $12")</text:p>
      <text:p text:style-name="P404"><text:s text:c="2"/>else:</text:p>
      <text:p text:style-name="P404"><text:s text:c="4"/>print("Please pay $7 ") <text:s/></text:p>
      <text:p text:style-name="P404"/>
      <text:p text:style-name="P404">else:</text:p>
      <text:p text:style-name="P404"><text:s text:c="2"/>print("Sorry, you have to grow taller.")</text:p>
      <text:p text:style-name="P206"><text:s/></text:p>
      <text:p text:style-name="P206"><text:s text:c="2"/></text:p>
      <text:p text:style-name="P232"/>
      <text:p text:style-name="P206"/>
      <text:p text:style-name="P206"/>
      <text:p text:style-name="P206"/>
      <text:p text:style-name="P206"/>
      <text:p text:style-name="P206"/>
      <text:p text:style-name="P206"/>
      <text:p text:style-name="P206"/>
      <text:p text:style-name="P206"/>
      <text:p text:style-name="P206"/>
      <text:p text:style-name="P206"/>
      <text:p text:style-name="P206"><text:soft-page-break/></text:p>
      <text:p text:style-name="P212"/>
      <text:p text:style-name="P233">Add into it the option to pay for the photo taken or not and if so add $3 to the final bill:</text:p>
      <text:p text:style-name="P233"/>
      <text:p text:style-name="P403">height = int(input("Tell me your heigh in cm: "))</text:p>
      <text:p text:style-name="P403"/>
      <text:p text:style-name="P472">bill = 0</text:p>
      <text:p text:style-name="P403"/>
      <text:p text:style-name="P403">if height &gt;= 120:</text:p>
      <text:p text:style-name="P403"><text:s text:c="2"/>print("You can ride the rollercoaster")</text:p>
      <text:p text:style-name="P403"><text:s text:c="2"/></text:p>
      <text:p text:style-name="P403"><text:s text:c="2"/>age = int(input("What is your age: "))</text:p>
      <text:p text:style-name="P403"><text:s text:c="2"/>if age &lt; 12:</text:p>
      <text:p text:style-name="P403"><text:s text:c="4"/>print("Child tickets are $5")</text:p>
      <text:p text:style-name="P403"><text:s text:c="3"/><text:span text:style-name="T15"><text:s/>bill = 5</text:span></text:p>
      <text:p text:style-name="P403"><text:s text:c="2"/>elif age &gt;= 18:</text:p>
      <text:p text:style-name="P403"><text:s text:c="4"/>print("Adult tickets are <text:s/>$12")</text:p>
      <text:p text:style-name="P403"><text:s text:c="4"/><text:span text:style-name="T15">bill = 12</text:span></text:p>
      <text:p text:style-name="P403"><text:s text:c="2"/>else:</text:p>
      <text:p text:style-name="P403"><text:s text:c="4"/>print("Youth tickets are $7 ")</text:p>
      <text:p text:style-name="P403"><text:s text:c="4"/><text:span text:style-name="T15">bill = 7</text:span></text:p>
      <text:p text:style-name="P403"><text:s text:c="2"/>photo = (input("Do you want the photo taken? Y or N: "))</text:p>
      <text:p text:style-name="P403"><text:s text:c="2"/><text:span text:style-name="T15">if photo == "Y":</text:span></text:p>
      <text:p text:style-name="P472"><text:s text:c="4"/>bill += 3</text:p>
      <text:p text:style-name="P403"><text:s text:c="2"/>print(f"Your final bill is ${bill}")</text:p>
      <text:p text:style-name="P403">else:</text:p>
      <text:p text:style-name="P403"><text:s text:c="2"/>print("Sorry, you have to grow taller.")</text:p>
      <text:p text:style-name="P403"/>
      <text:p text:style-name="P403"/>
      <text:p text:style-name="P403"/>
      <text:p text:style-name="P403"/>
      <text:p text:style-name="P403"/>
      <text:p text:style-name="P403"/>
      <text:p text:style-name="P403"/>
      <text:p text:style-name="P403"/>
      <text:p text:style-name="P403"/>
      <text:p text:style-name="P403"/>
      <text:p text:style-name="P403"/>
      <text:p text:style-name="P403"/>
      <text:p text:style-name="P403"/>
      <text:p text:style-name="P403"/>
      <text:p text:style-name="P403"/>
      <text:p text:style-name="P403"/>
      <text:p text:style-name="P403"/>
      <text:p text:style-name="P403"/>
      <text:p text:style-name="P403"/>
      <text:p text:style-name="P403"/>
      <text:p text:style-name="P403"/>
      <text:p text:style-name="P403"/>
      <text:p text:style-name="P403"/>
      <text:p text:style-name="P403"/>
      <text:p text:style-name="P403"/>
      <text:p text:style-name="P403"/>
      <text:p text:style-name="P403"/>
      <text:p text:style-name="P403"/>
      <text:p text:style-name="P403"/>
      <text:p text:style-name="P403"/>
      <text:p text:style-name="P403"/>
      <text:p text:style-name="P403"/>
      <text:p text:style-name="P403"/>
      <text:p text:style-name="P403"/>
      <text:p text:style-name="P403"/>
      <text:p text:style-name="P403"><text:soft-page-break/></text:p>
      <text:p text:style-name="P213"/>
      <text:p text:style-name="P321">Exercise 3.4:<text:span text:style-name="T39"> </text:span><text:span text:style-name="T48">Ordering pizza.</text:span></text:p>
      <text:p text:style-name="P234"/>
      <text:p text:style-name="P235">Ask for the size, S <text:span text:style-name="T224">($15)</text:span>, M <text:span text:style-name="T224">($20)</text:span> or L <text:span text:style-name="T224">($25)</text:span></text:p>
      <text:p text:style-name="P235">Ask if you whant to add extra peperoni: + $2 for S and <text:s/>+ $3 for M and L</text:p>
      <text:p text:style-name="P235">Ask if you want extra cheese: +$1 to all sizes.</text:p>
      <text:p text:style-name="P213"/>
      <table:table table:name="Table10" table:style-name="Table10">
        <table:table-column table:style-name="Table10.A"/>
        <table:table-column table:style-name="Table10.B"/>
        <table:table-row>
          <table:table-cell table:style-name="Table10.A1" office:value-type="string">
            <text:p text:style-name="P82">My solution:</text:p>
            <text:p text:style-name="P16"/>
            <text:p text:style-name="P405">print("Welcome to Python Pizza Delivieries!\n")</text:p>
            <text:p text:style-name="P405"/>
            <text:p text:style-name="P405">pizza = input("What size pizza do you want? S, M or L: ")</text:p>
            <text:p text:style-name="P405">bill = 0</text:p>
            <text:p text:style-name="P405"/>
            <text:p text:style-name="P405">if pizza == "S":</text:p>
            <text:p text:style-name="P405"><text:s text:c="2"/>bill += 15</text:p>
            <text:p text:style-name="P405">if pizza == "M":</text:p>
            <text:p text:style-name="P405"><text:s text:c="2"/>bill += 20</text:p>
            <text:p text:style-name="P405">if pizza == "L":</text:p>
            <text:p text:style-name="P405"><text:s text:c="2"/>bill += 25</text:p>
            <text:p text:style-name="P405"/>
            <text:p text:style-name="P405">peperoni = input("Do you want peperoni? Y or N: ")</text:p>
            <text:p text:style-name="P405"/>
            <text:p text:style-name="P405">if peperoni == "Y":</text:p>
            <text:p text:style-name="P405"><text:s text:c="2"/>if pizza == "S":</text:p>
            <text:p text:style-name="P405"><text:s text:c="4"/>bill += 2</text:p>
            <text:p text:style-name="P405"><text:s text:c="2"/>if pizza == "M" or pizza == "L":</text:p>
            <text:p text:style-name="P405"><text:s text:c="4"/>bill += 3 </text:p>
            <text:p text:style-name="P405"/>
            <text:p text:style-name="P405">cheese = input("Do you want extra cheese? Y or N: ")</text:p>
            <text:p text:style-name="P405"/>
            <text:p text:style-name="P405">if cheese == "Y":</text:p>
            <text:p text:style-name="P405"><text:s text:c="2"/>bill += 1</text:p>
            <text:p text:style-name="P405"/>
            <text:p text:style-name="P405">print(f"Your bill is ${bill}")</text:p>
            <text:p text:style-name="P507"/>
          </table:table-cell>
          <table:table-cell table:style-name="Table10.B1" office:value-type="string">
            <text:p text:style-name="P83">Teacher’<text:span text:style-name="T118">s</text:span> solution:</text:p>
            <text:p text:style-name="P381"/>
            <text:p text:style-name="P369">print("Welcome to Python Pizza Deliveries!")</text:p>
            <text:p text:style-name="P369">size = input("What size pizza do you want? S, M, or L ")</text:p>
            <text:p text:style-name="P369">add_pepperoni = input("Do you want pepperoni? Y or N ")</text:p>
            <text:p text:style-name="P369">extra_cheese = input("Do you want extra cheese? Y or N ")</text:p>
            <text:p text:style-name="P369"/>
            <text:p text:style-name="P369">bill = 0</text:p>
            <text:p text:style-name="P369"/>
            <text:p text:style-name="P369">if size == "S":</text:p>
            <text:p text:style-name="P369"><text:s text:c="2"/>bill += 15</text:p>
            <text:p text:style-name="P369">elif size == "M":</text:p>
            <text:p text:style-name="P369"><text:s text:c="2"/>bill += 20</text:p>
            <text:p text:style-name="P369">else:</text:p>
            <text:p text:style-name="P369"><text:s text:c="2"/>bill += 25</text:p>
            <text:p text:style-name="P369"/>
            <text:p text:style-name="P369">if add_pepperoni == "Y":</text:p>
            <text:p text:style-name="P369"><text:s text:c="2"/>if size == "S":</text:p>
            <text:p text:style-name="P369"><text:s text:c="4"/>bill += 2</text:p>
            <text:p text:style-name="P369"><text:s text:c="2"/>else:</text:p>
            <text:p text:style-name="P369"><text:s text:c="4"/>bill += 3</text:p>
            <text:p text:style-name="P369"><text:s text:c="4"/></text:p>
            <text:p text:style-name="P369">if extra_cheese == "Y":</text:p>
            <text:p text:style-name="P369"><text:s text:c="2"/>bill += 1</text:p>
            <text:p text:style-name="P369"><text:s text:c="2"/></text:p>
            <text:p text:style-name="P369">print(f"Your final bill is: ${bill}.")</text:p>
          </table:table-cell>
        </table:table-row>
        <table:table-row>
          <table:table-cell table:style-name="Table10.A2" office:value-type="string">
            <text:p text:style-name="P605">Result:</text:p>
            <text:p text:style-name="P519">Welcome to Python Pizza Delivieries!</text:p>
            <text:p text:style-name="P519"/>
            <text:p text:style-name="P519">What size pizza do you want? S, M or L: L</text:p>
            <text:p text:style-name="P519">Do you want peperoni? Y or N: Y</text:p>
            <text:p text:style-name="P519">Do you want cheese? Y or N: Y</text:p>
            <text:p text:style-name="P519">Your bill is $29</text:p>
          </table:table-cell>
          <table:table-cell table:style-name="Table10.B2" office:value-type="string">
            <text:p text:style-name="P605">Result:</text:p>
            <text:p text:style-name="P569"/>
            <text:p text:style-name="P576">Welcome to Python Pizza Deliveries!</text:p>
            <text:p text:style-name="P576">What size pizza do you want? S, M, or L M</text:p>
            <text:p text:style-name="P576">Do you want pepperoni? Y or N Y</text:p>
            <text:p text:style-name="P576">Do you want extra cheese? Y or N Y</text:p>
            <text:p text:style-name="P576">Your final bill is: $24.</text:p>
            <text:p text:style-name="P569"/>
          </table:table-cell>
        </table:table-row>
      </table:table>
      <text:p text:style-name="P213"/>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text:soft-page-break/></text:p>
      <text:p text:style-name="P213"/>
      <text:p text:style-name="P205"/>
      <text:p text:style-name="P205"/>
      <text:p text:style-name="P201"/>
      <text:p text:style-name="P148">Logical Operators:</text:p>
      <text:p text:style-name="P206"/>
      <text:p text:style-name="P236"><text:span text:style-name="T15">AND</text:span>: Both have to be true → <text:s/>a AND b. If one of the is false then the result is false.</text:p>
      <text:p text:style-name="P236">a = 12</text:p>
      <text:p text:style-name="P236">a &gt; 15 → false</text:p>
      <text:p text:style-name="P236">a &gt; 10 → true</text:p>
      <text:p text:style-name="P236">a &gt; 10 <text:span text:style-name="T15">and</text:span> a &lt; 13 → true</text:p>
      <text:p text:style-name="P236"/>
      <text:p text:style-name="P322">OR: <text:s/><text:span text:style-name="T49">If one or both are true, the it’s true. Only when both are false will be evaluate to false.</text:span></text:p>
      <text:p text:style-name="P206"/>
      <text:p text:style-name="P238"><text:span text:style-name="T15">NOT</text:span>: Reverses the conditon. If the condition is false then becames true and if is true becames false.</text:p>
      <text:p text:style-name="P237">a = 12</text:p>
      <text:p text:style-name="P237">a &gt; 15 <text:s/>→<text:span text:style-name="T175"> false</text:span></text:p>
      <text:p text:style-name="P239">not a &gt; 15 <text:s/>→ true <text:s/>,is reversing it.</text:p>
      <text:p text:style-name="P206"/>
      <text:p text:style-name="P206"/>
      <text:p text:style-name="P323">Roller coaster exercise:</text:p>
      <text:p text:style-name="P240">Add the ages between 45 and 55. If you age is equal or higher than 45 or equal or lower than 55 then the condition will evaluate to true.</text:p>
      <text:p text:style-name="P206"/>
      <text:p text:style-name="P406">height = int(input("Tell me your heigh in cm: "))</text:p>
      <text:p text:style-name="P406"/>
      <text:p text:style-name="P406">bill = 0</text:p>
      <text:p text:style-name="P406"/>
      <text:p text:style-name="P406">if height &gt;= 120:</text:p>
      <text:p text:style-name="P406"><text:s text:c="2"/>print("You can ride the rollercoaster")</text:p>
      <text:p text:style-name="P406"><text:s text:c="2"/></text:p>
      <text:p text:style-name="P406"><text:s text:c="2"/>age = int(input("What is your age: "))</text:p>
      <text:p text:style-name="P406"><text:s text:c="2"/>if age &lt; 12:</text:p>
      <text:p text:style-name="P406"><text:s text:c="4"/>print("Child tickets are $5")</text:p>
      <text:p text:style-name="P406"><text:s text:c="4"/>bill = 5</text:p>
      <text:p text:style-name="P406"><text:s text:c="2"/>elif age &gt;= 45<text:span text:style-name="T31"> or</text:span><text:span text:style-name="T150"> </text:span>age &gt;= 55:</text:p>
      <text:p text:style-name="P406"><text:s text:c="4"/>bill += 0 <text:s/></text:p>
      <text:p text:style-name="P406"><text:s text:c="2"/>elif age &gt;= 18:</text:p>
      <text:p text:style-name="P406"><text:s text:c="4"/>print("Adult tickets are <text:s/>$12")</text:p>
      <text:p text:style-name="P406"><text:s text:c="4"/>bill = 12</text:p>
      <text:p text:style-name="P406"><text:s text:c="2"/>else:</text:p>
      <text:p text:style-name="P406"><text:s text:c="4"/>print("Youth tickets are $7 ")</text:p>
      <text:p text:style-name="P406"><text:s text:c="4"/>bill = 7</text:p>
      <text:p text:style-name="P406"><text:s text:c="2"/>photo = (input("Do you want the photo taken? Y or N: "))</text:p>
      <text:p text:style-name="P406"><text:s text:c="2"/>if photo == "Y":</text:p>
      <text:p text:style-name="P406"><text:s text:c="4"/>bill += 3</text:p>
      <text:p text:style-name="P406"><text:s text:c="2"/>print(f"Your final bill is ${bill}")</text:p>
      <text:p text:style-name="P406">else:</text:p>
      <text:p text:style-name="P406"><text:s text:c="2"/>print("Sorry, you have to grow taller.")</text:p>
      <text:p text:style-name="P206"/>
      <text:p text:style-name="P247"/>
      <text:p text:style-name="P248"/>
      <text:p text:style-name="P241"/>
      <text:p text:style-name="P324"><text:span text:style-name="T96">L</text:span><text:span text:style-name="T97">ove calculator, Day 3.5</text:span></text:p>
      <text:p text:style-name="P215"><text:soft-page-break/></text:p>
      <table:table table:name="Table11" table:style-name="Table11">
        <table:table-column table:style-name="Table11.A"/>
        <table:table-column table:style-name="Table11.B"/>
        <table:table-row>
          <table:table-cell table:style-name="Table11.A1" office:value-type="string">
            <text:p text:style-name="P84">My solution:</text:p>
            <text:p text:style-name="P373"/>
            <text:p text:style-name="P373">print("Welcome to the Love Calculator!")</text:p>
            <text:p text:style-name="P508">name1 = input("What is your name? \n")</text:p>
            <text:p text:style-name="P508">name2 = input("What is their name? \n")</text:p>
            <text:p text:style-name="P508"/>
            <text:p text:style-name="P620"># Convert the names to lowercase</text:p>
            <text:p text:style-name="P508">name1 = name1.lower()</text:p>
            <text:p text:style-name="P508">name2 = name2.lower()</text:p>
            <text:p text:style-name="P508"/>
            <text:p text:style-name="P620"># See name1 match with leters on "true"</text:p>
            <text:p text:style-name="P508">name_t = name1.count("t")</text:p>
            <text:p text:style-name="P508">name_r = name1.count("r")</text:p>
            <text:p text:style-name="P508">name_u = name1.count("u")</text:p>
            <text:p text:style-name="P508">name_e = name1.count("e")</text:p>
            <text:p text:style-name="P508"/>
            <text:p text:style-name="P620"># Sum up all name1 variables</text:p>
            <text:p text:style-name="P508">name1 = name_t + name_r + name_u + name_e</text:p>
            <text:p text:style-name="P508"/>
            <text:p text:style-name="P620"># Convert name1 into a string for later concatenation</text:p>
            <text:p text:style-name="P508">name1 = str(name1)</text:p>
            <text:p text:style-name="P508"/>
            <text:p text:style-name="P620"># See name2 match with leters on "love"</text:p>
            <text:p text:style-name="P508">name_l = name2.count("l")</text:p>
            <text:p text:style-name="P508">name_o = name2.count("o")</text:p>
            <text:p text:style-name="P508">name_v = name2.count("v")</text:p>
            <text:p text:style-name="P508">name_e = name2.count("e")</text:p>
            <text:p text:style-name="P508"/>
            <text:p text:style-name="P620"># Sum up all name2 variables</text:p>
            <text:p text:style-name="P508">name2 = name_l + name_o + name_v+ name_e</text:p>
            <text:p text:style-name="P508"/>
            <text:p text:style-name="P620"># Convert name<text:span text:style-name="T176">2</text:span> into a string for later concatenation</text:p>
            <text:p text:style-name="P508">name2 = str(name2)</text:p>
            <text:p text:style-name="P508"/>
            <text:p text:style-name="P620"># <text:span text:style-name="T176">S</text:span>tore its <text:span text:style-name="T176">v</text:span>alue<text:span text:style-name="T176">s</text:span> in the variable</text:p>
            <text:p text:style-name="P508">both = name1 + name2</text:p>
            <text:p text:style-name="P508"/>
            <text:p text:style-name="P620"># Convert both to int</text:p>
            <text:p text:style-name="P508">both_int = int(both)</text:p>
            <text:p text:style-name="P508"/>
            <text:p text:style-name="P621"># If/elif/else statement</text:p>
            <text:p text:style-name="P508">if both_int &lt;10 or both_int &lt;90:</text:p>
            <text:p text:style-name="P508"><text:s text:c="2"/>print(f"Your score is {both_int}, you go together like coke and mentos.")</text:p>
            <text:p text:style-name="P508"/>
            <text:p text:style-name="P508">elif both_int &gt;=40 and both_int &lt;=50:</text:p>
            <text:p text:style-name="P508"><text:s text:c="2"/>print(f"Your score is {both_int}, you are alright together.")</text:p>
            <text:p text:style-name="P508"/>
            <text:p text:style-name="P508">else:</text:p>
            <text:p text:style-name="P508"><text:s text:c="2"/>print(f"Your score is {both_int}")</text:p>
          </table:table-cell>
          <table:table-cell table:style-name="Table11.B1" office:value-type="string">
            <text:p text:style-name="P85">Teacher’<text:span text:style-name="T118">s</text:span> solution:</text:p>
            <text:p text:style-name="P372"/>
            <text:p text:style-name="P372">print("Welcome to the Love Calculator!")</text:p>
            <text:p text:style-name="P372"/>
            <text:p text:style-name="P509">name1 = input("What is your name? \n")</text:p>
            <text:p text:style-name="P370">name2 = input("What is their name? \n")</text:p>
            <text:p text:style-name="P372"/>
            <text:p text:style-name="P372">combined_names = name1 + name2</text:p>
            <text:p text:style-name="P372"/>
            <text:p text:style-name="P372">lower_names = combined_names.lower()</text:p>
            <text:p text:style-name="P372"/>
            <text:p text:style-name="P372">t = lower_names.count("t")</text:p>
            <text:p text:style-name="P372">r = lower_names.count("r")</text:p>
            <text:p text:style-name="P372">u = lower_names.count("u")</text:p>
            <text:p text:style-name="P372">e = lower_names.count("e")</text:p>
            <text:p text:style-name="P372"/>
            <text:p text:style-name="P372">first_digit = t + r + u + e</text:p>
            <text:p text:style-name="P372"/>
            <text:p text:style-name="P372">l = lower_names.count("l")</text:p>
            <text:p text:style-name="P372">o = lower_names.count("o")</text:p>
            <text:p text:style-name="P372">v = lower_names.count("v")</text:p>
            <text:p text:style-name="P372">e = lower_names.count("e")</text:p>
            <text:p text:style-name="P372"/>
            <text:p text:style-name="P372">second_digit = l + o + v + e</text:p>
            <text:p text:style-name="P372"/>
            <text:p text:style-name="P372">score = int(str(first_digit) + str(second_digit))</text:p>
            <text:p text:style-name="P372"/>
            <text:p text:style-name="P372">if (score &lt; 10) or (score &gt; 90):</text:p>
            <text:p text:style-name="P372"><text:s text:c="2"/>print(f"Your score is {score}, you go together like coke and mentos.")</text:p>
            <text:p text:style-name="P372">elif (score &gt;= 40) and (score &lt;= 50):</text:p>
            <text:p text:style-name="P372"><text:s text:c="2"/>print(f"Your score is {score}, you are alright together.")</text:p>
            <text:p text:style-name="P372">else:</text:p>
            <text:p text:style-name="P372"><text:s text:c="2"/>print(f"Your score is {score}.")</text:p>
          </table:table-cell>
        </table:table-row>
        <table:table-row>
          <table:table-cell table:style-name="Table11.A2" office:value-type="string">
            <text:p text:style-name="P606">Result:</text:p>
            <text:p text:style-name="P520">Welcome to the Love Calculator!</text:p>
            <text:p text:style-name="P520">What is your name? </text:p>
            <text:p text:style-name="P627">otto eastr</text:p>
            <text:p text:style-name="P520">What is their name? </text:p>
            <text:p text:style-name="P627">Paco Alves</text:p>
            <text:p text:style-name="P520">Your score is 54, you go together like coke and mentos.</text:p>
          </table:table-cell>
          <table:table-cell table:style-name="Table11.B2" office:value-type="string">
            <text:p text:style-name="P606">Result:</text:p>
            <text:p text:style-name="P571">Welcome to the Love Calculator!</text:p>
            <text:p text:style-name="P570">What is your name? </text:p>
            <text:p text:style-name="P570">otto eastr</text:p>
            <text:p text:style-name="P570">What is their name? </text:p>
            <text:p text:style-name="P570">Paco Alves</text:p>
            <text:p text:style-name="P570">Your score is 67.</text:p>
            <text:p text:style-name="P570"/>
          </table:table-cell>
        </table:table-row>
      </table:table>
      <text:p text:style-name="P214"/>
      <text:p text:style-name="P206"><text:soft-page-break/></text:p>
      <text:p text:style-name="P325">Explanation:</text:p>
      <text:p text:style-name="P206"/>
      <text:p text:style-name="P249">Type two names, with surnames if you want.</text:p>
      <text:p text:style-name="P249"/>
      <text:p text:style-name="P249">Concatenate them to form a single line and make it lowercase.</text:p>
      <text:p text:style-name="P249"/>
      <text:p text:style-name="P249">Check how much times are appearing the same leters inside the single line and in the word “true” and the word “love”</text:p>
      <text:p text:style-name="P249"/>
      <text:p text:style-name="P251">Sum up the matches for true and store its value in a variable, can call it first_digit</text:p>
      <text:p text:style-name="P251">Do the same for love and store it in second_digit. <text:s/>Both variables are integers</text:p>
      <text:p text:style-name="P251"/>
      <text:p text:style-name="P251">Concatenate both variables in order to store its value in a new variable called “score”</text:p>
      <text:p text:style-name="P251">You have to convert the to variables to a string then sum up, then convert to integer:</text:p>
      <text:p text:style-name="P251"><text:tab/>int(str(first_digit) + str(second_digit))</text:p>
      <text:p text:style-name="P249"/>
      <text:p text:style-name="P252">Lastly use an if/elif/else statement to show results depending on the conditions we want.</text:p>
      <text:p text:style-name="P250"/>
      <text:p text:style-name="P250"><text:span text:style-name="T16">What I did:</text:span> </text:p>
      <text:p text:style-name="P253">I’ve followed the same logic, except that I’ve missunderstood the exercise a little bit. </text:p>
      <text:p text:style-name="P253"/>
      <text:p text:style-name="P253">Instead of adding the first name and second name all toguether and then sum them up, I did it separatelly, name1 has been only calculated with “true” and name2 has been only calculated with “love”.</text:p>
      <text:p text:style-name="P253"/>
      <text:p text:style-name="P297"/>
      <text:p text:style-name="P295"/>
      <text:p text:style-name="P242"/>
      <text:p text:style-name="P149">Day 3 Project: Treasure Island</text:p>
      <text:p text:style-name="P206"/>
      <text:p text:style-name="P683"><text:a xlink:type="simple" xlink:href="https://ascii.co.uk/art" text:style-name="Internet_20_link" text:visited-style-name="Visited_20_Internet_20_Link"><text:span text:style-name="T142">ASCII Art</text:span></text:a></text:p>
      <text:p text:style-name="P206"/>
      <text:p text:style-name="P254"><text:span text:style-name="T123">Create multiple lines of a string: </text:span><text:s/></text:p>
      <text:p text:style-name="P254"/>
      <text:p text:style-name="P254">print(''' <text:s/></text:p>
      <text:p text:style-name="P254">ASCII code here</text:p>
      <text:p text:style-name="P255">more ASCII here</text:p>
      <text:p text:style-name="P254">''')<text:tab/><text:tab/><text:tab/><text:tab/></text:p>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text:soft-page-break/></text:p>
      <text:p text:style-name="P206"/>
      <text:p text:style-name="P216"/>
      <table:table table:name="Table12" table:style-name="Table12">
        <table:table-column table:style-name="Table12.A"/>
        <table:table-column table:style-name="Table12.B"/>
        <table:table-row>
          <table:table-cell table:style-name="Table12.A1" office:value-type="string">
            <text:p text:style-name="P86">My solution:</text:p>
            <text:p text:style-name="P511">[ASCII Code]</text:p>
            <text:p text:style-name="P510">print("Welcome to Treasure Island.")</text:p>
            <text:p text:style-name="P510">print("Your mission is to find the treasure.")</text:p>
            <text:p text:style-name="P510"/>
            <text:p text:style-name="P407">crossroad = input('You\'re at a cross road. Where do you want to go? Type "left" or "right"\n')</text:p>
            <text:p text:style-name="P407"/>
            <text:p text:style-name="P407">if crossroad == "left":</text:p>
            <text:p text:style-name="P407"><text:s text:c="2"/>lake = input('"You\'ve come to a lake. There is an island in the middle of the lake. Type "wait" to wait for a boat. Type "swim" to swim across.\n ')</text:p>
            <text:p text:style-name="P407"/>
            <text:p text:style-name="P407"><text:s text:c="2"/># Lake</text:p>
            <text:p text:style-name="P407"><text:s text:c="2"/>if lake == "wait":</text:p>
            <text:p text:style-name="P407"><text:s text:c="4"/>door = input('You arrive at the island unharmed. There is a house with 3 doors. One red, one yellow and one blue. Which colour do you choose?\n ')</text:p>
            <text:p text:style-name="P407"/>
            <text:p text:style-name="P407"><text:s text:c="4"/># Door</text:p>
            <text:p text:style-name="P407"><text:s text:c="4"/>if door == "yellow":</text:p>
            <text:p text:style-name="P407"><text:s text:c="6"/>print("You found the treasure! You Win!")</text:p>
            <text:p text:style-name="P407"><text:s text:c="4"/>elif door == "red":</text:p>
            <text:p text:style-name="P407"><text:s text:c="6"/>print("It's a room full of fire. Game Over.")</text:p>
            <text:p text:style-name="P407"><text:s text:c="4"/>elif door == "blue":</text:p>
            <text:p text:style-name="P407"><text:s text:c="6"/>print("You enter a room of beasts. Game Over.")</text:p>
            <text:p text:style-name="P407"><text:s text:c="4"/>else:</text:p>
            <text:p text:style-name="P407"><text:s text:c="6"/>print("You chose a door that doesn't exist. Game Over.") <text:s text:c="3"/></text:p>
            <text:p text:style-name="P407"/>
            <text:p text:style-name="P407"><text:s text:c="2"/>else:</text:p>
            <text:p text:style-name="P407"><text:s text:c="4"/>print("You get attacked by an angry trout. Game Over.")</text:p>
            <text:p text:style-name="P407"/>
            <text:p text:style-name="P407">else:</text:p>
            <text:p text:style-name="P407"><text:s text:c="2"/>print("You fell into a hole. Game Over.") <text:s/></text:p>
            <text:p text:style-name="P510"/>
          </table:table-cell>
          <table:table-cell table:style-name="Table12.B1" office:value-type="string">
            <text:p text:style-name="P87">Teacher’<text:span text:style-name="T118">s</text:span> solution:</text:p>
            <text:p text:style-name="P382"/>
            <text:p text:style-name="P371">print("Welcome to Treasure Island.")</text:p>
            <text:p text:style-name="P371">print("Your mission is to find the treasure.")</text:p>
            <text:p text:style-name="P371"/>
            <text:p text:style-name="P371">choice1 = input('You\'re at a cross road. Where do you want to go? Type "left" or "right" \n').<text:span text:style-name="T15">lower()</text:span></text:p>
            <text:p text:style-name="P371"/>
            <text:p text:style-name="P371">if choice1 == "left":</text:p>
            <text:p text:style-name="P371"><text:s text:c="2"/>choice2 = input('You\'ve come to a lake. There is an island in the middle of the lake. Type "wait" to wait for a boat. Type "swim" to swim across. \n').<text:span text:style-name="T15">lower()</text:span></text:p>
            <text:p text:style-name="P371"><text:s text:c="2"/>if choice2 == "wait":</text:p>
            <text:p text:style-name="P371"><text:s text:c="4"/>choice3 = input("You arrive at the island unharmed. There is a house with 3 doors. One red, one yellow and one blue. Which colour do you choose? \n")<text:span text:style-name="T15">.lower()</text:span></text:p>
            <text:p text:style-name="P371"><text:s text:c="4"/>if choice3 == "red":</text:p>
            <text:p text:style-name="P371"><text:s text:c="6"/>print("It's a room full of fire. Game Over.")</text:p>
            <text:p text:style-name="P371"><text:s text:c="4"/>elif choice3 == "yellow":</text:p>
            <text:p text:style-name="P371"><text:s text:c="6"/>print("You found the treasure! You Win!")</text:p>
            <text:p text:style-name="P371"><text:s text:c="4"/>elif choice3 == "blue":</text:p>
            <text:p text:style-name="P371"><text:s text:c="6"/>print("You enter a room of beasts. Game Over.")</text:p>
            <text:p text:style-name="P371"><text:s text:c="4"/>else:</text:p>
            <text:p text:style-name="P371"><text:s text:c="6"/>print("You chose a door that doesn't exist. Game Over.")</text:p>
            <text:p text:style-name="P371"><text:s text:c="2"/>else:</text:p>
            <text:p text:style-name="P371"><text:s text:c="4"/>print("You get attacked by an angry trout. Game Over.")</text:p>
            <text:p text:style-name="P371">else:</text:p>
            <text:p text:style-name="P371"><text:s text:c="2"/>print("You fell into a hole. Game Over.")</text:p>
          </table:table-cell>
        </table:table-row>
        <table:table-row>
          <table:table-cell table:style-name="Table12.A2" office:value-type="string">
            <text:p text:style-name="P607">Result:</text:p>
            <text:p text:style-name="P521">[ASCII <text:span text:style-name="T177">Code</text:span>]</text:p>
            <text:p text:style-name="P521">Welcome to Treasure Island.</text:p>
            <text:p text:style-name="P521">Your mission is to find the treasure.</text:p>
            <text:p text:style-name="P521">You're at a cross road. Where do you want to go? Type "left" or "right"</text:p>
            <text:p text:style-name="P628">left</text:p>
            <text:p text:style-name="P521">"You've come to a lake. There is an island in the middle of the lake. Type "wait" to wait for a boat. Type "swim" to swim across.</text:p>
            <text:p text:style-name="P521"><text:s/><text:span text:style-name="T15">wait</text:span></text:p>
            <text:p text:style-name="P521">You arrive at the island unharmed. There is a house with 3 doors. One red, one yellow and one blue. Which colour do you choose?</text:p>
            <text:p text:style-name="P521"><text:s/><text:span text:style-name="T15">yellow</text:span></text:p>
            <text:p text:style-name="P521">You found the treasure! You Win!</text:p>
          </table:table-cell>
          <table:table-cell table:style-name="Table12.B2" office:value-type="string">
            <text:p text:style-name="P607">Result:</text:p>
            <text:p text:style-name="P572"/>
            <text:p text:style-name="P577">the same than me.</text:p>
          </table:table-cell>
        </table:table-row>
      </table:table>
      <text:p text:style-name="P216"/>
      <text:p text:style-name="P256">The teacher have added a .lower() function to avoid capital letters. <text:span text:style-name="T178">b</text:span></text:p>
      <text:p text:style-name="P216"/>
      <text:p text:style-name="P216"/>
      <text:p text:style-name="P206"/>
      <text:p text:style-name="P206"><text:soft-page-break/></text:p>
      <text:p text:style-name="P296"/>
      <text:p text:style-name="P296"/>
      <text:p text:style-name="P243"/>
      <text:p text:style-name="P326"><text:span text:style-name="T98">Day </text:span><text:span text:style-name="T99">4: </text:span><text:span text:style-name="T100">Randomization and Python Lists:</text:span></text:p>
      <text:p text:style-name="P155"/>
      <text:p text:style-name="P257"><text:span text:style-name="T15">Module:</text:span> <text:span text:style-name="T179">If you write your code all in the same page sometimes the code can be so long that will be very complicated to read and understand it.</text:span></text:p>
      <text:p text:style-name="P257"/>
      <text:p text:style-name="P258">We can split the code up into individual modules, where each module is responsible for different bit of functionality of your program.</text:p>
      <text:p text:style-name="P258"/>
      <text:p text:style-name="P259">If you have a project with many modules you can have cola<text:span text:style-name="T181">b</text:span>oration, like when you build a car that you have several people working in different thing<text:span text:style-name="T182">s</text:span> of that car and not a single person doing everythin<text:span text:style-name="T180">g</text:span>.</text:p>
      <text:p text:style-name="P259"/>
      <text:p text:style-name="P334">Location of the modules:</text:p>
      <text:p text:style-name="P266">They are stored in /usr/lib/python3.7/ in your local machine when you install Python</text:p>
      <text:p text:style-name="P259"/>
      <text:p text:style-name="P328">Import a module:<text:span text:style-name="T39"> </text:span></text:p>
      <text:p text:style-name="P263">import random <text:s/>→ importing the random module, now we will be able to use it in our code.</text:p>
      <text:p text:style-name="P263"/>
      <text:p text:style-name="P329">Random module:<text:span text:style-name="T39"> you can use it to create random things, like int, float, str, etc, example:</text:span></text:p>
      <text:p text:style-name="P260"/>
      <text:p text:style-name="P421">import random</text:p>
      <text:p text:style-name="P421"/>
      <text:p text:style-name="P421">random_integer = random.randint(1, 10)</text:p>
      <text:p text:style-name="P421">print(random_integer)</text:p>
      <text:p text:style-name="P206"/>
      <text:p text:style-name="P260">Will print randomly one number between 1 and 10, both included.</text:p>
      <text:p text:style-name="P260"/>
      <text:p text:style-name="P261"><text:span text:style-name="T15">randint</text:span> →is <text:span text:style-name="T225">a function</text:span> used to randomize integers</text:p>
      <text:p text:style-name="P261"/>
      <text:p text:style-name="P331">Create and use your own module:</text:p>
      <text:p text:style-name="P262">Until now we are using a single python file to run our programs.</text:p>
      <text:p text:style-name="P262"/>
      <text:p text:style-name="P262">In your python gui, like replit, you will see the file main.py. You can create a new <text:span text:style-name="T226">file</text:span> and name it: my_module.py, then add this into it:</text:p>
      <text:p text:style-name="P262"/>
      <text:p text:style-name="P262">pi = 3.141559246</text:p>
      <text:p text:style-name="P262"/>
      <text:p text:style-name="P262">Now you can use the new module just by importing it, in this case in main.py</text:p>
      <text:p text:style-name="P262"/>
      <text:p text:style-name="P422">import random</text:p>
      <text:p text:style-name="P474">import my_module</text:p>
      <text:p text:style-name="P422"/>
      <text:p text:style-name="P473"><text:span text:style-name="T50">#</text:span><text:span text:style-name="T39">random_integer = random.randint(1, 10)</text:span></text:p>
      <text:p text:style-name="P330"><text:span text:style-name="T164">#</text:span><text:span text:style-name="T163">print(random_integer)</text:span></text:p>
      <text:p text:style-name="P422"/>
      <text:p text:style-name="P474">print(my_module.p<text:span text:style-name="T229">y</text:span>)</text:p>
      <text:p text:style-name="P206"/>
      <text:p text:style-name="P332">Random Float:</text:p>
      <text:p text:style-name="P264"><text:soft-page-break/>random.random() →<text:span text:style-name="T183">Returns a float random number between 0.0 and 1.0 (1.0 is not included, the last one will be 0.99999999)</text:span></text:p>
      <text:p text:style-name="P264"/>
      <text:p text:style-name="P265">Example float random number: 0.3453453453</text:p>
      <text:p text:style-name="P265"/>
      <text:p text:style-name="P333">Exercise: <text:span text:style-name="T39"><text:s/>Obtain a random float number between 0 and 5</text:span></text:p>
      <text:p text:style-name="P218"/>
      <table:table table:name="Table13" table:style-name="Table13">
        <table:table-column table:style-name="Table13.A"/>
        <table:table-column table:style-name="Table13.B"/>
        <table:table-row>
          <table:table-cell table:style-name="Table13.A1" office:value-type="string">
            <text:p text:style-name="P88">My solution:</text:p>
            <text:p text:style-name="P408"/>
            <text:p text:style-name="P423">import random</text:p>
            <text:p text:style-name="P423"/>
            <text:p text:style-name="P423">random_float = random.uniform(0,5)</text:p>
            <text:p text:style-name="P408"/>
            <text:p text:style-name="P423">print(random_float)</text:p>
          </table:table-cell>
          <table:table-cell table:style-name="Table13.B1" office:value-type="string">
            <text:p text:style-name="P89">Teacher’<text:span text:style-name="T118">s</text:span> solution:</text:p>
            <text:p text:style-name="P383"/>
            <text:p text:style-name="P394">import random</text:p>
            <text:p text:style-name="P394"/>
            <text:p text:style-name="P394">random_float = <text:s/>random.random()</text:p>
            <text:p text:style-name="P394"/>
            <text:p text:style-name="P394">random_float *= 5</text:p>
            <text:p text:style-name="P394"/>
            <text:p text:style-name="P394">print(random_float)</text:p>
          </table:table-cell>
        </table:table-row>
        <table:table-row>
          <table:table-cell table:style-name="Table13.A2" office:value-type="string">
            <text:p text:style-name="P608">Result:</text:p>
            <text:p text:style-name="P522"/>
            <text:p text:style-name="P522">1.3703994497919314</text:p>
          </table:table-cell>
          <table:table-cell table:style-name="Table13.B2" office:value-type="string">
            <text:p text:style-name="P608">Result:</text:p>
            <text:p text:style-name="P573"/>
            <text:p text:style-name="P578">4.074776346266939</text:p>
          </table:table-cell>
        </table:table-row>
      </table:table>
      <text:p text:style-name="P217"/>
      <text:p text:style-name="P206"/>
      <text:p text:style-name="P267"><text:span text:style-name="T15">Exercise:</text:span> <text:s/>Create a coin toss that will randomly tell you Heads or Tails.</text:p>
      <text:p text:style-name="P219"/>
      <table:table table:name="Table14" table:style-name="Table14">
        <table:table-column table:style-name="Table14.A"/>
        <table:table-column table:style-name="Table14.B"/>
        <table:table-row>
          <table:table-cell table:style-name="Table14.A1" office:value-type="string">
            <text:p text:style-name="P90">My solution:</text:p>
            <text:p text:style-name="P409"/>
            <text:p text:style-name="P424">import random</text:p>
            <text:p text:style-name="P424"/>
            <text:p text:style-name="P424">random_thing = random.randint(0,1)</text:p>
            <text:p text:style-name="P424"/>
            <text:p text:style-name="P424">if random_thing == 0:</text:p>
            <text:p text:style-name="P424"><text:s text:c="2"/>print("Tails")</text:p>
            <text:p text:style-name="P424">else:</text:p>
            <text:p text:style-name="P424"><text:s text:c="2"/>print("Head")</text:p>
          </table:table-cell>
          <table:table-cell table:style-name="Table14.B1" office:value-type="string">
            <text:p text:style-name="P91">Teacher’<text:span text:style-name="T118">s</text:span> solution:</text:p>
            <text:p text:style-name="P384"/>
            <text:p text:style-name="P395">import random</text:p>
            <text:p text:style-name="P395"/>
            <text:p text:style-name="P395">random_side = random.randint(0, 1)</text:p>
            <text:p text:style-name="P395"/>
            <text:p text:style-name="P395">if random_side == 1:</text:p>
            <text:p text:style-name="P395"><text:s text:c="2"/>print("Heads")</text:p>
            <text:p text:style-name="P395">else:</text:p>
            <text:p text:style-name="P395"><text:s text:c="2"/>print("Tails")</text:p>
            <text:p text:style-name="P395"/>
          </table:table-cell>
        </table:table-row>
        <table:table-row>
          <table:table-cell table:style-name="Table14.A2" office:value-type="string">
            <text:p text:style-name="P609">Result:</text:p>
            <text:p text:style-name="P523"/>
            <text:p text:style-name="P531">Head</text:p>
          </table:table-cell>
          <table:table-cell table:style-name="Table14.B2" office:value-type="string">
            <text:p text:style-name="P609">Result:</text:p>
            <text:p text:style-name="P574"/>
            <text:p text:style-name="P579">Tails</text:p>
          </table:table-cell>
        </table:table-row>
      </table:table>
      <text:p text:style-name="P219"/>
      <text:p text:style-name="P269"/>
      <text:p text:style-name="P268"/>
      <text:p text:style-name="P142">Python Lists:<text:span text:style-name="T184"> </text:span><text:span text:style-name="T185">[item1, item2]</text:span></text:p>
      <text:p text:style-name="P685"><text:a xlink:type="simple" xlink:href="https://docs.python.org/3/tutorial/datastructures.html" text:style-name="Internet_20_link" text:visited-style-name="Visited_20_Internet_20_Link"><text:span text:style-name="T143">Lists options</text:span></text:a></text:p>
      <text:p text:style-name="P268"/>
      <text:p text:style-name="P270"><text:span text:style-name="T15">Data Structure: </text:span>Way to store and organizing data in python.</text:p>
      <text:p text:style-name="P206"/>
      <text:p text:style-name="P271">Till now we were storing single variables, like: <text:s text:c="2"/>price = 100 , or high = 1,80</text:p>
      <text:p text:style-name="P206"/>
      <text:p text:style-name="P271">To store things like all the states of US you can have them all toghether in a variable called:</text:p>
      <text:p text:style-name="P271">states_us.</text:p>
      <text:p text:style-name="P271"/>
      <text:p text:style-name="P271">In other cases you want to have order in the data structure, like people doing a queue, you want to know who is first, second, last, etc.</text:p>
      <text:p text:style-name="P271"/>
      <text:p text:style-name="P272">This is why we are using lists.</text:p>
      <text:p text:style-name="P272"><text:soft-page-break/></text:p>
      <text:p text:style-name="P272">List are coming between square brakets: <text:s text:c="2"/>fruits = [item1, item2]</text:p>
      <text:p text:style-name="P273">For strings use “” “” <text:s/>→ <text:s text:c="2"/>fruits = [“apple”, “banana”, “orange”]</text:p>
      <text:p text:style-name="P335">Before knowing lists:<text:span text:style-name="T51"> </text:span><text:span text:style-name="T39">Using the US states as example</text:span></text:p>
      <text:p text:style-name="P274">state1 = “Delaware”</text:p>
      <text:p text:style-name="P274">state2 = “Pennsylvania”</text:p>
      <text:p text:style-name="P274">etc,</text:p>
      <text:p text:style-name="P274">etc,</text:p>
      <text:p text:style-name="P274"/>
      <text:p text:style-name="P335">With Lists:</text:p>
      <text:p text:style-name="P274">states_of_america = [ “Delaware”, “Pennsylvania”, <text:s/>“item1”, “item2”, “item3”, etc ]</text:p>
      <text:p text:style-name="P206"/>
      <text:p text:style-name="P336">Lists benefits:</text:p>
      <text:list text:style-name="L2">
        <text:list-item>
          <text:p text:style-name="P1033">You can use lists to store many peaces of related data.</text:p>
          <text:p text:style-name="P1033"><text:s/></text:p>
        </text:list-item>
        <text:list-item>
          <text:p text:style-name="P1033">Also have an order, determined by the order on the list. <text:span text:style-name="T192">When stored inside a variable, that order is not lost and you can use it later on when you need it.</text:span></text:p>
        </text:list-item>
      </text:list>
      <text:p text:style-name="P206"/>
      <text:p text:style-name="P337">Exercise:<text:span text:style-name="T39"> Print the name of one state inside the list</text:span></text:p>
      <text:p text:style-name="P337"/>
      <text:p text:style-name="P403"><text:span text:style-name="T17">states_of_america </text:span><text:span text:style-name="T193">= <text:s/></text:span>["Alaska", "Alabama", "Arkansas", "American Samoa", "Arizona", "California", "Colorado", "Connecticut", "District ", "of Columbia", "Delaware", "Florida", "Georgia", "Guam", "Hawaii", "Iowa", "Idaho", "Illinois", "Indiana", "Kansas", "Kentucky", "Louisiana", "Massachusetts", "Maryland", "Maine", "Michigan", "Minnesota", "Missouri", "Mississippi", "Montana", "North Carolina", "North Dakota", "Nebraska", "New Hampshire", "New Jersey", "New Mexico", "Nevada", "New York", "Ohio", "Oklahoma", "Oregon", "Pennsylvania", "Puerto Rico", "Rhode Island", "South Carolina", "South Dakota", "Tennessee", "Texas", "Utah", "Virginia", "Virgin Islands", "Vermont", "Washington", "Wisconsin", "West Virginia", "Wyoming"]</text:p>
      <text:p text:style-name="P403"/>
      <text:p text:style-name="P440">print(states_of_america[1])</text:p>
      <text:p text:style-name="P440"/>
      <text:p text:style-name="P440">Alabama</text:p>
      <text:p text:style-name="P206"/>
      <text:p text:style-name="P338">Position of the index:</text:p>
      <text:p text:style-name="P276">When you call an item inside a list you can use positive or negative numbers, example:</text:p>
      <text:p text:style-name="P276"/>
      <text:p text:style-name="P276">print(states_of_america[2]) <text:s/>→ this will print the 3<text:span text:style-name="T194">rd</text:span> position in the list: Arkansas</text:p>
      <text:p text:style-name="P276"/>
      <text:p text:style-name="P206"/>
      <text:p text:style-name="P276">print(states_of_america[-1]) → will print the last item on the list, Wyoming</text:p>
      <text:p text:style-name="P276"/>
      <text:p text:style-name="P339">Change items on the list:</text:p>
      <text:p text:style-name="P275">states_of_america<text:span text:style-name="T196">[4]</text:span> = <text:s/><text:span text:style-name="T196">AriSona <text:s/>→ now the 5</text:span><text:span text:style-name="T195">th</text:span><text:span text:style-name="T196"> item on the list will be called AriSona instead of Arizona.</text:span></text:p>
      <text:p text:style-name="P275"/>
      <text:p text:style-name="P340">Add a <text:span text:style-name="T197">single</text:span> item into the list:</text:p>
      <text:p text:style-name="P277">s<text:span text:style-name="T191">tates_of_america.</text:span>append(“PollaLand”) <text:s/>→ append will add a single item at the end of the list.</text:p>
      <text:p text:style-name="P277"/>
      <text:p text:style-name="P341">Add more than one item:</text:p>
      <text:p text:style-name="P278">s<text:span text:style-name="T191">tates_of_america.</text:span>append(<text:span text:style-name="T197">[</text:span>“PollaLand”, “<text:span text:style-name="T197">Ojeteland</text:span>”<text:span text:style-name="T197">]</text:span>) <text:s/>→<text:span text:style-name="T197"> you add the items inside a list into the states_of_america list. The two items will be added at the end of the original list</text:span></text:p>
      <text:p text:style-name="P278"/>
      <text:p text:style-name="P441">"Wisconsin", "West Virginia", "Wyoming", “PollaLand”, “<text:span text:style-name="T197">Ojeteland</text:span>”]</text:p>
      <text:p text:style-name="P278"/>
      <text:p text:style-name="P278"><text:s/></text:p>
      <text:p text:style-name="P206"><text:soft-page-break/></text:p>
      <text:p text:style-name="P206"/>
      <text:p text:style-name="P206"/>
      <text:p text:style-name="P206"/>
      <text:p text:style-name="P342">Exercise 4.2:</text:p>
      <text:p text:style-name="P206"/>
      <text:p text:style-name="P126">Split method:<text:span text:style-name="T135"> Will take the items in a variable and will search for the separator that we specify, like a comma, and will add all these items in a list.</text:span></text:p>
      <text:p text:style-name="P279"/>
      <text:p text:style-name="P279">Example:</text:p>
      <text:p text:style-name="P279"/>
      <text:p text:style-name="P279"><text:span text:style-name="T227">STR_INPUT</text:span> = “Helo,from,AskPython”</text:p>
      <text:p text:style-name="P280"><text:span text:style-name="T227">OP</text:span> = <text:span text:style-name="T227">STR_INPUT</text:span>.split(“, ”) <text:s/>→ this is a , and a empty space.</text:p>
      <text:p text:style-name="P279">print(<text:span text:style-name="T227">OP</text:span>)</text:p>
      <text:p text:style-name="P279"/>
      <text:p text:style-name="P279">[‘Hello’, ‘from’, ‘AskPython’] <text:s/>→ separates all the items in the variable with a comma and a space.</text:p>
      <text:p text:style-name="P279"/>
      <text:p text:style-name="P279"/>
      <text:p text:style-name="P111"><text:span text:style-name="T135">Statement:</text:span><text:span text:style-name="T141"> Guess who is going to pay the dinner.</text:span></text:p>
      <text:p text:style-name="P281"/>
      <text:p text:style-name="P281">Type a few names separated by commas <text:span text:style-name="T199">and an empty space</text:span>, and the program will show you one of these names, which is who is going to pay the bill.</text:p>
      <text:p text:style-name="P281"/>
      <text:p text:style-name="P281">You can not use the .chose() method.</text:p>
      <text:p text:style-name="P281"/>
      <text:p text:style-name="P220"/>
      <table:table table:name="Table15" table:style-name="Table15">
        <table:table-column table:style-name="Table15.A"/>
        <table:table-column table:style-name="Table15.B"/>
        <table:table-row>
          <table:table-cell table:style-name="Table15.A1" office:value-type="string">
            <text:p text:style-name="P92">My solution:</text:p>
            <text:p text:style-name="P410"/>
            <text:p text:style-name="P425">names_string = input("Give me everybody's names, separated by a comma. ")</text:p>
            <text:p text:style-name="P425">names = names_string.split(", ")</text:p>
            <text:p text:style-name="P425"/>
            <text:p text:style-name="P425">number = len(names)</text:p>
            <text:p text:style-name="P425"/>
            <text:p text:style-name="P425">import random</text:p>
            <text:p text:style-name="P425"/>
            <text:p text:style-name="P425">number_random = random.randint(0, number)</text:p>
            <text:p text:style-name="P425"/>
            <text:p text:style-name="P425">number_random -= 1</text:p>
            <text:p text:style-name="P425"/>
            <text:p text:style-name="P425"><text:span text:style-name="T198">print(</text:span>names <text:span text:style-name="T199">[</text:span>number_random<text:span text:style-name="T199">])</text:span></text:p>
            <text:p text:style-name="P425"/>
            <text:p text:style-name="P425"/>
          </table:table-cell>
          <table:table-cell table:style-name="Table15.B1" office:value-type="string">
            <text:p text:style-name="P93">Teacher’<text:span text:style-name="T118">s</text:span> solution:</text:p>
            <text:p text:style-name="P385"/>
            <text:p text:style-name="P396">import random</text:p>
            <text:p text:style-name="P396"/>
            <text:p text:style-name="P396">names_string = input("Give me everybody's names, seperated by a comma. ")</text:p>
            <text:p text:style-name="P396">names = names_string.split(", ")</text:p>
            <text:p text:style-name="P396"/>
            <text:p text:style-name="P396">num_items = len(names)</text:p>
            <text:p text:style-name="P396"/>
            <text:p text:style-name="P396">random_choice = random.randint(0, num_items - 1)</text:p>
            <text:p text:style-name="P396"/>
            <text:p text:style-name="P396">person_who_will_pay = names[random_choice]</text:p>
            <text:p text:style-name="P396"/>
            <text:p text:style-name="P396">print(person_who_will_pay + " is going to buy the meal today!")</text:p>
          </table:table-cell>
        </table:table-row>
        <table:table-row>
          <table:table-cell table:style-name="Table15.A2" office:value-type="string">
            <text:p text:style-name="P610">Result:</text:p>
            <text:p text:style-name="P524"/>
            <text:p text:style-name="P532">AA</text:p>
          </table:table-cell>
          <table:table-cell table:style-name="Table15.B2" office:value-type="string">
            <text:p text:style-name="P610">Result:</text:p>
            <text:p text:style-name="P575"/>
            <text:p text:style-name="P580">AAAAAAAA is going to buy the meal today!</text:p>
          </table:table-cell>
        </table:table-row>
      </table:table>
      <text:p text:style-name="P220"/>
      <text:p text:style-name="P310"/>
      <text:p text:style-name="P143">IndexErrors and Working with Nested Lists:</text:p>
      <text:p text:style-name="P206"/>
      <text:p text:style-name="P343">IndexError: list index out of range:</text:p>
      <text:p text:style-name="P282"/>
      <text:p text:style-name="P282">This happens when you are calling an index inside a list that doesn’t contain any item. For instance:</text:p>
      <text:p text:style-name="P282"><text:soft-page-break/>You have the 50 states of USA in a list and you call the position 51, this will give you the out of range error.</text:p>
      <text:p text:style-name="P282"/>
      <text:p text:style-name="P282"><text:span text:style-name="T15">Remember </text:span>that the index starts with 0, so if there is 50 states in USA inside a list, the first one will be called by the number 0, and the last one will be the 49.</text:p>
      <text:p text:style-name="P282"/>
      <text:p text:style-name="P282"/>
      <text:p text:style-name="P344">Nested Lists: <text:s/><text:span text:style-name="T39">You can have a list inside a list, example:</text:span></text:p>
      <text:p text:style-name="P283"/>
      <text:p text:style-name="P442">numbers = ["1", "2", "3", "4", "5"]</text:p>
      <text:p text:style-name="P442">vowels = ["a", "e", "i", "o", "u"]</text:p>
      <text:p text:style-name="P442"/>
      <text:p text:style-name="P442">together = [numbers, vowels]</text:p>
      <text:p text:style-name="P442"/>
      <text:p text:style-name="P442">print(together)</text:p>
      <text:p text:style-name="P206"/>
      <text:p text:style-name="P472">[['1', '2', '3', '4', '5'], ['a', 'e', 'i', 'o', 'u']]</text:p>
      <text:p text:style-name="P206"/>
      <text:p text:style-name="P127">Print one element from one list:</text:p>
      <text:p text:style-name="P403">numbers = ["1", "2", "3", "4", "5"]</text:p>
      <text:p text:style-name="P403">vowels = ["a", "e", "i", "o", "u"]</text:p>
      <text:p text:style-name="P403"/>
      <text:p text:style-name="P403">together = [numbers, vowels]</text:p>
      <text:p text:style-name="P403"/>
      <text:p text:style-name="P403">print(together<text:span text:style-name="T15">[1][3]</text:span>)</text:p>
      <text:p text:style-name="P206"/>
      <text:p text:style-name="P285"/>
      <text:p text:style-name="P284"/>
      <text:p text:style-name="P686"><text:a xlink:type="simple" xlink:href="https://replit.com/@jsc0/day-4-3-exercise#README.md" text:style-name="Internet_20_link" text:visited-style-name="Visited_20_Internet_20_Link"><text:span text:style-name="T117">Day 4.3</text:span></text:a> <text:span text:style-name="T18">Treasure Map:</text:span></text:p>
      <text:p text:style-name="P221"/>
      <table:table table:name="Table16" table:style-name="Table16">
        <table:table-column table:style-name="Table16.A"/>
        <table:table-column table:style-name="Table16.B"/>
        <table:table-row>
          <table:table-cell table:style-name="Table16.A1" office:value-type="string">
            <text:p text:style-name="P94">My solution:</text:p>
            <text:p text:style-name="P411"/>
            <text:p text:style-name="P426">row1 = ["⬜️","⬜️","⬜️"]</text:p>
            <text:p text:style-name="P426">row2 = ["⬜️","⬜️","⬜️"]</text:p>
            <text:p text:style-name="P426">row3 = ["⬜️","⬜️","⬜️"]</text:p>
            <text:p text:style-name="P426"/>
            <text:p text:style-name="P426">map = [row1, row2, row3]</text:p>
            <text:p text:style-name="P426"/>
            <text:p text:style-name="P426">print(f"{row1}\n{row2}\n{row3}")</text:p>
            <text:p text:style-name="P426"/>
            <text:p text:style-name="P426">position = input("Where do you want to put the treasure? ")</text:p>
            <text:p text:style-name="P426"/>
            <text:p text:style-name="P475">position = str(position)</text:p>
            <text:p text:style-name="P475"/>
            <text:p text:style-name="P475">p_one = int(position[0]) -1</text:p>
            <text:p text:style-name="P475">p_two = int(position[1]) -1</text:p>
            <text:p text:style-name="P475"/>
            <text:p text:style-name="P475">map[p_two][p_one] = "X"</text:p>
            <text:p text:style-name="P426"/>
            <text:p text:style-name="P426"/>
            <text:p text:style-name="P426">print(f"{row1}\n{row2}\n{row3}")</text:p>
            <text:p text:style-name="P426"/>
          </table:table-cell>
          <table:table-cell table:style-name="Table16.B1" office:value-type="string">
            <text:p text:style-name="P95">Teacher’<text:span text:style-name="T118">s</text:span> solution:</text:p>
            <text:p text:style-name="P386"/>
            <text:p text:style-name="P427">row1 = ["⬜️","⬜️","⬜️"]</text:p>
            <text:p text:style-name="P427">row2 = ["⬜️","⬜️","⬜️"]</text:p>
            <text:p text:style-name="P427">row3 = ["⬜️","⬜️","⬜️"]</text:p>
            <text:p text:style-name="P427"/>
            <text:p text:style-name="P427">map = [row1, row2, row3]</text:p>
            <text:p text:style-name="P427"/>
            <text:p text:style-name="P427">print(f"{row1}\n{row2}\n{row3}")</text:p>
            <text:p text:style-name="P427"/>
            <text:p text:style-name="P427">position = input("Where do you want to put the treasure? ")</text:p>
            <text:p text:style-name="P427"/>
            <text:p text:style-name="P427"/>
            <text:p text:style-name="P476">horizontal = int(position[0])</text:p>
            <text:p text:style-name="P476">vertical = int(position[1])</text:p>
            <text:p text:style-name="P476"/>
            <text:p text:style-name="P476">map[vertical - 1][horizontal - 1] = "X"</text:p>
            <text:p text:style-name="P427"/>
            <text:p text:style-name="P427"/>
            <text:p text:style-name="P427">print(f"{row1}\n{row2}\n{row3}")</text:p>
          </table:table-cell>
        </table:table-row>
        <table:table-row>
          <table:table-cell table:style-name="Table16.A2" office:value-type="string">
            <text:p text:style-name="P611">Result:</text:p>
            <text:p text:style-name="P525">Where do you want to put the treasure? 32</text:p>
            <text:p text:style-name="P525">['⬜️', '⬜️', '⬜️']</text:p>
            <text:p text:style-name="P525">['⬜️', '⬜️', 'X']</text:p>
            <text:p text:style-name="P525"><text:soft-page-break/>['⬜️', '⬜️', '⬜️']</text:p>
            <text:p text:style-name="P533"/>
          </table:table-cell>
          <table:table-cell table:style-name="Table16.B2" office:value-type="string">
            <text:p text:style-name="P611">Result:</text:p>
            <text:p text:style-name="P526">Where do you want to put the treasure? 32</text:p>
            <text:p text:style-name="P526">['⬜️', '⬜️', '⬜️']</text:p>
            <text:p text:style-name="P526">['⬜️', '⬜️', 'X']</text:p>
            <text:p text:style-name="P585"><text:soft-page-break/>['⬜️', '⬜️', '⬜️']</text:p>
            <text:p text:style-name="P581"/>
          </table:table-cell>
        </table:table-row>
      </table:table>
      <text:p text:style-name="P346"/>
      <text:p text:style-name="P346"/>
      <text:p text:style-name="P346">What do we have to do:</text:p>
      <text:p text:style-name="P287">Mark in a map where the treasure <text:span text:style-name="T228">is</text:span>.</text:p>
      <text:p text:style-name="P287"/>
      <text:p text:style-name="P287">You have 9 boxes, 3 arrays of 3 like this:</text:p>
      <text:p text:style-name="P287">['⬜️', '⬜️', '⬜️']</text:p>
      <text:p text:style-name="P287">['⬜️', '⬜️', '⬜️']</text:p>
      <text:p text:style-name="P287">['⬜️', '⬜️', '⬜️']</text:p>
      <text:p text:style-name="P287"/>
      <text:p text:style-name="P287">You have to type two numbers to point where the treasure is.</text:p>
      <text:p text:style-name="P287">The first digit will be the columns and the second one will be the rows, so if you type 23 the X will go to:</text:p>
      <text:p text:style-name="P287"/>
      <text:p text:style-name="P287">['⬜️', '⬜️', '⬜️']</text:p>
      <text:p text:style-name="P287">['⬜️', '⬜️', '⬜️']</text:p>
      <text:p text:style-name="P287">['⬜️', 'X', '⬜️']</text:p>
      <text:p text:style-name="P345"/>
      <text:p text:style-name="P345"/>
      <text:p text:style-name="P345">What I did:</text:p>
      <text:p text:style-name="P284"/>
      <text:p text:style-name="P286">-- Change the integer variable “position” to string in order to be able to separate the first item from the second in an list, and therefore being able to query both by separate, position[0], position[1]</text:p>
      <text:p text:style-name="P687"/>
      <text:p text:style-name="P349"><text:span text:style-name="T200">Correction:</text:span><text:span text:style-name="T52"> </text:span><text:span text:style-name="T53">Is not necessary to convert from integer to str because a method “input” stores it’s value as a string already.</text:span></text:p>
      <text:p text:style-name="P286"/>
      <text:p text:style-name="P286">-- Created p_one to store the value of the position 0, converting it to int and substracting -1</text:p>
      <text:p text:style-name="P286">The same for p_two, in this case will be store the value of the position 1.</text:p>
      <text:p text:style-name="P286"/>
      <text:p text:style-name="P286">-- With the value of p_two and p_one I have the position where to place the X, change that position for an “X”</text:p>
      <text:p text:style-name="P286"/>
      <text:p text:style-name="P286">-- <text:span text:style-name="T201">And that’s it, it will show the x where you want.</text:span></text:p>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284"><text:soft-page-break/></text:p>
      <text:p text:style-name="P284"/>
      <text:p text:style-name="P284"/>
      <text:p text:style-name="P284"/>
      <text:p text:style-name="P289"/>
      <text:p text:style-name="P288"/>
      <text:p text:style-name="P150">Project: Rock Paper Scissors</text:p>
      <text:p text:style-name="P284"/>
      <text:p text:style-name="P290">What do you choose? Type 0 for Rock, 1 for Paper or 2 for Scissors:</text:p>
      <table:table table:name="Table17" table:style-name="Table17">
        <table:table-column table:style-name="Table17.A"/>
        <table:table-column table:style-name="Table17.B"/>
        <table:table-row>
          <table:table-cell table:style-name="Table17.A1" office:value-type="string">
            <text:p text:style-name="P96">My solution:</text:p>
            <text:p text:style-name="P412"/>
            <text:p text:style-name="P428">import random </text:p>
            <text:p text:style-name="P428"/>
            <text:p text:style-name="P688">rock = '''</text:p>
            <text:p text:style-name="P688"><text:s text:c="4"/>_______</text:p>
            <text:p text:style-name="P688">---' <text:s text:c="2"/>____)</text:p>
            <text:p text:style-name="P688"><text:s text:c="6"/>(_____)</text:p>
            <text:p text:style-name="P688"><text:s text:c="6"/>(_____)</text:p>
            <text:p text:style-name="P688"><text:s text:c="6"/>(____)</text:p>
            <text:p text:style-name="P688">---.__(___)</text:p>
            <text:p text:style-name="P688">'''</text:p>
            <text:p text:style-name="P688"/>
            <text:p text:style-name="P688">paper = '''</text:p>
            <text:p text:style-name="P688"><text:s text:c="4"/>_______</text:p>
            <text:p text:style-name="P688">---' <text:s text:c="2"/>____)____</text:p>
            <text:p text:style-name="P688"><text:s text:c="10"/>______)</text:p>
            <text:p text:style-name="P688"><text:s text:c="10"/>_______)</text:p>
            <text:p text:style-name="P688"><text:s text:c="9"/>_______)</text:p>
            <text:p text:style-name="P688">---.__________)</text:p>
            <text:p text:style-name="P688">'''</text:p>
            <text:p text:style-name="P688"/>
            <text:p text:style-name="P688">scissors = '''</text:p>
            <text:p text:style-name="P688"><text:s text:c="4"/>_______</text:p>
            <text:p text:style-name="P688">---' <text:s text:c="2"/>____)____</text:p>
            <text:p text:style-name="P688"><text:s text:c="10"/>______)</text:p>
            <text:p text:style-name="P688"><text:s text:c="7"/>__________)</text:p>
            <text:p text:style-name="P688"><text:s text:c="6"/>(____)</text:p>
            <text:p text:style-name="P688">---.__(___)</text:p>
            <text:p text:style-name="P688">'''</text:p>
            <text:p text:style-name="P428"/>
            <text:p text:style-name="P428">number = int(input("What do you choose? Type 0 for Rock, 1 for Paper or 2 for Scissors: \n"))</text:p>
            <text:p text:style-name="P428"/>
            <text:p text:style-name="P428">choose = [rock, paper, scissors]</text:p>
            <text:p text:style-name="P428"/>
            <text:p text:style-name="P428">print(choose[number])</text:p>
            <text:p text:style-name="P428"/>
            <text:p text:style-name="P428">random_number = random.randint(0,2)</text:p>
            <text:p text:style-name="P428">computer_selection = choose[random_number]</text:p>
            <text:p text:style-name="P428"/>
            <text:p text:style-name="P428">print(f"\n Computer choose: {computer_selection}")</text:p>
            <text:p text:style-name="P428"/>
            <text:p text:style-name="P428"/>
            <text:p text:style-name="P428">if number == 0 and random_number == 2:</text:p>
            <text:p text:style-name="P428"><text:s text:c="2"/>print("You win")</text:p>
            <text:p text:style-name="P428"/>
            <text:p text:style-name="P428">elif number == 0 and random_number == 1:</text:p>
            <text:p text:style-name="P428"><text:s text:c="2"/>print("You lose")</text:p>
            <text:p text:style-name="P428"/>
            <text:p text:style-name="P428">elif number == 1 and random_number == 0:</text:p>
            <text:p text:style-name="P428"><text:s text:c="2"/>print("You win")</text:p>
            <text:p text:style-name="P428"/>
            <text:p text:style-name="P428">elif number == 1 and random_number == 2:</text:p>
            <text:p text:style-name="P428"><text:s text:c="2"/>print("You lose")</text:p>
            <text:p text:style-name="P428"/>
            <text:p text:style-name="P428">elif number == 2 and random_number == 1:</text:p>
            <text:p text:style-name="P428"><text:s text:c="2"/>print("You win")</text:p>
            <text:p text:style-name="P428"/>
            <text:p text:style-name="P428">elif number == 2 and random_number == 0:</text:p>
            <text:p text:style-name="P428"><text:s text:c="2"/>print("You win")</text:p>
            <text:p text:style-name="P428"><text:soft-page-break/></text:p>
            <text:p text:style-name="P428">else:</text:p>
            <text:p text:style-name="P428"><text:s text:c="2"/>print("Tie")</text:p>
            <text:p text:style-name="P428"/>
          </table:table-cell>
          <table:table-cell table:style-name="Table17.B1" office:value-type="string">
            <text:p text:style-name="P97">Teacher’<text:span text:style-name="T118">s</text:span> solution:</text:p>
            <text:p text:style-name="P387"/>
            <text:p text:style-name="P443">import random</text:p>
            <text:p text:style-name="P428"/>
            <text:p text:style-name="P443">&lt;images here&gt;</text:p>
            <text:p text:style-name="P428"/>
            <text:p text:style-name="P428"/>
            <text:p text:style-name="P428"/>
            <text:p text:style-name="P428"/>
            <text:p text:style-name="P428"/>
            <text:p text:style-name="P428"/>
            <text:p text:style-name="P428"/>
            <text:p text:style-name="P428">game_images = [rock, paper, scissors]</text:p>
            <text:p text:style-name="P428"/>
            <text:p text:style-name="P428">user_choice = int(input("What do you choose? Type 0 for Rock, 1 for Paper or 2 for Scissors.\n"))</text:p>
            <text:p text:style-name="P428"/>
            <text:p text:style-name="P428"><text:span text:style-name="T15">if</text:span> user_choice &gt;= 3 or user_choice &lt; 0: </text:p>
            <text:p text:style-name="P428"><text:s text:c="2"/>print("You typed an invalid number, you lose!") </text:p>
            <text:p text:style-name="P460"/>
            <text:p text:style-name="P477">else:</text:p>
            <text:p text:style-name="P428"><text:s text:c="2"/>print(game_images[user_choice])</text:p>
            <text:p text:style-name="P428"><text:s text:c="2"/></text:p>
            <text:p text:style-name="P428"><text:s text:c="2"/>computer_choice = random.randint(0, 2)</text:p>
            <text:p text:style-name="P428"><text:s text:c="2"/>print("Computer chose:")</text:p>
            <text:p text:style-name="P428"><text:s text:c="2"/>print(game_images[computer_choice])</text:p>
            <text:p text:style-name="P428"/>
            <text:p text:style-name="P428"><text:s text:c="2"/>if user_choice == 0 and computer_choice == 2:</text:p>
            <text:p text:style-name="P428"><text:s text:c="4"/>print("You win!")</text:p>
            <text:p text:style-name="P428"><text:s text:c="2"/>elif computer_choice == 0 and user_choice == 2:</text:p>
            <text:p text:style-name="P428"><text:s text:c="4"/>print("You lose")</text:p>
            <text:p text:style-name="P428"><text:s text:c="2"/>elif computer_choice &gt; user_choice:</text:p>
            <text:p text:style-name="P428"><text:s text:c="4"/>print("You lose")</text:p>
            <text:p text:style-name="P428"><text:s text:c="2"/>elif user_choice &gt; computer_choice:</text:p>
            <text:p text:style-name="P428"><text:s text:c="4"/>print("You win!")</text:p>
            <text:p text:style-name="P428"><text:s text:c="2"/>elif computer_choice == user_choice:</text:p>
            <text:p text:style-name="P428"><text:s text:c="4"/>print("It's a draw")</text:p>
          </table:table-cell>
        </table:table-row>
        <table:table-row>
          <table:table-cell table:style-name="Table17.A2" office:value-type="string">
            <text:p text:style-name="P612">Result:</text:p>
            <text:p text:style-name="P534"/>
            <text:p text:style-name="P534">What do you choose? Type 0 for Rock, 1 for Paper or 2 for Scissors: </text:p>
            <text:p text:style-name="P534">2</text:p>
            <text:p text:style-name="P534"/>
            <text:p text:style-name="P689"><text:s text:c="4"/>_______</text:p>
            <text:p text:style-name="P689">---' <text:s text:c="2"/>____)____</text:p>
            <text:p text:style-name="P689"><text:s text:c="10"/>______)</text:p>
            <text:p text:style-name="P689"><text:s text:c="7"/>__________)</text:p>
            <text:p text:style-name="P689"><text:s text:c="6"/>(____)</text:p>
            <text:p text:style-name="P689">---.__(___)</text:p>
            <text:p text:style-name="P689"/>
            <text:p text:style-name="P534"/>
            <text:p text:style-name="P534"><text:s/>Computer choose: </text:p>
            <text:p text:style-name="P689"><text:s text:c="4"/>_______</text:p>
            <text:p text:style-name="P689">---' <text:s text:c="2"/>____)</text:p>
            <text:p text:style-name="P689"><text:s text:c="6"/>(_____)</text:p>
            <text:p text:style-name="P689"><text:s text:c="6"/>(_____)</text:p>
            <text:p text:style-name="P689"><text:s text:c="6"/>(____)</text:p>
            <text:p text:style-name="P689">---.__(___)</text:p>
            <text:p text:style-name="P534"/>
            <text:p text:style-name="P534">You win</text:p>
          </table:table-cell>
          <table:table-cell table:style-name="Table17.B2" office:value-type="string">
            <text:p text:style-name="P612">Result:</text:p>
            <text:p text:style-name="P586"/>
            <text:p text:style-name="P582">What do you choose? Type 0 for Rock, 1 for Paper or 2 for Scissors.</text:p>
            <text:p text:style-name="P582">-23234234</text:p>
            <text:p text:style-name="P582">You typed an invalid number, you lose!</text:p>
          </table:table-cell>
        </table:table-row>
      </table:table>
      <text:p text:style-name="P347"/>
      <text:p text:style-name="P284"/>
      <text:p text:style-name="P284"/>
      <text:p text:style-name="P284"/>
      <text:p text:style-name="P298"/>
      <text:p text:style-name="P298"/>
      <text:p text:style-name="P244"/>
      <text:p text:style-name="P327"><text:span text:style-name="T98">Day </text:span><text:span text:style-name="T101">5: Python Loops</text:span></text:p>
      <text:p text:style-name="P284"/>
      <text:p text:style-name="P350">Using the for loop with Python Lists:</text:p>
      <text:p text:style-name="P284"/>
      <text:p text:style-name="P284">fruits = ["apple", "peach", "orange"]</text:p>
      <text:p text:style-name="P284"/>
      <text:p text:style-name="P284">for fruit in fruits:</text:p>
      <text:p text:style-name="P284"><text:s text:c="2"/>print(fruit)</text:p>
      <text:p text:style-name="P284"/>
      <text:p text:style-name="P293"/>
      <text:p text:style-name="P291"/>
      <text:p text:style-name="P151">Day 5.1:</text:p>
      <text:p text:style-name="P284"/>
      <text:p text:style-name="P351">Calculate the average student height from a list of heights:</text:p>
      <text:p text:style-name="P221"/>
      <table:table table:name="Table18" table:style-name="Table18">
        <table:table-column table:style-name="Table18.A"/>
        <table:table-column table:style-name="Table18.B"/>
        <table:table-row>
          <table:table-cell table:style-name="Table18.A1" office:value-type="string">
            <text:p text:style-name="P98">My solution:</text:p>
            <text:p text:style-name="P413"/>
            <text:p text:style-name="P429">student_heights = input("Input a list of student heights ").split()</text:p>
            <text:p text:style-name="P429">for n in range(0, len(student_heights)):</text:p>
            <text:p text:style-name="P429"><text:s text:c="2"/>student_heights[n] = int(student_heights[n])</text:p>
            <text:p text:style-name="P429"/>
            <text:p text:style-name="P429">total_heigh = 0</text:p>
            <text:p text:style-name="P429"/>
            <text:p text:style-name="P429">for add in student_heights:</text:p>
            <text:p text:style-name="P429"><text:s text:c="2"/>total_heigh = add + total_heigh</text:p>
            <text:p text:style-name="P429"><text:soft-page-break/><text:s text:c="2"/></text:p>
            <text:p text:style-name="P429">average = total_heigh / (n +1)</text:p>
            <text:p text:style-name="P429"/>
            <text:p text:style-name="P429">print(round(average))</text:p>
            <text:p text:style-name="P429"/>
          </table:table-cell>
          <table:table-cell table:style-name="Table18.B1" office:value-type="string">
            <text:p text:style-name="P99">Teacher’<text:span text:style-name="T118">s</text:span> solution:</text:p>
            <text:p text:style-name="P388"/>
            <text:p text:style-name="P429">student_heights = input("Input a list of student heights ").split()</text:p>
            <text:p text:style-name="P429">for n in range(0, len(student_heights)):</text:p>
            <text:p text:style-name="P429"><text:s text:c="2"/>student_heights[n] = int(student_heights[n])</text:p>
            <text:p text:style-name="P429"/>
            <text:p text:style-name="P429">total_height = 0</text:p>
            <text:p text:style-name="P429">for height in student_heights:</text:p>
            <text:p text:style-name="P429"><text:s text:c="2"/>total_height += height</text:p>
            <text:p text:style-name="P429">print(f"total height = {total_height}")</text:p>
            <text:p text:style-name="P429"><text:soft-page-break/></text:p>
            <text:p text:style-name="P429">number_of_students = 0</text:p>
            <text:p text:style-name="P429"/>
            <text:p text:style-name="P429">for student in student_heights:</text:p>
            <text:p text:style-name="P429"><text:s text:c="2"/>number_of_students += 1</text:p>
            <text:p text:style-name="P429">print(f"number of students = {number_of_students}")</text:p>
            <text:p text:style-name="P429"><text:s text:c="2"/></text:p>
            <text:p text:style-name="P429">average_height = round(total_height / number_of_students)</text:p>
            <text:p text:style-name="P429">print(average_height)</text:p>
          </table:table-cell>
        </table:table-row>
        <table:table-row>
          <table:table-cell table:style-name="Table18.A2" office:value-type="string">
            <text:p text:style-name="P613">Result:</text:p>
            <text:p text:style-name="P527">Input a list of student heights 233 123 432</text:p>
            <text:p text:style-name="P527">263</text:p>
            <text:p text:style-name="P535"/>
          </table:table-cell>
          <table:table-cell table:style-name="Table18.B2" office:value-type="string">
            <text:p text:style-name="P613">Result:</text:p>
            <text:p text:style-name="P527"/>
            <text:p text:style-name="P583"/>
          </table:table-cell>
        </table:table-row>
      </table:table>
      <text:p text:style-name="P348"/>
      <text:p text:style-name="P352">Teacher’s solution explained:</text:p>
      <text:p text:style-name="P430"/>
      <text:p text:style-name="P430"/>
      <text:p text:style-name="P691"># We ask the user to type several heights,<text:span text:style-name="T202">and we split them into separated items</text:span> like: <text:s/>40 50 30 70</text:p>
      <text:p text:style-name="P430"/>
      <text:p text:style-name="P430">student_heights = input("Input a list of student heights ").split()</text:p>
      <text:p text:style-name="P430"/>
      <text:p text:style-name="P692"/>
      <text:p text:style-name="P692"># The loop takes the items inside student_heights (four items) and <text:span text:style-name="T203">convert them in integers one by one in each iteration of the loop@</text:span></text:p>
      <text:p text:style-name="P692"/>
      <text:p text:style-name="P430">for n in range(0, len(student_heights)):</text:p>
      <text:p text:style-name="P430"><text:s text:c="2"/>student_heights[n] = int(student_heights[n])</text:p>
      <text:p text:style-name="P430"/>
      <text:p text:style-name="P430"/>
      <text:p text:style-name="P693"># We create the variable total_height, and we add the items of student_heights list one by one, <text:span text:style-name="T204">example:</text:span></text:p>
      <text:p text:style-name="P695">First iteration: <text:s text:c="6"/>total_height (0) <text:s/>+ height (40)</text:p>
      <text:p text:style-name="P696">Second iteration: <text:s text:c="2"/>total_height (<text:span text:style-name="T205">40</text:span>) <text:s/>+ height (<text:span text:style-name="T205">50</text:span>)</text:p>
      <text:p text:style-name="P697">Third iteration: <text:s text:c="5"/><text:span text:style-name="T204">total_height (</text:span>90<text:span text:style-name="T204">) <text:s/>+ height (</text:span>3<text:span text:style-name="T204">0)</text:span></text:p>
      <text:p text:style-name="P697">...</text:p>
      <text:p text:style-name="P430"/>
      <text:p text:style-name="P430">total_height = 0</text:p>
      <text:p text:style-name="P430"/>
      <text:p text:style-name="P430">for height in student_heights:</text:p>
      <text:p text:style-name="P430"><text:s text:c="2"/>total_height += height</text:p>
      <text:p text:style-name="P430">print(f"total height = {total_height}")</text:p>
      <text:p text:style-name="P430"/>
      <text:p text:style-name="P430"/>
      <text:p text:style-name="P694"># We create the variable number_of_students, <text:span text:style-name="T205">we iterate over student_heights, which have 4 items (</text:span><text:span text:style-name="T206">40 50 30 70</text:span><text:span text:style-name="T205">), and in every iteration we add +1 to the variable created, example:</text:span></text:p>
      <text:p text:style-name="P696"/>
      <text:p text:style-name="P696">First iteration: <text:s text:c="6"/><text:span text:style-name="T205">student <text:s/>is over the first position of the list, which is 40, then goes to number_of_students (0) and adds +1 to it, so it’s value is 1</text:span></text:p>
      <text:p text:style-name="P697"/>
      <text:p text:style-name="P697">Second iteration: <text:s text:c="3"/>student is in the second position of the list, which it’s value is 50, then number_of_students (1) and adds +1 to it, so it’s value is 2</text:p>
      <text:p text:style-name="P697"/>
      <text:p text:style-name="P697">Third iteration: <text:s text:c="3"/>student is in the third position of the list, which it’s value is 30, then number_of_students (2) and adds +1 to it, so it’s value is 3</text:p>
      <text:p text:style-name="P696"/>
      <text:p text:style-name="P697"><text:soft-page-break/>Forth and last iteration: <text:s text:c="3"/>student is in the last position of the list, 70, <text:s/>number_of_students (3) + 1 is 4. The loop have no more items on the list so this is over</text:p>
      <text:p text:style-name="P694"/>
      <text:p text:style-name="P694"/>
      <text:p text:style-name="P430">number_of_students = 0</text:p>
      <text:p text:style-name="P430"/>
      <text:p text:style-name="P430">for student in student_heights:</text:p>
      <text:p text:style-name="P430"><text:s text:c="2"/>number_of_students += 1</text:p>
      <text:p text:style-name="P430"/>
      <text:p text:style-name="P430">print(f"number of students = {number_of_students}")</text:p>
      <text:p text:style-name="P430"><text:s text:c="2"/></text:p>
      <text:p text:style-name="P430"/>
      <text:p text:style-name="P430">average_height = round(total_height / number_of_students)</text:p>
      <text:p text:style-name="P430">print(average_height)</text:p>
      <text:p text:style-name="P430"/>
      <text:p text:style-name="P430"/>
      <text:p text:style-name="P430"/>
      <text:p text:style-name="P294"/>
      <text:p text:style-name="P292"/>
      <text:p text:style-name="P152">Day 5.<text:span text:style-name="T207">2</text:span>:</text:p>
      <text:p text:style-name="P430"/>
      <text:p text:style-name="P698">Calculate the highest number o<text:span text:style-name="T208">n</text:span> a list.</text:p>
      <text:p text:style-name="P698"/>
      <text:p text:style-name="P698">Example: I want to know the maximum score of all the students.</text:p>
      <text:p text:style-name="P222"/>
      <table:table table:name="Table19" table:style-name="Table19">
        <table:table-column table:style-name="Table19.A"/>
        <table:table-column table:style-name="Table19.B"/>
        <table:table-row>
          <table:table-cell table:style-name="Table19.A1" office:value-type="string">
            <text:p text:style-name="P100">My solution:</text:p>
            <text:p text:style-name="P414"/>
            <text:p text:style-name="P414">student_scores = input("Input a list of student scores ").split()</text:p>
            <text:p text:style-name="P414">for n in range(0, len(student_scores)):</text:p>
            <text:p text:style-name="P414"><text:s text:c="2"/>student_scores[n] = int(student_scores[n])</text:p>
            <text:p text:style-name="P414">print(student_scores)</text:p>
            <text:p text:style-name="P414"/>
            <text:p text:style-name="P431">max_score = 0</text:p>
            <text:p text:style-name="P431"/>
            <text:p text:style-name="P431">for x in student_scores:</text:p>
            <text:p text:style-name="P431"><text:s text:c="4"/>if x &gt; max_score:</text:p>
            <text:p text:style-name="P431"><text:s text:c="8"/>max_score = x</text:p>
            <text:p text:style-name="P431"><text:s text:c="8"/></text:p>
            <text:p text:style-name="P431"><text:s text:c="4"/>else:</text:p>
            <text:p text:style-name="P431"><text:s text:c="8"/>max_score = max_score</text:p>
            <text:p text:style-name="P431"/>
            <text:p text:style-name="P431">print(f"The highest score in the class is {max_score}")</text:p>
          </table:table-cell>
          <table:table-cell table:style-name="Table19.B1" office:value-type="string">
            <text:p text:style-name="P101">Teacher’<text:span text:style-name="T118">s</text:span> solution:</text:p>
            <text:p text:style-name="P389"/>
            <text:p text:style-name="P414">student_scores = input("Input a list of student scores ").split()</text:p>
            <text:p text:style-name="P414">for n in range(0, len(student_scores)):</text:p>
            <text:p text:style-name="P414"><text:s text:c="2"/>student_scores[n] = int(student_scores[n])</text:p>
            <text:p text:style-name="P414">print(student_scores)</text:p>
            <text:p text:style-name="P431"/>
            <text:p text:style-name="P431">highest_score = 0</text:p>
            <text:p text:style-name="P431"/>
            <text:p text:style-name="P431">for score in student_scores:</text:p>
            <text:p text:style-name="P431"><text:s text:c="2"/>if score &gt; highest_score:</text:p>
            <text:p text:style-name="P431"><text:s text:c="4"/>highest_score = score</text:p>
            <text:p text:style-name="P431"><text:s text:c="2"/></text:p>
            <text:p text:style-name="P431"><text:s text:c="4"/></text:p>
            <text:p text:style-name="P431">print(f"The highest score in the class is: {highest_score}")</text:p>
          </table:table-cell>
        </table:table-row>
        <table:table-row>
          <table:table-cell table:style-name="Table19.A2" office:value-type="string">
            <text:p text:style-name="P614">Result:</text:p>
            <text:p text:style-name="P528">Input a list of student scores 78 65 89 86 55 91 64 89</text:p>
            <text:p text:style-name="P528">[78, 65, 89, 86, 55, 91, 64, 89]</text:p>
            <text:p text:style-name="P528">The highest score in the class is 91</text:p>
            <text:p text:style-name="P536"/>
          </table:table-cell>
          <table:table-cell table:style-name="Table19.B2" office:value-type="string">
            <text:p text:style-name="P614">Result:</text:p>
            <text:p text:style-name="P528">Input a list of student scores 78 65 89 86 55 91 64 89</text:p>
            <text:p text:style-name="P528">[78, 65, 89, 86, 55, 91, 64, 89]</text:p>
            <text:p text:style-name="P528">The highest score in the class is: 91</text:p>
            <text:p text:style-name="P584"/>
          </table:table-cell>
        </table:table-row>
      </table:table>
      <text:p text:style-name="P479"/>
      <text:p text:style-name="P446"/>
      <text:p text:style-name="P444"/>
      <text:p text:style-name="P144">Day 5.3 Adding Evens Exercise</text:p>
      <text:p text:style-name="P444"/>
      <text:p text:style-name="P775">Meet the range function:</text:p>
      <text:p text:style-name="P703">total = 0 <text:s text:c="2"/><text:tab/><text:tab/><text:tab/>→ acomulator</text:p>
      <text:p text:style-name="P699">for <text:span text:style-name="T209">number in </text:span><text:span text:style-name="T19">range</text:span><text:span text:style-name="T209">(1, 101) <text:s/>→ will count from 1 to 100</text:span></text:p>
      <text:p text:style-name="P699"><text:s text:c="3"/><text:span text:style-name="T209">print(total)</text:span></text:p>
      <text:p text:style-name="P700"><text:soft-page-break/></text:p>
      <text:p text:style-name="P704">You can add steeps to: <text:s/>range(1, 101, 5) <text:s/>→ count from 1 to 100 jumping 5 each time, 1, 6,11, etc</text:p>
      <text:p text:style-name="P700"/>
      <text:p text:style-name="P700"/>
      <text:p text:style-name="P700"/>
      <text:p text:style-name="P776">Exercise:<text:span text:style-name="T39"> Sum up all the even numbers from 2 to 100 and print only the final total.</text:span></text:p>
      <text:p text:style-name="P223"/>
      <table:table table:name="Table20" table:style-name="Table20">
        <table:table-column table:style-name="Table20.A"/>
        <table:table-column table:style-name="Table20.B"/>
        <table:table-row>
          <table:table-cell table:style-name="Table20.A1" office:value-type="string">
            <text:p text:style-name="P102">My solution:</text:p>
            <text:p text:style-name="P415"/>
            <text:p text:style-name="P432">total = 0</text:p>
            <text:p text:style-name="P432"/>
            <text:p text:style-name="P432">for i in range(0, 101, 2):</text:p>
            <text:p text:style-name="P432"><text:s text:c="2"/>total += i</text:p>
            <text:p text:style-name="P432">print(total)</text:p>
            <text:p text:style-name="P432"/>
          </table:table-cell>
          <table:table-cell table:style-name="Table20.B1" office:value-type="string">
            <text:p text:style-name="P103">Teacher’<text:span text:style-name="T118">s</text:span> solution:</text:p>
            <text:p text:style-name="P390"/>
            <text:p text:style-name="P415">#Write your code below this row 👇</text:p>
            <text:p text:style-name="P415"/>
            <text:p text:style-name="P415">even_sum = 0</text:p>
            <text:p text:style-name="P415">for number in range(2, 101, 2):</text:p>
            <text:p text:style-name="P415"><text:s text:c="2"/># print(number)</text:p>
            <text:p text:style-name="P415"><text:s text:c="2"/>even_sum += number</text:p>
            <text:p text:style-name="P415">print(even_sum)</text:p>
            <text:p text:style-name="P415"><text:s text:c="2"/></text:p>
            <text:p text:style-name="P415">#or</text:p>
            <text:p text:style-name="P415"/>
            <text:p text:style-name="P415">alternative_sum = 0</text:p>
            <text:p text:style-name="P415">for number in range(1, 101):</text:p>
            <text:p text:style-name="P415"><text:s text:c="2"/>if number % 2 == 0:</text:p>
            <text:p text:style-name="P415"><text:s text:c="4"/># print(number)</text:p>
            <text:p text:style-name="P415"><text:s text:c="4"/>alternative_sum += number</text:p>
            <text:p text:style-name="P415">print(alternative_sum)</text:p>
          </table:table-cell>
        </table:table-row>
        <table:table-row>
          <table:table-cell table:style-name="Table20.A2" office:value-type="string">
            <text:p text:style-name="P615">Result:</text:p>
            <text:p text:style-name="P537"/>
            <text:p text:style-name="P541">2550</text:p>
          </table:table-cell>
          <table:table-cell table:style-name="Table20.B2" office:value-type="string">
            <text:p text:style-name="P615">Result:</text:p>
            <text:p text:style-name="P529"/>
            <text:p text:style-name="P542">2550</text:p>
          </table:table-cell>
        </table:table-row>
      </table:table>
      <text:p text:style-name="P701"/>
      <text:p text:style-name="P447"/>
      <text:p text:style-name="P445"/>
      <text:p text:style-name="P145">Day 5.<text:span text:style-name="T210">4</text:span></text:p>
      <text:p text:style-name="P777">Exercise:</text:p>
      <text:p text:style-name="P705">Print from 1 to 100 and: </text:p>
      <text:list xml:id="list380677708" text:style-name="L3">
        <text:list-item>
          <text:p text:style-name="P1034">If the number is modulo 3 print Fizz.</text:p>
        </text:list-item>
        <text:list-item>
          <text:p text:style-name="P1034">If the number is modulo 5 print Buzz</text:p>
        </text:list-item>
        <text:list-item>
          <text:p text:style-name="P1034">If the number is modulo 3 and modulo 5 print FizzBuzz</text:p>
        </text:list-item>
        <text:list-item>
          <text:p text:style-name="P1034">If not print the number</text:p>
          <text:p text:style-name="P1034"/>
        </text:list-item>
      </text:list>
      <table:table table:name="Table21" table:style-name="Table21">
        <table:table-column table:style-name="Table21.A"/>
        <table:table-column table:style-name="Table21.B"/>
        <table:table-row>
          <table:table-cell table:style-name="Table21.A1" office:value-type="string">
            <text:p text:style-name="P104">My solution:</text:p>
            <text:p text:style-name="P416"/>
            <text:p text:style-name="P433">for i in range(1, 101):</text:p>
            <text:p text:style-name="P433"><text:s text:c="2"/>if i % 3 == 0:</text:p>
            <text:p text:style-name="P433"><text:s text:c="4"/>i = "Fizz"</text:p>
            <text:p text:style-name="P433"><text:s text:c="4"/>print(i)</text:p>
            <text:p text:style-name="P433"><text:s text:c="2"/>elif i % 5 == 0:</text:p>
            <text:p text:style-name="P433"><text:s text:c="4"/>i = "Buzz"</text:p>
            <text:p text:style-name="P433"><text:s text:c="4"/>print(i)</text:p>
            <text:p text:style-name="P433"><text:s text:c="2"/>elif i % 3 == 0 and i % 5 == 0:</text:p>
            <text:p text:style-name="P433"><text:s text:c="4"/>i = "FizzBuzz"</text:p>
            <text:p text:style-name="P433"><text:s text:c="4"/>print(i)</text:p>
            <text:p text:style-name="P433"><text:s text:c="2"/>else:</text:p>
            <text:p text:style-name="P433"><text:s text:c="4"/>print(i) </text:p>
          </table:table-cell>
          <table:table-cell table:style-name="Table21.B1" office:value-type="string">
            <text:p text:style-name="P105">Teacher’<text:span text:style-name="T118">s</text:span> solution:</text:p>
            <text:p text:style-name="P391"/>
            <text:p text:style-name="P416">for i in range(1, 101):</text:p>
            <text:p text:style-name="P416"><text:s text:c="2"/>if i % 3 == 0 and i % 5 == 0:</text:p>
            <text:p text:style-name="P416"><text:s text:c="4"/>print("FizzBuzz")</text:p>
            <text:p text:style-name="P416"><text:s text:c="2"/>elif i % 3 == 0:</text:p>
            <text:p text:style-name="P416"><text:s text:c="4"/>print("Fizz") <text:s/></text:p>
            <text:p text:style-name="P416"><text:s text:c="2"/>elif i % 5 == 0:</text:p>
            <text:p text:style-name="P416"><text:s text:c="4"/>print("Buzz")</text:p>
            <text:p text:style-name="P416"><text:s text:c="2"/>else:</text:p>
            <text:p text:style-name="P416"><text:s text:c="4"/>print(i) </text:p>
          </table:table-cell>
        </table:table-row>
        <table:table-row>
          <table:table-cell table:style-name="Table21.A2" office:value-type="string">
            <text:p text:style-name="P616">Result:</text:p>
            <text:p text:style-name="P538">1</text:p>
            <text:p text:style-name="P538">2</text:p>
            <text:p text:style-name="P538"><text:soft-page-break/>Fizz</text:p>
            <text:p text:style-name="P538">4</text:p>
            <text:p text:style-name="P538">Buzz</text:p>
            <text:p text:style-name="P538">Fizz</text:p>
            <text:p text:style-name="P538">7</text:p>
            <text:p text:style-name="P538">8</text:p>
            <text:p text:style-name="P547">[...]</text:p>
          </table:table-cell>
          <table:table-cell table:style-name="Table21.B2" office:value-type="string">
            <text:p text:style-name="P616">Result:</text:p>
            <text:p text:style-name="P543">1</text:p>
            <text:p text:style-name="P543">2</text:p>
            <text:p text:style-name="P543"><text:soft-page-break/>Fizz</text:p>
            <text:p text:style-name="P543">4</text:p>
            <text:p text:style-name="P543">Buzz</text:p>
            <text:p text:style-name="P543">Fizz</text:p>
            <text:p text:style-name="P543">7</text:p>
            <text:p text:style-name="P543">8</text:p>
            <text:p text:style-name="P548">[...]</text:p>
          </table:table-cell>
        </table:table-row>
      </table:table>
      <text:p text:style-name="P480"/>
      <text:p text:style-name="P709"/>
      <text:p text:style-name="P707"/>
      <text:p text:style-name="P154">Day 5 Project: Create a Password Generator</text:p>
      <text:p text:style-name="P700"/>
      <text:list xml:id="list141746371168866" text:continue-numbering="true" text:style-name="L3">
        <text:list-header>
          <text:p text:style-name="P1035"/>
        </text:list-header>
      </text:list>
      <table:table table:name="Table22" table:style-name="Table22">
        <table:table-column table:style-name="Table22.A"/>
        <table:table-column table:style-name="Table22.B"/>
        <table:table-row>
          <table:table-cell table:style-name="Table22.A1" office:value-type="string">
            <text:p text:style-name="P106">My solution:<text:span text:style-name="T11"> <text:s/></text:span><text:span text:style-name="T12">Simple solution</text:span></text:p>
            <text:p text:style-name="P417"/>
            <text:p text:style-name="P434">import random</text:p>
            <text:p text:style-name="P888">letters = ['a', 'b', 'c', 'd', 'e', 'f', 'g', 'h', 'i', 'j', 'k', 'l', 'm', 'n', 'o', 'p', 'q', 'r', 's', 't', 'u', 'v', 'w', 'x', 'y', 'z', 'A', 'B', 'C', 'D', 'E', 'F', 'G', 'H', 'I', 'J', 'K', 'L', 'M', 'N', 'O', 'P', 'Q', 'R', 'S', 'T', 'U', 'V', 'W', 'X', 'Y', 'Z']</text:p>
            <text:p text:style-name="P888">numbers = ['0', '1', '2', '3', '4', '5', '6', '7', '8', '9']</text:p>
            <text:p text:style-name="P888">symbols = ['!', '#', '$', '%', '&amp;', '(', ')', '*', '+']</text:p>
            <text:p text:style-name="P434"/>
            <text:p text:style-name="P434">print("Welcome to the PyPassword Generator!")</text:p>
            <text:p text:style-name="P434">nr_letters= int(input("How many letters would you like in your password?\n"))</text:p>
            <text:p text:style-name="P434"/>
            <text:p text:style-name="P434">nr_symbols = int(input(f"How many symbols would you like?\n"))</text:p>
            <text:p text:style-name="P434">nr_numbers = int(input(f"How many numbers would you like?\n"))</text:p>
            <text:p text:style-name="P434"/>
            <text:p text:style-name="P434">x = ''</text:p>
            <text:p text:style-name="P434">y = ''</text:p>
            <text:p text:style-name="P434">n = ''</text:p>
            <text:p text:style-name="P434"/>
            <text:p text:style-name="P434">for i in range(nr_letters):</text:p>
            <text:p text:style-name="P434"><text:s text:c="2"/>random_index1 = random.randint(0, len(letters)-1) <text:s/></text:p>
            <text:p text:style-name="P434"><text:s text:c="2"/>end1 = letters[random_index1]</text:p>
            <text:p text:style-name="P434"><text:s text:c="2"/>x += end1</text:p>
            <text:p text:style-name="P434"/>
            <text:p text:style-name="P434">for i in range(nr_symbols):</text:p>
            <text:p text:style-name="P434"><text:s text:c="2"/>random_index2 = random.randint(0, len(symbols)-1)</text:p>
            <text:p text:style-name="P434"><text:s text:c="2"/>end2 = symbols[random_index2]</text:p>
            <text:p text:style-name="P434"><text:s text:c="2"/>y += end2</text:p>
            <text:p text:style-name="P434"/>
            <text:p text:style-name="P434">for i in range(nr_numbers):</text:p>
            <text:p text:style-name="P434"><text:s text:c="2"/>random_index3 = random.randint(0, len(numbers)-1)</text:p>
            <text:p text:style-name="P434"><text:s text:c="2"/>end3 = numbers[random_index3]</text:p>
            <text:p text:style-name="P434"><text:s text:c="2"/>n += end3</text:p>
            <text:p text:style-name="P434"/>
            <text:p text:style-name="P434">print(x+y+n)</text:p>
          </table:table-cell>
          <table:table-cell table:style-name="Table22.B1" office:value-type="string">
            <text:p text:style-name="P107">Teacher’<text:span text:style-name="T118">s</text:span> solution:</text:p>
            <text:p text:style-name="P392"/>
            <text:p text:style-name="P436">import random</text:p>
            <text:p text:style-name="P890">letters = ['a', 'b', 'c', 'd', 'e', 'f', 'g', 'h', 'i', 'j', 'k', 'l', 'm', 'n', 'o', 'p', 'q', 'r', 's', 't', 'u', 'v', 'w', 'x', 'y', 'z', 'A', 'B', 'C', 'D', 'E', 'F', 'G', 'H', 'I', 'J', 'K', 'L', 'M', 'N', 'O', 'P', 'Q', 'R', 'S', 'T', 'U', 'V', 'W', 'X', 'Y', 'Z']</text:p>
            <text:p text:style-name="P890">numbers = ['0', '1', '2', '3', '4', '5', '6', '7', '8', '9']</text:p>
            <text:p text:style-name="P890">symbols = ['!', '#', '$', '%', '&amp;', '(', ')', '*', '+']</text:p>
            <text:p text:style-name="P436"/>
            <text:p text:style-name="P436">print("Welcome to the PyPassword Generator!")</text:p>
            <text:p text:style-name="P436">nr_letters= int(input("How many letters would you like in your password?\n"))</text:p>
            <text:p text:style-name="P436"/>
            <text:p text:style-name="P436">nr_symbols = int(input(f"How many symbols would you like?\n"))</text:p>
            <text:p text:style-name="P436">nr_numbers = int(input(f"How many numbers would you like?\n"))</text:p>
            <text:p text:style-name="P436"/>
            <text:p text:style-name="P436">password = ""</text:p>
            <text:p text:style-name="P417"/>
            <text:p text:style-name="P417">for char in range(1, nr_letters + 1):</text:p>
            <text:p text:style-name="P417"><text:s text:c="2"/>password += random.choice(letters)</text:p>
            <text:p text:style-name="P417"/>
            <text:p text:style-name="P417">for char in range(1, nr_symbols + 1):</text:p>
            <text:p text:style-name="P417"><text:s text:c="2"/>password += random.choice(symbols)</text:p>
            <text:p text:style-name="P417"/>
            <text:p text:style-name="P417">for char in range(1, nr_numbers + 1):</text:p>
            <text:p text:style-name="P417"><text:s text:c="2"/>password += random.choice(numbers)</text:p>
            <text:p text:style-name="P417"/>
            <text:p text:style-name="P417">print(password)</text:p>
          </table:table-cell>
        </table:table-row>
        <table:table-row>
          <table:table-cell table:style-name="Table22.A2" office:value-type="string">
            <text:p text:style-name="P617">Result:</text:p>
            <text:p text:style-name="P539">Welcome to the PyPassword Generator!</text:p>
            <text:p text:style-name="P539">How many letters would you like in your password?</text:p>
            <text:p text:style-name="P539">3</text:p>
            <text:p text:style-name="P539">How many symbols would you like?</text:p>
            <text:p text:style-name="P539">3</text:p>
            <text:p text:style-name="P539">How many numbers would you like?</text:p>
            <text:p text:style-name="P539">3</text:p>
            <text:p text:style-name="P539">fQU*+$357</text:p>
            <text:p text:style-name="P549"><text:soft-page-break/></text:p>
          </table:table-cell>
          <table:table-cell table:style-name="Table22.B2" office:value-type="string">
            <text:p text:style-name="P617">Result:</text:p>
            <text:p text:style-name="P544"/>
          </table:table-cell>
        </table:table-row>
      </table:table>
      <text:p text:style-name="P481"/>
      <text:p text:style-name="P715"><text:span text:style-name="T15">random.choice</text:span>(letters) : <text:s/>Is for List/Arrays . Choses randomly one item of the list, like in this example a letter form the list letters.</text:p>
      <text:p text:style-name="P706"/>
      <text:p text:style-name="P706"/>
      <table:table table:name="Table23" table:style-name="Table23">
        <table:table-column table:style-name="Table23.A"/>
        <table:table-column table:style-name="Table23.B"/>
        <table:table-row>
          <table:table-cell table:style-name="Table23.A1" office:value-type="string">
            <text:p text:style-name="P108">My solution:<text:span text:style-name="T11"> <text:s/></text:span><text:span text:style-name="T13">Complicated</text:span><text:span text:style-name="T12"> solution</text:span></text:p>
            <text:p text:style-name="P418"/>
            <text:p text:style-name="P435">import random</text:p>
            <text:p text:style-name="P889">letters = ['a', 'b', 'c', 'd', 'e', 'f', 'g', 'h', 'i', 'j', 'k', 'l', 'm', 'n', 'o', 'p', 'q', 'r', 's', 't', 'u', 'v', 'w', 'x', 'y', 'z', 'A', 'B', 'C', 'D', 'E', 'F', 'G', 'H', 'I', 'J', 'K', 'L', 'M', 'N', 'O', 'P', 'Q', 'R', 'S', 'T', 'U', 'V', 'W', 'X', 'Y', 'Z']</text:p>
            <text:p text:style-name="P889">numbers = ['0', '1', '2', '3', '4', '5', '6', '7', '8', '9']</text:p>
            <text:p text:style-name="P889">symbols = ['!', '#', '$', '%', '&amp;', '(', ')', '*', '+']</text:p>
            <text:p text:style-name="P435"/>
            <text:p text:style-name="P435">print("Welcome to the PyPassword Generator!")</text:p>
            <text:p text:style-name="P435">nr_letters= int(input("How many letters would you like in your password?\n"))</text:p>
            <text:p text:style-name="P435"/>
            <text:p text:style-name="P435">nr_symbols = int(input(f"How many symbols would you like?\n"))</text:p>
            <text:p text:style-name="P435">nr_numbers = int(input(f"How many numbers would you like?\n"))</text:p>
            <text:p text:style-name="P435"/>
            <text:p text:style-name="P435">x = ''</text:p>
            <text:p text:style-name="P435">y = ''</text:p>
            <text:p text:style-name="P435">n = ''</text:p>
            <text:p text:style-name="P435"/>
            <text:p text:style-name="P435">for i in range(nr_letters):</text:p>
            <text:p text:style-name="P435"><text:s text:c="2"/>random_index1 = random.randint(0, len(letters)-1) <text:s/></text:p>
            <text:p text:style-name="P435"><text:s text:c="2"/>end1 = letters[random_index1]</text:p>
            <text:p text:style-name="P435"><text:s text:c="2"/>x += end1</text:p>
            <text:p text:style-name="P435"/>
            <text:p text:style-name="P435">for i in range(nr_symbols):</text:p>
            <text:p text:style-name="P435"><text:s text:c="2"/>random_index2 = random.randint(0, len(symbols)-1)</text:p>
            <text:p text:style-name="P435"><text:s text:c="2"/>end2 = symbols[random_index2]</text:p>
            <text:p text:style-name="P435"><text:s text:c="2"/>y += end2</text:p>
            <text:p text:style-name="P435"/>
            <text:p text:style-name="P435">for i in range(nr_numbers):</text:p>
            <text:p text:style-name="P435"><text:s text:c="2"/>random_index3 = random.randint(0, len(numbers)-1)</text:p>
            <text:p text:style-name="P435"><text:s text:c="2"/>end3 = numbers[random_index3]</text:p>
            <text:p text:style-name="P435"><text:s text:c="2"/>n += end3</text:p>
            <text:p text:style-name="P712"/>
            <text:p text:style-name="P483">all = x+y+n</text:p>
            <text:p text:style-name="P483"/>
            <text:p text:style-name="P483">l = list(all)</text:p>
            <text:p text:style-name="P483">random.shuffle(l)</text:p>
            <text:p text:style-name="P483">result = ''.join(l)</text:p>
            <text:p text:style-name="P483"/>
            <text:p text:style-name="P483">print(result)</text:p>
            <text:p text:style-name="P478"/>
            <text:p text:style-name="P435"/>
          </table:table-cell>
          <table:table-cell table:style-name="Table23.B1" office:value-type="string">
            <text:p text:style-name="P112">Teacher’<text:span text:style-name="T118">s</text:span> solution:</text:p>
            <text:p text:style-name="P393"/>
            <text:p text:style-name="P436">import random</text:p>
            <text:p text:style-name="P890">letters = ['a', 'b', 'c', 'd', 'e', 'f', 'g', 'h', 'i', 'j', 'k', 'l', 'm', 'n', 'o', 'p', 'q', 'r', 's', 't', 'u', 'v', 'w', 'x', 'y', 'z', 'A', 'B', 'C', 'D', 'E', 'F', 'G', 'H', 'I', 'J', 'K', 'L', 'M', 'N', 'O', 'P', 'Q', 'R', 'S', 'T', 'U', 'V', 'W', 'X', 'Y', 'Z']</text:p>
            <text:p text:style-name="P890">numbers = ['0', '1', '2', '3', '4', '5', '6', '7', '8', '9']</text:p>
            <text:p text:style-name="P890">symbols = ['!', '#', '$', '%', '&amp;', '(', ')', '*', '+']</text:p>
            <text:p text:style-name="P436"/>
            <text:p text:style-name="P436">print("Welcome to the PyPassword Generator!")</text:p>
            <text:p text:style-name="P436">nr_letters= int(input("How many letters would you like in your password?\n"))</text:p>
            <text:p text:style-name="P436"/>
            <text:p text:style-name="P436">nr_symbols = int(input(f"How many symbols would you like?\n"))</text:p>
            <text:p text:style-name="P436">nr_numbers = int(input(f"How many numbers would you like?\n"))</text:p>
            <text:p text:style-name="P436"/>
            <text:p text:style-name="P393"/>
            <text:p text:style-name="P393"/>
            <text:p text:style-name="P393">password_list = []</text:p>
            <text:p text:style-name="P393"/>
            <text:p text:style-name="P393">for char in range(1, nr_letters + 1):</text:p>
            <text:p text:style-name="P393"><text:s text:c="2"/>password_list.append(random.choice(letters))</text:p>
            <text:p text:style-name="P393"/>
            <text:p text:style-name="P393">for char in range(1, nr_symbols + 1):</text:p>
            <text:p text:style-name="P393"><text:s text:c="2"/>password_list += random.choice(symbols)</text:p>
            <text:p text:style-name="P393"/>
            <text:p text:style-name="P393">for char in range(1, nr_numbers + 1):</text:p>
            <text:p text:style-name="P393"><text:s text:c="2"/>password_list += random.choice(numbers)</text:p>
            <text:p text:style-name="P393"/>
            <text:p text:style-name="P393">print(password_list)</text:p>
            <text:p text:style-name="P393">random.shuffle(password_list)</text:p>
            <text:p text:style-name="P393">print(password_list)</text:p>
            <text:p text:style-name="P393"/>
            <text:p text:style-name="P393">password = ""</text:p>
            <text:p text:style-name="P393">for char in password_list:</text:p>
            <text:p text:style-name="P393"><text:s text:c="2"/>password += char</text:p>
            <text:p text:style-name="P418"/>
          </table:table-cell>
        </table:table-row>
        <table:table-row>
          <table:table-cell table:style-name="Table23.A2" office:value-type="string">
            <text:p text:style-name="P618">Result:</text:p>
            <text:p text:style-name="P550"/>
            <text:p text:style-name="P550">Welcome to the PyPassword Generator!</text:p>
            <text:p text:style-name="P550">How many letters would you like in your password?</text:p>
            <text:p text:style-name="P550">5</text:p>
            <text:p text:style-name="P550">How many symbols would you like?</text:p>
            <text:p text:style-name="P550">6</text:p>
            <text:p text:style-name="P550">How many numbers would you like?</text:p>
            <text:p text:style-name="P550">5</text:p>
            <text:p text:style-name="P550"><text:soft-page-break/>&amp;0om*RZ#8a%7*51!</text:p>
          </table:table-cell>
          <table:table-cell table:style-name="Table23.B2" office:value-type="string">
            <text:p text:style-name="P618">Result:</text:p>
            <text:p text:style-name="P545"/>
          </table:table-cell>
        </table:table-row>
      </table:table>
      <text:p text:style-name="P482"/>
      <text:p text:style-name="P702"/>
      <text:p text:style-name="P711"/>
      <text:p text:style-name="P711"/>
      <text:p text:style-name="P711"/>
      <text:p text:style-name="P299"/>
      <text:p text:style-name="P299"/>
      <text:p text:style-name="P245"/>
      <text:p text:style-name="P778"><text:span text:style-name="T98">Day </text:span><text:span text:style-name="T102">6: Functions, Code Block and While Loops</text:span></text:p>
      <text:p text:style-name="P797"/>
      <text:p text:style-name="P716">A funcion is a word followed by (). There are built in functions like print(), len(), <text:a xlink:type="simple" xlink:href="https://docs.python.org/3/library/functions.html" text:style-name="Internet_20_link" text:visited-style-name="Visited_20_Internet_20_Link">etc.</text:a></text:p>
      <text:p text:style-name="P717">Or you have to call methods like <text:span text:style-name="T2">random</text:span><text:span text:style-name="T6"> and then use one of its functions like random.randint()</text:span></text:p>
      <text:p text:style-name="P797"/>
      <text:p text:style-name="P798">Defining Python Functions:<text:span text:style-name="T39"> </text:span><text:span text:style-name="T58">Y</text:span><text:span text:style-name="T57">ou can create (define) your own functions</text:span></text:p>
      <text:p text:style-name="P713">You have to define the function with the def keyword + name of the function + () + :</text:p>
      <text:p text:style-name="P713"/>
      <text:p text:style-name="P713"><text:tab/><text:span text:style-name="T169">def my_function():</text:span></text:p>
      <text:p text:style-name="P457"><text:tab/> <text:s/><text:span text:style-name="T211">print(“Hello”)</text:span></text:p>
      <text:p text:style-name="P457"><text:tab/> <text:s/><text:span text:style-name="T211">print(“Bye”)</text:span> <text:s/></text:p>
      <text:p text:style-name="P457"/>
      <text:p text:style-name="P430"><text:tab/><text:span text:style-name="T211">my_function() <text:s/>→ Calling the function. This will print:</text:span></text:p>
      <text:p text:style-name="P456"/>
      <text:p text:style-name="P456">Hello</text:p>
      <text:p text:style-name="P456">Bye</text:p>
      <text:p text:style-name="P456"/>
      <text:p text:style-name="P714"><text:a xlink:type="simple" xlink:href="https://reeborg.ca/reeborg.html?lang=en&amp;mode=python&amp;menu=worlds%2Fmenus%2Freeborg_intro_en.json&amp;name=Hurdle%201&amp;url=worlds%2Ftutorial_en%2Fhurdle1.json" text:style-name="Internet_20_link" text:visited-style-name="Visited_20_Internet_20_Link">Exercise with Reboorg robot</text:a></text:p>
      <text:p text:style-name="P891">def turn_right():</text:p>
      <text:p text:style-name="P891"><text:s text:c="4"/>turn_left()</text:p>
      <text:p text:style-name="P891"><text:s text:c="4"/>turn_left()</text:p>
      <text:p text:style-name="P891"><text:s text:c="4"/>turn_left()</text:p>
      <text:p text:style-name="P891"><text:s text:c="4"/></text:p>
      <text:p text:style-name="P891">def all_together():</text:p>
      <text:p text:style-name="P891"><text:s text:c="4"/>move()</text:p>
      <text:p text:style-name="P891"><text:s text:c="4"/>turn_left()</text:p>
      <text:p text:style-name="P891"><text:s text:c="4"/>move()</text:p>
      <text:p text:style-name="P891"><text:s text:c="4"/>turn_right()</text:p>
      <text:p text:style-name="P891"><text:s text:c="4"/>move()</text:p>
      <text:p text:style-name="P891"><text:s text:c="4"/>turn_right()</text:p>
      <text:p text:style-name="P891"><text:s text:c="4"/>move()</text:p>
      <text:p text:style-name="P891"><text:s text:c="4"/>turn_left()</text:p>
      <text:p text:style-name="P891"><text:s text:c="4"/></text:p>
      <text:p text:style-name="P891">for i in range(6):</text:p>
      <text:p text:style-name="P891"><text:s text:c="4"/>all_together(</text:p>
      <text:p text:style-name="P891"/>
      <text:p text:style-name="P789">While Loop:</text:p>
      <text:p text:style-name="P430"/>
      <text:p text:style-name="P790">When to choose while loop and when to use for loop:</text:p>
      <text:p text:style-name="P448"><text:span text:style-name="T123">For </text:span>is to iterate a particular number of times, like to iterate all the contents of a list.</text:p>
      <text:p text:style-name="P448"/>
      <text:p text:style-name="P448">With <text:span text:style-name="T123">While</text:span> you don’t care <text:span text:style-name="T213">what number in the secuence you are in, which item you are iterating through in a list.</text:span> </text:p>
      <text:p text:style-name="P449">You simply want to carry out some sort of functionality many times until some sort of condition that your set.</text:p>
      <text:p text:style-name="P449"/>
      <text:p text:style-name="P484">Infinite loop:<text:span text:style-name="T39"> </text:span></text:p>
      <text:p text:style-name="P484"><text:span text:style-name="T39">While </text:span><text:span text:style-name="T54">loops</text:span><text:span text:style-name="T39"> are more dangerous </text:span><text:span text:style-name="T56">c</text:span><text:span text:style-name="T55">ompared with for loops because for loops will arrive to an end, like the end of the items in a list, or the end of the iterations requested.</text:span></text:p>
      <text:p text:style-name="P450"/>
      <text:p text:style-name="P450">But while loop may have no end, which you can overheat your resources, <text:span text:style-name="T214">like:</text:span></text:p>
      <text:p text:style-name="P450"><text:tab/><text:span text:style-name="T214">while 5 &gt; 3:</text:span></text:p>
      <text:p text:style-name="P450"><text:s/><text:tab/> <text:s text:c="2"/><text:span text:style-name="T214">do this</text:span></text:p>
      <text:p text:style-name="P451"><text:tab/> <text:s text:c="2"/><text:span text:style-name="T214">and this</text:span></text:p>
      <text:p text:style-name="P451"><text:soft-page-break/></text:p>
      <text:p text:style-name="P451"><text:span text:style-name="T214">5 will be higher than 3 always, until you do something to change it, if not the loop will be running until the end of time.</text:span><text:tab/></text:p>
      <text:p text:style-name="P453"/>
      <table:table table:name="Table24" table:style-name="Table24">
        <table:table-column table:style-name="Table24.A"/>
        <table:table-column table:style-name="Table24.B"/>
        <table:table-row>
          <table:table-cell table:style-name="Table24.A1" office:value-type="string">
            <text:p text:style-name="P791"><text:a xlink:type="simple" xlink:href="https://reeborg.ca/reeborg.html?lang=en&amp;mode=python&amp;menu=worlds%2Fmenus%2Freeborg_intro_en.json&amp;name=Hurdle%202&amp;url=worlds%2Ftutorial_en%2Fhurdle2.json" text:style-name="Internet_20_link" text:visited-style-name="Visited_20_Internet_20_Link">Exercise Hurdle 2:</text:a></text:p>
          </table:table-cell>
          <table:table-cell table:style-name="Table24.B1" office:value-type="string">
            <text:p text:style-name="P792"><text:a xlink:type="simple" xlink:href="https://reeborg.ca/reeborg.html?lang=en&amp;mode=python&amp;menu=worlds%2Fmenus%2Freeborg_intro_en.json&amp;name=Hurdle%203&amp;url=worlds%2Ftutorial_en%2Fhurdle3.json" text:style-name="Internet_20_link" text:visited-style-name="Visited_20_Internet_20_Link">Exercise Hurdle <text:span text:style-name="T215">3</text:span>:</text:a></text:p>
          </table:table-cell>
        </table:table-row>
        <table:table-row>
          <table:table-cell table:style-name="Table24.A2" office:value-type="string">
            <text:p text:style-name="P452">def turn_right():</text:p>
            <text:p text:style-name="P452"><text:s text:c="4"/>turn_left()</text:p>
            <text:p text:style-name="P452"><text:s text:c="4"/>turn_left()</text:p>
            <text:p text:style-name="P452"><text:s text:c="4"/>turn_left()</text:p>
            <text:p text:style-name="P452"><text:s text:c="4"/></text:p>
            <text:p text:style-name="P452">def all_together():</text:p>
            <text:p text:style-name="P452"><text:s text:c="4"/>move()</text:p>
            <text:p text:style-name="P452"><text:s text:c="4"/>turn_left()</text:p>
            <text:p text:style-name="P452"><text:s text:c="4"/>move()</text:p>
            <text:p text:style-name="P452"><text:s text:c="4"/>turn_right()</text:p>
            <text:p text:style-name="P452"><text:s text:c="4"/>move()</text:p>
            <text:p text:style-name="P452"><text:s text:c="4"/>turn_right()</text:p>
            <text:p text:style-name="P452"><text:s text:c="4"/>move()</text:p>
            <text:p text:style-name="P452"><text:s text:c="4"/>turn_left()</text:p>
            <text:p text:style-name="P452"><text:s text:c="4"/></text:p>
            <text:p text:style-name="P452">while not at_goal():</text:p>
            <text:p text:style-name="P452"><text:s text:c="4"/>all_together()</text:p>
          </table:table-cell>
          <table:table-cell table:style-name="Table24.B2" office:value-type="string">
            <text:p text:style-name="P437">def jump():</text:p>
            <text:p text:style-name="P437"><text:s text:c="4"/>turn_left()</text:p>
            <text:p text:style-name="P437"><text:s text:c="4"/>move()</text:p>
            <text:p text:style-name="P437"><text:s text:c="4"/>turn_left()</text:p>
            <text:p text:style-name="P437"><text:s text:c="4"/>turn_left()</text:p>
            <text:p text:style-name="P437"><text:s text:c="4"/>turn_left()</text:p>
            <text:p text:style-name="P437"><text:s text:c="4"/>move()</text:p>
            <text:p text:style-name="P437"><text:s text:c="4"/>turn_left()</text:p>
            <text:p text:style-name="P437"><text:s text:c="4"/>turn_left()</text:p>
            <text:p text:style-name="P437"><text:s text:c="4"/>turn_left()</text:p>
            <text:p text:style-name="P437"><text:s text:c="4"/>move()</text:p>
            <text:p text:style-name="P437"><text:s text:c="4"/>turn_left()</text:p>
            <text:p text:style-name="P437"/>
            <text:p text:style-name="P437">while not at_goal(): <text:s text:c="4"/></text:p>
            <text:p text:style-name="P437"><text:s text:c="4"/>if front_is_clear():</text:p>
            <text:p text:style-name="P437"><text:s text:c="8"/>move() </text:p>
            <text:p text:style-name="P437"><text:s text:c="8"/></text:p>
            <text:p text:style-name="P437"><text:s text:c="4"/>elif wall_in_front(): <text:s text:c="4"/>→ <text:span text:style-name="T216">the teacher have used else</text:span></text:p>
            <text:p text:style-name="P437"><text:s text:c="8"/>jump() <text:s text:c="26"/><text:span text:style-name="T216">instead of elif</text:span> </text:p>
          </table:table-cell>
        </table:table-row>
      </table:table>
      <text:p text:style-name="P450"/>
      <text:p text:style-name="P450"/>
      <text:p text:style-name="P485">Two ways to use the NOT:</text:p>
      <text:p text:style-name="P430">while at_goal() <text:span text:style-name="T15">!= True</text:span>: <text:s/><text:span text:style-name="T212">if at_goal is not true then...</text:span></text:p>
      <text:p text:style-name="P430"><text:s text:c="4"/>all_together()</text:p>
      <text:p text:style-name="P700"/>
      <text:p text:style-name="P430">while <text:span text:style-name="T15">not </text:span>at_goal(): <text:s/><text:span text:style-name="T212">if at goal is not true then...</text:span></text:p>
      <text:p text:style-name="P430"><text:s text:c="4"/>all_together()</text:p>
      <text:p text:style-name="P700"/>
      <text:p text:style-name="P700"/>
      <text:p text:style-name="P909"/>
      <text:p text:style-name="P454"/>
      <table:table table:name="Table25" table:style-name="Table25">
        <table:table-column table:style-name="Table25.A"/>
        <table:table-column table:style-name="Table25.B"/>
        <table:table-row>
          <table:table-cell table:style-name="Table25.A1" office:value-type="string">
            <text:p text:style-name="P793"><text:a xlink:type="simple" xlink:href="https://reeborg.ca/reeborg.html?lang=en&amp;mode=python&amp;menu=worlds%2Fmenus%2Freeborg_intro_en.json&amp;name=Hurdle%204&amp;url=worlds%2Ftutorial_en%2Fhurdle4.json" text:style-name="Internet_20_link" text:visited-style-name="Visited_20_Internet_20_Link">Exercise Hurdle <text:span text:style-name="T217">4</text:span>:</text:a></text:p>
          </table:table-cell>
          <table:table-cell table:style-name="Table25.B1" office:value-type="string">
            <text:p text:style-name="P795">Teacher’s solution</text:p>
          </table:table-cell>
        </table:table-row>
        <table:table-row>
          <table:table-cell table:style-name="Table25.A2" office:value-type="string">
            <text:p text:style-name="P454">def cross():</text:p>
            <text:p text:style-name="P454"><text:s text:c="4"/>turn_left()</text:p>
            <text:p text:style-name="P454"><text:s text:c="4"/>turn_left()</text:p>
            <text:p text:style-name="P454"><text:s text:c="4"/>turn_left()</text:p>
            <text:p text:style-name="P454"><text:s text:c="4"/>move()</text:p>
            <text:p text:style-name="P454"><text:s text:c="4"/>turn_left()</text:p>
            <text:p text:style-name="P454"><text:s text:c="4"/>turn_left()</text:p>
            <text:p text:style-name="P454"><text:s text:c="4"/>turn_left()</text:p>
            <text:p text:style-name="P454"><text:s text:c="4"/></text:p>
            <text:p text:style-name="P454">def climb():</text:p>
            <text:p text:style-name="P454"><text:s text:c="4"/>turn_left()</text:p>
            <text:p text:style-name="P454"><text:s text:c="4"/>while wall_on_right() == True:</text:p>
            <text:p text:style-name="P454"><text:s text:c="8"/>move()</text:p>
            <text:p text:style-name="P454"><text:s text:c="8"/>if not wall_on_right():</text:p>
            <text:p text:style-name="P454"><text:s text:c="16"/>cross()</text:p>
            <text:p text:style-name="P454"><text:s text:c="16"/>while not wall_in_front():</text:p>
            <text:p text:style-name="P454"><text:s text:c="20"/>move()</text:p>
            <text:p text:style-name="P454"><text:s text:c="20"/>if wall_in_front() == True:</text:p>
            <text:p text:style-name="P454"><text:s text:c="24"/>turn_left()</text:p>
            <text:p text:style-name="P454"><text:s text:c="24"/>return</text:p>
            <text:p text:style-name="P454"><text:s text:c="100"/></text:p>
            <text:p text:style-name="P454">while not at_goal():</text:p>
            <text:p text:style-name="P454"><text:s text:c="4"/>if front_is_clear() == True:</text:p>
            <text:p text:style-name="P454"><text:s text:c="8"/>move()</text:p>
            <text:p text:style-name="P454"><text:soft-page-break/><text:s text:c="4"/>else:</text:p>
            <text:p text:style-name="P454"><text:s text:c="8"/>climb()</text:p>
          </table:table-cell>
          <table:table-cell table:style-name="Table25.B2" office:value-type="string">
            <text:p text:style-name="P438">def turn_right():</text:p>
            <text:p text:style-name="P438"><text:s text:c="4"/>turn_left()</text:p>
            <text:p text:style-name="P438"><text:s text:c="4"/>turn_left()</text:p>
            <text:p text:style-name="P438"><text:s text:c="4"/>turn_left()</text:p>
            <text:p text:style-name="P438"><text:s text:c="4"/></text:p>
            <text:p text:style-name="P438">def jump():</text:p>
            <text:p text:style-name="P438"><text:s text:c="4"/>turn_left()</text:p>
            <text:p text:style-name="P438"><text:s text:c="4"/>while wall_on_right():</text:p>
            <text:p text:style-name="P438"><text:s text:c="8"/>move()</text:p>
            <text:p text:style-name="P438"><text:s text:c="4"/>turn_right()</text:p>
            <text:p text:style-name="P438"><text:s text:c="4"/>move()</text:p>
            <text:p text:style-name="P438"><text:s text:c="4"/>turn_right()</text:p>
            <text:p text:style-name="P438"><text:s text:c="4"/>while front_is_clear():</text:p>
            <text:p text:style-name="P438"><text:s text:c="8"/>move()</text:p>
            <text:p text:style-name="P438"><text:s text:c="4"/>turn_left()</text:p>
            <text:p text:style-name="P438"><text:s text:c="100"/></text:p>
            <text:p text:style-name="P438">while not at_goal():</text:p>
            <text:p text:style-name="P438"><text:s text:c="4"/>if wall_in_front():</text:p>
            <text:p text:style-name="P438"><text:s text:c="8"/>jump()</text:p>
            <text:p text:style-name="P438"><text:s text:c="4"/>else:</text:p>
            <text:p text:style-name="P438"><text:s text:c="8"/>move()</text:p>
          </table:table-cell>
        </table:table-row>
      </table:table>
      <text:p text:style-name="P454"/>
      <text:p text:style-name="P710"/>
      <text:p text:style-name="P708"/>
      <text:p text:style-name="P153">Final Project: Escaping the Maze <text:span text:style-name="T220">Check after Day 15 lesson</text:span></text:p>
      <text:p text:style-name="P700"/>
      <text:p text:style-name="P700"><text:s/></text:p>
      <text:p text:style-name="P455"/>
      <table:table table:name="Table26" table:style-name="Table26">
        <table:table-column table:style-name="Table26.A"/>
        <table:table-column table:style-name="Table26.B"/>
        <table:table-row>
          <table:table-cell table:style-name="Table26.A1" office:value-type="string">
            <text:p text:style-name="P794"><text:a xlink:type="simple" xlink:href="https://reeborg.ca/reeborg.html?lang=en&amp;mode=python&amp;menu=worlds%2Fmenus%2Freeborg_intro_en.json&amp;name=Maze&amp;url=worlds%2Ftutorial_en%2Fmaze1.json" text:style-name="Internet_20_link" text:visited-style-name="Visited_20_Internet_20_Link"><text:span text:style-name="T218">Maze:</text:span></text:a></text:p>
          </table:table-cell>
          <table:table-cell table:style-name="Table26.B1" office:value-type="string">
            <text:p text:style-name="P796">Teacher’s solution</text:p>
          </table:table-cell>
        </table:table-row>
        <table:table-row>
          <table:table-cell table:style-name="Table26.A2" office:value-type="string">
            <text:p text:style-name="P455">def turn_right():</text:p>
            <text:p text:style-name="P455"><text:s text:c="4"/>turn_left()</text:p>
            <text:p text:style-name="P455"><text:s text:c="4"/>turn_left()</text:p>
            <text:p text:style-name="P455"><text:s text:c="4"/>turn_left()</text:p>
            <text:p text:style-name="P455"><text:s text:c="19"/></text:p>
            <text:p text:style-name="P455">while not at_goal():</text:p>
            <text:p text:style-name="P455"><text:s text:c="4"/>if right_is_clear():</text:p>
            <text:p text:style-name="P455"><text:s text:c="8"/>turn_right()</text:p>
            <text:p text:style-name="P455"><text:s text:c="8"/>move()</text:p>
            <text:p text:style-name="P455"><text:s text:c="4"/>elif front_is_clear():</text:p>
            <text:p text:style-name="P455"><text:s text:c="8"/>move() <text:s text:c="2"/></text:p>
            <text:p text:style-name="P455"><text:s text:c="4"/>else: </text:p>
            <text:p text:style-name="P455"><text:s text:c="8"/>turn_left()</text:p>
          </table:table-cell>
          <table:table-cell table:style-name="Table26.B2" office:value-type="string">
            <text:p text:style-name="P439"/>
            <text:p text:style-name="P458">Same solution for the teacher. <text:span text:style-name="T219">But 1/20 times the program runs it falls in a loop because is always going to the right.</text:span></text:p>
            <text:p text:style-name="P458"/>
            <text:p text:style-name="P459">The teacher recommends to wait until the Day 15 where this is explained because now as a beginner is a bit advanced for us. </text:p>
          </table:table-cell>
        </table:table-row>
      </table:table>
      <text:p text:style-name="P455"/>
      <text:p text:style-name="P700"/>
      <text:p text:style-name="P848">Alternative solution after retaking the studys years later:</text:p>
      <text:p text:style-name="P700"/>
      <text:p text:style-name="P430">def turn_right():</text:p>
      <text:p text:style-name="P430"><text:s text:c="4"/>turn_left()</text:p>
      <text:p text:style-name="P430"><text:s text:c="4"/>turn_left()</text:p>
      <text:p text:style-name="P430"><text:s text:c="4"/>turn_left()</text:p>
      <text:p text:style-name="P430"><text:s text:c="4"/>move()</text:p>
      <text:p text:style-name="P430"/>
      <text:p text:style-name="P430">while not at_goal():</text:p>
      <text:p text:style-name="P430"><text:s text:c="4"/>if not wall_in_front():</text:p>
      <text:p text:style-name="P430"><text:s text:c="8"/>if right_is_clear():</text:p>
      <text:p text:style-name="P430"><text:s text:c="12"/>turn_right()</text:p>
      <text:p text:style-name="P430"><text:s text:c="8"/>else: <text:s text:c="3"/></text:p>
      <text:p text:style-name="P430"><text:s text:c="12"/>move()</text:p>
      <text:p text:style-name="P430"><text:s text:c="4"/>elif right_is_clear():</text:p>
      <text:p text:style-name="P430"><text:s text:c="8"/>turn_right()</text:p>
      <text:p text:style-name="P430"><text:s/></text:p>
      <text:p text:style-name="P430"><text:s text:c="4"/>else:</text:p>
      <text:p text:style-name="P430"><text:s text:c="8"/>turn_left()</text:p>
      <text:p text:style-name="P430"># <text:s text:c="3"/>elif not front_is_clear() and not right_is_clear():</text:p>
      <text:p text:style-name="P430"># <text:s text:c="7"/>turn_left()</text:p>
      <text:p text:style-name="P700"/>
      <text:p text:style-name="P700"/>
      <text:p text:style-name="P300"/>
      <text:p text:style-name="P300"/>
      <text:p text:style-name="P246"/>
      <text:p text:style-name="P779"><text:span text:style-name="T98">D</text:span><text:span text:style-name="T103">ay 7: </text:span><text:span text:style-name="T104">Hangman. While, for, not in, </text:span><text:span text:style-name="T105">use different files</text:span><text:span text:style-name="T104">:</text:span></text:p>
      <text:p text:style-name="P718"/>
      <text:p text:style-name="P730"><text:a xlink:type="simple" xlink:href="https://www.askpython.com/python/python-import-statement" text:style-name="Internet_20_link" text:visited-style-name="Visited_20_Internet_20_Link"><text:span text:style-name="T15">Python import Statement</text:span></text:a></text:p>
      <text:p text:style-name="P801"/>
      <text:p text:style-name="P719"><text:span text:style-name="T15">Import a file:</text:span> <text:span text:style-name="T231">Following the example of this </text:span><text:a xlink:type="simple" xlink:href="https://replit.com/@jsc0/Day-7-Hangman-5-Start#main.py" text:style-name="Internet_20_link" text:visited-style-name="Visited_20_Internet_20_Link"><text:span text:style-name="T231">exercise.</text:span></text:a></text:p>
      <text:p text:style-name="P719"><text:soft-page-break/></text:p>
      <text:p text:style-name="P719">You are working in the file: main.py</text:p>
      <text:p text:style-name="P719">But there are two .py files more in your python GUI, hangman_art.py and hangman_words.py.</text:p>
      <text:p text:style-name="P719"/>
      <text:p text:style-name="P720"><text:span text:style-name="T125">Step 1</text:span><text:span text:style-name="T230">: <text:s/>Call the module.</text:span></text:p>
      <text:p text:style-name="P720"/>
      <text:p text:style-name="P720">To use them in main.py you have to call them from main.py by importing them, like:</text:p>
      <text:p text:style-name="P719">import <text:s/>hangman_art</text:p>
      <text:p text:style-name="P719">import <text:s/>hangman_words <text:s text:c="5"/>(Notice that you don’t have to include the .py)</text:p>
      <text:p text:style-name="P719"/>
      <text:p text:style-name="P722"><text:span text:style-name="T123">Step 2:</text:span> <text:s/>Call the variable from the imported module.</text:p>
      <text:p text:style-name="P722"/>
      <text:p text:style-name="P722">Inside the module hangman_words we have the variable called word_list.</text:p>
      <text:p text:style-name="P722">To use it we have to call the method + . (dot) + the name of the variable, like below using the module hangman_words and calling the variable word list:</text:p>
      <text:p text:style-name="P722"/>
      <text:p text:style-name="P722"><text:tab/>chosen_word = random.choice(<text:span text:style-name="T2">hangman_words</text:span>.<text:span text:style-name="T15">word_list</text:span>)</text:p>
      <text:p text:style-name="P700"/>
      <text:p text:style-name="P724">Another example:</text:p>
      <text:p text:style-name="P724"/>
      <text:p text:style-name="P724"><text:tab/>print(<text:span text:style-name="T2">hangman_art</text:span>.<text:span text:style-name="T15">logo</text:span>)</text:p>
      <text:p text:style-name="P700"/>
      <text:p text:style-name="P724">hangman_art is the module.</text:p>
      <text:p text:style-name="P724">stages is the variable inside the hangman_art module.</text:p>
      <text:p text:style-name="P700"/>
      <text:p text:style-name="P799">Abreviation on import:</text:p>
      <text:p text:style-name="P728">If we want to use only one variable or wathever from a module we can abreviate by calling the module like this:</text:p>
      <text:p text:style-name="P728"/>
      <text:p text:style-name="P728"><text:tab/>from hangman_words import word_list</text:p>
      <text:p text:style-name="P728"/>
      <text:p text:style-name="P728">So the<text:span text:style-name="T235">n</text:span> you can use the variable word_list like this:</text:p>
      <text:p text:style-name="P728"><text:tab/></text:p>
      <text:p text:style-name="P723"><text:tab/>chosen_word = random.choice(<text:span text:style-name="T15">word_list</text:span>)</text:p>
      <text:p text:style-name="P728"/>
      <text:p text:style-name="P728">Instead of:</text:p>
      <text:p text:style-name="P723"><text:tab/>chosen_word = random.choice(<text:span text:style-name="T2">hangman_words</text:span>.<text:span text:style-name="T15">word_list</text:span>)</text:p>
      <text:p text:style-name="P802"/>
      <text:p text:style-name="P729"><text:span text:style-name="T20">I</text:span><text:span text:style-name="T15">mport several variables:</text:span></text:p>
      <text:p text:style-name="P729">You can import several variables or wathever by doing this:</text:p>
      <text:p text:style-name="P729"><text:tab/>from <text:span text:style-name="T2">hangman_art</text:span> import <text:span text:style-name="T15">logo, stages</text:span></text:p>
      <text:p text:style-name="P803"/>
      <text:p text:style-name="P729"><text:span text:style-name="T232">S</text:span>o here you are importing the variables <text:span text:style-name="T2">logo</text:span> and <text:span text:style-name="T2">stages</text:span> </text:p>
      <text:p text:style-name="P803"/>
      <text:p text:style-name="P733"><text:span text:style-name="T20">I</text:span><text:span text:style-name="T15">mport as statement:</text:span></text:p>
      <text:p text:style-name="P803"/>
      <text:p text:style-name="P733"><text:tab/>import math as M</text:p>
      <text:p text:style-name="P733"/>
      <text:p text:style-name="P733"><text:span text:style-name="T232"><text:tab/>p</text:span>rint(M.pi)</text:p>
      <text:p text:style-name="P803"/>
      <text:p text:style-name="P721"><text:span text:style-name="T20">in / </text:span><text:span text:style-name="T15">not in:</text:span></text:p>
      <text:p text:style-name="P725">You can use it to check if, <text:span text:style-name="T233">for example, a letter is in a word.</text:span></text:p>
      <text:p text:style-name="P727"><text:soft-page-break/></text:p>
      <text:p text:style-name="P849">Explanation:</text:p>
      <text:p text:style-name="P727">We have the variable display, which is a list/array, see below:</text:p>
      <text:p text:style-name="P727"><text:tab/>display = ['_', '_', 'a', '_', '_', '_', '_', '_']</text:p>
      <text:p text:style-name="P726"/>
      <text:p text:style-name="P727">This is used in the hangman game. </text:p>
      <text:p text:style-name="P727"/>
      <text:p text:style-name="P727">If we want to check if there is a under score sign in <text:span text:style-name="T2">display</text:span> we can do it like this:</text:p>
      <text:p text:style-name="P726"><text:tab/>if "_" in display:</text:p>
      <text:p text:style-name="P726"/>
      <text:p text:style-name="P727">This will return True because we have _ in the display variable.</text:p>
      <text:p text:style-name="P727"/>
      <text:p text:style-name="P849">Another example:</text:p>
      <text:p text:style-name="P725"/>
      <text:p text:style-name="P727">Check if a word contain certain letter:</text:p>
      <text:p text:style-name="P727"/>
      <text:p text:style-name="P727"><text:tab/>word: apple</text:p>
      <text:p text:style-name="P727"><text:tab/>if “a” in word:</text:p>
      <text:p text:style-name="P700"/>
      <text:p text:style-name="P727">The condition will be True because “a” is in the word “apple”</text:p>
      <text:p text:style-name="P700"/>
      <text:p text:style-name="P800">Clear the screen after every attempt:<text:span text:style-name="T39"> If you are using repleit as a GUI</text:span></text:p>
      <text:p text:style-name="P700"/>
      <text:p text:style-name="P731">Import the module repleit and call the function clear:</text:p>
      <text:p text:style-name="P731"><text:tab/>from <text:span text:style-name="T2">replit</text:span> import <text:span text:style-name="T15">clear</text:span></text:p>
      <text:p text:style-name="P731"/>
      <text:p text:style-name="P731"><text:tab/><text:span text:style-name="T234">clear() <text:s/>→ call it in the code.</text:span></text:p>
      <text:p text:style-name="P731"/>
      <text:p text:style-name="P301"/>
      <text:p text:style-name="P301"/>
      <text:p text:style-name="P156"/>
      <text:p text:style-name="P780"><text:span text:style-name="T98">D</text:span><text:span text:style-name="T103">ay </text:span><text:span text:style-name="T106">8: Function </text:span><text:span text:style-name="T107">with Inputs, Arguments &amp;</text:span><text:span text:style-name="T106"> Parameters. Ceasar Chipher.</text:span></text:p>
      <text:p text:style-name="P732"/>
      <text:p text:style-name="P732"/>
      <text:p text:style-name="P734"><text:span text:style-name="T15">Call the function:</text:span> When you trigger the function whithin the code. </text:p>
      <text:p text:style-name="P734">def greet():</text:p>
      <text:p text:style-name="P734"><text:tab/>print(“Hello”)</text:p>
      <text:p text:style-name="P734"/>
      <text:p text:style-name="P734">greet() <text:s/>→ greet is “calling the function”</text:p>
      <text:p text:style-name="P732"/>
      <text:p text:style-name="P735"><text:span text:style-name="T15">Functions with inputs:</text:span> You can pass different data to the function by using variables.</text:p>
      <text:p text:style-name="P735"/>
      <text:p text:style-name="P461">def greet_with_name(<text:span text:style-name="T2">name</text:span>):</text:p>
      <text:p text:style-name="P461"><text:s text:c="2"/>print(f"Hello {<text:span text:style-name="T2">name</text:span>}")</text:p>
      <text:p text:style-name="P461"><text:s text:c="2"/>print(f"How are you {<text:span text:style-name="T2">name</text:span>}")</text:p>
      <text:p text:style-name="P461"/>
      <text:p text:style-name="P461">greet_with_name("<text:span text:style-name="T15">John</text:span>") <text:s text:c="2"/>→<text:span text:style-name="T236"> calling the function, </text:span><text:span text:style-name="T21">John</text:span><text:span text:style-name="T236"> is the value of the variable “</text:span><text:span text:style-name="T3">name</text:span><text:span text:style-name="T236">”</text:span></text:p>
      <text:p text:style-name="P735"/>
      <text:p text:style-name="P850">Output:</text:p>
      <text:p text:style-name="P461">Hello John</text:p>
      <text:p text:style-name="P461">How are you John</text:p>
      <text:p text:style-name="P735"><text:soft-page-break/></text:p>
      <text:p text:style-name="P736">You create the variable called “<text:span text:style-name="T2">name</text:span>” </text:p>
      <text:p text:style-name="P736">Then you pass the data of the variable when you call the function, “<text:span text:style-name="T15">John</text:span>” in this example</text:p>
      <text:p text:style-name="P735"/>
      <text:p text:style-name="P735"/>
      <text:p text:style-name="P735"><draw:frame draw:style-name="fr1" draw:name="Image9" text:anchor-type="paragraph" svg:x="0.067cm" svg:y="0.266cm" svg:width="15.577cm" svg:height="8.625cm" draw:z-index="8"><draw:image xlink:href="Pictures/10000001000006490000037B1BB0184590F94F22.png" xlink:type="simple" xlink:show="embed" xlink:actuate="onLoad" draw:mime-type="image/png"/></draw:frame></text:p>
      <text:p text:style-name="P737">When we call the function called “my_function” and we pass over the data, “123” we are creating a variable called “something” with “123” as value.</text:p>
      <text:p text:style-name="P735"/>
      <text:p text:style-name="P804">Parameter and Argument:</text:p>
      <text:p text:style-name="P738">In programing language, the variable “something” is called Parameter.</text:p>
      <text:p text:style-name="P738"/>
      <text:p text:style-name="P738">The value of the variable, 123, is called Argument.</text:p>
      <text:p text:style-name="P735"/>
      <text:p text:style-name="P735"/>
      <text:p text:style-name="P739"><text:span text:style-name="T15">Passing two parameters:</text:span> </text:p>
      <text:p text:style-name="P735"/>
      <text:p text:style-name="P461">def greet_with(<text:span text:style-name="T2">name,location</text:span>): <text:s text:c="2"/>→<text:span text:style-name="T237"> We create the variables: name and location</text:span></text:p>
      <text:p text:style-name="P461"><text:s text:c="2"/>print(f"The name is: {<text:span text:style-name="T2">name</text:span>}") <text:s text:c="4"/>→<text:span text:style-name="T237"> We use the variable name</text:span></text:p>
      <text:p text:style-name="P461"><text:s text:c="2"/>print(f"The location is: {<text:span text:style-name="T2">location</text:span>}") <text:s/>→<text:span text:style-name="T237"> here we use location</text:span></text:p>
      <text:p text:style-name="P461"/>
      <text:p text:style-name="P461">greet_with("<text:span text:style-name="T15">John","London</text:span>") <text:s text:c="2"/>→<text:span text:style-name="T237"> And we call the function passing the values of both variables, John and London.</text:span></text:p>
      <text:p text:style-name="P735"/>
      <text:p text:style-name="P740"><text:span text:style-name="T22">Positional Argument:</text:span><text:span text:style-name="T238"> </text:span>The first Parameter gets assigned to the first Argument. <text:span text:style-name="T239">T</text:span>he second Parameter to the second Argument. <text:span text:style-name="T239">And so on.</text:span></text:p>
      <text:p text:style-name="P740"/>
      <text:p text:style-name="P851">The same with 3 Arguments:</text:p>
      <text:p text:style-name="P735"><draw:frame draw:style-name="fr1" draw:name="Image10" text:anchor-type="paragraph" svg:x="-0.095cm" svg:y="0.064cm" svg:width="11.222cm" svg:height="7.468cm" draw:z-index="9"><draw:image xlink:href="Pictures/100000010000053C0000037C8B01B5F66FE44667.png" xlink:type="simple" xlink:show="embed" xlink:actuate="onLoad" draw:mime-type="image/png"/></draw:frame></text:p>
      <text:p text:style-name="P735"/>
      <text:p text:style-name="P735"/>
      <text:p text:style-name="P735"/>
      <text:p text:style-name="P735"/>
      <text:p text:style-name="P735"/>
      <text:p text:style-name="P735"/>
      <text:p text:style-name="P735"><text:soft-page-break/></text:p>
      <text:p text:style-name="P735"/>
      <text:p text:style-name="P735"/>
      <text:p text:style-name="P735"/>
      <text:p text:style-name="P735"/>
      <text:p text:style-name="P735"/>
      <text:p text:style-name="P851">If you switch the Arguments in the function call:</text:p>
      <text:p text:style-name="P741"><draw:frame draw:style-name="fr1" draw:name="Image11" text:anchor-type="paragraph" svg:x="0.009cm" svg:y="0.242cm" svg:width="10.513cm" svg:height="6.735cm" draw:z-index="10"><draw:image xlink:href="Pictures/100000010000053D0000035B1BE124FB7A268E0B.png" xlink:type="simple" xlink:show="embed" xlink:actuate="onLoad" draw:mime-type="image/png"/></draw:frame></text:p>
      <text:p text:style-name="P741"/>
      <text:p text:style-name="P735"/>
      <text:p text:style-name="P735"/>
      <text:p text:style-name="P735"/>
      <text:p text:style-name="P732"/>
      <text:p text:style-name="P732"/>
      <text:p text:style-name="P732"/>
      <text:p text:style-name="P732"/>
      <text:p text:style-name="P732"/>
      <text:p text:style-name="P732"/>
      <text:p text:style-name="P732"/>
      <text:p text:style-name="P732"/>
      <text:p text:style-name="P732"/>
      <text:p text:style-name="P732"/>
      <text:p text:style-name="P732"/>
      <text:p text:style-name="P732"/>
      <text:p text:style-name="P805">Key<text:span text:style-name="T240">word</text:span> Arguments:<text:span text:style-name="T39"> When you assign the value to the variables in the Argument when calling the function.</text:span></text:p>
      <text:p text:style-name="P741"><draw:frame draw:style-name="fr1" draw:name="Image12" text:anchor-type="paragraph" svg:x="0.085cm" svg:y="0.095cm" svg:width="8.416cm" svg:height="7.188cm" draw:z-index="11"><draw:image xlink:href="Pictures/10000001000003FD0000036816DA89ABE444CCD2.png" xlink:type="simple" xlink:show="embed" xlink:actuate="onLoad" draw:mime-type="image/png"/></draw:frame></text:p>
      <text:p text:style-name="P741"><text:s/></text:p>
      <text:p text:style-name="P741"/>
      <text:p text:style-name="P741"/>
      <text:p text:style-name="P741"/>
      <text:p text:style-name="P741"/>
      <text:p text:style-name="P741"/>
      <text:p text:style-name="P741"/>
      <text:p text:style-name="P741"/>
      <text:p text:style-name="P741"/>
      <text:p text:style-name="P741"/>
      <text:p text:style-name="P741"/>
      <text:p text:style-name="P741"/>
      <text:p text:style-name="P741"/>
      <text:p text:style-name="P741"/>
      <text:p text:style-name="P741"/>
      <text:p text:style-name="P741"/>
      <text:p text:style-name="P747">Now if you switch the Arguments, the value of the Parameters will be the same:</text:p>
      <text:p text:style-name="P747"><draw:frame draw:style-name="fr1" draw:name="Image13" text:anchor-type="paragraph" svg:x="-0.069cm" svg:y="0cm" svg:width="6.932cm" svg:height="0.817cm" draw:z-index="12"><draw:image xlink:href="Pictures/1000000100000338000000616E32F554E55D2094.png" xlink:type="simple" xlink:show="embed" xlink:actuate="onLoad" draw:mime-type="image/png"/></draw:frame></text:p>
      <text:p text:style-name="P741"/>
      <text:p text:style-name="P852">Example:</text:p>
      <text:p text:style-name="P486"><text:span text:style-name="T39">def greet_with(name,location): <text:s/>→</text:span><text:span text:style-name="T59"> Parameters name and location defined here.</text:span></text:p>
      <text:p text:style-name="P486"><text:span text:style-name="T39"><text:s text:c="2"/>print(f"The name is: {name}") <text:s text:c="4"/></text:span><text:span text:style-name="T59">→ we call the Parameter “name”</text:span></text:p>
      <text:p text:style-name="P486"><text:span text:style-name="T39"><text:s text:c="2"/>print(f"The location is: {location}") <text:s/>→</text:span><text:span text:style-name="T59"> we call “location”</text:span></text:p>
      <text:p text:style-name="P462"/>
      <text:p text:style-name="P486"><text:span text:style-name="T39">greet_with(location="London", name= "John") <text:s/>→</text:span><text:span text:style-name="T59"> We define the Arguments and we assing its value. Notice that are <text:tab/><text:tab/><text:tab/><text:tab/><text:tab/> <text:s text:c="11"/>switched.</text:span></text:p>
      <text:p text:style-name="P741"><text:soft-page-break/></text:p>
      <text:p text:style-name="P806">Round a number up:<text:span text:style-name="T39"> If you’re result is 1.6 and you need to round it up to 2.</text:span></text:p>
      <text:p text:style-name="P748">import math</text:p>
      <text:p text:style-name="P748">result = math.ceil(1.6)</text:p>
      <text:p text:style-name="P748">print(result)</text:p>
      <text:p text:style-name="P748"><text:tab/>→ 2</text:p>
      <text:p text:style-name="P807">Convert list to string:</text:p>
      <text:p text:style-name="P749">print(f"\n{' '.join(encrypted)}")</text:p>
      <text:p text:style-name="P741"/>
      <text:p text:style-name="P741"/>
      <text:p text:style-name="P808">Python List index() Method:<text:span text:style-name="T39"> <text:s/>Example: We have a list/array with all the alphabet, like:</text:span></text:p>
      <text:p text:style-name="P750">alphabet = ['a', 'b', 'c', 'd', etc, etc ...]</text:p>
      <text:p text:style-name="P741"/>
      <text:p text:style-name="P750">And we want to know in which index is the letter ‘d’, we’ll do:</text:p>
      <text:p text:style-name="P750"><text:tab/>letter = alphabet.index(letter)</text:p>
      <text:p text:style-name="P750"><text:tab/>print(letter)</text:p>
      <text:p text:style-name="P750"><text:tab/></text:p>
      <text:p text:style-name="P750"><text:tab/>Output:</text:p>
      <text:p text:style-name="P750"><text:tab/>3</text:p>
      <text:p text:style-name="P741"/>
      <text:p text:style-name="P809">Tric<text:span text:style-name="T241">k</text:span> to substract:<text:span text:style-name="T39"> </text:span><text:span text:style-name="T60">Convert the number in negative.</text:span></text:p>
      <text:p text:style-name="P751"/>
      <text:p text:style-name="P809"><text:span text:style-name="T39">Example </text:span><text:span text:style-name="T60">from the Ceasar encryption exercies</text:span><text:span text:style-name="T39">: </text:span></text:p>
      <text:p text:style-name="P809"><text:span text:style-name="T60">Type “</text:span><text:span text:style-name="T241">encode</text:span><text:span text:style-name="T60">” to encryp or type “</text:span><text:span text:style-name="T241">decode</text:span><text:span text:style-name="T60">” to decrypt.</text:span></text:p>
      <text:p text:style-name="P752">Type the message.</text:p>
      <text:p text:style-name="P810"><text:span text:style-name="T39">Type the </text:span>shift<text:span text:style-name="T39"> number</text:span></text:p>
      <text:p text:style-name="P752"/>
      <text:p text:style-name="P752">To encode we have to add (+) the shift number that we want to encrypt.</text:p>
      <text:p text:style-name="P752">To decode we have to substract (-) the shift number.</text:p>
      <text:p text:style-name="P752"/>
      <text:p text:style-name="P752">Instead of using if/else, like:</text:p>
      <text:p text:style-name="P810"><text:span text:style-name="T39">if x == “</text:span>encode<text:span text:style-name="T39">”:</text:span></text:p>
      <text:p text:style-name="P752"><text:s text:c="4"/>do this (for i in ….)</text:p>
      <text:p text:style-name="P810"><text:span text:style-name="T39">elif x == “</text:span>decode<text:span text:style-name="T39">”</text:span></text:p>
      <text:p text:style-name="P752"><text:s text:c="4"/>do this other thing (for i in …….)</text:p>
      <text:p text:style-name="P752"/>
      <text:p text:style-name="P752">You can multiply the shift number * -1, doing lile this:</text:p>
      <text:p text:style-name="P752"/>
      <text:p text:style-name="P810"><text:span text:style-name="T39">if x == “</text:span>decode<text:span text:style-name="T39">”:</text:span></text:p>
      <text:p text:style-name="P752"><text:s text:c="4"/>shift *= -1 <text:s/>→ this converts the shif in negative.</text:p>
      <text:p text:style-name="P752"/>
      <text:p text:style-name="P811">Global variables:<text:span text:style-name="T39"> Inside a function</text:span></text:p>
      <text:p text:style-name="P753">You have to create a variable inside a function that you want to use outside it (globally).</text:p>
      <text:p text:style-name="P753"/>
      <text:p text:style-name="P753">To do so you have to declare the variable “global” inside the function, then you will be able to use the value of that variable outside the function, example:</text:p>
      <text:p text:style-name="P753"/>
      <text:p text:style-name="P753">def my_Function():</text:p>
      <text:p text:style-name="P811"><text:s text:c="4"/>global x<text:span text:style-name="T62"><text:tab/>→</text:span><text:span text:style-name="T39"> inside the function, we declare the variable x as global </text:span></text:p>
      <text:p text:style-name="P805"><text:s text:c="4"/><text:span text:style-name="T242">x</text:span><text:span text:style-name="T61"> = input(“Tell me your name”) <text:s/>→ we ask your name and store it in x</text:span></text:p>
      <text:p text:style-name="P754"/>
      <text:p text:style-name="P753">my_Function <text:s/>→ we call the function to make it run.</text:p>
      <text:p text:style-name="P753"><text:soft-page-break/>print(”Your name is: x”) <text:s/>→ we print the content of x</text:p>
      <text:p text:style-name="P753"/>
      <text:p text:style-name="P753">Output:</text:p>
      <text:p text:style-name="P463">Tell me your name</text:p>
      <text:p text:style-name="P463">John</text:p>
      <text:p text:style-name="P463"/>
      <text:p text:style-name="P463">Your name is: John</text:p>
      <text:p text:style-name="P302"/>
      <text:p text:style-name="P302"/>
      <text:p text:style-name="P157"/>
      <text:p text:style-name="P781"><text:span text:style-name="T108">D</text:span><text:span text:style-name="T103">ay </text:span><text:span text:style-name="T109">9: Dictionaries &amp; Nesting.</text:span></text:p>
      <text:p text:style-name="P741"/>
      <text:p text:style-name="P812">Dictionaries:<text:span text:style-name="T39"> <text:s/>Works </text:span><text:span text:style-name="T63">more or less like</text:span><text:span text:style-name="T39"> a real dictionary. </text:span><text:span text:style-name="T71">Example of use, for students grades.</text:span></text:p>
      <text:p text:style-name="P755">They are in the form of a table, key / value. </text:p>
      <text:p text:style-name="P741"><draw:frame draw:style-name="fr1" draw:name="Image14" text:anchor-type="paragraph" svg:x="0.055cm" svg:y="0.146cm" svg:width="10.126cm" svg:height="5.133cm" draw:z-index="13"><draw:image xlink:href="Pictures/10000001000003F200000200C3467D95BBB8EE52.png" xlink:type="simple" xlink:show="embed" xlink:actuate="onLoad" draw:mime-type="image/png"/></draw:frame></text:p>
      <text:p text:style-name="P741"/>
      <text:p text:style-name="P741"/>
      <text:p text:style-name="P741"/>
      <text:p text:style-name="P741"/>
      <text:p text:style-name="P741"/>
      <text:p text:style-name="P741"/>
      <text:p text:style-name="P741"/>
      <text:p text:style-name="P741"/>
      <text:p text:style-name="P741"/>
      <text:p text:style-name="P741"/>
      <text:p text:style-name="P741"/>
      <text:p text:style-name="P812">How to create it:<text:span text:style-name="T39"> </text:span></text:p>
      <text:p text:style-name="P755">{key: Value}</text:p>
      <text:p text:style-name="P853">Example:</text:p>
      <text:p text:style-name="P755">{“Bug”: “An error in a program that prevents ….” }</text:p>
      <text:p text:style-name="P741"/>
      <text:p text:style-name="P813">Several entries in the same dictionary:<text:span text:style-name="T39"> Use commas.</text:span></text:p>
      <text:p text:style-name="P854">Example:</text:p>
      <text:p text:style-name="P813"><text:span text:style-name="T39">{“</text:span><text:span text:style-name="T63">K</text:span><text:span text:style-name="T39">ey1”: “Value1”, “Key2: “Value2”, etc }</text:span></text:p>
      <text:p text:style-name="P741"/>
      <text:p text:style-name="P814">Proper formating:<text:span text:style-name="T39"> Good practices.</text:span></text:p>
      <text:p text:style-name="P855">Example following the screenshot above.</text:p>
      <text:p text:style-name="P464"><text:span text:style-name="T15">programming_dictionary</text:span> = {</text:p>
      <text:p text:style-name="P815"><text:span text:style-name="T163"><text:s/>“</text:span><text:span text:style-name="T165">Bug</text:span><text:span text:style-name="T163">”: “</text:span><text:span text:style-name="T166">An error in a program that prevents …</text:span><text:span text:style-name="T163">”,</text:span><text:span text:style-name="T39"> <text:s text:c="2"/>→ we have to indent one (1) space</text:span></text:p>
      <text:p text:style-name="P487"><text:span text:style-name="T39"><text:s/>“</text:span><text:span text:style-name="T65">Function</text:span><text:span text:style-name="T39">”: “</text:span><text:span text:style-name="T65">A piece of code that you can ….</text:span><text:span text:style-name="T39">”,</text:span></text:p>
      <text:p text:style-name="P814"><text:span text:style-name="T39"><text:s/></text:span><text:span text:style-name="T163">“</text:span><text:span text:style-name="T165">Loop</text:span><text:span text:style-name="T163">”: “</text:span><text:span text:style-name="T165">The action of ...</text:span><text:span text:style-name="T163">”, </text:span><text:span text:style-name="T39"><text:s/>→</text:span><text:span text:style-name="T64"> finish it with a comma to allow us to add more key/value pairs.</text:span></text:p>
      <text:p text:style-name="P814"><text:span text:style-name="T163">}</text:span><text:span text:style-name="T39"> <text:s text:c="2"/>→ to close it we don’t have to indent.</text:span></text:p>
      <text:p text:style-name="P741"/>
      <text:p text:style-name="P756">To add more key/values just add them at the end after the comma.</text:p>
      <text:p text:style-name="P756"/>
      <text:p text:style-name="P818">How to retrive it:<text:span text:style-name="T39"> By using square bra</text:span><text:span text:style-name="T78">c</text:span><text:span text:style-name="T39">kets like in lists/arrays, but we have to use the key. </text:span></text:p>
      <text:p text:style-name="P860"><text:span text:style-name="T67">E</text:span><text:span text:style-name="T39">xample </text:span><text:span text:style-name="T67">using strings.</text:span></text:p>
      <text:p text:style-name="P488"><text:span text:style-name="T66">print(</text:span><text:span text:style-name="T39">programming_dictionary</text:span><text:span text:style-name="T66">[“</text:span><text:span text:style-name="T243">Loop</text:span><text:span text:style-name="T66">”])</text:span></text:p>
      <text:p text:style-name="P859"><text:span text:style-name="T165">O</text:span><text:span text:style-name="T163">utput:</text:span></text:p>
      <text:p text:style-name="P816"><text:span text:style-name="T165">The action of </text:span><text:span text:style-name="T167">doing something over and over again.</text:span></text:p>
      <text:p text:style-name="P856"/>
      <text:p text:style-name="P856">Example using integers:</text:p>
      <text:p text:style-name="P465">number_dictionary = {</text:p>
      <text:p text:style-name="P465"><text:soft-page-break/><text:s/>123 = “Apples”,</text:p>
      <text:p text:style-name="P465"><text:s/>456 = “Pears”,</text:p>
      <text:p text:style-name="P465">}</text:p>
      <text:p text:style-name="P489"><text:span text:style-name="T66">print(</text:span><text:span text:style-name="T39">programming_dictionary</text:span><text:span text:style-name="T66">[</text:span><text:span text:style-name="T67">123</text:span><text:span text:style-name="T66">])</text:span></text:p>
      <text:p text:style-name="P860"><text:span text:style-name="T165">O</text:span><text:span text:style-name="T163">utput:</text:span></text:p>
      <text:p text:style-name="P757">Apples</text:p>
      <text:p text:style-name="P757"/>
      <text:p text:style-name="P819"><text:span text:style-name="T150">Add data programatically:</text:span><text:span text:style-name="T39"> </text:span></text:p>
      <text:p text:style-name="P490"><text:span text:style-name="T39">programming_dictionary</text:span><text:span text:style-name="T68">[“For”] = “To do iterations ...”</text:span></text:p>
      <text:p text:style-name="P741"/>
      <text:p text:style-name="P758">Now if you print the dictionary you will see at the end the new key/value added.</text:p>
      <text:p text:style-name="P741"/>
      <text:p text:style-name="P820"><text:span text:style-name="T163">print</text:span><text:span text:style-name="T39">(</text:span><text:span text:style-name="T168">programming_dictionary</text:span><text:span text:style-name="T39">)</text:span></text:p>
      <text:p text:style-name="P741"/>
      <text:p text:style-name="P820"><text:span text:style-name="T150">Empty dictionary:</text:span><text:span text:style-name="T39"> Is not a bad idea to create an empty dictionary when you create the program.</text:span></text:p>
      <text:p text:style-name="P758">empty_dictionary = {}</text:p>
      <text:p text:style-name="P741"/>
      <text:p text:style-name="P758">Then you can add the key/values using the method explained above, x[“Car”] = “Method of transport ...”</text:p>
      <text:p text:style-name="P741"/>
      <text:p text:style-name="P845">Wipe (remove) an <text:span text:style-name="T245">existing</text:span> dictionary:<text:span text:style-name="T39"> </text:span></text:p>
      <text:p text:style-name="P491"><text:span text:style-name="T39">programming_dictionary</text:span><text:span text:style-name="T69">= {} <text:s/>→ this dictionary already had the information above, like loop, bug, function, etc.</text:span></text:p>
      <text:p text:style-name="P466"/>
      <text:p text:style-name="P844"><text:span text:style-name="T244">E</text:span>dit an item in a dictionary:<text:span text:style-name="T39"> </text:span></text:p>
      <text:p text:style-name="P817"><text:span text:style-name="T39">programming_dictionary</text:span><text:span text:style-name="T68">[“</text:span><text:span text:style-name="T70">Bug</text:span><text:span text:style-name="T68">”] = </text:span><text:span text:style-name="T70">“Bla,bla,bla,etc. ”</text:span><text:span text:style-name="T68"> </text:span></text:p>
      <text:p text:style-name="P821"><text:span text:style-name="T39">print(</text:span><text:span text:style-name="T63">programming_dictionary</text:span><text:span text:style-name="T39">[“Bug”])</text:span></text:p>
      <text:p text:style-name="P759"/>
      <text:p text:style-name="P857">Output:</text:p>
      <text:p text:style-name="P760">Bla,bla,bla,etc.</text:p>
      <text:p text:style-name="P741"/>
      <text:p text:style-name="P822">Loop through a dictionary:<text:span text:style-name="T39"> </text:span></text:p>
      <text:p text:style-name="P462">programming_dictionary = {"Bug": "An error in a program that prevents the program from running as expected.", "Function": "A piece of code that you can easily call over and over again."}</text:p>
      <text:p text:style-name="P462"/>
      <text:p text:style-name="P462">for i in programming_dictionary:</text:p>
      <text:p text:style-name="P486"><text:span text:style-name="T39"><text:s text:c="2"/>print(i) <text:s/></text:span><text:span text:style-name="T184">→ </text:span><text:span text:style-name="T186">only print the key (Bug and Function in this example) </text:span></text:p>
      <text:p text:style-name="P486"><text:span text:style-name="T39"><text:s text:c="2"/>print(programming_dictionary[i]) <text:s/></text:span><text:span text:style-name="T184">→ </text:span><text:span text:style-name="T186">will print the value in each iteration.</text:span></text:p>
      <text:p text:style-name="P805"/>
      <text:p text:style-name="P861"><text:span text:style-name="T65">O</text:span><text:span text:style-name="T39">utput:</text:span></text:p>
      <text:p text:style-name="P462">Bug</text:p>
      <text:p text:style-name="P462">An error in a program that prevents the program from running as expected.</text:p>
      <text:p text:style-name="P462">Function</text:p>
      <text:p text:style-name="P462">A piece of code that you can easily call over and over again.</text:p>
      <text:p text:style-name="P741"/>
      <text:p text:style-name="P846">Print list inside dictionary inside another dictionary:</text:p>
      <text:p text:style-name="P965"><text:span text:style-name="T250">Print “</text:span><text:span text:style-name="T32">Steak</text:span><text:span text:style-name="T250">” <text:s/></text:span></text:p>
      <text:p text:style-name="P495">order = {</text:p>
      <text:p text:style-name="P495"><text:s text:c="4"/>1. "starter": {1: "Salad", 2: "Soup"},</text:p>
      <text:p text:style-name="P495"><text:s text:c="4"/>2. "main": {1: ["Burger", "Fries"], 2: ["<text:span text:style-name="T15">Steak</text:span>"]},</text:p>
      <text:p text:style-name="P495"><text:s text:c="4"/>3. "dessert": {1: ["Ice Cream"], 2: []},</text:p>
      <text:p text:style-name="P495"><text:s text:c="4"/>4. }</text:p>
      <text:p text:style-name="P469"/>
      <text:p text:style-name="P827"><text:span text:style-name="T169">print(order["main"][2][0]) </text:span><text:span text:style-name="T39"><text:s text:c="2"/></text:span><text:span text:style-name="T262">→ </text:span><text:span text:style-name="T254">[2] accesses the value with key 2, [0] gets the first item from the list.</text:span></text:p>
      <text:p text:style-name="P910"/>
      <text:p text:style-name="P761">If you want to print ['Steak'] → <text:s/>print(order["main"][2])</text:p>
      <text:p text:style-name="P741"><text:soft-page-break/></text:p>
      <text:p text:style-name="P741"/>
      <text:p text:style-name="P741"/>
      <text:p text:style-name="P741"/>
      <text:p text:style-name="P741"/>
      <text:p text:style-name="P823"><text:a xlink:type="simple" xlink:href="https://app.codingrooms.com/w/I19J47IzplED" text:style-name="Internet_20_link" text:visited-style-name="Visited_20_Internet_20_Link"><text:span text:style-name="T39">Exercise students scores.</text:span></text:a></text:p>
      <text:p text:style-name="P741"/>
      <text:p text:style-name="P824"><text:span text:style-name="T150">Nesting:</text:span><text:span text:style-name="T89"> </text:span><text:span text:style-name="T39">Puting one dictionary inside the other.</text:span></text:p>
      <text:p text:style-name="P741"/>
      <text:p text:style-name="P862">Simple Dictionary:</text:p>
      <text:p text:style-name="P467">capitals = {</text:p>
      <text:p text:style-name="P467"><text:s text:c="2"/>“France”: “Paris”,</text:p>
      <text:p text:style-name="P467"><text:s text:c="2"/>“Germany”: “Berlin”,</text:p>
      <text:p text:style-name="P467">}</text:p>
      <text:p text:style-name="P741"/>
      <text:p text:style-name="P863">Nest a List in a Dictionary:<text:span text:style-name="T141"> </text:span><text:span text:style-name="T144">You want a travel log that shows the cities you visited in each country.</text:span></text:p>
      <text:p text:style-name="P828">What you can NOT do:</text:p>
      <text:p text:style-name="P492"><text:span text:style-name="T72">travel_log</text:span><text:span text:style-name="T39"> = {</text:span></text:p>
      <text:p text:style-name="P492"><text:span text:style-name="T39"><text:s text:c="2"/>“France”: “Paris”,”</text:span><text:span text:style-name="T72">Lille</text:span><text:span text:style-name="T39">”, “</text:span><text:span text:style-name="T72">Dijon” <text:s text:c="2"/>→ this is wrong, only one value per key. The commas are showing several values.</text:span></text:p>
      <text:p text:style-name="P468">}</text:p>
      <text:p text:style-name="P741"/>
      <text:p text:style-name="P741"/>
      <text:p text:style-name="P741"/>
      <text:p text:style-name="P825">Correct way, using Lists inside Dictionaries:</text:p>
      <text:p text:style-name="P932"><text:span text:style-name="T251">travel_log</text:span><text:span text:style-name="T249"> = {</text:span></text:p>
      <text:p text:style-name="P933"><text:span text:style-name="T249"><text:s text:c="2"/>“France”: </text:span><text:span text:style-name="T252">[</text:span><text:span text:style-name="T249">“Paris”,”</text:span><text:span text:style-name="T251">Lille</text:span><text:span text:style-name="T249">”, “</text:span><text:span text:style-name="T251">Dijon” </text:span><text:span text:style-name="T252">], → now we have one key/value pair, and the value is a List.</text:span></text:p>
      <text:p text:style-name="P934"><text:span text:style-name="T251"><text:s text:c="2"/>“</text:span><text:span text:style-name="T253">Germany</text:span><text:span text:style-name="T251">”: </text:span><text:span text:style-name="T253">[“Berlin”, “Hamburg”, “Stuttgart”],</text:span></text:p>
      <text:p text:style-name="P929">}</text:p>
      <text:p text:style-name="P936"/>
      <text:p text:style-name="P858">You can nest a list within a list too:</text:p>
      <text:p text:style-name="P762">[“A”, ”B”, [“C”, ”D”]]</text:p>
      <text:p text:style-name="P762">But is not so usefull like nesing a List in a Dictionary or a Dictionary in a Dictionary.</text:p>
      <text:p text:style-name="P741"/>
      <text:p text:style-name="P864"><text:span text:style-name="T246">Nest a </text:span>Dictionary in a Dictionary:</text:p>
      <text:p text:style-name="P462">travel_log = {</text:p>
      <text:p text:style-name="P462"><text:s text:c="4"/>"France": {"cities_visited": ["Paris", "lille", "Dijon"]},</text:p>
      <text:p text:style-name="P462">}</text:p>
      <text:p text:style-name="P741"/>
      <text:p text:style-name="P865"><text:span text:style-name="T39">Several dictionaries:</text:span><text:span text:style-name="T141"> in the same dictionary.</text:span></text:p>
      <text:p text:style-name="P462">travel_log = {</text:p>
      <text:p text:style-name="P462"><text:s text:c="4"/>"France": {"cities_visited": ["Paris", "lille", "Dijon"], "total_visits": 12},</text:p>
      <text:p text:style-name="P462"><text:s text:c="4"/>"Germany": {"cities_visited": ["Berlin", "Hamburg", "Stuttgard"], "total_visits": 8},</text:p>
      <text:p text:style-name="P462">}</text:p>
      <text:p text:style-name="P741"/>
      <text:p text:style-name="P741"/>
      <text:p text:style-name="P866">Nesting Dictionaries in Lists<text:span text:style-name="T247">:</text:span></text:p>
      <text:p text:style-name="P462">travel_log = [</text:p>
      <text:p text:style-name="P462">{</text:p>
      <text:p text:style-name="P462"><text:s text:c="2"/>"country": "France", </text:p>
      <text:p text:style-name="P462"><text:s text:c="2"/>"cities_visited": ["Paris", "Lille", "Dijon"], </text:p>
      <text:p text:style-name="P462"><text:s text:c="2"/>"total_visits": 12,</text:p>
      <text:p text:style-name="P462">},</text:p>
      <text:p text:style-name="P462">{</text:p>
      <text:p text:style-name="P462"><text:s text:c="2"/>"country": "Germany",</text:p>
      <text:p text:style-name="P462"><text:s text:c="2"/>"cities_visited": ["Berlin", "Hamburg", "Stuttgart"],</text:p>
      <text:p text:style-name="P462"><text:s text:c="2"/>"total_visits": 5,</text:p>
      <text:p text:style-name="P462">},</text:p>
      <text:p text:style-name="P462"><text:soft-page-break/>]</text:p>
      <text:p text:style-name="P741"/>
      <text:p text:style-name="P805"><text:s/><text:span text:style-name="T248">Append data into this shit:</text:span><text:span text:style-name="T73"> </text:span><text:a xlink:type="simple" xlink:href="https://app.codingrooms.com/w/FpeEYgp5Bje7" text:style-name="Internet_20_link" text:visited-style-name="Visited_20_Internet_20_Link"><text:span text:style-name="T74">Exercise</text:span></text:a></text:p>
      <text:p text:style-name="P462">travel_log = [</text:p>
      <text:p text:style-name="P462">{</text:p>
      <text:p text:style-name="P462"><text:s text:c="2"/>"country": "France",</text:p>
      <text:p text:style-name="P462"><text:s text:c="2"/>"visits": 12,</text:p>
      <text:p text:style-name="P462"><text:s text:c="2"/>"cities": ["Paris", "Lille", "Dijon"]</text:p>
      <text:p text:style-name="P462">},</text:p>
      <text:p text:style-name="P462">{</text:p>
      <text:p text:style-name="P462"><text:s text:c="2"/>"country": "Germany",</text:p>
      <text:p text:style-name="P462"><text:s text:c="2"/>"visits": 5,</text:p>
      <text:p text:style-name="P462"><text:s text:c="2"/>"cities": ["Berlin", "Hamburg", "Stuttgart"]</text:p>
      <text:p text:style-name="P462">},</text:p>
      <text:p text:style-name="P462">]</text:p>
      <text:p text:style-name="P462"/>
      <text:p text:style-name="P462">def add_new_country(country_visited, times_visited,cities_visited):</text:p>
      <text:p text:style-name="P462"><text:s text:c="4"/>new_country = {}</text:p>
      <text:p text:style-name="P462"><text:s text:c="4"/>new_country["country"] = country_visited</text:p>
      <text:p text:style-name="P462"><text:s text:c="4"/>new_country["visits"] = times_visited</text:p>
      <text:p text:style-name="P462"><text:s text:c="4"/>new_country["cities"] = cities_visited</text:p>
      <text:p text:style-name="P462"><text:s text:c="4"/>travel_log.append(new_country)</text:p>
      <text:p text:style-name="P462"/>
      <text:p text:style-name="P462">add_new_country("Russia", 2, ["Moscow", "Saint Petersburg"])</text:p>
      <text:p text:style-name="P462">print(travel_log)</text:p>
      <text:p text:style-name="P741"/>
      <text:p text:style-name="P826">Output:</text:p>
      <text:p text:style-name="P462">[{'country': 'France', 'visits': 12, 'cities': ['Paris', 'Lille', 'Dijon']}, {'country': 'Germany', 'visits': 5, 'cities': ['Berlin', 'Hamburg', 'Stuttgart']}, {'country': 'Russia', 'visits': 2, 'cities': ['Moscow', 'Saint Petersburg']}]</text:p>
      <text:p text:style-name="P741"/>
      <text:p text:style-name="P829"><text:a xlink:type="simple" xlink:href="https://replit.com/@jsc0/blind-auction-completed#main.py" text:style-name="Internet_20_link" text:visited-style-name="Visited_20_Internet_20_Link">Exercise secret auction:</text:a> <text:span text:style-name="T39">To be ran in replit, the module replit will fail in other IDE.</text:span></text:p>
      <text:p text:style-name="P741"/>
      <text:p text:style-name="P912"><text:span text:style-name="T264">from</text:span><text:span text:style-name="T283"> </text:span><text:span text:style-name="T318">replit</text:span><text:span text:style-name="T283"> </text:span><text:span text:style-name="T264">import</text:span><text:span text:style-name="T283"> clear</text:span></text:p>
      <text:p text:style-name="P912"><text:span text:style-name="T264">from</text:span><text:span text:style-name="T283"> </text:span><text:span text:style-name="T318">art</text:span><text:span text:style-name="T283"> </text:span><text:span text:style-name="T264">import</text:span><text:span text:style-name="T283"> logo</text:span></text:p>
      <text:p text:style-name="P912"><text:span text:style-name="T263">print</text:span><text:span text:style-name="T283">(logo)</text:span></text:p>
      <text:p text:style-name="P928"/>
      <text:p text:style-name="P912"><text:span text:style-name="T283">bids </text:span><text:span text:style-name="T298">=</text:span><text:span text:style-name="T283"> {}</text:span></text:p>
      <text:p text:style-name="P912"><text:span text:style-name="T283">bidding_finished </text:span><text:span text:style-name="T298">=</text:span><text:span text:style-name="T283"> </text:span><text:span text:style-name="T264">False</text:span></text:p>
      <text:p text:style-name="P928"/>
      <text:p text:style-name="P912"><text:span text:style-name="T265">def</text:span><text:span text:style-name="T283"> </text:span><text:span text:style-name="T319">find_highest_bidder</text:span><text:span text:style-name="T283">(bidding_record):</text:span></text:p>
      <text:p text:style-name="P912"><text:span text:style-name="T283"><text:s text:c="2"/>highest_bid </text:span><text:span text:style-name="T298">=</text:span><text:span text:style-name="T283"> </text:span><text:span text:style-name="T298">0</text:span></text:p>
      <text:p text:style-name="P912"><text:span text:style-name="T283"><text:s text:c="2"/>winner </text:span><text:span text:style-name="T298">=</text:span><text:span text:style-name="T283"> </text:span><text:span text:style-name="T322">""</text:span></text:p>
      <text:p text:style-name="P912"><text:span text:style-name="T283"><text:s text:c="2"/></text:span><text:span text:style-name="T331"># bidding_record = {"Angela": 123, "James": 321}</text:span></text:p>
      <text:p text:style-name="P912"><text:span text:style-name="T283"><text:s text:c="2"/></text:span><text:span text:style-name="T264">for</text:span><text:span text:style-name="T283"> bidder </text:span><text:span text:style-name="T278">in</text:span><text:span text:style-name="T283"> bidding_record:</text:span></text:p>
      <text:p text:style-name="P912"><text:span text:style-name="T283"><text:s text:c="4"/>bid_amount </text:span><text:span text:style-name="T298">=</text:span><text:span text:style-name="T283"> bidding_record[bidder]</text:span></text:p>
      <text:p text:style-name="P912"><text:span text:style-name="T283"><text:s text:c="4"/></text:span><text:span text:style-name="T264">if</text:span><text:span text:style-name="T283"> bid_amount </text:span><text:span text:style-name="T298">&gt;</text:span><text:span text:style-name="T283"> highest_bid: </text:span></text:p>
      <text:p text:style-name="P912"><text:span text:style-name="T283"><text:s text:c="6"/>highest_bid </text:span><text:span text:style-name="T298">=</text:span><text:span text:style-name="T283"> bid_amount</text:span></text:p>
      <text:p text:style-name="P912"><text:span text:style-name="T283"><text:s text:c="6"/>winner </text:span><text:span text:style-name="T298">=</text:span><text:span text:style-name="T283"> bidder</text:span></text:p>
      <text:p text:style-name="P912"><text:span text:style-name="T283"><text:s text:c="2"/></text:span><text:span text:style-name="T263">print</text:span><text:span text:style-name="T283">(</text:span><text:span text:style-name="T322">f"The winner is </text:span><text:span text:style-name="T332">{</text:span><text:span text:style-name="T283">winner</text:span><text:span text:style-name="T332">}</text:span><text:span text:style-name="T322"> with a bid of $</text:span><text:span text:style-name="T332">{</text:span><text:span text:style-name="T283">highest_bid</text:span><text:span text:style-name="T332">}</text:span><text:span text:style-name="T322">"</text:span><text:span text:style-name="T283">)</text:span></text:p>
      <text:p text:style-name="P912"/>
      <text:p text:style-name="P911"><text:span text:style-name="T264">while</text:span><text:span text:style-name="T276"> </text:span><text:span text:style-name="T278">not</text:span><text:span text:style-name="T276"> </text:span><text:span text:style-name="T281">bidding_finished</text:span><text:span text:style-name="T283">:</text:span></text:p>
      <text:p text:style-name="P911"><text:span text:style-name="T276"><text:s text:c="2"/></text:span><text:span text:style-name="T283">name</text:span><text:span text:style-name="T276"> </text:span><text:span text:style-name="T298">=</text:span><text:span text:style-name="T276"> </text:span><text:span text:style-name="T264">input</text:span><text:span text:style-name="T283">(</text:span><text:span text:style-name="T306">"What is your name?: "</text:span><text:span text:style-name="T283">)</text:span></text:p>
      <text:p text:style-name="P911"><text:span text:style-name="T276"><text:s text:c="2"/></text:span><text:span text:style-name="T283">price</text:span><text:span text:style-name="T276"> </text:span><text:span text:style-name="T298">=</text:span><text:span text:style-name="T276"> </text:span><text:span text:style-name="T318">int</text:span><text:span text:style-name="T283">(</text:span><text:span text:style-name="T264">input</text:span><text:span text:style-name="T283">(</text:span><text:span text:style-name="T306">"What is your bid?: $"</text:span><text:span text:style-name="T283">))</text:span></text:p>
      <text:p text:style-name="P911"><text:span text:style-name="T276"><text:s text:c="2"/></text:span><text:span text:style-name="T283">bids</text:span><text:span text:style-name="T298">[</text:span><text:span text:style-name="T283">name</text:span><text:span text:style-name="T298">]</text:span><text:span text:style-name="T276"> </text:span><text:span text:style-name="T298">=</text:span><text:span text:style-name="T276"> </text:span><text:span text:style-name="T283">price</text:span></text:p>
      <text:p text:style-name="P911"><text:span text:style-name="T276"><text:s text:c="2"/></text:span><text:span text:style-name="T283">should_continue</text:span><text:span text:style-name="T276"> </text:span><text:span text:style-name="T298">=</text:span><text:span text:style-name="T276"> </text:span><text:span text:style-name="T264">input</text:span><text:span text:style-name="T283">(</text:span><text:span text:style-name="T306">"Are there any other bidders? Type 'yes or 'no'.\n"</text:span><text:span text:style-name="T283">)</text:span></text:p>
      <text:p text:style-name="P911"><text:span text:style-name="T276"><text:s text:c="2"/></text:span><text:span text:style-name="T264">if</text:span><text:span text:style-name="T276"> </text:span><text:span text:style-name="T283">should_continue</text:span><text:span text:style-name="T276"> </text:span><text:span text:style-name="T298">==</text:span><text:span text:style-name="T276"> </text:span><text:span text:style-name="T306">"no"</text:span><text:span text:style-name="T283">:</text:span></text:p>
      <text:p text:style-name="P911"><text:span text:style-name="T276"><text:s text:c="4"/></text:span><text:span text:style-name="T283">bidding_finished</text:span><text:span text:style-name="T276"> </text:span><text:span text:style-name="T298">=</text:span><text:span text:style-name="T276"> </text:span><text:span text:style-name="T264">True</text:span></text:p>
      <text:p text:style-name="P911"><text:span text:style-name="T276"><text:s text:c="4"/></text:span><text:span text:style-name="T284">find_highest_bidder</text:span><text:span text:style-name="T283">(bids)</text:span></text:p>
      <text:p text:style-name="P911"><text:span text:style-name="T276"><text:s text:c="2"/></text:span><text:span text:style-name="T283">elif</text:span><text:span text:style-name="T276"> </text:span><text:span text:style-name="T283">should_continue</text:span><text:span text:style-name="T276"> </text:span><text:span text:style-name="T298">==</text:span><text:span text:style-name="T276"> </text:span><text:span text:style-name="T306">"yes"</text:span><text:span text:style-name="T283">:</text:span></text:p>
      <text:p text:style-name="P911"><text:span text:style-name="T276"><text:s text:c="4"/></text:span><text:span text:style-name="T283">clear()</text:span></text:p>
      <text:p text:style-name="P911"/>
      <text:p text:style-name="P911"><text:soft-page-break/></text:p>
      <text:p text:style-name="P911"/>
      <text:p text:style-name="P911"/>
      <text:p text:style-name="P911"/>
      <text:p text:style-name="P911"/>
      <text:p text:style-name="P911"/>
      <text:p text:style-name="P911"/>
      <text:p text:style-name="P927">Dictionaries: Get info from it.</text:p>
      <text:p text:style-name="P921"/>
      <text:p text:style-name="P741"><text:span text:style-name="T333">bids = </text:span>{"Angela": 123, "James": 321}</text:p>
      <text:p text:style-name="P741"/>
      <text:p text:style-name="P830"><text:span text:style-name="T150">Get the key </text:span><text:span text:style-name="T151">and value</text:span><text:span text:style-name="T150">:</text:span> <text:span text:style-name="T39">(Angela and James)</text:span></text:p>
      <text:p text:style-name="P926"><text:span text:style-name="T266">for</text:span><text:span text:style-name="T277"> </text:span><text:span text:style-name="T289">i</text:span><text:span text:style-name="T277"> </text:span><text:span text:style-name="T279">in</text:span><text:span text:style-name="T277"> </text:span><text:span text:style-name="T282">bids</text:span><text:span text:style-name="T289">:</text:span></text:p>
      <text:p text:style-name="P926"><text:span text:style-name="T277"><text:s text:c="4"/></text:span><text:span text:style-name="T289">bid_amount</text:span><text:span text:style-name="T277"> </text:span><text:span text:style-name="T299">=</text:span><text:span text:style-name="T277"> </text:span><text:span text:style-name="T289">bids</text:span><text:span text:style-name="T299">[</text:span><text:span text:style-name="T289">i</text:span><text:span text:style-name="T299">]</text:span></text:p>
      <text:p text:style-name="P926"><text:span text:style-name="T277"><text:s text:c="4"/></text:span><text:span text:style-name="T266">print</text:span><text:span text:style-name="T289">(i)</text:span></text:p>
      <text:p text:style-name="P926"><text:span text:style-name="T277"><text:s text:c="4"/></text:span><text:span text:style-name="T266">print</text:span><text:span text:style-name="T289">(bid_amount)</text:span></text:p>
      <text:p text:style-name="P763"/>
      <text:p text:style-name="P831">Output:</text:p>
      <text:p text:style-name="P763">Angela → key</text:p>
      <text:p text:style-name="P763">123 <text:s/>→ value</text:p>
      <text:p text:style-name="P763"/>
      <text:p text:style-name="P763">The next iteration will have this output:</text:p>
      <text:p text:style-name="P763">James</text:p>
      <text:p text:style-name="P763">321</text:p>
      <text:p text:style-name="P763"/>
      <text:p text:style-name="P847">Add key/value into a dictionary:</text:p>
      <text:p text:style-name="P742"><text:span text:style-name="T333">bids = </text:span>{"Angela": 123, "James": 321}</text:p>
      <text:p text:style-name="P742"/>
      <text:p text:style-name="P763">name = input(“What’s your name”)</text:p>
      <text:p text:style-name="P763">price = int(input(“What’s your bid: $”))</text:p>
      <text:p text:style-name="P763"/>
      <text:p text:style-name="P763">bids[name] = price</text:p>
      <text:p text:style-name="P741"/>
      <text:p text:style-name="P831">Input:</text:p>
      <text:p text:style-name="P763">Alice</text:p>
      <text:p text:style-name="P763">555</text:p>
      <text:p text:style-name="P763"/>
      <text:p text:style-name="P831">New key/value introduced into the dict:</text:p>
      <text:p text:style-name="P922"><text:span text:style-name="T290">bids = </text:span><text:span text:style-name="T283">{</text:span><text:span text:style-name="T322">"Angela"</text:span><text:span text:style-name="T283">: </text:span><text:span text:style-name="T298">123</text:span><text:span text:style-name="T283">, </text:span><text:span text:style-name="T322">"James"</text:span><text:span text:style-name="T283">: </text:span><text:span text:style-name="T298">321</text:span><text:span text:style-name="T283">, </text:span><text:span text:style-name="T322">"</text:span><text:span text:style-name="T323">Alice</text:span><text:span text:style-name="T322">"</text:span><text:span text:style-name="T283">: </text:span><text:span text:style-name="T300">555</text:span><text:span text:style-name="T283">}</text:span></text:p>
      <text:p text:style-name="P741"/>
      <text:p text:style-name="P847">Modify a value in the dict:</text:p>
      <text:p text:style-name="P922"><text:span text:style-name="T290">bids = </text:span><text:span text:style-name="T283">{</text:span><text:span text:style-name="T322">"Angela"</text:span><text:span text:style-name="T283">: </text:span><text:span text:style-name="T298">123</text:span><text:span text:style-name="T283">, </text:span><text:span text:style-name="T322">"James"</text:span><text:span text:style-name="T283">: </text:span><text:span text:style-name="T298">321</text:span><text:span text:style-name="T283">, </text:span><text:span text:style-name="T322">"</text:span><text:span text:style-name="T323">Alice</text:span><text:span text:style-name="T322">"</text:span><text:span text:style-name="T283">: </text:span><text:span text:style-name="T300">555</text:span><text:span text:style-name="T283">}</text:span></text:p>
      <text:p text:style-name="P941"/>
      <text:p text:style-name="P923"><text:span text:style-name="T263">name</text:span><text:span text:style-name="T283"> = input(“What’</text:span><text:span text:style-name="T263">s</text:span><text:span text:style-name="T283"> your </text:span><text:span text:style-name="T263">name</text:span><text:span text:style-name="T283">”)</text:span></text:p>
      <text:p text:style-name="P923"><text:span text:style-name="T283">price = int(input(“What’</text:span><text:span text:style-name="T263">s</text:span><text:span text:style-name="T283"> your bid: $”))</text:span></text:p>
      <text:p text:style-name="P942"/>
      <text:p text:style-name="P923"><text:span text:style-name="T283">bids[</text:span><text:span text:style-name="T263">name</text:span><text:span text:style-name="T283">] = price</text:span></text:p>
      <text:p text:style-name="P741"/>
      <text:p text:style-name="P831">Input:</text:p>
      <text:p text:style-name="P763">Alice</text:p>
      <text:p text:style-name="P763">101</text:p>
      <text:p text:style-name="P763"/>
      <text:p text:style-name="P831">Value for Alice updated:</text:p>
      <text:p text:style-name="P922"><text:soft-page-break/><text:span text:style-name="T290">bids = </text:span><text:span text:style-name="T283">{</text:span><text:span text:style-name="T322">"Angela"</text:span><text:span text:style-name="T283">: </text:span><text:span text:style-name="T298">123</text:span><text:span text:style-name="T283">, </text:span><text:span text:style-name="T322">"James"</text:span><text:span text:style-name="T283">: </text:span><text:span text:style-name="T298">321</text:span><text:span text:style-name="T283">, </text:span><text:span text:style-name="T327">"</text:span><text:span text:style-name="T328">Alice</text:span><text:span text:style-name="T327">"</text:span><text:span text:style-name="T297">: </text:span><text:span text:style-name="T304">101</text:span><text:span text:style-name="T283">}</text:span></text:p>
      <text:p text:style-name="P741"/>
      <text:p text:style-name="P741"/>
      <text:p text:style-name="P741"/>
      <text:p text:style-name="P741"/>
      <text:p text:style-name="P741"/>
      <text:p text:style-name="P303"/>
      <text:p text:style-name="P303"/>
      <text:p text:style-name="P158"/>
      <text:p text:style-name="P782"><text:span text:style-name="T108">D</text:span><text:span text:style-name="T103">ay </text:span><text:span text:style-name="T110">10: Functions with Outputs.</text:span></text:p>
      <text:p text:style-name="P741"/>
      <text:p text:style-name="P832">Functions with Outputs: <text:s/><text:span text:style-name="T75">Output keyword: <text:s/></text:span><text:span text:style-name="T152">return</text:span></text:p>
      <text:p text:style-name="P764">To let the function to return a value. <text:span text:style-name="T343">The return statement appears in the function means the end of the function.</text:span></text:p>
      <text:p text:style-name="P774">If there is “return” doesn’t have output will show it as “none” in the function call.</text:p>
      <text:p text:style-name="P743"/>
      <text:p text:style-name="P833">How it works:<text:span text:style-name="T39"> </text:span><text:span text:style-name="T76">Basic code</text:span></text:p>
      <text:p text:style-name="P924"><text:span text:style-name="T306">def</text:span><text:span text:style-name="T283"> </text:span><text:span text:style-name="T306">my_function()</text:span><text:span text:style-name="T283">:</text:span></text:p>
      <text:p text:style-name="P924"><text:span text:style-name="T283"><text:s text:c="4"/></text:span><text:span text:style-name="T263">result</text:span><text:span text:style-name="T283"> </text:span><text:span text:style-name="T298">=</text:span><text:span text:style-name="T283"> </text:span><text:span text:style-name="T298">3</text:span><text:span text:style-name="T283"> </text:span><text:span text:style-name="T298">*</text:span><text:span text:style-name="T283"> </text:span><text:span text:style-name="T298">2</text:span></text:p>
      <text:p text:style-name="P924"><text:span text:style-name="T283"><text:s text:c="4"/></text:span><text:span text:style-name="T264">return</text:span><text:span text:style-name="T283"> </text:span><text:span text:style-name="T263">result</text:span><text:span text:style-name="T283"> <text:s/>→ </text:span><text:span text:style-name="T306">the</text:span><text:span text:style-name="T283"> </text:span><text:span text:style-name="T306">output</text:span><text:span text:style-name="T283"> </text:span><text:span text:style-name="T306">in</text:span><text:span text:style-name="T283"> </text:span><text:span text:style-name="T306">this</text:span><text:span text:style-name="T283"> </text:span><text:span text:style-name="T306">example</text:span><text:span text:style-name="T283"> </text:span><text:span text:style-name="T306">is</text:span><text:span text:style-name="T283"> “</text:span><text:span text:style-name="T272">6</text:span><text:span text:style-name="T283">”</text:span></text:p>
      <text:p text:style-name="P937"/>
      <text:p text:style-name="P943"><text:span text:style-name="T307">my_function()</text:span><text:span text:style-name="T337"> </text:span><text:s/>→ you call the function. The function runs, and outputs “<text:span text:style-name="T347">6</text:span>”</text:p>
      <text:p text:style-name="P766"><text:tab/><text:tab/> <text:s text:c="5"/>and replaces the line of code where the function is called with “<text:span text:style-name="T347">6</text:span>”</text:p>
      <text:p text:style-name="P766"><text:tab/><text:tab/> <text:s text:c="5"/></text:p>
      <text:p text:style-name="P767"><text:span text:style-name="T268">re</text:span><text:span text:style-name="T269">sult</text:span> <text:s/>→ The return keyword have replaced <text:span text:style-name="T340">the</text:span> my_function() <text:span text:style-name="T340">call</text:span>. You can <text:span text:style-name="T338">save it in a variable like this:</text:span></text:p>
      <text:p text:style-name="P768"><text:span text:style-name="T310">my_output</text:span><text:span text:style-name="T293"> </text:span><text:span text:style-name="T303">=</text:span> <text:span text:style-name="T268">result</text:span><text:span text:style-name="T239"> → which is 6</text:span></text:p>
      <text:p text:style-name="P743"/>
      <text:p text:style-name="P834">“Advanced code”:</text:p>
      <text:p text:style-name="P925"><text:span text:style-name="T306">def</text:span><text:span text:style-name="T283"> </text:span><text:span text:style-name="T306">my_function()</text:span><text:span text:style-name="T283">:</text:span></text:p>
      <text:p text:style-name="P744"><text:s text:c="3"/><text:span text:style-name="T270">return</text:span> <text:span text:style-name="T301">=</text:span><text:span text:style-name="T291"> </text:span><text:span text:style-name="T301">3</text:span><text:span text:style-name="T291"> </text:span><text:span text:style-name="T301">*</text:span><text:span text:style-name="T291"> </text:span><text:span text:style-name="T301">2</text:span></text:p>
      <text:p text:style-name="P743"/>
      <text:p text:style-name="P769"><text:span text:style-name="T309">my_output</text:span><text:span text:style-name="T292"> </text:span><text:span text:style-name="T302">=</text:span> <text:span text:style-name="T308">my_function() </text:span><text:span text:style-name="T239">→ So, this line first calls my_function, the function executes, return wathever is outputed and replaces the function call “</text:span><text:span text:style-name="T308">my_function()"</text:span><text:span text:style-name="T339"> and the variable will store the output of the function → <text:s/></text:span><text:span text:style-name="T309">my_output</text:span><text:span text:style-name="T339"> = 6</text:span></text:p>
      <text:p text:style-name="P743"/>
      <text:p text:style-name="P835"><text:span text:style-name="T150">Exercise:</text:span><text:span text:style-name="T89"> </text:span><text:span text:style-name="T77">Use .title() to format the word to have capital the first letter and the rest lowercase: </text:span></text:p>
      <text:p text:style-name="P835"/>
      <text:p text:style-name="P913"><text:span text:style-name="T306">def</text:span><text:span text:style-name="T283"> </text:span><text:span text:style-name="T306">format_name(f_name</text:span><text:span text:style-name="T283">, </text:span><text:span text:style-name="T306">l_name)</text:span><text:span text:style-name="T283">:</text:span></text:p>
      <text:p text:style-name="P913"><text:span text:style-name="T283"><text:s text:c="2"/></text:span><text:span text:style-name="T306">formated_f_name</text:span><text:span text:style-name="T283"> </text:span><text:span text:style-name="T298">=</text:span><text:span text:style-name="T283"> </text:span><text:span text:style-name="T306">f_name</text:span><text:span text:style-name="T283">.</text:span><text:span text:style-name="T306">title()</text:span></text:p>
      <text:p text:style-name="P913"><text:span text:style-name="T283"><text:s text:c="2"/></text:span><text:span text:style-name="T306">formated_l_name</text:span><text:span text:style-name="T283"> </text:span><text:span text:style-name="T298">=</text:span><text:span text:style-name="T283"> </text:span><text:span text:style-name="T306">l_name</text:span><text:span text:style-name="T283">.</text:span><text:span text:style-name="T306">title()</text:span></text:p>
      <text:p text:style-name="P914"><text:span text:style-name="T283"><text:s text:c="2"/></text:span><text:span text:style-name="T267">print</text:span><text:span text:style-name="T294">(</text:span><text:span text:style-name="T306">f</text:span><text:span text:style-name="T322">"{formated_f_name} {formated_l_name}"</text:span><text:span text:style-name="T324">) </text:span></text:p>
      <text:p text:style-name="P967"/>
      <text:p text:style-name="P914"><text:span text:style-name="T311">format_name(</text:span><text:span text:style-name="T324">"jOHn"</text:span><text:span text:style-name="T294">,</text:span><text:span text:style-name="T324">"sMiTH"</text:span><text:span text:style-name="T311">)</text:span></text:p>
      <text:p text:style-name="P971"/>
      <text:p text:style-name="P770">Here we call the function, it formats the words to John Smith and prints it out.</text:p>
      <text:p text:style-name="P836">Output:</text:p>
      <text:p text:style-name="P743">John Smith</text:p>
      <text:p text:style-name="P743"/>
      <text:p text:style-name="P836">The same using the return method:</text:p>
      <text:p text:style-name="P914"><text:span text:style-name="T306">def</text:span><text:span text:style-name="T283"> </text:span><text:span text:style-name="T306">format_name(f_name</text:span><text:span text:style-name="T283">, </text:span><text:span text:style-name="T306">l_name)</text:span><text:span text:style-name="T283">:</text:span></text:p>
      <text:p text:style-name="P914"><text:span text:style-name="T283"><text:s text:c="2"/></text:span><text:span text:style-name="T306">formated_f_name</text:span><text:span text:style-name="T283"> </text:span><text:span text:style-name="T298">=</text:span><text:span text:style-name="T283"> </text:span><text:span text:style-name="T306">f_name</text:span><text:span text:style-name="T283">.</text:span><text:span text:style-name="T306">title()</text:span></text:p>
      <text:p text:style-name="P914"><text:span text:style-name="T283"><text:s text:c="2"/></text:span><text:span text:style-name="T306">formated_l_name</text:span><text:span text:style-name="T283"> </text:span><text:span text:style-name="T298">=</text:span><text:span text:style-name="T283"> </text:span><text:span text:style-name="T306">l_name</text:span><text:span text:style-name="T283">.</text:span><text:span text:style-name="T306">title()</text:span></text:p>
      <text:p text:style-name="P914"><text:soft-page-break/><text:span text:style-name="T283"><text:s text:c="2"/></text:span><text:span text:style-name="T271">return</text:span><text:span text:style-name="T295"> </text:span><text:span text:style-name="T312">f</text:span><text:span text:style-name="T325">"{formated_f_name} {formated_l_name}"</text:span></text:p>
      <text:p text:style-name="P967"/>
      <text:p text:style-name="P914"><text:span text:style-name="T311">format_name(</text:span><text:span text:style-name="T324">"jOHn"</text:span><text:span text:style-name="T294">,</text:span><text:span text:style-name="T324">"sMiTH"</text:span><text:span text:style-name="T311">)</text:span></text:p>
      <text:p text:style-name="P745"/>
      <text:p text:style-name="P837">Explanation:</text:p>
      <text:p text:style-name="P743"><text:span text:style-name="T169">f"{formated_f_name} {formated_l_name}"</text:span> <text:s/>→<text:span text:style-name="T341"> becomes the </text:span><text:span text:style-name="T24">output</text:span><text:span text:style-name="T341"> because we use “return”.</text:span></text:p>
      <text:p text:style-name="P771"/>
      <text:p text:style-name="P772">And when we use “return” in functions, the output replaces the part of the code where the function was called →<text:span text:style-name="T342"> </text:span><text:span text:style-name="T313">format_name(</text:span><text:span text:style-name="T326">"jOHn"</text:span><text:span text:style-name="T296">,</text:span><text:span text:style-name="T326">"sMiTH"</text:span><text:span text:style-name="T313">)</text:span></text:p>
      <text:p text:style-name="P771"/>
      <text:p text:style-name="P773">We can save the output in a variable and print it out:</text:p>
      <text:p text:style-name="P773"/>
      <text:p text:style-name="P915"><text:span text:style-name="T306">def</text:span><text:span text:style-name="T283"> </text:span><text:span text:style-name="T306">format_name(f_name</text:span><text:span text:style-name="T283">, </text:span><text:span text:style-name="T306">l_name)</text:span><text:span text:style-name="T283">:</text:span></text:p>
      <text:p text:style-name="P915"><text:span text:style-name="T283"><text:s text:c="2"/></text:span><text:span text:style-name="T306">formated_f_name</text:span><text:span text:style-name="T283"> </text:span><text:span text:style-name="T298">=</text:span><text:span text:style-name="T283"> </text:span><text:span text:style-name="T306">f_name</text:span><text:span text:style-name="T283">.</text:span><text:span text:style-name="T306">title()</text:span></text:p>
      <text:p text:style-name="P915"><text:span text:style-name="T283"><text:s text:c="2"/></text:span><text:span text:style-name="T306">formated_l_name</text:span><text:span text:style-name="T283"> </text:span><text:span text:style-name="T298">=</text:span><text:span text:style-name="T283"> </text:span><text:span text:style-name="T306">l_name</text:span><text:span text:style-name="T283">.</text:span><text:span text:style-name="T306">title()</text:span></text:p>
      <text:p text:style-name="P915"><text:span text:style-name="T283"><text:s text:c="2"/></text:span><text:span text:style-name="T271">return</text:span><text:span text:style-name="T295"> </text:span><text:span text:style-name="T312">f</text:span><text:span text:style-name="T325">"{formated_f_name} {formated_l_name}"</text:span></text:p>
      <text:p text:style-name="P968"/>
      <text:p text:style-name="P915"><text:span text:style-name="T314">formated_string = </text:span><text:span text:style-name="T311">format_name(</text:span><text:span text:style-name="T324">"jOHn"</text:span><text:span text:style-name="T294">,</text:span><text:span text:style-name="T324">"sMiTH"</text:span><text:span text:style-name="T311">)</text:span></text:p>
      <text:p text:style-name="P917"><text:span text:style-name="T311">p</text:span><text:span text:style-name="T306">rint(formated_string)</text:span></text:p>
      <text:p text:style-name="P771"/>
      <text:p text:style-name="P838">Return method improved:<text:span text:style-name="T39"> Just print the output.</text:span></text:p>
      <text:p text:style-name="P771"/>
      <text:p text:style-name="P916"><text:span text:style-name="T306">def</text:span><text:span text:style-name="T283"> </text:span><text:span text:style-name="T306">format_name(f_name</text:span><text:span text:style-name="T283">, </text:span><text:span text:style-name="T306">l_name)</text:span><text:span text:style-name="T283">:</text:span></text:p>
      <text:p text:style-name="P916"><text:span text:style-name="T283"><text:s text:c="2"/></text:span><text:span text:style-name="T306">formated_f_name</text:span><text:span text:style-name="T283"> </text:span><text:span text:style-name="T298">=</text:span><text:span text:style-name="T283"> </text:span><text:span text:style-name="T306">f_name</text:span><text:span text:style-name="T283">.</text:span><text:span text:style-name="T306">title()</text:span></text:p>
      <text:p text:style-name="P916"><text:span text:style-name="T283"><text:s text:c="2"/></text:span><text:span text:style-name="T306">formated_l_name</text:span><text:span text:style-name="T283"> </text:span><text:span text:style-name="T298">=</text:span><text:span text:style-name="T283"> </text:span><text:span text:style-name="T306">l_name</text:span><text:span text:style-name="T283">.</text:span><text:span text:style-name="T306">title()</text:span></text:p>
      <text:p text:style-name="P916"><text:span text:style-name="T283"><text:s text:c="2"/></text:span><text:span text:style-name="T271">return</text:span><text:span text:style-name="T295"> </text:span><text:span text:style-name="T312">f</text:span><text:span text:style-name="T325">"{formated_f_name} {formated_l_name}"</text:span></text:p>
      <text:p text:style-name="P969"/>
      <text:p text:style-name="P916"><text:span text:style-name="T316">print</text:span><text:span text:style-name="T315">(</text:span><text:span text:style-name="T311">format_name(</text:span><text:span text:style-name="T324">"jOHn"</text:span><text:span text:style-name="T294">,</text:span><text:span text:style-name="T324">"sMiTH"</text:span><text:span text:style-name="T311">)</text:span><text:span text:style-name="T315">)</text:span></text:p>
      <text:p text:style-name="P746"/>
      <text:p text:style-name="P765">Tip:<text:span text:style-name="T23"> Pass statement:</text:span><text:span text:style-name="T334"> Used if you don’t want to perform any action, known as the </text:span><text:span text:style-name="T4">null operation.</text:span></text:p>
      <text:p text:style-name="P872"/>
      <text:p text:style-name="P872">Use it when you don’t have written the code but you need that the function to work.</text:p>
      <text:p text:style-name="P872"/>
      <text:p text:style-name="P944"><text:span text:style-name="Source_20_Text"><text:span text:style-name="T256">def</text:span></text:span><text:span text:style-name="Source_20_Text"><text:span text:style-name="T257"> </text:span></text:span><text:span text:style-name="Source_20_Text"><text:span text:style-name="T261">function_name(arg1,</text:span></text:span><text:span text:style-name="Source_20_Text"><text:span text:style-name="T257"> </text:span></text:span><text:span text:style-name="Source_20_Text"><text:span text:style-name="T261">arg2,</text:span></text:span><text:span text:style-name="Source_20_Text"><text:span text:style-name="T259">...</text:span></text:span><text:span text:style-name="Source_20_Text"><text:span text:style-name="T261">,</text:span></text:span><text:span text:style-name="Source_20_Text"><text:span text:style-name="T257"> </text:span></text:span><text:span text:style-name="Source_20_Text"><text:span text:style-name="T261">argN):</text:span></text:span></text:p>
      <text:p text:style-name="P966"><text:span text:style-name="Source_20_Text"><text:span text:style-name="T258"><text:s text:c="4"/></text:span></text:span><text:span text:style-name="Source_20_Text"><text:span text:style-name="T260"># Function's code goes here...</text:span></text:span></text:p>
      <text:p text:style-name="P966"><text:span text:style-name="Source_20_Text"><text:span text:style-name="T258"><text:s text:c="4"/></text:span></text:span><text:span text:style-name="Source_20_Text"><text:span text:style-name="T255">pass</text:span></text:span></text:p>
      <text:p text:style-name="P947"/>
      <text:p text:style-name="P946"/>
      <text:p text:style-name="P839"><text:span text:style-name="T287">Multiple return values:</text:span><text:span text:style-name="T9"> You can have several returns, the first one being ran will end the program.</text:span></text:p>
      <text:p text:style-name="P873"/>
      <text:p text:style-name="P918"><text:span text:style-name="T306">def</text:span><text:span text:style-name="T283"> </text:span><text:span text:style-name="T306">format_name(f_name</text:span><text:span text:style-name="T283">, </text:span><text:span text:style-name="T306">l_name)</text:span><text:span text:style-name="T283">:</text:span></text:p>
      <text:p text:style-name="P918"><text:span text:style-name="T283"><text:s text:c="2"/></text:span><text:span text:style-name="T264">if</text:span><text:span text:style-name="T283"> </text:span><text:span text:style-name="T306">f_name</text:span><text:span text:style-name="T283"> </text:span><text:span text:style-name="T298">==</text:span><text:span text:style-name="T283"> </text:span><text:span text:style-name="T322">""</text:span><text:span text:style-name="T283"> </text:span><text:span text:style-name="T306">or</text:span><text:span text:style-name="T283"> </text:span><text:span text:style-name="T306">l_name</text:span><text:span text:style-name="T283"> </text:span><text:span text:style-name="T298">==</text:span><text:span text:style-name="T283"> </text:span><text:span text:style-name="T322">""</text:span><text:span text:style-name="T283">:</text:span></text:p>
      <text:p text:style-name="P918"><text:span text:style-name="T283"><text:s text:c="4"/></text:span><text:span text:style-name="T265">return</text:span><text:span text:style-name="T283"> </text:span><text:span text:style-name="T322">"You didn't provided valid inputs."</text:span></text:p>
      <text:p text:style-name="P918"><text:span text:style-name="T283"><text:s text:c="2"/></text:span><text:span text:style-name="T306">f_name</text:span><text:span text:style-name="T283"> </text:span><text:span text:style-name="T298">=</text:span><text:span text:style-name="T283"> </text:span><text:span text:style-name="T306">first_f_name</text:span><text:span text:style-name="T283">.</text:span><text:span text:style-name="T306">title()</text:span></text:p>
      <text:p text:style-name="P918"><text:span text:style-name="T283"><text:s text:c="2"/></text:span><text:span text:style-name="T306">l_name</text:span><text:span text:style-name="T283"> </text:span><text:span text:style-name="T298">=</text:span><text:span text:style-name="T283"> </text:span><text:span text:style-name="T306">last_l_name</text:span><text:span text:style-name="T283">.</text:span><text:span text:style-name="T306">title()</text:span></text:p>
      <text:p text:style-name="P918"><text:span text:style-name="T283"><text:s text:c="2"/></text:span><text:span text:style-name="T264">return</text:span><text:span text:style-name="T283"> </text:span><text:span text:style-name="T306">f</text:span><text:span text:style-name="T322">"{f_name} {l_name}"</text:span></text:p>
      <text:p text:style-name="P930"/>
      <text:p text:style-name="P918"><text:span text:style-name="T306">print(format_name(input(</text:span><text:span text:style-name="T322">"What's your first name? "</text:span><text:span text:style-name="T306">)</text:span><text:span text:style-name="T283">,</text:span><text:span text:style-name="T306">input(</text:span><text:span text:style-name="T322">"What's your last name? "</text:span><text:span text:style-name="T306">)))</text:span></text:p>
      <text:p text:style-name="P872"/>
      <text:p text:style-name="P874">Here we have a return in the if statement. If the “if” is true will execute the first return, sending the message to the function call and ending the function.</text:p>
      <text:p text:style-name="P874"/>
      <text:p text:style-name="P874">If the first “if” is false will continue until reaches the other return.</text:p>
      <text:p text:style-name="P872"/>
      <text:p text:style-name="P872"/>
      <text:p text:style-name="P872"/>
      <text:p text:style-name="P872"><text:soft-page-break/></text:p>
      <text:p text:style-name="P872"/>
      <text:p text:style-name="P872"/>
      <text:p text:style-name="P872"/>
      <text:p text:style-name="P872"/>
      <text:p text:style-name="P872"/>
      <text:p text:style-name="P840"><text:span text:style-name="T6">Exercise leap year:</text:span><text:span text:style-name="T8"> Tell me the year and the month and will tell you how much days that month have. </text:span></text:p>
      <text:p text:style-name="P875"/>
      <text:p text:style-name="P875">If you ask for February, month 2, you will know if the year introduced is a leap year (29 days) or normal year (28 days).</text:p>
      <table:table table:name="Table27" table:style-name="Table27">
        <table:table-column table:style-name="Table27.A"/>
        <table:table-column table:style-name="Table27.B"/>
        <table:table-row>
          <table:table-cell table:style-name="Table27.A1" office:value-type="string">
            <text:p text:style-name="P109">My solution:</text:p>
            <text:p text:style-name="P919"><text:span text:style-name="T306">def</text:span><text:span text:style-name="T283"> </text:span><text:span text:style-name="T306">is_leap(year)</text:span><text:span text:style-name="T283">:</text:span></text:p>
            <text:p text:style-name="P919"><text:span text:style-name="T283"><text:s text:c="2"/></text:span><text:span text:style-name="T264">if</text:span><text:span text:style-name="T283"> </text:span><text:span text:style-name="T306">year</text:span><text:span text:style-name="T283"> </text:span><text:span text:style-name="T298">%</text:span><text:span text:style-name="T283"> </text:span><text:span text:style-name="T298">4</text:span><text:span text:style-name="T283"> </text:span><text:span text:style-name="T298">==</text:span><text:span text:style-name="T283"> </text:span><text:span text:style-name="T298">0</text:span><text:span text:style-name="T283">:</text:span></text:p>
            <text:p text:style-name="P919"><text:span text:style-name="T283"><text:s text:c="4"/></text:span><text:span text:style-name="T264">if</text:span><text:span text:style-name="T283"> </text:span><text:span text:style-name="T306">year</text:span><text:span text:style-name="T283"> </text:span><text:span text:style-name="T298">%</text:span><text:span text:style-name="T283"> </text:span><text:span text:style-name="T298">100</text:span><text:span text:style-name="T283"> </text:span><text:span text:style-name="T298">==</text:span><text:span text:style-name="T283"> </text:span><text:span text:style-name="T298">0</text:span><text:span text:style-name="T283">:</text:span></text:p>
            <text:p text:style-name="P919"><text:span text:style-name="T283"><text:s text:c="6"/></text:span><text:span text:style-name="T264">if</text:span><text:span text:style-name="T283"> </text:span><text:span text:style-name="T306">year</text:span><text:span text:style-name="T283"> </text:span><text:span text:style-name="T298">%</text:span><text:span text:style-name="T283"> </text:span><text:span text:style-name="T298">400</text:span><text:span text:style-name="T283"> </text:span><text:span text:style-name="T298">==</text:span><text:span text:style-name="T283"> </text:span><text:span text:style-name="T298">0</text:span><text:span text:style-name="T283">:</text:span></text:p>
            <text:p text:style-name="P919"><text:span text:style-name="T283"><text:s text:c="8"/></text:span><text:span text:style-name="T264">return</text:span><text:span text:style-name="T283"> </text:span><text:span text:style-name="T306">True</text:span></text:p>
            <text:p text:style-name="P919"><text:span text:style-name="T283"><text:s text:c="6"/></text:span><text:span text:style-name="T264">else</text:span><text:span text:style-name="T283">:</text:span></text:p>
            <text:p text:style-name="P919"><text:span text:style-name="T283"><text:s text:c="8"/></text:span><text:span text:style-name="T264">return</text:span><text:span text:style-name="T283"> </text:span><text:span text:style-name="T306">False</text:span></text:p>
            <text:p text:style-name="P919"><text:span text:style-name="T283"><text:s text:c="4"/></text:span><text:span text:style-name="T264">else</text:span><text:span text:style-name="T283">:</text:span></text:p>
            <text:p text:style-name="P919"><text:span text:style-name="T283"><text:s text:c="6"/></text:span><text:span text:style-name="T264">return</text:span><text:span text:style-name="T283"> </text:span><text:span text:style-name="T306">True</text:span></text:p>
            <text:p text:style-name="P919"><text:span text:style-name="T283"><text:s text:c="2"/></text:span><text:span text:style-name="T264">else</text:span><text:span text:style-name="T283">:</text:span></text:p>
            <text:p text:style-name="P919"><text:span text:style-name="T283"><text:s text:c="4"/></text:span><text:span text:style-name="T264">return</text:span><text:span text:style-name="T283"> </text:span><text:span text:style-name="T306">False</text:span></text:p>
            <text:p text:style-name="P931"/>
            <text:p text:style-name="P919"><text:span text:style-name="T306">def</text:span><text:span text:style-name="T283"> </text:span><text:span text:style-name="T306">days_in_month(year</text:span><text:span text:style-name="T283">, </text:span><text:span text:style-name="T306">month)</text:span><text:span text:style-name="T283">:</text:span></text:p>
            <text:p text:style-name="P919"><text:span text:style-name="T283"><text:s text:c="2"/></text:span><text:span text:style-name="T306">month_days</text:span><text:span text:style-name="T283"> </text:span><text:span text:style-name="T298">=</text:span><text:span text:style-name="T283"> [</text:span><text:span text:style-name="T298">31</text:span><text:span text:style-name="T283">, </text:span><text:span text:style-name="T298">28</text:span><text:span text:style-name="T283">, </text:span><text:span text:style-name="T298">31</text:span><text:span text:style-name="T283">, </text:span><text:span text:style-name="T298">30</text:span><text:span text:style-name="T283">, </text:span><text:span text:style-name="T298">31</text:span><text:span text:style-name="T283">, </text:span><text:span text:style-name="T298">30</text:span><text:span text:style-name="T283">, </text:span><text:span text:style-name="T298">31</text:span><text:span text:style-name="T283">, </text:span><text:span text:style-name="T298">31</text:span><text:span text:style-name="T283">, </text:span><text:span text:style-name="T298">30</text:span><text:span text:style-name="T283">, </text:span><text:span text:style-name="T298">31</text:span><text:span text:style-name="T283">, </text:span><text:span text:style-name="T298">30</text:span><text:span text:style-name="T283">, </text:span><text:span text:style-name="T298">31</text:span><text:span text:style-name="T283">]</text:span></text:p>
            <text:p text:style-name="P919"><text:span text:style-name="T283"><text:s text:c="2"/></text:span><text:span text:style-name="T264">if</text:span><text:span text:style-name="T283"> </text:span><text:span text:style-name="T306">is_leap(year)</text:span><text:span text:style-name="T283"> </text:span><text:span text:style-name="T298">==</text:span><text:span text:style-name="T283"> </text:span><text:span text:style-name="T306">False</text:span><text:span text:style-name="T283">:</text:span></text:p>
            <text:p text:style-name="P919"><text:span text:style-name="T283"><text:s text:c="5"/></text:span><text:span text:style-name="T264">return</text:span><text:span text:style-name="T283"> </text:span><text:span text:style-name="T306">month_days</text:span><text:span text:style-name="T283">[</text:span><text:span text:style-name="T306">month</text:span><text:span text:style-name="T283"> </text:span><text:span text:style-name="T298">-1</text:span><text:span text:style-name="T283">] </text:span></text:p>
            <text:p text:style-name="P919"><text:span text:style-name="T283"><text:s text:c="2"/></text:span><text:span text:style-name="T264">else</text:span><text:span text:style-name="T283">:</text:span></text:p>
            <text:p text:style-name="P919"><text:span text:style-name="T283"><text:s text:c="6"/></text:span><text:span text:style-name="T306">month_days</text:span><text:span text:style-name="T283">[</text:span><text:span text:style-name="T298">1</text:span><text:span text:style-name="T283">] </text:span><text:span text:style-name="T298">=</text:span><text:span text:style-name="T283"> </text:span><text:span text:style-name="T298">29</text:span></text:p>
            <text:p text:style-name="P919"><text:span text:style-name="T283"><text:s text:c="6"/></text:span><text:span text:style-name="T264">return</text:span><text:span text:style-name="T283"> </text:span><text:span text:style-name="T306">month_days</text:span><text:span text:style-name="T283">[</text:span><text:span text:style-name="T306">month</text:span><text:span text:style-name="T283"> </text:span><text:span text:style-name="T298">-1</text:span><text:span text:style-name="T283">] <text:s text:c="3"/></text:span></text:p>
            <text:p text:style-name="P931"/>
            <text:p text:style-name="P919"><text:span text:style-name="T283">#🚨 </text:span><text:span text:style-name="T264">Do</text:span><text:span text:style-name="T283"> </text:span><text:span text:style-name="T306">NOT</text:span><text:span text:style-name="T283"> </text:span><text:span text:style-name="T306">change</text:span><text:span text:style-name="T283"> </text:span><text:span text:style-name="T306">any</text:span><text:span text:style-name="T283"> </text:span><text:span text:style-name="T306">of</text:span><text:span text:style-name="T283"> </text:span><text:span text:style-name="T306">the</text:span><text:span text:style-name="T283"> </text:span><text:span text:style-name="T306">code</text:span><text:span text:style-name="T283"> </text:span><text:span text:style-name="T306">below</text:span><text:span text:style-name="T283"> </text:span></text:p>
            <text:p text:style-name="P919"><text:span text:style-name="T306">year</text:span><text:span text:style-name="T283"> </text:span><text:span text:style-name="T298">=</text:span><text:span text:style-name="T283"> </text:span><text:span text:style-name="T306">int(input(</text:span><text:span text:style-name="T322">"Enter a year: "</text:span><text:span text:style-name="T306">))</text:span></text:p>
            <text:p text:style-name="P919"><text:span text:style-name="T306">month</text:span><text:span text:style-name="T283"> </text:span><text:span text:style-name="T298">=</text:span><text:span text:style-name="T283"> </text:span><text:span text:style-name="T306">int(input(</text:span><text:span text:style-name="T322">"Enter a month: "</text:span><text:span text:style-name="T306">))</text:span></text:p>
            <text:p text:style-name="P919"><text:span text:style-name="T306">days</text:span><text:span text:style-name="T283"> </text:span><text:span text:style-name="T298">=</text:span><text:span text:style-name="T283"> </text:span><text:span text:style-name="T306">days_in_month(year</text:span><text:span text:style-name="T283">, </text:span><text:span text:style-name="T306">month)</text:span></text:p>
            <text:p text:style-name="P970">print(days)</text:p>
          </table:table-cell>
          <table:table-cell table:style-name="Table27.B1" office:value-type="string">
            <text:p text:style-name="P110">Teacher’<text:span text:style-name="T118">s</text:span> solution:</text:p>
            <text:p text:style-name="P920"><text:span text:style-name="T264">def</text:span><text:span text:style-name="T283"> </text:span><text:span text:style-name="T317">is_leap</text:span><text:span text:style-name="T283">(year):</text:span></text:p>
            <text:p text:style-name="P920"><text:span text:style-name="T283"><text:s text:c="2"/></text:span><text:span text:style-name="T264">if</text:span><text:span text:style-name="T283"> year </text:span><text:span text:style-name="T298">%</text:span><text:span text:style-name="T283"> </text:span><text:span text:style-name="T298">4</text:span><text:span text:style-name="T283"> </text:span><text:span text:style-name="T298">==</text:span><text:span text:style-name="T283"> </text:span><text:span text:style-name="T298">0</text:span><text:span text:style-name="T283">:</text:span></text:p>
            <text:p text:style-name="P920"><text:span text:style-name="T283"><text:s text:c="4"/></text:span><text:span text:style-name="T264">if</text:span><text:span text:style-name="T283"> year </text:span><text:span text:style-name="T298">%</text:span><text:span text:style-name="T283"> </text:span><text:span text:style-name="T298">100</text:span><text:span text:style-name="T283"> </text:span><text:span text:style-name="T298">==</text:span><text:span text:style-name="T283"> </text:span><text:span text:style-name="T298">0</text:span><text:span text:style-name="T283">:</text:span></text:p>
            <text:p text:style-name="P920"><text:span text:style-name="T283"><text:s text:c="6"/></text:span><text:span text:style-name="T264">if</text:span><text:span text:style-name="T283"> year </text:span><text:span text:style-name="T298">%</text:span><text:span text:style-name="T283"> </text:span><text:span text:style-name="T298">400</text:span><text:span text:style-name="T283"> </text:span><text:span text:style-name="T298">==</text:span><text:span text:style-name="T283"> </text:span><text:span text:style-name="T298">0</text:span><text:span text:style-name="T283">:</text:span></text:p>
            <text:p text:style-name="P920"><text:span text:style-name="T283"><text:s text:c="8"/></text:span><text:span text:style-name="T264">return</text:span><text:span text:style-name="T283"> </text:span><text:span text:style-name="T264">True</text:span></text:p>
            <text:p text:style-name="P920"><text:span text:style-name="T283"><text:s text:c="6"/></text:span><text:span text:style-name="T264">else</text:span><text:span text:style-name="T283">:</text:span></text:p>
            <text:p text:style-name="P920"><text:span text:style-name="T283"><text:s text:c="8"/></text:span><text:span text:style-name="T264">return</text:span><text:span text:style-name="T283"> </text:span><text:span text:style-name="T264">False</text:span></text:p>
            <text:p text:style-name="P920"><text:span text:style-name="T283"><text:s text:c="4"/></text:span><text:span text:style-name="T264">else</text:span><text:span text:style-name="T283">:</text:span></text:p>
            <text:p text:style-name="P920"><text:span text:style-name="T283"><text:s text:c="8"/></text:span><text:span text:style-name="T264">return</text:span><text:span text:style-name="T283"> </text:span><text:span text:style-name="T264">True</text:span></text:p>
            <text:p text:style-name="P920"><text:span text:style-name="T283"><text:s text:c="2"/></text:span><text:span text:style-name="T264">else</text:span><text:span text:style-name="T283">:</text:span></text:p>
            <text:p text:style-name="P920"><text:span text:style-name="T283"><text:s text:c="4"/></text:span><text:span text:style-name="T264">return</text:span><text:span text:style-name="T283"> </text:span><text:span text:style-name="T264">False</text:span></text:p>
            <text:p text:style-name="P935"><text:s text:c="4"/></text:p>
            <text:p text:style-name="P920"><text:span text:style-name="T264">def</text:span><text:span text:style-name="T283"> </text:span><text:span text:style-name="T317">days_in_month</text:span><text:span text:style-name="T283">(year, month):</text:span></text:p>
            <text:p text:style-name="P920"><text:span text:style-name="T283"><text:s text:c="2"/>month_days </text:span><text:span text:style-name="T298">=</text:span><text:span text:style-name="T283"> [</text:span><text:span text:style-name="T298">31</text:span><text:span text:style-name="T283">, </text:span><text:span text:style-name="T298">28</text:span><text:span text:style-name="T283">, </text:span><text:span text:style-name="T298">31</text:span><text:span text:style-name="T283">, </text:span><text:span text:style-name="T298">30</text:span><text:span text:style-name="T283">, </text:span><text:span text:style-name="T298">31</text:span><text:span text:style-name="T283">, </text:span><text:span text:style-name="T298">30</text:span><text:span text:style-name="T283">, </text:span><text:span text:style-name="T298">31</text:span><text:span text:style-name="T283">, </text:span><text:span text:style-name="T298">31</text:span><text:span text:style-name="T283">, </text:span><text:span text:style-name="T298">30</text:span><text:span text:style-name="T283">, </text:span><text:span text:style-name="T298">31</text:span><text:span text:style-name="T283">, </text:span><text:span text:style-name="T298">30</text:span><text:span text:style-name="T283">, </text:span><text:span text:style-name="T298">31</text:span><text:span text:style-name="T283">]</text:span></text:p>
            <text:p text:style-name="P920"><text:span text:style-name="T283"><text:s text:c="2"/></text:span><text:span text:style-name="T264">if</text:span><text:span text:style-name="T283"> month </text:span><text:span text:style-name="T298">&gt;</text:span><text:span text:style-name="T283"> </text:span><text:span text:style-name="T298">12</text:span><text:span text:style-name="T283"> </text:span><text:span text:style-name="T278">or</text:span><text:span text:style-name="T283"> month </text:span><text:span text:style-name="T298">&lt;</text:span><text:span text:style-name="T283"> </text:span><text:span text:style-name="T298">1</text:span><text:span text:style-name="T283">:</text:span></text:p>
            <text:p text:style-name="P920"><text:span text:style-name="T283"><text:s text:c="4"/></text:span><text:span text:style-name="T264">return</text:span><text:span text:style-name="T283"> </text:span><text:span text:style-name="T322">"Invalid month entered."</text:span></text:p>
            <text:p text:style-name="P920"><text:span text:style-name="T283"><text:s text:c="2"/></text:span><text:span text:style-name="T264">if</text:span><text:span text:style-name="T283"> month </text:span><text:span text:style-name="T298">==</text:span><text:span text:style-name="T283"> </text:span><text:span text:style-name="T298">2</text:span><text:span text:style-name="T283"> </text:span><text:span text:style-name="T278">and</text:span><text:span text:style-name="T283"> is_leap(year):</text:span></text:p>
            <text:p text:style-name="P920"><text:span text:style-name="T283"><text:s text:c="4"/></text:span><text:span text:style-name="T264">return</text:span><text:span text:style-name="T283"> </text:span><text:span text:style-name="T298">29</text:span></text:p>
            <text:p text:style-name="P920"><text:span text:style-name="T283"><text:s text:c="2"/></text:span><text:span text:style-name="T264">return</text:span><text:span text:style-name="T283"> month_days[month </text:span><text:span text:style-name="T298">-</text:span><text:span text:style-name="T283"> </text:span><text:span text:style-name="T298">1</text:span><text:span text:style-name="T283">]</text:span></text:p>
            <text:p text:style-name="P935"/>
            <text:p text:style-name="P964">#Do NOT change any of the code below 👇</text:p>
            <text:p text:style-name="P920"><text:span text:style-name="T283">year </text:span><text:span text:style-name="T298">=</text:span><text:span text:style-name="T283"> </text:span><text:span text:style-name="T263">int</text:span><text:span text:style-name="T283">(</text:span><text:span text:style-name="T263">input</text:span><text:span text:style-name="T283">(</text:span><text:span text:style-name="T322">"Enter a year: "</text:span><text:span text:style-name="T283">))</text:span></text:p>
            <text:p text:style-name="P920"><text:span text:style-name="T283">month </text:span><text:span text:style-name="T298">=</text:span><text:span text:style-name="T283"> </text:span><text:span text:style-name="T263">int</text:span><text:span text:style-name="T283">(</text:span><text:span text:style-name="T263">input</text:span><text:span text:style-name="T283">(</text:span><text:span text:style-name="T322">"Enter a month: "</text:span><text:span text:style-name="T283">))</text:span></text:p>
            <text:p text:style-name="P920"><text:span text:style-name="T283">days </text:span><text:span text:style-name="T298">=</text:span><text:span text:style-name="T283"> days_in_month(year, month)</text:span></text:p>
            <text:p text:style-name="P920"><text:span text:style-name="T263">print</text:span><text:span text:style-name="T283">(days)</text:span></text:p>
            <text:p text:style-name="P935"/>
            <text:p text:style-name="P964"># Tests</text:p>
            <text:p text:style-name="P920"><text:span text:style-name="T264">import</text:span><text:span text:style-name="T283"> </text:span><text:span text:style-name="T318">unittest</text:span></text:p>
            <text:p text:style-name="P935"/>
            <text:p text:style-name="P920"><text:span text:style-name="T264">class</text:span><text:span text:style-name="T283"> </text:span><text:span text:style-name="T318">MyTest</text:span><text:span text:style-name="T283">(unittest</text:span><text:span text:style-name="T298">.</text:span><text:span text:style-name="T283">TestCase):</text:span></text:p>
            <text:p text:style-name="P935"/>
            <text:p text:style-name="P920"><text:span text:style-name="T283"><text:s text:c="4"/></text:span><text:span text:style-name="T264">def</text:span><text:span text:style-name="T283"> </text:span><text:span text:style-name="T317">test_1</text:span><text:span text:style-name="T283">(</text:span><text:span text:style-name="T263">self</text:span><text:span text:style-name="T283">):</text:span></text:p>
            <text:p text:style-name="P920"><text:span text:style-name="T283"><text:s text:c="8"/></text:span><text:span text:style-name="T263">self</text:span><text:span text:style-name="T298">.</text:span><text:span text:style-name="T283">assertEqual(days_in_month(</text:span><text:span text:style-name="T298">2018</text:span><text:span text:style-name="T283">, </text:span><text:span text:style-name="T298">2</text:span><text:span text:style-name="T283">), </text:span><text:span text:style-name="T298">28</text:span><text:span text:style-name="T283">)</text:span></text:p>
            <text:p text:style-name="P935"/>
            <text:p text:style-name="P920"><text:span text:style-name="T283"><text:s text:c="4"/></text:span><text:span text:style-name="T264">def</text:span><text:span text:style-name="T283"> </text:span><text:span text:style-name="T317">test_2</text:span><text:span text:style-name="T283">(</text:span><text:span text:style-name="T263">self</text:span><text:span text:style-name="T283">):</text:span></text:p>
            <text:p text:style-name="P920"><text:span text:style-name="T283"><text:s text:c="8"/></text:span><text:span text:style-name="T263">self</text:span><text:span text:style-name="T298">.</text:span><text:span text:style-name="T283">assertEqual(days_in_month(</text:span><text:span text:style-name="T298">2020</text:span><text:span text:style-name="T283">, </text:span><text:span text:style-name="T298">2</text:span><text:span text:style-name="T283">), </text:span><text:span text:style-name="T298">29</text:span><text:span text:style-name="T283">)</text:span></text:p>
            <text:p text:style-name="P935"/>
            <text:p text:style-name="P920"><text:span text:style-name="T283"><text:s text:c="4"/></text:span><text:span text:style-name="T264">def</text:span><text:span text:style-name="T283"> </text:span><text:span text:style-name="T317">test_3</text:span><text:span text:style-name="T283">(</text:span><text:span text:style-name="T263">self</text:span><text:span text:style-name="T283">):</text:span></text:p>
            <text:p text:style-name="P920"><text:span text:style-name="T283"><text:s text:c="8"/></text:span><text:span text:style-name="T263">self</text:span><text:span text:style-name="T298">.</text:span><text:span text:style-name="T283">assertEqual(days_in_month(</text:span><text:span text:style-name="T298">2019</text:span><text:span text:style-name="T283">, </text:span><text:span text:style-name="T298">4</text:span><text:span text:style-name="T283">), </text:span><text:span text:style-name="T298">30</text:span><text:span text:style-name="T283">)</text:span></text:p>
            <text:p text:style-name="P935"/>
            <text:p text:style-name="P920"><text:span text:style-name="T283"><text:s text:c="4"/></text:span><text:span text:style-name="T264">def</text:span><text:span text:style-name="T283"> </text:span><text:span text:style-name="T317">test_4</text:span><text:span text:style-name="T283">(</text:span><text:span text:style-name="T263">self</text:span><text:span text:style-name="T283">):</text:span></text:p>
            <text:p text:style-name="P920"><text:span text:style-name="T283"><text:s text:c="8"/></text:span><text:span text:style-name="T263">self</text:span><text:span text:style-name="T298">.</text:span><text:span text:style-name="T283">assertEqual(days_in_month(</text:span><text:span text:style-name="T298">1045</text:span><text:span text:style-name="T283">, </text:span><text:span text:style-name="T298">5</text:span><text:span text:style-name="T283">), </text:span><text:span text:style-name="T298">31</text:span><text:span text:style-name="T283">)</text:span></text:p>
            <text:p text:style-name="P935"/>
            <text:p text:style-name="P920"><text:span text:style-name="T263">print</text:span><text:span text:style-name="T283">(</text:span><text:span text:style-name="T322">"</text:span><text:span text:style-name="T345">\n</text:span><text:span text:style-name="T322">"</text:span><text:span text:style-name="T283">)</text:span></text:p>
            <text:p text:style-name="P920"><text:span text:style-name="T263">print</text:span><text:span text:style-name="T283">(</text:span><text:span text:style-name="T322">'Running some tests on your code:'</text:span><text:span text:style-name="T283">)</text:span></text:p>
            <text:p text:style-name="P920"><text:span text:style-name="T263">print</text:span><text:span text:style-name="T283">(</text:span><text:span text:style-name="T322">".</text:span><text:span text:style-name="T345">\n</text:span><text:span text:style-name="T322">.</text:span><text:span text:style-name="T345">\n</text:span><text:span text:style-name="T322">.</text:span><text:span text:style-name="T345">\n</text:span><text:span text:style-name="T322">."</text:span><text:span text:style-name="T283">)</text:span></text:p>
            <text:p text:style-name="P920"><text:span text:style-name="T283">unittest</text:span><text:span text:style-name="T298">.</text:span><text:span text:style-name="T283">main(verbosity</text:span><text:span text:style-name="T298">=1</text:span><text:span text:style-name="T283">, exit</text:span><text:span text:style-name="T298">=</text:span><text:span text:style-name="T264">False</text:span><text:span text:style-name="T283">)</text:span></text:p>
            <text:p text:style-name="P419"><text:soft-page-break/></text:p>
          </table:table-cell>
        </table:table-row>
        <table:table-row>
          <table:table-cell table:style-name="Table27.A2" office:value-type="string">
            <text:p text:style-name="P619"><text:span text:style-name="T344">Output</text:span>:</text:p>
            <text:p text:style-name="P540"/>
            <text:p text:style-name="P551">28</text:p>
          </table:table-cell>
          <table:table-cell table:style-name="Table27.B2" office:value-type="string">
            <text:p text:style-name="P619"><text:span text:style-name="T344">Output</text:span>:</text:p>
            <text:p text:style-name="P530"/>
            <text:p text:style-name="P546">2<text:span text:style-name="T346">8</text:span></text:p>
          </table:table-cell>
        </table:table-row>
      </table:table>
      <text:p text:style-name="P886"/>
      <text:p text:style-name="P841"><text:span text:style-name="T14">Docstrings:</text:span><text:span text:style-name="T285"> </text:span><text:span text:style-name="T286">To create documentation in your code. Is like a commentary started by hash (#) but let’s you to do as many lines as you need without having to type # every line.</text:span></text:p>
      <text:p text:style-name="P938"/>
      <text:p text:style-name="P940">How to use it:</text:p>
      <text:p text:style-name="P876">Just before the definition of the function:</text:p>
      <text:p text:style-name="P948">def my_function():</text:p>
      <text:p text:style-name="P948"><text:s text:c="4"/>“”” Here my documentation. To close it use the same 3 “””</text:p>
      <text:p text:style-name="P945"><text:span text:style-name="T335"><text:s text:c="4"/></text:span><text:span text:style-name="T336">here your code</text:span></text:p>
      <text:p text:style-name="P939"/>
      <text:p text:style-name="P842"><text:span text:style-name="T8">Now when you </text:span><text:span text:style-name="T6">call the function</text:span><text:span text:style-name="T8"> you will be prompted with the info you created within the function when you put your mouse between the parenthesys in the function call.</text:span></text:p>
      <text:p text:style-name="P872"/>
      <text:p text:style-name="P877">my_function() <text:s/>→ if you put the mouse between the parenthesis you will get the documentation <text:tab/><text:tab/> <text:s text:c="5"/>created in the function.</text:p>
      <text:p text:style-name="P872"/>
      <text:p text:style-name="P843"><text:span text:style-name="T6">Comments:</text:span><text:span text:style-name="T10"> </text:span><text:span text:style-name="T8">You could use it as a multiline comment but is not recommended, to do so use #</text:span></text:p>
      <text:p text:style-name="P872"/>
      <text:p text:style-name="P878"><text:a xlink:type="simple" xlink:href="https://www.udemy.com/course/100-days-of-code/learn/lecture/19658806#questions/14526528" text:style-name="Internet_20_link" text:visited-style-name="Visited_20_Internet_20_Link">103 Calculator part 1</text:a></text:p>
      <text:p text:style-name="P879">Explanation after the code.</text:p>
      <text:p text:style-name="P892">#Calculator</text:p>
      <text:p text:style-name="P892"/>
      <text:p text:style-name="P892"># Add </text:p>
      <text:p text:style-name="P892">def add(n1,n2):</text:p>
      <text:p text:style-name="P892"><text:s text:c="2"/>return n1 + n2</text:p>
      <text:p text:style-name="P892"><text:s text:c="2"/></text:p>
      <text:p text:style-name="P892"># Substract</text:p>
      <text:p text:style-name="P892">def subtract(n1,n2):</text:p>
      <text:p text:style-name="P892"><text:s text:c="2"/>return n1 - n2</text:p>
      <text:p text:style-name="P892"><text:s text:c="2"/></text:p>
      <text:p text:style-name="P892"># Multiply</text:p>
      <text:p text:style-name="P892">def multiply(n1,n2):</text:p>
      <text:p text:style-name="P892"><text:s text:c="2"/>return n1 * n2</text:p>
      <text:p text:style-name="P892"/>
      <text:p text:style-name="P892"># Divide</text:p>
      <text:p text:style-name="P892">def divide(n1,n2):</text:p>
      <text:p text:style-name="P892"><text:s text:c="2"/>return n1 / n2</text:p>
      <text:p text:style-name="P892"/>
      <text:p text:style-name="P892"># Dictionary:</text:p>
      <text:p text:style-name="P892">operations = {</text:p>
      <text:p text:style-name="P892"><text:s text:c="2"/>"+": add, </text:p>
      <text:p text:style-name="P892"><text:s text:c="2"/>"-": subtract, </text:p>
      <text:p text:style-name="P892"><text:s text:c="2"/>"*": multiply, </text:p>
      <text:p text:style-name="P892"><text:s text:c="2"/>"/": divide</text:p>
      <text:p text:style-name="P892">}</text:p>
      <text:p text:style-name="P892"/>
      <text:p text:style-name="P892">num1 = int(input("What's the first number: "))</text:p>
      <text:p text:style-name="P892"/>
      <text:p text:style-name="P892">for symbol in operations:</text:p>
      <text:p text:style-name="P892"><text:s text:c="2"/>print(symbol)</text:p>
      <text:p text:style-name="P892"/>
      <text:p text:style-name="P892">operations_symbol = input("Pick a symbol from above: ") <text:s/></text:p>
      <text:p text:style-name="P892"/>
      <text:p text:style-name="P893">num2 = int(input("What's the second number: "))</text:p>
      <text:p text:style-name="P892"/>
      <text:p text:style-name="P892">calculation_function = operations[operations_symbol]</text:p>
      <text:p text:style-name="P892"/>
      <text:p text:style-name="P892">answer = calculation_function(num1, num2)</text:p>
      <text:p text:style-name="P892"/>
      <text:p text:style-name="P892">print(f"{num1} {operations_symbol} {num2} = {answer}")</text:p>
      <text:p text:style-name="P892"/>
      <text:p text:style-name="P895">RESULT:</text:p>
      <text:p text:style-name="P894"><text:soft-page-break/>What's the first number: 10</text:p>
      <text:p text:style-name="P894">+</text:p>
      <text:p text:style-name="P894">-</text:p>
      <text:p text:style-name="P894">*</text:p>
      <text:p text:style-name="P894">/</text:p>
      <text:p text:style-name="P894">Pick a symbol from above: *</text:p>
      <text:p text:style-name="P894">What's the second number: 2</text:p>
      <text:p text:style-name="P894">10 * 2 = 20</text:p>
      <text:p text:style-name="P887">Explanation:</text:p>
      <text:p text:style-name="P879">-- We create one function for each operation (* <text:s/>/ <text:s/>+ and -) with positional arguments (num1 and num2)</text:p>
      <text:p text:style-name="P879"/>
      <text:p text:style-name="P879">-- <text:span text:style-name="T348">We create a dictionary with the operation as key and the name of each function as value. Notice that the value doesn’t have to be a string.</text:span></text:p>
      <text:p text:style-name="P879"/>
      <text:p text:style-name="P879">-- <text:span text:style-name="T348">We ask input for num1 num2 and the operation we wanna do.</text:span></text:p>
      <text:p text:style-name="P879"/>
      <text:p text:style-name="P879">-- <text:span text:style-name="T349">We check on the dictionary for the value (in this case the function name (multiply, add, etc)) given the key. So: <text:s text:c="2"/>calculation_function = operations[operations_symbol] <text:s/></text:span></text:p>
      <text:p text:style-name="P880">In calculation_function we now have the name of the function.</text:p>
      <text:p text:style-name="P880"/>
      <text:p text:style-name="P880">-- We call the function and we pass in the two numbers,num1 and num2.</text:p>
      <text:p text:style-name="P880"/>
      <text:p text:style-name="P166">Recursive function:</text:p>
      <text:p text:style-name="P973"><text:a xlink:type="simple" xlink:href="https://www.udemy.com/course/100-days-of-code/learn/lecture/19658822#questions" text:style-name="Internet_20_link" text:visited-style-name="Visited_20_Internet_20_Link"><text:span text:style-name="T187">Video here</text:span></text:a></text:p>
      <text:p text:style-name="P880"/>
      <text:p text:style-name="P885">Following the calculator exercise above. Now ask the user if he wants to continue or not.</text:p>
      <text:p text:style-name="P885">If so the calculator will use the answer from the previous calculation, let’s say: 20 </text:p>
      <text:p text:style-name="P880"/>
      <text:p text:style-name="P881"/>
      <table:table table:name="Table28" table:style-name="Table28">
        <table:table-column table:style-name="Table28.A"/>
        <table:table-column table:style-name="Table28.B"/>
        <table:table-row>
          <table:table-cell table:style-name="Table28.A1" office:value-type="string">
            <text:p text:style-name="P867">My solution:</text:p>
            <text:p text:style-name="P975"># Calculator</text:p>
            <text:p text:style-name="P901"><text:span text:style-name="T273">def</text:span><text:span text:style-name="T288"> </text:span><text:span text:style-name="T320">add</text:span><text:span text:style-name="T288">(n1,n2):</text:span></text:p>
            <text:p text:style-name="P901"><text:span text:style-name="T288"><text:s text:c="2"/></text:span><text:span text:style-name="T273">return</text:span><text:span text:style-name="T288"> n1 </text:span><text:span text:style-name="T305">+</text:span><text:span text:style-name="T288"> n2</text:span></text:p>
            <text:p text:style-name="P974"/>
            <text:p text:style-name="P901"><text:span text:style-name="T273">def</text:span><text:span text:style-name="T288"> </text:span><text:span text:style-name="T320">subtract</text:span><text:span text:style-name="T288">(n1,n2):</text:span></text:p>
            <text:p text:style-name="P901"><text:span text:style-name="T288"><text:s text:c="2"/></text:span><text:span text:style-name="T273">return</text:span><text:span text:style-name="T288"> n1 </text:span><text:span text:style-name="T305">-</text:span><text:span text:style-name="T288"> n2</text:span></text:p>
            <text:p text:style-name="P974"/>
            <text:p text:style-name="P901"><text:span text:style-name="T273">def</text:span><text:span text:style-name="T288"> </text:span><text:span text:style-name="T320">multiply</text:span><text:span text:style-name="T288">(n1,n2):</text:span></text:p>
            <text:p text:style-name="P901"><text:span text:style-name="T288"><text:s text:c="2"/></text:span><text:span text:style-name="T273">return</text:span><text:span text:style-name="T288"> n1 </text:span><text:span text:style-name="T305">*</text:span><text:span text:style-name="T288"> n2</text:span></text:p>
            <text:p text:style-name="P974"/>
            <text:p text:style-name="P901"><text:span text:style-name="T273">def</text:span><text:span text:style-name="T288"> </text:span><text:span text:style-name="T320">divide</text:span><text:span text:style-name="T288">(n1,n2):</text:span></text:p>
            <text:p text:style-name="P901"><text:span text:style-name="T288"><text:s text:c="2"/></text:span><text:span text:style-name="T273">return</text:span><text:span text:style-name="T288"> n1 </text:span><text:span text:style-name="T305">/</text:span><text:span text:style-name="T288"> n2</text:span></text:p>
            <text:p text:style-name="P974"/>
            <text:p text:style-name="P901"><text:span text:style-name="T288">operations </text:span><text:span text:style-name="T305">=</text:span><text:span text:style-name="T288"> {</text:span></text:p>
            <text:p text:style-name="P901"><text:span text:style-name="T288"><text:s text:c="2"/></text:span><text:span text:style-name="T329">"+"</text:span><text:span text:style-name="T288">: add, </text:span></text:p>
            <text:p text:style-name="P901"><text:span text:style-name="T288"><text:s text:c="2"/></text:span><text:span text:style-name="T329">"-"</text:span><text:span text:style-name="T288">: subtract, </text:span></text:p>
            <text:p text:style-name="P901"><text:span text:style-name="T288"><text:s text:c="2"/></text:span><text:span text:style-name="T329">"*"</text:span><text:span text:style-name="T288">: multiply, </text:span></text:p>
            <text:p text:style-name="P901"><text:span text:style-name="T288"><text:s text:c="2"/></text:span><text:span text:style-name="T329">"/"</text:span><text:span text:style-name="T288">: divide</text:span></text:p>
            <text:p text:style-name="P949">}<text:span text:style-name="T288"/></text:p>
            <text:p text:style-name="P949"/>
            <text:p text:style-name="P901"><text:span text:style-name="T288">num1 </text:span><text:span text:style-name="T305">=</text:span><text:span text:style-name="T288"> </text:span><text:span text:style-name="T275">int</text:span><text:span text:style-name="T288">(</text:span><text:span text:style-name="T275">input</text:span><text:span text:style-name="T288">(</text:span><text:span text:style-name="T329">"What's the first number: "</text:span><text:span text:style-name="T288">))</text:span></text:p>
            <text:p text:style-name="P901"><text:span text:style-name="T273">for</text:span><text:span text:style-name="T288"> symbol </text:span><text:span text:style-name="T280">in</text:span><text:span text:style-name="T288"> operations:</text:span></text:p>
            <text:p text:style-name="P901"><text:span text:style-name="T288"><text:s text:c="2"/></text:span><text:span text:style-name="T275">print</text:span><text:span text:style-name="T288">(symbol)</text:span></text:p>
            <text:p text:style-name="P901"><text:span text:style-name="T288">operations_symbol </text:span><text:span text:style-name="T305">=</text:span><text:span text:style-name="T288"> </text:span><text:span text:style-name="T275">input</text:span><text:span text:style-name="T288">(</text:span><text:span text:style-name="T329">"Pick a symbol from above: "</text:span><text:span text:style-name="T288">) <text:s/></text:span></text:p>
            <text:p text:style-name="P949"/>
            <text:p text:style-name="P901"><text:span text:style-name="T288">num2 </text:span><text:span text:style-name="T305">=</text:span><text:span text:style-name="T288"> </text:span><text:span text:style-name="T275">int</text:span><text:span text:style-name="T288">(</text:span><text:span text:style-name="T275">input</text:span><text:span text:style-name="T288">(</text:span><text:span text:style-name="T329">"What's the second number: "</text:span><text:span text:style-name="T288">))</text:span></text:p>
            <text:p text:style-name="P949"/>
            <text:p text:style-name="P901"><text:span text:style-name="T288">calculation_function </text:span><text:span text:style-name="T305">=</text:span><text:span text:style-name="T288"> operations[operations_symbol]</text:span></text:p>
            <text:p text:style-name="P949"/>
            <text:p text:style-name="P901"><text:span text:style-name="T288">answer </text:span><text:span text:style-name="T305">=</text:span><text:span text:style-name="T288"> calculation_function(num1, num2)</text:span></text:p>
            <text:p text:style-name="P901"><text:span text:style-name="T275">print</text:span><text:span text:style-name="T288">(</text:span><text:span text:style-name="T329">f"</text:span><text:span text:style-name="T350">{</text:span><text:span text:style-name="T288">num1</text:span><text:span text:style-name="T350">}</text:span><text:span text:style-name="T329"> </text:span><text:span text:style-name="T350">{</text:span><text:span text:style-name="T288">operations_symbol</text:span><text:span text:style-name="T350">}</text:span><text:span text:style-name="T329"> </text:span><text:span text:style-name="T350">{</text:span><text:span text:style-name="T288">num2</text:span><text:span text:style-name="T350">}</text:span><text:span text:style-name="T329"> = </text:span><text:span text:style-name="T350">{</text:span><text:span text:style-name="T288">answer</text:span><text:span text:style-name="T350">}</text:span><text:span text:style-name="T329">"</text:span><text:span text:style-name="T288"> </text:span><text:span text:style-name="T329">"</text:span><text:span text:style-name="T351">\n</text:span><text:span text:style-name="T329">"</text:span><text:span text:style-name="T288">)</text:span></text:p>
            <text:p text:style-name="P949"><text:s text:c="3"/></text:p>
            <text:p text:style-name="P901"><text:span text:style-name="T288">keep_going </text:span><text:span text:style-name="T305">=</text:span><text:span text:style-name="T288"> </text:span><text:span text:style-name="T273">True</text:span></text:p>
            <text:p text:style-name="P949"/>
            <text:p text:style-name="P901"><text:span text:style-name="T273">while</text:span><text:span text:style-name="T288"> keep_going </text:span><text:span text:style-name="T305">==</text:span><text:span text:style-name="T288"> </text:span><text:span text:style-name="T273">True</text:span><text:span text:style-name="T288">:</text:span></text:p>
            <text:p text:style-name="P901"><text:soft-page-break/><text:span text:style-name="T288"><text:s text:c="4"/>polla </text:span><text:span text:style-name="T305">=</text:span><text:span text:style-name="T288"> </text:span><text:span text:style-name="T275">input</text:span><text:span text:style-name="T288">(</text:span><text:span text:style-name="T329">f"Type 'y' to continue calculating with </text:span><text:span text:style-name="T350">{</text:span><text:span text:style-name="T288">answer</text:span><text:span text:style-name="T350">}</text:span><text:span text:style-name="T329">, or 'n' to exit: "</text:span><text:span text:style-name="T288">)</text:span></text:p>
            <text:p text:style-name="P901"><text:span text:style-name="T288"><text:s text:c="4"/></text:span><text:span text:style-name="T273">if</text:span><text:span text:style-name="T288"> polla </text:span><text:span text:style-name="T305">==</text:span><text:span text:style-name="T288"> </text:span><text:span text:style-name="T329">'y'</text:span><text:span text:style-name="T288">:</text:span></text:p>
            <text:p text:style-name="P901"><text:span text:style-name="T288"><text:s text:c="8"/></text:span><text:span text:style-name="T273">for</text:span><text:span text:style-name="T288"> i </text:span><text:span text:style-name="T280">in</text:span><text:span text:style-name="T288"> operations:</text:span></text:p>
            <text:p text:style-name="P901"><text:span text:style-name="T288"><text:s text:c="12"/></text:span><text:span text:style-name="T275">print</text:span><text:span text:style-name="T288">(i)</text:span></text:p>
            <text:p text:style-name="P901"><text:span text:style-name="T288"><text:s text:c="8"/>operations_symbol </text:span><text:span text:style-name="T305">=</text:span><text:span text:style-name="T288"> </text:span><text:span text:style-name="T275">input</text:span><text:span text:style-name="T288">(</text:span><text:span text:style-name="T329">"Pick a symbol from above: "</text:span><text:span text:style-name="T288">)</text:span></text:p>
            <text:p text:style-name="P901"><text:span text:style-name="T288"><text:s text:c="8"/>num2 </text:span><text:span text:style-name="T305">=</text:span><text:span text:style-name="T288"> </text:span><text:span text:style-name="T275">int</text:span><text:span text:style-name="T288">(</text:span><text:span text:style-name="T275">input</text:span><text:span text:style-name="T288">(</text:span><text:span text:style-name="T329">"What's the second number: "</text:span><text:span text:style-name="T288">))</text:span></text:p>
            <text:p text:style-name="P901"><text:span text:style-name="T288"><text:s text:c="8"/>calculation_function </text:span><text:span text:style-name="T305">=</text:span><text:span text:style-name="T288"> operations[operations_symbol]</text:span></text:p>
            <text:p text:style-name="P901"><text:span text:style-name="T288"><text:s text:c="8"/>answer_2 </text:span><text:span text:style-name="T305">=</text:span><text:span text:style-name="T288"> calculation_function(answer,num2)</text:span></text:p>
            <text:p text:style-name="P901"><text:span text:style-name="T288"><text:s text:c="8"/></text:span><text:span text:style-name="T275">print</text:span><text:span text:style-name="T288">(</text:span><text:span text:style-name="T329">f"</text:span><text:span text:style-name="T350">{</text:span><text:span text:style-name="T288">answer</text:span><text:span text:style-name="T350">}</text:span><text:span text:style-name="T329"> </text:span><text:span text:style-name="T350">{</text:span><text:span text:style-name="T288">operations_symbol</text:span><text:span text:style-name="T350">}</text:span><text:span text:style-name="T329"> </text:span><text:span text:style-name="T350">{</text:span><text:span text:style-name="T288">num2</text:span><text:span text:style-name="T350">}</text:span><text:span text:style-name="T329"> = </text:span><text:span text:style-name="T350">{</text:span><text:span text:style-name="T288">answer_2</text:span><text:span text:style-name="T350">}</text:span><text:span text:style-name="T329">"</text:span><text:span text:style-name="T288">)</text:span></text:p>
            <text:p text:style-name="P901"><text:span text:style-name="T288"><text:s text:c="8"/>answer </text:span><text:span text:style-name="T305">=</text:span><text:span text:style-name="T288"> answer_2</text:span></text:p>
            <text:p text:style-name="P901"><text:span text:style-name="T288"><text:s text:c="4"/></text:span><text:span text:style-name="T273">else</text:span><text:span text:style-name="T288">:</text:span></text:p>
            <text:p text:style-name="P907"><text:span text:style-name="T288"><text:s text:c="8"/>keep_going </text:span><text:span text:style-name="T305">=</text:span><text:span text:style-name="T288"> </text:span><text:span text:style-name="T273">False</text:span></text:p>
          </table:table-cell>
          <table:table-cell table:style-name="Table28.B1" office:value-type="string">
            <text:p text:style-name="P896"><text:span text:style-name="T188">Teacher’</text:span><text:span text:style-name="T189">s</text:span><text:span text:style-name="T126"> </text:span><text:span text:style-name="T188">solution</text:span><text:span text:style-name="T126">:</text:span></text:p>
            <text:p text:style-name="P901"><text:span text:style-name="T273">def</text:span><text:span text:style-name="T288"> </text:span><text:span text:style-name="T320">add</text:span><text:span text:style-name="T288">(n1, n2):</text:span></text:p>
            <text:p text:style-name="P901"><text:span text:style-name="T288"><text:s text:c="2"/></text:span><text:span text:style-name="T273">return</text:span><text:span text:style-name="T288"> n1 </text:span><text:span text:style-name="T305">+</text:span><text:span text:style-name="T288"> n2</text:span></text:p>
            <text:p text:style-name="P949"/>
            <text:p text:style-name="P901"><text:span text:style-name="T273">def</text:span><text:span text:style-name="T288"> </text:span><text:span text:style-name="T320">subtract</text:span><text:span text:style-name="T288">(n1, n2):</text:span></text:p>
            <text:p text:style-name="P901"><text:span text:style-name="T288"><text:s text:c="2"/></text:span><text:span text:style-name="T273">return</text:span><text:span text:style-name="T288"> n1 </text:span><text:span text:style-name="T305">-</text:span><text:span text:style-name="T288"> n2</text:span></text:p>
            <text:p text:style-name="P949"/>
            <text:p text:style-name="P901"><text:span text:style-name="T273">def</text:span><text:span text:style-name="T288"> </text:span><text:span text:style-name="T320">multiply</text:span><text:span text:style-name="T288">(n1, n2):</text:span></text:p>
            <text:p text:style-name="P901"><text:span text:style-name="T288"><text:s text:c="2"/></text:span><text:span text:style-name="T273">return</text:span><text:span text:style-name="T288"> n1 </text:span><text:span text:style-name="T305">*</text:span><text:span text:style-name="T288"> n2</text:span></text:p>
            <text:p text:style-name="P949"/>
            <text:p text:style-name="P901"><text:span text:style-name="T273">def</text:span><text:span text:style-name="T288"> </text:span><text:span text:style-name="T320">divide</text:span><text:span text:style-name="T288">(n1, n2):</text:span></text:p>
            <text:p text:style-name="P901"><text:span text:style-name="T288"><text:s text:c="2"/></text:span><text:span text:style-name="T273">return</text:span><text:span text:style-name="T288"> n1 </text:span><text:span text:style-name="T305">/</text:span><text:span text:style-name="T288"> n2</text:span></text:p>
            <text:p text:style-name="P949"/>
            <text:p text:style-name="P901"><text:span text:style-name="T288">operations </text:span><text:span text:style-name="T305">=</text:span><text:span text:style-name="T288"> {</text:span></text:p>
            <text:p text:style-name="P901"><text:span text:style-name="T288"><text:s text:c="2"/></text:span><text:span text:style-name="T329">"+"</text:span><text:span text:style-name="T288">: add,</text:span></text:p>
            <text:p text:style-name="P901"><text:span text:style-name="T288"><text:s text:c="2"/></text:span><text:span text:style-name="T329">"-"</text:span><text:span text:style-name="T288">: subtract,</text:span></text:p>
            <text:p text:style-name="P901"><text:span text:style-name="T288"><text:s text:c="2"/></text:span><text:span text:style-name="T329">"*"</text:span><text:span text:style-name="T288">: multiply,</text:span></text:p>
            <text:p text:style-name="P901"><text:span text:style-name="T288"><text:s text:c="2"/></text:span><text:span text:style-name="T329">"/"</text:span><text:span text:style-name="T288">: divide</text:span></text:p>
            <text:p text:style-name="P949">}</text:p>
            <text:p text:style-name="P949"/>
            <text:p text:style-name="P901"><text:span text:style-name="T273">def</text:span><text:span text:style-name="T288"> </text:span><text:span text:style-name="T320">calculator</text:span><text:span text:style-name="T288">():</text:span></text:p>
            <text:p text:style-name="P949"/>
            <text:p text:style-name="P901"><text:span text:style-name="T288"><text:s text:c="2"/>num1 </text:span><text:span text:style-name="T305">=</text:span><text:span text:style-name="T288"> </text:span><text:span text:style-name="T275">float</text:span><text:span text:style-name="T288">(</text:span><text:span text:style-name="T275">input</text:span><text:span text:style-name="T288">(</text:span><text:span text:style-name="T329">"What's the first number?: "</text:span><text:span text:style-name="T288">))</text:span></text:p>
            <text:p text:style-name="P901"><text:span text:style-name="T288"><text:s text:c="2"/></text:span><text:span text:style-name="T273">for</text:span><text:span text:style-name="T288"> symbol </text:span><text:span text:style-name="T280">in</text:span><text:span text:style-name="T288"> operations:</text:span></text:p>
            <text:p text:style-name="P901"><text:span text:style-name="T288"><text:s text:c="4"/></text:span><text:span text:style-name="T275">print</text:span><text:span text:style-name="T288">(symbol)</text:span></text:p>
            <text:p text:style-name="P901"><text:span text:style-name="T288"><text:s text:c="2"/>should_continue </text:span><text:span text:style-name="T305">=</text:span><text:span text:style-name="T288"> </text:span><text:span text:style-name="T273">True</text:span></text:p>
            <text:p text:style-name="P949"><text:s/></text:p>
            <text:p text:style-name="P901"><text:span text:style-name="T288"><text:s text:c="2"/></text:span><text:span text:style-name="T273">while</text:span><text:span text:style-name="T288"> should_continue:</text:span></text:p>
            <text:p text:style-name="P901"><text:span text:style-name="T288"><text:s text:c="4"/>operation_symbol </text:span><text:span text:style-name="T305">=</text:span><text:span text:style-name="T288"> </text:span><text:span text:style-name="T275">input</text:span><text:span text:style-name="T288">(</text:span><text:span text:style-name="T329">"Pick an operation: "</text:span><text:span text:style-name="T288">)</text:span></text:p>
            <text:p text:style-name="P901"><text:span text:style-name="T288"><text:s text:c="4"/>num2 </text:span><text:span text:style-name="T305">=</text:span><text:span text:style-name="T288"> </text:span><text:span text:style-name="T275">float</text:span><text:span text:style-name="T288">(</text:span><text:span text:style-name="T275">input</text:span><text:span text:style-name="T288">(</text:span><text:span text:style-name="T329">"What's the next number?: "</text:span><text:span text:style-name="T288">))</text:span></text:p>
            <text:p text:style-name="P901"><text:span text:style-name="T288"><text:s text:c="4"/>calculation_function </text:span><text:span text:style-name="T305">=</text:span><text:span text:style-name="T288"> operations[operation_symbol]</text:span></text:p>
            <text:p text:style-name="P901"><text:span text:style-name="T288"><text:s text:c="4"/>answer </text:span><text:span text:style-name="T305">=</text:span><text:span text:style-name="T288"> calculation_function(num1, num2)</text:span></text:p>
            <text:p text:style-name="P901"><text:span text:style-name="T288"><text:s text:c="4"/></text:span><text:span text:style-name="T275">print</text:span><text:span text:style-name="T288">(</text:span><text:span text:style-name="T329">f"</text:span><text:span text:style-name="T350">{</text:span><text:span text:style-name="T288">num1</text:span><text:span text:style-name="T350">}</text:span><text:span text:style-name="T329"> </text:span><text:span text:style-name="T350">{</text:span><text:span text:style-name="T288">operation_symbol</text:span><text:span text:style-name="T350">}</text:span><text:span text:style-name="T329"> </text:span><text:span text:style-name="T350">{</text:span><text:span text:style-name="T288">num2</text:span><text:span text:style-name="T350">}</text:span><text:span text:style-name="T329"> = </text:span><text:span text:style-name="T350">{</text:span><text:span text:style-name="T288">answer</text:span><text:span text:style-name="T350">}</text:span><text:span text:style-name="T329">"</text:span><text:span text:style-name="T288">)</text:span></text:p>
            <text:p text:style-name="P949"/>
            <text:p text:style-name="P901"><text:span text:style-name="T288"><text:s text:c="4"/></text:span><text:span text:style-name="T273">if</text:span><text:span text:style-name="T288"> </text:span><text:span text:style-name="T275">input</text:span><text:span text:style-name="T288">(</text:span><text:span text:style-name="T329">f"Type 'y' to continue calculating with </text:span><text:span text:style-name="T350">{</text:span><text:span text:style-name="T288">answer</text:span><text:span text:style-name="T350">}</text:span><text:span text:style-name="T329">, or type 'n' to start a new calculation: "</text:span><text:span text:style-name="T288">) </text:span><text:span text:style-name="T305">==</text:span><text:span text:style-name="T288"> </text:span><text:span text:style-name="T329">'y'</text:span><text:span text:style-name="T288">:</text:span></text:p>
            <text:p text:style-name="P901"><text:soft-page-break/><text:span text:style-name="T288"><text:s text:c="6"/>num1 </text:span><text:span text:style-name="T305">=</text:span><text:span text:style-name="T288"> answer</text:span></text:p>
            <text:p text:style-name="P901"><text:span text:style-name="T288"><text:s text:c="4"/></text:span><text:span text:style-name="T273">else</text:span><text:span text:style-name="T288">:</text:span></text:p>
            <text:p text:style-name="P901"><text:span text:style-name="T288"><text:s text:c="6"/>should_continue </text:span><text:span text:style-name="T305">=</text:span><text:span text:style-name="T288"> </text:span><text:span text:style-name="T273">False</text:span></text:p>
            <text:p text:style-name="P901"><text:span text:style-name="T288"><text:s text:c="6"/>calculator()</text:span><text:span text:style-name="T288"/></text:p>
            <text:p text:style-name="P949"/>
            <text:p text:style-name="P949">calculator()</text:p>
            <text:p text:style-name="P901"/>
          </table:table-cell>
        </table:table-row>
      </table:table>
      <text:p text:style-name="P305"/>
      <text:p text:style-name="P305"/>
      <text:p text:style-name="P160"/>
      <text:p text:style-name="P784"><text:span text:style-name="T108">D</text:span><text:span text:style-name="T103">ay </text:span><text:span text:style-name="T110">1</text:span><text:span text:style-name="T112">1: Blackjack project.</text:span></text:p>
      <text:p text:style-name="P972"><text:s text:c="4"/></text:p>
      <text:p text:style-name="P978"><text:span text:style-name="T95">Recursion:</text:span> <text:s/><text:span text:style-name="T94">Is a function that calls itself. </text:span></text:p>
      <text:p text:style-name="P978"/>
      <text:p text:style-name="P979">If you want to run again the same code, like in the calculator when you want to start over again asking the num1, num2 and the operation, you use Recursion.</text:p>
      <text:p text:style-name="P979"/>
      <text:p text:style-name="P979">What you have to do is to add all the code inside a function, call it calculator():</text:p>
      <text:p text:style-name="P979">Then at the end of all the code you call the function calculator at the last line of the function calculator()</text:p>
      <text:p text:style-name="P979"/>
      <text:p text:style-name="P979">So you are calling the same function from the last line of the function itself.</text:p>
      <text:p text:style-name="P979"/>
      <text:p text:style-name="P980">When you reach the end of a function everything gets reset to the beginning, so keep_going will be True again. (See last line of my code above)</text:p>
      <text:p text:style-name="P972"/>
      <text:p text:style-name="P42">TO SOLVE:</text:p>
      <text:p text:style-name="P981">Finish the program when the computer or the user has a black jack. Now is moving to the next functions.</text:p>
      <text:p text:style-name="P981"/>
      <text:p text:style-name="P981">Add the last card to the list and add it up.</text:p>
      <text:p text:style-name="P972"/>
      <text:p text:style-name="P972"/>
      <text:p text:style-name="P882"/>
      <table:table table:name="Table29" table:style-name="Table29">
        <table:table-column table:style-name="Table29.A"/>
        <table:table-column table:style-name="Table29.B"/>
        <table:table-row>
          <table:table-cell table:style-name="Table29.A1" office:value-type="string">
            <text:p text:style-name="P868">My solution:<text:span text:style-name="T141"> </text:span><text:span text:style-name="T145">Didn’t finished.</text:span></text:p>
            <text:p text:style-name="P902"><text:span text:style-name="T273">import</text:span><text:span text:style-name="T288"> </text:span><text:span text:style-name="T321">random</text:span></text:p>
            <text:p text:style-name="P902"><text:span text:style-name="T273">from</text:span><text:span text:style-name="T288"> </text:span><text:span text:style-name="T321">sys</text:span><text:span text:style-name="T288"> </text:span><text:span text:style-name="T273">import</text:span><text:span text:style-name="T288"> exit</text:span></text:p>
            <text:p text:style-name="P950"/>
            <text:p text:style-name="P902"><text:span text:style-name="T288">cards </text:span><text:span text:style-name="T305">=</text:span><text:span text:style-name="T288"> [</text:span><text:span text:style-name="T305">11</text:span><text:span text:style-name="T288">, </text:span><text:span text:style-name="T305">2</text:span><text:span text:style-name="T288">, </text:span><text:span text:style-name="T305">3</text:span><text:span text:style-name="T288">, </text:span><text:span text:style-name="T305">4</text:span><text:span text:style-name="T288">, </text:span><text:span text:style-name="T305">5</text:span><text:span text:style-name="T288">, </text:span><text:span text:style-name="T305">6</text:span><text:span text:style-name="T288">, </text:span><text:span text:style-name="T305">7</text:span><text:span text:style-name="T288">, </text:span><text:span text:style-name="T305">8</text:span><text:span text:style-name="T288">, </text:span><text:span text:style-name="T305">9</text:span><text:span text:style-name="T288">, </text:span><text:span text:style-name="T305">10</text:span><text:span text:style-name="T288">, </text:span><text:span text:style-name="T305">10</text:span><text:span text:style-name="T288">, </text:span><text:span text:style-name="T305">10</text:span><text:span text:style-name="T288">, </text:span><text:span text:style-name="T305">10</text:span><text:span text:style-name="T288">]</text:span></text:p>
            <text:p text:style-name="P950"/>
            <text:p text:style-name="P1045"># Choose x random cards for you and the computer and store them into two lists/arrays (which are below).<text:span text:style-name="T288"/></text:p>
            <text:p text:style-name="P902"><text:span text:style-name="T273">def</text:span><text:span text:style-name="T288"> </text:span><text:span text:style-name="T320">choose_cards</text:span><text:span text:style-name="T288">(n1):</text:span></text:p>
            <text:p text:style-name="P902"><text:span text:style-name="T288"><text:s text:c="4"/></text:span><text:span text:style-name="T273">global</text:span><text:span text:style-name="T288"> user_cards</text:span></text:p>
            <text:p text:style-name="P902"><text:span text:style-name="T288"><text:s text:c="4"/>user_cards </text:span><text:span text:style-name="T305">=</text:span><text:span text:style-name="T288"> []</text:span></text:p>
            <text:p text:style-name="P902"><text:span text:style-name="T288"><text:s text:c="4"/></text:span><text:span text:style-name="T273">global</text:span><text:span text:style-name="T288"> comp_cards</text:span></text:p>
            <text:p text:style-name="P902"><text:span text:style-name="T288"><text:s text:c="4"/>comp_cards </text:span><text:span text:style-name="T305">=</text:span><text:span text:style-name="T288"> []</text:span></text:p>
            <text:p text:style-name="P950"><text:s text:c="4"/></text:p>
            <text:p text:style-name="P902"><text:span text:style-name="T288"><text:s text:c="4"/></text:span><text:span text:style-name="T273">for</text:span><text:span text:style-name="T288"> i </text:span><text:span text:style-name="T280">in</text:span><text:span text:style-name="T288"> </text:span><text:span text:style-name="T275">range</text:span><text:span text:style-name="T288">(</text:span><text:span text:style-name="T305">0</text:span><text:span text:style-name="T288">,n1):</text:span></text:p>
            <text:p text:style-name="P902"><text:span text:style-name="T288"><text:s text:c="8"/>user_cards</text:span><text:span text:style-name="T305">.</text:span><text:span text:style-name="T288">append(random</text:span><text:span text:style-name="T305">.</text:span><text:span text:style-name="T288">choice(cards))</text:span></text:p>
            <text:p text:style-name="P902"><text:span text:style-name="T288"><text:s text:c="8"/>comp_cards</text:span><text:span text:style-name="T305">.</text:span><text:span text:style-name="T288">append(random</text:span><text:span text:style-name="T305">.</text:span><text:span text:style-name="T288">choice(cards))</text:span></text:p>
            <text:p text:style-name="P950"/>
            <text:p text:style-name="P1045"># # Add up user and computer cards functions:<text:span text:style-name="T288"/></text:p>
            <text:p text:style-name="P902"><text:span text:style-name="T273">def</text:span><text:span text:style-name="T288"> </text:span><text:span text:style-name="T320">add_user_cards</text:span><text:span text:style-name="T288">():</text:span></text:p>
            <text:p text:style-name="P902"><text:span text:style-name="T288"><text:s text:c="4"/></text:span><text:span text:style-name="T273">global</text:span><text:span text:style-name="T288"> user_result</text:span></text:p>
            <text:p text:style-name="P902"><text:soft-page-break/><text:span text:style-name="T288"><text:s text:c="4"/>user_result </text:span><text:span text:style-name="T305">=</text:span><text:span text:style-name="T288"> </text:span><text:span text:style-name="T305">0</text:span></text:p>
            <text:p text:style-name="P902"><text:span text:style-name="T288"><text:s text:c="4"/></text:span><text:span text:style-name="T273">for</text:span><text:span text:style-name="T288"> i </text:span><text:span text:style-name="T280">in</text:span><text:span text:style-name="T288"> user_cards:</text:span></text:p>
            <text:p text:style-name="P902"><text:span text:style-name="T288"><text:s text:c="8"/>user_result </text:span><text:span text:style-name="T305">+=</text:span><text:span text:style-name="T288"> i</text:span></text:p>
            <text:p text:style-name="P902"><text:span text:style-name="T288"><text:s text:c="4"/></text:span><text:span text:style-name="T275">print</text:span><text:span text:style-name="T288">(</text:span><text:span text:style-name="T329">f"</text:span><text:span text:style-name="T350">{</text:span><text:span text:style-name="T288">user_cards</text:span><text:span text:style-name="T350">}</text:span><text:span text:style-name="T329"> User Result: </text:span><text:span text:style-name="T350">{</text:span><text:span text:style-name="T288">user_result</text:span><text:span text:style-name="T350">}</text:span><text:span text:style-name="T329">"</text:span><text:span text:style-name="T288">)</text:span></text:p>
            <text:p text:style-name="P950"><text:s text:c="4"/></text:p>
            <text:p text:style-name="P902"><text:span text:style-name="T273">def</text:span><text:span text:style-name="T288"> </text:span><text:span text:style-name="T320">add_comp_cards</text:span><text:span text:style-name="T288">():</text:span></text:p>
            <text:p text:style-name="P902"><text:span text:style-name="T288"><text:s text:c="4"/></text:span><text:span text:style-name="T273">global</text:span><text:span text:style-name="T288"> comp_result</text:span></text:p>
            <text:p text:style-name="P902"><text:span text:style-name="T288"><text:s text:c="4"/>comp_result </text:span><text:span text:style-name="T305">=</text:span><text:span text:style-name="T288"> </text:span><text:span text:style-name="T305">0</text:span></text:p>
            <text:p text:style-name="P902"><text:span text:style-name="T288"><text:s text:c="4"/></text:span><text:span text:style-name="T273">for</text:span><text:span text:style-name="T288"> i </text:span><text:span text:style-name="T280">in</text:span><text:span text:style-name="T288"> comp_cards:</text:span></text:p>
            <text:p text:style-name="P902"><text:span text:style-name="T288"><text:s text:c="8"/>comp_result </text:span><text:span text:style-name="T305">+=</text:span><text:span text:style-name="T288"> i <text:s text:c="7"/></text:span></text:p>
            <text:p text:style-name="P902"><text:span text:style-name="T288"><text:s text:c="4"/></text:span><text:span text:style-name="T275">print</text:span><text:span text:style-name="T288">(</text:span><text:span text:style-name="T329">f"</text:span><text:span text:style-name="T350">{</text:span><text:span text:style-name="T288">comp_cards</text:span><text:span text:style-name="T350">}</text:span><text:span text:style-name="T329"> Computer Result: </text:span><text:span text:style-name="T350">{</text:span><text:span text:style-name="T288">comp_result</text:span><text:span text:style-name="T350">}</text:span><text:span text:style-name="T329">"</text:span><text:span text:style-name="T288">)</text:span></text:p>
            <text:p text:style-name="P950"/>
            <text:p text:style-name="P1045"># Detect if there is a black jack:<text:span text:style-name="T288"/></text:p>
            <text:p text:style-name="P902"><text:span text:style-name="T273">def</text:span><text:span text:style-name="T288"> </text:span><text:span text:style-name="T320">black_jack</text:span><text:span text:style-name="T288">():</text:span></text:p>
            <text:p text:style-name="P902"><text:span text:style-name="T288"><text:s text:c="4"/></text:span><text:span text:style-name="T273">if</text:span><text:span text:style-name="T288"> comp_result </text:span><text:span text:style-name="T305">==</text:span><text:span text:style-name="T288"> </text:span><text:span text:style-name="T305">21</text:span><text:span text:style-name="T288">:</text:span></text:p>
            <text:p text:style-name="P902"><text:span text:style-name="T288"><text:s text:c="8"/></text:span><text:span text:style-name="T275">print</text:span><text:span text:style-name="T288">(</text:span><text:span text:style-name="T329">f"</text:span><text:span text:style-name="T351">\n</text:span><text:span text:style-name="T329">Black Jack. The computer has: </text:span><text:span text:style-name="T350">{</text:span><text:span text:style-name="T288">comp_result</text:span><text:span text:style-name="T350">}</text:span><text:span text:style-name="T351">\n</text:span><text:span text:style-name="T329">You lost."</text:span><text:span text:style-name="T288">)</text:span></text:p>
            <text:p text:style-name="P902"><text:span text:style-name="T288"><text:s text:c="8"/>exit()</text:span><text:span text:style-name="T288"/></text:p>
            <text:p text:style-name="P902"><text:span text:style-name="T288"><text:s text:c="4"/></text:span><text:span text:style-name="T273">elif</text:span><text:span text:style-name="T288"> user_result </text:span><text:span text:style-name="T305">==</text:span><text:span text:style-name="T288"> </text:span><text:span text:style-name="T305">21</text:span><text:span text:style-name="T288">:</text:span></text:p>
            <text:p text:style-name="P902"><text:span text:style-name="T288"><text:s text:c="8"/></text:span><text:span text:style-name="T275">print</text:span><text:span text:style-name="T288">(</text:span><text:span text:style-name="T329">f"</text:span><text:span text:style-name="T351">\n</text:span><text:span text:style-name="T329">Your score is: </text:span><text:span text:style-name="T350">{</text:span><text:span text:style-name="T288">user_result</text:span><text:span text:style-name="T350">}</text:span><text:span text:style-name="T351">\n</text:span><text:span text:style-name="T329">You win"</text:span><text:span text:style-name="T288">)</text:span></text:p>
            <text:p text:style-name="P902"><text:span text:style-name="T288"><text:s text:c="8"/>exit()</text:span><text:span text:style-name="T288"/></text:p>
            <text:p text:style-name="P950"><text:s text:c="4"/></text:p>
            <text:p text:style-name="P1045"># user_result = 25 <text:s text:c="2"/><text:span text:style-name="T288"/></text:p>
            <text:p text:style-name="P1045"># user_cards = [4,11,7] <text:s text:c="3"/><text:span text:style-name="T288"/></text:p>
            <text:p text:style-name="P950"><text:s text:c="4"/></text:p>
            <text:p text:style-name="P1045"># Check user score is &gt;21 and if have Ace's will convert it to 1 (11 will be 1)<text:span text:style-name="T288"/></text:p>
            <text:p text:style-name="P902"><text:span text:style-name="T273">def</text:span><text:span text:style-name="T288"> </text:span><text:span text:style-name="T320">above_21</text:span><text:span text:style-name="T288">():</text:span></text:p>
            <text:p text:style-name="P902"><text:span text:style-name="T288"><text:s text:c="4"/></text:span><text:span text:style-name="T273">global</text:span><text:span text:style-name="T288"> user_result</text:span></text:p>
            <text:p text:style-name="P902"><text:span text:style-name="T288"><text:s text:c="4"/></text:span><text:span text:style-name="T273">if</text:span><text:span text:style-name="T288"> user_result </text:span><text:span text:style-name="T305">&gt;</text:span><text:span text:style-name="T288"> </text:span><text:span text:style-name="T305">21</text:span><text:span text:style-name="T288">:</text:span></text:p>
            <text:p text:style-name="P902"><text:span text:style-name="T288"><text:s text:c="8"/></text:span><text:span text:style-name="T273">for</text:span><text:span text:style-name="T288"> i </text:span><text:span text:style-name="T280">in</text:span><text:span text:style-name="T288"> user_cards:</text:span></text:p>
            <text:p text:style-name="P902"><text:span text:style-name="T288"><text:s text:c="12"/></text:span><text:span text:style-name="T275">print</text:span><text:span text:style-name="T288">(i)</text:span></text:p>
            <text:p text:style-name="P902"><text:span text:style-name="T288"><text:s text:c="12"/></text:span><text:span text:style-name="T273">if</text:span><text:span text:style-name="T288"> i </text:span><text:span text:style-name="T305">==</text:span><text:span text:style-name="T288"> </text:span><text:span text:style-name="T305">11</text:span><text:span text:style-name="T288">:</text:span></text:p>
            <text:p text:style-name="P902"><text:span text:style-name="T288"><text:s text:c="16"/>i </text:span><text:span text:style-name="T305">=</text:span><text:span text:style-name="T288"> </text:span><text:span text:style-name="T305">1</text:span></text:p>
            <text:p text:style-name="P902"><text:span text:style-name="T288"><text:s text:c="16"/>user_result </text:span><text:span text:style-name="T305">-=</text:span><text:span text:style-name="T288"> </text:span><text:span text:style-name="T305">10</text:span></text:p>
            <text:p text:style-name="P902"><text:span text:style-name="T288"><text:s text:c="8"/></text:span><text:span text:style-name="T273">if</text:span><text:span text:style-name="T288"> user_result </text:span><text:span text:style-name="T305">&gt;</text:span><text:span text:style-name="T288"> </text:span><text:span text:style-name="T305">21</text:span><text:span text:style-name="T288">:</text:span></text:p>
            <text:p text:style-name="P902"><text:span text:style-name="T288"><text:s text:c="12"/></text:span><text:span text:style-name="T275">print</text:span><text:span text:style-name="T288">(</text:span><text:span text:style-name="T329">f"You have </text:span><text:span text:style-name="T350">{</text:span><text:span text:style-name="T288">user_result</text:span><text:span text:style-name="T350">}</text:span><text:span text:style-name="T329">: You lose. "</text:span><text:span text:style-name="T288">)</text:span></text:p>
            <text:p text:style-name="P902"><text:span text:style-name="T288"><text:s text:c="12"/>exit()</text:span><text:span text:style-name="T288"/></text:p>
            <text:p text:style-name="P902"><text:span text:style-name="T288"><text:s text:c="8"/></text:span><text:span text:style-name="T273">else</text:span><text:span text:style-name="T288">:</text:span></text:p>
            <text:p text:style-name="P902"><text:span text:style-name="T288"><text:s text:c="12"/></text:span><text:span text:style-name="T275">print</text:span><text:span text:style-name="T288">(</text:span><text:span text:style-name="T329">f"The new result is: </text:span><text:span text:style-name="T350">{</text:span><text:span text:style-name="T288">user_result</text:span><text:span text:style-name="T350">}</text:span><text:span text:style-name="T329">"</text:span><text:span text:style-name="T288">)</text:span></text:p>
            <text:p text:style-name="P950"/>
            <text:p text:style-name="P1045"># Ask the user if he want another card: <text:s text:c="15"/><text:span text:style-name="T288"/></text:p>
            <text:p text:style-name="P902"><text:span text:style-name="T273">def</text:span><text:span text:style-name="T288"> </text:span><text:span text:style-name="T320">more_cards</text:span><text:span text:style-name="T288">():</text:span></text:p>
            <text:p text:style-name="P902"><text:span text:style-name="T288"><text:s text:c="4"/>another_card </text:span><text:span text:style-name="T305">=</text:span><text:span text:style-name="T288"> </text:span><text:span text:style-name="T275">input</text:span><text:span text:style-name="T288">(</text:span><text:span text:style-name="T329">"</text:span><text:span text:style-name="T351">\n</text:span><text:span text:style-name="T329">Do you want another card? Type 'y' or 'n': "</text:span><text:span text:style-name="T288">)</text:span></text:p>
            <text:p text:style-name="P902"><text:span text:style-name="T288"><text:s text:c="4"/></text:span><text:span text:style-name="T273">if</text:span><text:span text:style-name="T288"> another_card </text:span><text:span text:style-name="T305">==</text:span><text:span text:style-name="T288"> </text:span><text:span text:style-name="T329">"y"</text:span><text:span text:style-name="T288">:</text:span></text:p>
            <text:p text:style-name="P902"><text:span text:style-name="T288"><text:s text:c="8"/>user_cards</text:span><text:span text:style-name="T305">.</text:span><text:span text:style-name="T288">append((random</text:span><text:span text:style-name="T305">.</text:span><text:span text:style-name="T288">choice(cards)))</text:span></text:p>
            <text:p text:style-name="P902"><text:span text:style-name="T288"><text:s text:c="8"/>add_user_cards()</text:span><text:span text:style-name="T288"/></text:p>
            <text:p text:style-name="P902"><text:span text:style-name="T288"><text:s text:c="8"/>black_jack()</text:span><text:span text:style-name="T288"/></text:p>
            <text:p text:style-name="P950"><text:s text:c="8"/>above_21() <text:s text:c="7"/></text:p>
            <text:p text:style-name="P950"><text:s text:c="8"/></text:p>
            <text:p text:style-name="P1045">##### PROGRAM START: ######<text:span text:style-name="T288"/></text:p>
            <text:p text:style-name="P950"/>
            <text:p text:style-name="P1045"># Choose 2 random cards for user and computer:<text:span text:style-name="T288"/></text:p>
            <text:p text:style-name="P902"><text:span text:style-name="T288">choose_cards(</text:span><text:span text:style-name="T305">2</text:span><text:span text:style-name="T288">)</text:span></text:p>
            <text:p text:style-name="P950"/>
            <text:p text:style-name="P1045"># Add up user and computer cards:<text:span text:style-name="T288"/></text:p>
            <text:p text:style-name="P950">add_user_cards()</text:p>
            <text:p text:style-name="P950">add_comp_cards()</text:p>
            <text:p text:style-name="P950"/>
            <text:p text:style-name="P1045"># Check if the computer or the user have black jack<text:span text:style-name="T288"/></text:p>
            <text:p text:style-name="P950">black_jack() <text:s text:c="2"/></text:p>
            <text:p text:style-name="P950"/>
            <text:p text:style-name="P1045"># Do the user have ACE's? If so will convert it to 1 (11 will be 1)<text:span text:style-name="T288"/></text:p>
            <text:p text:style-name="P950">above_21()</text:p>
            <text:p text:style-name="P950"/>
            <text:p text:style-name="P1045"># Do you want another card?<text:span text:style-name="T288"/></text:p>
            <text:p text:style-name="P950">more_cards()</text:p>
            <text:p text:style-name="P908"/>
          </table:table-cell>
          <table:table-cell table:style-name="Table29.B1" office:value-type="string">
            <text:p text:style-name="P897"><text:span text:style-name="T188">Teacher’</text:span><text:span text:style-name="T189">s</text:span><text:span text:style-name="T126"> </text:span><text:span text:style-name="T188">solution</text:span><text:span text:style-name="T126">:</text:span></text:p>
            <text:p text:style-name="P902"><text:span text:style-name="T273">import</text:span><text:span text:style-name="T288"> </text:span><text:span text:style-name="T321">random</text:span></text:p>
            <text:p text:style-name="P950"/>
            <text:p text:style-name="P902"><text:span text:style-name="T273">def</text:span><text:span text:style-name="T288"> </text:span><text:span text:style-name="T320">deal_card</text:span><text:span text:style-name="T288">():</text:span></text:p>
            <text:p text:style-name="P902"><text:span text:style-name="T288"><text:s text:c="2"/></text:span><text:span text:style-name="T330">"""Returns a random card from the deck."""</text:span></text:p>
            <text:p text:style-name="P902"><text:span text:style-name="T288"><text:s text:c="2"/>cards </text:span><text:span text:style-name="T305">=</text:span><text:span text:style-name="T288"> [</text:span><text:span text:style-name="T305">11</text:span><text:span text:style-name="T288">, </text:span><text:span text:style-name="T305">2</text:span><text:span text:style-name="T288">, </text:span><text:span text:style-name="T305">3</text:span><text:span text:style-name="T288">, </text:span><text:span text:style-name="T305">4</text:span><text:span text:style-name="T288">, </text:span><text:span text:style-name="T305">5</text:span><text:span text:style-name="T288">, </text:span><text:span text:style-name="T305">6</text:span><text:span text:style-name="T288">, </text:span><text:span text:style-name="T305">7</text:span><text:span text:style-name="T288">, </text:span><text:span text:style-name="T305">8</text:span><text:span text:style-name="T288">, </text:span><text:span text:style-name="T305">9</text:span><text:span text:style-name="T288">, </text:span><text:span text:style-name="T305">10</text:span><text:span text:style-name="T288">, </text:span><text:span text:style-name="T305">10</text:span><text:span text:style-name="T288">, </text:span><text:span text:style-name="T305">10</text:span><text:span text:style-name="T288">, </text:span><text:span text:style-name="T305">10</text:span><text:span text:style-name="T288">]</text:span></text:p>
            <text:p text:style-name="P902"><text:span text:style-name="T288"><text:s text:c="2"/>card </text:span><text:span text:style-name="T305">=</text:span><text:span text:style-name="T288"> random</text:span><text:span text:style-name="T305">.</text:span><text:span text:style-name="T288">choice(cards)</text:span></text:p>
            <text:p text:style-name="P902"><text:span text:style-name="T288"><text:s text:c="2"/></text:span><text:span text:style-name="T273">return</text:span><text:span text:style-name="T288"> card</text:span></text:p>
            <text:p text:style-name="P950"/>
            <text:p text:style-name="P902"><text:span text:style-name="T273">def</text:span><text:span text:style-name="T288"> </text:span><text:span text:style-name="T320">calculate_score</text:span><text:span text:style-name="T288">(cards):</text:span></text:p>
            <text:p text:style-name="P902"><text:span text:style-name="T288"><text:s text:c="2"/></text:span><text:span text:style-name="T330">"""Take a list of cards and return the score calculated from the cards"""</text:span></text:p>
            <text:p text:style-name="P902"><text:span text:style-name="T288"><text:s text:c="2"/></text:span><text:span text:style-name="T273">if</text:span><text:span text:style-name="T288"> </text:span><text:span text:style-name="T275">sum</text:span><text:span text:style-name="T288">(cards) </text:span><text:span text:style-name="T305">==</text:span><text:span text:style-name="T288"> </text:span><text:span text:style-name="T305">21</text:span><text:span text:style-name="T288"> </text:span><text:span text:style-name="T280">and</text:span><text:span text:style-name="T288"> </text:span><text:span text:style-name="T275">len</text:span><text:span text:style-name="T288">(cards) </text:span><text:span text:style-name="T305">==</text:span><text:span text:style-name="T288"> </text:span><text:span text:style-name="T305">2</text:span><text:span text:style-name="T288">:</text:span></text:p>
            <text:p text:style-name="P902"><text:span text:style-name="T288"><text:s text:c="4"/></text:span><text:span text:style-name="T273">return</text:span><text:span text:style-name="T288"> </text:span><text:span text:style-name="T305">0</text:span></text:p>
            <text:p text:style-name="P950"/>
            <text:p text:style-name="P902"><text:span text:style-name="T288"><text:s text:c="2"/></text:span><text:span text:style-name="T273">if</text:span><text:span text:style-name="T288"> </text:span><text:span text:style-name="T305">11</text:span><text:span text:style-name="T288"> </text:span><text:span text:style-name="T280">in</text:span><text:span text:style-name="T288"> cards </text:span><text:span text:style-name="T280">and</text:span><text:span text:style-name="T288"> </text:span><text:span text:style-name="T275">sum</text:span><text:span text:style-name="T288">(cards) </text:span><text:span text:style-name="T305">&gt;</text:span><text:span text:style-name="T288"> </text:span><text:span text:style-name="T305">21</text:span><text:span text:style-name="T288">:</text:span></text:p>
            <text:p text:style-name="P902"><text:span text:style-name="T288"><text:s text:c="4"/>cards</text:span><text:span text:style-name="T305">.</text:span><text:span text:style-name="T288">remove(</text:span><text:span text:style-name="T305">11</text:span><text:span text:style-name="T288">)</text:span></text:p>
            <text:p text:style-name="P902"><text:span text:style-name="T288"><text:s text:c="4"/>cards</text:span><text:span text:style-name="T305">.</text:span><text:span text:style-name="T288">append(</text:span><text:span text:style-name="T305">1</text:span><text:span text:style-name="T288">)</text:span></text:p>
            <text:p text:style-name="P902"><text:span text:style-name="T288"><text:s text:c="2"/></text:span><text:span text:style-name="T273">return</text:span><text:span text:style-name="T288"> </text:span><text:span text:style-name="T275">sum</text:span><text:span text:style-name="T288">(cards)</text:span></text:p>
            <text:p text:style-name="P950"/>
            <text:p text:style-name="P902"><text:span text:style-name="T273">def</text:span><text:span text:style-name="T288"> </text:span><text:span text:style-name="T320">compare</text:span><text:span text:style-name="T288">(user_score, computer_score):</text:span></text:p>
            <text:p text:style-name="P950"/>
            <text:p text:style-name="P902"><text:soft-page-break/><text:span text:style-name="T288"><text:s text:c="2"/></text:span><text:span text:style-name="T273">if</text:span><text:span text:style-name="T288"> user_score </text:span><text:span text:style-name="T305">&gt;</text:span><text:span text:style-name="T288"> </text:span><text:span text:style-name="T305">21</text:span><text:span text:style-name="T288"> </text:span><text:span text:style-name="T280">and</text:span><text:span text:style-name="T288"> computer_score </text:span><text:span text:style-name="T305">&gt;</text:span><text:span text:style-name="T288"> </text:span><text:span text:style-name="T305">21</text:span><text:span text:style-name="T288">:</text:span></text:p>
            <text:p text:style-name="P902"><text:span text:style-name="T288"><text:s text:c="4"/></text:span><text:span text:style-name="T273">return</text:span><text:span text:style-name="T288"> </text:span><text:span text:style-name="T329">"You went over. You lose 😤"</text:span></text:p>
            <text:p text:style-name="P950"/>
            <text:p text:style-name="P902"><text:span text:style-name="T288"><text:s text:c="2"/></text:span><text:span text:style-name="T273">if</text:span><text:span text:style-name="T288"> user_score </text:span><text:span text:style-name="T305">==</text:span><text:span text:style-name="T288"> computer_score:</text:span></text:p>
            <text:p text:style-name="P902"><text:span text:style-name="T288"><text:s text:c="4"/></text:span><text:span text:style-name="T273">return</text:span><text:span text:style-name="T288"> </text:span><text:span text:style-name="T329">"Draw 🙃"</text:span></text:p>
            <text:p text:style-name="P902"><text:span text:style-name="T288"><text:s text:c="2"/></text:span><text:span text:style-name="T273">elif</text:span><text:span text:style-name="T288"> computer_score </text:span><text:span text:style-name="T305">==</text:span><text:span text:style-name="T288"> </text:span><text:span text:style-name="T305">0</text:span><text:span text:style-name="T288">:</text:span></text:p>
            <text:p text:style-name="P902"><text:span text:style-name="T288"><text:s text:c="4"/></text:span><text:span text:style-name="T273">return</text:span><text:span text:style-name="T288"> </text:span><text:span text:style-name="T329">"Lose, opponent has Blackjack 😱"</text:span></text:p>
            <text:p text:style-name="P902"><text:span text:style-name="T288"><text:s text:c="2"/></text:span><text:span text:style-name="T273">elif</text:span><text:span text:style-name="T288"> user_score </text:span><text:span text:style-name="T305">==</text:span><text:span text:style-name="T288"> </text:span><text:span text:style-name="T305">0</text:span><text:span text:style-name="T288">:</text:span></text:p>
            <text:p text:style-name="P902"><text:span text:style-name="T288"><text:s text:c="4"/></text:span><text:span text:style-name="T273">return</text:span><text:span text:style-name="T288"> </text:span><text:span text:style-name="T329">"Win with a Blackjack 😎"</text:span></text:p>
            <text:p text:style-name="P902"><text:span text:style-name="T288"><text:s text:c="2"/></text:span><text:span text:style-name="T273">elif</text:span><text:span text:style-name="T288"> user_score </text:span><text:span text:style-name="T305">&gt;</text:span><text:span text:style-name="T288"> </text:span><text:span text:style-name="T305">21</text:span><text:span text:style-name="T288">:</text:span></text:p>
            <text:p text:style-name="P902"><text:span text:style-name="T288"><text:s text:c="4"/></text:span><text:span text:style-name="T273">return</text:span><text:span text:style-name="T288"> </text:span><text:span text:style-name="T329">"You went over. You lose 😭"</text:span></text:p>
            <text:p text:style-name="P902"><text:span text:style-name="T288"><text:s text:c="2"/></text:span><text:span text:style-name="T273">elif</text:span><text:span text:style-name="T288"> computer_score </text:span><text:span text:style-name="T305">&gt;</text:span><text:span text:style-name="T288"> </text:span><text:span text:style-name="T305">21</text:span><text:span text:style-name="T288">:</text:span></text:p>
            <text:p text:style-name="P902"><text:span text:style-name="T288"><text:s text:c="4"/></text:span><text:span text:style-name="T273">return</text:span><text:span text:style-name="T288"> </text:span><text:span text:style-name="T329">"Opponent went over. You win 😁"</text:span></text:p>
            <text:p text:style-name="P902"><text:span text:style-name="T288"><text:s text:c="2"/></text:span><text:span text:style-name="T273">elif</text:span><text:span text:style-name="T288"> user_score </text:span><text:span text:style-name="T305">&gt;</text:span><text:span text:style-name="T288"> computer_score:</text:span></text:p>
            <text:p text:style-name="P902"><text:span text:style-name="T288"><text:s text:c="4"/></text:span><text:span text:style-name="T273">return</text:span><text:span text:style-name="T288"> </text:span><text:span text:style-name="T329">"You win 😃"</text:span></text:p>
            <text:p text:style-name="P902"><text:span text:style-name="T288"><text:s text:c="2"/></text:span><text:span text:style-name="T273">else</text:span><text:span text:style-name="T288">:</text:span></text:p>
            <text:p text:style-name="P902"><text:span text:style-name="T288"><text:s text:c="4"/></text:span><text:span text:style-name="T273">return</text:span><text:span text:style-name="T288"> </text:span><text:span text:style-name="T329">"You lose 😤"</text:span></text:p>
            <text:p text:style-name="P950"/>
            <text:p text:style-name="P902"><text:span text:style-name="T273">def</text:span><text:span text:style-name="T288"> </text:span><text:span text:style-name="T320">play_game</text:span><text:span text:style-name="T288">():</text:span></text:p>
            <text:p text:style-name="P950"/>
            <text:p text:style-name="P902"><text:span text:style-name="T288"><text:s text:c="2"/>user_cards </text:span><text:span text:style-name="T305">=</text:span><text:span text:style-name="T288"> []</text:span></text:p>
            <text:p text:style-name="P902"><text:span text:style-name="T288"><text:s text:c="2"/>computer_cards </text:span><text:span text:style-name="T305">=</text:span><text:span text:style-name="T288"> []</text:span></text:p>
            <text:p text:style-name="P902"><text:span text:style-name="T288"><text:s text:c="2"/>is_game_over </text:span><text:span text:style-name="T305">=</text:span><text:span text:style-name="T288"> </text:span><text:span text:style-name="T273">False</text:span></text:p>
            <text:p text:style-name="P950"/>
            <text:p text:style-name="P902"><text:span text:style-name="T288"><text:s text:c="2"/></text:span><text:span text:style-name="T273">for</text:span><text:span text:style-name="T288"> _ </text:span><text:span text:style-name="T280">in</text:span><text:span text:style-name="T288"> </text:span><text:span text:style-name="T275">range</text:span><text:span text:style-name="T288">(</text:span><text:span text:style-name="T305">2</text:span><text:span text:style-name="T288">):</text:span></text:p>
            <text:p text:style-name="P902"><text:span text:style-name="T288"><text:s text:c="4"/>user_cards</text:span><text:span text:style-name="T305">.</text:span><text:span text:style-name="T288">append(deal_card())</text:span></text:p>
            <text:p text:style-name="P902"><text:span text:style-name="T288"><text:s text:c="4"/>computer_cards</text:span><text:span text:style-name="T305">.</text:span><text:span text:style-name="T288">append(deal_card())</text:span></text:p>
            <text:p text:style-name="P950"/>
            <text:p text:style-name="P902"><text:span text:style-name="T288"><text:s text:c="2"/></text:span><text:span text:style-name="T273">while</text:span><text:span text:style-name="T288"> </text:span><text:span text:style-name="T280">not</text:span><text:span text:style-name="T288"> is_game_over:</text:span></text:p>
            <text:p text:style-name="P950"/>
            <text:p text:style-name="P902"><text:span text:style-name="T288"><text:s text:c="4"/>user_score </text:span><text:span text:style-name="T305">=</text:span><text:span text:style-name="T288"> calculate_score(user_cards)</text:span></text:p>
            <text:p text:style-name="P902"><text:span text:style-name="T288"><text:s text:c="4"/>computer_score </text:span><text:span text:style-name="T305">=</text:span><text:span text:style-name="T288"> calculate_score(computer_cards)</text:span></text:p>
            <text:p text:style-name="P902"><text:span text:style-name="T288"><text:s text:c="4"/></text:span><text:span text:style-name="T275">print</text:span><text:span text:style-name="T288">(</text:span><text:span text:style-name="T329">f" <text:s text:c="2"/>Your cards: </text:span><text:span text:style-name="T350">{</text:span><text:span text:style-name="T288">user_cards</text:span><text:span text:style-name="T350">}</text:span><text:span text:style-name="T329">, current score: </text:span><text:span text:style-name="T350">{</text:span><text:span text:style-name="T288">user_score</text:span><text:span text:style-name="T350">}</text:span><text:span text:style-name="T329">"</text:span><text:span text:style-name="T288">)</text:span></text:p>
            <text:p text:style-name="P902"><text:span text:style-name="T288"><text:s text:c="4"/></text:span><text:span text:style-name="T275">print</text:span><text:span text:style-name="T288">(</text:span><text:span text:style-name="T329">f" <text:s text:c="2"/>Computer's first card: </text:span><text:span text:style-name="T350">{</text:span><text:span text:style-name="T288">computer_cards[</text:span><text:span text:style-name="T305">0</text:span><text:span text:style-name="T288">]</text:span><text:span text:style-name="T350">}</text:span><text:span text:style-name="T329">"</text:span><text:span text:style-name="T288">)</text:span></text:p>
            <text:p text:style-name="P950"/>
            <text:p text:style-name="P902"><text:span text:style-name="T288"><text:s text:c="4"/></text:span><text:span text:style-name="T273">if</text:span><text:span text:style-name="T288"> user_score </text:span><text:span text:style-name="T305">==</text:span><text:span text:style-name="T288"> </text:span><text:span text:style-name="T305">0</text:span><text:span text:style-name="T288"> </text:span><text:span text:style-name="T280">or</text:span><text:span text:style-name="T288"> computer_score </text:span><text:span text:style-name="T305">==</text:span><text:span text:style-name="T288"> </text:span><text:span text:style-name="T305">0</text:span><text:span text:style-name="T288"> </text:span><text:span text:style-name="T280">or</text:span><text:span text:style-name="T288"> user_score </text:span><text:span text:style-name="T305">&gt;</text:span><text:span text:style-name="T288"> </text:span><text:span text:style-name="T305">21</text:span><text:span text:style-name="T288">:</text:span></text:p>
            <text:p text:style-name="P902"><text:span text:style-name="T288"><text:s text:c="6"/>is_game_over </text:span><text:span text:style-name="T305">=</text:span><text:span text:style-name="T288"> </text:span><text:span text:style-name="T273">True</text:span></text:p>
            <text:p text:style-name="P902"><text:span text:style-name="T288"><text:s text:c="4"/></text:span><text:span text:style-name="T273">else</text:span><text:span text:style-name="T288">:</text:span></text:p>
            <text:p text:style-name="P950"/>
            <text:p text:style-name="P902"><text:span text:style-name="T288"><text:s text:c="6"/>user_should_deal </text:span><text:span text:style-name="T305">=</text:span><text:span text:style-name="T288"> </text:span><text:span text:style-name="T275">input</text:span><text:span text:style-name="T288">(</text:span><text:span text:style-name="T329">"Type 'y' to get another card, type 'n' to pass: "</text:span><text:span text:style-name="T288">)</text:span></text:p>
            <text:p text:style-name="P902"><text:span text:style-name="T288"><text:s text:c="6"/></text:span><text:span text:style-name="T273">if</text:span><text:span text:style-name="T288"> user_should_deal </text:span><text:span text:style-name="T305">==</text:span><text:span text:style-name="T288"> </text:span><text:span text:style-name="T329">"y"</text:span><text:span text:style-name="T288">:</text:span></text:p>
            <text:p text:style-name="P902"><text:span text:style-name="T288"><text:s text:c="8"/>user_cards</text:span><text:span text:style-name="T305">.</text:span><text:span text:style-name="T288">append(deal_card())</text:span></text:p>
            <text:p text:style-name="P902"><text:span text:style-name="T288"><text:s text:c="6"/></text:span><text:span text:style-name="T273">else</text:span><text:span text:style-name="T288">:</text:span></text:p>
            <text:p text:style-name="P902"><text:span text:style-name="T288"><text:s text:c="8"/>is_game_over </text:span><text:span text:style-name="T305">=</text:span><text:span text:style-name="T288"> </text:span><text:span text:style-name="T273">True</text:span></text:p>
            <text:p text:style-name="P950"/>
            <text:p text:style-name="P902"><text:span text:style-name="T288"><text:s text:c="2"/></text:span><text:span text:style-name="T273">while</text:span><text:span text:style-name="T288"> computer_score </text:span><text:span text:style-name="T305">!=</text:span><text:span text:style-name="T288"> </text:span><text:span text:style-name="T305">0</text:span><text:span text:style-name="T288"> </text:span><text:span text:style-name="T280">and</text:span><text:span text:style-name="T288"> computer_score </text:span><text:span text:style-name="T305">&lt;</text:span><text:span text:style-name="T288"> </text:span><text:span text:style-name="T305">17</text:span><text:span text:style-name="T288">:</text:span></text:p>
            <text:p text:style-name="P902"><text:span text:style-name="T288"><text:s text:c="4"/>computer_cards</text:span><text:span text:style-name="T305">.</text:span><text:span text:style-name="T288">append(deal_card())</text:span></text:p>
            <text:p text:style-name="P902"><text:span text:style-name="T288"><text:s text:c="4"/>computer_score </text:span><text:span text:style-name="T305">=</text:span><text:span text:style-name="T288"> calculate_score(computer_cards)</text:span></text:p>
            <text:p text:style-name="P950"/>
            <text:p text:style-name="P902"><text:span text:style-name="T288"><text:s text:c="2"/></text:span><text:span text:style-name="T275">print</text:span><text:span text:style-name="T288">(</text:span><text:span text:style-name="T329">f" <text:s text:c="2"/>Your final hand: </text:span><text:span text:style-name="T350">{</text:span><text:span text:style-name="T288">user_cards</text:span><text:span text:style-name="T350">}</text:span><text:span text:style-name="T329">, final score: </text:span><text:span text:style-name="T350">{</text:span><text:span text:style-name="T288">user_score</text:span><text:span text:style-name="T350">}</text:span><text:span text:style-name="T329">"</text:span><text:span text:style-name="T288">)</text:span></text:p>
            <text:p text:style-name="P902"><text:span text:style-name="T288"><text:s text:c="2"/></text:span><text:span text:style-name="T275">print</text:span><text:span text:style-name="T288">(</text:span><text:span text:style-name="T329">f" <text:s text:c="2"/>Computer's final hand: </text:span><text:span text:style-name="T350">{</text:span><text:span text:style-name="T288">computer_cards</text:span><text:span text:style-name="T350">}</text:span><text:span text:style-name="T329">, final score: </text:span><text:span text:style-name="T350">{</text:span><text:span text:style-name="T288">computer_score</text:span><text:span text:style-name="T350">}</text:span><text:span text:style-name="T329">"</text:span><text:span text:style-name="T288">)</text:span></text:p>
            <text:p text:style-name="P902"><text:span text:style-name="T288"><text:s text:c="2"/></text:span><text:span text:style-name="T275">print</text:span><text:span text:style-name="T288">(compare(user_score, computer_score))</text:span></text:p>
            <text:p text:style-name="P950"/>
            <text:p text:style-name="P902"><text:span text:style-name="T273">while</text:span><text:span text:style-name="T288"> </text:span><text:span text:style-name="T275">input</text:span><text:span text:style-name="T288">(</text:span><text:span text:style-name="T329">"Do you want to play a game of Blackjack? Type 'y' or 'n': "</text:span><text:span text:style-name="T288">) </text:span><text:span text:style-name="T305">==</text:span><text:span text:style-name="T288"> </text:span><text:span text:style-name="T329">"y"</text:span><text:span text:style-name="T288">:</text:span></text:p>
            <text:p text:style-name="P950"><text:s text:c="2"/>play_game()</text:p>
            <text:p text:style-name="P902"/>
          </table:table-cell>
        </table:table-row>
      </table:table>
      <text:p text:style-name="P982"/>
      <text:p text:style-name="P972"/>
      <text:p text:style-name="P972"/>
      <text:p text:style-name="P304"/>
      <text:p text:style-name="P304"/>
      <text:p text:style-name="P159"/>
      <text:p text:style-name="P783"><text:soft-page-break/><text:span text:style-name="T108">D</text:span><text:span text:style-name="T103">ay </text:span><text:span text:style-name="T110">1</text:span><text:span text:style-name="T111">2: Scope and number guessing.</text:span></text:p>
      <text:p text:style-name="P972"/>
      <text:p text:style-name="P983"><text:span text:style-name="T33">Local scope:</text:span> Exists within functions. <text:span text:style-name="T352">If you call a variable outside of that function will give you NameError saying that is not defined.</text:span></text:p>
      <text:p text:style-name="P972"/>
      <text:p text:style-name="P984"><text:span text:style-name="T33">Global scope:</text:span> <text:span text:style-name="T353">Available in all the code, within functions, no matter how deep it gets nested and also available outside the functions.</text:span></text:p>
      <text:p text:style-name="P984"/>
      <text:p text:style-name="P985"><text:span text:style-name="T33">Namespace:</text:span> <text:span text:style-name="T354">The concept of global and local not only applies to </text:span><text:span text:style-name="T355">variables</text:span><text:span text:style-name="T354">, it applies to everything </text:span><text:span text:style-name="T355">you defines, everything you give a name to, like a function name or variable.</text:span></text:p>
      <text:p text:style-name="P985"/>
      <text:p text:style-name="P987"><text:span text:style-name="T34">Block scope:</text:span> <text:span text:style-name="T356">If you create a variable within a </text:span><text:span text:style-name="T25">function</text:span><text:span text:style-name="T356"> it’s scope is </text:span><text:span text:style-name="T25">Local</text:span><text:span text:style-name="T356">.</text:span></text:p>
      <text:p text:style-name="P986"/>
      <text:p text:style-name="P986">But if you create a variable <text:span text:style-name="T357">within an </text:span><text:span text:style-name="T26">if</text:span><text:span text:style-name="T357"> ,</text:span><text:span text:style-name="T26">while</text:span><text:span text:style-name="T357">, </text:span><text:span text:style-name="T27">for</text:span><text:span text:style-name="T357"> statement, </text:span><text:span text:style-name="T358">etc,</text:span><text:span text:style-name="T357"> the variable is </text:span><text:span text:style-name="T26">Global</text:span><text:span text:style-name="T357">.</text:span></text:p>
      <text:p text:style-name="P972"/>
      <text:p text:style-name="P972"/>
      <text:p text:style-name="P993"><text:span text:style-name="T35">Using the same name in local and global variables:</text:span><text:span text:style-name="T361"> Is not a good idea, can cause a lot of trouble.</text:span></text:p>
      <text:p text:style-name="P993"/>
      <text:p text:style-name="P1003">We have a variable within a function and the same variable outside the function.</text:p>
      <text:p text:style-name="P993"/>
      <text:p text:style-name="P993"><text:span text:style-name="T361">In </text:span><text:span text:style-name="T359">the code below that </text:span><text:span text:style-name="T360">uses the local variable inside the function to increase the value of the variable outside.</text:span></text:p>
      <text:p text:style-name="P988"/>
      <text:p text:style-name="P552"><text:span text:style-name="T15">enemies</text:span> = 1</text:p>
      <text:p text:style-name="P552"/>
      <text:p text:style-name="P552">def increase_enemies():</text:p>
      <text:p text:style-name="P988"><text:span text:style-name="T170"><text:s text:c="6"/></text:span><text:span text:style-name="T171">enemies</text:span><text:span text:style-name="T170"> += 1</text:span></text:p>
      <text:p text:style-name="P988"/>
      <text:p text:style-name="P552">increase_enemies()</text:p>
      <text:p text:style-name="P992">This will give you error because the local variable can not save nothing outside the function.</text:p>
      <text:p text:style-name="P992"/>
      <text:p text:style-name="P994">We can declare the local variable inside the function as global by doing this:</text:p>
      <text:p text:style-name="P553"><text:span text:style-name="T15">enemies</text:span> = 1</text:p>
      <text:p text:style-name="P553"/>
      <text:p text:style-name="P553">def increase_enemies():</text:p>
      <text:p text:style-name="P553"><text:s text:c="4"/><text:span text:style-name="T15"><text:s text:c="2"/></text:span><text:span text:style-name="T28">global enemies</text:span></text:p>
      <text:p text:style-name="P993"><text:span text:style-name="T170"><text:s text:c="6"/></text:span><text:span text:style-name="T171">enemies</text:span><text:span text:style-name="T170"> += 1</text:span></text:p>
      <text:p text:style-name="P993"/>
      <text:p text:style-name="P553">increase_enemies()</text:p>
      <text:p text:style-name="P992"><text:s/></text:p>
      <text:p text:style-name="P994">This will increase the value +1</text:p>
      <text:p text:style-name="P994"/>
      <text:p text:style-name="P994">But <text:span text:style-name="T362">to use the same name in global and local scope variables is not a good idea at all </text:span><text:span text:style-name="T363">because is confusing and prone to create bugs and errors.</text:span></text:p>
      <text:p text:style-name="P994"/>
      <text:p text:style-name="P43">How to modify a global variable from a local one:</text:p>
      <text:p text:style-name="P995">Return the value:</text:p>
      <text:p text:style-name="P995"/>
      <text:p text:style-name="P554">enemies = 1</text:p>
      <text:p text:style-name="P554"/>
      <text:p text:style-name="P554">def increase_enemies():</text:p>
      <text:p text:style-name="P554"><text:s text:c="2"/><text:span text:style-name="T15">return</text:span> enemies + 1</text:p>
      <text:p text:style-name="P554"/>
      <text:p text:style-name="P554"><text:span text:style-name="T15">enemies =</text:span> increase_enemies()</text:p>
      <text:p text:style-name="P554">print(enemies)</text:p>
      <text:p text:style-name="P995"><text:soft-page-break/>The result will be: <text:s/>2</text:p>
      <text:p text:style-name="P972"/>
      <text:p text:style-name="P972"/>
      <text:p text:style-name="P996"><text:span text:style-name="T33">Global Scope:</text:span> You can use global scope when you <text:span text:style-name="T364">define</text:span> Constants.</text:p>
      <text:p text:style-name="P996"/>
      <text:p text:style-name="P997"><text:span text:style-name="T15">Constants:</text:span> variables that you define and you never plan to change its value again.</text:p>
      <text:p text:style-name="P998"/>
      <text:p text:style-name="P998">Like the value of Pi.</text:p>
      <text:p text:style-name="P998"><text:span text:style-name="T365">pi</text:span> = 3.14159</text:p>
      <text:p text:style-name="P997"/>
      <text:p text:style-name="P999">To differentiate it from normal variables there is a convention to do it by using uppercase:</text:p>
      <text:p text:style-name="P999"/>
      <text:p text:style-name="P999">PI = 3.14159</text:p>
      <text:p text:style-name="P999">URL = “httls://www.google.com”</text:p>
      <text:p text:style-name="P999">TWITTER_HANDLE = “@polla_enviangre”</text:p>
      <text:p text:style-name="P999"/>
      <text:p text:style-name="P999"/>
      <text:p text:style-name="P44">Create titles and logos with ASCII:</text:p>
      <text:p text:style-name="P972"><text:a xlink:type="simple" xlink:href="https://patorjk.com/software/taag/#p=display&amp;f=Graffiti&amp;t=Type%20Something%20" text:style-name="Internet_20_link" text:visited-style-name="Visited_20_Internet_20_Link">https://patorjk.com/software/taag/#p=display&amp;f=Graffiti&amp;t=Type%20Something%20</text:a></text:p>
      <text:p text:style-name="P972"/>
      <text:p text:style-name="P1000">Go to thew site, create the log and hit Select and copy.</text:p>
      <text:p text:style-name="P1000"/>
      <text:p text:style-name="P45">Create the art.py to paste the logo:</text:p>
      <text:p text:style-name="P1001">In replit create a new file, call it art.py</text:p>
      <text:p text:style-name="P1001"/>
      <text:p text:style-name="P1001">Inside the file create the variable, logo and between <text:s/>“”” and “”” paste the ascii code.</text:p>
      <text:p text:style-name="P1001"/>
      <text:p text:style-name="P1001">logo = “””</text:p>
      <text:p text:style-name="P1001"/>
      <text:p text:style-name="P1001">and the logo here.</text:p>
      <text:p text:style-name="P1001"/>
      <text:p text:style-name="P1001">‘’’</text:p>
      <text:p text:style-name="P972"/>
      <text:p text:style-name="P1002"><text:span text:style-name="T36">Day 12 exercise:</text:span><text:span text:style-name="T366"> <text:s/></text:span><text:a xlink:type="simple" xlink:href="https://replit.com/@jsc0/day-12-final-exercise" text:style-name="Internet_20_link" text:visited-style-name="Visited_20_Internet_20_Link"><text:span text:style-name="T366">Link</text:span></text:a></text:p>
      <text:p text:style-name="P1002"/>
      <text:p text:style-name="P883"/>
      <table:table table:name="Table30" table:style-name="Table30">
        <table:table-column table:style-name="Table30.A"/>
        <table:table-column table:style-name="Table30.B"/>
        <table:table-row>
          <table:table-cell table:style-name="Table30.A1" office:value-type="string">
            <text:p text:style-name="P869">My solution:<text:span text:style-name="T141"> </text:span><text:span text:style-name="T145">Didn’t finished.</text:span></text:p>
            <text:p text:style-name="P903"><text:span text:style-name="T274">f</text:span><text:span text:style-name="T273">rom</text:span><text:span text:style-name="T288"> </text:span><text:span text:style-name="T321">random</text:span><text:span text:style-name="T288"> </text:span><text:span text:style-name="T273">import</text:span><text:span text:style-name="T288"> </text:span><text:span text:style-name="T305">*</text:span></text:p>
            <text:p text:style-name="P903"><text:span text:style-name="T273">from</text:span><text:span text:style-name="T288"> </text:span><text:span text:style-name="T321">art</text:span><text:span text:style-name="T288"> </text:span><text:span text:style-name="T273">import</text:span><text:span text:style-name="T288"> logo</text:span></text:p>
            <text:p text:style-name="P951"/>
            <text:p text:style-name="P903"><text:span text:style-name="T275">print</text:span><text:span text:style-name="T288">(logo) </text:span></text:p>
            <text:p text:style-name="P951"/>
            <text:p text:style-name="P976"># Greetings:<text:span text:style-name="T288"/></text:p>
            <text:p text:style-name="P903"><text:span text:style-name="T275">print</text:span><text:span text:style-name="T288">(</text:span><text:span text:style-name="T329">"Welcome to the Number Guessing Game!</text:span><text:span text:style-name="T351">\n\n</text:span><text:span text:style-name="T329">I'm thinking of a number between 1 and 100.</text:span><text:span text:style-name="T351">\n</text:span><text:span text:style-name="T329">"</text:span><text:span text:style-name="T288">)</text:span></text:p>
            <text:p text:style-name="P951"/>
            <text:p text:style-name="P976"># Generate the random number:<text:span text:style-name="T288"/></text:p>
            <text:p text:style-name="P903"><text:span text:style-name="T288">random_number </text:span><text:span text:style-name="T305">=</text:span><text:span text:style-name="T288"> randint(</text:span><text:span text:style-name="T305">1</text:span><text:span text:style-name="T288">,</text:span><text:span text:style-name="T305">100</text:span><text:span text:style-name="T288">)</text:span></text:p>
            <text:p text:style-name="P951"/>
            <text:p text:style-name="P976"># Show the number, for learning purposes:<text:span text:style-name="T288"/></text:p>
            <text:p text:style-name="P903"><text:span text:style-name="T275">print</text:span><text:span text:style-name="T288">(</text:span><text:span text:style-name="T329">f"Pssst, the correct answer is: </text:span><text:span text:style-name="T350">{</text:span><text:span text:style-name="T288">random_number</text:span><text:span text:style-name="T350">}</text:span><text:span text:style-name="T351">\n</text:span><text:span text:style-name="T329">"</text:span><text:span text:style-name="T288">)</text:span></text:p>
            <text:p text:style-name="P951"/>
            <text:p text:style-name="P976"># Ask how many attempts:<text:span text:style-name="T288"/></text:p>
            <text:p text:style-name="P903"><text:span text:style-name="T288">attempts </text:span><text:span text:style-name="T305">=</text:span><text:span text:style-name="T288"> </text:span><text:span text:style-name="T275">input</text:span><text:span text:style-name="T288">(</text:span><text:span text:style-name="T329">"Choose a difficulty. Type 'easy' or 'hard': "</text:span><text:span text:style-name="T288">)</text:span></text:p>
            <text:p text:style-name="P951"/>
            <text:p text:style-name="P903"><text:span text:style-name="T273">if</text:span><text:span text:style-name="T288"> attempts </text:span><text:span text:style-name="T305">==</text:span><text:span text:style-name="T288"> </text:span><text:span text:style-name="T329">"hard"</text:span><text:span text:style-name="T288">:</text:span></text:p>
            <text:p text:style-name="P903"><text:span text:style-name="T288"><text:s text:c="2"/>attempts </text:span><text:span text:style-name="T305">=</text:span><text:span text:style-name="T288"> </text:span><text:span text:style-name="T305">4</text:span></text:p>
            <text:p text:style-name="P903"><text:span text:style-name="T288"><text:s text:c="2"/></text:span><text:span text:style-name="T275">print</text:span><text:span text:style-name="T288">(</text:span><text:span text:style-name="T329">"</text:span><text:span text:style-name="T351">\n</text:span><text:span text:style-name="T329">You have 5 attepts"</text:span><text:span text:style-name="T288">)</text:span></text:p>
            <text:p text:style-name="P903"><text:span text:style-name="T273">else</text:span><text:span text:style-name="T288">: <text:s/></text:span></text:p>
            <text:p text:style-name="P903"><text:span text:style-name="T288"><text:s text:c="2"/>attempts </text:span><text:span text:style-name="T305">=</text:span><text:span text:style-name="T288"> </text:span><text:span text:style-name="T305">9</text:span></text:p>
            <text:p text:style-name="P903"><text:soft-page-break/><text:span text:style-name="T288"><text:s text:c="2"/></text:span><text:span text:style-name="T275">print</text:span><text:span text:style-name="T288">(</text:span><text:span text:style-name="T329">"</text:span><text:span text:style-name="T351">\n</text:span><text:span text:style-name="T329">You have 10 attepts"</text:span><text:span text:style-name="T288">)</text:span></text:p>
            <text:p text:style-name="P951"/>
            <text:p text:style-name="P976"># Ask the user for one number:</text:p>
            <text:p text:style-name="P903"><text:span text:style-name="T273">def</text:span><text:span text:style-name="T288"> </text:span><text:span text:style-name="T320">guess_number</text:span><text:span text:style-name="T288">():</text:span></text:p>
            <text:p text:style-name="P903"><text:span text:style-name="T288"><text:s text:c="5"/></text:span><text:span text:style-name="T273">return</text:span><text:span text:style-name="T288"> </text:span><text:span text:style-name="T275">int</text:span><text:span text:style-name="T288">(</text:span><text:span text:style-name="T275">input</text:span><text:span text:style-name="T288">(</text:span><text:span text:style-name="T329">"Make a guess: "</text:span><text:span text:style-name="T288">))</text:span></text:p>
            <text:p text:style-name="P951"><text:s text:c="4"/></text:p>
            <text:p text:style-name="P903"><text:span text:style-name="T288">number </text:span><text:span text:style-name="T305">=</text:span><text:span text:style-name="T288"> guess_number()</text:span></text:p>
            <text:p text:style-name="P951"><text:s text:c="4"/></text:p>
            <text:p text:style-name="P976"># Check if your guess is correct, above or below:<text:span text:style-name="T288"/></text:p>
            <text:p text:style-name="P903"><text:span text:style-name="T288">end_of_game </text:span><text:span text:style-name="T305">=</text:span><text:span text:style-name="T288"> </text:span><text:span text:style-name="T273">False</text:span></text:p>
            <text:p text:style-name="P951"/>
            <text:p text:style-name="P903"><text:span text:style-name="T273">while</text:span><text:span text:style-name="T288"> end_of_game </text:span><text:span text:style-name="T305">!=</text:span><text:span text:style-name="T288"> </text:span><text:span text:style-name="T273">True</text:span><text:span text:style-name="T288">: <text:s/></text:span></text:p>
            <text:p text:style-name="P903"><text:span text:style-name="T288"><text:s text:c="2"/></text:span><text:span text:style-name="T273">if</text:span><text:span text:style-name="T288"> attempts </text:span><text:span text:style-name="T305">==</text:span><text:span text:style-name="T288"> </text:span><text:span text:style-name="T305">0</text:span><text:span text:style-name="T288">:</text:span></text:p>
            <text:p text:style-name="P903"><text:span text:style-name="T288"><text:s text:c="4"/></text:span><text:span text:style-name="T275">print</text:span><text:span text:style-name="T288">(</text:span><text:span text:style-name="T329">"You've run out of guesses, you lose."</text:span><text:span text:style-name="T288">)</text:span></text:p>
            <text:p text:style-name="P903"><text:span text:style-name="T288"><text:s text:c="4"/>end_of_game </text:span><text:span text:style-name="T305">=</text:span><text:span text:style-name="T288"> </text:span><text:span text:style-name="T273">True</text:span><text:span text:style-name="T288"> </text:span></text:p>
            <text:p text:style-name="P903"><text:span text:style-name="T288"><text:s text:c="2"/></text:span><text:span text:style-name="T273">elif</text:span><text:span text:style-name="T288"> number </text:span><text:span text:style-name="T305">==</text:span><text:span text:style-name="T288"> random_number:</text:span></text:p>
            <text:p text:style-name="P903"><text:span text:style-name="T288"><text:s text:c="4"/></text:span><text:span text:style-name="T275">print</text:span><text:span text:style-name="T288">(</text:span><text:span text:style-name="T329">"</text:span><text:span text:style-name="T351">\n</text:span><text:span text:style-name="T329">You win."</text:span><text:span text:style-name="T288">)</text:span></text:p>
            <text:p text:style-name="P903"><text:span text:style-name="T288"><text:s text:c="4"/>end_of_game </text:span><text:span text:style-name="T305">=</text:span><text:span text:style-name="T288"> </text:span><text:span text:style-name="T273">True</text:span></text:p>
            <text:p text:style-name="P903"><text:span text:style-name="T288"><text:s text:c="2"/></text:span><text:span text:style-name="T273">elif</text:span><text:span text:style-name="T288"> number </text:span><text:span text:style-name="T305">&lt;</text:span><text:span text:style-name="T288"> random_number:</text:span></text:p>
            <text:p text:style-name="P903"><text:span text:style-name="T288"><text:s text:c="4"/></text:span><text:span text:style-name="T275">print</text:span><text:span text:style-name="T288">(</text:span><text:span text:style-name="T329">"</text:span><text:span text:style-name="T351">\n</text:span><text:span text:style-name="T329">Too low."</text:span><text:span text:style-name="T288">)</text:span></text:p>
            <text:p text:style-name="P903"><text:span text:style-name="T288"><text:s text:c="4"/></text:span><text:span text:style-name="T275">print</text:span><text:span text:style-name="T288">(</text:span><text:span text:style-name="T329">f"</text:span><text:span text:style-name="T351">\n</text:span><text:span text:style-name="T329">You have </text:span><text:span text:style-name="T350">{</text:span><text:span text:style-name="T288">attempts</text:span><text:span text:style-name="T350">}</text:span><text:span text:style-name="T329"> attempts remaining to guess the number."</text:span><text:span text:style-name="T288">)</text:span></text:p>
            <text:p text:style-name="P903"><text:span text:style-name="T288"><text:s text:c="4"/>attempts </text:span><text:span text:style-name="T305">-=</text:span><text:span text:style-name="T288"> </text:span><text:span text:style-name="T305">1</text:span></text:p>
            <text:p text:style-name="P903"><text:span text:style-name="T288"><text:s text:c="4"/>number </text:span><text:span text:style-name="T305">=</text:span><text:span text:style-name="T288"> guess_number()</text:span></text:p>
            <text:p text:style-name="P903"><text:span text:style-name="T288"><text:s text:c="2"/></text:span><text:span text:style-name="T273">elif</text:span><text:span text:style-name="T288"> number </text:span><text:span text:style-name="T305">&gt;</text:span><text:span text:style-name="T288"> random_number:</text:span></text:p>
            <text:p text:style-name="P903"><text:span text:style-name="T288"><text:s text:c="4"/></text:span><text:span text:style-name="T275">print</text:span><text:span text:style-name="T288">(</text:span><text:span text:style-name="T329">"</text:span><text:span text:style-name="T351">\n</text:span><text:span text:style-name="T329">Too high"</text:span><text:span text:style-name="T288">)</text:span></text:p>
            <text:p text:style-name="P903"><text:span text:style-name="T288"><text:s text:c="4"/></text:span><text:span text:style-name="T275">print</text:span><text:span text:style-name="T288">(</text:span><text:span text:style-name="T329">f"/nYou have </text:span><text:span text:style-name="T350">{</text:span><text:span text:style-name="T288">attempts</text:span><text:span text:style-name="T350">}</text:span><text:span text:style-name="T329"> attempts remaining to guess the number."</text:span><text:span text:style-name="T288">)</text:span></text:p>
            <text:p text:style-name="P903"><text:span text:style-name="T288"><text:s text:c="4"/>attempts </text:span><text:span text:style-name="T305">-=</text:span><text:span text:style-name="T288"> </text:span><text:span text:style-name="T305">1</text:span></text:p>
            <text:p text:style-name="P903"><text:span text:style-name="T288"><text:s text:c="4"/>number </text:span><text:span text:style-name="T305">=</text:span><text:span text:style-name="T288"> guess_number()</text:span></text:p>
          </table:table-cell>
          <table:table-cell table:style-name="Table30.B1" office:value-type="string">
            <text:p text:style-name="P898"><text:span text:style-name="T188">Teacher’</text:span><text:span text:style-name="T189">s</text:span><text:span text:style-name="T126"> </text:span><text:span text:style-name="T188">solution</text:span><text:span text:style-name="T126">:</text:span></text:p>
            <text:p text:style-name="P903"><text:span text:style-name="T273">from</text:span><text:span text:style-name="T288"> </text:span><text:span text:style-name="T321">random</text:span><text:span text:style-name="T288"> </text:span><text:span text:style-name="T273">import</text:span><text:span text:style-name="T288"> randint</text:span></text:p>
            <text:p text:style-name="P903"><text:span text:style-name="T273">from</text:span><text:span text:style-name="T288"> </text:span><text:span text:style-name="T321">art</text:span><text:span text:style-name="T288"> </text:span><text:span text:style-name="T273">import</text:span><text:span text:style-name="T288"> logo</text:span></text:p>
            <text:p text:style-name="P951"/>
            <text:p text:style-name="P903"><text:span text:style-name="T288">EASY_LEVEL_TURNS </text:span><text:span text:style-name="T305">=</text:span><text:span text:style-name="T288"> </text:span><text:span text:style-name="T305">10</text:span></text:p>
            <text:p text:style-name="P903"><text:span text:style-name="T288">HARD_LEVEL_TURNS </text:span><text:span text:style-name="T305">=</text:span><text:span text:style-name="T288"> </text:span><text:span text:style-name="T305">5</text:span></text:p>
            <text:p text:style-name="P951"/>
            <text:p text:style-name="P976">#Function to check user's guess against actual answer.<text:span text:style-name="T288"/></text:p>
            <text:p text:style-name="P903"><text:span text:style-name="T273">def</text:span><text:span text:style-name="T288"> </text:span><text:span text:style-name="T320">check_answer</text:span><text:span text:style-name="T288">(guess, answer, turns):</text:span></text:p>
            <text:p text:style-name="P903"><text:span text:style-name="T288"><text:s text:c="2"/></text:span><text:span text:style-name="T330">"""checks answer against guess. Returns the number of turns remaining."""</text:span></text:p>
            <text:p text:style-name="P903"><text:span text:style-name="T288"><text:s text:c="2"/></text:span><text:span text:style-name="T273">if</text:span><text:span text:style-name="T288"> guess </text:span><text:span text:style-name="T305">&gt;</text:span><text:span text:style-name="T288"> answer:</text:span></text:p>
            <text:p text:style-name="P903"><text:span text:style-name="T288"><text:s text:c="4"/></text:span><text:span text:style-name="T275">print</text:span><text:span text:style-name="T288">(</text:span><text:span text:style-name="T329">"Too high."</text:span><text:span text:style-name="T288">)</text:span></text:p>
            <text:p text:style-name="P903"><text:span text:style-name="T288"><text:s text:c="4"/></text:span><text:span text:style-name="T273">return</text:span><text:span text:style-name="T288"> turns </text:span><text:span text:style-name="T305">-</text:span><text:span text:style-name="T288"> </text:span><text:span text:style-name="T305">1</text:span></text:p>
            <text:p text:style-name="P903"><text:span text:style-name="T288"><text:s text:c="2"/></text:span><text:span text:style-name="T273">elif</text:span><text:span text:style-name="T288"> guess </text:span><text:span text:style-name="T305">&lt;</text:span><text:span text:style-name="T288"> answer:</text:span></text:p>
            <text:p text:style-name="P903"><text:span text:style-name="T288"><text:s text:c="4"/></text:span><text:span text:style-name="T275">print</text:span><text:span text:style-name="T288">(</text:span><text:span text:style-name="T329">"Too low."</text:span><text:span text:style-name="T288">)</text:span></text:p>
            <text:p text:style-name="P903"><text:span text:style-name="T288"><text:s text:c="4"/></text:span><text:span text:style-name="T273">return</text:span><text:span text:style-name="T288"> turns </text:span><text:span text:style-name="T305">-</text:span><text:span text:style-name="T288"> </text:span><text:span text:style-name="T305">1</text:span></text:p>
            <text:p text:style-name="P903"><text:span text:style-name="T288"><text:s text:c="2"/></text:span><text:span text:style-name="T273">else</text:span><text:span text:style-name="T288">:</text:span></text:p>
            <text:p text:style-name="P903"><text:span text:style-name="T288"><text:s text:c="4"/></text:span><text:span text:style-name="T275">print</text:span><text:span text:style-name="T288">(</text:span><text:span text:style-name="T329">f"You got it! The answer was </text:span><text:span text:style-name="T350">{</text:span><text:span text:style-name="T288">answer</text:span><text:span text:style-name="T350">}</text:span><text:span text:style-name="T329">."</text:span><text:span text:style-name="T288">)</text:span></text:p>
            <text:p text:style-name="P951"/>
            <text:p text:style-name="P976">#Make function to set difficulty.<text:span text:style-name="T288"/></text:p>
            <text:p text:style-name="P903"><text:span text:style-name="T273">def</text:span><text:span text:style-name="T288"> </text:span><text:span text:style-name="T320">set_difficulty</text:span><text:span text:style-name="T288">():</text:span></text:p>
            <text:p text:style-name="P903"><text:span text:style-name="T288"><text:s text:c="2"/>level </text:span><text:span text:style-name="T305">=</text:span><text:span text:style-name="T288"> </text:span><text:span text:style-name="T275">input</text:span><text:span text:style-name="T288">(</text:span><text:span text:style-name="T329">"Choose a difficulty. Type 'easy' or 'hard': "</text:span><text:span text:style-name="T288">)</text:span></text:p>
            <text:p text:style-name="P903"><text:span text:style-name="T288"><text:s text:c="2"/></text:span><text:span text:style-name="T273">if</text:span><text:span text:style-name="T288"> level </text:span><text:span text:style-name="T305">==</text:span><text:span text:style-name="T288"> </text:span><text:span text:style-name="T329">"easy"</text:span><text:span text:style-name="T288">:</text:span></text:p>
            <text:p text:style-name="P903"><text:soft-page-break/><text:span text:style-name="T288"><text:s text:c="4"/></text:span><text:span text:style-name="T273">return</text:span><text:span text:style-name="T288"> EASY_LEVEL_TURNS</text:span></text:p>
            <text:p text:style-name="P903"><text:span text:style-name="T288"><text:s text:c="2"/></text:span><text:span text:style-name="T273">else</text:span><text:span text:style-name="T288">:</text:span></text:p>
            <text:p text:style-name="P903"><text:span text:style-name="T288"><text:s text:c="4"/></text:span><text:span text:style-name="T273">return</text:span><text:span text:style-name="T288"> HARD_LEVEL_TURNS</text:span></text:p>
            <text:p text:style-name="P951"/>
            <text:p text:style-name="P903"><text:span text:style-name="T273">def</text:span><text:span text:style-name="T288"> </text:span><text:span text:style-name="T320">game</text:span><text:span text:style-name="T288">():</text:span></text:p>
            <text:p text:style-name="P903"><text:span text:style-name="T288"><text:s text:c="2"/></text:span><text:span text:style-name="T275">print</text:span><text:span text:style-name="T288">(logo)</text:span></text:p>
            <text:p text:style-name="P903"><text:span text:style-name="T288"><text:s text:c="2"/></text:span><text:span text:style-name="T367">#Choosing a random number between 1 and 100.</text:span></text:p>
            <text:p text:style-name="P903"><text:span text:style-name="T288"><text:s text:c="2"/></text:span><text:span text:style-name="T275">print</text:span><text:span text:style-name="T288">(</text:span><text:span text:style-name="T329">"Welcome to the Number Guessing Game!"</text:span><text:span text:style-name="T288">)</text:span></text:p>
            <text:p text:style-name="P903"><text:span text:style-name="T288"><text:s text:c="2"/></text:span><text:span text:style-name="T275">print</text:span><text:span text:style-name="T288">(</text:span><text:span text:style-name="T329">"I'm thinking of a number between 1 and 100."</text:span><text:span text:style-name="T288">)</text:span></text:p>
            <text:p text:style-name="P903"><text:span text:style-name="T288"><text:s text:c="2"/>answer </text:span><text:span text:style-name="T305">=</text:span><text:span text:style-name="T288"> randint(</text:span><text:span text:style-name="T305">1</text:span><text:span text:style-name="T288">, </text:span><text:span text:style-name="T305">100</text:span><text:span text:style-name="T288">)</text:span></text:p>
            <text:p text:style-name="P903"><text:span text:style-name="T288"><text:s text:c="2"/></text:span><text:span text:style-name="T275">print</text:span><text:span text:style-name="T288">(</text:span><text:span text:style-name="T329">f"Pssst, the correct answer is </text:span><text:span text:style-name="T350">{</text:span><text:span text:style-name="T288">answer</text:span><text:span text:style-name="T350">}</text:span><text:span text:style-name="T329">"</text:span><text:span text:style-name="T288">) </text:span></text:p>
            <text:p text:style-name="P951"/>
            <text:p text:style-name="P903"><text:span text:style-name="T288"><text:s text:c="2"/>turns </text:span><text:span text:style-name="T305">=</text:span><text:span text:style-name="T288"> set_difficulty()</text:span></text:p>
            <text:p text:style-name="P903"><text:span text:style-name="T288"><text:s text:c="2"/></text:span><text:span text:style-name="T367">#Repeat the guessing functionality if they get it wrong.</text:span></text:p>
            <text:p text:style-name="P903"><text:span text:style-name="T288"><text:s text:c="2"/>guess </text:span><text:span text:style-name="T305">=</text:span><text:span text:style-name="T288"> </text:span><text:span text:style-name="T305">0</text:span></text:p>
            <text:p text:style-name="P903"><text:span text:style-name="T288"><text:s text:c="2"/></text:span><text:span text:style-name="T273">while</text:span><text:span text:style-name="T288"> guess </text:span><text:span text:style-name="T305">!=</text:span><text:span text:style-name="T288"> answer:</text:span></text:p>
            <text:p text:style-name="P903"><text:span text:style-name="T288"><text:s text:c="4"/></text:span><text:span text:style-name="T275">print</text:span><text:span text:style-name="T288">(</text:span><text:span text:style-name="T329">f"You have </text:span><text:span text:style-name="T350">{</text:span><text:span text:style-name="T288">turns</text:span><text:span text:style-name="T350">}</text:span><text:span text:style-name="T329"> attempts remaining to guess the number."</text:span><text:span text:style-name="T288">)</text:span></text:p>
            <text:p text:style-name="P951"/>
            <text:p text:style-name="P903"><text:span text:style-name="T288"><text:s text:c="4"/></text:span><text:span text:style-name="T367">#Let the user guess a number.</text:span></text:p>
            <text:p text:style-name="P903"><text:span text:style-name="T288"><text:s text:c="4"/>guess </text:span><text:span text:style-name="T305">=</text:span><text:span text:style-name="T288"> </text:span><text:span text:style-name="T275">int</text:span><text:span text:style-name="T288">(</text:span><text:span text:style-name="T275">input</text:span><text:span text:style-name="T288">(</text:span><text:span text:style-name="T329">"Make a guess: "</text:span><text:span text:style-name="T288">))</text:span></text:p>
            <text:p text:style-name="P951"/>
            <text:p text:style-name="P903"><text:span text:style-name="T288"><text:s text:c="4"/></text:span><text:span text:style-name="T367">#Track the number of turns and reduce by 1 if they get it wrong.</text:span></text:p>
            <text:p text:style-name="P903"><text:span text:style-name="T288"><text:s text:c="4"/>turns </text:span><text:span text:style-name="T305">=</text:span><text:span text:style-name="T288"> check_answer(guess, answer, turns)</text:span></text:p>
            <text:p text:style-name="P903"><text:span text:style-name="T288"><text:s text:c="4"/></text:span><text:span text:style-name="T273">if</text:span><text:span text:style-name="T288"> turns </text:span><text:span text:style-name="T305">==</text:span><text:span text:style-name="T288"> </text:span><text:span text:style-name="T305">0</text:span><text:span text:style-name="T288">:</text:span></text:p>
            <text:p text:style-name="P903"><text:span text:style-name="T288"><text:s text:c="6"/></text:span><text:span text:style-name="T275">print</text:span><text:span text:style-name="T288">(</text:span><text:span text:style-name="T329">"You've run out of guesses, you lose."</text:span><text:span text:style-name="T288">)</text:span></text:p>
            <text:p text:style-name="P903"><text:span text:style-name="T288"><text:s text:c="6"/></text:span><text:span text:style-name="T273">return</text:span></text:p>
            <text:p text:style-name="P903"><text:span text:style-name="T288"><text:s text:c="4"/></text:span><text:span text:style-name="T273">elif</text:span><text:span text:style-name="T288"> guess </text:span><text:span text:style-name="T305">!=</text:span><text:span text:style-name="T288"> answer:</text:span></text:p>
            <text:p text:style-name="P903"><text:span text:style-name="T288"><text:s text:c="6"/></text:span><text:span text:style-name="T275">print</text:span><text:span text:style-name="T288">(</text:span><text:span text:style-name="T329">"Guess again."</text:span><text:span text:style-name="T288">)</text:span></text:p>
            <text:p text:style-name="P951"/>
            <text:p text:style-name="P951"/>
            <text:p text:style-name="P951">game()</text:p>
          </table:table-cell>
        </table:table-row>
      </table:table>
      <text:p text:style-name="P1002"/>
      <text:p text:style-name="P306"/>
      <text:p text:style-name="P306"/>
      <text:p text:style-name="P161"/>
      <text:p text:style-name="P785"><text:span text:style-name="T108">D</text:span><text:span text:style-name="T103">ay </text:span><text:span text:style-name="T110">1</text:span><text:span text:style-name="T113">3: Debugging, how to find and fix a problem.</text:span></text:p>
      <text:p text:style-name="P972"/>
      <text:p text:style-name="P1004">Basically this lesson <text:span text:style-name="T368">that shows different bugged codes that you have to fix, really basic ones till the last one that requires to change several things.</text:span> </text:p>
      <text:p text:style-name="P972"/>
      <text:p text:style-name="P1006">The teacher recommends to use the print statement when you have problems to find where the problem is, <text:s/>you can use thoony and other tools too.</text:p>
      <text:p text:style-name="P1005"/>
      <text:p text:style-name="P307"/>
      <text:p text:style-name="P307"/>
      <text:p text:style-name="P162"/>
      <text:p text:style-name="P786"><text:span text:style-name="T108">D</text:span><text:span text:style-name="T103">ay </text:span><text:span text:style-name="T110">1</text:span><text:span text:style-name="T114">4: Higher Lower game:</text:span></text:p>
      <text:p text:style-name="P972"/>
      <text:p text:style-name="P1008">This exercise compares the followers that two famous instagram accounts have and ask you to guess who have more, choosing between A or B, like Cristiano Ronaldo and Tom Cruise.</text:p>
      <text:p text:style-name="P1008"/>
      <text:p text:style-name="P1008">If you are right you have one point and a new famous instagram account is compared with the previous one you choose. If you are wrong the game is over and will display you the number of points achieved.</text:p>
      <text:p text:style-name="P972"><text:s text:c="2"/></text:p>
      <text:p text:style-name="P972"/>
      <text:p text:style-name="P972"/>
      <text:p text:style-name="P972"/>
      <text:p text:style-name="P972"/>
      <text:p text:style-name="P884"/>
      <table:table table:name="Table31" table:style-name="Table31">
        <table:table-column table:style-name="Table31.A"/>
        <table:table-column table:style-name="Table31.B"/>
        <text:soft-page-break/>
        <table:table-row>
          <table:table-cell table:style-name="Table31.A1" office:value-type="string">
            <text:p text:style-name="P870">My solution:<text:span text:style-name="T141"> </text:span><text:span text:style-name="T145">Didn’t finished.</text:span></text:p>
            <text:p text:style-name="P904"/>
            <text:p text:style-name="P904"><text:span text:style-name="T273">import</text:span><text:span text:style-name="T288"> </text:span><text:span text:style-name="T321">random</text:span></text:p>
            <text:p text:style-name="P952"/>
            <text:p text:style-name="P904"><text:span text:style-name="T288">data </text:span><text:span text:style-name="T305">=</text:span><text:span text:style-name="T288"> [</text:span></text:p>
            <text:p text:style-name="P904"><text:span text:style-name="T288"><text:s text:c="4"/>{</text:span><text:span text:style-name="T288"/></text:p>
            <text:p text:style-name="P904"><text:span text:style-name="T288"><text:s text:c="8"/></text:span><text:span text:style-name="T329">'name'</text:span><text:span text:style-name="T288">: </text:span><text:span text:style-name="T329">'Instagram'</text:span><text:span text:style-name="T288">,</text:span></text:p>
            <text:p text:style-name="P904"><text:span text:style-name="T288"><text:s text:c="8"/></text:span><text:span text:style-name="T329">'follower_count'</text:span><text:span text:style-name="T288">: </text:span><text:span text:style-name="T305">346</text:span><text:span text:style-name="T288">,</text:span></text:p>
            <text:p text:style-name="P904"><text:span text:style-name="T288"><text:s text:c="8"/></text:span><text:span text:style-name="T329">'description'</text:span><text:span text:style-name="T288">: </text:span><text:span text:style-name="T329">'Social media platform'</text:span><text:span text:style-name="T288">,</text:span></text:p>
            <text:p text:style-name="P904"><text:span text:style-name="T288"><text:s text:c="8"/></text:span><text:span text:style-name="T329">'country'</text:span><text:span text:style-name="T288">: </text:span><text:span text:style-name="T329">'United States'</text:span></text:p>
            <text:p text:style-name="P904"><text:span text:style-name="T288"><text:s text:c="4"/>},</text:span><text:span text:style-name="T288"/></text:p>
            <text:p text:style-name="P904"><text:span text:style-name="T288"><text:s text:c="4"/>{</text:span><text:span text:style-name="T288"/></text:p>
            <text:p text:style-name="P904"><text:span text:style-name="T288"><text:s text:c="8"/></text:span><text:span text:style-name="T329">'name'</text:span><text:span text:style-name="T288">: </text:span><text:span text:style-name="T329">'Cristiano Ronaldo'</text:span><text:span text:style-name="T288">,</text:span></text:p>
            <text:p text:style-name="P904"><text:span text:style-name="T288"><text:s text:c="8"/></text:span><text:span text:style-name="T329">'follower_count'</text:span><text:span text:style-name="T288">: </text:span><text:span text:style-name="T305">215</text:span><text:span text:style-name="T288">,</text:span></text:p>
            <text:p text:style-name="P904"><text:span text:style-name="T288"><text:s text:c="8"/></text:span><text:span text:style-name="T329">'description'</text:span><text:span text:style-name="T288">: </text:span><text:span text:style-name="T329">'Footballer'</text:span><text:span text:style-name="T288">,</text:span></text:p>
            <text:p text:style-name="P904"><text:span text:style-name="T288"><text:s text:c="8"/></text:span><text:span text:style-name="T329">'country'</text:span><text:span text:style-name="T288">: </text:span><text:span text:style-name="T329">'Portugal'</text:span></text:p>
            <text:p text:style-name="P904"><text:span text:style-name="T288"><text:s text:c="4"/>},</text:span><text:span text:style-name="T288"/></text:p>
            <text:p text:style-name="P904"><text:span text:style-name="T288"><text:s text:c="8"/>{</text:span><text:span text:style-name="T288"/></text:p>
            <text:p text:style-name="P904"><text:span text:style-name="T288"><text:s text:c="8"/></text:span><text:span text:style-name="T329">'name'</text:span><text:span text:style-name="T288">: </text:span><text:span text:style-name="T329">'National Geographic'</text:span><text:span text:style-name="T288">,</text:span></text:p>
            <text:p text:style-name="P904"><text:span text:style-name="T288"><text:s text:c="8"/></text:span><text:span text:style-name="T329">'follower_count'</text:span><text:span text:style-name="T288">: </text:span><text:span text:style-name="T305">135</text:span><text:span text:style-name="T288">,</text:span></text:p>
            <text:p text:style-name="P904"><text:span text:style-name="T288"><text:s text:c="8"/></text:span><text:span text:style-name="T329">'description'</text:span><text:span text:style-name="T288">: </text:span><text:span text:style-name="T329">'Magazine'</text:span><text:span text:style-name="T288">,</text:span></text:p>
            <text:p text:style-name="P904"><text:span text:style-name="T288"><text:s text:c="8"/></text:span><text:span text:style-name="T329">'country'</text:span><text:span text:style-name="T288">: </text:span><text:span text:style-name="T329">'United States'</text:span></text:p>
            <text:p text:style-name="P904"><text:span text:style-name="T288"><text:s text:c="4"/>}</text:span><text:span text:style-name="T288"/></text:p>
            <text:p text:style-name="P952">]<text:span text:style-name="T288"/></text:p>
            <text:p text:style-name="P952"/>
            <text:p text:style-name="P977"># Get me the number of dictionaries,choose one random number to use it as index<text:span text:style-name="T288"/></text:p>
            <text:p text:style-name="P977"># and return it's content:<text:span text:style-name="T288"/></text:p>
            <text:p text:style-name="P904"><text:span text:style-name="T273">def</text:span><text:span text:style-name="T288"> </text:span><text:span text:style-name="T320">get_random</text:span><text:span text:style-name="T288">():</text:span></text:p>
            <text:p text:style-name="P904"><text:span text:style-name="T288"><text:s text:c="4"/></text:span><text:span text:style-name="T273">return</text:span><text:span text:style-name="T288"> data[random</text:span><text:span text:style-name="T305">.</text:span><text:span text:style-name="T288">randint(</text:span><text:span text:style-name="T305">0</text:span><text:span text:style-name="T288">, (</text:span><text:span text:style-name="T275">len</text:span><text:span text:style-name="T288">(data) </text:span><text:span text:style-name="T305">-</text:span><text:span text:style-name="T288"> </text:span><text:span text:style-name="T305">1</text:span><text:span text:style-name="T288">))]</text:span></text:p>
            <text:p text:style-name="P952"/>
            <text:p text:style-name="P977"># Save the dictionary key value in variables A and B<text:span text:style-name="T288"/></text:p>
            <text:p text:style-name="P904"><text:span text:style-name="T288">A </text:span><text:span text:style-name="T305">=</text:span><text:span text:style-name="T288"> (get_random())</text:span></text:p>
            <text:p text:style-name="P904"><text:span text:style-name="T288">B </text:span><text:span text:style-name="T305">=</text:span><text:span text:style-name="T288"> (get_random())</text:span></text:p>
            <text:p text:style-name="P952"/>
            <text:p text:style-name="P977"># Print the content of the values and ask the user to choose A or B:<text:span text:style-name="T288"/></text:p>
            <text:p text:style-name="P904"><text:span text:style-name="T275">print</text:span><text:span text:style-name="T288">(</text:span><text:span text:style-name="T329">f"Compare A: </text:span><text:span text:style-name="T350">{</text:span><text:span text:style-name="T288">A[</text:span><text:span text:style-name="T329">'follower_count'</text:span><text:span text:style-name="T288">]</text:span><text:span text:style-name="T350">}</text:span><text:span text:style-name="T329"> </text:span><text:span text:style-name="T350">{</text:span><text:span text:style-name="T288">A[</text:span><text:span text:style-name="T329">'name'</text:span><text:span text:style-name="T288">]</text:span><text:span text:style-name="T350">}</text:span><text:span text:style-name="T329">, a </text:span><text:span text:style-name="T350">{</text:span><text:span text:style-name="T288">A[</text:span><text:span text:style-name="T329">'description'</text:span><text:span text:style-name="T288">]</text:span><text:span text:style-name="T350">}</text:span><text:span text:style-name="T329">, from </text:span><text:span text:style-name="T350">{</text:span><text:span text:style-name="T288">A[</text:span><text:span text:style-name="T329">'country'</text:span><text:span text:style-name="T288">]</text:span><text:span text:style-name="T350">}</text:span><text:span text:style-name="T329">."</text:span><text:span text:style-name="T288">)</text:span></text:p>
            <text:p text:style-name="P904"><text:span text:style-name="T275">print</text:span><text:span text:style-name="T288">(</text:span><text:span text:style-name="T329">f"Against B: </text:span><text:span text:style-name="T350">{</text:span><text:span text:style-name="T288">B[</text:span><text:span text:style-name="T329">'follower_count'</text:span><text:span text:style-name="T288">]</text:span><text:span text:style-name="T350">}</text:span><text:span text:style-name="T329"> </text:span><text:span text:style-name="T350">{</text:span><text:span text:style-name="T288">B[</text:span><text:span text:style-name="T329">'name'</text:span><text:span text:style-name="T288">]</text:span><text:span text:style-name="T350">}</text:span><text:span text:style-name="T329">, a </text:span><text:span text:style-name="T350">{</text:span><text:span text:style-name="T288">B[</text:span><text:span text:style-name="T329">'description'</text:span><text:span text:style-name="T288">]</text:span><text:span text:style-name="T350">}</text:span><text:span text:style-name="T329">, from </text:span><text:span text:style-name="T350">{</text:span><text:span text:style-name="T288">A[</text:span><text:span text:style-name="T329">'country'</text:span><text:span text:style-name="T288">]</text:span><text:span text:style-name="T350">}</text:span><text:span text:style-name="T329">."</text:span><text:span text:style-name="T288">)</text:span></text:p>
            <text:p text:style-name="P952"/>
            <text:p text:style-name="P977"># Ask the user to choose A or B:<text:span text:style-name="T288"/></text:p>
            <text:p text:style-name="P904"><text:span text:style-name="T288">user_choose </text:span><text:span text:style-name="T305">=</text:span><text:span text:style-name="T288"> </text:span><text:span text:style-name="T275">input</text:span><text:span text:style-name="T288">(</text:span><text:span text:style-name="T329">"</text:span><text:span text:style-name="T351">\n</text:span><text:span text:style-name="T329">Who has more followers? Type 'A' or 'B': "</text:span><text:span text:style-name="T288">)</text:span></text:p>
            <text:p text:style-name="P952"/>
            <text:p text:style-name="P977"># Check who have more users: A or B<text:span text:style-name="T288"/></text:p>
            <text:p text:style-name="P904"><text:span text:style-name="T273">def</text:span><text:span text:style-name="T288"> </text:span><text:span text:style-name="T320">check_correct</text:span><text:span text:style-name="T288">():</text:span></text:p>
            <text:p text:style-name="P904"><text:span text:style-name="T288"><text:s text:c="4"/></text:span><text:span text:style-name="T273">if</text:span><text:span text:style-name="T288"> A[</text:span><text:span text:style-name="T329">'follower_count'</text:span><text:span text:style-name="T288">] </text:span><text:span text:style-name="T305">&lt;</text:span><text:span text:style-name="T288"> B[</text:span><text:span text:style-name="T329">'follower_count'</text:span><text:span text:style-name="T288">]:</text:span></text:p>
            <text:p text:style-name="P904"><text:span text:style-name="T288"><text:s text:c="8"/>answer_computer </text:span><text:span text:style-name="T305">=</text:span><text:span text:style-name="T288"> </text:span><text:span text:style-name="T329">"B"</text:span></text:p>
            <text:p text:style-name="P904"><text:span text:style-name="T288"><text:s text:c="8"/></text:span><text:span text:style-name="T273">return</text:span><text:span text:style-name="T288"> answer_computer</text:span></text:p>
            <text:p text:style-name="P904"><text:span text:style-name="T288"><text:s text:c="4"/></text:span><text:span text:style-name="T273">elif</text:span><text:span text:style-name="T288"> A[</text:span><text:span text:style-name="T329">'follower_count'</text:span><text:span text:style-name="T288">] </text:span><text:span text:style-name="T305">&gt;</text:span><text:span text:style-name="T288"> B[</text:span><text:span text:style-name="T329">'follower_count'</text:span><text:span text:style-name="T288">]:</text:span></text:p>
            <text:p text:style-name="P904"><text:span text:style-name="T288"><text:s text:c="8"/>answer_computer </text:span><text:span text:style-name="T305">=</text:span><text:span text:style-name="T288"> </text:span><text:span text:style-name="T329">"A"</text:span></text:p>
            <text:p text:style-name="P904"><text:span text:style-name="T288"><text:s text:c="8"/></text:span><text:span text:style-name="T273">return</text:span><text:span text:style-name="T288"> answer_computer</text:span></text:p>
            <text:p text:style-name="P904"><text:span text:style-name="T288"><text:s text:c="4"/></text:span><text:span text:style-name="T273">else</text:span><text:span text:style-name="T288">:</text:span></text:p>
            <text:p text:style-name="P904"><text:span text:style-name="T288"><text:s text:c="8"/>answer_computer </text:span><text:span text:style-name="T305">=</text:span><text:span text:style-name="T288"> </text:span><text:span text:style-name="T329">"B"</text:span></text:p>
            <text:p text:style-name="P904"><text:span text:style-name="T288"><text:s text:c="8"/></text:span><text:span text:style-name="T273">return</text:span><text:span text:style-name="T288"> answer_computer</text:span></text:p>
            <text:p text:style-name="P952"/>
            <text:p text:style-name="P977">#score = 0<text:span text:style-name="T288"/></text:p>
            <text:p text:style-name="P952"/>
            <text:p text:style-name="P977"># Compare if my selection have more users that the computer:<text:span text:style-name="T288"/></text:p>
            <text:p text:style-name="P904"><text:span text:style-name="T273">def</text:span><text:span text:style-name="T288"> </text:span><text:span text:style-name="T320">compare</text:span><text:span text:style-name="T288">():</text:span></text:p>
            <text:p text:style-name="P904"><text:span text:style-name="T288"><text:s text:c="4"/>score </text:span><text:span text:style-name="T305">=</text:span><text:span text:style-name="T288"> </text:span><text:span text:style-name="T305">0</text:span></text:p>
            <text:p text:style-name="P904"><text:span text:style-name="T288"><text:s text:c="4"/></text:span><text:span text:style-name="T273">if</text:span><text:span text:style-name="T288"> user_choose </text:span><text:span text:style-name="T305">==</text:span><text:span text:style-name="T288"> check_correct():</text:span></text:p>
            <text:p text:style-name="P904"><text:span text:style-name="T288"><text:s text:c="8"/>score </text:span><text:span text:style-name="T305">+=</text:span><text:span text:style-name="T288"> </text:span><text:span text:style-name="T305">1</text:span></text:p>
            <text:p text:style-name="P904"><text:span text:style-name="T288"><text:s text:c="8"/></text:span><text:span text:style-name="T273">return</text:span><text:span text:style-name="T288"> </text:span><text:span text:style-name="T329">"You're right! Current score: </text:span><text:span text:style-name="T350">{score}</text:span><text:span text:style-name="T329">"</text:span></text:p>
            <text:p text:style-name="P904"><text:span text:style-name="T288"><text:s text:c="4"/></text:span><text:span text:style-name="T273">else</text:span><text:span text:style-name="T288">:</text:span></text:p>
            <text:p text:style-name="P904"><text:span text:style-name="T288"><text:s text:c="8"/>game </text:span><text:span text:style-name="T305">=</text:span><text:span text:style-name="T288"> </text:span><text:span text:style-name="T273">False</text:span></text:p>
            <text:p text:style-name="P904"><text:span text:style-name="T288"><text:s text:c="8"/></text:span><text:span text:style-name="T273">return</text:span><text:span text:style-name="T288"> </text:span><text:span text:style-name="T329">"Sorry, that's wrong. Final score: </text:span><text:span text:style-name="T350">{score}</text:span><text:span text:style-name="T329">"</text:span></text:p>
            <text:p text:style-name="P952"/>
            <text:p text:style-name="P904"><text:span text:style-name="T288">game </text:span><text:span text:style-name="T305">=</text:span><text:span text:style-name="T288"> </text:span><text:span text:style-name="T273">True</text:span></text:p>
            <text:p text:style-name="P952"/>
            <text:p text:style-name="P904"><text:span text:style-name="T273">while</text:span><text:span text:style-name="T288"> game </text:span><text:span text:style-name="T305">==</text:span><text:span text:style-name="T288"> </text:span><text:span text:style-name="T273">True</text:span><text:span text:style-name="T288">:</text:span></text:p>
            <text:p text:style-name="P904"><text:span text:style-name="T288"><text:s text:c="4"/></text:span><text:span text:style-name="T275">print</text:span><text:span text:style-name="T288">(check_correct())</text:span></text:p>
            <text:p text:style-name="P904"><text:span text:style-name="T288"><text:s text:c="4"/></text:span><text:span text:style-name="T275">print</text:span><text:span text:style-name="T288">(compare())</text:span></text:p>
            <text:p text:style-name="P952"/>
            <text:p text:style-name="P952"/>
            <text:p text:style-name="P977"># Idea<text:span text:style-name="T288"/></text:p>
            <text:p text:style-name="P977"># def check_correct():<text:span text:style-name="T288"/></text:p>
            <text:p text:style-name="P977"># <text:s text:c="4"/>if user_choose['follower_count'] &gt; </text:p>
          </table:table-cell>
          <table:table-cell table:style-name="Table31.B1" office:value-type="string">
            <text:p text:style-name="P899"><text:span text:style-name="T188">Teacher’</text:span><text:span text:style-name="T189">s</text:span><text:span text:style-name="T126"> </text:span><text:span text:style-name="T188">solution</text:span><text:span text:style-name="T126">:</text:span></text:p>
            <text:p text:style-name="P905"/>
            <text:p text:style-name="P905"><text:span text:style-name="T273">from</text:span><text:span text:style-name="T288"> </text:span><text:span text:style-name="T321">game_data</text:span><text:span text:style-name="T288"> </text:span><text:span text:style-name="T273">import</text:span><text:span text:style-name="T288"> data</text:span></text:p>
            <text:p text:style-name="P905"><text:span text:style-name="T273">import</text:span><text:span text:style-name="T288"> </text:span><text:span text:style-name="T321">random</text:span></text:p>
            <text:p text:style-name="P905"><text:span text:style-name="T273">from</text:span><text:span text:style-name="T288"> </text:span><text:span text:style-name="T321">art</text:span><text:span text:style-name="T288"> </text:span><text:span text:style-name="T273">import</text:span><text:span text:style-name="T288"> logo, vs</text:span></text:p>
            <text:p text:style-name="P905"><text:span text:style-name="T273">from</text:span><text:span text:style-name="T288"> </text:span><text:span text:style-name="T321">replit</text:span><text:span text:style-name="T288"> </text:span><text:span text:style-name="T273">import</text:span><text:span text:style-name="T288"> clear</text:span></text:p>
            <text:p text:style-name="P953"/>
            <text:p text:style-name="P905"><text:span text:style-name="T273">def</text:span><text:span text:style-name="T288"> </text:span><text:span text:style-name="T320">get_random_account</text:span><text:span text:style-name="T288">():</text:span></text:p>
            <text:p text:style-name="P905"><text:span text:style-name="T288"><text:s text:c="2"/></text:span><text:span text:style-name="T330">"""Get data from random account"""</text:span></text:p>
            <text:p text:style-name="P905"><text:span text:style-name="T288"><text:s text:c="2"/></text:span><text:span text:style-name="T273">return</text:span><text:span text:style-name="T288"> random</text:span><text:span text:style-name="T305">.</text:span><text:span text:style-name="T288">choice(data)</text:span></text:p>
            <text:p text:style-name="P953"/>
            <text:p text:style-name="P905"><text:span text:style-name="T273">def</text:span><text:span text:style-name="T288"> </text:span><text:span text:style-name="T320">format_data</text:span><text:span text:style-name="T288">(account):</text:span></text:p>
            <text:p text:style-name="P905"><text:span text:style-name="T288"><text:s text:c="2"/></text:span><text:span text:style-name="T330">"""Format account into printable format: name, description and country"""</text:span></text:p>
            <text:p text:style-name="P905"><text:span text:style-name="T288"><text:s text:c="2"/>name </text:span><text:span text:style-name="T305">=</text:span><text:span text:style-name="T288"> account[</text:span><text:span text:style-name="T329">"name"</text:span><text:span text:style-name="T288">]</text:span></text:p>
            <text:p text:style-name="P905"><text:span text:style-name="T288"><text:s text:c="2"/>description </text:span><text:span text:style-name="T305">=</text:span><text:span text:style-name="T288"> account[</text:span><text:span text:style-name="T329">"description"</text:span><text:span text:style-name="T288">]</text:span></text:p>
            <text:p text:style-name="P905"><text:span text:style-name="T288"><text:s text:c="2"/>country </text:span><text:span text:style-name="T305">=</text:span><text:span text:style-name="T288"> account[</text:span><text:span text:style-name="T329">"country"</text:span><text:span text:style-name="T288">]</text:span></text:p>
            <text:p text:style-name="P905"><text:span text:style-name="T288"><text:s text:c="2"/></text:span><text:span text:style-name="T367"># print(f'{name}: {account["follower_count"]}')</text:span></text:p>
            <text:p text:style-name="P905"><text:span text:style-name="T288"><text:s text:c="2"/></text:span><text:span text:style-name="T273">return</text:span><text:span text:style-name="T288"> </text:span><text:span text:style-name="T329">f"</text:span><text:span text:style-name="T350">{</text:span><text:span text:style-name="T288">name</text:span><text:span text:style-name="T350">}</text:span><text:span text:style-name="T329">, a </text:span><text:span text:style-name="T350">{</text:span><text:span text:style-name="T288">description</text:span><text:span text:style-name="T350">}</text:span><text:span text:style-name="T329">, from </text:span><text:span text:style-name="T350">{</text:span><text:span text:style-name="T288">country</text:span><text:span text:style-name="T350">}</text:span><text:span text:style-name="T329">"</text:span></text:p>
            <text:p text:style-name="P953"/>
            <text:p text:style-name="P905"><text:span text:style-name="T273">def</text:span><text:span text:style-name="T288"> </text:span><text:span text:style-name="T320">check_answer</text:span><text:span text:style-name="T288">(guess, a_followers, b_followers):</text:span></text:p>
            <text:p text:style-name="P905"><text:span text:style-name="T288"><text:s text:c="2"/></text:span><text:span text:style-name="T330">"""Checks followers against user's guess </text:span></text:p>
            <text:p text:style-name="P1007"><text:s text:c="2"/>and returns True if they got it right.</text:p>
            <text:p text:style-name="P905"><text:span text:style-name="T330"><text:s text:c="2"/>Or False if they got it wrong."""</text:span><text:span text:style-name="T288"> </text:span></text:p>
            <text:p text:style-name="P905"><text:span text:style-name="T288"><text:s text:c="2"/></text:span><text:span text:style-name="T273">if</text:span><text:span text:style-name="T288"> a_followers </text:span><text:span text:style-name="T305">&gt;</text:span><text:span text:style-name="T288"> b_followers:</text:span></text:p>
            <text:p text:style-name="P905"><text:span text:style-name="T288"><text:s text:c="4"/></text:span><text:span text:style-name="T273">return</text:span><text:span text:style-name="T288"> guess </text:span><text:span text:style-name="T305">==</text:span><text:span text:style-name="T288"> </text:span><text:span text:style-name="T329">"a"</text:span></text:p>
            <text:p text:style-name="P905"><text:span text:style-name="T288"><text:s text:c="2"/></text:span><text:span text:style-name="T273">else</text:span><text:span text:style-name="T288">:</text:span></text:p>
            <text:p text:style-name="P905"><text:span text:style-name="T288"><text:s text:c="4"/></text:span><text:span text:style-name="T273">return</text:span><text:span text:style-name="T288"> guess </text:span><text:span text:style-name="T305">==</text:span><text:span text:style-name="T288"> </text:span><text:span text:style-name="T329">"b"</text:span></text:p>
            <text:p text:style-name="P953"/>
            <text:p text:style-name="P953"/>
            <text:p text:style-name="P905"><text:span text:style-name="T273">def</text:span><text:span text:style-name="T288"> </text:span><text:span text:style-name="T320">game</text:span><text:span text:style-name="T288">():</text:span></text:p>
            <text:p text:style-name="P905"><text:span text:style-name="T288"><text:s text:c="2"/></text:span><text:span text:style-name="T275">print</text:span><text:span text:style-name="T288">(logo)</text:span></text:p>
            <text:p text:style-name="P905"><text:span text:style-name="T288"><text:s text:c="2"/>score </text:span><text:span text:style-name="T305">=</text:span><text:span text:style-name="T288"> </text:span><text:span text:style-name="T305">0</text:span></text:p>
            <text:p text:style-name="P905"><text:span text:style-name="T288"><text:s text:c="2"/>game_should_continue </text:span><text:span text:style-name="T305">=</text:span><text:span text:style-name="T288"> </text:span><text:span text:style-name="T273">True</text:span></text:p>
            <text:p text:style-name="P905"><text:span text:style-name="T288"><text:s text:c="2"/>account_a </text:span><text:span text:style-name="T305">=</text:span><text:span text:style-name="T288"> get_random_account()</text:span></text:p>
            <text:p text:style-name="P905"><text:span text:style-name="T288"><text:s text:c="2"/>account_b </text:span><text:span text:style-name="T305">=</text:span><text:span text:style-name="T288"> get_random_account()</text:span></text:p>
            <text:p text:style-name="P953"/>
            <text:p text:style-name="P905"><text:span text:style-name="T288"><text:s text:c="2"/></text:span><text:span text:style-name="T273">while</text:span><text:span text:style-name="T288"> game_should_continue:</text:span></text:p>
            <text:p text:style-name="P905"><text:span text:style-name="T288"><text:s text:c="4"/>account_a </text:span><text:span text:style-name="T305">=</text:span><text:span text:style-name="T288"> account_b</text:span></text:p>
            <text:p text:style-name="P905"><text:span text:style-name="T288"><text:s text:c="4"/>account_b </text:span><text:span text:style-name="T305">=</text:span><text:span text:style-name="T288"> get_random_account()</text:span></text:p>
            <text:p text:style-name="P953"/>
            <text:p text:style-name="P905"><text:span text:style-name="T288"><text:s text:c="4"/></text:span><text:span text:style-name="T273">while</text:span><text:span text:style-name="T288"> account_a </text:span><text:span text:style-name="T305">==</text:span><text:span text:style-name="T288"> account_b:</text:span></text:p>
            <text:p text:style-name="P905"><text:span text:style-name="T288"><text:s text:c="6"/>account_b </text:span><text:span text:style-name="T305">=</text:span><text:span text:style-name="T288"> get_random_account()</text:span></text:p>
            <text:p text:style-name="P953"/>
            <text:p text:style-name="P905"><text:span text:style-name="T288"><text:s text:c="4"/></text:span><text:span text:style-name="T275">print</text:span><text:span text:style-name="T288">(</text:span><text:span text:style-name="T329">f"Compare A: </text:span><text:span text:style-name="T350">{</text:span><text:span text:style-name="T288">format_data(account_a)</text:span><text:span text:style-name="T350">}</text:span><text:span text:style-name="T329">."</text:span><text:span text:style-name="T288">)</text:span></text:p>
            <text:p text:style-name="P905"><text:span text:style-name="T288"><text:s text:c="4"/></text:span><text:span text:style-name="T275">print</text:span><text:span text:style-name="T288">(vs)</text:span></text:p>
            <text:p text:style-name="P905"><text:span text:style-name="T288"><text:s text:c="4"/></text:span><text:span text:style-name="T275">print</text:span><text:span text:style-name="T288">(</text:span><text:span text:style-name="T329">f"Against B: </text:span><text:span text:style-name="T350">{</text:span><text:span text:style-name="T288">format_data(account_b)</text:span><text:span text:style-name="T350">}</text:span><text:span text:style-name="T329">."</text:span><text:span text:style-name="T288">)</text:span></text:p>
            <text:p text:style-name="P953"><text:s text:c="4"/></text:p>
            <text:p text:style-name="P905"><text:span text:style-name="T288"><text:s text:c="4"/>guess </text:span><text:span text:style-name="T305">=</text:span><text:span text:style-name="T288"> </text:span><text:span text:style-name="T275">input</text:span><text:span text:style-name="T288">(</text:span><text:span text:style-name="T329">"Who has more followers? Type 'A' or 'B': "</text:span><text:span text:style-name="T288">)</text:span><text:span text:style-name="T305">.</text:span><text:span text:style-name="T288">lower()</text:span></text:p>
            <text:p text:style-name="P905"><text:span text:style-name="T288"><text:s text:c="4"/>a_follower_count </text:span><text:span text:style-name="T305">=</text:span><text:span text:style-name="T288"> account_a[</text:span><text:span text:style-name="T329">"follower_count"</text:span><text:span text:style-name="T288">]</text:span></text:p>
            <text:p text:style-name="P905"><text:span text:style-name="T288"><text:s text:c="4"/>b_follower_count </text:span><text:span text:style-name="T305">=</text:span><text:span text:style-name="T288"> account_b[</text:span><text:span text:style-name="T329">"follower_count"</text:span><text:span text:style-name="T288">]</text:span></text:p>
            <text:p text:style-name="P905"><text:span text:style-name="T288"><text:s text:c="4"/>is_correct </text:span><text:span text:style-name="T305">=</text:span><text:span text:style-name="T288"> check_answer(guess, a_follower_count, b_follower_count)</text:span></text:p>
            <text:p text:style-name="P953"/>
            <text:p text:style-name="P905"><text:span text:style-name="T288"><text:s text:c="4"/>clear()</text:span><text:span text:style-name="T288"/></text:p>
            <text:p text:style-name="P905"><text:span text:style-name="T288"><text:s text:c="4"/></text:span><text:span text:style-name="T275">print</text:span><text:span text:style-name="T288">(logo)</text:span></text:p>
            <text:p text:style-name="P905"><text:span text:style-name="T288"><text:s text:c="4"/></text:span><text:span text:style-name="T273">if</text:span><text:span text:style-name="T288"> is_correct:</text:span></text:p>
            <text:p text:style-name="P905"><text:span text:style-name="T288"><text:s text:c="6"/>score </text:span><text:span text:style-name="T305">+=</text:span><text:span text:style-name="T288"> </text:span><text:span text:style-name="T305">1</text:span></text:p>
            <text:p text:style-name="P905"><text:span text:style-name="T288"><text:s text:c="6"/></text:span><text:span text:style-name="T275">print</text:span><text:span text:style-name="T288">(</text:span><text:span text:style-name="T329">f"You're right! Current score: </text:span><text:span text:style-name="T350">{</text:span><text:span text:style-name="T288">score</text:span><text:span text:style-name="T350">}</text:span><text:span text:style-name="T329">."</text:span><text:span text:style-name="T288">)</text:span></text:p>
            <text:p text:style-name="P905"><text:span text:style-name="T288"><text:s text:c="4"/></text:span><text:span text:style-name="T273">else</text:span><text:span text:style-name="T288">:</text:span></text:p>
            <text:p text:style-name="P905"><text:span text:style-name="T288"><text:s text:c="6"/>game_should_continue </text:span><text:span text:style-name="T305">=</text:span><text:span text:style-name="T288"> </text:span><text:span text:style-name="T273">False</text:span></text:p>
            <text:p text:style-name="P905"><text:span text:style-name="T288"><text:s text:c="6"/></text:span><text:span text:style-name="T275">print</text:span><text:span text:style-name="T288">(</text:span><text:span text:style-name="T329">f"Sorry, that's wrong. Final score: </text:span><text:span text:style-name="T350">{</text:span><text:span text:style-name="T288">score</text:span><text:span text:style-name="T350">}</text:span><text:span text:style-name="T329">"</text:span><text:span text:style-name="T288">)</text:span></text:p>
            <text:p text:style-name="P953"/>
            <text:p text:style-name="P953">game()</text:p>
            <text:p text:style-name="P905"/>
          </table:table-cell>
        </table:table-row>
      </table:table>
      <text:p text:style-name="P308"><text:soft-page-break/></text:p>
      <text:p text:style-name="P308"/>
      <text:p text:style-name="P163"/>
      <text:p text:style-name="P787"><text:span text:style-name="T108">D</text:span><text:span text:style-name="T103">ay </text:span><text:span text:style-name="T110">1</text:span><text:span text:style-name="T115">5: Local Development Environment. IDE.</text:span></text:p>
      <text:p text:style-name="P165">Coffe Machine.</text:p>
      <text:p text:style-name="P972"/>
      <text:p text:style-name="P1009"><text:span text:style-name="T15">IDE</text:span>: Integrated Development Environment. </text:p>
      <text:p text:style-name="P1010"/>
      <text:p text:style-name="P1010">Software that will help you while you are creating your code, <text:span text:style-name="T369">like highlighting when you do an error, giving advice, etc.</text:span></text:p>
      <text:p text:style-name="P1010"/>
      <text:p text:style-name="P1014"><text:span text:style-name="T15">Install Python:</text:span> </text:p>
      <text:p text:style-name="P1011"><text:a xlink:type="simple" xlink:href="https://www.python.org/downloads/" text:style-name="Internet_20_link" text:visited-style-name="Visited_20_Internet_20_Link">https://www.python.org/downloads/</text:a> → <text:span text:style-name="T370">Get the last version for your computer.</text:span> <text:span text:style-name="T374">3.11.</text:span><text:span text:style-name="T375">3</text:span><text:span text:style-name="T374"> in my case.</text:span></text:p>
      <text:p text:style-name="P972"/>
      <text:p text:style-name="P1012">In the video the teacher is installing in Windows the version 3.8.2. She asked to check the box <text:s text:c="2"/>“Add Python 3.8 to PATH” but in Mac this option is not displayed in the installation process <text:span text:style-name="T371">and is not necessary, if you see the folder with the files means that all is ok.</text:span></text:p>
      <text:p text:style-name="P972"/>
      <text:p text:style-name="P1013"><text:span text:style-name="T33">Install PyCharm:</text:span> </text:p>
      <text:p text:style-name="P972"><text:a xlink:type="simple" xlink:href="https://www.jetbrains.com/pycharm/download/#section=mac" text:style-name="Internet_20_link" text:visited-style-name="Visited_20_Internet_20_Link">https://www.jetbrains.com/pycharm/download/#section=mac</text:a> → <text:span text:style-name="T372">install the Community version</text:span></text:p>
      <text:p text:style-name="P1015">Drag PyCharm to the applications folder.</text:p>
      <text:p text:style-name="P1015"/>
      <text:p text:style-name="P48">Create a project:</text:p>
      <text:p text:style-name="P1015">New project – name it as you wish (Demo) – Base interpreter: select the Python version you’ve installed before, 3.<text:span text:style-name="T375">11 in my example – Create.</text:span></text:p>
      <text:p text:style-name="P1015"/>
      <text:p text:style-name="P128">Main.py is already created, but if not do:</text:p>
      <text:p text:style-name="P1016">In the project right click on Demo folder (or control + left click on it) – New – File – <text:span text:style-name="T376">main.py</text:span></text:p>
      <text:p text:style-name="P972"/>
      <text:p text:style-name="P1018">main.py already have a basic code, </text:p>
      <text:p text:style-name="P1018"/>
      <text:p text:style-name="P1020"><text:span text:style-name="T15">Run a program:</text:span> H<text:span text:style-name="T377">it the run button to see it working, </text:span><text:span text:style-name="T380">o</text:span>r <text:span text:style-name="T15">control + </text:span>r <text:s/><text:span text:style-name="T379">(which is ^ + R)</text:span><text:span text:style-name="T377"> </text:span><text:span text:style-name="T378">the output will be something like this:</text:span></text:p>
      <text:p text:style-name="P1020"/>
      <text:p text:style-name="P555">/Users/joaquim/PycharmProjects/Demo/venv/bin/python /Users/joaquim/PycharmProjects/Demo/main.py </text:p>
      <text:p text:style-name="P629">Hi, PyCharm</text:p>
      <text:p text:style-name="P555"/>
      <text:p text:style-name="P555">Process finished with exit code 0</text:p>
      <text:p text:style-name="P1017"/>
      <text:p text:style-name="P1019">Hi PyCharm is the output of the program, the rest in info, like the exit code, etc.</text:p>
      <text:p text:style-name="P972"/>
      <text:p text:style-name="P1021"><text:span text:style-name="T37">Shortcuts</text:span><text:span text:style-name="T382">: </text:span><text:a xlink:type="simple" xlink:href="https://www.jetbrains.com/help/pycharm/mastering-keyboard-shortcuts.html" text:style-name="Internet_20_link" text:visited-style-name="Visited_20_Internet_20_Link"><text:span text:style-name="T382">https://www.jetbrains.com/help/pycharm/mastering-keyboard-shortcuts.html</text:span></text:a></text:p>
      <text:p text:style-name="P972"/>
      <text:p text:style-name="P55">Cool stuff:<text:span text:style-name="T39"> </text:span></text:p>
      <text:p text:style-name="P46">- Refactor Rename: <text:span text:style-name="T39">You can change the name of a function that is repeated several times, example:</text:span></text:p>
      <text:p text:style-name="P46"/>
      <text:p text:style-name="P680">You have a function called my_function()</text:p>
      <text:p text:style-name="P46"/>
      <text:p text:style-name="P680">You call this function several times in the code.</text:p>
      <text:p text:style-name="P46"/>
      <text:p text:style-name="P46"><text:soft-page-break/><text:span text:style-name="T39">If you want to change the name to the function, for example to “add” you have to go one by one in each place where is called.</text:span></text:p>
      <text:p text:style-name="P46"/>
      <text:p text:style-name="P680">But you can change the name at once by using refactor:</text:p>
      <text:p text:style-name="P680">Right click on the name you want to change – Refactor – Rename – insert the new name you want to put “add” in this example – Refactor</text:p>
      <text:p text:style-name="P46"/>
      <text:p text:style-name="P680">You will see that Refactor is showing you which places will be renamed → Hit “Do Refactor” to apply the changes.</text:p>
      <text:p text:style-name="P46"/>
      <text:p text:style-name="P46"><text:span text:style-name="T373">- Difference between find and replace and Refactor:</text:span><text:span text:style-name="T39"> </text:span></text:p>
      <text:p text:style-name="P681">Refactor is intelligent enough to change only the name of the function or variable we want to change.</text:p>
      <text:p text:style-name="P49"/>
      <text:p text:style-name="P681">If you use find and replace will change all the places in where you have the word you want to change, example.</text:p>
      <text:p text:style-name="P49"/>
      <text:p text:style-name="P681">Find and replace my_function for add.</text:p>
      <text:p text:style-name="P681">If you have a print(“my_function is a function”) it will change it for:</text:p>
      <text:p text:style-name="P681">print(“add is a function”) and you don’t want this to happen.</text:p>
      <text:p text:style-name="P49"/>
      <text:p text:style-name="P681">Refactor will change the name of the function when it is indeed a function.</text:p>
      <text:p text:style-name="P49"/>
      <text:p text:style-name="P50">- Built-In Linter:<text:span text:style-name="T39"> </text:span><text:span text:style-name="T79">Converts the code to the st</text:span><text:span text:style-name="T81">y</text:span><text:span text:style-name="T79">le </text:span><text:span text:style-name="T81">guide</text:span><text:span text:style-name="T79"> conventions to make it consistent and easy to read by others developers.</text:span><text:span text:style-name="T39"/></text:p>
      <text:p text:style-name="P51"/>
      <text:p text:style-name="P52"><text:span text:style-name="T39">Your code will work anyway witho</text:span><text:span text:style-name="T80">ut</text:span><text:span text:style-name="T39"> applying linter. </text:span><text:span text:style-name="T39"/></text:p>
      <text:p text:style-name="P52"/>
      <text:p text:style-name="P52"><text:span text:style-name="T39">Linter will make it more easy to read by others by following the style </text:span><text:span text:style-name="T81">guide</text:span><text:span text:style-name="T39">, like how much spaces you have to leave in the body of a function, </text:span><text:span text:style-name="T82">how much indentation spaces must have a tab (four), </text:span><text:span text:style-name="T83">maximum line length,</text:span><text:span text:style-name="T82"> etc.</text:span><text:span text:style-name="T39"/></text:p>
      <text:p text:style-name="P51"/>
      <text:p text:style-name="P1051"><text:span text:style-name="T39">Python developers uses </text:span>PEP 8<text:span text:style-name="T39"> style guide.</text:span><text:span text:style-name="T39"/></text:p>
      <text:p text:style-name="P50"/>
      <text:p text:style-name="P53"><text:span text:style-name="T39">PyCharm apply all those PEP 8 rules d</text:span><text:span text:style-name="T39"/></text:p>
      <text:p text:style-name="P50"/>
      <text:p text:style-name="P50">- <text:span text:style-name="T381">Local history:</text:span><text:span text:style-name="T84"> PyCharm keeps the history changes of your code.</text:span><text:span text:style-name="T39"/></text:p>
      <text:p text:style-name="P50"/>
      <text:p text:style-name="P53"><text:span text:style-name="T39">You can see the changes you did and revert things to previous state.</text:span><text:span text:style-name="T39"/></text:p>
      <text:p text:style-name="P53"/>
      <text:p text:style-name="P53">- View Structure:<text:span text:style-name="T39"> </text:span><text:span text:style-name="T85">Breaks down the code in variables and functions in a side bar.</text:span><text:span text:style-name="T39"/></text:p>
      <text:p text:style-name="P54"><text:span text:style-name="T39">Then you can click in the variable you want and will send you there without having to scroll.</text:span><text:span text:style-name="T39"/></text:p>
      <text:p text:style-name="P54"/>
      <text:p text:style-name="P54">- <text:span text:style-name="T383">TODO </text:span><text:span text:style-name="T384">Traking</text:span><text:span text:style-name="T383">:</text:span><text:span text:style-name="T86"> Create a list of tasks that will appear in it’s own window at the bottom. You can click on every item of the list and will send you to that part of the code, where you written the line.</text:span><text:span text:style-name="T39"/></text:p>
      <text:p text:style-name="P54"/>
      <text:p text:style-name="P1054"><text:span text:style-name="T39">To create it write: # TODO <text:s/>→ once you do it the text will appear in yellow, example:</text:span><text:span text:style-name="T39"/></text:p>
      <text:p text:style-name="P1032"><text:tab/># TODO: 2 Check resources sufficient to make drink order.<text:span text:style-name="T39"/></text:p>
      <text:p text:style-name="P47"/>
      <text:p text:style-name="P47"/>
      <text:p text:style-name="P47"/>
      <text:p text:style-name="P47"/>
      <text:p text:style-name="P56"><text:soft-page-break/>Coffee Machine Project:</text:p>
      <text:p text:style-name="P972"/>
      <text:p text:style-name="P972"/>
      <text:p text:style-name="P972"/>
      <text:p text:style-name="P1022"/>
      <table:table table:name="Table32" table:style-name="Table32">
        <table:table-column table:style-name="Table32.A"/>
        <table:table-column table:style-name="Table32.B"/>
        <table:table-row>
          <table:table-cell table:style-name="Table32.A1" office:value-type="string">
            <text:p text:style-name="P871">My solution:<text:span text:style-name="T141"> </text:span><text:span text:style-name="T145">Didn’t finished.</text:span></text:p>
            <text:p text:style-name="P690"><text:span text:style-name="T288">MENU </text:span><text:span text:style-name="T305">=</text:span><text:span text:style-name="T288"> {</text:span></text:p>
            <text:p text:style-name="P690"><text:span text:style-name="T288"><text:s text:c="4"/></text:span><text:span text:style-name="T329">"espresso"</text:span><text:span text:style-name="T288">: {</text:span></text:p>
            <text:p text:style-name="P690"><text:span text:style-name="T288"><text:s text:c="8"/></text:span><text:span text:style-name="T329">"ingredients"</text:span><text:span text:style-name="T288">: {</text:span></text:p>
            <text:p text:style-name="P690"><text:span text:style-name="T288"><text:s text:c="12"/></text:span><text:span text:style-name="T329">"water"</text:span><text:span text:style-name="T288">: </text:span><text:span text:style-name="T305">50</text:span><text:span text:style-name="T288">,</text:span></text:p>
            <text:p text:style-name="P690"><text:span text:style-name="T288"><text:s text:c="12"/></text:span><text:span text:style-name="T329">"coffee"</text:span><text:span text:style-name="T288">: </text:span><text:span text:style-name="T305">18</text:span><text:span text:style-name="T288">,</text:span></text:p>
            <text:p text:style-name="P690"><text:span text:style-name="T288"><text:s text:c="8"/>},</text:span><text:span text:style-name="T288"/></text:p>
            <text:p text:style-name="P690"><text:span text:style-name="T288"><text:s text:c="8"/></text:span><text:span text:style-name="T329">"cost"</text:span><text:span text:style-name="T288">: </text:span><text:span text:style-name="T305">1.5</text:span><text:span text:style-name="T288">,</text:span></text:p>
            <text:p text:style-name="P690"><text:span text:style-name="T288"><text:s text:c="4"/>},</text:span><text:span text:style-name="T288"/></text:p>
            <text:p text:style-name="P690"><text:span text:style-name="T288"><text:s text:c="4"/></text:span><text:span text:style-name="T329">"latte"</text:span><text:span text:style-name="T288">: {</text:span></text:p>
            <text:p text:style-name="P690"><text:span text:style-name="T288"><text:s text:c="8"/></text:span><text:span text:style-name="T329">"ingredients"</text:span><text:span text:style-name="T288">: {</text:span></text:p>
            <text:p text:style-name="P690"><text:span text:style-name="T288"><text:s text:c="12"/></text:span><text:span text:style-name="T329">"water"</text:span><text:span text:style-name="T288">: </text:span><text:span text:style-name="T305">200</text:span><text:span text:style-name="T288">,</text:span></text:p>
            <text:p text:style-name="P690"><text:span text:style-name="T288"><text:s text:c="12"/></text:span><text:span text:style-name="T329">"milk"</text:span><text:span text:style-name="T288">: </text:span><text:span text:style-name="T305">150</text:span><text:span text:style-name="T288">,</text:span></text:p>
            <text:p text:style-name="P690"><text:span text:style-name="T288"><text:s text:c="12"/></text:span><text:span text:style-name="T329">"coffee"</text:span><text:span text:style-name="T288">: </text:span><text:span text:style-name="T305">24</text:span><text:span text:style-name="T288">,</text:span></text:p>
            <text:p text:style-name="P690"><text:span text:style-name="T288"><text:s text:c="8"/>},</text:span><text:span text:style-name="T288"/></text:p>
            <text:p text:style-name="P690"><text:span text:style-name="T288"><text:s text:c="8"/></text:span><text:span text:style-name="T329">"cost"</text:span><text:span text:style-name="T288">: </text:span><text:span text:style-name="T305">2.5</text:span><text:span text:style-name="T288">,</text:span></text:p>
            <text:p text:style-name="P690"><text:span text:style-name="T288"><text:s text:c="4"/>},</text:span><text:span text:style-name="T288"/></text:p>
            <text:p text:style-name="P690"><text:span text:style-name="T288"><text:s text:c="4"/></text:span><text:span text:style-name="T329">"cappuccino"</text:span><text:span text:style-name="T288">: {</text:span></text:p>
            <text:p text:style-name="P690"><text:span text:style-name="T288"><text:s text:c="8"/></text:span><text:span text:style-name="T329">"ingredients"</text:span><text:span text:style-name="T288">: {</text:span></text:p>
            <text:p text:style-name="P690"><text:span text:style-name="T288"><text:s text:c="12"/></text:span><text:span text:style-name="T329">"water"</text:span><text:span text:style-name="T288">: </text:span><text:span text:style-name="T305">250</text:span><text:span text:style-name="T288">,</text:span></text:p>
            <text:p text:style-name="P690"><text:span text:style-name="T288"><text:s text:c="12"/></text:span><text:span text:style-name="T329">"milk"</text:span><text:span text:style-name="T288">: </text:span><text:span text:style-name="T305">100</text:span><text:span text:style-name="T288">,</text:span></text:p>
            <text:p text:style-name="P690"><text:span text:style-name="T288"><text:s text:c="12"/></text:span><text:span text:style-name="T329">"coffee"</text:span><text:span text:style-name="T288">: </text:span><text:span text:style-name="T305">24</text:span><text:span text:style-name="T288">,</text:span></text:p>
            <text:p text:style-name="P690"><text:span text:style-name="T288"><text:s text:c="8"/>},</text:span><text:span text:style-name="T288"/></text:p>
            <text:p text:style-name="P690"><text:span text:style-name="T288"><text:s text:c="8"/></text:span><text:span text:style-name="T329">"cost"</text:span><text:span text:style-name="T288">: </text:span><text:span text:style-name="T305">3.0</text:span><text:span text:style-name="T288">,</text:span></text:p>
            <text:p text:style-name="P690"><text:span text:style-name="T288"><text:s text:c="4"/>}</text:span><text:span text:style-name="T288"/></text:p>
            <text:p text:style-name="P955">}<text:span text:style-name="T288"/></text:p>
            <text:p text:style-name="P955"/>
            <text:p text:style-name="P690"><text:span text:style-name="T288">resources </text:span><text:span text:style-name="T305">=</text:span><text:span text:style-name="T288"> {</text:span></text:p>
            <text:p text:style-name="P690"><text:span text:style-name="T288"><text:s text:c="4"/></text:span><text:span text:style-name="T329">"water"</text:span><text:span text:style-name="T288">: </text:span><text:span text:style-name="T305">300</text:span><text:span text:style-name="T288">,</text:span></text:p>
            <text:p text:style-name="P690"><text:span text:style-name="T288"><text:s text:c="4"/></text:span><text:span text:style-name="T329">"milk"</text:span><text:span text:style-name="T288">: </text:span><text:span text:style-name="T305">200</text:span><text:span text:style-name="T288">,</text:span></text:p>
            <text:p text:style-name="P690"><text:span text:style-name="T288"><text:s text:c="4"/></text:span><text:span text:style-name="T329">"coffee"</text:span><text:span text:style-name="T288">: </text:span><text:span text:style-name="T305">100</text:span><text:span text:style-name="T288">,</text:span></text:p>
            <text:p text:style-name="P690"><text:span text:style-name="T288"><text:s text:c="4"/></text:span><text:span text:style-name="T329">"money"</text:span><text:span text:style-name="T288">: </text:span><text:span text:style-name="T305">0</text:span><text:span text:style-name="T288">,</text:span></text:p>
            <text:p text:style-name="P955">}<text:span text:style-name="T288"/></text:p>
            <text:p text:style-name="P954"/>
            <text:p text:style-name="P906"><text:span text:style-name="T273">import</text:span><text:span text:style-name="T288"> </text:span><text:span text:style-name="T321">sys</text:span></text:p>
            <text:p text:style-name="P954"/>
            <text:p text:style-name="P1048"># TODO: 0 Variables and Constants. Get the values of the ingredients and money. Get into variables and declare the value of each coin:<text:span text:style-name="T288"/></text:p>
            <text:p text:style-name="P954"/>
            <text:p text:style-name="P1048"># Coins constants declaration:<text:span text:style-name="T288"/></text:p>
            <text:p text:style-name="P906"><text:span text:style-name="T288">QUARTERS </text:span><text:span text:style-name="T305">=</text:span><text:span text:style-name="T288"> </text:span><text:span text:style-name="T305">0.25</text:span></text:p>
            <text:p text:style-name="P906"><text:span text:style-name="T288">DIMES </text:span><text:span text:style-name="T305">=</text:span><text:span text:style-name="T288"> </text:span><text:span text:style-name="T305">0.10</text:span></text:p>
            <text:p text:style-name="P906"><text:span text:style-name="T288">NICKLES </text:span><text:span text:style-name="T305">=</text:span><text:span text:style-name="T288"> </text:span><text:span text:style-name="T305">0.05</text:span></text:p>
            <text:p text:style-name="P906"><text:span text:style-name="T288">PENNIE </text:span><text:span text:style-name="T305">=</text:span><text:span text:style-name="T288"> </text:span><text:span text:style-name="T305">0.01</text:span></text:p>
            <text:p text:style-name="P954"/>
            <text:p text:style-name="P1048"># TODO: 1 Prompt user by asking “What would you like? (espresso/latte/cappuccino):” and "report" and "off"<text:span text:style-name="T288"/></text:p>
            <text:p text:style-name="P906"><text:span text:style-name="T273">def</text:span><text:span text:style-name="T288"> </text:span><text:span text:style-name="T320">choose</text:span><text:span text:style-name="T288">():</text:span></text:p>
            <text:p text:style-name="P906"><text:span text:style-name="T288"><text:s text:c="4"/>coffe </text:span><text:span text:style-name="T305">=</text:span><text:span text:style-name="T288"> </text:span><text:span text:style-name="T275">input</text:span><text:span text:style-name="T288">(</text:span><text:span text:style-name="T329">"What would you like? (espresso/latte/cappuccino): "</text:span><text:span text:style-name="T288">)</text:span><text:span text:style-name="T305">.</text:span><text:span text:style-name="T288">lower()</text:span></text:p>
            <text:p text:style-name="P906"><text:span text:style-name="T288"><text:s text:c="4"/></text:span><text:span text:style-name="T273">if</text:span><text:span text:style-name="T288"> coffe </text:span><text:span text:style-name="T305">==</text:span><text:span text:style-name="T288"> </text:span><text:span text:style-name="T329">"espresso"</text:span><text:span text:style-name="T288">:</text:span></text:p>
            <text:p text:style-name="P906"><text:span text:style-name="T288"><text:s text:c="8"/></text:span><text:span text:style-name="T273">return</text:span><text:span text:style-name="T288"> </text:span><text:span text:style-name="T329">"espresso"</text:span></text:p>
            <text:p text:style-name="P906"><text:span text:style-name="T288"><text:s text:c="4"/></text:span><text:span text:style-name="T273">elif</text:span><text:span text:style-name="T288"> coffe </text:span><text:span text:style-name="T305">==</text:span><text:span text:style-name="T288"> </text:span><text:span text:style-name="T329">"latte"</text:span><text:span text:style-name="T288">:</text:span></text:p>
            <text:p text:style-name="P906"><text:span text:style-name="T288"><text:s text:c="8"/></text:span><text:span text:style-name="T273">return</text:span><text:span text:style-name="T288"> </text:span><text:span text:style-name="T329">"latte"</text:span></text:p>
            <text:p text:style-name="P906"><text:span text:style-name="T288"><text:s text:c="4"/></text:span><text:span text:style-name="T273">elif</text:span><text:span text:style-name="T288"> coffe </text:span><text:span text:style-name="T305">==</text:span><text:span text:style-name="T288"> </text:span><text:span text:style-name="T329">"cappuccino"</text:span><text:span text:style-name="T288">:</text:span></text:p>
            <text:p text:style-name="P906"><text:span text:style-name="T288"><text:s text:c="8"/></text:span><text:span text:style-name="T273">return</text:span><text:span text:style-name="T288"> </text:span><text:span text:style-name="T329">"cappuccino"</text:span></text:p>
            <text:p text:style-name="P906"><text:span text:style-name="T288"><text:s text:c="4"/></text:span><text:span text:style-name="T273">elif</text:span><text:span text:style-name="T288"> coffe </text:span><text:span text:style-name="T305">==</text:span><text:span text:style-name="T288"> </text:span><text:span text:style-name="T329">"off"</text:span><text:span text:style-name="T288">:</text:span></text:p>
            <text:p text:style-name="P906"><text:span text:style-name="T288"><text:s text:c="8"/></text:span><text:span text:style-name="T273">return</text:span><text:span text:style-name="T288"> <text:s/></text:span><text:span text:style-name="T329">"off"</text:span></text:p>
            <text:p text:style-name="P906"><text:span text:style-name="T288"><text:s text:c="4"/></text:span><text:span text:style-name="T273">elif</text:span><text:span text:style-name="T288"> coffe </text:span><text:span text:style-name="T305">==</text:span><text:span text:style-name="T288"> </text:span><text:span text:style-name="T329">"report"</text:span><text:span text:style-name="T288">:</text:span></text:p>
            <text:p text:style-name="P906"><text:span text:style-name="T288"><text:s text:c="8"/></text:span><text:span text:style-name="T273">return</text:span><text:span text:style-name="T288"> </text:span><text:span text:style-name="T329">"report"</text:span></text:p>
            <text:p text:style-name="P906"><text:span text:style-name="T288"><text:s text:c="4"/></text:span><text:span text:style-name="T367"># user_selection variable</text:span></text:p>
            <text:p text:style-name="P954"/>
            <text:p text:style-name="P1048"># TODO: 2 Turn off machine when typed "off"<text:span text:style-name="T288"/></text:p>
            <text:p text:style-name="P906"><text:span text:style-name="T273">def</text:span><text:span text:style-name="T288"> </text:span><text:span text:style-name="T320">turn_off</text:span><text:span text:style-name="T288">():</text:span></text:p>
            <text:p text:style-name="P906"><text:span text:style-name="T288"><text:s text:c="4"/></text:span><text:span text:style-name="T273">if</text:span><text:span text:style-name="T288"> user_selection </text:span><text:span text:style-name="T305">==</text:span><text:span text:style-name="T288"> </text:span><text:span text:style-name="T329">"off"</text:span><text:span text:style-name="T288">:</text:span></text:p>
            <text:p text:style-name="P906"><text:span text:style-name="T288"><text:s text:c="8"/>apaga </text:span><text:span text:style-name="T305">=</text:span><text:span text:style-name="T288"> </text:span><text:span text:style-name="T273">False</text:span></text:p>
            <text:p text:style-name="P906"><text:span text:style-name="T288"><text:s text:c="8"/></text:span><text:span text:style-name="T273">return</text:span><text:span text:style-name="T288"> apaga</text:span></text:p>
            <text:p text:style-name="P954"/>
            <text:p text:style-name="P1048"># TODO: 3 Print inventory when typed: "report"<text:span text:style-name="T288"/></text:p>
            <text:p text:style-name="P906"><text:span text:style-name="T273">def</text:span><text:span text:style-name="T288"> </text:span><text:span text:style-name="T320">show_report</text:span><text:span text:style-name="T288">():</text:span></text:p>
            <text:p text:style-name="P906"><text:span text:style-name="T288"><text:s text:c="4"/></text:span><text:span text:style-name="T273">if</text:span><text:span text:style-name="T288"> user_selection </text:span><text:span text:style-name="T305">==</text:span><text:span text:style-name="T288"> </text:span><text:span text:style-name="T329">"report"</text:span><text:span text:style-name="T288">:</text:span></text:p>
            <text:p text:style-name="P906"><text:span text:style-name="T288"><text:s text:c="8"/></text:span><text:span text:style-name="T275">print</text:span><text:span text:style-name="T288">(</text:span><text:span text:style-name="T329">f"</text:span><text:span text:style-name="T351">\n</text:span><text:span text:style-name="T329">Water: </text:span><text:span text:style-name="T350">{</text:span><text:span text:style-name="T288">resources[</text:span><text:span text:style-name="T329">'water'</text:span><text:span text:style-name="T288">]</text:span><text:span text:style-name="T350">}</text:span><text:span text:style-name="T329">ml </text:span><text:span text:style-name="T351">\n</text:span><text:span text:style-name="T329">Milk: </text:span><text:span text:style-name="T350">{</text:span><text:span text:style-name="T288">resources[</text:span><text:span text:style-name="T329">'milk'</text:span><text:span text:style-name="T288">]</text:span><text:span text:style-name="T350">}</text:span><text:span text:style-name="T329">ml </text:span><text:span text:style-name="T351">\n</text:span><text:span text:style-name="T329">Coffee: </text:span><text:span text:style-name="T350">{</text:span><text:span text:style-name="T288">resources[</text:span><text:span text:style-name="T329">'coffee'</text:span><text:span text:style-name="T288">]</text:span><text:span text:style-name="T350">}</text:span><text:span text:style-name="T329">g </text:span><text:span text:style-name="T351">\n</text:span><text:span text:style-name="T329">Money: $</text:span><text:span text:style-name="T350">{</text:span><text:span text:style-name="T288">resources[</text:span><text:span text:style-name="T329">'money'</text:span><text:span text:style-name="T288">]</text:span><text:span text:style-name="T350">}</text:span><text:span text:style-name="T329">"</text:span><text:span text:style-name="T288">)</text:span></text:p>
            <text:p text:style-name="P954"/>
            <text:p text:style-name="P1048"># TODO: 4 Check if resources are sufficient:<text:span text:style-name="T288"/></text:p>
            <text:p text:style-name="P906"><text:span text:style-name="T273">def</text:span><text:span text:style-name="T288"> </text:span><text:span text:style-name="T320">enought_resources</text:span><text:span text:style-name="T288">():</text:span></text:p>
            <text:p text:style-name="P954"/>
            <text:p text:style-name="P906"><text:soft-page-break/><text:span text:style-name="T288"><text:s text:c="4"/></text:span><text:span text:style-name="T273">if</text:span><text:span text:style-name="T288"> water_need </text:span><text:span text:style-name="T305">&gt;</text:span><text:span text:style-name="T288"> water_have:</text:span></text:p>
            <text:p text:style-name="P906"><text:span text:style-name="T288"><text:s text:c="8"/></text:span><text:span text:style-name="T275">print</text:span><text:span text:style-name="T288">(</text:span><text:span text:style-name="T329">"Sorry there is not enough water."</text:span><text:span text:style-name="T288">)</text:span></text:p>
            <text:p text:style-name="P906"><text:span text:style-name="T288"><text:s text:c="4"/></text:span><text:span text:style-name="T273">if</text:span><text:span text:style-name="T288"> milk_need </text:span><text:span text:style-name="T305">&gt;</text:span><text:span text:style-name="T288"> milk_have:</text:span></text:p>
            <text:p text:style-name="P906"><text:span text:style-name="T288"><text:s text:c="8"/></text:span><text:span text:style-name="T275">print</text:span><text:span text:style-name="T288">(</text:span><text:span text:style-name="T329">"Sorry there is not enough milk."</text:span><text:span text:style-name="T288">)</text:span></text:p>
            <text:p text:style-name="P906"><text:span text:style-name="T288"><text:s text:c="4"/></text:span><text:span text:style-name="T273">if</text:span><text:span text:style-name="T288"> coffee_need </text:span><text:span text:style-name="T305">&gt;</text:span><text:span text:style-name="T288"> coffee_have:</text:span></text:p>
            <text:p text:style-name="P906"><text:span text:style-name="T288"><text:s text:c="8"/></text:span><text:span text:style-name="T275">print</text:span><text:span text:style-name="T288">(</text:span><text:span text:style-name="T329">"Sorry there is not enough coffee."</text:span><text:span text:style-name="T288">)</text:span></text:p>
            <text:p text:style-name="P954"/>
            <text:p text:style-name="P1048"># TODO: 5 Process coins: Ask for the coins and return it's total value.<text:span text:style-name="T288"/></text:p>
            <text:p text:style-name="P906"><text:span text:style-name="T273">def</text:span><text:span text:style-name="T288"> </text:span><text:span text:style-name="T320">process_coins</text:span><text:span text:style-name="T288">():</text:span></text:p>
            <text:p text:style-name="P906"><text:span text:style-name="T288"><text:s text:c="4"/></text:span><text:span text:style-name="T275">print</text:span><text:span text:style-name="T288">(</text:span><text:span text:style-name="T329">"Please insert coins."</text:span><text:span text:style-name="T288">)</text:span></text:p>
            <text:p text:style-name="P906"><text:span text:style-name="T288"><text:s text:c="4"/>user_quarters </text:span><text:span text:style-name="T305">=</text:span><text:span text:style-name="T288"> </text:span><text:span text:style-name="T275">int</text:span><text:span text:style-name="T288">(</text:span><text:span text:style-name="T275">input</text:span><text:span text:style-name="T288">(</text:span><text:span text:style-name="T329">"how many quarters?: "</text:span><text:span text:style-name="T288">))</text:span></text:p>
            <text:p text:style-name="P906"><text:span text:style-name="T288"><text:s text:c="4"/>user_dimes </text:span><text:span text:style-name="T305">=</text:span><text:span text:style-name="T288"> </text:span><text:span text:style-name="T275">int</text:span><text:span text:style-name="T288">(</text:span><text:span text:style-name="T275">input</text:span><text:span text:style-name="T288">(</text:span><text:span text:style-name="T329">"how many dimes?: "</text:span><text:span text:style-name="T288">))</text:span></text:p>
            <text:p text:style-name="P906"><text:span text:style-name="T288"><text:s text:c="4"/>user_nickles </text:span><text:span text:style-name="T305">=</text:span><text:span text:style-name="T288"> </text:span><text:span text:style-name="T275">int</text:span><text:span text:style-name="T288">(</text:span><text:span text:style-name="T275">input</text:span><text:span text:style-name="T288">(</text:span><text:span text:style-name="T329">"how many nickles?: "</text:span><text:span text:style-name="T288">))</text:span></text:p>
            <text:p text:style-name="P906"><text:span text:style-name="T288"><text:s text:c="4"/>user_pennies </text:span><text:span text:style-name="T305">=</text:span><text:span text:style-name="T288"> </text:span><text:span text:style-name="T275">int</text:span><text:span text:style-name="T288">(</text:span><text:span text:style-name="T275">input</text:span><text:span text:style-name="T288">(</text:span><text:span text:style-name="T329">"how many pennies?: "</text:span><text:span text:style-name="T288">))</text:span></text:p>
            <text:p text:style-name="P906"><text:span text:style-name="T288"><text:s text:c="4"/>total_user </text:span><text:span text:style-name="T305">=</text:span><text:span text:style-name="T288"> QUARTERS </text:span><text:span text:style-name="T305">*</text:span><text:span text:style-name="T288"> user_quarters </text:span><text:span text:style-name="T305">+</text:span><text:span text:style-name="T288"> DIMES </text:span><text:span text:style-name="T305">*</text:span><text:span text:style-name="T288"> user_dimes </text:span><text:span text:style-name="T305">+</text:span><text:span text:style-name="T288"> NICKLES </text:span><text:span text:style-name="T305">*</text:span><text:span text:style-name="T288"> user_nickles </text:span><text:span text:style-name="T305">+</text:span><text:span text:style-name="T288"> PENNIE </text:span><text:span text:style-name="T305">*</text:span><text:span text:style-name="T288"> user_pennies</text:span></text:p>
            <text:p text:style-name="P906"><text:span text:style-name="T288"><text:s text:c="4"/></text:span><text:span text:style-name="T273">return</text:span><text:span text:style-name="T288"> </text:span><text:span text:style-name="T275">round</text:span><text:span text:style-name="T288">(total_user, </text:span><text:span text:style-name="T305">3</text:span><text:span text:style-name="T288">)</text:span></text:p>
            <text:p text:style-name="P954"/>
            <text:p text:style-name="P1048"># TODO: 6 Check the money the user have inserted and how much the coffee costs.<text:span text:style-name="T288"/></text:p>
            <text:p text:style-name="P906"><text:span text:style-name="T273">def</text:span><text:span text:style-name="T288"> </text:span><text:span text:style-name="T320">check_transaction</text:span><text:span text:style-name="T288">():</text:span></text:p>
            <text:p text:style-name="P906"><text:span text:style-name="T288"><text:s text:c="4"/>price </text:span><text:span text:style-name="T305">=</text:span><text:span text:style-name="T288"> MENU[user_selection][</text:span><text:span text:style-name="T329">'cost'</text:span><text:span text:style-name="T288">]</text:span></text:p>
            <text:p text:style-name="P906"><text:span text:style-name="T288"><text:s text:c="4"/></text:span><text:span text:style-name="T273">if</text:span><text:span text:style-name="T288"> total_user </text:span><text:span text:style-name="T305">&gt;=</text:span><text:span text:style-name="T288"> price:</text:span></text:p>
            <text:p text:style-name="P906"><text:span text:style-name="T288"><text:s text:c="8"/>total </text:span><text:span text:style-name="T305">=</text:span><text:span text:style-name="T288"> </text:span><text:span text:style-name="T275">round</text:span><text:span text:style-name="T288">(total_user </text:span><text:span text:style-name="T305">-</text:span><text:span text:style-name="T288"> price, </text:span><text:span text:style-name="T305">3</text:span><text:span text:style-name="T288">)</text:span></text:p>
            <text:p text:style-name="P906"><text:span text:style-name="T288"><text:s text:c="8"/></text:span><text:span text:style-name="T275">print</text:span><text:span text:style-name="T288">(</text:span><text:span text:style-name="T329">f'Here is $</text:span><text:span text:style-name="T350">{</text:span><text:span text:style-name="T288">total</text:span><text:span text:style-name="T350">}</text:span><text:span text:style-name="T329"> in change.'</text:span><text:span text:style-name="T288">)</text:span></text:p>
            <text:p text:style-name="P906"><text:span text:style-name="T288"><text:s text:c="4"/></text:span><text:span text:style-name="T273">else</text:span><text:span text:style-name="T288">:</text:span></text:p>
            <text:p text:style-name="P906"><text:span text:style-name="T288"><text:s text:c="8"/></text:span><text:span text:style-name="T275">print</text:span><text:span text:style-name="T288">(</text:span><text:span text:style-name="T329">"Sorry that's not enough money. Money refunded."</text:span><text:span text:style-name="T288">)</text:span></text:p>
            <text:p text:style-name="P954"/>
            <text:p text:style-name="P1048"># TODO: 7 Make the coffee and deduce resources.<text:span text:style-name="T288"/></text:p>
            <text:p text:style-name="P906"><text:span text:style-name="T273">def</text:span><text:span text:style-name="T288"> </text:span><text:span text:style-name="T320">make_coffee</text:span><text:span text:style-name="T288">():</text:span></text:p>
            <text:p text:style-name="P954"/>
            <text:p text:style-name="P906"><text:span text:style-name="T288"><text:s text:c="4"/>resources[</text:span><text:span text:style-name="T329">'water'</text:span><text:span text:style-name="T288">] </text:span><text:span text:style-name="T305">=</text:span><text:span text:style-name="T288"> water_have </text:span><text:span text:style-name="T305">-</text:span><text:span text:style-name="T288"> water_need</text:span></text:p>
            <text:p text:style-name="P906"><text:span text:style-name="T288"><text:s text:c="4"/>resources[</text:span><text:span text:style-name="T329">'milk'</text:span><text:span text:style-name="T288">] </text:span><text:span text:style-name="T305">=</text:span><text:span text:style-name="T288"> milk_have </text:span><text:span text:style-name="T305">-</text:span><text:span text:style-name="T288"> milk_need</text:span></text:p>
            <text:p text:style-name="P906"><text:span text:style-name="T288"><text:s text:c="4"/>resources[</text:span><text:span text:style-name="T329">'coffee'</text:span><text:span text:style-name="T288">] </text:span><text:span text:style-name="T305">=</text:span><text:span text:style-name="T288"> coffee_have </text:span><text:span text:style-name="T305">-</text:span><text:span text:style-name="T288"> coffee_need</text:span></text:p>
            <text:p text:style-name="P906"><text:span text:style-name="T288"><text:s text:c="4"/>resources[</text:span><text:span text:style-name="T329">'money'</text:span><text:span text:style-name="T288">] </text:span><text:span text:style-name="T305">=</text:span><text:span text:style-name="T288"> money_have </text:span><text:span text:style-name="T305">+</text:span><text:span text:style-name="T288"> MENU[user_selection][</text:span><text:span text:style-name="T329">'cost'</text:span><text:span text:style-name="T288">]</text:span></text:p>
            <text:p text:style-name="P954"/>
            <text:p text:style-name="P906"><text:span text:style-name="T288"><text:s text:c="4"/></text:span><text:span text:style-name="T275">print</text:span><text:span text:style-name="T288">(</text:span></text:p>
            <text:p text:style-name="P906"><text:span text:style-name="T288"><text:s text:c="8"/></text:span><text:span text:style-name="T329">f"</text:span><text:span text:style-name="T351">\n</text:span><text:span text:style-name="T329">Water: </text:span><text:span text:style-name="T350">{</text:span><text:span text:style-name="T288">resources[</text:span><text:span text:style-name="T329">'water'</text:span><text:span text:style-name="T288">]</text:span><text:span text:style-name="T350">}</text:span><text:span text:style-name="T329">ml </text:span><text:span text:style-name="T351">\n</text:span><text:span text:style-name="T329">Milk: </text:span><text:span text:style-name="T350">{</text:span><text:span text:style-name="T288">resources[</text:span><text:span text:style-name="T329">'milk'</text:span><text:span text:style-name="T288">]</text:span><text:span text:style-name="T350">}</text:span><text:span text:style-name="T329">ml </text:span><text:span text:style-name="T351">\n</text:span><text:span text:style-name="T329">Coffee: </text:span><text:span text:style-name="T350">{</text:span><text:span text:style-name="T288">resources[</text:span><text:span text:style-name="T329">'coffee'</text:span><text:span text:style-name="T288">]</text:span><text:span text:style-name="T350">}</text:span><text:span text:style-name="T329">g </text:span><text:span text:style-name="T351">\n</text:span><text:span text:style-name="T329">Money: $</text:span><text:span text:style-name="T350">{</text:span><text:span text:style-name="T288">resources[</text:span><text:span text:style-name="T329">'money'</text:span><text:span text:style-name="T288">]</text:span><text:span text:style-name="T350">}</text:span><text:span text:style-name="T329">"</text:span><text:span text:style-name="T288">)</text:span></text:p>
            <text:p text:style-name="P906"><text:span text:style-name="T288"><text:s text:c="4"/></text:span><text:span text:style-name="T275">print</text:span><text:span text:style-name="T288">(</text:span><text:span text:style-name="T329">f"Here is your </text:span><text:span text:style-name="T350">{</text:span><text:span text:style-name="T288">user_selection</text:span><text:span text:style-name="T350">}</text:span><text:span text:style-name="T329">. Enjoy!"</text:span><text:span text:style-name="T288">)</text:span></text:p>
            <text:p text:style-name="P954"/>
            <text:p text:style-name="P1048">############ PROGRAM STARTS: <text:s/>################<text:span text:style-name="T288"/></text:p>
            <text:p text:style-name="P954"/>
            <text:p text:style-name="P906"><text:span text:style-name="T288">apaga </text:span><text:span text:style-name="T305">=</text:span><text:span text:style-name="T288"> </text:span><text:span text:style-name="T273">True</text:span></text:p>
            <text:p text:style-name="P954"/>
            <text:p text:style-name="P906"><text:span text:style-name="T273">while</text:span><text:span text:style-name="T288"> apaga </text:span><text:span text:style-name="T305">!=</text:span><text:span text:style-name="T288"> </text:span><text:span text:style-name="T273">False</text:span><text:span text:style-name="T288">:</text:span></text:p>
            <text:p text:style-name="P906"><text:span text:style-name="T288"><text:s text:c="4"/>user_selection </text:span><text:span text:style-name="T305">=</text:span><text:span text:style-name="T288"> choose()</text:span></text:p>
            <text:p text:style-name="P906"><text:span text:style-name="T288"><text:s text:c="4"/>turn_off()</text:span><text:span text:style-name="T288"/></text:p>
            <text:p text:style-name="P906"><text:span text:style-name="T288"><text:s text:c="4"/>show_report()</text:span><text:span text:style-name="T288"/></text:p>
            <text:p text:style-name="P954"/>
            <text:p text:style-name="P906"><text:span text:style-name="T288"><text:s text:c="4"/></text:span><text:span text:style-name="T367"># Resources I have:</text:span></text:p>
            <text:p text:style-name="P906"><text:span text:style-name="T288"><text:s text:c="4"/>water_have </text:span><text:span text:style-name="T305">=</text:span><text:span text:style-name="T288"> resources[</text:span><text:span text:style-name="T329">'water'</text:span><text:span text:style-name="T288">]</text:span></text:p>
            <text:p text:style-name="P906"><text:span text:style-name="T288"><text:s text:c="4"/>milk_have </text:span><text:span text:style-name="T305">=</text:span><text:span text:style-name="T288"> resources[</text:span><text:span text:style-name="T329">'milk'</text:span><text:span text:style-name="T288">]</text:span></text:p>
            <text:p text:style-name="P906"><text:span text:style-name="T288"><text:s text:c="4"/>coffee_have </text:span><text:span text:style-name="T305">=</text:span><text:span text:style-name="T288"> resources[</text:span><text:span text:style-name="T329">'coffee'</text:span><text:span text:style-name="T288">]</text:span></text:p>
            <text:p text:style-name="P906"><text:span text:style-name="T288"><text:s text:c="4"/>money_have </text:span><text:span text:style-name="T305">=</text:span><text:span text:style-name="T288"> resources[</text:span><text:span text:style-name="T329">'money'</text:span><text:span text:style-name="T288">]</text:span></text:p>
            <text:p text:style-name="P954"/>
            <text:p text:style-name="P906"><text:span text:style-name="T288"><text:s text:c="4"/></text:span><text:span text:style-name="T367"># Resources I need:</text:span></text:p>
            <text:p text:style-name="P906"><text:span text:style-name="T288"><text:s text:c="4"/>water_need </text:span><text:span text:style-name="T305">=</text:span><text:span text:style-name="T288"> MENU[user_selection][</text:span><text:span text:style-name="T329">'ingredients'</text:span><text:span text:style-name="T288">][</text:span><text:span text:style-name="T329">'water'</text:span><text:span text:style-name="T288">]</text:span></text:p>
            <text:p text:style-name="P906"><text:span text:style-name="T288"><text:s text:c="4"/>milk_need </text:span><text:span text:style-name="T305">=</text:span><text:span text:style-name="T288"> MENU[user_selection][</text:span><text:span text:style-name="T329">'ingredients'</text:span><text:span text:style-name="T288">][</text:span><text:span text:style-name="T329">'milk'</text:span><text:span text:style-name="T288">]</text:span></text:p>
            <text:p text:style-name="P906"><text:span text:style-name="T288"><text:s text:c="4"/>coffee_need </text:span><text:span text:style-name="T305">=</text:span><text:span text:style-name="T288"> MENU[user_selection][</text:span><text:span text:style-name="T329">'ingredients'</text:span><text:span text:style-name="T288">][</text:span><text:span text:style-name="T329">'coffee'</text:span><text:span text:style-name="T288">]</text:span></text:p>
            <text:p text:style-name="P954"/>
            <text:p text:style-name="P906"><text:span text:style-name="T288"><text:s text:c="4"/>enought_resources()</text:span><text:span text:style-name="T288"/></text:p>
            <text:p text:style-name="P954"/>
            <text:p text:style-name="P906"><text:span text:style-name="T288"><text:s text:c="4"/>total_user </text:span><text:span text:style-name="T305">=</text:span><text:span text:style-name="T288"> process_coins()</text:span></text:p>
            <text:p text:style-name="P954"><text:s text:c="4"/>check_transaction()</text:p>
            <text:p text:style-name="P954"><text:s text:c="4"/>make_coffee()</text:p>
            <text:p text:style-name="P906"/>
          </table:table-cell>
          <table:table-cell table:style-name="Table32.B1" office:value-type="string">
            <text:p text:style-name="P900"><text:span text:style-name="T188">Teacher’</text:span><text:span text:style-name="T189">s</text:span><text:span text:style-name="T126"> </text:span><text:span text:style-name="T188">solution</text:span><text:span text:style-name="T126">:</text:span></text:p>
            <text:p text:style-name="P690"><text:span text:style-name="T288">MENU </text:span><text:span text:style-name="T305">=</text:span><text:span text:style-name="T288"> {</text:span></text:p>
            <text:p text:style-name="P690"><text:span text:style-name="T288"><text:s text:c="4"/></text:span><text:span text:style-name="T329">"espresso"</text:span><text:span text:style-name="T288">: {</text:span></text:p>
            <text:p text:style-name="P690"><text:span text:style-name="T288"><text:s text:c="8"/></text:span><text:span text:style-name="T329">"ingredients"</text:span><text:span text:style-name="T288">: {</text:span></text:p>
            <text:p text:style-name="P690"><text:span text:style-name="T288"><text:s text:c="12"/></text:span><text:span text:style-name="T329">"water"</text:span><text:span text:style-name="T288">: </text:span><text:span text:style-name="T305">50</text:span><text:span text:style-name="T288">,</text:span></text:p>
            <text:p text:style-name="P690"><text:span text:style-name="T288"><text:s text:c="12"/></text:span><text:span text:style-name="T329">"coffee"</text:span><text:span text:style-name="T288">: </text:span><text:span text:style-name="T305">18</text:span><text:span text:style-name="T288">,</text:span></text:p>
            <text:p text:style-name="P690"><text:span text:style-name="T288"><text:s text:c="8"/>},</text:span><text:span text:style-name="T288"/></text:p>
            <text:p text:style-name="P690"><text:span text:style-name="T288"><text:s text:c="8"/></text:span><text:span text:style-name="T329">"cost"</text:span><text:span text:style-name="T288">: </text:span><text:span text:style-name="T305">1.5</text:span><text:span text:style-name="T288">,</text:span></text:p>
            <text:p text:style-name="P690"><text:span text:style-name="T288"><text:s text:c="4"/>},</text:span><text:span text:style-name="T288"/></text:p>
            <text:p text:style-name="P690"><text:span text:style-name="T288"><text:s text:c="4"/></text:span><text:span text:style-name="T329">"latte"</text:span><text:span text:style-name="T288">: {</text:span></text:p>
            <text:p text:style-name="P690"><text:span text:style-name="T288"><text:s text:c="8"/></text:span><text:span text:style-name="T329">"ingredients"</text:span><text:span text:style-name="T288">: {</text:span></text:p>
            <text:p text:style-name="P690"><text:span text:style-name="T288"><text:s text:c="12"/></text:span><text:span text:style-name="T329">"water"</text:span><text:span text:style-name="T288">: </text:span><text:span text:style-name="T305">200</text:span><text:span text:style-name="T288">,</text:span></text:p>
            <text:p text:style-name="P690"><text:span text:style-name="T288"><text:s text:c="12"/></text:span><text:span text:style-name="T329">"milk"</text:span><text:span text:style-name="T288">: </text:span><text:span text:style-name="T305">150</text:span><text:span text:style-name="T288">,</text:span></text:p>
            <text:p text:style-name="P690"><text:span text:style-name="T288"><text:s text:c="12"/></text:span><text:span text:style-name="T329">"coffee"</text:span><text:span text:style-name="T288">: </text:span><text:span text:style-name="T305">24</text:span><text:span text:style-name="T288">,</text:span></text:p>
            <text:p text:style-name="P690"><text:span text:style-name="T288"><text:s text:c="8"/>},</text:span><text:span text:style-name="T288"/></text:p>
            <text:p text:style-name="P690"><text:span text:style-name="T288"><text:s text:c="8"/></text:span><text:span text:style-name="T329">"cost"</text:span><text:span text:style-name="T288">: </text:span><text:span text:style-name="T305">2.5</text:span><text:span text:style-name="T288">,</text:span></text:p>
            <text:p text:style-name="P690"><text:span text:style-name="T288"><text:s text:c="4"/>},</text:span><text:span text:style-name="T288"/></text:p>
            <text:p text:style-name="P690"><text:span text:style-name="T288"><text:s text:c="4"/></text:span><text:span text:style-name="T329">"cappuccino"</text:span><text:span text:style-name="T288">: {</text:span></text:p>
            <text:p text:style-name="P690"><text:span text:style-name="T288"><text:s text:c="8"/></text:span><text:span text:style-name="T329">"ingredients"</text:span><text:span text:style-name="T288">: {</text:span></text:p>
            <text:p text:style-name="P690"><text:span text:style-name="T288"><text:s text:c="12"/></text:span><text:span text:style-name="T329">"water"</text:span><text:span text:style-name="T288">: </text:span><text:span text:style-name="T305">250</text:span><text:span text:style-name="T288">,</text:span></text:p>
            <text:p text:style-name="P690"><text:span text:style-name="T288"><text:s text:c="12"/></text:span><text:span text:style-name="T329">"milk"</text:span><text:span text:style-name="T288">: </text:span><text:span text:style-name="T305">100</text:span><text:span text:style-name="T288">,</text:span></text:p>
            <text:p text:style-name="P690"><text:span text:style-name="T288"><text:s text:c="12"/></text:span><text:span text:style-name="T329">"coffee"</text:span><text:span text:style-name="T288">: </text:span><text:span text:style-name="T305">24</text:span><text:span text:style-name="T288">,</text:span></text:p>
            <text:p text:style-name="P690"><text:span text:style-name="T288"><text:s text:c="8"/>},</text:span><text:span text:style-name="T288"/></text:p>
            <text:p text:style-name="P690"><text:span text:style-name="T288"><text:s text:c="8"/></text:span><text:span text:style-name="T329">"cost"</text:span><text:span text:style-name="T288">: </text:span><text:span text:style-name="T305">3.0</text:span><text:span text:style-name="T288">,</text:span></text:p>
            <text:p text:style-name="P690"><text:span text:style-name="T288"><text:s text:c="4"/>}</text:span><text:span text:style-name="T288"/></text:p>
            <text:p text:style-name="P955">}<text:span text:style-name="T288"/></text:p>
            <text:p text:style-name="P955"/>
            <text:p text:style-name="P630"><text:span text:style-name="T288">profit </text:span><text:span text:style-name="T305">=</text:span><text:span text:style-name="T288"> </text:span><text:span text:style-name="T305">0</text:span></text:p>
            <text:p text:style-name="P690"><text:span text:style-name="T288">resources </text:span><text:span text:style-name="T305">=</text:span><text:span text:style-name="T288"> {</text:span></text:p>
            <text:p text:style-name="P690"><text:span text:style-name="T288"><text:s text:c="4"/></text:span><text:span text:style-name="T329">"water"</text:span><text:span text:style-name="T288">: </text:span><text:span text:style-name="T305">300</text:span><text:span text:style-name="T288">,</text:span></text:p>
            <text:p text:style-name="P690"><text:span text:style-name="T288"><text:s text:c="4"/></text:span><text:span text:style-name="T329">"milk"</text:span><text:span text:style-name="T288">: </text:span><text:span text:style-name="T305">200</text:span><text:span text:style-name="T288">,</text:span></text:p>
            <text:p text:style-name="P690"><text:span text:style-name="T288"><text:s text:c="4"/></text:span><text:span text:style-name="T329">"coffee"</text:span><text:span text:style-name="T288">: </text:span><text:span text:style-name="T305">100</text:span><text:span text:style-name="T288">,</text:span></text:p>
            <text:p text:style-name="P955">}<text:span text:style-name="T288"/></text:p>
            <text:p text:style-name="P954"/>
            <text:p text:style-name="P954"/>
            <text:p text:style-name="P906"><text:span text:style-name="T273">def</text:span><text:span text:style-name="T288"> </text:span><text:span text:style-name="T320">is_resource_sufficient</text:span><text:span text:style-name="T288">(order_ingredients):</text:span></text:p>
            <text:p text:style-name="P906"><text:span text:style-name="T288"><text:s text:c="4"/></text:span><text:span text:style-name="T330">"""Returns True when order can be made, False if ingredients are insufficient."""</text:span></text:p>
            <text:p text:style-name="P906"><text:span text:style-name="T288"><text:s text:c="4"/></text:span><text:span text:style-name="T273">for</text:span><text:span text:style-name="T288"> item </text:span><text:span text:style-name="T280">in</text:span><text:span text:style-name="T288"> order_ingredients:</text:span></text:p>
            <text:p text:style-name="P906"><text:span text:style-name="T288"><text:s text:c="8"/></text:span><text:span text:style-name="T273">if</text:span><text:span text:style-name="T288"> order_ingredients[item] </text:span><text:span text:style-name="T305">&gt;</text:span><text:span text:style-name="T288"> resources[item]:</text:span></text:p>
            <text:p text:style-name="P906"><text:span text:style-name="T288"><text:s text:c="12"/></text:span><text:span text:style-name="T275">print</text:span><text:span text:style-name="T288">(</text:span><text:span text:style-name="T329">f"​Sorry there is not enough </text:span><text:span text:style-name="T350">{</text:span><text:span text:style-name="T288">item</text:span><text:span text:style-name="T350">}</text:span><text:span text:style-name="T329">."</text:span><text:span text:style-name="T288">)</text:span></text:p>
            <text:p text:style-name="P906"><text:span text:style-name="T288"><text:s text:c="12"/></text:span><text:span text:style-name="T273">return</text:span><text:span text:style-name="T288"> </text:span><text:span text:style-name="T273">False</text:span></text:p>
            <text:p text:style-name="P906"><text:span text:style-name="T288"><text:s text:c="4"/></text:span><text:span text:style-name="T273">return</text:span><text:span text:style-name="T288"> </text:span><text:span text:style-name="T273">True</text:span></text:p>
            <text:p text:style-name="P954"/>
            <text:p text:style-name="P954"/>
            <text:p text:style-name="P906"><text:span text:style-name="T273">def</text:span><text:span text:style-name="T288"> </text:span><text:span text:style-name="T320">process_coins</text:span><text:span text:style-name="T288">():</text:span></text:p>
            <text:p text:style-name="P906"><text:span text:style-name="T288"><text:s text:c="4"/></text:span><text:span text:style-name="T330">"""Returns the total calculated from coins inserted."""</text:span></text:p>
            <text:p text:style-name="P906"><text:span text:style-name="T288"><text:s text:c="4"/></text:span><text:span text:style-name="T275">print</text:span><text:span text:style-name="T288">(</text:span><text:span text:style-name="T329">"Please insert coins."</text:span><text:span text:style-name="T288">)</text:span></text:p>
            <text:p text:style-name="P906"><text:span text:style-name="T288"><text:s text:c="4"/>total </text:span><text:span text:style-name="T305">=</text:span><text:span text:style-name="T288"> </text:span><text:span text:style-name="T275">int</text:span><text:span text:style-name="T288">(</text:span><text:span text:style-name="T275">input</text:span><text:span text:style-name="T288">(</text:span><text:span text:style-name="T329">"how many quarters?: "</text:span><text:span text:style-name="T288">)) </text:span><text:span text:style-name="T305">*</text:span><text:span text:style-name="T288"> </text:span><text:span text:style-name="T305">0.25</text:span></text:p>
            <text:p text:style-name="P906"><text:span text:style-name="T288"><text:s text:c="4"/>total </text:span><text:span text:style-name="T305">+=</text:span><text:span text:style-name="T288"> </text:span><text:span text:style-name="T275">int</text:span><text:span text:style-name="T288">(</text:span><text:span text:style-name="T275">input</text:span><text:span text:style-name="T288">(</text:span><text:span text:style-name="T329">"how many dimes?: "</text:span><text:span text:style-name="T288">)) </text:span><text:span text:style-name="T305">*</text:span><text:span text:style-name="T288"> </text:span><text:span text:style-name="T305">0.1</text:span></text:p>
            <text:p text:style-name="P906"><text:span text:style-name="T288"><text:s text:c="4"/>total </text:span><text:span text:style-name="T305">+=</text:span><text:span text:style-name="T288"> </text:span><text:span text:style-name="T275">int</text:span><text:span text:style-name="T288">(</text:span><text:span text:style-name="T275">input</text:span><text:span text:style-name="T288">(</text:span><text:span text:style-name="T329">"how many nickles?: "</text:span><text:span text:style-name="T288">)) </text:span><text:span text:style-name="T305">*</text:span><text:span text:style-name="T288"> </text:span><text:span text:style-name="T305">0.05</text:span></text:p>
            <text:p text:style-name="P906"><text:span text:style-name="T288"><text:s text:c="4"/>total </text:span><text:span text:style-name="T305">+=</text:span><text:span text:style-name="T288"> </text:span><text:span text:style-name="T275">int</text:span><text:span text:style-name="T288">(</text:span><text:span text:style-name="T275">input</text:span><text:span text:style-name="T288">(</text:span><text:span text:style-name="T329">"how many pennies?: "</text:span><text:span text:style-name="T288">)) </text:span><text:span text:style-name="T305">*</text:span><text:span text:style-name="T288"> </text:span><text:span text:style-name="T305">0.01</text:span></text:p>
            <text:p text:style-name="P906"><text:span text:style-name="T288"><text:s text:c="4"/></text:span><text:span text:style-name="T273">return</text:span><text:span text:style-name="T288"> total</text:span></text:p>
            <text:p text:style-name="P954"/>
            <text:p text:style-name="P954"/>
            <text:p text:style-name="P906"><text:span text:style-name="T273">def</text:span><text:span text:style-name="T288"> </text:span><text:span text:style-name="T320">is_transaction_successful</text:span><text:span text:style-name="T288">(money_received, drink_cost):</text:span></text:p>
            <text:p text:style-name="P906"><text:span text:style-name="T288"><text:s text:c="4"/></text:span><text:span text:style-name="T330">"""Return True when the payment is accepted, or False if money is insufficient."""</text:span></text:p>
            <text:p text:style-name="P906"><text:span text:style-name="T288"><text:s text:c="4"/></text:span><text:span text:style-name="T273">if</text:span><text:span text:style-name="T288"> money_received </text:span><text:span text:style-name="T305">&gt;=</text:span><text:span text:style-name="T288"> drink_cost:</text:span></text:p>
            <text:p text:style-name="P906"><text:span text:style-name="T288"><text:s text:c="8"/>change </text:span><text:span text:style-name="T305">=</text:span><text:span text:style-name="T288"> </text:span><text:span text:style-name="T275">round</text:span><text:span text:style-name="T288">(money_received </text:span><text:span text:style-name="T305">-</text:span><text:span text:style-name="T288"> drink_cost, </text:span><text:span text:style-name="T305">2</text:span><text:span text:style-name="T288">)</text:span></text:p>
            <text:p text:style-name="P906"><text:span text:style-name="T288"><text:s text:c="8"/></text:span><text:span text:style-name="T275">print</text:span><text:span text:style-name="T288">(</text:span><text:span text:style-name="T329">f"Here is $</text:span><text:span text:style-name="T350">{</text:span><text:span text:style-name="T288">change</text:span><text:span text:style-name="T350">}</text:span><text:span text:style-name="T329"> in change."</text:span><text:span text:style-name="T288">)</text:span></text:p>
            <text:p text:style-name="P906"><text:span text:style-name="T288"><text:s text:c="8"/></text:span><text:span text:style-name="T273">global</text:span><text:span text:style-name="T288"> profit</text:span></text:p>
            <text:p text:style-name="P906"><text:span text:style-name="T288"><text:s text:c="8"/>profit </text:span><text:span text:style-name="T305">+=</text:span><text:span text:style-name="T288"> drink_cost</text:span></text:p>
            <text:p text:style-name="P906"><text:span text:style-name="T288"><text:s text:c="8"/></text:span><text:span text:style-name="T273">return</text:span><text:span text:style-name="T288"> </text:span><text:span text:style-name="T273">True</text:span></text:p>
            <text:p text:style-name="P906"><text:span text:style-name="T288"><text:s text:c="4"/></text:span><text:span text:style-name="T273">else</text:span><text:span text:style-name="T288">:</text:span></text:p>
            <text:p text:style-name="P906"><text:span text:style-name="T288"><text:s text:c="8"/></text:span><text:span text:style-name="T275">print</text:span><text:span text:style-name="T288">(</text:span><text:span text:style-name="T329">"Sorry that's not enough money. Money refunded."</text:span><text:span text:style-name="T288">)</text:span></text:p>
            <text:p text:style-name="P906"><text:span text:style-name="T288"><text:s text:c="8"/></text:span><text:span text:style-name="T273">return</text:span><text:span text:style-name="T288"> </text:span><text:span text:style-name="T273">False</text:span></text:p>
            <text:p text:style-name="P954"/>
            <text:p text:style-name="P954"/>
            <text:p text:style-name="P906"><text:span text:style-name="T273">def</text:span><text:span text:style-name="T288"> </text:span><text:span text:style-name="T320">make_coffee</text:span><text:span text:style-name="T288">(drink_name, order_ingredients):</text:span></text:p>
            <text:p text:style-name="P906"><text:span text:style-name="T288"><text:s text:c="4"/></text:span><text:span text:style-name="T330">"""Deduct the required ingredients from the resources."""</text:span></text:p>
            <text:p text:style-name="P906"><text:span text:style-name="T288"><text:s text:c="4"/></text:span><text:span text:style-name="T273">for</text:span><text:span text:style-name="T288"> item </text:span><text:span text:style-name="T280">in</text:span><text:span text:style-name="T288"> order_ingredients:</text:span></text:p>
            <text:p text:style-name="P906"><text:span text:style-name="T288"><text:s text:c="8"/>resources[item] </text:span><text:span text:style-name="T305">-=</text:span><text:span text:style-name="T288"> order_ingredients[item]</text:span></text:p>
            <text:p text:style-name="P906"><text:span text:style-name="T288"><text:s text:c="4"/></text:span><text:span text:style-name="T275">print</text:span><text:span text:style-name="T288">(</text:span><text:span text:style-name="T329">f"Here is your </text:span><text:span text:style-name="T350">{</text:span><text:span text:style-name="T288">drink_name</text:span><text:span text:style-name="T350">}</text:span><text:span text:style-name="T329"> ☕️. Enjoy!"</text:span><text:span text:style-name="T288">)</text:span></text:p>
            <text:p text:style-name="P954"/>
            <text:p text:style-name="P954"/>
            <text:p text:style-name="P954"/>
            <text:p text:style-name="P954"/>
            <text:p text:style-name="P906"><text:soft-page-break/><text:span text:style-name="T288">is_on </text:span><text:span text:style-name="T305">=</text:span><text:span text:style-name="T288"> </text:span><text:span text:style-name="T273">True</text:span></text:p>
            <text:p text:style-name="P954"/>
            <text:p text:style-name="P906"><text:span text:style-name="T273">while</text:span><text:span text:style-name="T288"> is_on:</text:span></text:p>
            <text:p text:style-name="P906"><text:span text:style-name="T288"><text:s text:c="4"/>choice </text:span><text:span text:style-name="T305">=</text:span><text:span text:style-name="T288"> </text:span><text:span text:style-name="T275">input</text:span><text:span text:style-name="T288">(</text:span><text:span text:style-name="T329">"​What would you like? (espresso/latte/cappuccino): "</text:span><text:span text:style-name="T288">)</text:span></text:p>
            <text:p text:style-name="P906"><text:span text:style-name="T288"><text:s text:c="4"/></text:span><text:span text:style-name="T273">if</text:span><text:span text:style-name="T288"> choice </text:span><text:span text:style-name="T305">==</text:span><text:span text:style-name="T288"> </text:span><text:span text:style-name="T329">"off"</text:span><text:span text:style-name="T288">:</text:span></text:p>
            <text:p text:style-name="P906"><text:span text:style-name="T288"><text:s text:c="8"/>is_on </text:span><text:span text:style-name="T305">=</text:span><text:span text:style-name="T288"> </text:span><text:span text:style-name="T273">False</text:span></text:p>
            <text:p text:style-name="P906"><text:span text:style-name="T288"><text:s text:c="4"/></text:span><text:span text:style-name="T273">elif</text:span><text:span text:style-name="T288"> choice </text:span><text:span text:style-name="T305">==</text:span><text:span text:style-name="T288"> </text:span><text:span text:style-name="T329">"report"</text:span><text:span text:style-name="T288">:</text:span></text:p>
            <text:p text:style-name="P906"><text:span text:style-name="T288"><text:s text:c="8"/></text:span><text:span text:style-name="T275">print</text:span><text:span text:style-name="T288">(</text:span><text:span text:style-name="T329">f"Water: </text:span><text:span text:style-name="T350">{</text:span><text:span text:style-name="T288">resources[</text:span><text:span text:style-name="T329">'water'</text:span><text:span text:style-name="T288">]</text:span><text:span text:style-name="T350">}</text:span><text:span text:style-name="T329">ml"</text:span><text:span text:style-name="T288">)</text:span></text:p>
            <text:p text:style-name="P906"><text:span text:style-name="T288"><text:s text:c="8"/></text:span><text:span text:style-name="T275">print</text:span><text:span text:style-name="T288">(</text:span><text:span text:style-name="T329">f"Milk: </text:span><text:span text:style-name="T350">{</text:span><text:span text:style-name="T288">resources[</text:span><text:span text:style-name="T329">'milk'</text:span><text:span text:style-name="T288">]</text:span><text:span text:style-name="T350">}</text:span><text:span text:style-name="T329">ml"</text:span><text:span text:style-name="T288">)</text:span></text:p>
            <text:p text:style-name="P906"><text:span text:style-name="T288"><text:s text:c="8"/></text:span><text:span text:style-name="T275">print</text:span><text:span text:style-name="T288">(</text:span><text:span text:style-name="T329">f"Coffee: </text:span><text:span text:style-name="T350">{</text:span><text:span text:style-name="T288">resources[</text:span><text:span text:style-name="T329">'coffee'</text:span><text:span text:style-name="T288">]</text:span><text:span text:style-name="T350">}</text:span><text:span text:style-name="T329">g"</text:span><text:span text:style-name="T288">)</text:span></text:p>
            <text:p text:style-name="P906"><text:span text:style-name="T288"><text:s text:c="8"/></text:span><text:span text:style-name="T275">print</text:span><text:span text:style-name="T288">(</text:span><text:span text:style-name="T329">f"Money: $</text:span><text:span text:style-name="T350">{</text:span><text:span text:style-name="T288">profit</text:span><text:span text:style-name="T350">}</text:span><text:span text:style-name="T329">"</text:span><text:span text:style-name="T288">)</text:span></text:p>
            <text:p text:style-name="P906"><text:span text:style-name="T288"><text:s text:c="4"/></text:span><text:span text:style-name="T273">else</text:span><text:span text:style-name="T288">:</text:span></text:p>
            <text:p text:style-name="P906"><text:span text:style-name="T288"><text:s text:c="8"/>drink </text:span><text:span text:style-name="T305">=</text:span><text:span text:style-name="T288"> MENU[choice]</text:span></text:p>
            <text:p text:style-name="P906"><text:span text:style-name="T288"><text:s text:c="8"/></text:span><text:span text:style-name="T273">if</text:span><text:span text:style-name="T288"> is_resource_sufficient(drink[</text:span><text:span text:style-name="T329">"ingredients"</text:span><text:span text:style-name="T288">]):</text:span></text:p>
            <text:p text:style-name="P906"><text:span text:style-name="T288"><text:s text:c="12"/>payment </text:span><text:span text:style-name="T305">=</text:span><text:span text:style-name="T288"> process_coins()</text:span></text:p>
            <text:p text:style-name="P906"><text:span text:style-name="T288"><text:s text:c="12"/></text:span><text:span text:style-name="T273">if</text:span><text:span text:style-name="T288"> is_transaction_successful(payment, drink[</text:span><text:span text:style-name="T329">"cost"</text:span><text:span text:style-name="T288">]):</text:span></text:p>
            <text:p text:style-name="P906"><text:span text:style-name="T288"><text:s text:c="16"/>make_coffee(choice, drink[</text:span><text:span text:style-name="T329">"ingredients"</text:span><text:span text:style-name="T288">])</text:span></text:p>
            <text:p text:style-name="P906"/>
            <text:p text:style-name="P906"/>
            <text:p text:style-name="P906"/>
          </table:table-cell>
        </table:table-row>
      </table:table>
      <text:p text:style-name="P1022"/>
      <text:p text:style-name="P1022"/>
      <text:p text:style-name="P1022"/>
      <text:p text:style-name="P1022"/>
      <text:p text:style-name="P1022"/>
      <text:p text:style-name="P1022"/>
      <text:p text:style-name="P1022"/>
      <text:p text:style-name="P309"><text:soft-page-break/></text:p>
      <text:p text:style-name="P309"/>
      <text:p text:style-name="P164"/>
      <text:p text:style-name="P788"><text:span text:style-name="T108">D</text:span><text:span text:style-name="T103">ay </text:span><text:span text:style-name="T110">1</text:span><text:span text:style-name="T116">6: Object Oriented Programming (OOP):</text:span></text:p>
      <text:p text:style-name="P788"/>
      <text:p text:style-name="P1025"><text:span text:style-name="T15">Procedural Programming:</text:span> <text:s/></text:p>
      <text:p text:style-name="P1063">Is the <text:span text:style-name="T391">paradigm we used</text:span> until now, all the code in the same page, calling functions up and down, quite messy when the code grows, making complicated to track and understand what the code is doing.</text:p>
      <text:p text:style-name="P1024"/>
      <text:p text:style-name="P1024"><text:span text:style-name="T385">We set up procedures or functions that do particular things, then one procedure leads to another procedure. </text:span><text:span text:style-name="T386">Is the earliest paradigm in programming. Fortran of Cobol relies in Procedural Programming.</text:span></text:p>
      <text:p text:style-name="P1023"/>
      <text:p text:style-name="P1026"><text:span text:style-name="T15">OOP: </text:span><text:span text:style-name="T387">We try to model real-life objects. </text:span><text:span text:style-name="T388">And those objects have things like Attributes and Methods that actually do things.</text:span></text:p>
      <text:p text:style-name="P1023"/>
      <text:p text:style-name="P1026"><text:span text:style-name="T15">Attribute</text:span>: Is a fancy way to call a variable. Is actually a variable attached to a particular object.</text:p>
      <text:p text:style-name="P1023"/>
      <text:p text:style-name="P1027"><text:span text:style-name="T15">Method:</text:span> A function that a particular module object can do.</text:p>
      <text:p text:style-name="P1022"/>
      <text:p text:style-name="P1066"><text:span text:style-name="T15">Class:</text:span> <text:span text:style-name="T390">Is a blue print (template). With it you can create as many objects you want.</text:span></text:p>
      <text:p text:style-name="P1065">The objects is what we will use in our code.</text:p>
      <text:p text:style-name="P1022"/>
      <text:p text:style-name="P1064"><text:span text:style-name="T15">Object: </text:span><text:span text:style-name="T87">Individual objects that are generated from a Class (blueprint).</text:span></text:p>
      <text:p text:style-name="P1064">Combining some peace of data (attributes → variables) and some functionality (methods → functions) <text:span text:style-name="T389">all together in the same thing.</text:span></text:p>
      <text:p text:style-name="P1064"/>
      <text:p text:style-name="P1067">Example:</text:p>
      <text:p text:style-name="P1028">We have a Class called Waiter.</text:p>
      <text:p text:style-name="P1028">We have a waiter called John. John is an Object</text:p>
      <text:p text:style-name="P1028"/>
      <text:p text:style-name="P1028">We can have as many objects as we want of the Class waiter.</text:p>
      <text:p text:style-name="P1028"/>
      <text:p text:style-name="P1029"><text:span text:style-name="T123">Another example with car:</text:span><text:span text:style-name="T135"> <text:s/>How to write a class</text:span><text:span text:style-name="T123">:</text:span> <text:span text:style-name="T393">It is written i</text:span>n Pascal <text:span text:style-name="T392">C</text:span>ase.</text:p>
      <text:p text:style-name="P1029">car = CarBlueprint() <text:s text:c="5"/>→ CarBlueprint() is the Class.</text:p>
      <text:p text:style-name="P1022"/>
      <text:p text:style-name="P1072">Car is the object that has been created by the CarBluePrint()</text:p>
      <text:p text:style-name="P1022"/>
      <text:p text:style-name="P1055"><text:span text:style-name="T400">How to create an object:</text:span><text:span text:style-name="T39"> <text:tab/></text:span><text:span text:style-name="T88">car = CarBlueprint() </text:span></text:p>
      <text:p text:style-name="P1022"/>
      <text:p text:style-name="P1056">Import module and use it’s class:</text:p>
      <text:p text:style-name="P1073">We will use the turtle module, used for teaching begi<text:span text:style-name="T394">n</text:span>ners.</text:p>
      <text:p text:style-name="P1073"/>
      <text:p text:style-name="P1068">Example 1:</text:p>
      <text:p text:style-name="P1073"><text:tab/>import turtle <text:s/></text:p>
      <text:p text:style-name="P1073"/>
      <text:p text:style-name="P1073"><text:tab/>timmy = turtle.Turtle() <text:s/>→ <text:span text:style-name="T395">we create the object timmy by using the module turtle and the class Turtle()</text:span></text:p>
      <text:p text:style-name="P1022"/>
      <text:p text:style-name="P1022"/>
      <text:p text:style-name="P1074"><text:soft-page-break/><text:span text:style-name="T123">Example 2:</text:span><text:span text:style-name="T396"> More simplified.</text:span></text:p>
      <text:p text:style-name="P1075"><text:tab/>from turtle import Turtle</text:p>
      <text:p text:style-name="P1075"/>
      <text:p text:style-name="P1075"><text:tab/>t<text:span text:style-name="T397">i</text:span>mmy Turtle()</text:p>
      <text:p text:style-name="P1022"/>
      <text:p text:style-name="P1075">This says: From the turtle module, import the Turtle class.</text:p>
      <text:p text:style-name="P1022"/>
      <text:p text:style-name="P1057">Run this program:</text:p>
      <text:p text:style-name="P1076"><text:span text:style-name="T396">If you run: </text:span></text:p>
      <text:p text:style-name="P1076"/>
      <text:p text:style-name="P1075">from turtle import Turtle</text:p>
      <text:p text:style-name="P1075">t<text:span text:style-name="T397">i</text:span>mmy <text:span text:style-name="T398">= </text:span>Turtle()</text:p>
      <text:p text:style-name="P1022"/>
      <text:p text:style-name="P1022">print(timmy)</text:p>
      <text:p text:style-name="P1022"/>
      <text:p text:style-name="P1069">You will get:</text:p>
      <text:p text:style-name="P1022"/>
      <text:p text:style-name="P1022">&lt;turtle.Turtle object at 0x104add2d0&gt;</text:p>
      <text:p text:style-name="P1022"/>
      <text:p text:style-name="P1077">Turtle object and the turtle module and saved in 0x104add2d0 which is the location in the <text:span text:style-name="T399">computer’s</text:span> memory.</text:p>
      <text:p text:style-name="P1022"/>
      <text:p text:style-name="P1079"><text:span text:style-name="T38">What can we do with the object:</text:span><text:span text:style-name="T401"> Following the car example.</text:span></text:p>
      <text:p text:style-name="P1078">Car is the object.</text:p>
      <text:p text:style-name="P1078">The attributes are speed = 0 and fuel = 32</text:p>
      <text:p text:style-name="P1078"/>
      <text:p text:style-name="P1080"><text:span text:style-name="T129">To access the </text:span><text:span text:style-name="T127">att</text:span><text:span text:style-name="T128">r</text:span><text:span text:style-name="T127">ibutes</text:span><text:span text:style-name="T129">:</text:span> <text:span text:style-name="T402">car.speed</text:span></text:p>
      <text:p text:style-name="P1080"/>
      <text:p text:style-name="P1081">from turtle import Turtle, <text:span text:style-name="T15">Screen</text:span></text:p>
      <text:p text:style-name="P1081"/>
      <text:p text:style-name="P1081">timmy = Turtle()</text:p>
      <text:p text:style-name="P1081">print(timmy)</text:p>
      <text:p text:style-name="P1081"/>
      <text:p text:style-name="P1081">my_screen = Screen()</text:p>
      <text:p text:style-name="P1081">print(my_screen.canvheight)</text:p>
      <text:p text:style-name="P1022"/>
      <text:p text:style-name="P1085">my_screen → is the objec<text:span text:style-name="T405">t</text:span></text:p>
      <text:p text:style-name="P1085">canvheight → is the attribute associated with Screen</text:p>
      <text:p text:style-name="P1022"/>
      <text:p text:style-name="P1088"><text:span text:style-name="T29">Object Methods:</text:span><text:span text:style-name="T403"> car.stop()</text:span></text:p>
      <text:p text:style-name="P1087">car → object</text:p>
      <text:p text:style-name="P1087">stop() → function associated with that object, <text:span text:style-name="T404">which is known as a method.</text:span></text:p>
      <text:p text:style-name="P1091"/>
      <text:p text:style-name="P1091"><text:span text:style-name="T400">Clarification note</text:span> → We use the <text:span text:style-name="T15">Turtle</text:span> method that draws a turtle in your screen and you can make it move and do different things.</text:p>
      <text:p text:style-name="P1091"/>
      <text:p text:style-name="P1091">To do so you will need to use the method <text:span text:style-name="T15">Screen</text:span><text:span text:style-name="T39"> which is where the turtle will do his stuff. </text:span></text:p>
      <text:p text:style-name="P1091"><text:span text:style-name="T39"/></text:p>
      <text:p text:style-name="P1090"><text:span text:style-name="T39">The screen represents the window in which the turtle is going to show up.</text:span></text:p>
      <text:p text:style-name="P1086"/>
      <text:p text:style-name="P1092"/>
      <text:p text:style-name="P1092">Code:</text:p>
      <text:p text:style-name="P1092"/>
      <text:p text:style-name="P1084">from turtle import Turtle, <text:span text:style-name="T15">Screen</text:span></text:p>
      <text:p text:style-name="P1084"><text:soft-page-break/></text:p>
      <text:p text:style-name="P1084">timmy = Turtle()</text:p>
      <text:p text:style-name="P1084">print(timmy)</text:p>
      <text:p text:style-name="P1084">timmy.shape("turtle") <text:s/>→ <text:span text:style-name="T408">changes the object in the center of the canvas for a turtle shape.</text:span></text:p>
      <text:p text:style-name="P1084">timmy.color('red') <text:s/>→ <text:span text:style-name="T409">change the color of the turtle to red</text:span></text:p>
      <text:p text:style-name="P1084">timmy.forward(100) <text:s/>→ <text:span text:style-name="T409">move the turtle 100 paces forward.</text:span></text:p>
      <text:p text:style-name="P1084"/>
      <text:p text:style-name="P1082"><text:span text:style-name="T15">my_screen</text:span> = Screen()</text:p>
      <text:p text:style-name="P1082">print(my_screen.canvheight) → <text:span text:style-name="T406">the height the window will have, 300</text:span><text:span text:style-name="T407">x300</text:span><text:span text:style-name="T406"> seems to be the default size.</text:span></text:p>
      <text:p text:style-name="P1082">my_screen.exitonclick() <text:s/>→ <text:span text:style-name="T406">will keep showing the screen until you click on it. Without this the window would appear <text:tab/><text:tab/><text:tab/> <text:s text:c="2"/>one second and will disappear.</text:span></text:p>
      <text:p text:style-name="P1089"/>
      <text:p text:style-name="P1058">What we learnt:</text:p>
      <text:p text:style-name="P1093">How to create an object from a blueprint: → timmy = Turtle()</text:p>
      <text:p text:style-name="P1093">How to tap in into it’s attributes: <text:s text:c="4"/>my_screen.canvheight</text:p>
      <text:p text:style-name="P1093">How to call methods associated with the object: <text:s text:c="2"/>timmy.color(‘red’)</text:p>
      <text:p text:style-name="P1083"/>
      <text:p text:style-name="P1094"><text:span text:style-name="T190">Python Packages:</text:span><text:span text:style-name="T410"> To use code that other developers have written the </text:span><text:span text:style-name="T411">most common</text:span><text:span text:style-name="T410"> way is to use packages of code.</text:span></text:p>
      <text:p text:style-name="P1094"/>
      <text:p text:style-name="P1059">Differences between Package and Module:</text:p>
      <text:p text:style-name="P1095">A Packages is a whole lot of code, have much more code than a Module.</text:p>
      <text:p text:style-name="P1095"/>
      <text:p text:style-name="P1096"><text:span text:style-name="T30">Where to get the Packages:</text:span> <text:span text:style-name="T412">From here </text:span><text:a xlink:type="simple" xlink:href="https://pypi.org/" text:style-name="Internet_20_link" text:visited-style-name="Visited_20_Internet_20_Link"><text:span text:style-name="T412">https://pypi.org/</text:span></text:a></text:p>
      <text:p text:style-name="P1096"/>
      <text:p text:style-name="P1097"><text:span text:style-name="T15">Install a package:</text:span> There are tens of thousands of packages so you will need to install the package you need.</text:p>
      <text:p text:style-name="P1097">Turtle is already installed by default but normally you will need to install the package that you need.</text:p>
      <text:p text:style-name="P1097"/>
      <text:p text:style-name="P1098"><text:span text:style-name="T123">Install PrettyTable:</text:span> Which is a package to create tables easily.</text:p>
      <text:p text:style-name="P1098"/>
      <text:p text:style-name="P1098">In PyCharm – Settings – click into your project name (day-16-start in my case) – <text:span text:style-name="T413">Python Interpreter – hit +button – introduce the name of the package (PrettyTable in this example) – </text:span><text:span text:style-name="T414">select it from the list and hit Install Package</text:span></text:p>
      <text:p text:style-name="P1099"/>
      <text:p text:style-name="P1099"><text:span text:style-name="T123">To remove it:</text:span> in Python Interpreter, hit – button to uninstall the selected package.</text:p>
      <text:p text:style-name="P1099"/>
      <text:p text:style-name="P1100"><text:span text:style-name="T15">To see it’s source code:</text:span><text:span text:style-name="T415"> </text:span>Import the package, import prettytable</text:p>
      <text:p text:style-name="P1100">Right click – Go to – Implementations</text:p>
      <text:p text:style-name="P1100"/>
      <text:p text:style-name="P1101">But you can go to the documentation page in pypi.org and get what you need there.</text:p>
      <text:p text:style-name="P1098"/>
      <text:p text:style-name="P1060">Practice Modifying object Attributes and calling Methods:</text:p>
      <text:p text:style-name="P1022"/>
      <text:p text:style-name="P1081">from prettytable import PrettyTable</text:p>
      <text:p text:style-name="P1081"/>
      <text:p text:style-name="P1081">table = PrettyTable() <text:s/><text:tab/><text:tab/>→ <text:span text:style-name="T416">Create the Object</text:span></text:p>
      <text:p text:style-name="P1081">table.add_column('Porkemon Name',['Pistachu', 'SuPutamadre', 'Polla Enterprises' ]) <text:s/>→ <text:span text:style-name="T416">Create a column called: </text:span></text:p>
      <text:p text:style-name="P1081">table.add_column('Type',['Fuegorl', 'Water', 'Marica' ])<text:tab/><text:tab/><text:tab/><text:tab/><text:span text:style-name="T416">Pockemon name</text:span></text:p>
      <text:p text:style-name="P1081"/>
      <text:p text:style-name="P1081">table.align = 'l' <text:s/></text:p>
      <text:p text:style-name="P1081"/>
      <text:p text:style-name="P1081">print(table)</text:p>
      <text:p text:style-name="P1022"/>
      <text:p text:style-name="P1022"/>
      <text:p text:style-name="P1022"/>
      <text:p text:style-name="P1022"><text:soft-page-break/>+-------------------+---------+</text:p>
      <text:p text:style-name="P1022">| Porkemon Name <text:s text:c="4"/>| Type <text:s text:c="3"/>|</text:p>
      <text:p text:style-name="P1022">+-------------------+---------+</text:p>
      <text:p text:style-name="P1022">| Pistachu <text:s text:c="9"/>| Fuegorl |</text:p>
      <text:p text:style-name="P1022">| SuPutamadre <text:s text:c="6"/>| Water <text:s text:c="2"/>|</text:p>
      <text:p text:style-name="P1022">| Polla Enterprises | Marica <text:s/>|</text:p>
      <text:p text:style-name="P1022">+-------------------+---------+</text:p>
      <text:p text:style-name="P1022"/>
      <text:p text:style-name="P1022"/>
      <text:p text:style-name="P1061">Coffee Machine in OOP:</text:p>
      <text:p text:style-name="P1022"/>
      <text:p text:style-name="P1022"/>
      <text:p text:style-name="P1022"/>
      <text:p text:style-name="P1022"/>
      <text:p text:style-name="P1022"/>
      <text:p text:style-name="P1022"/>
      <text:p text:style-name="P1022"/>
      <text:p text:style-name="P1022"/>
      <text:p text:style-name="P1022"/>
      <text:p text:style-name="P1022"/>
      <text:p text:style-name="P1022"/>
      <text:p text:style-name="P1022"/>
      <text:p text:style-name="P1022"/>
      <text:p text:style-name="P1022"/>
      <text:p text:style-name="P1022"/>
      <text:p text:style-name="P1022"/>
      <text:p text:style-name="P1022"/>
      <text:p text:style-name="P1022"/>
      <text:p text:style-name="P1022"/>
      <text:p text:style-name="P102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DejaVu Sans Mono" svg:font-family="'DejaVu Sans Mono'" style:font-family-generic="modern" style:font-pitch="fixed"/>
    <style:font-face style:name="JetBrains Mono" svg:font-family="'JetBrains Mono',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FMono-Regular" svg:font-family="SFMono-Regular, Menlo, Monaco, Consolas, 'liberation mono', 'courier new', monospace"/>
    <style:font-face style:name="Songti SC" svg:font-family="'Songti SC'" style:font-family-generic="system" style:font-pitch="variable"/>
    <style:font-face style:name="Source Sans 3" svg:font-family="'Source Sans 3', Helvetica,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Songti SC" style:font-family-asian="'Songti SC'"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1-12T01:41:50.036829565</meta:creation-date>
    <meta:generator>LibreOffice/7.5.1.2$MacOSX_X86_64 LibreOffice_project/fcbaee479e84c6cd81291587d2ee68cba099e129</meta:generator>
    <dc:date>2023-05-10T14:17:44.880489996</dc:date>
    <meta:editing-duration>P16DT2H52M35S</meta:editing-duration>
    <meta:editing-cycles>659</meta:editing-cycles>
    <dc:creator>sdfgsdfg sdfgsdfgsd</dc:creator>
    <meta:document-statistic meta:table-count="32" meta:image-count="14" meta:object-count="0" meta:page-count="69" meta:paragraph-count="2886" meta:word-count="16429" meta:character-count="103702" meta:non-whitespace-character-count="84907"/>
  </office:meta>
</office:document-meta>
</file>